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6.93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37.92mm"/>
    </style:style>
    <style:style style:name="co4" style:family="table-column">
      <style:table-column-properties fo:break-before="auto" style:column-width="56.73mm"/>
    </style:style>
    <style:style style:name="co5" style:family="table-column">
      <style:table-column-properties fo:break-before="auto" style:column-width="60.25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38.47mm"/>
    </style:style>
    <style:style style:name="co8" style:family="table-column">
      <style:table-column-properties fo:break-before="auto" style:column-width="28.9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>
      <number:day/>
      <number:text>.</number:text>
      <number:month/>
      <number:text>.</number:text>
      <number:year/>
    </number:date-style>
    <number:date-style style:name="N50" number:automatic-order="true" number:format-source="language">
      <number:hours number:style="long"/>
      <number:text>:</number:text>
      <number:minutes number:style="long"/>
      <number:text> </number:text>
      <number:day/>
      <number:text>.</number:text>
      <number:month/>
      <number:text>.</number:text>
      <number:year/>
    </number:date-style>
    <style:style style:name="ce6" style:family="table-cell" style:parent-style-name="Default"/>
    <style:style style:name="ce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0"/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5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Leh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table:style-name="ce7" office:value-type="string" calcext:value-type="string">
            <text:p>TAOTLUSVOOR</text:p>
          </table:table-cell>
          <table:table-cell table:style-name="ce7" office:value-type="string" calcext:value-type="string">
            <text:p>ASUTUS</text:p>
          </table:table-cell>
          <table:table-cell table:style-name="ce7" office:value-type="string" calcext:value-type="string">
            <text:p>TAOTLUSE NUMBER</text:p>
          </table:table-cell>
          <table:table-cell table:style-name="ce7" office:value-type="string" calcext:value-type="string">
            <text:p>TAOTLEJA</text:p>
          </table:table-cell>
          <table:table-cell table:style-name="ce7" office:value-type="string" calcext:value-type="string">
            <text:p>PROJEKTI NIMETUS</text:p>
          </table:table-cell>
          <table:table-cell table:style-name="ce7" office:value-type="string" calcext:value-type="string">
            <text:p>TAOTLUSE ESITAMISE KUUPÄEV</text:p>
          </table:table-cell>
          <table:table-cell table:style-name="ce9" office:value-type="string" calcext:value-type="string">
            <text:p>TAOTLETUD SUMMA</text:p>
          </table:table-cell>
          <table:table-cell table:style-name="ce9" office:value-type="string" calcext:value-type="string">
            <text:p>ERALDATUD SUMMA</text:p>
          </table:table-cell>
          <table:table-cell table:style-name="ce7" office:value-type="string" calcext:value-type="string">
            <text:p>STAATUS</text:p>
          </table:table-cell>
          <table:table-cell table:style-name="ce7" office:value-type="string" calcext:value-type="string">
            <text:p>ARUANDE ESITAMISE TÄHTAEG</text:p>
          </table:table-cell>
          <table:table-cell table:style-name="ce7" office:value-type="string" calcext:value-type="string">
            <text:p>ARUANDE ESITAMISE KUUPÄEV</text:p>
          </table:table-cell>
          <table:table-cell office:value-type="string" calcext:value-type="string">
            <text:p>Registrikood</text:p>
          </table:table-cell>
        </table:table-row>
        <table:table-row table:style-name="ro1">
          <table:table-cell office:value-type="string" calcext:value-type="string">
            <text:p>Kriisiabi erakorraline toetus filmitootjatele ja –levitajatele ning muudele filmivaldkonna 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322</text:p>
          </table:table-cell>
          <table:table-cell office:value-type="string" calcext:value-type="string">
            <text:p>Osaühing Einmann Video</text:p>
          </table:table-cell>
          <table:table-cell/>
          <table:table-cell table:style-name="ce2" office:value-type="date" office:date-value="2020-05-18T23:42:03" calcext:value-type="date">
            <text:p>23:42 18.05.20</text:p>
          </table:table-cell>
          <table:table-cell office:value-type="float" office:value="4300" calcext:value-type="float">
            <text:p>4 300,00</text:p>
          </table:table-cell>
          <table:table-cell office:value-type="float" office:value="2560" calcext:value-type="float">
            <text:p>2 5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846519" calcext:value-type="float">
            <text:p>10846519</text:p>
          </table:table-cell>
        </table:table-row>
        <table:table-row table:style-name="ro1">
          <table:table-cell office:value-type="string" calcext:value-type="string">
            <text:p>Kriisiabi erakorraline toetus filmitootjatele ja –levitajatele ning muudele filmivaldkonna 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303</text:p>
          </table:table-cell>
          <table:table-cell office:value-type="string" calcext:value-type="string">
            <text:p>Tallifornia Eriotstarbeline Kratt OÜ</text:p>
          </table:table-cell>
          <table:table-cell/>
          <table:table-cell table:style-name="ce2" office:value-type="date" office:date-value="2020-05-18T22:52:00" calcext:value-type="date">
            <text:p>22:52 18.05.20</text:p>
          </table:table-cell>
          <table:table-cell office:value-type="float" office:value="30600" calcext:value-type="float">
            <text:p>30 600,00</text:p>
          </table:table-cell>
          <table:table-cell office:value-type="float" office:value="10238" calcext:value-type="float">
            <text:p>10 23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605570" calcext:value-type="float">
            <text:p>14605570</text:p>
          </table:table-cell>
        </table:table-row>
        <table:table-row table:style-name="ro1">
          <table:table-cell office:value-type="string" calcext:value-type="string">
            <text:p>Kriisiabi erakorraline toetus filmitootjatele ja –levitajatele ning muudele filmivaldkonna 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296</text:p>
          </table:table-cell>
          <table:table-cell office:value-type="string" calcext:value-type="string">
            <text:p>OÜ ÕM</text:p>
          </table:table-cell>
          <table:table-cell/>
          <table:table-cell table:style-name="ce2" office:value-type="date" office:date-value="2020-05-18T22:22:57.999999" calcext:value-type="date">
            <text:p>22:22 18.05.20</text:p>
          </table:table-cell>
          <table:table-cell office:value-type="float" office:value="1892" calcext:value-type="float">
            <text:p>1 892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181287" calcext:value-type="float">
            <text:p>14181287</text:p>
          </table:table-cell>
        </table:table-row>
        <table:table-row table:style-name="ro1">
          <table:table-cell office:value-type="string" calcext:value-type="string">
            <text:p>Kriisiabi erakorraline toetus filmitootjatele ja –levitajatele ning muudele filmivaldkonna 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293</text:p>
          </table:table-cell>
          <table:table-cell office:value-type="string" calcext:value-type="string">
            <text:p>Osaühing Amrion</text:p>
          </table:table-cell>
          <table:table-cell/>
          <table:table-cell table:style-name="ce2" office:value-type="date" office:date-value="2020-05-18T22:01:25" calcext:value-type="date">
            <text:p>22:01 18.05.20</text:p>
          </table:table-cell>
          <table:table-cell office:value-type="float" office:value="208320" calcext:value-type="float">
            <text:p>208 320,00</text:p>
          </table:table-cell>
          <table:table-cell office:value-type="float" office:value="114165" calcext:value-type="float">
            <text:p>114 16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951328" calcext:value-type="float">
            <text:p>10951328</text:p>
          </table:table-cell>
        </table:table-row>
        <table:table-row table:style-name="ro1">
          <table:table-cell office:value-type="string" calcext:value-type="string">
            <text:p>Kriisiabi erakorraline toetus filmitootjatele ja –levitajatele ning muudele filmivaldkonna 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283</text:p>
          </table:table-cell>
          <table:table-cell office:value-type="string" calcext:value-type="string">
            <text:p>Mittetulundusühing Otaku</text:p>
          </table:table-cell>
          <table:table-cell/>
          <table:table-cell table:style-name="ce2" office:value-type="date" office:date-value="2020-05-18T21:23:32" calcext:value-type="date">
            <text:p>21:23 18.05.20</text:p>
          </table:table-cell>
          <table:table-cell office:value-type="float" office:value="10000" calcext:value-type="float">
            <text:p>10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60927" calcext:value-type="float">
            <text:p>80260927</text:p>
          </table:table-cell>
        </table:table-row>
        <table:table-row table:style-name="ro1">
          <table:table-cell office:value-type="string" calcext:value-type="string">
            <text:p>Kriisiabi erakorraline toetus filmitootjatele ja –levitajatele ning muudele filmivaldkonna 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269</text:p>
          </table:table-cell>
          <table:table-cell office:value-type="string" calcext:value-type="string">
            <text:p>osaühing Maagiline Masin</text:p>
          </table:table-cell>
          <table:table-cell/>
          <table:table-cell table:style-name="ce2" office:value-type="date" office:date-value="2020-05-18T20:06:22" calcext:value-type="date">
            <text:p>20:06 18.05.20</text:p>
          </table:table-cell>
          <table:table-cell office:value-type="float" office:value="10000" calcext:value-type="float">
            <text:p>10 000,00</text:p>
          </table:table-cell>
          <table:table-cell office:value-type="float" office:value="4613" calcext:value-type="float">
            <text:p>4 61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197357" calcext:value-type="float">
            <text:p>10197357</text:p>
          </table:table-cell>
        </table:table-row>
        <table:table-row table:style-name="ro1">
          <table:table-cell office:value-type="string" calcext:value-type="string">
            <text:p>Kriisiabi erakorraline toetus filmitootjatele ja –levitajatele ning muudele filmivaldkonna 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262</text:p>
          </table:table-cell>
          <table:table-cell office:value-type="string" calcext:value-type="string">
            <text:p>KOPLI KINOKOMPANII OÜ</text:p>
          </table:table-cell>
          <table:table-cell/>
          <table:table-cell table:style-name="ce2" office:value-type="date" office:date-value="2020-05-18T19:22:45" calcext:value-type="date">
            <text:p>19:22 18.05.20</text:p>
          </table:table-cell>
          <table:table-cell office:value-type="float" office:value="38725" calcext:value-type="float">
            <text:p>38 725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313050" calcext:value-type="float">
            <text:p>11313050</text:p>
          </table:table-cell>
        </table:table-row>
        <table:table-row table:style-name="ro1">
          <table:table-cell office:value-type="string" calcext:value-type="string">
            <text:p>Kriisiabi erakorraline toetus filmitootjatele ja –levitajatele ning muudele filmivaldkonna 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252</text:p>
          </table:table-cell>
          <table:table-cell office:value-type="string" calcext:value-type="string">
            <text:p>Homeless Bob Production OÜ</text:p>
          </table:table-cell>
          <table:table-cell/>
          <table:table-cell table:style-name="ce2" office:value-type="date" office:date-value="2020-05-18T18:04:11" calcext:value-type="date">
            <text:p>18:04 18.05.20</text:p>
          </table:table-cell>
          <table:table-cell office:value-type="float" office:value="22046" calcext:value-type="float">
            <text:p>22 046,00</text:p>
          </table:table-cell>
          <table:table-cell office:value-type="float" office:value="5123" calcext:value-type="float">
            <text:p>5 12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208034" calcext:value-type="float">
            <text:p>11208034</text:p>
          </table:table-cell>
        </table:table-row>
        <table:table-row table:style-name="ro1">
          <table:table-cell office:value-type="string" calcext:value-type="string">
            <text:p>Kriisiabi erakorraline toetus filmitootjatele ja –levitajatele ning muudele filmivaldkonna 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246</text:p>
          </table:table-cell>
          <table:table-cell office:value-type="string" calcext:value-type="string">
            <text:p>Stellar Film OÜ</text:p>
          </table:table-cell>
          <table:table-cell/>
          <table:table-cell table:style-name="ce2" office:value-type="date" office:date-value="2020-05-18T17:47:05" calcext:value-type="date">
            <text:p>17:47 18.05.20</text:p>
          </table:table-cell>
          <table:table-cell office:value-type="float" office:value="47480" calcext:value-type="float">
            <text:p>47 480,00</text:p>
          </table:table-cell>
          <table:table-cell office:value-type="float" office:value="28263" calcext:value-type="float">
            <text:p>28 26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818444" calcext:value-type="float">
            <text:p>12818444</text:p>
          </table:table-cell>
        </table:table-row>
        <table:table-row table:style-name="ro1">
          <table:table-cell office:value-type="string" calcext:value-type="string">
            <text:p>Kriisiabi erakorraline toetus filmitootjatele ja –levitajatele ning muudele filmivaldkonna 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238</text:p>
          </table:table-cell>
          <table:table-cell office:value-type="string" calcext:value-type="string">
            <text:p>Film Tower OÜ</text:p>
          </table:table-cell>
          <table:table-cell/>
          <table:table-cell table:style-name="ce2" office:value-type="date" office:date-value="2020-05-18T17:01:56" calcext:value-type="date">
            <text:p>17:01 18.05.20</text:p>
          </table:table-cell>
          <table:table-cell office:value-type="float" office:value="18010" calcext:value-type="float">
            <text:p>18 010,00</text:p>
          </table:table-cell>
          <table:table-cell office:value-type="float" office:value="1191" calcext:value-type="float">
            <text:p>1 19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055058" calcext:value-type="float">
            <text:p>12055058</text:p>
          </table:table-cell>
        </table:table-row>
        <table:table-row table:style-name="ro1">
          <table:table-cell office:value-type="string" calcext:value-type="string">
            <text:p>Kriisiabi erakorraline toetus filmitootjatele ja –levitajatele ning muudele filmivaldkonna 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237</text:p>
          </table:table-cell>
          <table:table-cell office:value-type="string" calcext:value-type="string">
            <text:p>OÜ Silmviburlane</text:p>
          </table:table-cell>
          <table:table-cell/>
          <table:table-cell table:style-name="ce2" office:value-type="date" office:date-value="2020-05-18T16:59:39" calcext:value-type="date">
            <text:p>16:59 18.05.20</text:p>
          </table:table-cell>
          <table:table-cell office:value-type="float" office:value="2590" calcext:value-type="float">
            <text:p>2 59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328548" calcext:value-type="float">
            <text:p>11328548</text:p>
          </table:table-cell>
        </table:table-row>
        <table:table-row table:style-name="ro1">
          <table:table-cell office:value-type="string" calcext:value-type="string">
            <text:p>Kriisiabi erakorraline toetus filmitootjatele ja –levitajatele ning muudele filmivaldkonna 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205</text:p>
          </table:table-cell>
          <table:table-cell office:value-type="string" calcext:value-type="string">
            <text:p>Osaühing NUKUFILM</text:p>
          </table:table-cell>
          <table:table-cell/>
          <table:table-cell table:style-name="ce2" office:value-type="date" office:date-value="2020-05-18T14:35:14" calcext:value-type="date">
            <text:p>14:35 18.05.20</text:p>
          </table:table-cell>
          <table:table-cell office:value-type="float" office:value="21012" calcext:value-type="float">
            <text:p>21 012,00</text:p>
          </table:table-cell>
          <table:table-cell office:value-type="float" office:value="10149" calcext:value-type="float">
            <text:p>10 14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325950" calcext:value-type="float">
            <text:p>10325950</text:p>
          </table:table-cell>
        </table:table-row>
        <table:table-row table:style-name="ro1">
          <table:table-cell office:value-type="string" calcext:value-type="string">
            <text:p>Kriisiabi erakorraline toetus filmitootjatele ja –levitajatele ning muudele filmivaldkonna 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203</text:p>
          </table:table-cell>
          <table:table-cell office:value-type="string" calcext:value-type="string">
            <text:p>OÜ Alasti Kino</text:p>
          </table:table-cell>
          <table:table-cell/>
          <table:table-cell table:style-name="ce2" office:value-type="date" office:date-value="2020-05-18T14:33:50" calcext:value-type="date">
            <text:p>14:33 18.05.20</text:p>
          </table:table-cell>
          <table:table-cell office:value-type="float" office:value="50000" calcext:value-type="float">
            <text:p>50 000,00</text:p>
          </table:table-cell>
          <table:table-cell office:value-type="float" office:value="4018" calcext:value-type="float">
            <text:p>4 01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700918" calcext:value-type="float">
            <text:p>11700918</text:p>
          </table:table-cell>
        </table:table-row>
        <table:table-row table:style-name="ro1">
          <table:table-cell office:value-type="string" calcext:value-type="string">
            <text:p>Kriisiabi erakorraline toetus filmitootjatele ja –levitajatele ning muudele filmivaldkonna 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192</text:p>
          </table:table-cell>
          <table:table-cell office:value-type="string" calcext:value-type="string">
            <text:p>Diafilm OÜ</text:p>
          </table:table-cell>
          <table:table-cell/>
          <table:table-cell table:style-name="ce2" office:value-type="date" office:date-value="2020-05-18T13:21:19" calcext:value-type="date">
            <text:p>13:21 18.05.20</text:p>
          </table:table-cell>
          <table:table-cell office:value-type="float" office:value="5000" calcext:value-type="float">
            <text:p>5 000,00</text:p>
          </table:table-cell>
          <table:table-cell office:value-type="float" office:value="1827" calcext:value-type="float">
            <text:p>1 82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713513" calcext:value-type="float">
            <text:p>11713513</text:p>
          </table:table-cell>
        </table:table-row>
        <table:table-row table:style-name="ro1">
          <table:table-cell office:value-type="string" calcext:value-type="string">
            <text:p>Kriisiabi erakorraline toetus filmitootjatele ja –levitajatele ning muudele filmivaldkonna 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176</text:p>
          </table:table-cell>
          <table:table-cell office:value-type="string" calcext:value-type="string">
            <text:p>Estinfilm OÜ</text:p>
          </table:table-cell>
          <table:table-cell/>
          <table:table-cell table:style-name="ce2" office:value-type="date" office:date-value="2020-05-18T11:28:22" calcext:value-type="date">
            <text:p>11:28 18.05.20</text:p>
          </table:table-cell>
          <table:table-cell office:value-type="float" office:value="8456" calcext:value-type="float">
            <text:p>8 456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486336" calcext:value-type="float">
            <text:p>11486336</text:p>
          </table:table-cell>
        </table:table-row>
        <table:table-row table:style-name="ro1">
          <table:table-cell office:value-type="string" calcext:value-type="string">
            <text:p>Kriisiabi erakorraline toetus filmitootjatele ja –levitajatele ning muudele filmivaldkonna 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170</text:p>
          </table:table-cell>
          <table:table-cell office:value-type="string" calcext:value-type="string">
            <text:p>Homeless Bob Production OÜ</text:p>
          </table:table-cell>
          <table:table-cell/>
          <table:table-cell table:style-name="ce2" office:value-type="date" office:date-value="2020-05-18T11:10:35" calcext:value-type="date">
            <text:p>11:10 18.05.20</text:p>
          </table:table-cell>
          <table:table-cell office:value-type="float" office:value="21518" calcext:value-type="float">
            <text:p>21 518,00</text:p>
          </table:table-cell>
          <table:table-cell office:value-type="float" office:value="12435" calcext:value-type="float">
            <text:p>12 43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208034" calcext:value-type="float">
            <text:p>11208034</text:p>
          </table:table-cell>
        </table:table-row>
        <table:table-row table:style-name="ro1">
          <table:table-cell office:value-type="string" calcext:value-type="string">
            <text:p>Kriisiabi erakorraline toetus filmitootjatele ja –levitajatele ning muudele filmivaldkonna 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162</text:p>
          </table:table-cell>
          <table:table-cell office:value-type="string" calcext:value-type="string">
            <text:p>Osaühing Exitfilm</text:p>
          </table:table-cell>
          <table:table-cell/>
          <table:table-cell table:style-name="ce2" office:value-type="date" office:date-value="2020-05-18T10:10:04" calcext:value-type="date">
            <text:p>10:10 18.05.20</text:p>
          </table:table-cell>
          <table:table-cell office:value-type="float" office:value="24885" calcext:value-type="float">
            <text:p>24 885,00</text:p>
          </table:table-cell>
          <table:table-cell office:value-type="float" office:value="3442" calcext:value-type="float">
            <text:p>3 44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343238" calcext:value-type="float">
            <text:p>10343238</text:p>
          </table:table-cell>
        </table:table-row>
        <table:table-row table:style-name="ro1">
          <table:table-cell office:value-type="string" calcext:value-type="string">
            <text:p>Kriisiabi erakorraline toetus filmitootjatele ja –levitajatele ning muudele filmivaldkonna 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154</text:p>
          </table:table-cell>
          <table:table-cell office:value-type="string" calcext:value-type="string">
            <text:p>OÜ Alexandra Film</text:p>
          </table:table-cell>
          <table:table-cell/>
          <table:table-cell table:style-name="ce2" office:value-type="date" office:date-value="2020-05-17T23:39:04.000001" calcext:value-type="date">
            <text:p>23:39 17.05.20</text:p>
          </table:table-cell>
          <table:table-cell office:value-type="float" office:value="20758" calcext:value-type="float">
            <text:p>20 758,00</text:p>
          </table:table-cell>
          <table:table-cell office:value-type="float" office:value="10318" calcext:value-type="float">
            <text:p>10 31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581359" calcext:value-type="float">
            <text:p>11581359</text:p>
          </table:table-cell>
        </table:table-row>
        <table:table-row table:style-name="ro1">
          <table:table-cell office:value-type="string" calcext:value-type="string">
            <text:p>Kriisiabi erakorraline toetus filmitootjatele ja –levitajatele ning muudele filmivaldkonna 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117</text:p>
          </table:table-cell>
          <table:table-cell office:value-type="string" calcext:value-type="string">
            <text:p>Meteoriit OÜ</text:p>
          </table:table-cell>
          <table:table-cell/>
          <table:table-cell table:style-name="ce2" office:value-type="date" office:date-value="2020-05-16T16:52:15" calcext:value-type="date">
            <text:p>16:52 16.05.20</text:p>
          </table:table-cell>
          <table:table-cell office:value-type="float" office:value="88000" calcext:value-type="float">
            <text:p>88 000,00</text:p>
          </table:table-cell>
          <table:table-cell office:value-type="float" office:value="52382" calcext:value-type="float">
            <text:p>52 38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404323" calcext:value-type="float">
            <text:p>12404323</text:p>
          </table:table-cell>
        </table:table-row>
        <table:table-row table:style-name="ro1">
          <table:table-cell office:value-type="string" calcext:value-type="string">
            <text:p>Kriisiabi erakorraline toetus filmitootjatele ja –levitajatele ning muudele filmivaldkonna 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095</text:p>
          </table:table-cell>
          <table:table-cell office:value-type="string" calcext:value-type="string">
            <text:p>Nafta Films osaühing</text:p>
          </table:table-cell>
          <table:table-cell/>
          <table:table-cell table:style-name="ce2" office:value-type="date" office:date-value="2020-05-15T16:10:23" calcext:value-type="date">
            <text:p>16:10 15.05.20</text:p>
          </table:table-cell>
          <table:table-cell office:value-type="float" office:value="200000" calcext:value-type="float">
            <text:p>200 000,00</text:p>
          </table:table-cell>
          <table:table-cell office:value-type="float" office:value="63248" calcext:value-type="float">
            <text:p>63 24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664186" calcext:value-type="float">
            <text:p>11664186</text:p>
          </table:table-cell>
        </table:table-row>
        <table:table-row table:style-name="ro1">
          <table:table-cell office:value-type="string" calcext:value-type="string">
            <text:p>Kriisiabi erakorraline toetus filmitootjatele ja –levitajatele ning muudele filmivaldkonna 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092</text:p>
          </table:table-cell>
          <table:table-cell office:value-type="string" calcext:value-type="string">
            <text:p>Taska Film OÜ</text:p>
          </table:table-cell>
          <table:table-cell/>
          <table:table-cell table:style-name="ce2" office:value-type="date" office:date-value="2020-05-15T16:04:19" calcext:value-type="date">
            <text:p>16:04 15.05.20</text:p>
          </table:table-cell>
          <table:table-cell office:value-type="float" office:value="7779" calcext:value-type="float">
            <text:p>7 779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461854" calcext:value-type="float">
            <text:p>10461854</text:p>
          </table:table-cell>
        </table:table-row>
        <table:table-row table:style-name="ro1">
          <table:table-cell office:value-type="string" calcext:value-type="string">
            <text:p>Kriisiabi erakorraline toetus filmitootjatele ja –levitajatele ning muudele filmivaldkonna 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090</text:p>
          </table:table-cell>
          <table:table-cell office:value-type="string" calcext:value-type="string">
            <text:p>Taska Film OÜ</text:p>
          </table:table-cell>
          <table:table-cell/>
          <table:table-cell table:style-name="ce2" office:value-type="date" office:date-value="2020-05-15T15:58:44" calcext:value-type="date">
            <text:p>15:58 15.05.20</text:p>
          </table:table-cell>
          <table:table-cell office:value-type="float" office:value="200000" calcext:value-type="float">
            <text:p>200 000,00</text:p>
          </table:table-cell>
          <table:table-cell office:value-type="float" office:value="10238" calcext:value-type="float">
            <text:p>10 23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461854" calcext:value-type="float">
            <text:p>10461854</text:p>
          </table:table-cell>
        </table:table-row>
        <table:table-row table:style-name="ro1">
          <table:table-cell office:value-type="string" calcext:value-type="string">
            <text:p>Kriisiabi erakorraline toetus filmitootjatele ja –levitajatele ning muudele filmivaldkonna 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080</text:p>
          </table:table-cell>
          <table:table-cell office:value-type="string" calcext:value-type="string">
            <text:p>Osaühing Allfilm</text:p>
          </table:table-cell>
          <table:table-cell/>
          <table:table-cell table:style-name="ce2" office:value-type="date" office:date-value="2020-05-15T13:20:57" calcext:value-type="date">
            <text:p>13:20 15.05.20</text:p>
          </table:table-cell>
          <table:table-cell office:value-type="float" office:value="188980" calcext:value-type="float">
            <text:p>188 980,00</text:p>
          </table:table-cell>
          <table:table-cell office:value-type="float" office:value="107378" calcext:value-type="float">
            <text:p>107 37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002394" calcext:value-type="float">
            <text:p>10002394</text:p>
          </table:table-cell>
        </table:table-row>
        <table:table-row table:style-name="ro1">
          <table:table-cell office:value-type="string" calcext:value-type="string">
            <text:p>Kriisiabi erakorraline toetus filmitootjatele ja –levitajatele ning muudele filmivaldkonna 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048</text:p>
          </table:table-cell>
          <table:table-cell office:value-type="string" calcext:value-type="string">
            <text:p>Mittetulundusühing Pimedate Ööde Filmifestival</text:p>
          </table:table-cell>
          <table:table-cell/>
          <table:table-cell table:style-name="ce2" office:value-type="date" office:date-value="2020-05-14T13:08:20" calcext:value-type="date">
            <text:p>13:08 14.05.20</text:p>
          </table:table-cell>
          <table:table-cell office:value-type="float" office:value="100000" calcext:value-type="float">
            <text:p>100 000,00</text:p>
          </table:table-cell>
          <table:table-cell office:value-type="float" office:value="50706" calcext:value-type="float">
            <text:p>50 70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44767" calcext:value-type="float">
            <text:p>80044767</text:p>
          </table:table-cell>
        </table:table-row>
        <table:table-row table:style-name="ro1">
          <table:table-cell office:value-type="string" calcext:value-type="string">
            <text:p>Kriisiabi erakorraline toetus filmitootjatele ja –levitajatele ning muudele filmivaldkonna 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034</text:p>
          </table:table-cell>
          <table:table-cell office:value-type="string" calcext:value-type="string">
            <text:p>Osaühing Eesti Joonisfilm</text:p>
          </table:table-cell>
          <table:table-cell/>
          <table:table-cell table:style-name="ce2" office:value-type="date" office:date-value="2020-05-13T14:52:45" calcext:value-type="date">
            <text:p>14:52 13.05.20</text:p>
          </table:table-cell>
          <table:table-cell office:value-type="float" office:value="5480" calcext:value-type="float">
            <text:p>5 480,00</text:p>
          </table:table-cell>
          <table:table-cell office:value-type="float" office:value="3262" calcext:value-type="float">
            <text:p>3 26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307082" calcext:value-type="float">
            <text:p>10307082</text:p>
          </table:table-cell>
        </table:table-row>
        <table:table-row table:style-name="ro1">
          <table:table-cell office:value-type="string" calcext:value-type="string">
            <text:p>Kriisiabi erakorraline toetus filmitootjatele ja –levitajatele ning muudele filmivaldkonna 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020</text:p>
          </table:table-cell>
          <table:table-cell office:value-type="string" calcext:value-type="string">
            <text:p>A Film Eesti OÜ</text:p>
          </table:table-cell>
          <table:table-cell/>
          <table:table-cell table:style-name="ce2" office:value-type="date" office:date-value="2020-05-12T10:07:51" calcext:value-type="date">
            <text:p>10:07 12.05.20</text:p>
          </table:table-cell>
          <table:table-cell office:value-type="float" office:value="75519" calcext:value-type="float">
            <text:p>75 519,00</text:p>
          </table:table-cell>
          <table:table-cell office:value-type="float" office:value="4444" calcext:value-type="float">
            <text:p>4 44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043275" calcext:value-type="float">
            <text:p>10043275</text:p>
          </table:table-cell>
        </table:table-row>
        <table:table-row table:style-name="ro1">
          <table:table-cell office:value-type="string" calcext:value-type="string">
            <text:p>Kriisiabi erakorraline toetus väärtfilmikino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297</text:p>
          </table:table-cell>
          <table:table-cell office:value-type="string" calcext:value-type="string">
            <text:p>MTÜ Elektriteater</text:p>
          </table:table-cell>
          <table:table-cell/>
          <table:table-cell table:style-name="ce2" office:value-type="date" office:date-value="2020-05-18T22:30:44" calcext:value-type="date">
            <text:p>22:30 18.05.20</text:p>
          </table:table-cell>
          <table:table-cell office:value-type="float" office:value="34438" calcext:value-type="float">
            <text:p>34 438,00</text:p>
          </table:table-cell>
          <table:table-cell office:value-type="float" office:value="28055" calcext:value-type="float">
            <text:p>28 05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27531" calcext:value-type="float">
            <text:p>80327531</text:p>
          </table:table-cell>
        </table:table-row>
        <table:table-row table:style-name="ro1">
          <table:table-cell office:value-type="string" calcext:value-type="string">
            <text:p>Kriisiabi erakorraline toetus väärtfilmikino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249</text:p>
          </table:table-cell>
          <table:table-cell office:value-type="string" calcext:value-type="string">
            <text:p>osaühing Tallinnfilm</text:p>
          </table:table-cell>
          <table:table-cell/>
          <table:table-cell table:style-name="ce2" office:value-type="date" office:date-value="2020-05-18T17:59:53" calcext:value-type="date">
            <text:p>17:59 18.05.20</text:p>
          </table:table-cell>
          <table:table-cell office:value-type="float" office:value="123000" calcext:value-type="float">
            <text:p>123 000,00</text:p>
          </table:table-cell>
          <table:table-cell office:value-type="float" office:value="112213" calcext:value-type="float">
            <text:p>112 21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328440" calcext:value-type="float">
            <text:p>10328440</text:p>
          </table:table-cell>
        </table:table-row>
        <table:table-row table:style-name="ro1">
          <table:table-cell office:value-type="string" calcext:value-type="string">
            <text:p>Kriisiabi erakorraline toetus väärtfilmikino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186</text:p>
          </table:table-cell>
          <table:table-cell office:value-type="string" calcext:value-type="string">
            <text:p>Mittetulundusühing Must Käsi</text:p>
          </table:table-cell>
          <table:table-cell/>
          <table:table-cell table:style-name="ce2" office:value-type="date" office:date-value="2020-05-18T12:51:46" calcext:value-type="date">
            <text:p>12:51 18.05.20</text:p>
          </table:table-cell>
          <table:table-cell table:number-columns-repeated="2" office:value-type="float" office:value="53245" calcext:value-type="float">
            <text:p>53 24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02494" calcext:value-type="float">
            <text:p>80302494</text:p>
          </table:table-cell>
        </table:table-row>
        <table:table-row table:style-name="ro1">
          <table:table-cell office:value-type="string" calcext:value-type="string">
            <text:p>Kriisiabi erakorraline toetus väärtfilmikino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103</text:p>
          </table:table-cell>
          <table:table-cell office:value-type="string" calcext:value-type="string">
            <text:p>Sihtasutus Võru Kannel</text:p>
          </table:table-cell>
          <table:table-cell/>
          <table:table-cell table:style-name="ce2" office:value-type="date" office:date-value="2020-05-15T18:14:14" calcext:value-type="date">
            <text:p>18:14 15.05.20</text:p>
          </table:table-cell>
          <table:table-cell office:value-type="float" office:value="9220" calcext:value-type="float">
            <text:p>9 220,00</text:p>
          </table:table-cell>
          <table:table-cell office:value-type="float" office:value="7483" calcext:value-type="float">
            <text:p>7 48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0686" calcext:value-type="float">
            <text:p>90010686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341</text:p>
          </table:table-cell>
          <table:table-cell office:value-type="string" calcext:value-type="string">
            <text:p>Eesti Evangeeliumi Kristlaste ja Baptistide Koguduste Liidu Antsla Evangeeliumi Kristlaste ja Baptistide Kogudus</text:p>
          </table:table-cell>
          <table:table-cell/>
          <table:table-cell table:style-name="ce2" office:value-type="date" office:date-value="2020-05-20T00:44:46" calcext:value-type="date">
            <text:p>00:44 20.05.2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07034" calcext:value-type="float">
            <text:p>80207034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340</text:p>
          </table:table-cell>
          <table:table-cell office:value-type="string" calcext:value-type="string">
            <text:p>Folk Massidesse OÜ</text:p>
          </table:table-cell>
          <table:table-cell/>
          <table:table-cell table:style-name="ce2" office:value-type="date" office:date-value="2020-05-20T00:41:19" calcext:value-type="date">
            <text:p>00:41 20.05.20</text:p>
          </table:table-cell>
          <table:table-cell office:value-type="float" office:value="37150" calcext:value-type="float">
            <text:p>37 15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437970" calcext:value-type="float">
            <text:p>11437970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333</text:p>
          </table:table-cell>
          <table:table-cell office:value-type="string" calcext:value-type="string">
            <text:p>RadiusTech OÜ</text:p>
          </table:table-cell>
          <table:table-cell/>
          <table:table-cell table:style-name="ce2" office:value-type="date" office:date-value="2020-05-18T23:57:33" calcext:value-type="date">
            <text:p>23:57 18.05.20</text:p>
          </table:table-cell>
          <table:table-cell table:number-columns-repeated="2" office:value-type="float" office:value="15000" calcext:value-type="float">
            <text:p>1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209219" calcext:value-type="float">
            <text:p>12209219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331</text:p>
          </table:table-cell>
          <table:table-cell office:value-type="string" calcext:value-type="string">
            <text:p>OSAÜHING EVENTECH</text:p>
          </table:table-cell>
          <table:table-cell/>
          <table:table-cell table:style-name="ce2" office:value-type="date" office:date-value="2020-05-18T23:55:09" calcext:value-type="date">
            <text:p>23:55 18.05.2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747533" calcext:value-type="float">
            <text:p>10747533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332</text:p>
          </table:table-cell>
          <table:table-cell office:value-type="string" calcext:value-type="string">
            <text:p>Ehtertainment OÜ</text:p>
          </table:table-cell>
          <table:table-cell/>
          <table:table-cell table:style-name="ce2" office:value-type="date" office:date-value="2020-05-18T23:50:43" calcext:value-type="date">
            <text:p>23:50 18.05.20</text:p>
          </table:table-cell>
          <table:table-cell table:number-columns-repeated="2" office:value-type="float" office:value="15000" calcext:value-type="float">
            <text:p>1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868330" calcext:value-type="float">
            <text:p>12868330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321</text:p>
          </table:table-cell>
          <table:table-cell office:value-type="string" calcext:value-type="string">
            <text:p>Eesti messid OÜ</text:p>
          </table:table-cell>
          <table:table-cell/>
          <table:table-cell table:style-name="ce2" office:value-type="date" office:date-value="2020-05-18T23:41:25" calcext:value-type="date">
            <text:p>23:41 18.05.20</text:p>
          </table:table-cell>
          <table:table-cell office:value-type="float" office:value="7000" calcext:value-type="float">
            <text:p>7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746124" calcext:value-type="float">
            <text:p>12746124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320</text:p>
          </table:table-cell>
          <table:table-cell office:value-type="string" calcext:value-type="string">
            <text:p>MIG MUSIC OÜ</text:p>
          </table:table-cell>
          <table:table-cell/>
          <table:table-cell table:style-name="ce2" office:value-type="date" office:date-value="2020-05-18T23:39:12.000001" calcext:value-type="date">
            <text:p>23:39 18.05.20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15000" calcext:value-type="float">
            <text:p>1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175702" calcext:value-type="float">
            <text:p>11175702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315</text:p>
          </table:table-cell>
          <table:table-cell office:value-type="string" calcext:value-type="string">
            <text:p>OÜ Tähesõjad</text:p>
          </table:table-cell>
          <table:table-cell/>
          <table:table-cell table:style-name="ce2" office:value-type="date" office:date-value="2020-05-18T23:31:48" calcext:value-type="date">
            <text:p>23:31 18.05.20</text:p>
          </table:table-cell>
          <table:table-cell table:number-columns-repeated="2" office:value-type="float" office:value="859" calcext:value-type="float">
            <text:p>85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995554" calcext:value-type="float">
            <text:p>12995554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313</text:p>
          </table:table-cell>
          <table:table-cell office:value-type="string" calcext:value-type="string">
            <text:p>MOOSE PRODUCTIONS OÜ</text:p>
          </table:table-cell>
          <table:table-cell/>
          <table:table-cell table:style-name="ce2" office:value-type="date" office:date-value="2020-05-18T23:26:21" calcext:value-type="date">
            <text:p>23:26 18.05.20</text:p>
          </table:table-cell>
          <table:table-cell office:value-type="float" office:value="13000" calcext:value-type="float">
            <text:p>13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407685" calcext:value-type="float">
            <text:p>14407685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311</text:p>
          </table:table-cell>
          <table:table-cell office:value-type="string" calcext:value-type="string">
            <text:p>Peotehnika OÜ</text:p>
          </table:table-cell>
          <table:table-cell/>
          <table:table-cell table:style-name="ce2" office:value-type="date" office:date-value="2020-05-18T23:14:31" calcext:value-type="date">
            <text:p>23:14 18.05.20</text:p>
          </table:table-cell>
          <table:table-cell office:value-type="float" office:value="14126" calcext:value-type="float">
            <text:p>14 126,00</text:p>
          </table:table-cell>
          <table:table-cell office:value-type="float" office:value="6846" calcext:value-type="float">
            <text:p>6 84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363579" calcext:value-type="float">
            <text:p>11363579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305</text:p>
          </table:table-cell>
          <table:table-cell office:value-type="string" calcext:value-type="string">
            <text:p>Helisepp OÜ</text:p>
          </table:table-cell>
          <table:table-cell/>
          <table:table-cell table:style-name="ce2" office:value-type="date" office:date-value="2020-05-18T23:01:26" calcext:value-type="date">
            <text:p>23:01 18.05.20</text:p>
          </table:table-cell>
          <table:table-cell office:value-type="float" office:value="5250" calcext:value-type="float">
            <text:p>5 250,00</text:p>
          </table:table-cell>
          <table:table-cell office:value-type="float" office:value="1864" calcext:value-type="float">
            <text:p>1 86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015583" calcext:value-type="float">
            <text:p>14015583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304</text:p>
          </table:table-cell>
          <table:table-cell office:value-type="string" calcext:value-type="string">
            <text:p>KO Solutions OÜ</text:p>
          </table:table-cell>
          <table:table-cell/>
          <table:table-cell table:style-name="ce2" office:value-type="date" office:date-value="2020-05-18T22:56:24" calcext:value-type="date">
            <text:p>22:56 18.05.20</text:p>
          </table:table-cell>
          <table:table-cell office:value-type="float" office:value="14000" calcext:value-type="float">
            <text:p>14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243663" calcext:value-type="float">
            <text:p>14243663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302</text:p>
          </table:table-cell>
          <table:table-cell office:value-type="string" calcext:value-type="string">
            <text:p>PLMF Arts Management OÜ</text:p>
          </table:table-cell>
          <table:table-cell/>
          <table:table-cell table:style-name="ce2" office:value-type="date" office:date-value="2020-05-18T22:50:35" calcext:value-type="date">
            <text:p>22:50 18.05.20</text:p>
          </table:table-cell>
          <table:table-cell table:number-columns-repeated="2" office:value-type="float" office:value="10000" calcext:value-type="float">
            <text:p>10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461002" calcext:value-type="float">
            <text:p>12461002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301</text:p>
          </table:table-cell>
          <table:table-cell office:value-type="string" calcext:value-type="string">
            <text:p>EMC Productions OÜ</text:p>
          </table:table-cell>
          <table:table-cell/>
          <table:table-cell table:style-name="ce2" office:value-type="date" office:date-value="2020-05-18T22:48:53" calcext:value-type="date">
            <text:p>22:48 18.05.20</text:p>
          </table:table-cell>
          <table:table-cell office:value-type="float" office:value="5000" calcext:value-type="float">
            <text:p>5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626644" calcext:value-type="float">
            <text:p>12626644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95</text:p>
          </table:table-cell>
          <table:table-cell office:value-type="string" calcext:value-type="string">
            <text:p>Sihtasutus Mooste Mõis</text:p>
          </table:table-cell>
          <table:table-cell/>
          <table:table-cell table:style-name="ce2" office:value-type="date" office:date-value="2020-05-18T22:17:39" calcext:value-type="date">
            <text:p>22:17 18.05.20</text:p>
          </table:table-cell>
          <table:table-cell table:number-columns-repeated="2" office:value-type="float" office:value="15000" calcext:value-type="float">
            <text:p>1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0634" calcext:value-type="float">
            <text:p>90010634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92</text:p>
          </table:table-cell>
          <table:table-cell office:value-type="string" calcext:value-type="string">
            <text:p>TETECH OÜ</text:p>
          </table:table-cell>
          <table:table-cell/>
          <table:table-cell table:style-name="ce2" office:value-type="date" office:date-value="2020-05-18T21:56:17" calcext:value-type="date">
            <text:p>21:56 18.05.2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350873" calcext:value-type="float">
            <text:p>14350873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86</text:p>
          </table:table-cell>
          <table:table-cell office:value-type="string" calcext:value-type="string">
            <text:p>Mittetulundusühing Kultuuride ristmik</text:p>
          </table:table-cell>
          <table:table-cell/>
          <table:table-cell table:style-name="ce2" office:value-type="date" office:date-value="2020-05-18T21:35:54" calcext:value-type="date">
            <text:p>21:35 18.05.20</text:p>
          </table:table-cell>
          <table:table-cell office:value-type="float" office:value="4107" calcext:value-type="float">
            <text:p>4 107,00</text:p>
          </table:table-cell>
          <table:table-cell office:value-type="float" office:value="2085" calcext:value-type="float">
            <text:p>2 08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66580" calcext:value-type="float">
            <text:p>80266580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82</text:p>
          </table:table-cell>
          <table:table-cell office:value-type="string" calcext:value-type="string">
            <text:p>Arete Kerge</text:p>
          </table:table-cell>
          <table:table-cell/>
          <table:table-cell table:style-name="ce2" office:value-type="date" office:date-value="2020-05-18T21:12:54" calcext:value-type="date">
            <text:p>21:12 18.05.20</text:p>
          </table:table-cell>
          <table:table-cell office:value-type="float" office:value="8000" calcext:value-type="float">
            <text:p>8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767853" calcext:value-type="float">
            <text:p>12767853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75</text:p>
          </table:table-cell>
          <table:table-cell office:value-type="string" calcext:value-type="string">
            <text:p>Barbarbar OÜ</text:p>
          </table:table-cell>
          <table:table-cell/>
          <table:table-cell table:style-name="ce2" office:value-type="date" office:date-value="2020-05-18T20:35:19" calcext:value-type="date">
            <text:p>20:35 18.05.20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492389" calcext:value-type="float">
            <text:p>14492389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74</text:p>
          </table:table-cell>
          <table:table-cell office:value-type="string" calcext:value-type="string">
            <text:p>LIS Investeeringute OÜ</text:p>
          </table:table-cell>
          <table:table-cell/>
          <table:table-cell table:style-name="ce2" office:value-type="date" office:date-value="2020-05-18T20:28:50" calcext:value-type="date">
            <text:p>20:28 18.05.2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14710" calcext:value-type="float">
            <text:p>14 71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573288" calcext:value-type="float">
            <text:p>11573288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72</text:p>
          </table:table-cell>
          <table:table-cell office:value-type="string" calcext:value-type="string">
            <text:p>Creative Intervention OÜ</text:p>
          </table:table-cell>
          <table:table-cell/>
          <table:table-cell table:style-name="ce2" office:value-type="date" office:date-value="2020-05-18T20:24:45" calcext:value-type="date">
            <text:p>20:24 18.05.20</text:p>
          </table:table-cell>
          <table:table-cell table:number-columns-repeated="2" office:value-type="float" office:value="15000" calcext:value-type="float">
            <text:p>1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622416" calcext:value-type="float">
            <text:p>12622416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70</text:p>
          </table:table-cell>
          <table:table-cell office:value-type="string" calcext:value-type="string">
            <text:p>ProTone OÜ</text:p>
          </table:table-cell>
          <table:table-cell/>
          <table:table-cell table:style-name="ce2" office:value-type="date" office:date-value="2020-05-18T20:15:48" calcext:value-type="date">
            <text:p>20:15 18.05.20</text:p>
          </table:table-cell>
          <table:table-cell table:number-columns-repeated="2" office:value-type="float" office:value="15000" calcext:value-type="float">
            <text:p>1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393652" calcext:value-type="float">
            <text:p>11393652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66</text:p>
          </table:table-cell>
          <table:table-cell office:value-type="string" calcext:value-type="string">
            <text:p>ProSolutions OÜ</text:p>
          </table:table-cell>
          <table:table-cell/>
          <table:table-cell table:style-name="ce2" office:value-type="date" office:date-value="2020-05-18T19:34:31.999999" calcext:value-type="date">
            <text:p>19:34 18.05.2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2005" calcext:value-type="float">
            <text:p>2 00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526892" calcext:value-type="float">
            <text:p>11526892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65</text:p>
          </table:table-cell>
          <table:table-cell office:value-type="string" calcext:value-type="string">
            <text:p>Audiosky OÜ</text:p>
          </table:table-cell>
          <table:table-cell/>
          <table:table-cell table:style-name="ce2" office:value-type="date" office:date-value="2020-05-18T19:31:38.999999" calcext:value-type="date">
            <text:p>19:31 18.05.2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263911" calcext:value-type="float">
            <text:p>11263911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59</text:p>
          </table:table-cell>
          <table:table-cell office:value-type="string" calcext:value-type="string">
            <text:p>Paide Linnavalitsus</text:p>
          </table:table-cell>
          <table:table-cell/>
          <table:table-cell table:style-name="ce2" office:value-type="date" office:date-value="2020-05-18T18:58:25" calcext:value-type="date">
            <text:p>18:58 18.05.2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246" calcext:value-type="float">
            <text:p>77000246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4/1258</text:p>
          </table:table-cell>
          <table:table-cell office:value-type="string" calcext:value-type="string">
            <text:p>OÜ Udupasun</text:p>
          </table:table-cell>
          <table:table-cell/>
          <table:table-cell table:style-name="ce2" office:value-type="date" office:date-value="2020-05-18T18:37:17" calcext:value-type="date">
            <text:p>18:37 18.05.2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900609" calcext:value-type="float">
            <text:p>10900609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51</text:p>
          </table:table-cell>
          <table:table-cell office:value-type="string" calcext:value-type="string">
            <text:p>EstTradMusic OÜ</text:p>
          </table:table-cell>
          <table:table-cell/>
          <table:table-cell table:style-name="ce2" office:value-type="date" office:date-value="2020-05-18T18:03:49" calcext:value-type="date">
            <text:p>18:03 18.05.20</text:p>
          </table:table-cell>
          <table:table-cell office:value-type="float" office:value="24465" calcext:value-type="float">
            <text:p>24 465,00</text:p>
          </table:table-cell>
          <table:table-cell office:value-type="float" office:value="9147" calcext:value-type="float">
            <text:p>9 14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700607" calcext:value-type="float">
            <text:p>12700607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42</text:p>
          </table:table-cell>
          <table:table-cell office:value-type="string" calcext:value-type="string">
            <text:p>Nuut Ants</text:p>
          </table:table-cell>
          <table:table-cell/>
          <table:table-cell table:style-name="ce2" office:value-type="date" office:date-value="2020-05-18T17:29:14" calcext:value-type="date">
            <text:p>17:29 18.05.20</text:p>
          </table:table-cell>
          <table:table-cell office:value-type="float" office:value="1700" calcext:value-type="float">
            <text:p>1 7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767804" calcext:value-type="float">
            <text:p>11767804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39</text:p>
          </table:table-cell>
          <table:table-cell office:value-type="string" calcext:value-type="string">
            <text:p>Osaühing Strikken</text:p>
          </table:table-cell>
          <table:table-cell/>
          <table:table-cell table:style-name="ce2" office:value-type="date" office:date-value="2020-05-18T17:05:35" calcext:value-type="date">
            <text:p>17:05 18.05.2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637164" calcext:value-type="float">
            <text:p>10637164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18</text:p>
          </table:table-cell>
          <table:table-cell office:value-type="string" calcext:value-type="string">
            <text:p>OÜ Berit Grupp</text:p>
          </table:table-cell>
          <table:table-cell/>
          <table:table-cell table:style-name="ce2" office:value-type="date" office:date-value="2020-05-18T15:29:00" calcext:value-type="date">
            <text:p>15:29 18.05.20</text:p>
          </table:table-cell>
          <table:table-cell office:value-type="float" office:value="69513" calcext:value-type="float">
            <text:p>69 513,00</text:p>
          </table:table-cell>
          <table:table-cell office:value-type="float" office:value="15000" calcext:value-type="float">
            <text:p>1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432613" calcext:value-type="float">
            <text:p>11432613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16</text:p>
          </table:table-cell>
          <table:table-cell office:value-type="string" calcext:value-type="string">
            <text:p>Osaühing GENEVA</text:p>
          </table:table-cell>
          <table:table-cell/>
          <table:table-cell table:style-name="ce2" office:value-type="date" office:date-value="2020-05-18T15:15:50" calcext:value-type="date">
            <text:p>15:15 18.05.20</text:p>
          </table:table-cell>
          <table:table-cell table:number-columns-repeated="2" office:value-type="float" office:value="9800" calcext:value-type="float">
            <text:p>9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338183" calcext:value-type="float">
            <text:p>10338183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13</text:p>
          </table:table-cell>
          <table:table-cell office:value-type="string" calcext:value-type="string">
            <text:p>Booking Stars OÜ</text:p>
          </table:table-cell>
          <table:table-cell/>
          <table:table-cell table:style-name="ce2" office:value-type="date" office:date-value="2020-05-18T15:05:19" calcext:value-type="date">
            <text:p>15:05 18.05.20</text:p>
          </table:table-cell>
          <table:table-cell office:value-type="float" office:value="68437" calcext:value-type="float">
            <text:p>68 437,00</text:p>
          </table:table-cell>
          <table:table-cell office:value-type="float" office:value="3055" calcext:value-type="float">
            <text:p>3 05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265347" calcext:value-type="float">
            <text:p>12265347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12</text:p>
          </table:table-cell>
          <table:table-cell office:value-type="string" calcext:value-type="string">
            <text:p>Poiss Productions OÜ</text:p>
          </table:table-cell>
          <table:table-cell/>
          <table:table-cell table:style-name="ce2" office:value-type="date" office:date-value="2020-05-18T15:03:45" calcext:value-type="date">
            <text:p>15:03 18.05.20</text:p>
          </table:table-cell>
          <table:table-cell table:number-columns-repeated="2" office:value-type="float" office:value="7160" calcext:value-type="float">
            <text:p>7 1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018015" calcext:value-type="float">
            <text:p>14018015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06</text:p>
          </table:table-cell>
          <table:table-cell office:value-type="string" calcext:value-type="string">
            <text:p>Erinevate Tubade Klubi OÜ</text:p>
          </table:table-cell>
          <table:table-cell/>
          <table:table-cell table:style-name="ce2" office:value-type="date" office:date-value="2020-05-18T14:49:12.000001" calcext:value-type="date">
            <text:p>14:49 18.05.20</text:p>
          </table:table-cell>
          <table:table-cell office:value-type="float" office:value="88684" calcext:value-type="float">
            <text:p>88 684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316895" calcext:value-type="float">
            <text:p>12316895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97</text:p>
          </table:table-cell>
          <table:table-cell office:value-type="string" calcext:value-type="string">
            <text:p>Vene Kultuurikeskus</text:p>
          </table:table-cell>
          <table:table-cell/>
          <table:table-cell table:style-name="ce2" office:value-type="date" office:date-value="2020-05-18T13:48:48" calcext:value-type="date">
            <text:p>13:48 18.05.20</text:p>
          </table:table-cell>
          <table:table-cell office:value-type="float" office:value="70000" calcext:value-type="float">
            <text:p>70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6738" calcext:value-type="float">
            <text:p>75026738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95</text:p>
          </table:table-cell>
          <table:table-cell office:value-type="string" calcext:value-type="string">
            <text:p>OÜ ArtMusic Kontserdiagentuur</text:p>
          </table:table-cell>
          <table:table-cell/>
          <table:table-cell table:style-name="ce2" office:value-type="date" office:date-value="2020-05-18T13:29:06" calcext:value-type="date">
            <text:p>13:29 18.05.20</text:p>
          </table:table-cell>
          <table:table-cell office:value-type="float" office:value="50000" calcext:value-type="float">
            <text:p>50 000,00</text:p>
          </table:table-cell>
          <table:table-cell office:value-type="float" office:value="15000" calcext:value-type="float">
            <text:p>1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149515" calcext:value-type="float">
            <text:p>11149515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93</text:p>
          </table:table-cell>
          <table:table-cell office:value-type="string" calcext:value-type="string">
            <text:p>Full House Agency OÜ</text:p>
          </table:table-cell>
          <table:table-cell/>
          <table:table-cell table:style-name="ce2" office:value-type="date" office:date-value="2020-05-18T13:22:49.999999" calcext:value-type="date">
            <text:p>13:22 18.05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505633" calcext:value-type="float">
            <text:p>12505633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85</text:p>
          </table:table-cell>
          <table:table-cell office:value-type="string" calcext:value-type="string">
            <text:p>Sound OÜ</text:p>
          </table:table-cell>
          <table:table-cell/>
          <table:table-cell table:style-name="ce2" office:value-type="date" office:date-value="2020-05-18T12:31:49" calcext:value-type="date">
            <text:p>12:31 18.05.20</text:p>
          </table:table-cell>
          <table:table-cell office:value-type="float" office:value="13200" calcext:value-type="float">
            <text:p>13 2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354128" calcext:value-type="float">
            <text:p>12354128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84</text:p>
          </table:table-cell>
          <table:table-cell office:value-type="string" calcext:value-type="string">
            <text:p>Estonian Music Industry OÜ</text:p>
          </table:table-cell>
          <table:table-cell/>
          <table:table-cell table:style-name="ce2" office:value-type="date" office:date-value="2020-05-18T12:29:01" calcext:value-type="date">
            <text:p>12:29 18.05.20</text:p>
          </table:table-cell>
          <table:table-cell office:value-type="float" office:value="46870" calcext:value-type="float">
            <text:p>46 870,00</text:p>
          </table:table-cell>
          <table:table-cell office:value-type="float" office:value="15000" calcext:value-type="float">
            <text:p>1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114542" calcext:value-type="float">
            <text:p>12114542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73</text:p>
          </table:table-cell>
          <table:table-cell office:value-type="string" calcext:value-type="string">
            <text:p>MAMS MANAGEMENT OÜ</text:p>
          </table:table-cell>
          <table:table-cell/>
          <table:table-cell table:style-name="ce2" office:value-type="date" office:date-value="2020-05-18T11:26:00" calcext:value-type="date">
            <text:p>11:26 18.05.20</text:p>
          </table:table-cell>
          <table:table-cell office:value-type="float" office:value="23420" calcext:value-type="float">
            <text:p>23 420,00</text:p>
          </table:table-cell>
          <table:table-cell office:value-type="float" office:value="15000" calcext:value-type="float">
            <text:p>1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010284" calcext:value-type="float">
            <text:p>14010284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68</text:p>
          </table:table-cell>
          <table:table-cell office:value-type="string" calcext:value-type="string">
            <text:p>OÜ Kreeka Tuli</text:p>
          </table:table-cell>
          <table:table-cell/>
          <table:table-cell table:style-name="ce2" office:value-type="date" office:date-value="2020-05-18T11:01:50" calcext:value-type="date">
            <text:p>11:01 18.05.20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217039" calcext:value-type="float">
            <text:p>14217039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65</text:p>
          </table:table-cell>
          <table:table-cell office:value-type="string" calcext:value-type="string">
            <text:p>OÜ Huntmees Film</text:p>
          </table:table-cell>
          <table:table-cell/>
          <table:table-cell table:style-name="ce2" office:value-type="date" office:date-value="2020-05-18T10:32:16" calcext:value-type="date">
            <text:p>10:32 18.05.2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215154" calcext:value-type="float">
            <text:p>12215154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64</text:p>
          </table:table-cell>
          <table:table-cell office:value-type="string" calcext:value-type="string">
            <text:p>DC Audio OÜ</text:p>
          </table:table-cell>
          <table:table-cell/>
          <table:table-cell table:style-name="ce2" office:value-type="date" office:date-value="2020-05-18T10:24:10" calcext:value-type="date">
            <text:p>10:24 18.05.2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840103" calcext:value-type="float">
            <text:p>10840103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63</text:p>
          </table:table-cell>
          <table:table-cell office:value-type="string" calcext:value-type="string">
            <text:p>LP Publishing OÜ</text:p>
          </table:table-cell>
          <table:table-cell/>
          <table:table-cell table:style-name="ce2" office:value-type="date" office:date-value="2020-05-18T10:12:41" calcext:value-type="date">
            <text:p>10:12 18.05.20</text:p>
          </table:table-cell>
          <table:table-cell table:number-columns-repeated="2" office:value-type="float" office:value="2481" calcext:value-type="float">
            <text:p>2 48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126601" calcext:value-type="float">
            <text:p>10126601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59</text:p>
          </table:table-cell>
          <table:table-cell office:value-type="string" calcext:value-type="string">
            <text:p>OÜ Timulition</text:p>
          </table:table-cell>
          <table:table-cell/>
          <table:table-cell table:style-name="ce2" office:value-type="date" office:date-value="2020-05-18T02:27:04.000001" calcext:value-type="date">
            <text:p>02:27 18.05.20</text:p>
          </table:table-cell>
          <table:table-cell table:number-columns-repeated="2" office:value-type="float" office:value="15000" calcext:value-type="float">
            <text:p>1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429634" calcext:value-type="float">
            <text:p>11429634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58</text:p>
          </table:table-cell>
          <table:table-cell office:value-type="string" calcext:value-type="string">
            <text:p>Prophonic OÜ</text:p>
          </table:table-cell>
          <table:table-cell/>
          <table:table-cell table:style-name="ce2" office:value-type="date" office:date-value="2020-05-18T02:12:27" calcext:value-type="date">
            <text:p>02:12 18.05.20</text:p>
          </table:table-cell>
          <table:table-cell table:number-columns-repeated="2" office:value-type="float" office:value="5000" calcext:value-type="float">
            <text:p>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504303" calcext:value-type="float">
            <text:p>12504303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57</text:p>
          </table:table-cell>
          <table:table-cell office:value-type="string" calcext:value-type="string">
            <text:p>Osaühing Saundland</text:p>
          </table:table-cell>
          <table:table-cell/>
          <table:table-cell table:style-name="ce2" office:value-type="date" office:date-value="2020-05-18T01:07:17" calcext:value-type="date">
            <text:p>01:07 18.05.20</text:p>
          </table:table-cell>
          <table:table-cell office:value-type="float" office:value="8250" calcext:value-type="float">
            <text:p>8 250,00</text:p>
          </table:table-cell>
          <table:table-cell office:value-type="float" office:value="2265" calcext:value-type="float">
            <text:p>2 26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049653" calcext:value-type="float">
            <text:p>11049653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55</text:p>
          </table:table-cell>
          <table:table-cell office:value-type="string" calcext:value-type="string">
            <text:p>Heliala OÜ</text:p>
          </table:table-cell>
          <table:table-cell/>
          <table:table-cell table:style-name="ce2" office:value-type="date" office:date-value="2020-05-17T23:50:50" calcext:value-type="date">
            <text:p>23:50 17.05.20</text:p>
          </table:table-cell>
          <table:table-cell table:number-columns-repeated="2" office:value-type="float" office:value="9940" calcext:value-type="float">
            <text:p>9 9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657329" calcext:value-type="float">
            <text:p>11657329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52</text:p>
          </table:table-cell>
          <table:table-cell office:value-type="string" calcext:value-type="string">
            <text:p>Artagel Group OÜ</text:p>
          </table:table-cell>
          <table:table-cell/>
          <table:table-cell table:style-name="ce2" office:value-type="date" office:date-value="2020-05-17T22:53:25" calcext:value-type="date">
            <text:p>22:53 17.05.20</text:p>
          </table:table-cell>
          <table:table-cell office:value-type="float" office:value="42601" calcext:value-type="float">
            <text:p>42 601,00</text:p>
          </table:table-cell>
          <table:table-cell office:value-type="float" office:value="15000" calcext:value-type="float">
            <text:p>1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275036" calcext:value-type="float">
            <text:p>11275036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51</text:p>
          </table:table-cell>
          <table:table-cell office:value-type="string" calcext:value-type="string">
            <text:p>Imre Mihhailov</text:p>
          </table:table-cell>
          <table:table-cell/>
          <table:table-cell table:style-name="ce2" office:value-type="date" office:date-value="2020-05-17T22:51:01" calcext:value-type="date">
            <text:p>22:51 17.05.20</text:p>
          </table:table-cell>
          <table:table-cell office:value-type="float" office:value="24181" calcext:value-type="float">
            <text:p>24 181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538576" calcext:value-type="float">
            <text:p>11538576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48</text:p>
          </table:table-cell>
          <table:table-cell office:value-type="string" calcext:value-type="string">
            <text:p>OSAÜHING REVALEKSPRESS</text:p>
          </table:table-cell>
          <table:table-cell/>
          <table:table-cell table:style-name="ce2" office:value-type="date" office:date-value="2020-05-17T22:13:25" calcext:value-type="date">
            <text:p>22:13 17.05.20</text:p>
          </table:table-cell>
          <table:table-cell table:number-columns-repeated="2" office:value-type="float" office:value="15000" calcext:value-type="float">
            <text:p>1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875521" calcext:value-type="float">
            <text:p>10875521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45</text:p>
          </table:table-cell>
          <table:table-cell office:value-type="string" calcext:value-type="string">
            <text:p>Music Island OÜ</text:p>
          </table:table-cell>
          <table:table-cell/>
          <table:table-cell table:style-name="ce2" office:value-type="date" office:date-value="2020-05-17T21:47:45" calcext:value-type="date">
            <text:p>21:47 17.05.2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922120" calcext:value-type="float">
            <text:p>10922120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44</text:p>
          </table:table-cell>
          <table:table-cell office:value-type="string" calcext:value-type="string">
            <text:p>Made in Baltics Entertainment OÜ</text:p>
          </table:table-cell>
          <table:table-cell/>
          <table:table-cell table:style-name="ce2" office:value-type="date" office:date-value="2020-05-17T21:19:21" calcext:value-type="date">
            <text:p>21:19 17.05.2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510259" calcext:value-type="float">
            <text:p>14510259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43</text:p>
          </table:table-cell>
          <table:table-cell office:value-type="string" calcext:value-type="string">
            <text:p>Cuuclub OÜ</text:p>
          </table:table-cell>
          <table:table-cell/>
          <table:table-cell table:style-name="ce2" office:value-type="date" office:date-value="2020-05-17T21:06:11" calcext:value-type="date">
            <text:p>21:06 17.05.20</text:p>
          </table:table-cell>
          <table:table-cell office:value-type="float" office:value="8176" calcext:value-type="float">
            <text:p>8 176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154522" calcext:value-type="float">
            <text:p>11154522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34</text:p>
          </table:table-cell>
          <table:table-cell office:value-type="string" calcext:value-type="string">
            <text:p>Sveta Baar OÜ</text:p>
          </table:table-cell>
          <table:table-cell/>
          <table:table-cell table:style-name="ce2" office:value-type="date" office:date-value="2020-05-17T18:15:14" calcext:value-type="date">
            <text:p>18:15 17.05.20</text:p>
          </table:table-cell>
          <table:table-cell table:number-columns-repeated="2" office:value-type="float" office:value="15000" calcext:value-type="float">
            <text:p>1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085939" calcext:value-type="float">
            <text:p>14085939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30</text:p>
          </table:table-cell>
          <table:table-cell office:value-type="string" calcext:value-type="string">
            <text:p>Ara Yaralyan</text:p>
          </table:table-cell>
          <table:table-cell/>
          <table:table-cell table:style-name="ce2" office:value-type="date" office:date-value="2020-05-17T15:19:01" calcext:value-type="date">
            <text:p>15:19 17.05.20</text:p>
          </table:table-cell>
          <table:table-cell office:value-type="float" office:value="4000" calcext:value-type="float">
            <text:p>4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868724" calcext:value-type="float">
            <text:p>11868724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29</text:p>
          </table:table-cell>
          <table:table-cell office:value-type="string" calcext:value-type="string">
            <text:p>Osaühing SoundHouse</text:p>
          </table:table-cell>
          <table:table-cell/>
          <table:table-cell table:style-name="ce2" office:value-type="date" office:date-value="2020-05-17T14:53:00.000001" calcext:value-type="date">
            <text:p>14:53 17.05.20</text:p>
          </table:table-cell>
          <table:table-cell office:value-type="float" office:value="18175" calcext:value-type="float">
            <text:p>18 175,00</text:p>
          </table:table-cell>
          <table:table-cell office:value-type="float" office:value="3905" calcext:value-type="float">
            <text:p>3 90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991730" calcext:value-type="float">
            <text:p>10991730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28</text:p>
          </table:table-cell>
          <table:table-cell office:value-type="string" calcext:value-type="string">
            <text:p>Creative Studio OÜ</text:p>
          </table:table-cell>
          <table:table-cell/>
          <table:table-cell table:style-name="ce2" office:value-type="date" office:date-value="2020-05-17T14:36:53" calcext:value-type="date">
            <text:p>14:36 17.05.2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5657" calcext:value-type="float">
            <text:p>5 65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273648" calcext:value-type="float">
            <text:p>12273648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26</text:p>
          </table:table-cell>
          <table:table-cell office:value-type="string" calcext:value-type="string">
            <text:p>Sundja, Sundja &amp; Sundja OÜ</text:p>
          </table:table-cell>
          <table:table-cell/>
          <table:table-cell table:style-name="ce2" office:value-type="date" office:date-value="2020-05-17T13:15:36" calcext:value-type="date">
            <text:p>13:15 17.05.20</text:p>
          </table:table-cell>
          <table:table-cell table:number-columns-repeated="2" office:value-type="float" office:value="2881" calcext:value-type="float">
            <text:p>2 88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505797" calcext:value-type="float">
            <text:p>12505797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21</text:p>
          </table:table-cell>
          <table:table-cell office:value-type="string" calcext:value-type="string">
            <text:p>Club Hollywood OÜ</text:p>
          </table:table-cell>
          <table:table-cell/>
          <table:table-cell table:style-name="ce2" office:value-type="date" office:date-value="2020-05-16T21:41:17" calcext:value-type="date">
            <text:p>21:41 16.05.20</text:p>
          </table:table-cell>
          <table:table-cell table:number-columns-repeated="2" office:value-type="float" office:value="15000" calcext:value-type="float">
            <text:p>1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403779" calcext:value-type="float">
            <text:p>10403779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19</text:p>
          </table:table-cell>
          <table:table-cell office:value-type="string" calcext:value-type="string">
            <text:p>Mittetulundusühing Piidivabrik</text:p>
          </table:table-cell>
          <table:table-cell/>
          <table:table-cell table:style-name="ce2" office:value-type="date" office:date-value="2020-05-16T17:28:03" calcext:value-type="date">
            <text:p>17:28 16.05.20</text:p>
          </table:table-cell>
          <table:table-cell table:number-columns-repeated="2" office:value-type="float" office:value="15000" calcext:value-type="float">
            <text:p>1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7125" calcext:value-type="float">
            <text:p>80387125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16</text:p>
          </table:table-cell>
          <table:table-cell office:value-type="string" calcext:value-type="string">
            <text:p>OÜ Soundway</text:p>
          </table:table-cell>
          <table:table-cell/>
          <table:table-cell table:style-name="ce2" office:value-type="date" office:date-value="2020-05-16T16:08:20" calcext:value-type="date">
            <text:p>16:08 16.05.20</text:p>
          </table:table-cell>
          <table:table-cell office:value-type="float" office:value="2000" calcext:value-type="float">
            <text:p>2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499874" calcext:value-type="float">
            <text:p>10499874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15</text:p>
          </table:table-cell>
          <table:table-cell office:value-type="string" calcext:value-type="string">
            <text:p>mittetulundusühing Genialistide Klubi</text:p>
          </table:table-cell>
          <table:table-cell/>
          <table:table-cell table:style-name="ce2" office:value-type="date" office:date-value="2020-05-16T02:36:49" calcext:value-type="date">
            <text:p>02:36 16.05.20</text:p>
          </table:table-cell>
          <table:table-cell table:number-columns-repeated="2" office:value-type="float" office:value="15000" calcext:value-type="float">
            <text:p>1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32799" calcext:value-type="float">
            <text:p>80232799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12</text:p>
          </table:table-cell>
          <table:table-cell office:value-type="string" calcext:value-type="string">
            <text:p>BattleStar OÜ</text:p>
          </table:table-cell>
          <table:table-cell/>
          <table:table-cell table:style-name="ce2" office:value-type="date" office:date-value="2020-05-15T23:48:05" calcext:value-type="date">
            <text:p>23:48 15.05.20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449513" calcext:value-type="float">
            <text:p>11449513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06</text:p>
          </table:table-cell>
          <table:table-cell office:value-type="string" calcext:value-type="string">
            <text:p>Starsound Productions OÜ</text:p>
          </table:table-cell>
          <table:table-cell/>
          <table:table-cell table:style-name="ce2" office:value-type="date" office:date-value="2020-05-15T18:58:32" calcext:value-type="date">
            <text:p>18:58 15.05.20</text:p>
          </table:table-cell>
          <table:table-cell office:value-type="float" office:value="3000" calcext:value-type="float">
            <text:p>3 000,00</text:p>
          </table:table-cell>
          <table:table-cell office:value-type="float" office:value="2596" calcext:value-type="float">
            <text:p>2 59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977181" calcext:value-type="float">
            <text:p>11977181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04</text:p>
          </table:table-cell>
          <table:table-cell office:value-type="string" calcext:value-type="string">
            <text:p>InCash OÜ</text:p>
          </table:table-cell>
          <table:table-cell/>
          <table:table-cell table:style-name="ce2" office:value-type="date" office:date-value="2020-05-15T18:30:40" calcext:value-type="date">
            <text:p>18:30 15.05.2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8464" calcext:value-type="float">
            <text:p>8 46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999322" calcext:value-type="float">
            <text:p>12999322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096</text:p>
          </table:table-cell>
          <table:table-cell office:value-type="string" calcext:value-type="string">
            <text:p>Tartu Kontsertkorraldus osaühing</text:p>
          </table:table-cell>
          <table:table-cell/>
          <table:table-cell table:style-name="ce2" office:value-type="date" office:date-value="2020-05-15T16:39:46" calcext:value-type="date">
            <text:p>16:39 15.05.20</text:p>
          </table:table-cell>
          <table:table-cell office:value-type="float" office:value="11282" calcext:value-type="float">
            <text:p>11 282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440771" calcext:value-type="float">
            <text:p>11440771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078</text:p>
          </table:table-cell>
          <table:table-cell office:value-type="string" calcext:value-type="string">
            <text:p>Clubmasters Concerts OÜ</text:p>
          </table:table-cell>
          <table:table-cell/>
          <table:table-cell table:style-name="ce2" office:value-type="date" office:date-value="2020-05-15T13:09:29" calcext:value-type="date">
            <text:p>13:09 15.05.2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479874" calcext:value-type="float">
            <text:p>14479874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076</text:p>
          </table:table-cell>
          <table:table-cell office:value-type="string" calcext:value-type="string">
            <text:p>Venusclub Osaühing</text:p>
          </table:table-cell>
          <table:table-cell/>
          <table:table-cell table:style-name="ce2" office:value-type="date" office:date-value="2020-05-15T12:44:41" calcext:value-type="date">
            <text:p>12:44 15.05.20</text:p>
          </table:table-cell>
          <table:table-cell office:value-type="float" office:value="67409" calcext:value-type="float">
            <text:p>67 409,00</text:p>
          </table:table-cell>
          <table:table-cell office:value-type="float" office:value="15000" calcext:value-type="float">
            <text:p>1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607567" calcext:value-type="float">
            <text:p>11607567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072</text:p>
          </table:table-cell>
          <table:table-cell office:value-type="string" calcext:value-type="string">
            <text:p>Monster Music OÜ</text:p>
          </table:table-cell>
          <table:table-cell/>
          <table:table-cell table:style-name="ce2" office:value-type="date" office:date-value="2020-05-15T10:42:18" calcext:value-type="date">
            <text:p>10:42 15.05.20</text:p>
          </table:table-cell>
          <table:table-cell table:number-columns-repeated="2" office:value-type="float" office:value="15000" calcext:value-type="float">
            <text:p>1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146246" calcext:value-type="float">
            <text:p>12146246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057</text:p>
          </table:table-cell>
          <table:table-cell office:value-type="string" calcext:value-type="string">
            <text:p>OÜ Teine Noorus</text:p>
          </table:table-cell>
          <table:table-cell/>
          <table:table-cell table:style-name="ce2" office:value-type="date" office:date-value="2020-05-14T16:20:04" calcext:value-type="date">
            <text:p>16:20 14.05.2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019513" calcext:value-type="float">
            <text:p>12019513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043</text:p>
          </table:table-cell>
          <table:table-cell office:value-type="string" calcext:value-type="string">
            <text:p>Showex OÜ</text:p>
          </table:table-cell>
          <table:table-cell/>
          <table:table-cell table:style-name="ce2" office:value-type="date" office:date-value="2020-05-13T23:51:09" calcext:value-type="date">
            <text:p>23:51 13.05.20</text:p>
          </table:table-cell>
          <table:table-cell office:value-type="float" office:value="9100" calcext:value-type="float">
            <text:p>9 100,00</text:p>
          </table:table-cell>
          <table:table-cell office:value-type="float" office:value="6200" calcext:value-type="float">
            <text:p>6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113707" calcext:value-type="float">
            <text:p>14113707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038</text:p>
          </table:table-cell>
          <table:table-cell office:value-type="string" calcext:value-type="string">
            <text:p>OÜ Biitel</text:p>
          </table:table-cell>
          <table:table-cell/>
          <table:table-cell table:style-name="ce2" office:value-type="date" office:date-value="2020-05-13T16:01:37" calcext:value-type="date">
            <text:p>16:01 13.05.20</text:p>
          </table:table-cell>
          <table:table-cell office:value-type="float" office:value="6000" calcext:value-type="float">
            <text:p>6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409956" calcext:value-type="float">
            <text:p>11409956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033</text:p>
          </table:table-cell>
          <table:table-cell office:value-type="string" calcext:value-type="string">
            <text:p>OÜ Maivel</text:p>
          </table:table-cell>
          <table:table-cell/>
          <table:table-cell table:style-name="ce2" office:value-type="date" office:date-value="2020-05-13T14:08:45" calcext:value-type="date">
            <text:p>14:08 13.05.20</text:p>
          </table:table-cell>
          <table:table-cell table:number-columns-repeated="2" office:value-type="float" office:value="15000" calcext:value-type="float">
            <text:p>1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236407" calcext:value-type="float">
            <text:p>10236407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022</text:p>
          </table:table-cell>
          <table:table-cell office:value-type="string" calcext:value-type="string">
            <text:p>AS Tallinna Kontserdimaja</text:p>
          </table:table-cell>
          <table:table-cell/>
          <table:table-cell table:style-name="ce2" office:value-type="date" office:date-value="2020-05-12T12:54:00" calcext:value-type="date">
            <text:p>12:54 12.05.2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514334" calcext:value-type="float">
            <text:p>11514334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018</text:p>
          </table:table-cell>
          <table:table-cell office:value-type="string" calcext:value-type="string">
            <text:p>SKY Productions OÜ</text:p>
          </table:table-cell>
          <table:table-cell/>
          <table:table-cell table:style-name="ce2" office:value-type="date" office:date-value="2020-05-11T18:58:18" calcext:value-type="date">
            <text:p>18:58 11.05.2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1405" calcext:value-type="float">
            <text:p>1 40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714319" calcext:value-type="float">
            <text:p>12714319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016</text:p>
          </table:table-cell>
          <table:table-cell office:value-type="string" calcext:value-type="string">
            <text:p>Eesti Tehnikateenused OÜ</text:p>
          </table:table-cell>
          <table:table-cell/>
          <table:table-cell table:style-name="ce2" office:value-type="date" office:date-value="2020-05-11T15:38:03" calcext:value-type="date">
            <text:p>15:38 11.05.20</text:p>
          </table:table-cell>
          <table:table-cell table:number-columns-repeated="2" office:value-type="float" office:value="10400" calcext:value-type="float">
            <text:p>10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147895" calcext:value-type="float">
            <text:p>12147895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013</text:p>
          </table:table-cell>
          <table:table-cell office:value-type="string" calcext:value-type="string">
            <text:p>Live Nation Estonia OÜ</text:p>
          </table:table-cell>
          <table:table-cell/>
          <table:table-cell table:style-name="ce2" office:value-type="date" office:date-value="2020-05-11T10:32:33" calcext:value-type="date">
            <text:p>10:32 11.05.20</text:p>
          </table:table-cell>
          <table:table-cell table:number-columns-repeated="2" office:value-type="float" office:value="15000" calcext:value-type="float">
            <text:p>1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676276" calcext:value-type="float">
            <text:p>10676276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012</text:p>
          </table:table-cell>
          <table:table-cell office:value-type="string" calcext:value-type="string">
            <text:p>OÜ Slim Music</text:p>
          </table:table-cell>
          <table:table-cell/>
          <table:table-cell table:style-name="ce2" office:value-type="date" office:date-value="2020-05-10T11:11:30.000001" calcext:value-type="date">
            <text:p>11:11 10.05.20</text:p>
          </table:table-cell>
          <table:table-cell office:value-type="float" office:value="6000" calcext:value-type="float">
            <text:p>6 000,00</text:p>
          </table:table-cell>
          <table:table-cell office:value-type="float" office:value="1835" calcext:value-type="float">
            <text:p>1 83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409850" calcext:value-type="float">
            <text:p>11409850</text:p>
          </table:table-cell>
        </table:table-row>
        <table:table-row table:style-name="ro1">
          <table:table-cell office:value-type="string" calcext:value-type="string">
            <text:p>Kultuuriministeeriumilt seni toetust mitte saanud kontserdikorraldajad, muusikakollektiivid, esitajad ja tugiteenuse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008</text:p>
          </table:table-cell>
          <table:table-cell office:value-type="string" calcext:value-type="string">
            <text:p>DJ Ivar Järvela</text:p>
          </table:table-cell>
          <table:table-cell/>
          <table:table-cell table:style-name="ce2" office:value-type="date" office:date-value="2020-05-08T11:07:27" calcext:value-type="date">
            <text:p>11:07 08.05.20</text:p>
          </table:table-cell>
          <table:table-cell office:value-type="float" office:value="5000" calcext:value-type="float">
            <text:p>5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873056" calcext:value-type="float">
            <text:p>11873056</text:p>
          </table:table-cell>
        </table:table-row>
        <table:table-row table:style-name="ro1">
          <table:table-cell office:value-type="string" calcext:value-type="string">
            <text:p>Koroonaviiruse levikuga seotud kriisist mõjutatud spordialaliitude ja spordialade jätkusuutlikkuse kriisiabi toetu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391</text:p>
          </table:table-cell>
          <table:table-cell office:value-type="string" calcext:value-type="string">
            <text:p>Eesti Aerutamisföderatsioon</text:p>
          </table:table-cell>
          <table:table-cell/>
          <table:table-cell table:style-name="ce2" office:value-type="date" office:date-value="2020-06-09T23:54:41" calcext:value-type="date">
            <text:p>23:54 09.06.20</text:p>
          </table:table-cell>
          <table:table-cell table:number-columns-repeated="2" office:value-type="float" office:value="7020" calcext:value-type="float">
            <text:p>7 0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1801" calcext:value-type="float">
            <text:p>80071801</text:p>
          </table:table-cell>
        </table:table-row>
        <table:table-row table:style-name="ro1">
          <table:table-cell office:value-type="string" calcext:value-type="string">
            <text:p>Koroonaviiruse levikuga seotud kriisist mõjutatud spordialaliitude ja spordialade jätkusuutlikkuse kriisiabi toetu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390</text:p>
          </table:table-cell>
          <table:table-cell office:value-type="string" calcext:value-type="string">
            <text:p>Eesti Ujumisliit</text:p>
          </table:table-cell>
          <table:table-cell/>
          <table:table-cell table:style-name="ce2" office:value-type="date" office:date-value="2020-06-09T23:53:25.000001" calcext:value-type="date">
            <text:p>23:53 09.06.20</text:p>
          </table:table-cell>
          <table:table-cell table:number-columns-repeated="2" office:value-type="float" office:value="9600" calcext:value-type="float">
            <text:p>9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86145" calcext:value-type="float">
            <text:p>80086145</text:p>
          </table:table-cell>
        </table:table-row>
        <table:table-row table:style-name="ro1">
          <table:table-cell office:value-type="string" calcext:value-type="string">
            <text:p>Koroonaviiruse levikuga seotud kriisist mõjutatud spordialaliitude ja spordialade jätkusuutlikkuse kriisiabi toetu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389</text:p>
          </table:table-cell>
          <table:table-cell office:value-type="string" calcext:value-type="string">
            <text:p>EESTI MALELIIT</text:p>
          </table:table-cell>
          <table:table-cell/>
          <table:table-cell table:style-name="ce2" office:value-type="date" office:date-value="2020-06-09T23:13:33" calcext:value-type="date">
            <text:p>23:13 09.06.20</text:p>
          </table:table-cell>
          <table:table-cell office:value-type="float" office:value="18500" calcext:value-type="float">
            <text:p>18 500,00</text:p>
          </table:table-cell>
          <table:table-cell office:value-type="float" office:value="17500" calcext:value-type="float">
            <text:p>17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23498" calcext:value-type="float">
            <text:p>80023498</text:p>
          </table:table-cell>
        </table:table-row>
        <table:table-row table:style-name="ro1">
          <table:table-cell office:value-type="string" calcext:value-type="string">
            <text:p>Koroonaviiruse levikuga seotud kriisist mõjutatud spordialaliitude ja spordialade jätkusuutlikkuse kriisiabi toetu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388</text:p>
          </table:table-cell>
          <table:table-cell office:value-type="string" calcext:value-type="string">
            <text:p>Mittetulundusühing Eesti Tennise Liit</text:p>
          </table:table-cell>
          <table:table-cell/>
          <table:table-cell table:style-name="ce2" office:value-type="date" office:date-value="2020-06-09T23:07:51" calcext:value-type="date">
            <text:p>23:07 09.06.20</text:p>
          </table:table-cell>
          <table:table-cell table:number-columns-repeated="2" office:value-type="float" office:value="25550" calcext:value-type="float">
            <text:p>25 5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4221" calcext:value-type="float">
            <text:p>80064221</text:p>
          </table:table-cell>
        </table:table-row>
        <table:table-row table:style-name="ro1">
          <table:table-cell office:value-type="string" calcext:value-type="string">
            <text:p>Koroonaviiruse levikuga seotud kriisist mõjutatud spordialaliitude ja spordialade jätkusuutlikkuse kriisiabi toetu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387</text:p>
          </table:table-cell>
          <table:table-cell office:value-type="string" calcext:value-type="string">
            <text:p>Eesti Võrkpalli Liit</text:p>
          </table:table-cell>
          <table:table-cell/>
          <table:table-cell table:style-name="ce2" office:value-type="date" office:date-value="2020-06-09T22:44:14" calcext:value-type="date">
            <text:p>22:44 09.06.20</text:p>
          </table:table-cell>
          <table:table-cell table:number-columns-repeated="2" office:value-type="float" office:value="25000" calcext:value-type="float">
            <text:p>2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23481" calcext:value-type="float">
            <text:p>80023481</text:p>
          </table:table-cell>
        </table:table-row>
        <table:table-row table:style-name="ro1">
          <table:table-cell office:value-type="string" calcext:value-type="string">
            <text:p>Koroonaviiruse levikuga seotud kriisist mõjutatud spordialaliitude ja spordialade jätkusuutlikkuse kriisiabi toetu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386</text:p>
          </table:table-cell>
          <table:table-cell office:value-type="string" calcext:value-type="string">
            <text:p>EESTI VIBULIIT</text:p>
          </table:table-cell>
          <table:table-cell/>
          <table:table-cell table:style-name="ce2" office:value-type="date" office:date-value="2020-06-09T21:38:02" calcext:value-type="date">
            <text:p>21:38 09.06.20</text:p>
          </table:table-cell>
          <table:table-cell office:value-type="float" office:value="5209" calcext:value-type="float">
            <text:p>5 209,00</text:p>
          </table:table-cell>
          <table:table-cell office:value-type="float" office:value="4600" calcext:value-type="float">
            <text:p>4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86814" calcext:value-type="float">
            <text:p>80086814</text:p>
          </table:table-cell>
        </table:table-row>
        <table:table-row table:style-name="ro1">
          <table:table-cell office:value-type="string" calcext:value-type="string">
            <text:p>Koroonaviiruse levikuga seotud kriisist mõjutatud spordialaliitude ja spordialade jätkusuutlikkuse kriisiabi toetu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385</text:p>
          </table:table-cell>
          <table:table-cell office:value-type="string" calcext:value-type="string">
            <text:p>Eesti Sõudeliit</text:p>
          </table:table-cell>
          <table:table-cell/>
          <table:table-cell table:style-name="ce2" office:value-type="date" office:date-value="2020-06-09T21:36:52" calcext:value-type="date">
            <text:p>21:36 09.06.20</text:p>
          </table:table-cell>
          <table:table-cell table:number-columns-repeated="2" office:value-type="float" office:value="25372" calcext:value-type="float">
            <text:p>25 37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1221" calcext:value-type="float">
            <text:p>80071221</text:p>
          </table:table-cell>
        </table:table-row>
        <table:table-row table:style-name="ro1">
          <table:table-cell office:value-type="string" calcext:value-type="string">
            <text:p>Koroonaviiruse levikuga seotud kriisist mõjutatud spordialaliitude ja spordialade jätkusuutlikkuse kriisiabi toetu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384</text:p>
          </table:table-cell>
          <table:table-cell office:value-type="string" calcext:value-type="string">
            <text:p>Eesti Korvpalliliit</text:p>
          </table:table-cell>
          <table:table-cell/>
          <table:table-cell table:style-name="ce2" office:value-type="date" office:date-value="2020-06-09T21:24:02" calcext:value-type="date">
            <text:p>21:24 09.06.20</text:p>
          </table:table-cell>
          <table:table-cell office:value-type="float" office:value="55245" calcext:value-type="float">
            <text:p>55 245,00</text:p>
          </table:table-cell>
          <table:table-cell office:value-type="float" office:value="43717" calcext:value-type="float">
            <text:p>43 71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07140" calcext:value-type="float">
            <text:p>80007140</text:p>
          </table:table-cell>
        </table:table-row>
        <table:table-row table:style-name="ro1">
          <table:table-cell office:value-type="string" calcext:value-type="string">
            <text:p>Koroonaviiruse levikuga seotud kriisist mõjutatud spordialaliitude ja spordialade jätkusuutlikkuse kriisiabi toetu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383</text:p>
          </table:table-cell>
          <table:table-cell office:value-type="string" calcext:value-type="string">
            <text:p>EESTI ORIENTEERUMISLIIT</text:p>
          </table:table-cell>
          <table:table-cell/>
          <table:table-cell table:style-name="ce2" office:value-type="date" office:date-value="2020-06-09T20:35:32" calcext:value-type="date">
            <text:p>20:35 09.06.20</text:p>
          </table:table-cell>
          <table:table-cell table:number-columns-repeated="2" office:value-type="float" office:value="32261" calcext:value-type="float">
            <text:p>32 26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40568" calcext:value-type="float">
            <text:p>80040568</text:p>
          </table:table-cell>
        </table:table-row>
        <table:table-row table:style-name="ro1">
          <table:table-cell office:value-type="string" calcext:value-type="string">
            <text:p>Koroonaviiruse levikuga seotud kriisist mõjutatud spordialaliitude ja spordialade jätkusuutlikkuse kriisiabi toetu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382</text:p>
          </table:table-cell>
          <table:table-cell office:value-type="string" calcext:value-type="string">
            <text:p>EESTI TRIATLONI LIIT</text:p>
          </table:table-cell>
          <table:table-cell/>
          <table:table-cell table:style-name="ce2" office:value-type="date" office:date-value="2020-06-09T20:26:57" calcext:value-type="date">
            <text:p>20:26 09.06.20</text:p>
          </table:table-cell>
          <table:table-cell table:number-columns-repeated="2" office:value-type="float" office:value="9000" calcext:value-type="float">
            <text:p>9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5839" calcext:value-type="float">
            <text:p>80075839</text:p>
          </table:table-cell>
        </table:table-row>
        <table:table-row table:style-name="ro1">
          <table:table-cell office:value-type="string" calcext:value-type="string">
            <text:p>Koroonaviiruse levikuga seotud kriisist mõjutatud spordialaliitude ja spordialade jätkusuutlikkuse kriisiabi toetu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381</text:p>
          </table:table-cell>
          <table:table-cell office:value-type="string" calcext:value-type="string">
            <text:p>Mittetulundusühing Eesti Jäähokiliit</text:p>
          </table:table-cell>
          <table:table-cell/>
          <table:table-cell table:style-name="ce2" office:value-type="date" office:date-value="2020-06-09T20:18:58" calcext:value-type="date">
            <text:p>20:18 09.06.20</text:p>
          </table:table-cell>
          <table:table-cell office:value-type="float" office:value="53201" calcext:value-type="float">
            <text:p>53 201,00</text:p>
          </table:table-cell>
          <table:table-cell office:value-type="float" office:value="39968" calcext:value-type="float">
            <text:p>39 96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48096" calcext:value-type="float">
            <text:p>80048096</text:p>
          </table:table-cell>
        </table:table-row>
        <table:table-row table:style-name="ro1">
          <table:table-cell office:value-type="string" calcext:value-type="string">
            <text:p>Koroonaviiruse levikuga seotud kriisist mõjutatud spordialaliitude ja spordialade jätkusuutlikkuse kriisiabi toetu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380</text:p>
          </table:table-cell>
          <table:table-cell office:value-type="string" calcext:value-type="string">
            <text:p>EESTI JALGPALLI LIIT</text:p>
          </table:table-cell>
          <table:table-cell/>
          <table:table-cell table:style-name="ce2" office:value-type="date" office:date-value="2020-06-09T20:16:00" calcext:value-type="date">
            <text:p>20:16 09.06.20</text:p>
          </table:table-cell>
          <table:table-cell office:value-type="float" office:value="142658" calcext:value-type="float">
            <text:p>142 658,00</text:p>
          </table:table-cell>
          <table:table-cell office:value-type="float" office:value="75217" calcext:value-type="float">
            <text:p>75 21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91598" calcext:value-type="float">
            <text:p>80091598</text:p>
          </table:table-cell>
        </table:table-row>
        <table:table-row table:style-name="ro1">
          <table:table-cell office:value-type="string" calcext:value-type="string">
            <text:p>Koroonaviiruse levikuga seotud kriisist mõjutatud spordialaliitude ja spordialade jätkusuutlikkuse kriisiabi toetu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379</text:p>
          </table:table-cell>
          <table:table-cell office:value-type="string" calcext:value-type="string">
            <text:p>Eesti Saalihoki Liit</text:p>
          </table:table-cell>
          <table:table-cell/>
          <table:table-cell table:style-name="ce2" office:value-type="date" office:date-value="2020-06-09T19:51:36" calcext:value-type="date">
            <text:p>19:51 09.06.20</text:p>
          </table:table-cell>
          <table:table-cell office:value-type="float" office:value="14098" calcext:value-type="float">
            <text:p>14 098,00</text:p>
          </table:table-cell>
          <table:table-cell office:value-type="float" office:value="9000" calcext:value-type="float">
            <text:p>9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89971" calcext:value-type="float">
            <text:p>80089971</text:p>
          </table:table-cell>
        </table:table-row>
        <table:table-row table:style-name="ro1">
          <table:table-cell office:value-type="string" calcext:value-type="string">
            <text:p>Koroonaviiruse levikuga seotud kriisist mõjutatud spordialaliitude ja spordialade jätkusuutlikkuse kriisiabi toetu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378</text:p>
          </table:table-cell>
          <table:table-cell office:value-type="string" calcext:value-type="string">
            <text:p>Eesti Laskesuusatamise Föderatsioon</text:p>
          </table:table-cell>
          <table:table-cell/>
          <table:table-cell table:style-name="ce2" office:value-type="date" office:date-value="2020-06-09T17:58:45" calcext:value-type="date">
            <text:p>17:58 09.06.20</text:p>
          </table:table-cell>
          <table:table-cell office:value-type="float" office:value="73810" calcext:value-type="float">
            <text:p>73 810,00</text:p>
          </table:table-cell>
          <table:table-cell office:value-type="float" office:value="37200" calcext:value-type="float">
            <text:p>37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86033" calcext:value-type="float">
            <text:p>80086033</text:p>
          </table:table-cell>
        </table:table-row>
        <table:table-row table:style-name="ro1">
          <table:table-cell office:value-type="string" calcext:value-type="string">
            <text:p>Koroonaviiruse levikuga seotud kriisist mõjutatud spordialaliitude ja spordialade jätkusuutlikkuse kriisiabi toetu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377</text:p>
          </table:table-cell>
          <table:table-cell office:value-type="string" calcext:value-type="string">
            <text:p>mittetulundusühing Eesti Mootorrattaspordi Föderatsioon</text:p>
          </table:table-cell>
          <table:table-cell/>
          <table:table-cell table:style-name="ce2" office:value-type="date" office:date-value="2020-06-09T17:42:32" calcext:value-type="date">
            <text:p>17:42 09.06.20</text:p>
          </table:table-cell>
          <table:table-cell table:number-columns-repeated="2" office:value-type="float" office:value="40095" calcext:value-type="float">
            <text:p>40 09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87009" calcext:value-type="float">
            <text:p>80087009</text:p>
          </table:table-cell>
        </table:table-row>
        <table:table-row table:style-name="ro1">
          <table:table-cell office:value-type="string" calcext:value-type="string">
            <text:p>Koroonaviiruse levikuga seotud kriisist mõjutatud spordialaliitude ja spordialade jätkusuutlikkuse kriisiabi toetu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376</text:p>
          </table:table-cell>
          <table:table-cell office:value-type="string" calcext:value-type="string">
            <text:p>Eesti Käsipalliliit</text:p>
          </table:table-cell>
          <table:table-cell/>
          <table:table-cell table:style-name="ce2" office:value-type="date" office:date-value="2020-06-09T17:23:29" calcext:value-type="date">
            <text:p>17:23 09.06.20</text:p>
          </table:table-cell>
          <table:table-cell table:number-columns-repeated="2" office:value-type="float" office:value="49390" calcext:value-type="float">
            <text:p>49 39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6355" calcext:value-type="float">
            <text:p>80066355</text:p>
          </table:table-cell>
        </table:table-row>
        <table:table-row table:style-name="ro1">
          <table:table-cell office:value-type="string" calcext:value-type="string">
            <text:p>Koroonaviiruse levikuga seotud kriisist mõjutatud spordialaliitude ja spordialade jätkusuutlikkuse kriisiabi toetu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375</text:p>
          </table:table-cell>
          <table:table-cell office:value-type="string" calcext:value-type="string">
            <text:p>Eesti Jahtklubide Liit</text:p>
          </table:table-cell>
          <table:table-cell/>
          <table:table-cell table:style-name="ce2" office:value-type="date" office:date-value="2020-06-09T17:07:21" calcext:value-type="date">
            <text:p>17:07 09.06.20</text:p>
          </table:table-cell>
          <table:table-cell table:number-columns-repeated="2" office:value-type="float" office:value="23645" calcext:value-type="float">
            <text:p>23 64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4834" calcext:value-type="float">
            <text:p>80074834</text:p>
          </table:table-cell>
        </table:table-row>
        <table:table-row table:style-name="ro1">
          <table:table-cell office:value-type="string" calcext:value-type="string">
            <text:p>Koroonaviiruse levikuga seotud kriisist mõjutatud spordialaliitude ja spordialade jätkusuutlikkuse kriisiabi toetu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374</text:p>
          </table:table-cell>
          <table:table-cell office:value-type="string" calcext:value-type="string">
            <text:p>EESTI SUUSALIIT</text:p>
          </table:table-cell>
          <table:table-cell/>
          <table:table-cell table:style-name="ce2" office:value-type="date" office:date-value="2020-06-09T16:34:38.999999" calcext:value-type="date">
            <text:p>16:34 09.06.20</text:p>
          </table:table-cell>
          <table:table-cell office:value-type="float" office:value="166620" calcext:value-type="float">
            <text:p>166 620,00</text:p>
          </table:table-cell>
          <table:table-cell office:value-type="float" office:value="40500" calcext:value-type="float">
            <text:p>40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1971" calcext:value-type="float">
            <text:p>80071971</text:p>
          </table:table-cell>
        </table:table-row>
        <table:table-row table:style-name="ro1">
          <table:table-cell office:value-type="string" calcext:value-type="string">
            <text:p>Koroonaviiruse levikuga seotud kriisist mõjutatud spordialaliitude ja spordialade jätkusuutlikkuse kriisiabi toetu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373</text:p>
          </table:table-cell>
          <table:table-cell office:value-type="string" calcext:value-type="string">
            <text:p>Eesti Veemoto Liit</text:p>
          </table:table-cell>
          <table:table-cell/>
          <table:table-cell table:style-name="ce2" office:value-type="date" office:date-value="2020-06-09T16:23:15" calcext:value-type="date">
            <text:p>16:23 09.06.20</text:p>
          </table:table-cell>
          <table:table-cell office:value-type="float" office:value="23500" calcext:value-type="float">
            <text:p>23 500,00</text:p>
          </table:table-cell>
          <table:table-cell office:value-type="float" office:value="19700" calcext:value-type="float">
            <text:p>19 7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88173" calcext:value-type="float">
            <text:p>80088173</text:p>
          </table:table-cell>
        </table:table-row>
        <table:table-row table:style-name="ro1">
          <table:table-cell office:value-type="string" calcext:value-type="string">
            <text:p>Koroonaviiruse levikuga seotud kriisist mõjutatud spordialaliitude ja spordialade jätkusuutlikkuse kriisiabi toetu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372</text:p>
          </table:table-cell>
          <table:table-cell office:value-type="string" calcext:value-type="string">
            <text:p>MITTETULUNDUSÜHING EESTI PILJARDILIIT</text:p>
          </table:table-cell>
          <table:table-cell/>
          <table:table-cell table:style-name="ce2" office:value-type="date" office:date-value="2020-06-09T16:10:47" calcext:value-type="date">
            <text:p>16:10 09.06.20</text:p>
          </table:table-cell>
          <table:table-cell table:number-columns-repeated="2" office:value-type="float" office:value="12700" calcext:value-type="float">
            <text:p>12 7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11041" calcext:value-type="float">
            <text:p>80011041</text:p>
          </table:table-cell>
        </table:table-row>
        <table:table-row table:style-name="ro1">
          <table:table-cell office:value-type="string" calcext:value-type="string">
            <text:p>Koroonaviiruse levikuga seotud kriisist mõjutatud spordialaliitude ja spordialade jätkusuutlikkuse kriisiabi toetu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371</text:p>
          </table:table-cell>
          <table:table-cell office:value-type="string" calcext:value-type="string">
            <text:p>EESTI GOLFI LIIT</text:p>
          </table:table-cell>
          <table:table-cell/>
          <table:table-cell table:style-name="ce2" office:value-type="date" office:date-value="2020-06-09T15:48:08" calcext:value-type="date">
            <text:p>15:48 09.06.20</text:p>
          </table:table-cell>
          <table:table-cell table:number-columns-repeated="2" office:value-type="float" office:value="13100" calcext:value-type="float">
            <text:p>13 1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91330" calcext:value-type="float">
            <text:p>80091330</text:p>
          </table:table-cell>
        </table:table-row>
        <table:table-row table:style-name="ro1">
          <table:table-cell office:value-type="string" calcext:value-type="string">
            <text:p>Koroonaviiruse levikuga seotud kriisist mõjutatud spordialaliitude ja spordialade jätkusuutlikkuse kriisiabi toetu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369</text:p>
          </table:table-cell>
          <table:table-cell office:value-type="string" calcext:value-type="string">
            <text:p>EESTI TAEKWONDO FÖDERATSIOON</text:p>
          </table:table-cell>
          <table:table-cell/>
          <table:table-cell table:style-name="ce2" office:value-type="date" office:date-value="2020-06-09T15:21:45" calcext:value-type="date">
            <text:p>15:21 09.06.20</text:p>
          </table:table-cell>
          <table:table-cell table:number-columns-repeated="2" office:value-type="float" office:value="25000" calcext:value-type="float">
            <text:p>2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01002" calcext:value-type="float">
            <text:p>80001002</text:p>
          </table:table-cell>
        </table:table-row>
        <table:table-row table:style-name="ro1">
          <table:table-cell office:value-type="string" calcext:value-type="string">
            <text:p>Koroonaviiruse levikuga seotud kriisist mõjutatud spordialaliitude ja spordialade jätkusuutlikkuse kriisiabi toetu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368</text:p>
          </table:table-cell>
          <table:table-cell office:value-type="string" calcext:value-type="string">
            <text:p>Eesti Jalgratturite Liit</text:p>
          </table:table-cell>
          <table:table-cell/>
          <table:table-cell table:style-name="ce2" office:value-type="date" office:date-value="2020-06-09T15:15:38.999999" calcext:value-type="date">
            <text:p>15:15 09.06.20</text:p>
          </table:table-cell>
          <table:table-cell office:value-type="float" office:value="48000" calcext:value-type="float">
            <text:p>48 000,00</text:p>
          </table:table-cell>
          <table:table-cell office:value-type="float" office:value="36000" calcext:value-type="float">
            <text:p>36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7497" calcext:value-type="float">
            <text:p>80057497</text:p>
          </table:table-cell>
        </table:table-row>
        <table:table-row table:style-name="ro1">
          <table:table-cell office:value-type="string" calcext:value-type="string">
            <text:p>Koroonaviiruse levikuga seotud kriisist mõjutatud spordialaliitude ja spordialade jätkusuutlikkuse kriisiabi toetu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366</text:p>
          </table:table-cell>
          <table:table-cell office:value-type="string" calcext:value-type="string">
            <text:p>Eesti Laskurliit</text:p>
          </table:table-cell>
          <table:table-cell/>
          <table:table-cell table:style-name="ce2" office:value-type="date" office:date-value="2020-06-09T13:51:32" calcext:value-type="date">
            <text:p>13:51 09.06.20</text:p>
          </table:table-cell>
          <table:table-cell table:number-columns-repeated="2" office:value-type="float" office:value="7000" calcext:value-type="float">
            <text:p>7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9094" calcext:value-type="float">
            <text:p>80059094</text:p>
          </table:table-cell>
        </table:table-row>
        <table:table-row table:style-name="ro1">
          <table:table-cell office:value-type="string" calcext:value-type="string">
            <text:p>Koroonaviiruse levikuga seotud kriisist mõjutatud spordialaliitude ja spordialade jätkusuutlikkuse kriisiabi toetu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365</text:p>
          </table:table-cell>
          <table:table-cell office:value-type="string" calcext:value-type="string">
            <text:p>Eesti Tantsuspordi Liit</text:p>
          </table:table-cell>
          <table:table-cell/>
          <table:table-cell table:style-name="ce2" office:value-type="date" office:date-value="2020-06-09T12:30:26" calcext:value-type="date">
            <text:p>12:30 09.06.20</text:p>
          </table:table-cell>
          <table:table-cell office:value-type="float" office:value="25296" calcext:value-type="float">
            <text:p>25 296,00</text:p>
          </table:table-cell>
          <table:table-cell office:value-type="float" office:value="12406" calcext:value-type="float">
            <text:p>12 40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88821" calcext:value-type="float">
            <text:p>80088821</text:p>
          </table:table-cell>
        </table:table-row>
        <table:table-row table:style-name="ro1">
          <table:table-cell office:value-type="string" calcext:value-type="string">
            <text:p>Koroonaviiruse levikuga seotud kriisist mõjutatud spordialaliitude ja spordialade jätkusuutlikkuse kriisiabi toetu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363</text:p>
          </table:table-cell>
          <table:table-cell office:value-type="string" calcext:value-type="string">
            <text:p>EESTI AUTOSPORDI LIIT</text:p>
          </table:table-cell>
          <table:table-cell/>
          <table:table-cell table:style-name="ce2" office:value-type="date" office:date-value="2020-06-09T09:21:28" calcext:value-type="date">
            <text:p>09:21 09.06.20</text:p>
          </table:table-cell>
          <table:table-cell office:value-type="float" office:value="32560" calcext:value-type="float">
            <text:p>32 560,00</text:p>
          </table:table-cell>
          <table:table-cell office:value-type="float" office:value="22838" calcext:value-type="float">
            <text:p>22 83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6023" calcext:value-type="float">
            <text:p>80076023</text:p>
          </table:table-cell>
        </table:table-row>
        <table:table-row table:style-name="ro1">
          <table:table-cell office:value-type="string" calcext:value-type="string">
            <text:p>Koroonaviiruse levikuga seotud kriisist mõjutatud spordialaliitude ja spordialade jätkusuutlikkuse kriisiabi toetu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361</text:p>
          </table:table-cell>
          <table:table-cell office:value-type="string" calcext:value-type="string">
            <text:p>Eesti Lauatenniseliit</text:p>
          </table:table-cell>
          <table:table-cell/>
          <table:table-cell table:style-name="ce2" office:value-type="date" office:date-value="2020-06-08T12:13:36" calcext:value-type="date">
            <text:p>12:13 08.06.20</text:p>
          </table:table-cell>
          <table:table-cell office:value-type="float" office:value="13400" calcext:value-type="float">
            <text:p>13 400,00</text:p>
          </table:table-cell>
          <table:table-cell office:value-type="float" office:value="11800" calcext:value-type="float">
            <text:p>11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9180" calcext:value-type="float">
            <text:p>80079180</text:p>
          </table:table-cell>
        </table:table-row>
        <table:table-row table:style-name="ro1">
          <table:table-cell office:value-type="string" calcext:value-type="string">
            <text:p>Koroonaviiruse levikuga seotud kriisist mõjutatud spordialaliitude ja spordialade jätkusuutlikkuse kriisiabi toetu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356</text:p>
          </table:table-cell>
          <table:table-cell office:value-type="string" calcext:value-type="string">
            <text:p>Eesti Kergejõustikuliit</text:p>
          </table:table-cell>
          <table:table-cell/>
          <table:table-cell table:style-name="ce2" office:value-type="date" office:date-value="2020-06-03T16:57:03" calcext:value-type="date">
            <text:p>16:57 03.06.20</text:p>
          </table:table-cell>
          <table:table-cell table:number-columns-repeated="2" office:value-type="float" office:value="12000" calcext:value-type="float">
            <text:p>1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9122" calcext:value-type="float">
            <text:p>80079122</text:p>
          </table:table-cell>
        </table:table-row>
        <table:table-row table:style-name="ro1">
          <table:table-cell office:value-type="string" calcext:value-type="string">
            <text:p>Koroonaviiruse levikuga seotud kriisist mõjutatud spordialaliitude ja spordialade jätkusuutlikkuse kriisiabi toetu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355</text:p>
          </table:table-cell>
          <table:table-cell office:value-type="string" calcext:value-type="string">
            <text:p>Eesti Sulgpalliliit</text:p>
          </table:table-cell>
          <table:table-cell/>
          <table:table-cell table:style-name="ce2" office:value-type="date" office:date-value="2020-06-03T15:04:54" calcext:value-type="date">
            <text:p>15:04 03.06.20</text:p>
          </table:table-cell>
          <table:table-cell table:number-columns-repeated="2" office:value-type="float" office:value="5220" calcext:value-type="float">
            <text:p>5 2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9091" calcext:value-type="float">
            <text:p>80079091</text:p>
          </table:table-cell>
        </table:table-row>
        <table:table-row table:style-name="ro1">
          <table:table-cell office:value-type="string" calcext:value-type="string">
            <text:p>Kriisiabi disaini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6/1347</text:p>
          </table:table-cell>
          <table:table-cell office:value-type="string" calcext:value-type="string">
            <text:p>Supermoon OÜ</text:p>
          </table:table-cell>
          <table:table-cell/>
          <table:table-cell table:style-name="ce2" office:value-type="date" office:date-value="2020-05-22T08:55:44.000001" calcext:value-type="date">
            <text:p>08:55 22.05.20</text:p>
          </table:table-cell>
          <table:table-cell table:number-columns-repeated="2" office:value-type="float" office:value="37000" calcext:value-type="float">
            <text:p>37 000,00</text:p>
          </table:table-cell>
          <table:table-cell office:value-type="string" calcext:value-type="string">
            <text:p>Otsus jõustunud</text:p>
          </table:table-cell>
          <table:table-cell table:style-name="ce5" office:value-type="date" office:date-value="2021-02-11" calcext:value-type="date">
            <text:p>11.2.21</text:p>
          </table:table-cell>
          <table:table-cell/>
          <table:table-cell office:value-type="float" office:value="12556033" calcext:value-type="float">
            <text:p>12556033</text:p>
          </table:table-cell>
        </table:table-row>
        <table:table-row table:style-name="ro1">
          <table:table-cell office:value-type="string" calcext:value-type="string">
            <text:p>Kriisiabi disaini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6/1326</text:p>
          </table:table-cell>
          <table:table-cell office:value-type="string" calcext:value-type="string">
            <text:p>Nanurk OÜ</text:p>
          </table:table-cell>
          <table:table-cell/>
          <table:table-cell table:style-name="ce2" office:value-type="date" office:date-value="2020-05-18T23:48:19" calcext:value-type="date">
            <text:p>23:48 18.05.20</text:p>
          </table:table-cell>
          <table:table-cell office:value-type="float" office:value="11335" calcext:value-type="float">
            <text:p>11 335,00</text:p>
          </table:table-cell>
          <table:table-cell office:value-type="float" office:value="4781" calcext:value-type="float">
            <text:p>4 78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722282" calcext:value-type="float">
            <text:p>12722282</text:p>
          </table:table-cell>
        </table:table-row>
        <table:table-row table:style-name="ro1">
          <table:table-cell office:value-type="string" calcext:value-type="string">
            <text:p>Kriisiabi disaini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6/1323</text:p>
          </table:table-cell>
          <table:table-cell office:value-type="string" calcext:value-type="string">
            <text:p>Osaühing Artisana</text:p>
          </table:table-cell>
          <table:table-cell/>
          <table:table-cell table:style-name="ce2" office:value-type="date" office:date-value="2020-05-18T23:44:36" calcext:value-type="date">
            <text:p>23:44 18.05.20</text:p>
          </table:table-cell>
          <table:table-cell table:number-columns-repeated="2" office:value-type="float" office:value="30698" calcext:value-type="float">
            <text:p>30 69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119924" calcext:value-type="float">
            <text:p>12119924</text:p>
          </table:table-cell>
        </table:table-row>
        <table:table-row table:style-name="ro1">
          <table:table-cell office:value-type="string" calcext:value-type="string">
            <text:p>Kriisiabi disaini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6/1312</text:p>
          </table:table-cell>
          <table:table-cell office:value-type="string" calcext:value-type="string">
            <text:p>Tallinna Nahatöökoda OÜ</text:p>
          </table:table-cell>
          <table:table-cell/>
          <table:table-cell table:style-name="ce2" office:value-type="date" office:date-value="2020-05-18T23:26:02" calcext:value-type="date">
            <text:p>23:26 18.05.20</text:p>
          </table:table-cell>
          <table:table-cell office:value-type="float" office:value="43290" calcext:value-type="float">
            <text:p>43 290,00</text:p>
          </table:table-cell>
          <table:table-cell office:value-type="float" office:value="38490" calcext:value-type="float">
            <text:p>38 49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528232" calcext:value-type="float">
            <text:p>12528232</text:p>
          </table:table-cell>
        </table:table-row>
        <table:table-row table:style-name="ro1">
          <table:table-cell office:value-type="string" calcext:value-type="string">
            <text:p>Kriisiabi disaini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6/1308</text:p>
          </table:table-cell>
          <table:table-cell office:value-type="string" calcext:value-type="string">
            <text:p>Triibuvineer OÜ</text:p>
          </table:table-cell>
          <table:table-cell/>
          <table:table-cell table:style-name="ce2" office:value-type="date" office:date-value="2020-05-18T23:06:16" calcext:value-type="date">
            <text:p>23:06 18.05.20</text:p>
          </table:table-cell>
          <table:table-cell table:number-columns-repeated="2" office:value-type="float" office:value="3600" calcext:value-type="float">
            <text:p>3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825438" calcext:value-type="float">
            <text:p>12825438</text:p>
          </table:table-cell>
        </table:table-row>
        <table:table-row table:style-name="ro1">
          <table:table-cell office:value-type="string" calcext:value-type="string">
            <text:p>Kriisiabi disaini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6/1279</text:p>
          </table:table-cell>
          <table:table-cell office:value-type="string" calcext:value-type="string">
            <text:p>Tallinna Paberikoda OÜ</text:p>
          </table:table-cell>
          <table:table-cell/>
          <table:table-cell table:style-name="ce2" office:value-type="date" office:date-value="2020-05-18T20:58:18" calcext:value-type="date">
            <text:p>20:58 18.05.2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6160" calcext:value-type="float">
            <text:p>6 1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118379" calcext:value-type="float">
            <text:p>12118379</text:p>
          </table:table-cell>
        </table:table-row>
        <table:table-row table:style-name="ro1">
          <table:table-cell office:value-type="string" calcext:value-type="string">
            <text:p>Kriisiabi disaini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6/1264</text:p>
          </table:table-cell>
          <table:table-cell office:value-type="string" calcext:value-type="string">
            <text:p>VARKKI OÜ</text:p>
          </table:table-cell>
          <table:table-cell/>
          <table:table-cell table:style-name="ce2" office:value-type="date" office:date-value="2020-05-18T19:28:59" calcext:value-type="date">
            <text:p>19:28 18.05.20</text:p>
          </table:table-cell>
          <table:table-cell office:value-type="float" office:value="13500" calcext:value-type="float">
            <text:p>13 5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064904" calcext:value-type="float">
            <text:p>12064904</text:p>
          </table:table-cell>
        </table:table-row>
        <table:table-row table:style-name="ro1">
          <table:table-cell office:value-type="string" calcext:value-type="string">
            <text:p>Kriisiabi disaini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6/1257</text:p>
          </table:table-cell>
          <table:table-cell office:value-type="string" calcext:value-type="string">
            <text:p>OÜ Keha3</text:p>
          </table:table-cell>
          <table:table-cell/>
          <table:table-cell table:style-name="ce2" office:value-type="date" office:date-value="2020-05-18T18:28:52" calcext:value-type="date">
            <text:p>18:28 18.05.20</text:p>
          </table:table-cell>
          <table:table-cell office:value-type="float" office:value="17990" calcext:value-type="float">
            <text:p>17 990,00</text:p>
          </table:table-cell>
          <table:table-cell office:value-type="float" office:value="10961" calcext:value-type="float">
            <text:p>10 96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582956" calcext:value-type="float">
            <text:p>11582956</text:p>
          </table:table-cell>
        </table:table-row>
        <table:table-row table:style-name="ro1">
          <table:table-cell office:value-type="string" calcext:value-type="string">
            <text:p>Kriisiabi disaini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6/1229</text:p>
          </table:table-cell>
          <table:table-cell office:value-type="string" calcext:value-type="string">
            <text:p>OSAÜHING ZIZI Disain</text:p>
          </table:table-cell>
          <table:table-cell/>
          <table:table-cell table:style-name="ce2" office:value-type="date" office:date-value="2020-05-18T16:34:36" calcext:value-type="date">
            <text:p>16:34 18.05.20</text:p>
          </table:table-cell>
          <table:table-cell table:number-columns-repeated="2" office:value-type="float" office:value="33405" calcext:value-type="float">
            <text:p>33 40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324821" calcext:value-type="float">
            <text:p>10324821</text:p>
          </table:table-cell>
        </table:table-row>
        <table:table-row table:style-name="ro1">
          <table:table-cell office:value-type="string" calcext:value-type="string">
            <text:p>Kriisiabi disaini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6/1214</text:p>
          </table:table-cell>
          <table:table-cell office:value-type="string" calcext:value-type="string">
            <text:p>KINOOS INVEST OÜ</text:p>
          </table:table-cell>
          <table:table-cell/>
          <table:table-cell table:style-name="ce2" office:value-type="date" office:date-value="2020-05-18T15:11:47.000001" calcext:value-type="date">
            <text:p>15:11 18.05.20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175027" calcext:value-type="float">
            <text:p>11175027</text:p>
          </table:table-cell>
        </table:table-row>
        <table:table-row table:style-name="ro1">
          <table:table-cell office:value-type="string" calcext:value-type="string">
            <text:p>Kriisiabi disaini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6/1209</text:p>
          </table:table-cell>
          <table:table-cell office:value-type="string" calcext:value-type="string">
            <text:p>mare kelpman tekstiilistuudio oü</text:p>
          </table:table-cell>
          <table:table-cell/>
          <table:table-cell table:style-name="ce2" office:value-type="date" office:date-value="2020-05-18T14:55:48" calcext:value-type="date">
            <text:p>14:55 18.05.20</text:p>
          </table:table-cell>
          <table:table-cell table:number-columns-repeated="2" office:value-type="float" office:value="25000" calcext:value-type="float">
            <text:p>2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881357" calcext:value-type="float">
            <text:p>11881357</text:p>
          </table:table-cell>
        </table:table-row>
        <table:table-row table:style-name="ro1">
          <table:table-cell office:value-type="string" calcext:value-type="string">
            <text:p>Kriisiabi disaini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6/1199</text:p>
          </table:table-cell>
          <table:table-cell office:value-type="string" calcext:value-type="string">
            <text:p>SOMA jewellery OÜ</text:p>
          </table:table-cell>
          <table:table-cell/>
          <table:table-cell table:style-name="ce2" office:value-type="date" office:date-value="2020-05-18T14:19:48" calcext:value-type="date">
            <text:p>14:19 18.05.20</text:p>
          </table:table-cell>
          <table:table-cell office:value-type="float" office:value="13869.21" calcext:value-type="float">
            <text:p>13 869,21</text:p>
          </table:table-cell>
          <table:table-cell office:value-type="float" office:value="13869" calcext:value-type="float">
            <text:p>13 86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045472" calcext:value-type="float">
            <text:p>14045472</text:p>
          </table:table-cell>
        </table:table-row>
        <table:table-row table:style-name="ro1">
          <table:table-cell office:value-type="string" calcext:value-type="string">
            <text:p>Kriisiabi disaini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6/1198</text:p>
          </table:table-cell>
          <table:table-cell office:value-type="string" calcext:value-type="string">
            <text:p>Alfred &amp; Partners OÜ</text:p>
          </table:table-cell>
          <table:table-cell/>
          <table:table-cell table:style-name="ce2" office:value-type="date" office:date-value="2020-05-18T14:01:53" calcext:value-type="date">
            <text:p>14:01 18.05.20</text:p>
          </table:table-cell>
          <table:table-cell office:value-type="float" office:value="46211" calcext:value-type="float">
            <text:p>46 211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927875" calcext:value-type="float">
            <text:p>11927875</text:p>
          </table:table-cell>
        </table:table-row>
        <table:table-row table:style-name="ro1">
          <table:table-cell office:value-type="string" calcext:value-type="string">
            <text:p>Kriisiabi disaini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6/1194</text:p>
          </table:table-cell>
          <table:table-cell office:value-type="string" calcext:value-type="string">
            <text:p>OÜ Moda Nova</text:p>
          </table:table-cell>
          <table:table-cell/>
          <table:table-cell table:style-name="ce2" office:value-type="date" office:date-value="2020-05-18T13:28:41" calcext:value-type="date">
            <text:p>13:28 18.05.2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10196" calcext:value-type="float">
            <text:p>10 19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980622" calcext:value-type="float">
            <text:p>11980622</text:p>
          </table:table-cell>
        </table:table-row>
        <table:table-row table:style-name="ro1">
          <table:table-cell office:value-type="string" calcext:value-type="string">
            <text:p>Kriisiabi disaini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6/1191</text:p>
          </table:table-cell>
          <table:table-cell office:value-type="string" calcext:value-type="string">
            <text:p>Viu OÜ</text:p>
          </table:table-cell>
          <table:table-cell/>
          <table:table-cell table:style-name="ce2" office:value-type="date" office:date-value="2020-05-18T13:15:00" calcext:value-type="date">
            <text:p>13:15 18.05.20</text:p>
          </table:table-cell>
          <table:table-cell office:value-type="float" office:value="16588" calcext:value-type="float">
            <text:p>16 588,00</text:p>
          </table:table-cell>
          <table:table-cell office:value-type="float" office:value="7723" calcext:value-type="float">
            <text:p>7 72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389084" calcext:value-type="float">
            <text:p>12389084</text:p>
          </table:table-cell>
        </table:table-row>
        <table:table-row table:style-name="ro1">
          <table:table-cell office:value-type="string" calcext:value-type="string">
            <text:p>Kriisiabi disaini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4/1189</text:p>
          </table:table-cell>
          <table:table-cell office:value-type="string" calcext:value-type="string">
            <text:p>Osaühing Helina Tilk</text:p>
          </table:table-cell>
          <table:table-cell/>
          <table:table-cell table:style-name="ce2" office:value-type="date" office:date-value="2020-05-18T13:08:18" calcext:value-type="date">
            <text:p>13:08 18.05.20</text:p>
          </table:table-cell>
          <table:table-cell table:number-columns-repeated="2" office:value-type="float" office:value="5000" calcext:value-type="float">
            <text:p>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304008" calcext:value-type="float">
            <text:p>10304008</text:p>
          </table:table-cell>
        </table:table-row>
        <table:table-row table:style-name="ro1">
          <table:table-cell office:value-type="string" calcext:value-type="string">
            <text:p>Kriisiabi disaini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6/1180</text:p>
          </table:table-cell>
          <table:table-cell office:value-type="string" calcext:value-type="string">
            <text:p>OSAÜHING TEKSTIIL RUUMIS</text:p>
          </table:table-cell>
          <table:table-cell/>
          <table:table-cell table:style-name="ce2" office:value-type="date" office:date-value="2020-05-18T12:00:30" calcext:value-type="date">
            <text:p>12:00 18.05.20</text:p>
          </table:table-cell>
          <table:table-cell table:number-columns-repeated="2" office:value-type="float" office:value="6000" calcext:value-type="float">
            <text:p>6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865830" calcext:value-type="float">
            <text:p>10865830</text:p>
          </table:table-cell>
        </table:table-row>
        <table:table-row table:style-name="ro1">
          <table:table-cell office:value-type="string" calcext:value-type="string">
            <text:p>Kriisiabi disaini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6/1174</text:p>
          </table:table-cell>
          <table:table-cell office:value-type="string" calcext:value-type="string">
            <text:p>osaühing Autoriehe</text:p>
          </table:table-cell>
          <table:table-cell/>
          <table:table-cell table:style-name="ce2" office:value-type="date" office:date-value="2020-05-18T11:27:57.000001" calcext:value-type="date">
            <text:p>11:27 18.05.20</text:p>
          </table:table-cell>
          <table:table-cell office:value-type="float" office:value="50000" calcext:value-type="float">
            <text:p>50 000,00</text:p>
          </table:table-cell>
          <table:table-cell office:value-type="float" office:value="43324" calcext:value-type="float">
            <text:p>43 32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038067" calcext:value-type="float">
            <text:p>10038067</text:p>
          </table:table-cell>
        </table:table-row>
        <table:table-row table:style-name="ro1">
          <table:table-cell office:value-type="string" calcext:value-type="string">
            <text:p>Kriisiabi disaini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6/1166</text:p>
          </table:table-cell>
          <table:table-cell office:value-type="string" calcext:value-type="string">
            <text:p>Dadamora OÜ</text:p>
          </table:table-cell>
          <table:table-cell/>
          <table:table-cell table:style-name="ce2" office:value-type="date" office:date-value="2020-05-18T10:34:49.999999" calcext:value-type="date">
            <text:p>10:34 18.05.20</text:p>
          </table:table-cell>
          <table:table-cell office:value-type="float" office:value="25000" calcext:value-type="float">
            <text:p>25 000,00</text:p>
          </table:table-cell>
          <table:table-cell office:value-type="float" office:value="23022" calcext:value-type="float">
            <text:p>23 02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618478" calcext:value-type="float">
            <text:p>12618478</text:p>
          </table:table-cell>
        </table:table-row>
        <table:table-row table:style-name="ro1">
          <table:table-cell office:value-type="string" calcext:value-type="string">
            <text:p>Kriisiabi disaini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4/1160</text:p>
          </table:table-cell>
          <table:table-cell office:value-type="string" calcext:value-type="string">
            <text:p>Ateljee Cherie OÜ</text:p>
          </table:table-cell>
          <table:table-cell/>
          <table:table-cell table:style-name="ce2" office:value-type="date" office:date-value="2020-05-18T03:09:32" calcext:value-type="date">
            <text:p>03:09 18.05.20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798664" calcext:value-type="float">
            <text:p>12798664</text:p>
          </table:table-cell>
        </table:table-row>
        <table:table-row table:style-name="ro1">
          <table:table-cell office:value-type="string" calcext:value-type="string">
            <text:p>Kriisiabi disaini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6/1147</text:p>
          </table:table-cell>
          <table:table-cell office:value-type="string" calcext:value-type="string">
            <text:p>TUUB OÜ</text:p>
          </table:table-cell>
          <table:table-cell/>
          <table:table-cell table:style-name="ce2" office:value-type="date" office:date-value="2020-05-17T22:06:56" calcext:value-type="date">
            <text:p>22:06 17.05.20</text:p>
          </table:table-cell>
          <table:table-cell office:value-type="float" office:value="27000" calcext:value-type="float">
            <text:p>27 000,00</text:p>
          </table:table-cell>
          <table:table-cell office:value-type="float" office:value="5001" calcext:value-type="float">
            <text:p>5 00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659550" calcext:value-type="float">
            <text:p>12659550</text:p>
          </table:table-cell>
        </table:table-row>
        <table:table-row table:style-name="ro1">
          <table:table-cell office:value-type="string" calcext:value-type="string">
            <text:p>Kriisiabi disaini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6/1140</text:p>
          </table:table-cell>
          <table:table-cell office:value-type="string" calcext:value-type="string">
            <text:p>Aus Design OÜ</text:p>
          </table:table-cell>
          <table:table-cell/>
          <table:table-cell table:style-name="ce2" office:value-type="date" office:date-value="2020-05-17T20:33:14.000001" calcext:value-type="date">
            <text:p>20:33 17.05.20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17966" calcext:value-type="float">
            <text:p>17 96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348333" calcext:value-type="float">
            <text:p>12348333</text:p>
          </table:table-cell>
        </table:table-row>
        <table:table-row table:style-name="ro1">
          <table:table-cell office:value-type="string" calcext:value-type="string">
            <text:p>Kriisiabi disaini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6/1138</text:p>
          </table:table-cell>
          <table:table-cell office:value-type="string" calcext:value-type="string">
            <text:p>MINU Clothing OÜ</text:p>
          </table:table-cell>
          <table:table-cell/>
          <table:table-cell table:style-name="ce2" office:value-type="date" office:date-value="2020-05-17T20:27:10" calcext:value-type="date">
            <text:p>20:27 17.05.20</text:p>
          </table:table-cell>
          <table:table-cell office:value-type="float" office:value="75000" calcext:value-type="float">
            <text:p>75 000,00</text:p>
          </table:table-cell>
          <table:table-cell office:value-type="float" office:value="41205" calcext:value-type="float">
            <text:p>41 20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967053" calcext:value-type="float">
            <text:p>11967053</text:p>
          </table:table-cell>
        </table:table-row>
        <table:table-row table:style-name="ro1">
          <table:table-cell office:value-type="string" calcext:value-type="string">
            <text:p>Kriisiabi disaini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6/1137</text:p>
          </table:table-cell>
          <table:table-cell office:value-type="string" calcext:value-type="string">
            <text:p>MIRGOODS OÜ</text:p>
          </table:table-cell>
          <table:table-cell/>
          <table:table-cell table:style-name="ce2" office:value-type="date" office:date-value="2020-05-17T19:56:37" calcext:value-type="date">
            <text:p>19:56 17.05.20</text:p>
          </table:table-cell>
          <table:table-cell office:value-type="float" office:value="3275" calcext:value-type="float">
            <text:p>3 275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865290" calcext:value-type="float">
            <text:p>12865290</text:p>
          </table:table-cell>
        </table:table-row>
        <table:table-row table:style-name="ro1">
          <table:table-cell office:value-type="string" calcext:value-type="string">
            <text:p>Kriisiabi disaini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6/1110</text:p>
          </table:table-cell>
          <table:table-cell office:value-type="string" calcext:value-type="string">
            <text:p>OÜ 595</text:p>
          </table:table-cell>
          <table:table-cell/>
          <table:table-cell table:style-name="ce2" office:value-type="date" office:date-value="2020-05-15T20:43:02" calcext:value-type="date">
            <text:p>20:43 15.05.2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5170" calcext:value-type="float">
            <text:p>5 17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391709" calcext:value-type="float">
            <text:p>12391709</text:p>
          </table:table-cell>
        </table:table-row>
        <table:table-row table:style-name="ro1">
          <table:table-cell office:value-type="string" calcext:value-type="string">
            <text:p>Kriisiabi disaini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6/1068</text:p>
          </table:table-cell>
          <table:table-cell office:value-type="string" calcext:value-type="string">
            <text:p>CREALIA OÜ</text:p>
          </table:table-cell>
          <table:table-cell/>
          <table:table-cell table:style-name="ce2" office:value-type="date" office:date-value="2020-05-14T21:23:05" calcext:value-type="date">
            <text:p>21:23 14.05.20</text:p>
          </table:table-cell>
          <table:table-cell table:number-columns-repeated="2" office:value-type="float" office:value="5000" calcext:value-type="float">
            <text:p>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514566" calcext:value-type="float">
            <text:p>12514566</text:p>
          </table:table-cell>
        </table:table-row>
        <table:table-row table:style-name="ro1">
          <table:table-cell office:value-type="string" calcext:value-type="string">
            <text:p>Kriisiabi disaini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6/1044</text:p>
          </table:table-cell>
          <table:table-cell office:value-type="string" calcext:value-type="string">
            <text:p>Pet Retail OÜ</text:p>
          </table:table-cell>
          <table:table-cell/>
          <table:table-cell table:style-name="ce2" office:value-type="date" office:date-value="2020-05-14T00:35:55" calcext:value-type="date">
            <text:p>00:35 14.05.20</text:p>
          </table:table-cell>
          <table:table-cell office:value-type="float" office:value="30348" calcext:value-type="float">
            <text:p>30 348,00</text:p>
          </table:table-cell>
          <table:table-cell office:value-type="float" office:value="22127" calcext:value-type="float">
            <text:p>22 12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841510" calcext:value-type="float">
            <text:p>12841510</text:p>
          </table:table-cell>
        </table:table-row>
        <table:table-row table:style-name="ro1">
          <table:table-cell office:value-type="string" calcext:value-type="string">
            <text:p>Kriisiabi disaini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6/1041</text:p>
          </table:table-cell>
          <table:table-cell office:value-type="string" calcext:value-type="string">
            <text:p>OÜ Mokoko Labs</text:p>
          </table:table-cell>
          <table:table-cell/>
          <table:table-cell table:style-name="ce2" office:value-type="date" office:date-value="2020-05-13T19:52:54" calcext:value-type="date">
            <text:p>19:52 13.05.20</text:p>
          </table:table-cell>
          <table:table-cell office:value-type="float" office:value="16311" calcext:value-type="float">
            <text:p>16 311,00</text:p>
          </table:table-cell>
          <table:table-cell office:value-type="float" office:value="10519" calcext:value-type="float">
            <text:p>10 51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511007" calcext:value-type="float">
            <text:p>12511007</text:p>
          </table:table-cell>
        </table:table-row>
        <table:table-row table:style-name="ro1">
          <table:table-cell office:value-type="string" calcext:value-type="string">
            <text:p>Kriisiabi disaini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6/1037</text:p>
          </table:table-cell>
          <table:table-cell office:value-type="string" calcext:value-type="string">
            <text:p>LSB OÜ</text:p>
          </table:table-cell>
          <table:table-cell/>
          <table:table-cell table:style-name="ce2" office:value-type="date" office:date-value="2020-05-13T15:48:36" calcext:value-type="date">
            <text:p>15:48 13.05.20</text:p>
          </table:table-cell>
          <table:table-cell office:value-type="float" office:value="4000" calcext:value-type="float">
            <text:p>4 000,00</text:p>
          </table:table-cell>
          <table:table-cell office:value-type="float" office:value="2500" calcext:value-type="float">
            <text:p>2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128082" calcext:value-type="float">
            <text:p>12128082</text:p>
          </table:table-cell>
        </table:table-row>
        <table:table-row table:style-name="ro1">
          <table:table-cell office:value-type="string" calcext:value-type="string">
            <text:p>Kriisiabi disainiettevõte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6/1027</text:p>
          </table:table-cell>
          <table:table-cell office:value-type="string" calcext:value-type="string">
            <text:p>Lind Keraamika OÜ</text:p>
          </table:table-cell>
          <table:table-cell/>
          <table:table-cell table:style-name="ce2" office:value-type="date" office:date-value="2020-05-13T09:15:20" calcext:value-type="date">
            <text:p>09:15 13.05.20</text:p>
          </table:table-cell>
          <table:table-cell office:value-type="float" office:value="35000" calcext:value-type="float">
            <text:p>35 000,00</text:p>
          </table:table-cell>
          <table:table-cell office:value-type="float" office:value="33487" calcext:value-type="float">
            <text:p>33 48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061293" calcext:value-type="float">
            <text:p>1406129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17</text:p>
          </table:table-cell>
          <table:table-cell office:value-type="string" calcext:value-type="string">
            <text:p>Jalgpalliklubi FC Ararat</text:p>
          </table:table-cell>
          <table:table-cell/>
          <table:table-cell table:style-name="ce2" office:value-type="date" office:date-value="2020-05-15T23:59:05" calcext:value-type="date">
            <text:p>23:59 15.05.20</text:p>
          </table:table-cell>
          <table:table-cell table:number-columns-repeated="2" office:value-type="float" office:value="25700" calcext:value-type="float">
            <text:p>25 7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02287" calcext:value-type="float">
            <text:p>8030228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16</text:p>
          </table:table-cell>
          <table:table-cell office:value-type="string" calcext:value-type="string">
            <text:p>Digirobo OÜ</text:p>
          </table:table-cell>
          <table:table-cell/>
          <table:table-cell table:style-name="ce2" office:value-type="date" office:date-value="2020-05-15T23:56:07" calcext:value-type="date">
            <text:p>23:56 15.05.20</text:p>
          </table:table-cell>
          <table:table-cell table:number-columns-repeated="2" office:value-type="float" office:value="7800" calcext:value-type="float">
            <text:p>7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771702" calcext:value-type="float">
            <text:p>1277170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15</text:p>
          </table:table-cell>
          <table:table-cell office:value-type="string" calcext:value-type="string">
            <text:p>PE School OÜ</text:p>
          </table:table-cell>
          <table:table-cell/>
          <table:table-cell table:style-name="ce2" office:value-type="date" office:date-value="2020-05-15T23:54:08" calcext:value-type="date">
            <text:p>23:54 15.05.20</text:p>
          </table:table-cell>
          <table:table-cell table:number-columns-repeated="2" office:value-type="float" office:value="16538" calcext:value-type="float">
            <text:p>16 53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565059" calcext:value-type="float">
            <text:p>1456505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14</text:p>
          </table:table-cell>
          <table:table-cell office:value-type="string" calcext:value-type="string">
            <text:p>Laste ja Noortetöö Ühendus</text:p>
          </table:table-cell>
          <table:table-cell/>
          <table:table-cell table:style-name="ce2" office:value-type="date" office:date-value="2020-05-15T23:52:22" calcext:value-type="date">
            <text:p>23:52 15.05.20</text:p>
          </table:table-cell>
          <table:table-cell table:number-columns-repeated="2" office:value-type="float" office:value="1080" calcext:value-type="float">
            <text:p>1 0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2413" calcext:value-type="float">
            <text:p>8029241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12</text:p>
          </table:table-cell>
          <table:table-cell office:value-type="string" calcext:value-type="string">
            <text:p>Tantsu ja Spordiklubi MM13</text:p>
          </table:table-cell>
          <table:table-cell/>
          <table:table-cell table:style-name="ce2" office:value-type="date" office:date-value="2020-05-15T23:47:53" calcext:value-type="date">
            <text:p>23:47 15.05.20</text:p>
          </table:table-cell>
          <table:table-cell table:number-columns-repeated="2" office:value-type="float" office:value="4525" calcext:value-type="float">
            <text:p>4 52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1866" calcext:value-type="float">
            <text:p>8055186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11</text:p>
          </table:table-cell>
          <table:table-cell office:value-type="string" calcext:value-type="string">
            <text:p>PE School Pärnu OÜ</text:p>
          </table:table-cell>
          <table:table-cell/>
          <table:table-cell table:style-name="ce2" office:value-type="date" office:date-value="2020-05-15T23:45:16" calcext:value-type="date">
            <text:p>23:45 15.05.20</text:p>
          </table:table-cell>
          <table:table-cell table:number-columns-repeated="2" office:value-type="float" office:value="3969" calcext:value-type="float">
            <text:p>3 96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830509" calcext:value-type="float">
            <text:p>1483050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10</text:p>
          </table:table-cell>
          <table:table-cell office:value-type="string" calcext:value-type="string">
            <text:p>Mittetulundusühing Loomingulise arengu ja vaba aja veetmise keskus Gagarin</text:p>
          </table:table-cell>
          <table:table-cell/>
          <table:table-cell table:style-name="ce2" office:value-type="date" office:date-value="2020-05-15T23:37:53" calcext:value-type="date">
            <text:p>23:37 15.05.20</text:p>
          </table:table-cell>
          <table:table-cell table:number-columns-repeated="2" office:value-type="float" office:value="2250" calcext:value-type="float">
            <text:p>2 2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8237" calcext:value-type="float">
            <text:p>8022823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08</text:p>
          </table:table-cell>
          <table:table-cell office:value-type="string" calcext:value-type="string">
            <text:p>MTÜ Digirobolab</text:p>
          </table:table-cell>
          <table:table-cell/>
          <table:table-cell table:style-name="ce2" office:value-type="date" office:date-value="2020-05-15T23:14:25.000001" calcext:value-type="date">
            <text:p>23:14 15.05.20</text:p>
          </table:table-cell>
          <table:table-cell table:number-columns-repeated="2" office:value-type="float" office:value="5640" calcext:value-type="float">
            <text:p>5 6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10090" calcext:value-type="float">
            <text:p>8041009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07</text:p>
          </table:table-cell>
          <table:table-cell office:value-type="string" calcext:value-type="string">
            <text:p>MTÜ RAKVERE JK TARVAS</text:p>
          </table:table-cell>
          <table:table-cell/>
          <table:table-cell table:style-name="ce2" office:value-type="date" office:date-value="2020-05-15T23:13:03" calcext:value-type="date">
            <text:p>23:13 15.05.20</text:p>
          </table:table-cell>
          <table:table-cell table:number-columns-repeated="2" office:value-type="float" office:value="18350" calcext:value-type="float">
            <text:p>18 3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0598" calcext:value-type="float">
            <text:p>8007059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06</text:p>
          </table:table-cell>
          <table:table-cell office:value-type="string" calcext:value-type="string">
            <text:p>Jalgpalliklubi "Lootos"</text:p>
          </table:table-cell>
          <table:table-cell/>
          <table:table-cell table:style-name="ce2" office:value-type="date" office:date-value="2020-05-15T22:56:31" calcext:value-type="date">
            <text:p>22:56 15.05.20</text:p>
          </table:table-cell>
          <table:table-cell table:number-columns-repeated="2" office:value-type="float" office:value="4550" calcext:value-type="float">
            <text:p>4 5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31013" calcext:value-type="float">
            <text:p>8003101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05</text:p>
          </table:table-cell>
          <table:table-cell office:value-type="string" calcext:value-type="string">
            <text:p>mittetulundusühing MUUSA</text:p>
          </table:table-cell>
          <table:table-cell/>
          <table:table-cell table:style-name="ce2" office:value-type="date" office:date-value="2020-05-15T22:53:56" calcext:value-type="date">
            <text:p>22:53 15.05.20</text:p>
          </table:table-cell>
          <table:table-cell table:number-columns-repeated="2" office:value-type="float" office:value="3088" calcext:value-type="float">
            <text:p>3 08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09604" calcext:value-type="float">
            <text:p>8010960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04</text:p>
          </table:table-cell>
          <table:table-cell office:value-type="string" calcext:value-type="string">
            <text:p>Tartu Kalevi Ratsaklubi MTÜ</text:p>
          </table:table-cell>
          <table:table-cell/>
          <table:table-cell table:style-name="ce2" office:value-type="date" office:date-value="2020-05-15T22:25:06" calcext:value-type="date">
            <text:p>22:25 15.05.20</text:p>
          </table:table-cell>
          <table:table-cell table:number-columns-repeated="2" office:value-type="float" office:value="15120" calcext:value-type="float">
            <text:p>15 1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16393" calcext:value-type="float">
            <text:p>8041639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03</text:p>
          </table:table-cell>
          <table:table-cell office:value-type="string" calcext:value-type="string">
            <text:p>Rahvakunstiselts Leigarid</text:p>
          </table:table-cell>
          <table:table-cell/>
          <table:table-cell table:style-name="ce2" office:value-type="date" office:date-value="2020-05-15T21:24:37" calcext:value-type="date">
            <text:p>21:24 15.05.20</text:p>
          </table:table-cell>
          <table:table-cell table:number-columns-repeated="2" office:value-type="float" office:value="3644" calcext:value-type="float">
            <text:p>3 64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97060" calcext:value-type="float">
            <text:p>8009706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02</text:p>
          </table:table-cell>
          <table:table-cell office:value-type="string" calcext:value-type="string">
            <text:p>Sihtasutus Werrone</text:p>
          </table:table-cell>
          <table:table-cell/>
          <table:table-cell table:style-name="ce2" office:value-type="date" office:date-value="2020-05-15T21:16:58" calcext:value-type="date">
            <text:p>21:16 15.05.20</text:p>
          </table:table-cell>
          <table:table-cell table:number-columns-repeated="2" office:value-type="float" office:value="4920" calcext:value-type="float">
            <text:p>4 9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3733" calcext:value-type="float">
            <text:p>9001373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01</text:p>
          </table:table-cell>
          <table:table-cell office:value-type="string" calcext:value-type="string">
            <text:p>Ukraina Kultuurikeskus</text:p>
          </table:table-cell>
          <table:table-cell/>
          <table:table-cell table:style-name="ce2" office:value-type="date" office:date-value="2020-05-15T21:02:49" calcext:value-type="date">
            <text:p>21:02 15.05.20</text:p>
          </table:table-cell>
          <table:table-cell table:number-columns-repeated="2" office:value-type="float" office:value="630" calcext:value-type="float">
            <text:p>63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67576" calcext:value-type="float">
            <text:p>8016757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00</text:p>
          </table:table-cell>
          <table:table-cell office:value-type="string" calcext:value-type="string">
            <text:p>MTÜ TERVE PERE SELTS</text:p>
          </table:table-cell>
          <table:table-cell/>
          <table:table-cell table:style-name="ce2" office:value-type="date" office:date-value="2020-05-15T20:56:25.000001" calcext:value-type="date">
            <text:p>20:56 15.05.20</text:p>
          </table:table-cell>
          <table:table-cell table:number-columns-repeated="2" office:value-type="float" office:value="2520" calcext:value-type="float">
            <text:p>2 5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5492" calcext:value-type="float">
            <text:p>8034549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98</text:p>
          </table:table-cell>
          <table:table-cell office:value-type="string" calcext:value-type="string">
            <text:p>Mittetulundusühing Lätte Huviharidus</text:p>
          </table:table-cell>
          <table:table-cell/>
          <table:table-cell table:style-name="ce2" office:value-type="date" office:date-value="2020-05-15T19:50:46" calcext:value-type="date">
            <text:p>19:50 15.05.20</text:p>
          </table:table-cell>
          <table:table-cell table:number-columns-repeated="2" office:value-type="float" office:value="5400" calcext:value-type="float">
            <text:p>5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3772" calcext:value-type="float">
            <text:p>8042377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97</text:p>
          </table:table-cell>
          <table:table-cell office:value-type="string" calcext:value-type="string">
            <text:p>Mittetulundusühing Jalgpallikool FC KALEV Sillamäe</text:p>
          </table:table-cell>
          <table:table-cell/>
          <table:table-cell table:style-name="ce2" office:value-type="date" office:date-value="2020-05-15T19:45:12" calcext:value-type="date">
            <text:p>19:45 15.05.20</text:p>
          </table:table-cell>
          <table:table-cell table:number-columns-repeated="2" office:value-type="float" office:value="7200" calcext:value-type="float">
            <text:p>7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6614" calcext:value-type="float">
            <text:p>8036661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96</text:p>
          </table:table-cell>
          <table:table-cell office:value-type="string" calcext:value-type="string">
            <text:p>Mittetulundusühing Keeltemaja</text:p>
          </table:table-cell>
          <table:table-cell/>
          <table:table-cell table:style-name="ce2" office:value-type="date" office:date-value="2020-05-15T19:45:00" calcext:value-type="date">
            <text:p>19:45 15.05.20</text:p>
          </table:table-cell>
          <table:table-cell table:number-columns-repeated="2" office:value-type="float" office:value="5360" calcext:value-type="float">
            <text:p>5 3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67079" calcext:value-type="float">
            <text:p>8016707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95</text:p>
          </table:table-cell>
          <table:table-cell office:value-type="string" calcext:value-type="string">
            <text:p>MTÜ Loovalt tulevikku kool</text:p>
          </table:table-cell>
          <table:table-cell/>
          <table:table-cell table:style-name="ce2" office:value-type="date" office:date-value="2020-05-15T19:43:27" calcext:value-type="date">
            <text:p>19:43 15.05.20</text:p>
          </table:table-cell>
          <table:table-cell table:number-columns-repeated="2" office:value-type="float" office:value="4100" calcext:value-type="float">
            <text:p>4 1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99482" calcext:value-type="float">
            <text:p>8039948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94</text:p>
          </table:table-cell>
          <table:table-cell office:value-type="string" calcext:value-type="string">
            <text:p>MTÜ Tantsukool Ciara</text:p>
          </table:table-cell>
          <table:table-cell/>
          <table:table-cell table:style-name="ce2" office:value-type="date" office:date-value="2020-05-15T19:35:45" calcext:value-type="date">
            <text:p>19:35 15.05.20</text:p>
          </table:table-cell>
          <table:table-cell table:number-columns-repeated="2" office:value-type="float" office:value="12360" calcext:value-type="float">
            <text:p>12 3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0706" calcext:value-type="float">
            <text:p>8036070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93</text:p>
          </table:table-cell>
          <table:table-cell office:value-type="string" calcext:value-type="string">
            <text:p>Eesti Tatariselts ALTÕN</text:p>
          </table:table-cell>
          <table:table-cell/>
          <table:table-cell table:style-name="ce2" office:value-type="date" office:date-value="2020-05-15T19:13:28" calcext:value-type="date">
            <text:p>19:13 15.05.20</text:p>
          </table:table-cell>
          <table:table-cell table:number-columns-repeated="2" office:value-type="float" office:value="1795" calcext:value-type="float">
            <text:p>1 79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6115" calcext:value-type="float">
            <text:p>8029611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92</text:p>
          </table:table-cell>
          <table:table-cell office:value-type="string" calcext:value-type="string">
            <text:p>ANNA MELODY TANTSU JA ILUVÕIMLEMISE SPORDIKOOL</text:p>
          </table:table-cell>
          <table:table-cell/>
          <table:table-cell table:style-name="ce2" office:value-type="date" office:date-value="2020-05-15T19:07:06" calcext:value-type="date">
            <text:p>19:07 15.05.20</text:p>
          </table:table-cell>
          <table:table-cell table:number-columns-repeated="2" office:value-type="float" office:value="888" calcext:value-type="float">
            <text:p>88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38862" calcext:value-type="float">
            <text:p>8023886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91</text:p>
          </table:table-cell>
          <table:table-cell office:value-type="string" calcext:value-type="string">
            <text:p>Spordiklubi Banzai</text:p>
          </table:table-cell>
          <table:table-cell/>
          <table:table-cell table:style-name="ce2" office:value-type="date" office:date-value="2020-05-15T19:00:23" calcext:value-type="date">
            <text:p>19:00 15.05.20</text:p>
          </table:table-cell>
          <table:table-cell table:number-columns-repeated="2" office:value-type="float" office:value="1920" calcext:value-type="float">
            <text:p>1 9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04596" calcext:value-type="float">
            <text:p>8020459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90</text:p>
          </table:table-cell>
          <table:table-cell office:value-type="string" calcext:value-type="string">
            <text:p>Sihtasutus Avatud Kool</text:p>
          </table:table-cell>
          <table:table-cell/>
          <table:table-cell table:style-name="ce2" office:value-type="date" office:date-value="2020-05-15T18:54:54" calcext:value-type="date">
            <text:p>18:54 15.05.20</text:p>
          </table:table-cell>
          <table:table-cell table:number-columns-repeated="2" office:value-type="float" office:value="10530" calcext:value-type="float">
            <text:p>10 53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2768" calcext:value-type="float">
            <text:p>9001276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89</text:p>
          </table:table-cell>
          <table:table-cell office:value-type="string" calcext:value-type="string">
            <text:p>mittetulundusühing Tartu Ratsakool</text:p>
          </table:table-cell>
          <table:table-cell/>
          <table:table-cell table:style-name="ce2" office:value-type="date" office:date-value="2020-05-15T18:45:26" calcext:value-type="date">
            <text:p>18:45 15.05.20</text:p>
          </table:table-cell>
          <table:table-cell table:number-columns-repeated="2" office:value-type="float" office:value="21540" calcext:value-type="float">
            <text:p>21 5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0722" calcext:value-type="float">
            <text:p>8037072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88</text:p>
          </table:table-cell>
          <table:table-cell office:value-type="string" calcext:value-type="string">
            <text:p>VIIMSI LAUATENNISEKLUBI</text:p>
          </table:table-cell>
          <table:table-cell/>
          <table:table-cell table:style-name="ce2" office:value-type="date" office:date-value="2020-05-15T18:42:21" calcext:value-type="date">
            <text:p>18:42 15.05.20</text:p>
          </table:table-cell>
          <table:table-cell table:number-columns-repeated="2" office:value-type="float" office:value="4650" calcext:value-type="float">
            <text:p>4 6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31727" calcext:value-type="float">
            <text:p>8013172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87</text:p>
          </table:table-cell>
          <table:table-cell office:value-type="string" calcext:value-type="string">
            <text:p>mittetulundusühing Keeltekool In Down-Town</text:p>
          </table:table-cell>
          <table:table-cell/>
          <table:table-cell table:style-name="ce2" office:value-type="date" office:date-value="2020-05-15T18:40:26" calcext:value-type="date">
            <text:p>18:40 15.05.20</text:p>
          </table:table-cell>
          <table:table-cell table:number-columns-repeated="2" office:value-type="float" office:value="7825" calcext:value-type="float">
            <text:p>7 82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09412" calcext:value-type="float">
            <text:p>8020941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86</text:p>
          </table:table-cell>
          <table:table-cell office:value-type="string" calcext:value-type="string">
            <text:p>Mittetulundusühing Tabasalu Koolituskeskus</text:p>
          </table:table-cell>
          <table:table-cell/>
          <table:table-cell table:style-name="ce2" office:value-type="date" office:date-value="2020-05-15T18:37:56" calcext:value-type="date">
            <text:p>18:37 15.05.20</text:p>
          </table:table-cell>
          <table:table-cell table:number-columns-repeated="2" office:value-type="float" office:value="1566" calcext:value-type="float">
            <text:p>1 56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1194" calcext:value-type="float">
            <text:p>8033119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85</text:p>
          </table:table-cell>
          <table:table-cell office:value-type="string" calcext:value-type="string">
            <text:p>MTÜ Tartu Kalev Jalgpalliakadeemia</text:p>
          </table:table-cell>
          <table:table-cell/>
          <table:table-cell table:style-name="ce2" office:value-type="date" office:date-value="2020-05-15T18:34:28" calcext:value-type="date">
            <text:p>18:34 15.05.20</text:p>
          </table:table-cell>
          <table:table-cell table:number-columns-repeated="2" office:value-type="float" office:value="2500" calcext:value-type="float">
            <text:p>2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04607" calcext:value-type="float">
            <text:p>8030460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84</text:p>
          </table:table-cell>
          <table:table-cell office:value-type="string" calcext:value-type="string">
            <text:p>Mittetulundusühing Tsirkusestuudio Folie</text:p>
          </table:table-cell>
          <table:table-cell/>
          <table:table-cell table:style-name="ce2" office:value-type="date" office:date-value="2020-05-15T18:31:26" calcext:value-type="date">
            <text:p>18:31 15.05.20</text:p>
          </table:table-cell>
          <table:table-cell table:number-columns-repeated="2" office:value-type="float" office:value="4880" calcext:value-type="float">
            <text:p>4 8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2080" calcext:value-type="float">
            <text:p>8022208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83</text:p>
          </table:table-cell>
          <table:table-cell office:value-type="string" calcext:value-type="string">
            <text:p>My Fitness AS</text:p>
          </table:table-cell>
          <table:table-cell/>
          <table:table-cell table:style-name="ce2" office:value-type="date" office:date-value="2020-05-15T18:22:44" calcext:value-type="date">
            <text:p>18:22 15.05.20</text:p>
          </table:table-cell>
          <table:table-cell table:number-columns-repeated="2" office:value-type="float" office:value="20033" calcext:value-type="float">
            <text:p>20 03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273563" calcext:value-type="float">
            <text:p>1127356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82</text:p>
          </table:table-cell>
          <table:table-cell office:value-type="string" calcext:value-type="string">
            <text:p>Jalgpalliklubi Tabasalu</text:p>
          </table:table-cell>
          <table:table-cell/>
          <table:table-cell table:style-name="ce2" office:value-type="date" office:date-value="2020-05-15T18:07:12" calcext:value-type="date">
            <text:p>18:07 15.05.20</text:p>
          </table:table-cell>
          <table:table-cell table:number-columns-repeated="2" office:value-type="float" office:value="22200" calcext:value-type="float">
            <text:p>22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0798" calcext:value-type="float">
            <text:p>8035079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81</text:p>
          </table:table-cell>
          <table:table-cell office:value-type="string" calcext:value-type="string">
            <text:p>Sihtasutus Avatud Kool</text:p>
          </table:table-cell>
          <table:table-cell/>
          <table:table-cell table:style-name="ce2" office:value-type="date" office:date-value="2020-05-15T17:57:42" calcext:value-type="date">
            <text:p>17:57 15.05.20</text:p>
          </table:table-cell>
          <table:table-cell table:number-columns-repeated="2" office:value-type="float" office:value="15600" calcext:value-type="float">
            <text:p>15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2768" calcext:value-type="float">
            <text:p>9001276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80</text:p>
          </table:table-cell>
          <table:table-cell office:value-type="string" calcext:value-type="string">
            <text:p>Artemi Tepi Poksiklubi</text:p>
          </table:table-cell>
          <table:table-cell/>
          <table:table-cell table:style-name="ce2" office:value-type="date" office:date-value="2020-05-15T17:31:30" calcext:value-type="date">
            <text:p>17:31 15.05.20</text:p>
          </table:table-cell>
          <table:table-cell table:number-columns-repeated="2" office:value-type="float" office:value="1875" calcext:value-type="float">
            <text:p>1 87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9820" calcext:value-type="float">
            <text:p>8007982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79</text:p>
          </table:table-cell>
          <table:table-cell office:value-type="string" calcext:value-type="string">
            <text:p>Sihtasutus Tallinna Ratsaspordikool</text:p>
          </table:table-cell>
          <table:table-cell/>
          <table:table-cell table:style-name="ce2" office:value-type="date" office:date-value="2020-05-15T17:31:17" calcext:value-type="date">
            <text:p>17:31 15.05.20</text:p>
          </table:table-cell>
          <table:table-cell table:number-columns-repeated="2" office:value-type="float" office:value="10800" calcext:value-type="float">
            <text:p>10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0887" calcext:value-type="float">
            <text:p>9001088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78</text:p>
          </table:table-cell>
          <table:table-cell office:value-type="string" calcext:value-type="string">
            <text:p>Mittetulundusühing Tantsustuudio FLEX</text:p>
          </table:table-cell>
          <table:table-cell/>
          <table:table-cell table:style-name="ce2" office:value-type="date" office:date-value="2020-05-15T17:19:26" calcext:value-type="date">
            <text:p>17:19 15.05.20</text:p>
          </table:table-cell>
          <table:table-cell table:number-columns-repeated="2" office:value-type="float" office:value="4950" calcext:value-type="float">
            <text:p>4 9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07445" calcext:value-type="float">
            <text:p>8030744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77</text:p>
          </table:table-cell>
          <table:table-cell office:value-type="string" calcext:value-type="string">
            <text:p>DiscoveryTime OÜ</text:p>
          </table:table-cell>
          <table:table-cell/>
          <table:table-cell table:style-name="ce2" office:value-type="date" office:date-value="2020-05-15T17:08:37" calcext:value-type="date">
            <text:p>17:08 15.05.20</text:p>
          </table:table-cell>
          <table:table-cell table:number-columns-repeated="2" office:value-type="float" office:value="3461" calcext:value-type="float">
            <text:p>3 46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323907" calcext:value-type="float">
            <text:p>1432390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76</text:p>
          </table:table-cell>
          <table:table-cell office:value-type="string" calcext:value-type="string">
            <text:p>Pikaliiva Kindergarten OÜ</text:p>
          </table:table-cell>
          <table:table-cell/>
          <table:table-cell table:style-name="ce2" office:value-type="date" office:date-value="2020-05-15T16:55:10" calcext:value-type="date">
            <text:p>16:55 15.05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435252" calcext:value-type="float">
            <text:p>1243525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74</text:p>
          </table:table-cell>
          <table:table-cell office:value-type="string" calcext:value-type="string">
            <text:p>Hansu ja Grete lastehoid OÜ</text:p>
          </table:table-cell>
          <table:table-cell/>
          <table:table-cell table:style-name="ce2" office:value-type="date" office:date-value="2020-05-15T16:54:09" calcext:value-type="date">
            <text:p>16:54 15.05.20</text:p>
          </table:table-cell>
          <table:table-cell table:number-columns-repeated="2" office:value-type="float" office:value="7697" calcext:value-type="float">
            <text:p>7 69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228244" calcext:value-type="float">
            <text:p>1422824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73</text:p>
          </table:table-cell>
          <table:table-cell office:value-type="string" calcext:value-type="string">
            <text:p>Võimlemisklubi "Rütmika"</text:p>
          </table:table-cell>
          <table:table-cell/>
          <table:table-cell table:style-name="ce2" office:value-type="date" office:date-value="2020-05-15T16:35:12" calcext:value-type="date">
            <text:p>16:35 15.05.20</text:p>
          </table:table-cell>
          <table:table-cell table:number-columns-repeated="2" office:value-type="float" office:value="8750" calcext:value-type="float">
            <text:p>8 7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46097" calcext:value-type="float">
            <text:p>8004609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72</text:p>
          </table:table-cell>
          <table:table-cell office:value-type="string" calcext:value-type="string">
            <text:p>EKSPROMPT OÜ</text:p>
          </table:table-cell>
          <table:table-cell/>
          <table:table-cell table:style-name="ce2" office:value-type="date" office:date-value="2020-05-15T16:14:34" calcext:value-type="date">
            <text:p>16:14 15.05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318094" calcext:value-type="float">
            <text:p>1431809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71</text:p>
          </table:table-cell>
          <table:table-cell office:value-type="string" calcext:value-type="string">
            <text:p>Muusikaselts NISSI TROLLID</text:p>
          </table:table-cell>
          <table:table-cell/>
          <table:table-cell table:style-name="ce2" office:value-type="date" office:date-value="2020-05-15T16:12:24" calcext:value-type="date">
            <text:p>16:12 15.05.20</text:p>
          </table:table-cell>
          <table:table-cell table:number-columns-repeated="2" office:value-type="float" office:value="1175" calcext:value-type="float">
            <text:p>1 17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0575" calcext:value-type="float">
            <text:p>8007057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70</text:p>
          </table:table-cell>
          <table:table-cell office:value-type="string" calcext:value-type="string">
            <text:p>Spordiklubi Barra</text:p>
          </table:table-cell>
          <table:table-cell/>
          <table:table-cell table:style-name="ce2" office:value-type="date" office:date-value="2020-05-15T16:11:17" calcext:value-type="date">
            <text:p>16:11 15.05.20</text:p>
          </table:table-cell>
          <table:table-cell table:number-columns-repeated="2" office:value-type="float" office:value="11806" calcext:value-type="float">
            <text:p>11 80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9940" calcext:value-type="float">
            <text:p>8038994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68</text:p>
          </table:table-cell>
          <table:table-cell office:value-type="string" calcext:value-type="string">
            <text:p>Viljandi Vaba Waldorfkooli Ühing</text:p>
          </table:table-cell>
          <table:table-cell/>
          <table:table-cell table:style-name="ce2" office:value-type="date" office:date-value="2020-05-15T16:05:50.999999" calcext:value-type="date">
            <text:p>16:05 15.05.20</text:p>
          </table:table-cell>
          <table:table-cell table:number-columns-repeated="2" office:value-type="float" office:value="4560" calcext:value-type="float">
            <text:p>4 5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47228" calcext:value-type="float">
            <text:p>8004722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67</text:p>
          </table:table-cell>
          <table:table-cell office:value-type="string" calcext:value-type="string">
            <text:p>Mittetulundusühing Loovuslabor</text:p>
          </table:table-cell>
          <table:table-cell/>
          <table:table-cell table:style-name="ce2" office:value-type="date" office:date-value="2020-05-15T16:04:38" calcext:value-type="date">
            <text:p>16:04 15.05.20</text:p>
          </table:table-cell>
          <table:table-cell table:number-columns-repeated="2" office:value-type="float" office:value="4042" calcext:value-type="float">
            <text:p>4 04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9474" calcext:value-type="float">
            <text:p>8033947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65</text:p>
          </table:table-cell>
          <table:table-cell office:value-type="string" calcext:value-type="string">
            <text:p>Mittetulundusühing Kalevi Piljardikool</text:p>
          </table:table-cell>
          <table:table-cell/>
          <table:table-cell table:style-name="ce2" office:value-type="date" office:date-value="2020-05-15T15:57:30" calcext:value-type="date">
            <text:p>15:57 15.05.20</text:p>
          </table:table-cell>
          <table:table-cell table:number-columns-repeated="2" office:value-type="float" office:value="3600" calcext:value-type="float">
            <text:p>3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99140" calcext:value-type="float">
            <text:p>8039914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64</text:p>
          </table:table-cell>
          <table:table-cell office:value-type="string" calcext:value-type="string">
            <text:p>Tallinna Spordiselts Kalev</text:p>
          </table:table-cell>
          <table:table-cell/>
          <table:table-cell table:style-name="ce2" office:value-type="date" office:date-value="2020-05-15T15:56:17" calcext:value-type="date">
            <text:p>15:56 15.05.20</text:p>
          </table:table-cell>
          <table:table-cell table:number-columns-repeated="2" office:value-type="float" office:value="4310" calcext:value-type="float">
            <text:p>4 31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31960" calcext:value-type="float">
            <text:p>8003196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63</text:p>
          </table:table-cell>
          <table:table-cell office:value-type="string" calcext:value-type="string">
            <text:p>Progepisik OÜ</text:p>
          </table:table-cell>
          <table:table-cell/>
          <table:table-cell table:style-name="ce2" office:value-type="date" office:date-value="2020-05-15T15:55:59" calcext:value-type="date">
            <text:p>15:55 15.05.20</text:p>
          </table:table-cell>
          <table:table-cell table:number-columns-repeated="2" office:value-type="float" office:value="1986" calcext:value-type="float">
            <text:p>1 98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621415" calcext:value-type="float">
            <text:p>1462141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62</text:p>
          </table:table-cell>
          <table:table-cell office:value-type="string" calcext:value-type="string">
            <text:p>Nutik OÜ</text:p>
          </table:table-cell>
          <table:table-cell/>
          <table:table-cell table:style-name="ce2" office:value-type="date" office:date-value="2020-05-15T15:49:29" calcext:value-type="date">
            <text:p>15:49 15.05.20</text:p>
          </table:table-cell>
          <table:table-cell table:number-columns-repeated="2" office:value-type="float" office:value="2240" calcext:value-type="float">
            <text:p>2 2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703969" calcext:value-type="float">
            <text:p>1470396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60</text:p>
          </table:table-cell>
          <table:table-cell office:value-type="string" calcext:value-type="string">
            <text:p>Rosma Haridusselts</text:p>
          </table:table-cell>
          <table:table-cell/>
          <table:table-cell table:style-name="ce2" office:value-type="date" office:date-value="2020-05-15T15:45:50" calcext:value-type="date">
            <text:p>15:45 15.05.20</text:p>
          </table:table-cell>
          <table:table-cell table:number-columns-repeated="2" office:value-type="float" office:value="4920" calcext:value-type="float">
            <text:p>4 9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46217" calcext:value-type="float">
            <text:p>8004621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59</text:p>
          </table:table-cell>
          <table:table-cell office:value-type="string" calcext:value-type="string">
            <text:p>Pärnu Sõudeklubi</text:p>
          </table:table-cell>
          <table:table-cell/>
          <table:table-cell table:style-name="ce2" office:value-type="date" office:date-value="2020-05-15T15:44:41" calcext:value-type="date">
            <text:p>15:44 15.05.20</text:p>
          </table:table-cell>
          <table:table-cell table:number-columns-repeated="2" office:value-type="float" office:value="8280" calcext:value-type="float">
            <text:p>8 2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90721" calcext:value-type="float">
            <text:p>8009072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58</text:p>
          </table:table-cell>
          <table:table-cell office:value-type="string" calcext:value-type="string">
            <text:p>OSAÜHING INTER LANGUAGE</text:p>
          </table:table-cell>
          <table:table-cell/>
          <table:table-cell table:style-name="ce2" office:value-type="date" office:date-value="2020-05-15T15:37:30.999999" calcext:value-type="date">
            <text:p>15:37 15.05.20</text:p>
          </table:table-cell>
          <table:table-cell table:number-columns-repeated="2" office:value-type="float" office:value="2500" calcext:value-type="float">
            <text:p>2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505735" calcext:value-type="float">
            <text:p>1050573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57</text:p>
          </table:table-cell>
          <table:table-cell office:value-type="string" calcext:value-type="string">
            <text:p>MTÜ Meelespea Waldorflasteaed</text:p>
          </table:table-cell>
          <table:table-cell/>
          <table:table-cell table:style-name="ce2" office:value-type="date" office:date-value="2020-05-15T15:36:21" calcext:value-type="date">
            <text:p>15:36 15.05.20</text:p>
          </table:table-cell>
          <table:table-cell table:number-columns-repeated="2" office:value-type="float" office:value="4320" calcext:value-type="float">
            <text:p>4 3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21994" calcext:value-type="float">
            <text:p>8032199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56</text:p>
          </table:table-cell>
          <table:table-cell office:value-type="string" calcext:value-type="string">
            <text:p>Võimlemisklubi Elegance</text:p>
          </table:table-cell>
          <table:table-cell/>
          <table:table-cell table:style-name="ce2" office:value-type="date" office:date-value="2020-05-15T15:30:24" calcext:value-type="date">
            <text:p>15:30 15.05.20</text:p>
          </table:table-cell>
          <table:table-cell table:number-columns-repeated="2" office:value-type="float" office:value="18000" calcext:value-type="float">
            <text:p>18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56771" calcext:value-type="float">
            <text:p>8025677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55</text:p>
          </table:table-cell>
          <table:table-cell office:value-type="string" calcext:value-type="string">
            <text:p>Vandersellid Lastehoid OÜ</text:p>
          </table:table-cell>
          <table:table-cell/>
          <table:table-cell table:style-name="ce2" office:value-type="date" office:date-value="2020-05-15T15:01:55" calcext:value-type="date">
            <text:p>15:01 15.05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413059" calcext:value-type="float">
            <text:p>1441305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54</text:p>
          </table:table-cell>
          <table:table-cell office:value-type="string" calcext:value-type="string">
            <text:p>Rosma Haridusselts</text:p>
          </table:table-cell>
          <table:table-cell/>
          <table:table-cell table:style-name="ce2" office:value-type="date" office:date-value="2020-05-15T14:56:07" calcext:value-type="date">
            <text:p>14:56 15.05.20</text:p>
          </table:table-cell>
          <table:table-cell table:number-columns-repeated="2" office:value-type="float" office:value="4320" calcext:value-type="float">
            <text:p>4 3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46217" calcext:value-type="float">
            <text:p>8004621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53</text:p>
          </table:table-cell>
          <table:table-cell office:value-type="string" calcext:value-type="string">
            <text:p>Mittetulundusühing Eurokorvpall</text:p>
          </table:table-cell>
          <table:table-cell/>
          <table:table-cell table:style-name="ce2" office:value-type="date" office:date-value="2020-05-15T14:52:21" calcext:value-type="date">
            <text:p>14:52 15.05.20</text:p>
          </table:table-cell>
          <table:table-cell table:number-columns-repeated="2" office:value-type="float" office:value="1750" calcext:value-type="float">
            <text:p>1 7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43290" calcext:value-type="float">
            <text:p>8024329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52</text:p>
          </table:table-cell>
          <table:table-cell office:value-type="string" calcext:value-type="string">
            <text:p>Eterna Koolituskeskus OÜ</text:p>
          </table:table-cell>
          <table:table-cell/>
          <table:table-cell table:style-name="ce2" office:value-type="date" office:date-value="2020-05-15T14:47:51" calcext:value-type="date">
            <text:p>14:47 15.05.20</text:p>
          </table:table-cell>
          <table:table-cell table:number-columns-repeated="2" office:value-type="float" office:value="8880" calcext:value-type="float">
            <text:p>8 8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648744" calcext:value-type="float">
            <text:p>1164874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51</text:p>
          </table:table-cell>
          <table:table-cell office:value-type="string" calcext:value-type="string">
            <text:p>Võimlemis- ja Tantsuklubi Keeris</text:p>
          </table:table-cell>
          <table:table-cell/>
          <table:table-cell table:style-name="ce2" office:value-type="date" office:date-value="2020-05-15T14:42:29" calcext:value-type="date">
            <text:p>14:42 15.05.20</text:p>
          </table:table-cell>
          <table:table-cell table:number-columns-repeated="2" office:value-type="float" office:value="2500" calcext:value-type="float">
            <text:p>2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05851" calcext:value-type="float">
            <text:p>8020585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50</text:p>
          </table:table-cell>
          <table:table-cell office:value-type="string" calcext:value-type="string">
            <text:p>Mittetulundusühing Tallinna Vibukool</text:p>
          </table:table-cell>
          <table:table-cell/>
          <table:table-cell table:style-name="ce2" office:value-type="date" office:date-value="2020-05-15T14:30:12.000001" calcext:value-type="date">
            <text:p>14:30 15.05.20</text:p>
          </table:table-cell>
          <table:table-cell table:number-columns-repeated="2" office:value-type="float" office:value="1225" calcext:value-type="float">
            <text:p>1 22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1873" calcext:value-type="float">
            <text:p>8034187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49</text:p>
          </table:table-cell>
          <table:table-cell office:value-type="string" calcext:value-type="string">
            <text:p>Pärnu Vabakooli Selts</text:p>
          </table:table-cell>
          <table:table-cell/>
          <table:table-cell table:style-name="ce2" office:value-type="date" office:date-value="2020-05-15T14:22:15" calcext:value-type="date">
            <text:p>14:22 15.05.20</text:p>
          </table:table-cell>
          <table:table-cell table:number-columns-repeated="2" office:value-type="float" office:value="10162" calcext:value-type="float">
            <text:p>10 16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02384" calcext:value-type="float">
            <text:p>8000238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48</text:p>
          </table:table-cell>
          <table:table-cell office:value-type="string" calcext:value-type="string">
            <text:p>Mittetulundusühing Saarepiiga Koolitus</text:p>
          </table:table-cell>
          <table:table-cell/>
          <table:table-cell table:style-name="ce2" office:value-type="date" office:date-value="2020-05-15T14:18:37" calcext:value-type="date">
            <text:p>14:18 15.05.20</text:p>
          </table:table-cell>
          <table:table-cell table:number-columns-repeated="2" office:value-type="float" office:value="8520" calcext:value-type="float">
            <text:p>8 5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24517" calcext:value-type="float">
            <text:p>8002451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47</text:p>
          </table:table-cell>
          <table:table-cell office:value-type="string" calcext:value-type="string">
            <text:p>Sihtasutus Perekodu</text:p>
          </table:table-cell>
          <table:table-cell/>
          <table:table-cell table:style-name="ce2" office:value-type="date" office:date-value="2020-05-15T14:16:42" calcext:value-type="date">
            <text:p>14:16 15.05.20</text:p>
          </table:table-cell>
          <table:table-cell table:number-columns-repeated="2" office:value-type="float" office:value="1800" calcext:value-type="float">
            <text:p>1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1198" calcext:value-type="float">
            <text:p>9001119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46</text:p>
          </table:table-cell>
          <table:table-cell office:value-type="string" calcext:value-type="string">
            <text:p>Mittetulundusühing Republic Tantsustuudio</text:p>
          </table:table-cell>
          <table:table-cell/>
          <table:table-cell table:style-name="ce2" office:value-type="date" office:date-value="2020-05-15T14:05:27" calcext:value-type="date">
            <text:p>14:05 15.05.20</text:p>
          </table:table-cell>
          <table:table-cell table:number-columns-repeated="2" office:value-type="float" office:value="8044" calcext:value-type="float">
            <text:p>8 04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6152" calcext:value-type="float">
            <text:p>8036615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45</text:p>
          </table:table-cell>
          <table:table-cell office:value-type="string" calcext:value-type="string">
            <text:p>Sihtasutus Innovatsioonikeskus INNOKAS</text:p>
          </table:table-cell>
          <table:table-cell/>
          <table:table-cell table:style-name="ce2" office:value-type="date" office:date-value="2020-05-15T14:05:00" calcext:value-type="date">
            <text:p>14:05 15.05.20</text:p>
          </table:table-cell>
          <table:table-cell table:number-columns-repeated="2" office:value-type="float" office:value="11520" calcext:value-type="float">
            <text:p>11 5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2604" calcext:value-type="float">
            <text:p>9001260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44</text:p>
          </table:table-cell>
          <table:table-cell office:value-type="string" calcext:value-type="string">
            <text:p>MTÜ JK Vaprus</text:p>
          </table:table-cell>
          <table:table-cell/>
          <table:table-cell table:style-name="ce2" office:value-type="date" office:date-value="2020-05-15T14:02:21" calcext:value-type="date">
            <text:p>14:02 15.05.20</text:p>
          </table:table-cell>
          <table:table-cell table:number-columns-repeated="2" office:value-type="float" office:value="19640" calcext:value-type="float">
            <text:p>19 6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3227" calcext:value-type="float">
            <text:p>8055322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43</text:p>
          </table:table-cell>
          <table:table-cell office:value-type="string" calcext:value-type="string">
            <text:p>Võru Tantsukeskus</text:p>
          </table:table-cell>
          <table:table-cell/>
          <table:table-cell table:style-name="ce2" office:value-type="date" office:date-value="2020-05-15T13:52:38" calcext:value-type="date">
            <text:p>13:52 15.05.20</text:p>
          </table:table-cell>
          <table:table-cell table:number-columns-repeated="2" office:value-type="float" office:value="5040" calcext:value-type="float">
            <text:p>5 0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4209" calcext:value-type="float">
            <text:p>8055420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42</text:p>
          </table:table-cell>
          <table:table-cell office:value-type="string" calcext:value-type="string">
            <text:p>Taekwondo klubi „Kwon“</text:p>
          </table:table-cell>
          <table:table-cell/>
          <table:table-cell table:style-name="ce2" office:value-type="date" office:date-value="2020-05-15T13:50:01.999999" calcext:value-type="date">
            <text:p>13:50 15.05.20</text:p>
          </table:table-cell>
          <table:table-cell table:number-columns-repeated="2" office:value-type="float" office:value="825" calcext:value-type="float">
            <text:p>82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58592" calcext:value-type="float">
            <text:p>8025859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41</text:p>
          </table:table-cell>
          <table:table-cell office:value-type="string" calcext:value-type="string">
            <text:p>Kalevi Jahtklubi</text:p>
          </table:table-cell>
          <table:table-cell/>
          <table:table-cell table:style-name="ce2" office:value-type="date" office:date-value="2020-05-15T13:45:26" calcext:value-type="date">
            <text:p>13:45 15.05.20</text:p>
          </table:table-cell>
          <table:table-cell table:number-columns-repeated="2" office:value-type="float" office:value="3720" calcext:value-type="float">
            <text:p>3 7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5242" calcext:value-type="float">
            <text:p>8007524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40</text:p>
          </table:table-cell>
          <table:table-cell office:value-type="string" calcext:value-type="string">
            <text:p>Mittetulundusühing Rider</text:p>
          </table:table-cell>
          <table:table-cell/>
          <table:table-cell table:style-name="ce2" office:value-type="date" office:date-value="2020-05-15T13:43:02" calcext:value-type="date">
            <text:p>13:43 15.05.20</text:p>
          </table:table-cell>
          <table:table-cell table:number-columns-repeated="2" office:value-type="float" office:value="504" calcext:value-type="float">
            <text:p>50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04633" calcext:value-type="float">
            <text:p>8020463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39</text:p>
          </table:table-cell>
          <table:table-cell office:value-type="string" calcext:value-type="string">
            <text:p>Mittetulundusühing Raadio Laste Laulustuudio</text:p>
          </table:table-cell>
          <table:table-cell/>
          <table:table-cell table:style-name="ce2" office:value-type="date" office:date-value="2020-05-15T13:42:48" calcext:value-type="date">
            <text:p>13:42 15.05.20</text:p>
          </table:table-cell>
          <table:table-cell table:number-columns-repeated="2" office:value-type="float" office:value="8879" calcext:value-type="float">
            <text:p>8 87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68538" calcext:value-type="float">
            <text:p>8026853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38</text:p>
          </table:table-cell>
          <table:table-cell office:value-type="string" calcext:value-type="string">
            <text:p>MTÜ Spordiklubi TC 2000</text:p>
          </table:table-cell>
          <table:table-cell/>
          <table:table-cell table:style-name="ce2" office:value-type="date" office:date-value="2020-05-15T13:41:40" calcext:value-type="date">
            <text:p>13:41 15.05.20</text:p>
          </table:table-cell>
          <table:table-cell table:number-columns-repeated="2" office:value-type="float" office:value="27360" calcext:value-type="float">
            <text:p>27 3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54255" calcext:value-type="float">
            <text:p>8015425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37</text:p>
          </table:table-cell>
          <table:table-cell office:value-type="string" calcext:value-type="string">
            <text:p>Eesti Ballett OÜ</text:p>
          </table:table-cell>
          <table:table-cell/>
          <table:table-cell table:style-name="ce2" office:value-type="date" office:date-value="2020-05-15T13:40:35" calcext:value-type="date">
            <text:p>13:40 15.05.20</text:p>
          </table:table-cell>
          <table:table-cell table:number-columns-repeated="2" office:value-type="float" office:value="2160" calcext:value-type="float">
            <text:p>2 1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365225" calcext:value-type="float">
            <text:p>1436522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36</text:p>
          </table:table-cell>
          <table:table-cell office:value-type="string" calcext:value-type="string">
            <text:p>OÜ COOLDAY</text:p>
          </table:table-cell>
          <table:table-cell/>
          <table:table-cell table:style-name="ce2" office:value-type="date" office:date-value="2020-05-15T13:37:27" calcext:value-type="date">
            <text:p>13:37 15.05.20</text:p>
          </table:table-cell>
          <table:table-cell table:number-columns-repeated="2" office:value-type="float" office:value="2500" calcext:value-type="float">
            <text:p>2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553073" calcext:value-type="float">
            <text:p>1155307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35</text:p>
          </table:table-cell>
          <table:table-cell office:value-type="string" calcext:value-type="string">
            <text:p>MTÜ Huviring</text:p>
          </table:table-cell>
          <table:table-cell/>
          <table:table-cell table:style-name="ce2" office:value-type="date" office:date-value="2020-05-15T13:33:34" calcext:value-type="date">
            <text:p>13:33 15.05.20</text:p>
          </table:table-cell>
          <table:table-cell table:number-columns-repeated="2" office:value-type="float" office:value="11041" calcext:value-type="float">
            <text:p>11 04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1221" calcext:value-type="float">
            <text:p>8037122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34</text:p>
          </table:table-cell>
          <table:table-cell office:value-type="string" calcext:value-type="string">
            <text:p>MTÜ Korvpalliklubi Tallinn</text:p>
          </table:table-cell>
          <table:table-cell/>
          <table:table-cell table:style-name="ce2" office:value-type="date" office:date-value="2020-05-15T13:24:58" calcext:value-type="date">
            <text:p>13:24 15.05.20</text:p>
          </table:table-cell>
          <table:table-cell table:number-columns-repeated="2" office:value-type="float" office:value="4800" calcext:value-type="float">
            <text:p>4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64440" calcext:value-type="float">
            <text:p>8026444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33</text:p>
          </table:table-cell>
          <table:table-cell office:value-type="string" calcext:value-type="string">
            <text:p>MTÜ VENE PÜHAPÄEVAKOOL KITOVRAS</text:p>
          </table:table-cell>
          <table:table-cell/>
          <table:table-cell table:style-name="ce2" office:value-type="date" office:date-value="2020-05-15T13:13:14" calcext:value-type="date">
            <text:p>13:13 15.05.20</text:p>
          </table:table-cell>
          <table:table-cell table:number-columns-repeated="2" office:value-type="float" office:value="4430" calcext:value-type="float">
            <text:p>4 43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09875" calcext:value-type="float">
            <text:p>8030987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31</text:p>
          </table:table-cell>
          <table:table-cell office:value-type="string" calcext:value-type="string">
            <text:p>OÜ Lapserõõm</text:p>
          </table:table-cell>
          <table:table-cell/>
          <table:table-cell table:style-name="ce2" office:value-type="date" office:date-value="2020-05-15T13:06:06.999999" calcext:value-type="date">
            <text:p>13:06 15.05.20</text:p>
          </table:table-cell>
          <table:table-cell table:number-columns-repeated="2" office:value-type="float" office:value="2880" calcext:value-type="float">
            <text:p>2 8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646596" calcext:value-type="float">
            <text:p>1164659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30</text:p>
          </table:table-cell>
          <table:table-cell office:value-type="string" calcext:value-type="string">
            <text:p>ARUKÜLA Spordiklubi</text:p>
          </table:table-cell>
          <table:table-cell/>
          <table:table-cell table:style-name="ce2" office:value-type="date" office:date-value="2020-05-15T13:02:35" calcext:value-type="date">
            <text:p>13:02 15.05.20</text:p>
          </table:table-cell>
          <table:table-cell table:number-columns-repeated="2" office:value-type="float" office:value="4056" calcext:value-type="float">
            <text:p>4 05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3888" calcext:value-type="float">
            <text:p>8006388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29</text:p>
          </table:table-cell>
          <table:table-cell office:value-type="string" calcext:value-type="string">
            <text:p>Kohvipesa OÜ</text:p>
          </table:table-cell>
          <table:table-cell/>
          <table:table-cell table:style-name="ce2" office:value-type="date" office:date-value="2020-05-15T12:57:03" calcext:value-type="date">
            <text:p>12:57 15.05.20</text:p>
          </table:table-cell>
          <table:table-cell table:number-columns-repeated="2" office:value-type="float" office:value="960" calcext:value-type="float">
            <text:p>9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592781" calcext:value-type="float">
            <text:p>1259278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28</text:p>
          </table:table-cell>
          <table:table-cell office:value-type="string" calcext:value-type="string">
            <text:p>MTÜ Eesti Gruusia Rahvusühing</text:p>
          </table:table-cell>
          <table:table-cell/>
          <table:table-cell table:style-name="ce2" office:value-type="date" office:date-value="2020-05-15T12:52:36" calcext:value-type="date">
            <text:p>12:52 15.05.20</text:p>
          </table:table-cell>
          <table:table-cell table:number-columns-repeated="2" office:value-type="float" office:value="1746" calcext:value-type="float">
            <text:p>1 74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8348" calcext:value-type="float">
            <text:p>8031834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27</text:p>
          </table:table-cell>
          <table:table-cell office:value-type="string" calcext:value-type="string">
            <text:p>Tamme Tenniseklubi</text:p>
          </table:table-cell>
          <table:table-cell/>
          <table:table-cell table:style-name="ce2" office:value-type="date" office:date-value="2020-05-15T12:46:36" calcext:value-type="date">
            <text:p>12:46 15.05.20</text:p>
          </table:table-cell>
          <table:table-cell table:number-columns-repeated="2" office:value-type="float" office:value="3600" calcext:value-type="float">
            <text:p>3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88061" calcext:value-type="float">
            <text:p>8008806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26</text:p>
          </table:table-cell>
          <table:table-cell office:value-type="string" calcext:value-type="string">
            <text:p>Sihtasutus Püha Miikaeli Kolleegium</text:p>
          </table:table-cell>
          <table:table-cell/>
          <table:table-cell table:style-name="ce2" office:value-type="date" office:date-value="2020-05-15T12:43:10" calcext:value-type="date">
            <text:p>12:43 15.05.20</text:p>
          </table:table-cell>
          <table:table-cell table:number-columns-repeated="2" office:value-type="float" office:value="7680" calcext:value-type="float">
            <text:p>7 6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8761" calcext:value-type="float">
            <text:p>9000876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25</text:p>
          </table:table-cell>
          <table:table-cell office:value-type="string" calcext:value-type="string">
            <text:p>Mittetulundusühing MUUSIKAKODA</text:p>
          </table:table-cell>
          <table:table-cell/>
          <table:table-cell table:style-name="ce2" office:value-type="date" office:date-value="2020-05-15T12:36:08" calcext:value-type="date">
            <text:p>12:36 15.05.20</text:p>
          </table:table-cell>
          <table:table-cell table:number-columns-repeated="2" office:value-type="float" office:value="5600" calcext:value-type="float">
            <text:p>5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4553" calcext:value-type="float">
            <text:p>8029455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24</text:p>
          </table:table-cell>
          <table:table-cell office:value-type="string" calcext:value-type="string">
            <text:p>Jalgpalliklubi Paide Linnameeskond</text:p>
          </table:table-cell>
          <table:table-cell/>
          <table:table-cell table:style-name="ce2" office:value-type="date" office:date-value="2020-05-15T12:33:28" calcext:value-type="date">
            <text:p>12:33 15.05.20</text:p>
          </table:table-cell>
          <table:table-cell table:number-columns-repeated="2" office:value-type="float" office:value="11900" calcext:value-type="float">
            <text:p>11 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9528" calcext:value-type="float">
            <text:p>8033952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23</text:p>
          </table:table-cell>
          <table:table-cell office:value-type="string" calcext:value-type="string">
            <text:p>MTÜ Nõmme Rattaklubi</text:p>
          </table:table-cell>
          <table:table-cell/>
          <table:table-cell table:style-name="ce2" office:value-type="date" office:date-value="2020-05-15T12:23:58" calcext:value-type="date">
            <text:p>12:23 15.05.20</text:p>
          </table:table-cell>
          <table:table-cell table:number-columns-repeated="2" office:value-type="float" office:value="5000" calcext:value-type="float">
            <text:p>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6368" calcext:value-type="float">
            <text:p>8029636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22</text:p>
          </table:table-cell>
          <table:table-cell office:value-type="string" calcext:value-type="string">
            <text:p>Mittetulundusühing FC Kuressaare Jalgpallikool</text:p>
          </table:table-cell>
          <table:table-cell/>
          <table:table-cell table:style-name="ce2" office:value-type="date" office:date-value="2020-05-15T12:05:30.999999" calcext:value-type="date">
            <text:p>12:05 15.05.20</text:p>
          </table:table-cell>
          <table:table-cell table:number-columns-repeated="2" office:value-type="float" office:value="13440" calcext:value-type="float">
            <text:p>13 4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25359" calcext:value-type="float">
            <text:p>8012535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21</text:p>
          </table:table-cell>
          <table:table-cell office:value-type="string" calcext:value-type="string">
            <text:p>MTÜ Spordiklubi DO-JANG</text:p>
          </table:table-cell>
          <table:table-cell/>
          <table:table-cell table:style-name="ce2" office:value-type="date" office:date-value="2020-05-15T12:04:48" calcext:value-type="date">
            <text:p>12:04 15.05.20</text:p>
          </table:table-cell>
          <table:table-cell table:number-columns-repeated="2" office:value-type="float" office:value="1110" calcext:value-type="float">
            <text:p>1 11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17469" calcext:value-type="float">
            <text:p>8021746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20</text:p>
          </table:table-cell>
          <table:table-cell office:value-type="string" calcext:value-type="string">
            <text:p>OÜ Pääsupoeg</text:p>
          </table:table-cell>
          <table:table-cell/>
          <table:table-cell table:style-name="ce2" office:value-type="date" office:date-value="2020-05-15T11:59:02" calcext:value-type="date">
            <text:p>11:59 15.05.20</text:p>
          </table:table-cell>
          <table:table-cell table:number-columns-repeated="2" office:value-type="float" office:value="8520" calcext:value-type="float">
            <text:p>8 5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153304" calcext:value-type="float">
            <text:p>1115330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19</text:p>
          </table:table-cell>
          <table:table-cell office:value-type="string" calcext:value-type="string">
            <text:p>Mittetulundusühing MUSAMARI KOORIKOOL</text:p>
          </table:table-cell>
          <table:table-cell/>
          <table:table-cell table:style-name="ce2" office:value-type="date" office:date-value="2020-05-15T11:57:48" calcext:value-type="date">
            <text:p>11:57 15.05.20</text:p>
          </table:table-cell>
          <table:table-cell table:number-columns-repeated="2" office:value-type="float" office:value="10840" calcext:value-type="float">
            <text:p>10 8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7605" calcext:value-type="float">
            <text:p>8022760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18</text:p>
          </table:table-cell>
          <table:table-cell office:value-type="string" calcext:value-type="string">
            <text:p>Reaali Spordiklubi</text:p>
          </table:table-cell>
          <table:table-cell/>
          <table:table-cell table:style-name="ce2" office:value-type="date" office:date-value="2020-05-15T11:57:06" calcext:value-type="date">
            <text:p>11:57 15.05.20</text:p>
          </table:table-cell>
          <table:table-cell table:number-columns-repeated="2" office:value-type="float" office:value="12100" calcext:value-type="float">
            <text:p>12 1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92386" calcext:value-type="float">
            <text:p>8019238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17</text:p>
          </table:table-cell>
          <table:table-cell office:value-type="string" calcext:value-type="string">
            <text:p>VANEMUISE TANTSU- JA BALLETIKOOL</text:p>
          </table:table-cell>
          <table:table-cell/>
          <table:table-cell table:style-name="ce2" office:value-type="date" office:date-value="2020-05-15T11:48:21" calcext:value-type="date">
            <text:p>11:48 15.05.20</text:p>
          </table:table-cell>
          <table:table-cell table:number-columns-repeated="2" office:value-type="float" office:value="5755" calcext:value-type="float">
            <text:p>5 75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55509" calcext:value-type="float">
            <text:p>8015550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16</text:p>
          </table:table-cell>
          <table:table-cell office:value-type="string" calcext:value-type="string">
            <text:p>SPORDIKLUBI CFC</text:p>
          </table:table-cell>
          <table:table-cell/>
          <table:table-cell table:style-name="ce2" office:value-type="date" office:date-value="2020-05-15T11:41:35" calcext:value-type="date">
            <text:p>11:41 15.05.20</text:p>
          </table:table-cell>
          <table:table-cell table:number-columns-repeated="2" office:value-type="float" office:value="859" calcext:value-type="float">
            <text:p>85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72726" calcext:value-type="float">
            <text:p>8017272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15</text:p>
          </table:table-cell>
          <table:table-cell office:value-type="string" calcext:value-type="string">
            <text:p>Mittetulundusühing Keila JK</text:p>
          </table:table-cell>
          <table:table-cell/>
          <table:table-cell table:style-name="ce2" office:value-type="date" office:date-value="2020-05-15T11:17:13" calcext:value-type="date">
            <text:p>11:17 15.05.20</text:p>
          </table:table-cell>
          <table:table-cell table:number-columns-repeated="2" office:value-type="float" office:value="5550" calcext:value-type="float">
            <text:p>5 5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41134" calcext:value-type="float">
            <text:p>8014113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14</text:p>
          </table:table-cell>
          <table:table-cell office:value-type="string" calcext:value-type="string">
            <text:p>Mittetulundusühing Saku Sporting</text:p>
          </table:table-cell>
          <table:table-cell/>
          <table:table-cell table:style-name="ce2" office:value-type="date" office:date-value="2020-05-15T10:51:41" calcext:value-type="date">
            <text:p>10:51 15.05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47973" calcext:value-type="float">
            <text:p>8024797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12</text:p>
          </table:table-cell>
          <table:table-cell office:value-type="string" calcext:value-type="string">
            <text:p>Mittetulundusühing Haabersti Uisukool</text:p>
          </table:table-cell>
          <table:table-cell/>
          <table:table-cell table:style-name="ce2" office:value-type="date" office:date-value="2020-05-15T10:37:55.999999" calcext:value-type="date">
            <text:p>10:37 15.05.20</text:p>
          </table:table-cell>
          <table:table-cell table:number-columns-repeated="2" office:value-type="float" office:value="4840" calcext:value-type="float">
            <text:p>4 8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12087" calcext:value-type="float">
            <text:p>8021208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11</text:p>
          </table:table-cell>
          <table:table-cell office:value-type="string" calcext:value-type="string">
            <text:p>Mittetulundusühing SAKALA ERAGÜMNAASIUM</text:p>
          </table:table-cell>
          <table:table-cell/>
          <table:table-cell table:style-name="ce2" office:value-type="date" office:date-value="2020-05-15T10:35:05" calcext:value-type="date">
            <text:p>10:35 15.05.20</text:p>
          </table:table-cell>
          <table:table-cell table:number-columns-repeated="2" office:value-type="float" office:value="8500" calcext:value-type="float">
            <text:p>8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77268" calcext:value-type="float">
            <text:p>8027726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10</text:p>
          </table:table-cell>
          <table:table-cell office:value-type="string" calcext:value-type="string">
            <text:p>mittetulundusühing Tantsuteater Rada</text:p>
          </table:table-cell>
          <table:table-cell/>
          <table:table-cell table:style-name="ce2" office:value-type="date" office:date-value="2020-05-15T10:28:51" calcext:value-type="date">
            <text:p>10:28 15.05.20</text:p>
          </table:table-cell>
          <table:table-cell table:number-columns-repeated="2" office:value-type="float" office:value="10000" calcext:value-type="float">
            <text:p>10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03381" calcext:value-type="float">
            <text:p>8010338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09</text:p>
          </table:table-cell>
          <table:table-cell office:value-type="string" calcext:value-type="string">
            <text:p>Osaühing ESTEETIKA JA TANTSUKOOL</text:p>
          </table:table-cell>
          <table:table-cell/>
          <table:table-cell table:style-name="ce2" office:value-type="date" office:date-value="2020-05-15T10:25:49" calcext:value-type="date">
            <text:p>10:25 15.05.20</text:p>
          </table:table-cell>
          <table:table-cell table:number-columns-repeated="2" office:value-type="float" office:value="2120" calcext:value-type="float">
            <text:p>2 1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245984" calcext:value-type="float">
            <text:p>1024598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08</text:p>
          </table:table-cell>
          <table:table-cell office:value-type="string" calcext:value-type="string">
            <text:p>Mittetulundusühing Tervis ja Sport</text:p>
          </table:table-cell>
          <table:table-cell/>
          <table:table-cell table:style-name="ce2" office:value-type="date" office:date-value="2020-05-15T10:22:02" calcext:value-type="date">
            <text:p>10:22 15.05.20</text:p>
          </table:table-cell>
          <table:table-cell table:number-columns-repeated="2" office:value-type="float" office:value="3760" calcext:value-type="float">
            <text:p>3 7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1334" calcext:value-type="float">
            <text:p>8031133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07</text:p>
          </table:table-cell>
          <table:table-cell office:value-type="string" calcext:value-type="string">
            <text:p>Arenduskeskus Edutee OÜ</text:p>
          </table:table-cell>
          <table:table-cell/>
          <table:table-cell table:style-name="ce2" office:value-type="date" office:date-value="2020-05-15T10:00:29" calcext:value-type="date">
            <text:p>10:00 15.05.20</text:p>
          </table:table-cell>
          <table:table-cell table:number-columns-repeated="2" office:value-type="float" office:value="635" calcext:value-type="float">
            <text:p>63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549497" calcext:value-type="float">
            <text:p>1454949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06</text:p>
          </table:table-cell>
          <table:table-cell office:value-type="string" calcext:value-type="string">
            <text:p>Raasiku Jalgpalliklubi FC Joker</text:p>
          </table:table-cell>
          <table:table-cell/>
          <table:table-cell table:style-name="ce2" office:value-type="date" office:date-value="2020-05-15T09:58:52" calcext:value-type="date">
            <text:p>09:58 15.05.20</text:p>
          </table:table-cell>
          <table:table-cell table:number-columns-repeated="2" office:value-type="float" office:value="5800" calcext:value-type="float">
            <text:p>5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40479" calcext:value-type="float">
            <text:p>8004047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05</text:p>
          </table:table-cell>
          <table:table-cell office:value-type="string" calcext:value-type="string">
            <text:p>Rocca al Mare Kooli Aktsiaselts</text:p>
          </table:table-cell>
          <table:table-cell/>
          <table:table-cell table:style-name="ce2" office:value-type="date" office:date-value="2020-05-15T09:53:33" calcext:value-type="date">
            <text:p>09:53 15.05.20</text:p>
          </table:table-cell>
          <table:table-cell table:number-columns-repeated="2" office:value-type="float" office:value="116400" calcext:value-type="float">
            <text:p>116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651000" calcext:value-type="float">
            <text:p>1065100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04</text:p>
          </table:table-cell>
          <table:table-cell office:value-type="string" calcext:value-type="string">
            <text:p>Mõõgavõitlusselts</text:p>
          </table:table-cell>
          <table:table-cell/>
          <table:table-cell table:style-name="ce2" office:value-type="date" office:date-value="2020-05-15T09:35:46" calcext:value-type="date">
            <text:p>09:35 15.05.20</text:p>
          </table:table-cell>
          <table:table-cell table:number-columns-repeated="2" office:value-type="float" office:value="1900" calcext:value-type="float">
            <text:p>1 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6694" calcext:value-type="float">
            <text:p>8033669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03</text:p>
          </table:table-cell>
          <table:table-cell office:value-type="string" calcext:value-type="string">
            <text:p>Artvizhen OÜ</text:p>
          </table:table-cell>
          <table:table-cell/>
          <table:table-cell table:style-name="ce2" office:value-type="date" office:date-value="2020-05-15T09:31:07" calcext:value-type="date">
            <text:p>09:31 15.05.20</text:p>
          </table:table-cell>
          <table:table-cell table:number-columns-repeated="2" office:value-type="float" office:value="1778" calcext:value-type="float">
            <text:p>1 77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541327" calcext:value-type="float">
            <text:p>1254132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02</text:p>
          </table:table-cell>
          <table:table-cell office:value-type="string" calcext:value-type="string">
            <text:p>Mittetulundusühing MIIKAELI ÜHENDUS</text:p>
          </table:table-cell>
          <table:table-cell/>
          <table:table-cell table:style-name="ce2" office:value-type="date" office:date-value="2020-05-15T09:24:43" calcext:value-type="date">
            <text:p>09:24 15.05.20</text:p>
          </table:table-cell>
          <table:table-cell table:number-columns-repeated="2" office:value-type="float" office:value="136440" calcext:value-type="float">
            <text:p>136 4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17581" calcext:value-type="float">
            <text:p>8001758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00</text:p>
          </table:table-cell>
          <table:table-cell office:value-type="string" calcext:value-type="string">
            <text:p>MTÜ Laulustuudio Laulupesa</text:p>
          </table:table-cell>
          <table:table-cell/>
          <table:table-cell table:style-name="ce2" office:value-type="date" office:date-value="2020-05-15T02:42:02" calcext:value-type="date">
            <text:p>02:42 15.05.20</text:p>
          </table:table-cell>
          <table:table-cell table:number-columns-repeated="2" office:value-type="float" office:value="6000" calcext:value-type="float">
            <text:p>6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5745" calcext:value-type="float">
            <text:p>8040574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99</text:p>
          </table:table-cell>
          <table:table-cell office:value-type="string" calcext:value-type="string">
            <text:p>Spordiklubi Fortis</text:p>
          </table:table-cell>
          <table:table-cell/>
          <table:table-cell table:style-name="ce2" office:value-type="date" office:date-value="2020-05-15T01:32:52" calcext:value-type="date">
            <text:p>01:32 15.05.20</text:p>
          </table:table-cell>
          <table:table-cell table:number-columns-repeated="2" office:value-type="float" office:value="23640" calcext:value-type="float">
            <text:p>23 6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42898" calcext:value-type="float">
            <text:p>8024289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98</text:p>
          </table:table-cell>
          <table:table-cell office:value-type="string" calcext:value-type="string">
            <text:p>OÜ Viimsi Mängutuba</text:p>
          </table:table-cell>
          <table:table-cell/>
          <table:table-cell table:style-name="ce2" office:value-type="date" office:date-value="2020-05-15T01:21:49.999999" calcext:value-type="date">
            <text:p>01:21 15.05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875324" calcext:value-type="float">
            <text:p>1287532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97</text:p>
          </table:table-cell>
          <table:table-cell office:value-type="string" calcext:value-type="string">
            <text:p>Spordiklubi IDABLOKK</text:p>
          </table:table-cell>
          <table:table-cell/>
          <table:table-cell table:style-name="ce2" office:value-type="date" office:date-value="2020-05-15T00:37:57" calcext:value-type="date">
            <text:p>00:37 15.05.20</text:p>
          </table:table-cell>
          <table:table-cell table:number-columns-repeated="2" office:value-type="float" office:value="3372" calcext:value-type="float">
            <text:p>3 37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93232" calcext:value-type="float">
            <text:p>8039323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96</text:p>
          </table:table-cell>
          <table:table-cell office:value-type="string" calcext:value-type="string">
            <text:p>Stuudiokeraamika OÜ</text:p>
          </table:table-cell>
          <table:table-cell/>
          <table:table-cell table:style-name="ce2" office:value-type="date" office:date-value="2020-05-15T00:20:38" calcext:value-type="date">
            <text:p>00:20 15.05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142538" calcext:value-type="float">
            <text:p>1214253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95</text:p>
          </table:table-cell>
          <table:table-cell office:value-type="string" calcext:value-type="string">
            <text:p>OÜ International Kindergarten</text:p>
          </table:table-cell>
          <table:table-cell/>
          <table:table-cell table:style-name="ce2" office:value-type="date" office:date-value="2020-05-15T00:15:52" calcext:value-type="date">
            <text:p>00:15 15.05.20</text:p>
          </table:table-cell>
          <table:table-cell table:number-columns-repeated="2" office:value-type="float" office:value="4320" calcext:value-type="float">
            <text:p>4 3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878962" calcext:value-type="float">
            <text:p>1087896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94</text:p>
          </table:table-cell>
          <table:table-cell office:value-type="string" calcext:value-type="string">
            <text:p>Integratsiooni Loomingukeskus Almari</text:p>
          </table:table-cell>
          <table:table-cell/>
          <table:table-cell table:style-name="ce2" office:value-type="date" office:date-value="2020-05-15T00:06:27" calcext:value-type="date">
            <text:p>00:06 15.05.20</text:p>
          </table:table-cell>
          <table:table-cell table:number-columns-repeated="2" office:value-type="float" office:value="2865" calcext:value-type="float">
            <text:p>2 86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77528" calcext:value-type="float">
            <text:p>8017752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93</text:p>
          </table:table-cell>
          <table:table-cell office:value-type="string" calcext:value-type="string">
            <text:p>mittetulundusühing Tartu Tantsukool</text:p>
          </table:table-cell>
          <table:table-cell/>
          <table:table-cell table:style-name="ce2" office:value-type="date" office:date-value="2020-05-14T23:57:17" calcext:value-type="date">
            <text:p>23:57 14.05.20</text:p>
          </table:table-cell>
          <table:table-cell table:number-columns-repeated="2" office:value-type="float" office:value="9000" calcext:value-type="float">
            <text:p>9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9318" calcext:value-type="float">
            <text:p>8029931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92</text:p>
          </table:table-cell>
          <table:table-cell office:value-type="string" calcext:value-type="string">
            <text:p>Aruküla Vabakooli Selts</text:p>
          </table:table-cell>
          <table:table-cell/>
          <table:table-cell table:style-name="ce2" office:value-type="date" office:date-value="2020-05-14T23:41:30" calcext:value-type="date">
            <text:p>23:41 14.05.20</text:p>
          </table:table-cell>
          <table:table-cell table:number-columns-repeated="2" office:value-type="float" office:value="3280" calcext:value-type="float">
            <text:p>3 2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86429" calcext:value-type="float">
            <text:p>8008642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91</text:p>
          </table:table-cell>
          <table:table-cell office:value-type="string" calcext:value-type="string">
            <text:p>Rulluisuklubi Quad MTÜ</text:p>
          </table:table-cell>
          <table:table-cell/>
          <table:table-cell table:style-name="ce2" office:value-type="date" office:date-value="2020-05-14T23:32:25" calcext:value-type="date">
            <text:p>23:32 14.05.20</text:p>
          </table:table-cell>
          <table:table-cell table:number-columns-repeated="2" office:value-type="float" office:value="1560" calcext:value-type="float">
            <text:p>1 5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6294" calcext:value-type="float">
            <text:p>8040629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90</text:p>
          </table:table-cell>
          <table:table-cell office:value-type="string" calcext:value-type="string">
            <text:p>Guitarium OÜ</text:p>
          </table:table-cell>
          <table:table-cell/>
          <table:table-cell table:style-name="ce2" office:value-type="date" office:date-value="2020-05-14T23:30:31" calcext:value-type="date">
            <text:p>23:30 14.05.20</text:p>
          </table:table-cell>
          <table:table-cell table:number-columns-repeated="2" office:value-type="float" office:value="1250" calcext:value-type="float">
            <text:p>1 2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710839" calcext:value-type="float">
            <text:p>1171083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89</text:p>
          </table:table-cell>
          <table:table-cell office:value-type="string" calcext:value-type="string">
            <text:p>Mittetulundusühing Saareobu</text:p>
          </table:table-cell>
          <table:table-cell/>
          <table:table-cell table:style-name="ce2" office:value-type="date" office:date-value="2020-05-14T22:54:33" calcext:value-type="date">
            <text:p>22:54 14.05.20</text:p>
          </table:table-cell>
          <table:table-cell table:number-columns-repeated="2" office:value-type="float" office:value="1680" calcext:value-type="float">
            <text:p>1 6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70220" calcext:value-type="float">
            <text:p>8057022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88</text:p>
          </table:table-cell>
          <table:table-cell office:value-type="string" calcext:value-type="string">
            <text:p>Haridus- ja Kultuuriselts Läte</text:p>
          </table:table-cell>
          <table:table-cell/>
          <table:table-cell table:style-name="ce2" office:value-type="date" office:date-value="2020-05-14T22:46:16" calcext:value-type="date">
            <text:p>22:46 14.05.20</text:p>
          </table:table-cell>
          <table:table-cell table:number-columns-repeated="2" office:value-type="float" office:value="5000" calcext:value-type="float">
            <text:p>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56914" calcext:value-type="float">
            <text:p>8025691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87</text:p>
          </table:table-cell>
          <table:table-cell office:value-type="string" calcext:value-type="string">
            <text:p>dotE Productions OÜ</text:p>
          </table:table-cell>
          <table:table-cell/>
          <table:table-cell table:style-name="ce2" office:value-type="date" office:date-value="2020-05-14T22:36:14" calcext:value-type="date">
            <text:p>22:36 14.05.20</text:p>
          </table:table-cell>
          <table:table-cell table:number-columns-repeated="2" office:value-type="float" office:value="8000" calcext:value-type="float">
            <text:p>8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099067" calcext:value-type="float">
            <text:p>1209906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86</text:p>
          </table:table-cell>
          <table:table-cell office:value-type="string" calcext:value-type="string">
            <text:p>Karu Nuti OÜ</text:p>
          </table:table-cell>
          <table:table-cell/>
          <table:table-cell table:style-name="ce2" office:value-type="date" office:date-value="2020-05-14T22:30:59" calcext:value-type="date">
            <text:p>22:30 14.05.20</text:p>
          </table:table-cell>
          <table:table-cell table:number-columns-repeated="2" office:value-type="float" office:value="10800" calcext:value-type="float">
            <text:p>10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950940" calcext:value-type="float">
            <text:p>1195094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85</text:p>
          </table:table-cell>
          <table:table-cell office:value-type="string" calcext:value-type="string">
            <text:p>MTÜ Akrobaatikaklubi Twister</text:p>
          </table:table-cell>
          <table:table-cell/>
          <table:table-cell table:style-name="ce2" office:value-type="date" office:date-value="2020-05-14T21:54:07" calcext:value-type="date">
            <text:p>21:54 14.05.20</text:p>
          </table:table-cell>
          <table:table-cell table:number-columns-repeated="2" office:value-type="float" office:value="15000" calcext:value-type="float">
            <text:p>1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29814" calcext:value-type="float">
            <text:p>8032981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84</text:p>
          </table:table-cell>
          <table:table-cell office:value-type="string" calcext:value-type="string">
            <text:p>Nuti-Mik OÜ</text:p>
          </table:table-cell>
          <table:table-cell/>
          <table:table-cell table:style-name="ce2" office:value-type="date" office:date-value="2020-05-14T21:51:54" calcext:value-type="date">
            <text:p>21:51 14.05.20</text:p>
          </table:table-cell>
          <table:table-cell table:number-columns-repeated="2" office:value-type="float" office:value="3010" calcext:value-type="float">
            <text:p>3 01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422897" calcext:value-type="float">
            <text:p>1442289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83</text:p>
          </table:table-cell>
          <table:table-cell office:value-type="string" calcext:value-type="string">
            <text:p>OÜ Open Mind Club</text:p>
          </table:table-cell>
          <table:table-cell/>
          <table:table-cell table:style-name="ce2" office:value-type="date" office:date-value="2020-05-14T21:31:46" calcext:value-type="date">
            <text:p>21:31 14.05.20</text:p>
          </table:table-cell>
          <table:table-cell table:number-columns-repeated="2" office:value-type="float" office:value="960" calcext:value-type="float">
            <text:p>9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257470" calcext:value-type="float">
            <text:p>1425747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81</text:p>
          </table:table-cell>
          <table:table-cell office:value-type="string" calcext:value-type="string">
            <text:p>Mittetulundusühing Saaremaa Kunstistuudio</text:p>
          </table:table-cell>
          <table:table-cell/>
          <table:table-cell table:style-name="ce2" office:value-type="date" office:date-value="2020-05-14T21:24:42" calcext:value-type="date">
            <text:p>21:24 14.05.20</text:p>
          </table:table-cell>
          <table:table-cell table:number-columns-repeated="2" office:value-type="float" office:value="6280" calcext:value-type="float">
            <text:p>6 2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8806" calcext:value-type="float">
            <text:p>8005880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80</text:p>
          </table:table-cell>
          <table:table-cell office:value-type="string" calcext:value-type="string">
            <text:p>Poksiklubi Kalev</text:p>
          </table:table-cell>
          <table:table-cell/>
          <table:table-cell table:style-name="ce2" office:value-type="date" office:date-value="2020-05-14T21:19:45" calcext:value-type="date">
            <text:p>21:19 14.05.20</text:p>
          </table:table-cell>
          <table:table-cell table:number-columns-repeated="2" office:value-type="float" office:value="7000" calcext:value-type="float">
            <text:p>7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1951" calcext:value-type="float">
            <text:p>8042195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79</text:p>
          </table:table-cell>
          <table:table-cell office:value-type="string" calcext:value-type="string">
            <text:p>Gaia Hariduse Selts</text:p>
          </table:table-cell>
          <table:table-cell/>
          <table:table-cell table:style-name="ce2" office:value-type="date" office:date-value="2020-05-14T21:18:42" calcext:value-type="date">
            <text:p>21:18 14.05.20</text:p>
          </table:table-cell>
          <table:table-cell table:number-columns-repeated="2" office:value-type="float" office:value="5960" calcext:value-type="float">
            <text:p>5 9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8599" calcext:value-type="float">
            <text:p>8036859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78</text:p>
          </table:table-cell>
          <table:table-cell office:value-type="string" calcext:value-type="string">
            <text:p>Riadne Osaühing</text:p>
          </table:table-cell>
          <table:table-cell/>
          <table:table-cell table:style-name="ce2" office:value-type="date" office:date-value="2020-05-14T21:01:38" calcext:value-type="date">
            <text:p>21:01 14.05.20</text:p>
          </table:table-cell>
          <table:table-cell table:number-columns-repeated="2" office:value-type="float" office:value="2200" calcext:value-type="float">
            <text:p>2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091897" calcext:value-type="float">
            <text:p>1409189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77</text:p>
          </table:table-cell>
          <table:table-cell office:value-type="string" calcext:value-type="string">
            <text:p>Mittetulundusühing HC EVEREST</text:p>
          </table:table-cell>
          <table:table-cell/>
          <table:table-cell table:style-name="ce2" office:value-type="date" office:date-value="2020-05-14T20:58:36" calcext:value-type="date">
            <text:p>20:58 14.05.20</text:p>
          </table:table-cell>
          <table:table-cell table:number-columns-repeated="2" office:value-type="float" office:value="3213" calcext:value-type="float">
            <text:p>3 21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6010" calcext:value-type="float">
            <text:p>8033601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76</text:p>
          </table:table-cell>
          <table:table-cell office:value-type="string" calcext:value-type="string">
            <text:p>OÜ Keelte Kodu</text:p>
          </table:table-cell>
          <table:table-cell/>
          <table:table-cell table:style-name="ce2" office:value-type="date" office:date-value="2020-05-14T20:38:21" calcext:value-type="date">
            <text:p>20:38 14.05.20</text:p>
          </table:table-cell>
          <table:table-cell table:number-columns-repeated="2" office:value-type="float" office:value="6800" calcext:value-type="float">
            <text:p>6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836703" calcext:value-type="float">
            <text:p>1283670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75</text:p>
          </table:table-cell>
          <table:table-cell office:value-type="string" calcext:value-type="string">
            <text:p>Mittetulundusühing Crause Tantsukool</text:p>
          </table:table-cell>
          <table:table-cell/>
          <table:table-cell table:style-name="ce2" office:value-type="date" office:date-value="2020-05-14T20:24:57.000001" calcext:value-type="date">
            <text:p>20:24 14.05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4842" calcext:value-type="float">
            <text:p>8038484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74</text:p>
          </table:table-cell>
          <table:table-cell office:value-type="string" calcext:value-type="string">
            <text:p>Mittetulundusühing Nukutuba</text:p>
          </table:table-cell>
          <table:table-cell/>
          <table:table-cell table:style-name="ce2" office:value-type="date" office:date-value="2020-05-14T20:12:04" calcext:value-type="date">
            <text:p>20:12 14.05.20</text:p>
          </table:table-cell>
          <table:table-cell table:number-columns-repeated="2" office:value-type="float" office:value="26678" calcext:value-type="float">
            <text:p>26 67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8351" calcext:value-type="float">
            <text:p>8033835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73</text:p>
          </table:table-cell>
          <table:table-cell office:value-type="string" calcext:value-type="string">
            <text:p>Tartu Vaba Waldorfkooli Selts.</text:p>
          </table:table-cell>
          <table:table-cell/>
          <table:table-cell table:style-name="ce2" office:value-type="date" office:date-value="2020-05-14T20:06:55" calcext:value-type="date">
            <text:p>20:06 14.05.20</text:p>
          </table:table-cell>
          <table:table-cell table:number-columns-repeated="2" office:value-type="float" office:value="10925" calcext:value-type="float">
            <text:p>10 92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8364" calcext:value-type="float">
            <text:p>8007836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72</text:p>
          </table:table-cell>
          <table:table-cell office:value-type="string" calcext:value-type="string">
            <text:p>Tartu Vaba Waldorfkooli Selts.</text:p>
          </table:table-cell>
          <table:table-cell/>
          <table:table-cell table:style-name="ce2" office:value-type="date" office:date-value="2020-05-14T19:47:16" calcext:value-type="date">
            <text:p>19:47 14.05.20</text:p>
          </table:table-cell>
          <table:table-cell table:number-columns-repeated="2" office:value-type="float" office:value="32382" calcext:value-type="float">
            <text:p>32 38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8364" calcext:value-type="float">
            <text:p>8007836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71</text:p>
          </table:table-cell>
          <table:table-cell office:value-type="string" calcext:value-type="string">
            <text:p>Mittetulundusühing Narva Trans Jalgpallikool</text:p>
          </table:table-cell>
          <table:table-cell/>
          <table:table-cell table:style-name="ce2" office:value-type="date" office:date-value="2020-05-14T19:43:04" calcext:value-type="date">
            <text:p>19:43 14.05.20</text:p>
          </table:table-cell>
          <table:table-cell table:number-columns-repeated="2" office:value-type="float" office:value="6900" calcext:value-type="float">
            <text:p>6 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1733" calcext:value-type="float">
            <text:p>8037173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70</text:p>
          </table:table-cell>
          <table:table-cell office:value-type="string" calcext:value-type="string">
            <text:p>Mittetulundusühing Tantsustuudio KREEDO DANCE</text:p>
          </table:table-cell>
          <table:table-cell/>
          <table:table-cell table:style-name="ce2" office:value-type="date" office:date-value="2020-05-14T19:40:34" calcext:value-type="date">
            <text:p>19:40 14.05.20</text:p>
          </table:table-cell>
          <table:table-cell table:number-columns-repeated="2" office:value-type="float" office:value="5150" calcext:value-type="float">
            <text:p>5 1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51302" calcext:value-type="float">
            <text:p>8015130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69</text:p>
          </table:table-cell>
          <table:table-cell office:value-type="string" calcext:value-type="string">
            <text:p>Rakvere Vabakooli Selts</text:p>
          </table:table-cell>
          <table:table-cell/>
          <table:table-cell table:style-name="ce2" office:value-type="date" office:date-value="2020-05-14T19:25:00" calcext:value-type="date">
            <text:p>19:25 14.05.20</text:p>
          </table:table-cell>
          <table:table-cell table:number-columns-repeated="2" office:value-type="float" office:value="2160" calcext:value-type="float">
            <text:p>2 1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5048" calcext:value-type="float">
            <text:p>8031504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68</text:p>
          </table:table-cell>
          <table:table-cell office:value-type="string" calcext:value-type="string">
            <text:p>Rakvere Vabakooli Selts</text:p>
          </table:table-cell>
          <table:table-cell/>
          <table:table-cell table:style-name="ce2" office:value-type="date" office:date-value="2020-05-14T19:24:22" calcext:value-type="date">
            <text:p>19:24 14.05.20</text:p>
          </table:table-cell>
          <table:table-cell table:number-columns-repeated="2" office:value-type="float" office:value="12573" calcext:value-type="float">
            <text:p>12 57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5048" calcext:value-type="float">
            <text:p>8031504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67</text:p>
          </table:table-cell>
          <table:table-cell office:value-type="string" calcext:value-type="string">
            <text:p>OÜ TIBUPOEG</text:p>
          </table:table-cell>
          <table:table-cell/>
          <table:table-cell table:style-name="ce2" office:value-type="date" office:date-value="2020-05-14T18:37:25.999999" calcext:value-type="date">
            <text:p>18:37 14.05.20</text:p>
          </table:table-cell>
          <table:table-cell table:number-columns-repeated="2" office:value-type="float" office:value="387" calcext:value-type="float">
            <text:p>38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343567" calcext:value-type="float">
            <text:p>1234356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65</text:p>
          </table:table-cell>
          <table:table-cell office:value-type="string" calcext:value-type="string">
            <text:p>Rocca al Mare Kooli Aktsiaselts</text:p>
          </table:table-cell>
          <table:table-cell/>
          <table:table-cell table:style-name="ce2" office:value-type="date" office:date-value="2020-05-14T18:07:25" calcext:value-type="date">
            <text:p>18:07 14.05.20</text:p>
          </table:table-cell>
          <table:table-cell table:number-columns-repeated="2" office:value-type="float" office:value="9480" calcext:value-type="float">
            <text:p>9 4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651000" calcext:value-type="float">
            <text:p>1065100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64</text:p>
          </table:table-cell>
          <table:table-cell office:value-type="string" calcext:value-type="string">
            <text:p>mittetulundusühing Ligrid</text:p>
          </table:table-cell>
          <table:table-cell/>
          <table:table-cell table:style-name="ce2" office:value-type="date" office:date-value="2020-05-14T18:03:57" calcext:value-type="date">
            <text:p>18:03 14.05.20</text:p>
          </table:table-cell>
          <table:table-cell table:number-columns-repeated="2" office:value-type="float" office:value="12680" calcext:value-type="float">
            <text:p>12 6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03349" calcext:value-type="float">
            <text:p>8020334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63</text:p>
          </table:table-cell>
          <table:table-cell office:value-type="string" calcext:value-type="string">
            <text:p>Mittetulundusühing Stuudio JOY</text:p>
          </table:table-cell>
          <table:table-cell/>
          <table:table-cell table:style-name="ce2" office:value-type="date" office:date-value="2020-05-14T17:48:40" calcext:value-type="date">
            <text:p>17:48 14.05.20</text:p>
          </table:table-cell>
          <table:table-cell table:number-columns-repeated="2" office:value-type="float" office:value="7566" calcext:value-type="float">
            <text:p>7 56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1773" calcext:value-type="float">
            <text:p>8005177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62</text:p>
          </table:table-cell>
          <table:table-cell office:value-type="string" calcext:value-type="string">
            <text:p>MTÜ Mercy Center Narva</text:p>
          </table:table-cell>
          <table:table-cell/>
          <table:table-cell table:style-name="ce2" office:value-type="date" office:date-value="2020-05-14T17:44:42" calcext:value-type="date">
            <text:p>17:44 14.05.20</text:p>
          </table:table-cell>
          <table:table-cell table:number-columns-repeated="2" office:value-type="float" office:value="2386" calcext:value-type="float">
            <text:p>2 38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1180" calcext:value-type="float">
            <text:p>8055118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61</text:p>
          </table:table-cell>
          <table:table-cell office:value-type="string" calcext:value-type="string">
            <text:p>Mittetulundusühing Tabasalu Ujumisklubi</text:p>
          </table:table-cell>
          <table:table-cell/>
          <table:table-cell table:style-name="ce2" office:value-type="date" office:date-value="2020-05-14T17:25:05" calcext:value-type="date">
            <text:p>17:25 14.05.20</text:p>
          </table:table-cell>
          <table:table-cell table:number-columns-repeated="2" office:value-type="float" office:value="21061" calcext:value-type="float">
            <text:p>21 06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2771" calcext:value-type="float">
            <text:p>8018277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60</text:p>
          </table:table-cell>
          <table:table-cell office:value-type="string" calcext:value-type="string">
            <text:p>Mittetulundusühing Järvamaa Ratsaspordi Klubi</text:p>
          </table:table-cell>
          <table:table-cell/>
          <table:table-cell table:style-name="ce2" office:value-type="date" office:date-value="2020-05-14T17:04:17.000001" calcext:value-type="date">
            <text:p>17:04 14.05.20</text:p>
          </table:table-cell>
          <table:table-cell table:number-columns-repeated="2" office:value-type="float" office:value="1920" calcext:value-type="float">
            <text:p>1 9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1086" calcext:value-type="float">
            <text:p>8022108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59</text:p>
          </table:table-cell>
          <table:table-cell office:value-type="string" calcext:value-type="string">
            <text:p>Rakvere Eragümnaasiumi Hariduskogu</text:p>
          </table:table-cell>
          <table:table-cell/>
          <table:table-cell table:style-name="ce2" office:value-type="date" office:date-value="2020-05-14T16:55:35" calcext:value-type="date">
            <text:p>16:55 14.05.20</text:p>
          </table:table-cell>
          <table:table-cell table:number-columns-repeated="2" office:value-type="float" office:value="43200" calcext:value-type="float">
            <text:p>43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3285" calcext:value-type="float">
            <text:p>8018328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57</text:p>
          </table:table-cell>
          <table:table-cell office:value-type="string" calcext:value-type="string">
            <text:p>Mittetulundusühing EXCITE DANCE</text:p>
          </table:table-cell>
          <table:table-cell/>
          <table:table-cell table:style-name="ce2" office:value-type="date" office:date-value="2020-05-14T16:52:36" calcext:value-type="date">
            <text:p>16:52 14.05.20</text:p>
          </table:table-cell>
          <table:table-cell table:number-columns-repeated="2" office:value-type="float" office:value="16960" calcext:value-type="float">
            <text:p>16 9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39413" calcext:value-type="float">
            <text:p>8023941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56</text:p>
          </table:table-cell>
          <table:table-cell office:value-type="string" calcext:value-type="string">
            <text:p>OÜ NABA</text:p>
          </table:table-cell>
          <table:table-cell/>
          <table:table-cell table:style-name="ce2" office:value-type="date" office:date-value="2020-05-14T16:40:37" calcext:value-type="date">
            <text:p>16:40 14.05.20</text:p>
          </table:table-cell>
          <table:table-cell table:number-columns-repeated="2" office:value-type="float" office:value="11880" calcext:value-type="float">
            <text:p>11 8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119477" calcext:value-type="float">
            <text:p>1111947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55</text:p>
          </table:table-cell>
          <table:table-cell office:value-type="string" calcext:value-type="string">
            <text:p>Sihtasutus Perekodu</text:p>
          </table:table-cell>
          <table:table-cell/>
          <table:table-cell table:style-name="ce2" office:value-type="date" office:date-value="2020-05-14T16:35:38.999999" calcext:value-type="date">
            <text:p>16:35 14.05.20</text:p>
          </table:table-cell>
          <table:table-cell table:number-columns-repeated="2" office:value-type="float" office:value="900" calcext:value-type="float">
            <text:p>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1198" calcext:value-type="float">
            <text:p>9001119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54</text:p>
          </table:table-cell>
          <table:table-cell office:value-type="string" calcext:value-type="string">
            <text:p>Rakvere Eragümnaasiumi Hariduskogu</text:p>
          </table:table-cell>
          <table:table-cell/>
          <table:table-cell table:style-name="ce2" office:value-type="date" office:date-value="2020-05-14T16:32:26" calcext:value-type="date">
            <text:p>16:32 14.05.20</text:p>
          </table:table-cell>
          <table:table-cell table:number-columns-repeated="2" office:value-type="float" office:value="17040" calcext:value-type="float">
            <text:p>17 0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3285" calcext:value-type="float">
            <text:p>8018328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53</text:p>
          </table:table-cell>
          <table:table-cell office:value-type="string" calcext:value-type="string">
            <text:p>Jalgpalliklubi FC Nõmme United</text:p>
          </table:table-cell>
          <table:table-cell/>
          <table:table-cell table:style-name="ce2" office:value-type="date" office:date-value="2020-05-14T16:28:55" calcext:value-type="date">
            <text:p>16:28 14.05.20</text:p>
          </table:table-cell>
          <table:table-cell table:number-columns-repeated="2" office:value-type="float" office:value="7500" calcext:value-type="float">
            <text:p>7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56182" calcext:value-type="float">
            <text:p>8015618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52</text:p>
          </table:table-cell>
          <table:table-cell office:value-type="string" calcext:value-type="string">
            <text:p>Mittetulundusühing Rapla Korvpallikool</text:p>
          </table:table-cell>
          <table:table-cell/>
          <table:table-cell table:style-name="ce2" office:value-type="date" office:date-value="2020-05-14T16:18:22" calcext:value-type="date">
            <text:p>16:18 14.05.20</text:p>
          </table:table-cell>
          <table:table-cell table:number-columns-repeated="2" office:value-type="float" office:value="3288" calcext:value-type="float">
            <text:p>3 28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13520" calcext:value-type="float">
            <text:p>8021352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51</text:p>
          </table:table-cell>
          <table:table-cell office:value-type="string" calcext:value-type="string">
            <text:p>MTÜ Nuti-Võlur</text:p>
          </table:table-cell>
          <table:table-cell/>
          <table:table-cell table:style-name="ce2" office:value-type="date" office:date-value="2020-05-14T16:11:42" calcext:value-type="date">
            <text:p>16:11 14.05.20</text:p>
          </table:table-cell>
          <table:table-cell table:number-columns-repeated="2" office:value-type="float" office:value="4181" calcext:value-type="float">
            <text:p>4 18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4378" calcext:value-type="float">
            <text:p>8040437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49</text:p>
          </table:table-cell>
          <table:table-cell office:value-type="string" calcext:value-type="string">
            <text:p>Mittetulundusühing FC Kose</text:p>
          </table:table-cell>
          <table:table-cell/>
          <table:table-cell table:style-name="ce2" office:value-type="date" office:date-value="2020-05-14T16:02:00" calcext:value-type="date">
            <text:p>16:02 14.05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13230" calcext:value-type="float">
            <text:p>8021323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47</text:p>
          </table:table-cell>
          <table:table-cell office:value-type="string" calcext:value-type="string">
            <text:p>Jalgpalliklubi Welco</text:p>
          </table:table-cell>
          <table:table-cell/>
          <table:table-cell table:style-name="ce2" office:value-type="date" office:date-value="2020-05-14T15:59:16" calcext:value-type="date">
            <text:p>15:59 14.05.20</text:p>
          </table:table-cell>
          <table:table-cell table:number-columns-repeated="2" office:value-type="float" office:value="8040" calcext:value-type="float">
            <text:p>8 0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87033" calcext:value-type="float">
            <text:p>8028703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46</text:p>
          </table:table-cell>
          <table:table-cell office:value-type="string" calcext:value-type="string">
            <text:p>Korvpalliakadeemia Tallinna KALEV</text:p>
          </table:table-cell>
          <table:table-cell/>
          <table:table-cell table:style-name="ce2" office:value-type="date" office:date-value="2020-05-14T15:55:04" calcext:value-type="date">
            <text:p>15:55 14.05.20</text:p>
          </table:table-cell>
          <table:table-cell table:number-columns-repeated="2" office:value-type="float" office:value="35850" calcext:value-type="float">
            <text:p>35 8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9099" calcext:value-type="float">
            <text:p>8034909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45</text:p>
          </table:table-cell>
          <table:table-cell office:value-type="string" calcext:value-type="string">
            <text:p>MTÜ VORTEX EESTI SPORDIKESKUS</text:p>
          </table:table-cell>
          <table:table-cell/>
          <table:table-cell table:style-name="ce2" office:value-type="date" office:date-value="2020-05-14T15:48:19" calcext:value-type="date">
            <text:p>15:48 14.05.20</text:p>
          </table:table-cell>
          <table:table-cell table:number-columns-repeated="2" office:value-type="float" office:value="6813" calcext:value-type="float">
            <text:p>6 81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13537" calcext:value-type="float">
            <text:p>8021353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44</text:p>
          </table:table-cell>
          <table:table-cell office:value-type="string" calcext:value-type="string">
            <text:p>Mittetulundusühing Spordiklubi Nord</text:p>
          </table:table-cell>
          <table:table-cell/>
          <table:table-cell table:style-name="ce2" office:value-type="date" office:date-value="2020-05-14T15:40:32" calcext:value-type="date">
            <text:p>15:40 14.05.20</text:p>
          </table:table-cell>
          <table:table-cell table:number-columns-repeated="2" office:value-type="float" office:value="105000" calcext:value-type="float">
            <text:p>10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87895" calcext:value-type="float">
            <text:p>8028789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42</text:p>
          </table:table-cell>
          <table:table-cell office:value-type="string" calcext:value-type="string">
            <text:p>Freenature osaühing</text:p>
          </table:table-cell>
          <table:table-cell/>
          <table:table-cell table:style-name="ce2" office:value-type="date" office:date-value="2020-05-14T15:05:41.999999" calcext:value-type="date">
            <text:p>15:05 14.05.20</text:p>
          </table:table-cell>
          <table:table-cell table:number-columns-repeated="2" office:value-type="float" office:value="8000" calcext:value-type="float">
            <text:p>8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069584" calcext:value-type="float">
            <text:p>1106958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41</text:p>
          </table:table-cell>
          <table:table-cell office:value-type="string" calcext:value-type="string">
            <text:p>Audentese Koolide Sihtasutus</text:p>
          </table:table-cell>
          <table:table-cell/>
          <table:table-cell table:style-name="ce2" office:value-type="date" office:date-value="2020-05-14T15:04:20" calcext:value-type="date">
            <text:p>15:04 14.05.20</text:p>
          </table:table-cell>
          <table:table-cell table:number-columns-repeated="2" office:value-type="float" office:value="36320" calcext:value-type="float">
            <text:p>36 3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4106" calcext:value-type="float">
            <text:p>9001410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40</text:p>
          </table:table-cell>
          <table:table-cell office:value-type="string" calcext:value-type="string">
            <text:p>Püha Johannese Kooli Sihtasutus</text:p>
          </table:table-cell>
          <table:table-cell/>
          <table:table-cell table:style-name="ce2" office:value-type="date" office:date-value="2020-05-14T15:03:56" calcext:value-type="date">
            <text:p>15:03 14.05.20</text:p>
          </table:table-cell>
          <table:table-cell table:number-columns-repeated="2" office:value-type="float" office:value="35160" calcext:value-type="float">
            <text:p>35 1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0947" calcext:value-type="float">
            <text:p>9001094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39</text:p>
          </table:table-cell>
          <table:table-cell office:value-type="string" calcext:value-type="string">
            <text:p>Reinar Halliku Korvpallikool</text:p>
          </table:table-cell>
          <table:table-cell/>
          <table:table-cell table:style-name="ce2" office:value-type="date" office:date-value="2020-05-14T14:55:58" calcext:value-type="date">
            <text:p>14:55 14.05.20</text:p>
          </table:table-cell>
          <table:table-cell table:number-columns-repeated="2" office:value-type="float" office:value="6000" calcext:value-type="float">
            <text:p>6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11993" calcext:value-type="float">
            <text:p>8041199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38</text:p>
          </table:table-cell>
          <table:table-cell office:value-type="string" calcext:value-type="string">
            <text:p>Mittetulundusühing Fa Stuudio</text:p>
          </table:table-cell>
          <table:table-cell/>
          <table:table-cell table:style-name="ce2" office:value-type="date" office:date-value="2020-05-14T14:48:37" calcext:value-type="date">
            <text:p>14:48 14.05.20</text:p>
          </table:table-cell>
          <table:table-cell table:number-columns-repeated="2" office:value-type="float" office:value="3210" calcext:value-type="float">
            <text:p>3 21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9655" calcext:value-type="float">
            <text:p>8035965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37</text:p>
          </table:table-cell>
          <table:table-cell office:value-type="string" calcext:value-type="string">
            <text:p>Audentese Koolide Sihtasutus</text:p>
          </table:table-cell>
          <table:table-cell/>
          <table:table-cell table:style-name="ce2" office:value-type="date" office:date-value="2020-05-14T14:42:27" calcext:value-type="date">
            <text:p>14:42 14.05.20</text:p>
          </table:table-cell>
          <table:table-cell table:number-columns-repeated="2" office:value-type="float" office:value="45680" calcext:value-type="float">
            <text:p>45 6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4106" calcext:value-type="float">
            <text:p>9001410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36</text:p>
          </table:table-cell>
          <table:table-cell office:value-type="string" calcext:value-type="string">
            <text:p>Mittetulundusühing Põlvkondade Maja</text:p>
          </table:table-cell>
          <table:table-cell/>
          <table:table-cell table:style-name="ce2" office:value-type="date" office:date-value="2020-05-14T14:12:58" calcext:value-type="date">
            <text:p>14:12 14.05.20</text:p>
          </table:table-cell>
          <table:table-cell table:number-columns-repeated="2" office:value-type="float" office:value="4560" calcext:value-type="float">
            <text:p>4 5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4341" calcext:value-type="float">
            <text:p>8031434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35</text:p>
          </table:table-cell>
          <table:table-cell office:value-type="string" calcext:value-type="string">
            <text:p>Huvikool Ring</text:p>
          </table:table-cell>
          <table:table-cell/>
          <table:table-cell table:style-name="ce2" office:value-type="date" office:date-value="2020-05-14T14:07:38" calcext:value-type="date">
            <text:p>14:07 14.05.20</text:p>
          </table:table-cell>
          <table:table-cell table:number-columns-repeated="2" office:value-type="float" office:value="12589" calcext:value-type="float">
            <text:p>12 58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77537" calcext:value-type="float">
            <text:p>8027753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34</text:p>
          </table:table-cell>
          <table:table-cell office:value-type="string" calcext:value-type="string">
            <text:p>OÜ Nööp KV</text:p>
          </table:table-cell>
          <table:table-cell/>
          <table:table-cell table:style-name="ce2" office:value-type="date" office:date-value="2020-05-14T14:06:53" calcext:value-type="date">
            <text:p>14:06 14.05.20</text:p>
          </table:table-cell>
          <table:table-cell table:number-columns-repeated="2" office:value-type="float" office:value="1800" calcext:value-type="float">
            <text:p>1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688993" calcext:value-type="float">
            <text:p>1268899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33</text:p>
          </table:table-cell>
          <table:table-cell office:value-type="string" calcext:value-type="string">
            <text:p>SPORDIKLUBI "DO"</text:p>
          </table:table-cell>
          <table:table-cell/>
          <table:table-cell table:style-name="ce2" office:value-type="date" office:date-value="2020-05-14T14:02:42" calcext:value-type="date">
            <text:p>14:02 14.05.20</text:p>
          </table:table-cell>
          <table:table-cell table:number-columns-repeated="2" office:value-type="float" office:value="4860" calcext:value-type="float">
            <text:p>4 8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1098" calcext:value-type="float">
            <text:p>8005109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32</text:p>
          </table:table-cell>
          <table:table-cell office:value-type="string" calcext:value-type="string">
            <text:p>Mittetulundusühing Kose Tennis</text:p>
          </table:table-cell>
          <table:table-cell/>
          <table:table-cell table:style-name="ce2" office:value-type="date" office:date-value="2020-05-14T13:54:22.999999" calcext:value-type="date">
            <text:p>13:54 14.05.20</text:p>
          </table:table-cell>
          <table:table-cell table:number-columns-repeated="2" office:value-type="float" office:value="5200" calcext:value-type="float">
            <text:p>5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7096" calcext:value-type="float">
            <text:p>8034709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31</text:p>
          </table:table-cell>
          <table:table-cell office:value-type="string" calcext:value-type="string">
            <text:p>Püha Johannese Kooli Sihtasutus</text:p>
          </table:table-cell>
          <table:table-cell/>
          <table:table-cell table:style-name="ce2" office:value-type="date" office:date-value="2020-05-14T13:49:46" calcext:value-type="date">
            <text:p>13:49 14.05.20</text:p>
          </table:table-cell>
          <table:table-cell table:number-columns-repeated="2" office:value-type="float" office:value="1560" calcext:value-type="float">
            <text:p>1 5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0947" calcext:value-type="float">
            <text:p>9001094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30</text:p>
          </table:table-cell>
          <table:table-cell office:value-type="string" calcext:value-type="string">
            <text:p>LA Music OÜ</text:p>
          </table:table-cell>
          <table:table-cell/>
          <table:table-cell table:style-name="ce2" office:value-type="date" office:date-value="2020-05-14T13:49:19" calcext:value-type="date">
            <text:p>13:49 14.05.20</text:p>
          </table:table-cell>
          <table:table-cell table:number-columns-repeated="2" office:value-type="float" office:value="11440" calcext:value-type="float">
            <text:p>11 4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717430" calcext:value-type="float">
            <text:p>1271743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28</text:p>
          </table:table-cell>
          <table:table-cell office:value-type="string" calcext:value-type="string">
            <text:p>Mittetulundusühing Loodusmaa</text:p>
          </table:table-cell>
          <table:table-cell/>
          <table:table-cell table:style-name="ce2" office:value-type="date" office:date-value="2020-05-14T13:33:26" calcext:value-type="date">
            <text:p>13:33 14.05.20</text:p>
          </table:table-cell>
          <table:table-cell table:number-columns-repeated="2" office:value-type="float" office:value="3714" calcext:value-type="float">
            <text:p>3 71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5499" calcext:value-type="float">
            <text:p>8033549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27</text:p>
          </table:table-cell>
          <table:table-cell office:value-type="string" calcext:value-type="string">
            <text:p>mittetulundusühing Pärnu Vanalinna Koolituskeskus</text:p>
          </table:table-cell>
          <table:table-cell/>
          <table:table-cell table:style-name="ce2" office:value-type="date" office:date-value="2020-05-14T13:30:24" calcext:value-type="date">
            <text:p>13:30 14.05.20</text:p>
          </table:table-cell>
          <table:table-cell table:number-columns-repeated="2" office:value-type="float" office:value="6000" calcext:value-type="float">
            <text:p>6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17943" calcext:value-type="float">
            <text:p>8021794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26</text:p>
          </table:table-cell>
          <table:table-cell office:value-type="string" calcext:value-type="string">
            <text:p>Omanäoline OÜ</text:p>
          </table:table-cell>
          <table:table-cell/>
          <table:table-cell table:style-name="ce2" office:value-type="date" office:date-value="2020-05-14T13:15:12.999999" calcext:value-type="date">
            <text:p>13:15 14.05.20</text:p>
          </table:table-cell>
          <table:table-cell table:number-columns-repeated="2" office:value-type="float" office:value="3964" calcext:value-type="float">
            <text:p>3 96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147796" calcext:value-type="float">
            <text:p>1214779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25</text:p>
          </table:table-cell>
          <table:table-cell office:value-type="string" calcext:value-type="string">
            <text:p>Spordiklubi EDU-DO</text:p>
          </table:table-cell>
          <table:table-cell/>
          <table:table-cell table:style-name="ce2" office:value-type="date" office:date-value="2020-05-14T12:57:05" calcext:value-type="date">
            <text:p>12:57 14.05.20</text:p>
          </table:table-cell>
          <table:table-cell table:number-columns-repeated="2" office:value-type="float" office:value="18400" calcext:value-type="float">
            <text:p>18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2104" calcext:value-type="float">
            <text:p>8018210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24</text:p>
          </table:table-cell>
          <table:table-cell office:value-type="string" calcext:value-type="string">
            <text:p>Eralasteaed Kõige suurem sõber</text:p>
          </table:table-cell>
          <table:table-cell/>
          <table:table-cell table:style-name="ce2" office:value-type="date" office:date-value="2020-05-14T12:54:13" calcext:value-type="date">
            <text:p>12:54 14.05.20</text:p>
          </table:table-cell>
          <table:table-cell table:number-columns-repeated="2" office:value-type="float" office:value="1579" calcext:value-type="float">
            <text:p>1 57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02674" calcext:value-type="float">
            <text:p>8000267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23</text:p>
          </table:table-cell>
          <table:table-cell office:value-type="string" calcext:value-type="string">
            <text:p>PIRITA AERUTAMISKLUBI</text:p>
          </table:table-cell>
          <table:table-cell/>
          <table:table-cell table:style-name="ce2" office:value-type="date" office:date-value="2020-05-14T12:48:41" calcext:value-type="date">
            <text:p>12:48 14.05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5118" calcext:value-type="float">
            <text:p>8007511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22</text:p>
          </table:table-cell>
          <table:table-cell office:value-type="string" calcext:value-type="string">
            <text:p>JustDanceCenter OÜ</text:p>
          </table:table-cell>
          <table:table-cell/>
          <table:table-cell table:style-name="ce2" office:value-type="date" office:date-value="2020-05-14T12:44:30" calcext:value-type="date">
            <text:p>12:44 14.05.20</text:p>
          </table:table-cell>
          <table:table-cell table:number-columns-repeated="2" office:value-type="float" office:value="12000" calcext:value-type="float">
            <text:p>1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967633" calcext:value-type="float">
            <text:p>1196763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20</text:p>
          </table:table-cell>
          <table:table-cell office:value-type="string" calcext:value-type="string">
            <text:p>Tallinna vene keele kool</text:p>
          </table:table-cell>
          <table:table-cell/>
          <table:table-cell table:style-name="ce2" office:value-type="date" office:date-value="2020-05-14T12:32:08" calcext:value-type="date">
            <text:p>12:32 14.05.20</text:p>
          </table:table-cell>
          <table:table-cell table:number-columns-repeated="2" office:value-type="float" office:value="779" calcext:value-type="float">
            <text:p>77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3402" calcext:value-type="float">
            <text:p>8033340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19</text:p>
          </table:table-cell>
          <table:table-cell office:value-type="string" calcext:value-type="string">
            <text:p>JALGPALLIKLUBI FCF</text:p>
          </table:table-cell>
          <table:table-cell/>
          <table:table-cell table:style-name="ce2" office:value-type="date" office:date-value="2020-05-14T12:26:09" calcext:value-type="date">
            <text:p>12:26 14.05.20</text:p>
          </table:table-cell>
          <table:table-cell table:number-columns-repeated="2" office:value-type="float" office:value="9000" calcext:value-type="float">
            <text:p>9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2376" calcext:value-type="float">
            <text:p>8005237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18</text:p>
          </table:table-cell>
          <table:table-cell office:value-type="string" calcext:value-type="string">
            <text:p>Tenniseklubi Alta-T</text:p>
          </table:table-cell>
          <table:table-cell/>
          <table:table-cell table:style-name="ce2" office:value-type="date" office:date-value="2020-05-14T12:22:31" calcext:value-type="date">
            <text:p>12:22 14.05.20</text:p>
          </table:table-cell>
          <table:table-cell table:number-columns-repeated="2" office:value-type="float" office:value="16560" calcext:value-type="float">
            <text:p>16 5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05733" calcext:value-type="float">
            <text:p>8020573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17</text:p>
          </table:table-cell>
          <table:table-cell office:value-type="string" calcext:value-type="string">
            <text:p>Hariduse-ja Kultuuriselts Kaur</text:p>
          </table:table-cell>
          <table:table-cell/>
          <table:table-cell table:style-name="ce2" office:value-type="date" office:date-value="2020-05-14T11:51:21" calcext:value-type="date">
            <text:p>11:51 14.05.20</text:p>
          </table:table-cell>
          <table:table-cell table:number-columns-repeated="2" office:value-type="float" office:value="16800" calcext:value-type="float">
            <text:p>16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95629" calcext:value-type="float">
            <text:p>8009562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16</text:p>
          </table:table-cell>
          <table:table-cell office:value-type="string" calcext:value-type="string">
            <text:p>MTÜ Kaunite Kool</text:p>
          </table:table-cell>
          <table:table-cell/>
          <table:table-cell table:style-name="ce2" office:value-type="date" office:date-value="2020-05-14T11:49:18" calcext:value-type="date">
            <text:p>11:49 14.05.20</text:p>
          </table:table-cell>
          <table:table-cell table:number-columns-repeated="2" office:value-type="float" office:value="8250" calcext:value-type="float">
            <text:p>8 2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8420" calcext:value-type="float">
            <text:p>8055842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15</text:p>
          </table:table-cell>
          <table:table-cell office:value-type="string" calcext:value-type="string">
            <text:p>Tartu Suusaklubi</text:p>
          </table:table-cell>
          <table:table-cell/>
          <table:table-cell table:style-name="ce2" office:value-type="date" office:date-value="2020-05-14T11:41:17" calcext:value-type="date">
            <text:p>11:41 14.05.20</text:p>
          </table:table-cell>
          <table:table-cell table:number-columns-repeated="2" office:value-type="float" office:value="6000" calcext:value-type="float">
            <text:p>6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93530" calcext:value-type="float">
            <text:p>8009353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13</text:p>
          </table:table-cell>
          <table:table-cell office:value-type="string" calcext:value-type="string">
            <text:p>Mittetulundusühing Meiepere lapsehoid</text:p>
          </table:table-cell>
          <table:table-cell/>
          <table:table-cell table:style-name="ce2" office:value-type="date" office:date-value="2020-05-14T11:37:39" calcext:value-type="date">
            <text:p>11:37 14.05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35065" calcext:value-type="float">
            <text:p>8023506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12</text:p>
          </table:table-cell>
          <table:table-cell office:value-type="string" calcext:value-type="string">
            <text:p>Sütevaka Gümnaasiumi Toetajate Ühendus</text:p>
          </table:table-cell>
          <table:table-cell/>
          <table:table-cell table:style-name="ce2" office:value-type="date" office:date-value="2020-05-14T11:35:12" calcext:value-type="date">
            <text:p>11:35 14.05.20</text:p>
          </table:table-cell>
          <table:table-cell table:number-columns-repeated="2" office:value-type="float" office:value="1884" calcext:value-type="float">
            <text:p>1 88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8841" calcext:value-type="float">
            <text:p>8005884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11</text:p>
          </table:table-cell>
          <table:table-cell office:value-type="string" calcext:value-type="string">
            <text:p>K-Tantsukool MTÜ</text:p>
          </table:table-cell>
          <table:table-cell/>
          <table:table-cell table:style-name="ce2" office:value-type="date" office:date-value="2020-05-14T11:30:12.000001" calcext:value-type="date">
            <text:p>11:30 14.05.20</text:p>
          </table:table-cell>
          <table:table-cell table:number-columns-repeated="2" office:value-type="float" office:value="19400" calcext:value-type="float">
            <text:p>19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4670" calcext:value-type="float">
            <text:p>8038467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09</text:p>
          </table:table-cell>
          <table:table-cell office:value-type="string" calcext:value-type="string">
            <text:p>HC VIPERS MTÜ</text:p>
          </table:table-cell>
          <table:table-cell/>
          <table:table-cell table:style-name="ce2" office:value-type="date" office:date-value="2020-05-14T11:16:48" calcext:value-type="date">
            <text:p>11:16 14.05.20</text:p>
          </table:table-cell>
          <table:table-cell table:number-columns-repeated="2" office:value-type="float" office:value="30000" calcext:value-type="float">
            <text:p>30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7339" calcext:value-type="float">
            <text:p>8037733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08</text:p>
          </table:table-cell>
          <table:table-cell office:value-type="string" calcext:value-type="string">
            <text:p>Pärnu Jalgpalliklubi</text:p>
          </table:table-cell>
          <table:table-cell/>
          <table:table-cell table:style-name="ce2" office:value-type="date" office:date-value="2020-05-14T11:14:21" calcext:value-type="date">
            <text:p>11:14 14.05.20</text:p>
          </table:table-cell>
          <table:table-cell table:number-columns-repeated="2" office:value-type="float" office:value="12000" calcext:value-type="float">
            <text:p>1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24919" calcext:value-type="float">
            <text:p>8002491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07</text:p>
          </table:table-cell>
          <table:table-cell office:value-type="string" calcext:value-type="string">
            <text:p>Tallinna Võrkpalliklubi</text:p>
          </table:table-cell>
          <table:table-cell/>
          <table:table-cell table:style-name="ce2" office:value-type="date" office:date-value="2020-05-14T11:13:19" calcext:value-type="date">
            <text:p>11:13 14.05.20</text:p>
          </table:table-cell>
          <table:table-cell table:number-columns-repeated="2" office:value-type="float" office:value="9500" calcext:value-type="float">
            <text:p>9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8988" calcext:value-type="float">
            <text:p>8037898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06</text:p>
          </table:table-cell>
          <table:table-cell office:value-type="string" calcext:value-type="string">
            <text:p>Eesti Maaülikooli Spordiklubi</text:p>
          </table:table-cell>
          <table:table-cell/>
          <table:table-cell table:style-name="ce2" office:value-type="date" office:date-value="2020-05-14T11:12:46" calcext:value-type="date">
            <text:p>11:12 14.05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37537" calcext:value-type="float">
            <text:p>8003753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05</text:p>
          </table:table-cell>
          <table:table-cell office:value-type="string" calcext:value-type="string">
            <text:p>Mittetulundusühing Lotaliisa</text:p>
          </table:table-cell>
          <table:table-cell/>
          <table:table-cell table:style-name="ce2" office:value-type="date" office:date-value="2020-05-14T11:08:01.000001" calcext:value-type="date">
            <text:p>11:08 14.05.20</text:p>
          </table:table-cell>
          <table:table-cell table:number-columns-repeated="2" office:value-type="float" office:value="1670" calcext:value-type="float">
            <text:p>1 67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0898" calcext:value-type="float">
            <text:p>8033089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04</text:p>
          </table:table-cell>
          <table:table-cell office:value-type="string" calcext:value-type="string">
            <text:p>Mittetulundusühing Tantsuselts As-Sa</text:p>
          </table:table-cell>
          <table:table-cell/>
          <table:table-cell table:style-name="ce2" office:value-type="date" office:date-value="2020-05-14T11:07:27" calcext:value-type="date">
            <text:p>11:07 14.05.20</text:p>
          </table:table-cell>
          <table:table-cell table:number-columns-repeated="2" office:value-type="float" office:value="432" calcext:value-type="float">
            <text:p>43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1447" calcext:value-type="float">
            <text:p>8036144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03</text:p>
          </table:table-cell>
          <table:table-cell office:value-type="string" calcext:value-type="string">
            <text:p>Gustav Adolfi Sihtasutus</text:p>
          </table:table-cell>
          <table:table-cell/>
          <table:table-cell table:style-name="ce2" office:value-type="date" office:date-value="2020-05-14T11:00:59" calcext:value-type="date">
            <text:p>11:00 14.05.20</text:p>
          </table:table-cell>
          <table:table-cell table:number-columns-repeated="2" office:value-type="float" office:value="38387" calcext:value-type="float">
            <text:p>38 38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9200" calcext:value-type="float">
            <text:p>9000920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01</text:p>
          </table:table-cell>
          <table:table-cell office:value-type="string" calcext:value-type="string">
            <text:p>Spordiklubi Laansoo Motokrossi Team</text:p>
          </table:table-cell>
          <table:table-cell/>
          <table:table-cell table:style-name="ce2" office:value-type="date" office:date-value="2020-05-14T11:00:02" calcext:value-type="date">
            <text:p>11:00 14.05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88724" calcext:value-type="float">
            <text:p>8008872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99</text:p>
          </table:table-cell>
          <table:table-cell office:value-type="string" calcext:value-type="string">
            <text:p>Mittetulundusühing Nõmme Kalju FC</text:p>
          </table:table-cell>
          <table:table-cell/>
          <table:table-cell table:style-name="ce2" office:value-type="date" office:date-value="2020-05-14T10:58:18" calcext:value-type="date">
            <text:p>10:58 14.05.20</text:p>
          </table:table-cell>
          <table:table-cell table:number-columns-repeated="2" office:value-type="float" office:value="16160" calcext:value-type="float">
            <text:p>16 1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48819" calcext:value-type="float">
            <text:p>8004881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98</text:p>
          </table:table-cell>
          <table:table-cell office:value-type="string" calcext:value-type="string">
            <text:p>Mittetulundusühing Jalgpallikool Tammeka</text:p>
          </table:table-cell>
          <table:table-cell/>
          <table:table-cell table:style-name="ce2" office:value-type="date" office:date-value="2020-05-14T10:49:16" calcext:value-type="date">
            <text:p>10:49 14.05.20</text:p>
          </table:table-cell>
          <table:table-cell table:number-columns-repeated="2" office:value-type="float" office:value="28000" calcext:value-type="float">
            <text:p>28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5611" calcext:value-type="float">
            <text:p>8031561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97</text:p>
          </table:table-cell>
          <table:table-cell office:value-type="string" calcext:value-type="string">
            <text:p>Ujumisklubi NRK Kalev</text:p>
          </table:table-cell>
          <table:table-cell/>
          <table:table-cell table:style-name="ce2" office:value-type="date" office:date-value="2020-05-14T10:45:54" calcext:value-type="date">
            <text:p>10:45 14.05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03656" calcext:value-type="float">
            <text:p>8000365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96</text:p>
          </table:table-cell>
          <table:table-cell office:value-type="string" calcext:value-type="string">
            <text:p>mittetulundusühing TONDIRABA SULGPALLIKOOL</text:p>
          </table:table-cell>
          <table:table-cell/>
          <table:table-cell table:style-name="ce2" office:value-type="date" office:date-value="2020-05-14T10:20:43" calcext:value-type="date">
            <text:p>10:20 14.05.20</text:p>
          </table:table-cell>
          <table:table-cell table:number-columns-repeated="2" office:value-type="float" office:value="3600" calcext:value-type="float">
            <text:p>3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72801" calcext:value-type="float">
            <text:p>8027280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94</text:p>
          </table:table-cell>
          <table:table-cell office:value-type="string" calcext:value-type="string">
            <text:p>Saue Jalgpalliklubi</text:p>
          </table:table-cell>
          <table:table-cell/>
          <table:table-cell table:style-name="ce2" office:value-type="date" office:date-value="2020-05-14T10:05:50.999999" calcext:value-type="date">
            <text:p>10:05 14.05.20</text:p>
          </table:table-cell>
          <table:table-cell table:number-columns-repeated="2" office:value-type="float" office:value="9813" calcext:value-type="float">
            <text:p>9 81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9728" calcext:value-type="float">
            <text:p>8005972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93</text:p>
          </table:table-cell>
          <table:table-cell office:value-type="string" calcext:value-type="string">
            <text:p>täisühing Lagedi Ratsaspordikool</text:p>
          </table:table-cell>
          <table:table-cell/>
          <table:table-cell table:style-name="ce2" office:value-type="date" office:date-value="2020-05-14T09:50:56" calcext:value-type="date">
            <text:p>09:50 14.05.20</text:p>
          </table:table-cell>
          <table:table-cell table:number-columns-repeated="2" office:value-type="float" office:value="4605" calcext:value-type="float">
            <text:p>4 60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048261" calcext:value-type="float">
            <text:p>1004826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92</text:p>
          </table:table-cell>
          <table:table-cell office:value-type="string" calcext:value-type="string">
            <text:p>Herbert Hahni Selts</text:p>
          </table:table-cell>
          <table:table-cell/>
          <table:table-cell table:style-name="ce2" office:value-type="date" office:date-value="2020-05-14T09:40:45" calcext:value-type="date">
            <text:p>09:40 14.05.20</text:p>
          </table:table-cell>
          <table:table-cell table:number-columns-repeated="2" office:value-type="float" office:value="4080" calcext:value-type="float">
            <text:p>4 0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2051" calcext:value-type="float">
            <text:p>8034205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91</text:p>
          </table:table-cell>
          <table:table-cell office:value-type="string" calcext:value-type="string">
            <text:p>OÜ Rõõmupallide Lastehoid</text:p>
          </table:table-cell>
          <table:table-cell/>
          <table:table-cell table:style-name="ce2" office:value-type="date" office:date-value="2020-05-14T09:37:46" calcext:value-type="date">
            <text:p>09:37 14.05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430454" calcext:value-type="float">
            <text:p>1443045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89</text:p>
          </table:table-cell>
          <table:table-cell office:value-type="string" calcext:value-type="string">
            <text:p>Herbert Hahni Selts</text:p>
          </table:table-cell>
          <table:table-cell/>
          <table:table-cell table:style-name="ce2" office:value-type="date" office:date-value="2020-05-14T09:32:31" calcext:value-type="date">
            <text:p>09:32 14.05.20</text:p>
          </table:table-cell>
          <table:table-cell table:number-columns-repeated="2" office:value-type="float" office:value="5667" calcext:value-type="float">
            <text:p>5 66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2051" calcext:value-type="float">
            <text:p>8034205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88</text:p>
          </table:table-cell>
          <table:table-cell office:value-type="string" calcext:value-type="string">
            <text:p>mittetulundusühing Iluuisutamisklubi "Tartu"</text:p>
          </table:table-cell>
          <table:table-cell/>
          <table:table-cell table:style-name="ce2" office:value-type="date" office:date-value="2020-05-14T09:06:59" calcext:value-type="date">
            <text:p>09:06 14.05.20</text:p>
          </table:table-cell>
          <table:table-cell table:number-columns-repeated="2" office:value-type="float" office:value="1567" calcext:value-type="float">
            <text:p>1 56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53407" calcext:value-type="float">
            <text:p>8025340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87</text:p>
          </table:table-cell>
          <table:table-cell office:value-type="string" calcext:value-type="string">
            <text:p>ÜHING IRIS</text:p>
          </table:table-cell>
          <table:table-cell/>
          <table:table-cell table:style-name="ce2" office:value-type="date" office:date-value="2020-05-14T08:56:44.000001" calcext:value-type="date">
            <text:p>08:56 14.05.20</text:p>
          </table:table-cell>
          <table:table-cell table:number-columns-repeated="2" office:value-type="float" office:value="7440" calcext:value-type="float">
            <text:p>7 4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7076" calcext:value-type="float">
            <text:p>8018707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85</text:p>
          </table:table-cell>
          <table:table-cell office:value-type="string" calcext:value-type="string">
            <text:p>Mittetulundusühing Haapsalu Tenniseklubi</text:p>
          </table:table-cell>
          <table:table-cell/>
          <table:table-cell table:style-name="ce2" office:value-type="date" office:date-value="2020-05-14T00:58:44" calcext:value-type="date">
            <text:p>00:58 14.05.20</text:p>
          </table:table-cell>
          <table:table-cell table:number-columns-repeated="2" office:value-type="float" office:value="5500" calcext:value-type="float">
            <text:p>5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48630" calcext:value-type="float">
            <text:p>8004863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84</text:p>
          </table:table-cell>
          <table:table-cell office:value-type="string" calcext:value-type="string">
            <text:p>OÜ Annatädi kunstikäsi</text:p>
          </table:table-cell>
          <table:table-cell/>
          <table:table-cell table:style-name="ce2" office:value-type="date" office:date-value="2020-05-14T00:11:58" calcext:value-type="date">
            <text:p>00:11 14.05.20</text:p>
          </table:table-cell>
          <table:table-cell table:number-columns-repeated="2" office:value-type="float" office:value="11400" calcext:value-type="float">
            <text:p>11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088007" calcext:value-type="float">
            <text:p>1008800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83</text:p>
          </table:table-cell>
          <table:table-cell office:value-type="string" calcext:value-type="string">
            <text:p>Mittetulundusühing Jalgpallikool Infonet</text:p>
          </table:table-cell>
          <table:table-cell/>
          <table:table-cell table:style-name="ce2" office:value-type="date" office:date-value="2020-05-13T23:55:45" calcext:value-type="date">
            <text:p>23:55 13.05.20</text:p>
          </table:table-cell>
          <table:table-cell table:number-columns-repeated="2" office:value-type="float" office:value="12480" calcext:value-type="float">
            <text:p>12 4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8214" calcext:value-type="float">
            <text:p>8034821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82</text:p>
          </table:table-cell>
          <table:table-cell office:value-type="string" calcext:value-type="string">
            <text:p>Smart Kids OÜ</text:p>
          </table:table-cell>
          <table:table-cell/>
          <table:table-cell table:style-name="ce2" office:value-type="date" office:date-value="2020-05-13T23:41:47" calcext:value-type="date">
            <text:p>23:41 13.05.20</text:p>
          </table:table-cell>
          <table:table-cell table:number-columns-repeated="2" office:value-type="float" office:value="7727" calcext:value-type="float">
            <text:p>7 72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652251" calcext:value-type="float">
            <text:p>1265225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80</text:p>
          </table:table-cell>
          <table:table-cell office:value-type="string" calcext:value-type="string">
            <text:p>mittetulundusühing D.r.e.a.m. Studio</text:p>
          </table:table-cell>
          <table:table-cell/>
          <table:table-cell table:style-name="ce2" office:value-type="date" office:date-value="2020-05-13T23:27:18" calcext:value-type="date">
            <text:p>23:27 13.05.20</text:p>
          </table:table-cell>
          <table:table-cell table:number-columns-repeated="2" office:value-type="float" office:value="6900" calcext:value-type="float">
            <text:p>6 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3665" calcext:value-type="float">
            <text:p>8022366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79</text:p>
          </table:table-cell>
          <table:table-cell office:value-type="string" calcext:value-type="string">
            <text:p>Huvikeskus FDS</text:p>
          </table:table-cell>
          <table:table-cell/>
          <table:table-cell table:style-name="ce2" office:value-type="date" office:date-value="2020-05-13T23:09:57" calcext:value-type="date">
            <text:p>23:09 13.05.20</text:p>
          </table:table-cell>
          <table:table-cell table:number-columns-repeated="2" office:value-type="float" office:value="3600" calcext:value-type="float">
            <text:p>3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0777" calcext:value-type="float">
            <text:p>8035077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78</text:p>
          </table:table-cell>
          <table:table-cell office:value-type="string" calcext:value-type="string">
            <text:p>Pesapuu OÜ</text:p>
          </table:table-cell>
          <table:table-cell/>
          <table:table-cell table:style-name="ce2" office:value-type="date" office:date-value="2020-05-13T22:51:12" calcext:value-type="date">
            <text:p>22:51 13.05.20</text:p>
          </table:table-cell>
          <table:table-cell table:number-columns-repeated="2" office:value-type="float" office:value="5447" calcext:value-type="float">
            <text:p>5 44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151932" calcext:value-type="float">
            <text:p>1415193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77</text:p>
          </table:table-cell>
          <table:table-cell office:value-type="string" calcext:value-type="string">
            <text:p>mittetulundusühing MTÜ Lilleoru</text:p>
          </table:table-cell>
          <table:table-cell/>
          <table:table-cell table:style-name="ce2" office:value-type="date" office:date-value="2020-05-13T21:12:52" calcext:value-type="date">
            <text:p>21:12 13.05.20</text:p>
          </table:table-cell>
          <table:table-cell table:number-columns-repeated="2" office:value-type="float" office:value="1800" calcext:value-type="float">
            <text:p>1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43446" calcext:value-type="float">
            <text:p>8014344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76</text:p>
          </table:table-cell>
          <table:table-cell office:value-type="string" calcext:value-type="string">
            <text:p>Tantsuklubi Mustang</text:p>
          </table:table-cell>
          <table:table-cell/>
          <table:table-cell table:style-name="ce2" office:value-type="date" office:date-value="2020-05-13T20:27:06.000001" calcext:value-type="date">
            <text:p>20:27 13.05.20</text:p>
          </table:table-cell>
          <table:table-cell table:number-columns-repeated="2" office:value-type="float" office:value="1690" calcext:value-type="float">
            <text:p>1 69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2886" calcext:value-type="float">
            <text:p>8005288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75</text:p>
          </table:table-cell>
          <table:table-cell office:value-type="string" calcext:value-type="string">
            <text:p>Võimlemisklubi Pärl</text:p>
          </table:table-cell>
          <table:table-cell/>
          <table:table-cell table:style-name="ce2" office:value-type="date" office:date-value="2020-05-13T20:04:23" calcext:value-type="date">
            <text:p>20:04 13.05.20</text:p>
          </table:table-cell>
          <table:table-cell table:number-columns-repeated="2" office:value-type="float" office:value="7884" calcext:value-type="float">
            <text:p>7 88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9727" calcext:value-type="float">
            <text:p>8038972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74</text:p>
          </table:table-cell>
          <table:table-cell office:value-type="string" calcext:value-type="string">
            <text:p>Jalgpalliklubi FC Peipsi United Junior</text:p>
          </table:table-cell>
          <table:table-cell/>
          <table:table-cell table:style-name="ce2" office:value-type="date" office:date-value="2020-05-13T20:01:29" calcext:value-type="date">
            <text:p>20:01 13.05.20</text:p>
          </table:table-cell>
          <table:table-cell table:number-columns-repeated="2" office:value-type="float" office:value="2160" calcext:value-type="float">
            <text:p>2 1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70259" calcext:value-type="float">
            <text:p>8057025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73</text:p>
          </table:table-cell>
          <table:table-cell office:value-type="string" calcext:value-type="string">
            <text:p>Mittetulundusühing WAF</text:p>
          </table:table-cell>
          <table:table-cell/>
          <table:table-cell table:style-name="ce2" office:value-type="date" office:date-value="2020-05-13T20:00:41" calcext:value-type="date">
            <text:p>20:00 13.05.20</text:p>
          </table:table-cell>
          <table:table-cell table:number-columns-repeated="2" office:value-type="float" office:value="9300" calcext:value-type="float">
            <text:p>9 3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6161" calcext:value-type="float">
            <text:p>8022616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72</text:p>
          </table:table-cell>
          <table:table-cell office:value-type="string" calcext:value-type="string">
            <text:p>NARVA TENNISEKLUBI FORTUNA</text:p>
          </table:table-cell>
          <table:table-cell/>
          <table:table-cell table:style-name="ce2" office:value-type="date" office:date-value="2020-05-13T19:36:49" calcext:value-type="date">
            <text:p>19:36 13.05.20</text:p>
          </table:table-cell>
          <table:table-cell table:number-columns-repeated="2" office:value-type="float" office:value="2440" calcext:value-type="float">
            <text:p>2 4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0578" calcext:value-type="float">
            <text:p>8005057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71</text:p>
          </table:table-cell>
          <table:table-cell office:value-type="string" calcext:value-type="string">
            <text:p>Tantsuklubi Shate`</text:p>
          </table:table-cell>
          <table:table-cell/>
          <table:table-cell table:style-name="ce2" office:value-type="date" office:date-value="2020-05-13T18:02:25" calcext:value-type="date">
            <text:p>18:02 13.05.20</text:p>
          </table:table-cell>
          <table:table-cell table:number-columns-repeated="2" office:value-type="float" office:value="89640" calcext:value-type="float">
            <text:p>89 6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45051" calcext:value-type="float">
            <text:p>8014505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70</text:p>
          </table:table-cell>
          <table:table-cell office:value-type="string" calcext:value-type="string">
            <text:p>Osaühing ESTEETIKA JA TANTSUKOOL</text:p>
          </table:table-cell>
          <table:table-cell/>
          <table:table-cell table:style-name="ce2" office:value-type="date" office:date-value="2020-05-13T18:00:23" calcext:value-type="date">
            <text:p>18:00 13.05.20</text:p>
          </table:table-cell>
          <table:table-cell table:number-columns-repeated="2" office:value-type="float" office:value="1080" calcext:value-type="float">
            <text:p>1 0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245984" calcext:value-type="float">
            <text:p>1024598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68</text:p>
          </table:table-cell>
          <table:table-cell office:value-type="string" calcext:value-type="string">
            <text:p>MTÜ Harju Jalgpallikool</text:p>
          </table:table-cell>
          <table:table-cell/>
          <table:table-cell table:style-name="ce2" office:value-type="date" office:date-value="2020-05-13T17:34:37" calcext:value-type="date">
            <text:p>17:34 13.05.20</text:p>
          </table:table-cell>
          <table:table-cell table:number-columns-repeated="2" office:value-type="float" office:value="55000" calcext:value-type="float">
            <text:p>5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6316" calcext:value-type="float">
            <text:p>8029631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67</text:p>
          </table:table-cell>
          <table:table-cell office:value-type="string" calcext:value-type="string">
            <text:p>OÜ Metsaretked</text:p>
          </table:table-cell>
          <table:table-cell/>
          <table:table-cell table:style-name="ce2" office:value-type="date" office:date-value="2020-05-13T17:21:25" calcext:value-type="date">
            <text:p>17:21 13.05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090708" calcext:value-type="float">
            <text:p>1409070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66</text:p>
          </table:table-cell>
          <table:table-cell office:value-type="string" calcext:value-type="string">
            <text:p>Kunstilood MTÜ</text:p>
          </table:table-cell>
          <table:table-cell/>
          <table:table-cell table:style-name="ce2" office:value-type="date" office:date-value="2020-05-13T16:55:24" calcext:value-type="date">
            <text:p>16:55 13.05.20</text:p>
          </table:table-cell>
          <table:table-cell table:number-columns-repeated="2" office:value-type="float" office:value="3200" calcext:value-type="float">
            <text:p>3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6785" calcext:value-type="float">
            <text:p>8040678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65</text:p>
          </table:table-cell>
          <table:table-cell office:value-type="string" calcext:value-type="string">
            <text:p>Õnnelaps OÜ</text:p>
          </table:table-cell>
          <table:table-cell/>
          <table:table-cell table:style-name="ce2" office:value-type="date" office:date-value="2020-05-13T16:52:24" calcext:value-type="date">
            <text:p>16:52 13.05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874655" calcext:value-type="float">
            <text:p>1287465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64</text:p>
          </table:table-cell>
          <table:table-cell office:value-type="string" calcext:value-type="string">
            <text:p>Eesti Veespordialade Kool</text:p>
          </table:table-cell>
          <table:table-cell/>
          <table:table-cell table:style-name="ce2" office:value-type="date" office:date-value="2020-05-13T16:46:45" calcext:value-type="date">
            <text:p>16:46 13.05.20</text:p>
          </table:table-cell>
          <table:table-cell table:number-columns-repeated="2" office:value-type="float" office:value="13239" calcext:value-type="float">
            <text:p>13 23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7612" calcext:value-type="float">
            <text:p>8037761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63</text:p>
          </table:table-cell>
          <table:table-cell office:value-type="string" calcext:value-type="string">
            <text:p>Hariduse Edendamise Sihtasutus</text:p>
          </table:table-cell>
          <table:table-cell/>
          <table:table-cell table:style-name="ce2" office:value-type="date" office:date-value="2020-05-13T16:22:57" calcext:value-type="date">
            <text:p>16:22 13.05.20</text:p>
          </table:table-cell>
          <table:table-cell table:number-columns-repeated="2" office:value-type="float" office:value="18279" calcext:value-type="float">
            <text:p>18 27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4359" calcext:value-type="float">
            <text:p>9001435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62</text:p>
          </table:table-cell>
          <table:table-cell office:value-type="string" calcext:value-type="string">
            <text:p>Hariduse Edendamise Sihtasutus</text:p>
          </table:table-cell>
          <table:table-cell/>
          <table:table-cell table:style-name="ce2" office:value-type="date" office:date-value="2020-05-13T16:15:36.999999" calcext:value-type="date">
            <text:p>16:15 13.05.20</text:p>
          </table:table-cell>
          <table:table-cell table:number-columns-repeated="2" office:value-type="float" office:value="70203" calcext:value-type="float">
            <text:p>70 20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4359" calcext:value-type="float">
            <text:p>9001435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61</text:p>
          </table:table-cell>
          <table:table-cell office:value-type="string" calcext:value-type="string">
            <text:p>Hariduse Edendamise Sihtasutus</text:p>
          </table:table-cell>
          <table:table-cell/>
          <table:table-cell table:style-name="ce2" office:value-type="date" office:date-value="2020-05-13T16:08:13" calcext:value-type="date">
            <text:p>16:08 13.05.20</text:p>
          </table:table-cell>
          <table:table-cell table:number-columns-repeated="2" office:value-type="float" office:value="39833" calcext:value-type="float">
            <text:p>39 83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4359" calcext:value-type="float">
            <text:p>9001435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60</text:p>
          </table:table-cell>
          <table:table-cell office:value-type="string" calcext:value-type="string">
            <text:p>Jakob Westholmi Sihtasutus</text:p>
          </table:table-cell>
          <table:table-cell/>
          <table:table-cell table:style-name="ce2" office:value-type="date" office:date-value="2020-05-13T16:07:10" calcext:value-type="date">
            <text:p>16:07 13.05.20</text:p>
          </table:table-cell>
          <table:table-cell table:number-columns-repeated="2" office:value-type="float" office:value="34117" calcext:value-type="float">
            <text:p>34 11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0077" calcext:value-type="float">
            <text:p>9001007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59</text:p>
          </table:table-cell>
          <table:table-cell office:value-type="string" calcext:value-type="string">
            <text:p>Iluuisutamisklubi Talveunistus</text:p>
          </table:table-cell>
          <table:table-cell/>
          <table:table-cell table:style-name="ce2" office:value-type="date" office:date-value="2020-05-13T16:04:42" calcext:value-type="date">
            <text:p>16:04 13.05.20</text:p>
          </table:table-cell>
          <table:table-cell table:number-columns-repeated="2" office:value-type="float" office:value="13200" calcext:value-type="float">
            <text:p>13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67047" calcext:value-type="float">
            <text:p>8016704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58</text:p>
          </table:table-cell>
          <table:table-cell office:value-type="string" calcext:value-type="string">
            <text:p>Gustavi Maja OÜ</text:p>
          </table:table-cell>
          <table:table-cell/>
          <table:table-cell table:style-name="ce2" office:value-type="date" office:date-value="2020-05-13T15:54:12" calcext:value-type="date">
            <text:p>15:54 13.05.20</text:p>
          </table:table-cell>
          <table:table-cell table:number-columns-repeated="2" office:value-type="float" office:value="914" calcext:value-type="float">
            <text:p>91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492617" calcext:value-type="float">
            <text:p>1249261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57</text:p>
          </table:table-cell>
          <table:table-cell office:value-type="string" calcext:value-type="string">
            <text:p>Sootäht OÜ</text:p>
          </table:table-cell>
          <table:table-cell/>
          <table:table-cell table:style-name="ce2" office:value-type="date" office:date-value="2020-05-13T15:49:09" calcext:value-type="date">
            <text:p>15:49 13.05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550028" calcext:value-type="float">
            <text:p>1155002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56</text:p>
          </table:table-cell>
          <table:table-cell office:value-type="string" calcext:value-type="string">
            <text:p>ÕIGEUSU HARIDUSE ÜHING ÜLESTÕUSMINE</text:p>
          </table:table-cell>
          <table:table-cell/>
          <table:table-cell table:style-name="ce2" office:value-type="date" office:date-value="2020-05-13T15:48:36" calcext:value-type="date">
            <text:p>15:48 13.05.20</text:p>
          </table:table-cell>
          <table:table-cell table:number-columns-repeated="2" office:value-type="float" office:value="12840" calcext:value-type="float">
            <text:p>12 8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37902" calcext:value-type="float">
            <text:p>8013790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55</text:p>
          </table:table-cell>
          <table:table-cell office:value-type="string" calcext:value-type="string">
            <text:p>Mittetulundusühing Naba</text:p>
          </table:table-cell>
          <table:table-cell/>
          <table:table-cell table:style-name="ce2" office:value-type="date" office:date-value="2020-05-13T15:25:44" calcext:value-type="date">
            <text:p>15:25 13.05.20</text:p>
          </table:table-cell>
          <table:table-cell table:number-columns-repeated="2" office:value-type="float" office:value="19858" calcext:value-type="float">
            <text:p>19 85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31920" calcext:value-type="float">
            <text:p>8023192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54</text:p>
          </table:table-cell>
          <table:table-cell office:value-type="string" calcext:value-type="string">
            <text:p>Õppe- ja arenduskeskus Järeleaitaja</text:p>
          </table:table-cell>
          <table:table-cell/>
          <table:table-cell table:style-name="ce2" office:value-type="date" office:date-value="2020-05-13T15:20:33" calcext:value-type="date">
            <text:p>15:20 13.05.20</text:p>
          </table:table-cell>
          <table:table-cell table:number-columns-repeated="2" office:value-type="float" office:value="1880" calcext:value-type="float">
            <text:p>1 8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49860" calcext:value-type="float">
            <text:p>8024986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53</text:p>
          </table:table-cell>
          <table:table-cell office:value-type="string" calcext:value-type="string">
            <text:p>MTÜ Spordiklubi Finess</text:p>
          </table:table-cell>
          <table:table-cell/>
          <table:table-cell table:style-name="ce2" office:value-type="date" office:date-value="2020-05-13T15:17:44" calcext:value-type="date">
            <text:p>15:17 13.05.20</text:p>
          </table:table-cell>
          <table:table-cell table:number-columns-repeated="2" office:value-type="float" office:value="3660" calcext:value-type="float">
            <text:p>3 6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9656" calcext:value-type="float">
            <text:p>8022965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52</text:p>
          </table:table-cell>
          <table:table-cell office:value-type="string" calcext:value-type="string">
            <text:p>Saue Võrkpallikool</text:p>
          </table:table-cell>
          <table:table-cell/>
          <table:table-cell table:style-name="ce2" office:value-type="date" office:date-value="2020-05-13T15:07:28" calcext:value-type="date">
            <text:p>15:07 13.05.20</text:p>
          </table:table-cell>
          <table:table-cell table:number-columns-repeated="2" office:value-type="float" office:value="912" calcext:value-type="float">
            <text:p>91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8996" calcext:value-type="float">
            <text:p>8056899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51</text:p>
          </table:table-cell>
          <table:table-cell office:value-type="string" calcext:value-type="string">
            <text:p>Mittetulundusühing Võimlemisklubi Ülenurme</text:p>
          </table:table-cell>
          <table:table-cell/>
          <table:table-cell table:style-name="ce2" office:value-type="date" office:date-value="2020-05-13T15:00:07" calcext:value-type="date">
            <text:p>15:00 13.05.20</text:p>
          </table:table-cell>
          <table:table-cell table:number-columns-repeated="2" office:value-type="float" office:value="3500" calcext:value-type="float">
            <text:p>3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4150" calcext:value-type="float">
            <text:p>8038415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50</text:p>
          </table:table-cell>
          <table:table-cell office:value-type="string" calcext:value-type="string">
            <text:p>OÜ TEADMINE ja TARKUS</text:p>
          </table:table-cell>
          <table:table-cell/>
          <table:table-cell table:style-name="ce2" office:value-type="date" office:date-value="2020-05-13T14:58:21" calcext:value-type="date">
            <text:p>14:58 13.05.20</text:p>
          </table:table-cell>
          <table:table-cell table:number-columns-repeated="2" office:value-type="float" office:value="3360" calcext:value-type="float">
            <text:p>3 3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680734" calcext:value-type="float">
            <text:p>1068073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49</text:p>
          </table:table-cell>
          <table:table-cell office:value-type="string" calcext:value-type="string">
            <text:p>Tartu Elu Sõna Kogudus</text:p>
          </table:table-cell>
          <table:table-cell/>
          <table:table-cell table:style-name="ce2" office:value-type="date" office:date-value="2020-05-13T14:53:26" calcext:value-type="date">
            <text:p>14:53 13.05.20</text:p>
          </table:table-cell>
          <table:table-cell table:number-columns-repeated="2" office:value-type="float" office:value="6085" calcext:value-type="float">
            <text:p>6 08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00948" calcext:value-type="float">
            <text:p>8020094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48</text:p>
          </table:table-cell>
          <table:table-cell office:value-type="string" calcext:value-type="string">
            <text:p>OÜ Laagri Haridus- ja Spordikeskus</text:p>
          </table:table-cell>
          <table:table-cell/>
          <table:table-cell table:style-name="ce2" office:value-type="date" office:date-value="2020-05-13T14:48:51" calcext:value-type="date">
            <text:p>14:48 13.05.20</text:p>
          </table:table-cell>
          <table:table-cell table:number-columns-repeated="2" office:value-type="float" office:value="12000" calcext:value-type="float">
            <text:p>1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784209" calcext:value-type="float">
            <text:p>1078420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47</text:p>
          </table:table-cell>
          <table:table-cell office:value-type="string" calcext:value-type="string">
            <text:p>Mittetulundusühing HC Panter</text:p>
          </table:table-cell>
          <table:table-cell/>
          <table:table-cell table:style-name="ce2" office:value-type="date" office:date-value="2020-05-13T14:36:40" calcext:value-type="date">
            <text:p>14:36 13.05.20</text:p>
          </table:table-cell>
          <table:table-cell table:number-columns-repeated="2" office:value-type="float" office:value="11756" calcext:value-type="float">
            <text:p>11 75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49041" calcext:value-type="float">
            <text:p>8014904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46</text:p>
          </table:table-cell>
          <table:table-cell office:value-type="string" calcext:value-type="string">
            <text:p>Kose Kunstikeskus</text:p>
          </table:table-cell>
          <table:table-cell/>
          <table:table-cell table:style-name="ce2" office:value-type="date" office:date-value="2020-05-13T14:20:33.000001" calcext:value-type="date">
            <text:p>14:20 13.05.20</text:p>
          </table:table-cell>
          <table:table-cell table:number-columns-repeated="2" office:value-type="float" office:value="3200" calcext:value-type="float">
            <text:p>3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40790" calcext:value-type="float">
            <text:p>8014079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45</text:p>
          </table:table-cell>
          <table:table-cell office:value-type="string" calcext:value-type="string">
            <text:p>Laulu- ja Liikumisstuudio Mariel</text:p>
          </table:table-cell>
          <table:table-cell/>
          <table:table-cell table:style-name="ce2" office:value-type="date" office:date-value="2020-05-13T14:19:27" calcext:value-type="date">
            <text:p>14:19 13.05.20</text:p>
          </table:table-cell>
          <table:table-cell table:number-columns-repeated="2" office:value-type="float" office:value="6000" calcext:value-type="float">
            <text:p>6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2021" calcext:value-type="float">
            <text:p>8018202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44</text:p>
          </table:table-cell>
          <table:table-cell office:value-type="string" calcext:value-type="string">
            <text:p>Maare Sport Mittetulundusühing</text:p>
          </table:table-cell>
          <table:table-cell/>
          <table:table-cell table:style-name="ce2" office:value-type="date" office:date-value="2020-05-13T14:14:03.000001" calcext:value-type="date">
            <text:p>14:14 13.05.20</text:p>
          </table:table-cell>
          <table:table-cell table:number-columns-repeated="2" office:value-type="float" office:value="3024" calcext:value-type="float">
            <text:p>3 02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3543" calcext:value-type="float">
            <text:p>8033354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42</text:p>
          </table:table-cell>
          <table:table-cell office:value-type="string" calcext:value-type="string">
            <text:p>MTÜ Ruumiharidus</text:p>
          </table:table-cell>
          <table:table-cell/>
          <table:table-cell table:style-name="ce2" office:value-type="date" office:date-value="2020-05-13T14:12:32" calcext:value-type="date">
            <text:p>14:12 13.05.20</text:p>
          </table:table-cell>
          <table:table-cell table:number-columns-repeated="2" office:value-type="float" office:value="9600" calcext:value-type="float">
            <text:p>9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8592" calcext:value-type="float">
            <text:p>8037859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41</text:p>
          </table:table-cell>
          <table:table-cell office:value-type="string" calcext:value-type="string">
            <text:p>Mittetulundusühing Tartu International School</text:p>
          </table:table-cell>
          <table:table-cell/>
          <table:table-cell table:style-name="ce2" office:value-type="date" office:date-value="2020-05-13T14:10:15" calcext:value-type="date">
            <text:p>14:10 13.05.20</text:p>
          </table:table-cell>
          <table:table-cell table:number-columns-repeated="2" office:value-type="float" office:value="3240" calcext:value-type="float">
            <text:p>3 2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55113" calcext:value-type="float">
            <text:p>8015511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40</text:p>
          </table:table-cell>
          <table:table-cell office:value-type="string" calcext:value-type="string">
            <text:p>mittetulundusühing Erkmaa Korvpallikool</text:p>
          </table:table-cell>
          <table:table-cell/>
          <table:table-cell table:style-name="ce2" office:value-type="date" office:date-value="2020-05-13T14:09:47" calcext:value-type="date">
            <text:p>14:09 13.05.20</text:p>
          </table:table-cell>
          <table:table-cell table:number-columns-repeated="2" office:value-type="float" office:value="460" calcext:value-type="float">
            <text:p>4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4854" calcext:value-type="float">
            <text:p>8022485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38</text:p>
          </table:table-cell>
          <table:table-cell office:value-type="string" calcext:value-type="string">
            <text:p>Kose Kunstikeskus</text:p>
          </table:table-cell>
          <table:table-cell/>
          <table:table-cell table:style-name="ce2" office:value-type="date" office:date-value="2020-05-13T14:03:24" calcext:value-type="date">
            <text:p>14:03 13.05.20</text:p>
          </table:table-cell>
          <table:table-cell table:number-columns-repeated="2" office:value-type="float" office:value="4105" calcext:value-type="float">
            <text:p>4 10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40790" calcext:value-type="float">
            <text:p>8014079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37</text:p>
          </table:table-cell>
          <table:table-cell office:value-type="string" calcext:value-type="string">
            <text:p>Klubi TC Avantage</text:p>
          </table:table-cell>
          <table:table-cell/>
          <table:table-cell table:style-name="ce2" office:value-type="date" office:date-value="2020-05-13T13:46:56" calcext:value-type="date">
            <text:p>13:46 13.05.20</text:p>
          </table:table-cell>
          <table:table-cell table:number-columns-repeated="2" office:value-type="float" office:value="2240" calcext:value-type="float">
            <text:p>2 2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57454" calcext:value-type="float">
            <text:p>8015745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36</text:p>
          </table:table-cell>
          <table:table-cell office:value-type="string" calcext:value-type="string">
            <text:p>Mittetulundusühing Tartu International School</text:p>
          </table:table-cell>
          <table:table-cell/>
          <table:table-cell table:style-name="ce2" office:value-type="date" office:date-value="2020-05-13T13:35:36" calcext:value-type="date">
            <text:p>13:35 13.05.20</text:p>
          </table:table-cell>
          <table:table-cell table:number-columns-repeated="2" office:value-type="float" office:value="7800" calcext:value-type="float">
            <text:p>7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55113" calcext:value-type="float">
            <text:p>8015511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35</text:p>
          </table:table-cell>
          <table:table-cell office:value-type="string" calcext:value-type="string">
            <text:p>Dronootika Erahuvikool OÜ</text:p>
          </table:table-cell>
          <table:table-cell/>
          <table:table-cell table:style-name="ce2" office:value-type="date" office:date-value="2020-05-13T13:32:52" calcext:value-type="date">
            <text:p>13:32 13.05.20</text:p>
          </table:table-cell>
          <table:table-cell table:number-columns-repeated="2" office:value-type="float" office:value="1748" calcext:value-type="float">
            <text:p>1 74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497493" calcext:value-type="float">
            <text:p>1449749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34</text:p>
          </table:table-cell>
          <table:table-cell office:value-type="string" calcext:value-type="string">
            <text:p>Sihtasutus Tartu Keskkonnahariduse Keskus</text:p>
          </table:table-cell>
          <table:table-cell/>
          <table:table-cell table:style-name="ce2" office:value-type="date" office:date-value="2020-05-13T13:23:07" calcext:value-type="date">
            <text:p>13:23 13.05.20</text:p>
          </table:table-cell>
          <table:table-cell table:number-columns-repeated="2" office:value-type="float" office:value="15197" calcext:value-type="float">
            <text:p>15 19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7247" calcext:value-type="float">
            <text:p>9000724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33</text:p>
          </table:table-cell>
          <table:table-cell office:value-type="string" calcext:value-type="string">
            <text:p>Schmidt OÜ</text:p>
          </table:table-cell>
          <table:table-cell/>
          <table:table-cell table:style-name="ce2" office:value-type="date" office:date-value="2020-05-13T13:13:11" calcext:value-type="date">
            <text:p>13:13 13.05.20</text:p>
          </table:table-cell>
          <table:table-cell table:number-columns-repeated="2" office:value-type="float" office:value="2280" calcext:value-type="float">
            <text:p>2 2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800711" calcext:value-type="float">
            <text:p>1280071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32</text:p>
          </table:table-cell>
          <table:table-cell office:value-type="string" calcext:value-type="string">
            <text:p>Tantsuklubi Tango</text:p>
          </table:table-cell>
          <table:table-cell/>
          <table:table-cell table:style-name="ce2" office:value-type="date" office:date-value="2020-05-13T13:03:59" calcext:value-type="date">
            <text:p>13:03 13.05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12196" calcext:value-type="float">
            <text:p>8011219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31</text:p>
          </table:table-cell>
          <table:table-cell office:value-type="string" calcext:value-type="string">
            <text:p>Osaühing Minilasteaed Lõvimeri</text:p>
          </table:table-cell>
          <table:table-cell/>
          <table:table-cell table:style-name="ce2" office:value-type="date" office:date-value="2020-05-13T13:03:38" calcext:value-type="date">
            <text:p>13:03 13.05.20</text:p>
          </table:table-cell>
          <table:table-cell table:number-columns-repeated="2" office:value-type="float" office:value="4080" calcext:value-type="float">
            <text:p>4 0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935482" calcext:value-type="float">
            <text:p>1093548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30</text:p>
          </table:table-cell>
          <table:table-cell office:value-type="string" calcext:value-type="string">
            <text:p>OzHandycraft OÜ</text:p>
          </table:table-cell>
          <table:table-cell/>
          <table:table-cell table:style-name="ce2" office:value-type="date" office:date-value="2020-05-13T12:59:00" calcext:value-type="date">
            <text:p>12:59 13.05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327058" calcext:value-type="float">
            <text:p>1432705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29</text:p>
          </table:table-cell>
          <table:table-cell office:value-type="string" calcext:value-type="string">
            <text:p>KARATEKLUBI TÄHT</text:p>
          </table:table-cell>
          <table:table-cell/>
          <table:table-cell table:style-name="ce2" office:value-type="date" office:date-value="2020-05-13T12:42:31" calcext:value-type="date">
            <text:p>12:42 13.05.20</text:p>
          </table:table-cell>
          <table:table-cell table:number-columns-repeated="2" office:value-type="float" office:value="2712" calcext:value-type="float">
            <text:p>2 71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2940" calcext:value-type="float">
            <text:p>8005294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28</text:p>
          </table:table-cell>
          <table:table-cell office:value-type="string" calcext:value-type="string">
            <text:p>Mittetulundusühing Raplamaa Jalgpallikool</text:p>
          </table:table-cell>
          <table:table-cell/>
          <table:table-cell table:style-name="ce2" office:value-type="date" office:date-value="2020-05-13T12:40:11" calcext:value-type="date">
            <text:p>12:40 13.05.20</text:p>
          </table:table-cell>
          <table:table-cell table:number-columns-repeated="2" office:value-type="float" office:value="8600" calcext:value-type="float">
            <text:p>8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4038" calcext:value-type="float">
            <text:p>8034403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27</text:p>
          </table:table-cell>
          <table:table-cell office:value-type="string" calcext:value-type="string">
            <text:p>MTÜ ART STUDIO GALLOX</text:p>
          </table:table-cell>
          <table:table-cell/>
          <table:table-cell table:style-name="ce2" office:value-type="date" office:date-value="2020-05-13T12:29:49" calcext:value-type="date">
            <text:p>12:29 13.05.20</text:p>
          </table:table-cell>
          <table:table-cell table:number-columns-repeated="2" office:value-type="float" office:value="1080" calcext:value-type="float">
            <text:p>1 0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22611" calcext:value-type="float">
            <text:p>8032261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26</text:p>
          </table:table-cell>
          <table:table-cell office:value-type="string" calcext:value-type="string">
            <text:p>Spordi- ja Kultuuriselts Capoeira Vadeia</text:p>
          </table:table-cell>
          <table:table-cell/>
          <table:table-cell table:style-name="ce2" office:value-type="date" office:date-value="2020-05-13T12:27:39" calcext:value-type="date">
            <text:p>12:27 13.05.20</text:p>
          </table:table-cell>
          <table:table-cell table:number-columns-repeated="2" office:value-type="float" office:value="2880" calcext:value-type="float">
            <text:p>2 8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97744" calcext:value-type="float">
            <text:p>8039774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25</text:p>
          </table:table-cell>
          <table:table-cell office:value-type="string" calcext:value-type="string">
            <text:p>Tartu Sotsiaalkapitali Arengukeskus MTÜ</text:p>
          </table:table-cell>
          <table:table-cell/>
          <table:table-cell table:style-name="ce2" office:value-type="date" office:date-value="2020-05-13T11:55:43" calcext:value-type="date">
            <text:p>11:55 13.05.20</text:p>
          </table:table-cell>
          <table:table-cell table:number-columns-repeated="2" office:value-type="float" office:value="3400" calcext:value-type="float">
            <text:p>3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29719" calcext:value-type="float">
            <text:p>8032971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23</text:p>
          </table:table-cell>
          <table:table-cell office:value-type="string" calcext:value-type="string">
            <text:p>Spordiklubi Kombat</text:p>
          </table:table-cell>
          <table:table-cell/>
          <table:table-cell table:style-name="ce2" office:value-type="date" office:date-value="2020-05-13T11:47:03" calcext:value-type="date">
            <text:p>11:47 13.05.20</text:p>
          </table:table-cell>
          <table:table-cell table:number-columns-repeated="2" office:value-type="float" office:value="2500" calcext:value-type="float">
            <text:p>2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30084" calcext:value-type="float">
            <text:p>8003008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22</text:p>
          </table:table-cell>
          <table:table-cell office:value-type="string" calcext:value-type="string">
            <text:p>Tallinna Jalgpallikool LEGION</text:p>
          </table:table-cell>
          <table:table-cell/>
          <table:table-cell table:style-name="ce2" office:value-type="date" office:date-value="2020-05-13T11:14:44.000001" calcext:value-type="date">
            <text:p>11:14 13.05.20</text:p>
          </table:table-cell>
          <table:table-cell table:number-columns-repeated="2" office:value-type="float" office:value="6600" calcext:value-type="float">
            <text:p>6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8999" calcext:value-type="float">
            <text:p>8042899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21</text:p>
          </table:table-cell>
          <table:table-cell office:value-type="string" calcext:value-type="string">
            <text:p>Mittetulundusühing Sagittarius</text:p>
          </table:table-cell>
          <table:table-cell/>
          <table:table-cell table:style-name="ce2" office:value-type="date" office:date-value="2020-05-13T10:56:58" calcext:value-type="date">
            <text:p>10:56 13.05.20</text:p>
          </table:table-cell>
          <table:table-cell table:number-columns-repeated="2" office:value-type="float" office:value="4876" calcext:value-type="float">
            <text:p>4 87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43254" calcext:value-type="float">
            <text:p>8024325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20</text:p>
          </table:table-cell>
          <table:table-cell office:value-type="string" calcext:value-type="string">
            <text:p>Läänemaa Ratsaspordi Klubi</text:p>
          </table:table-cell>
          <table:table-cell/>
          <table:table-cell table:style-name="ce2" office:value-type="date" office:date-value="2020-05-13T10:51:52" calcext:value-type="date">
            <text:p>10:51 13.05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41781" calcext:value-type="float">
            <text:p>8024178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19</text:p>
          </table:table-cell>
          <table:table-cell office:value-type="string" calcext:value-type="string">
            <text:p>MTÜ TP Laulukool</text:p>
          </table:table-cell>
          <table:table-cell/>
          <table:table-cell table:style-name="ce2" office:value-type="date" office:date-value="2020-05-13T10:47:16" calcext:value-type="date">
            <text:p>10:47 13.05.20</text:p>
          </table:table-cell>
          <table:table-cell table:number-columns-repeated="2" office:value-type="float" office:value="17500" calcext:value-type="float">
            <text:p>17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6295" calcext:value-type="float">
            <text:p>8031629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18</text:p>
          </table:table-cell>
          <table:table-cell office:value-type="string" calcext:value-type="string">
            <text:p>Mittetulundusühing Tallinna Jalgpalliklubi Legion</text:p>
          </table:table-cell>
          <table:table-cell/>
          <table:table-cell table:style-name="ce2" office:value-type="date" office:date-value="2020-05-13T10:30:40" calcext:value-type="date">
            <text:p>10:30 13.05.20</text:p>
          </table:table-cell>
          <table:table-cell table:number-columns-repeated="2" office:value-type="float" office:value="21880" calcext:value-type="float">
            <text:p>21 8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07947" calcext:value-type="float">
            <text:p>8010794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17</text:p>
          </table:table-cell>
          <table:table-cell office:value-type="string" calcext:value-type="string">
            <text:p>Rapla taipoksi klubi</text:p>
          </table:table-cell>
          <table:table-cell/>
          <table:table-cell table:style-name="ce2" office:value-type="date" office:date-value="2020-05-13T10:04:24" calcext:value-type="date">
            <text:p>10:04 13.05.20</text:p>
          </table:table-cell>
          <table:table-cell table:number-columns-repeated="2" office:value-type="float" office:value="3600" calcext:value-type="float">
            <text:p>3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6159" calcext:value-type="float">
            <text:p>8035615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16</text:p>
          </table:table-cell>
          <table:table-cell office:value-type="string" calcext:value-type="string">
            <text:p>MITTETULUNDUSÜHING TANTSUTEATER POLLY</text:p>
          </table:table-cell>
          <table:table-cell/>
          <table:table-cell table:style-name="ce2" office:value-type="date" office:date-value="2020-05-13T10:00:23" calcext:value-type="date">
            <text:p>10:00 13.05.20</text:p>
          </table:table-cell>
          <table:table-cell table:number-columns-repeated="2" office:value-type="float" office:value="30000" calcext:value-type="float">
            <text:p>30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72379" calcext:value-type="float">
            <text:p>8027237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15</text:p>
          </table:table-cell>
          <table:table-cell office:value-type="string" calcext:value-type="string">
            <text:p>Karateklubi IVL</text:p>
          </table:table-cell>
          <table:table-cell/>
          <table:table-cell table:style-name="ce2" office:value-type="date" office:date-value="2020-05-13T09:10:29" calcext:value-type="date">
            <text:p>09:10 13.05.20</text:p>
          </table:table-cell>
          <table:table-cell table:number-columns-repeated="2" office:value-type="float" office:value="4800" calcext:value-type="float">
            <text:p>4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9470" calcext:value-type="float">
            <text:p>8007947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14</text:p>
          </table:table-cell>
          <table:table-cell office:value-type="string" calcext:value-type="string">
            <text:p>Raekool OÜ</text:p>
          </table:table-cell>
          <table:table-cell/>
          <table:table-cell table:style-name="ce2" office:value-type="date" office:date-value="2020-05-13T08:52:46" calcext:value-type="date">
            <text:p>08:52 13.05.20</text:p>
          </table:table-cell>
          <table:table-cell table:number-columns-repeated="2" office:value-type="float" office:value="9196" calcext:value-type="float">
            <text:p>9 19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544652" calcext:value-type="float">
            <text:p>1454465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13</text:p>
          </table:table-cell>
          <table:table-cell office:value-type="string" calcext:value-type="string">
            <text:p>Mittetulundusühing KOIT TANTSUKOOL</text:p>
          </table:table-cell>
          <table:table-cell/>
          <table:table-cell table:style-name="ce2" office:value-type="date" office:date-value="2020-05-13T01:10:28" calcext:value-type="date">
            <text:p>01:10 13.05.20</text:p>
          </table:table-cell>
          <table:table-cell table:number-columns-repeated="2" office:value-type="float" office:value="16800" calcext:value-type="float">
            <text:p>16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6627" calcext:value-type="float">
            <text:p>8035662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12</text:p>
          </table:table-cell>
          <table:table-cell office:value-type="string" calcext:value-type="string">
            <text:p>Võimlemisklubi Akros</text:p>
          </table:table-cell>
          <table:table-cell/>
          <table:table-cell table:style-name="ce2" office:value-type="date" office:date-value="2020-05-13T00:54:23" calcext:value-type="date">
            <text:p>00:54 13.05.20</text:p>
          </table:table-cell>
          <table:table-cell table:number-columns-repeated="2" office:value-type="float" office:value="15000" calcext:value-type="float">
            <text:p>1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2287" calcext:value-type="float">
            <text:p>8029228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10</text:p>
          </table:table-cell>
          <table:table-cell office:value-type="string" calcext:value-type="string">
            <text:p>ROBOGO MTÜ</text:p>
          </table:table-cell>
          <table:table-cell/>
          <table:table-cell table:style-name="ce2" office:value-type="date" office:date-value="2020-05-12T23:33:48" calcext:value-type="date">
            <text:p>23:33 12.05.20</text:p>
          </table:table-cell>
          <table:table-cell table:number-columns-repeated="2" office:value-type="float" office:value="9226" calcext:value-type="float">
            <text:p>9 22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1187" calcext:value-type="float">
            <text:p>8042118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09</text:p>
          </table:table-cell>
          <table:table-cell office:value-type="string" calcext:value-type="string">
            <text:p>MITTETULUNDUSÜHING TEEVIIT EUROKOOL</text:p>
          </table:table-cell>
          <table:table-cell/>
          <table:table-cell table:style-name="ce2" office:value-type="date" office:date-value="2020-05-12T23:15:27" calcext:value-type="date">
            <text:p>23:15 12.05.20</text:p>
          </table:table-cell>
          <table:table-cell table:number-columns-repeated="2" office:value-type="float" office:value="15840" calcext:value-type="float">
            <text:p>15 8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85890" calcext:value-type="float">
            <text:p>8008589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08</text:p>
          </table:table-cell>
          <table:table-cell office:value-type="string" calcext:value-type="string">
            <text:p>MTÜ Saaremaa Tenniseklubi</text:p>
          </table:table-cell>
          <table:table-cell/>
          <table:table-cell table:style-name="ce2" office:value-type="date" office:date-value="2020-05-12T22:51:55" calcext:value-type="date">
            <text:p>22:51 12.05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1900" calcext:value-type="float">
            <text:p>8033190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07</text:p>
          </table:table-cell>
          <table:table-cell office:value-type="string" calcext:value-type="string">
            <text:p>VaNadi Art Kunsti Stuudio OÜ</text:p>
          </table:table-cell>
          <table:table-cell/>
          <table:table-cell table:style-name="ce2" office:value-type="date" office:date-value="2020-05-12T22:26:51" calcext:value-type="date">
            <text:p>22:26 12.05.20</text:p>
          </table:table-cell>
          <table:table-cell table:number-columns-repeated="2" office:value-type="float" office:value="2734" calcext:value-type="float">
            <text:p>2 73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086395" calcext:value-type="float">
            <text:p>1208639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06</text:p>
          </table:table-cell>
          <table:table-cell office:value-type="string" calcext:value-type="string">
            <text:p>Mittetulundusühing Jõhvi Jalgpallikool</text:p>
          </table:table-cell>
          <table:table-cell/>
          <table:table-cell table:style-name="ce2" office:value-type="date" office:date-value="2020-05-12T22:24:37" calcext:value-type="date">
            <text:p>22:24 12.05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25331" calcext:value-type="float">
            <text:p>8032533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04</text:p>
          </table:table-cell>
          <table:table-cell office:value-type="string" calcext:value-type="string">
            <text:p>OÜ Mürakaru</text:p>
          </table:table-cell>
          <table:table-cell/>
          <table:table-cell table:style-name="ce2" office:value-type="date" office:date-value="2020-05-12T21:12:07" calcext:value-type="date">
            <text:p>21:12 12.05.20</text:p>
          </table:table-cell>
          <table:table-cell table:number-columns-repeated="2" office:value-type="float" office:value="780" calcext:value-type="float">
            <text:p>7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798857" calcext:value-type="float">
            <text:p>1179885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03</text:p>
          </table:table-cell>
          <table:table-cell office:value-type="string" calcext:value-type="string">
            <text:p>mittetulundusühing KUNSTISTUUDIO GALERII-WELT</text:p>
          </table:table-cell>
          <table:table-cell/>
          <table:table-cell table:style-name="ce2" office:value-type="date" office:date-value="2020-05-12T20:23:44.000001" calcext:value-type="date">
            <text:p>20:23 12.05.20</text:p>
          </table:table-cell>
          <table:table-cell table:number-columns-repeated="2" office:value-type="float" office:value="14880" calcext:value-type="float">
            <text:p>14 8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51078" calcext:value-type="float">
            <text:p>8015107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02</text:p>
          </table:table-cell>
          <table:table-cell office:value-type="string" calcext:value-type="string">
            <text:p>Mittetulundusühing Avatud Ühiskond</text:p>
          </table:table-cell>
          <table:table-cell/>
          <table:table-cell table:style-name="ce2" office:value-type="date" office:date-value="2020-05-12T19:04:04" calcext:value-type="date">
            <text:p>19:04 12.05.20</text:p>
          </table:table-cell>
          <table:table-cell table:number-columns-repeated="2" office:value-type="float" office:value="2925" calcext:value-type="float">
            <text:p>2 92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0360" calcext:value-type="float">
            <text:p>8042036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01</text:p>
          </table:table-cell>
          <table:table-cell office:value-type="string" calcext:value-type="string">
            <text:p>Minikool OÜ</text:p>
          </table:table-cell>
          <table:table-cell/>
          <table:table-cell table:style-name="ce2" office:value-type="date" office:date-value="2020-05-12T18:51:59" calcext:value-type="date">
            <text:p>18:51 12.05.20</text:p>
          </table:table-cell>
          <table:table-cell table:number-columns-repeated="2" office:value-type="float" office:value="3270" calcext:value-type="float">
            <text:p>3 27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290763" calcext:value-type="float">
            <text:p>1429076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00</text:p>
          </table:table-cell>
          <table:table-cell office:value-type="string" calcext:value-type="string">
            <text:p>Delta Spordiklubi MTÜ</text:p>
          </table:table-cell>
          <table:table-cell/>
          <table:table-cell table:style-name="ce2" office:value-type="date" office:date-value="2020-05-12T18:33:12" calcext:value-type="date">
            <text:p>18:33 12.05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3457" calcext:value-type="float">
            <text:p>8055345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99</text:p>
          </table:table-cell>
          <table:table-cell office:value-type="string" calcext:value-type="string">
            <text:p>MTÜ Ilmapuu Waldorflasteaed</text:p>
          </table:table-cell>
          <table:table-cell/>
          <table:table-cell table:style-name="ce2" office:value-type="date" office:date-value="2020-05-12T18:14:54" calcext:value-type="date">
            <text:p>18:14 12.05.20</text:p>
          </table:table-cell>
          <table:table-cell table:number-columns-repeated="2" office:value-type="float" office:value="4920" calcext:value-type="float">
            <text:p>4 9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2826" calcext:value-type="float">
            <text:p>8034282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98</text:p>
          </table:table-cell>
          <table:table-cell office:value-type="string" calcext:value-type="string">
            <text:p>Trummar OÜ</text:p>
          </table:table-cell>
          <table:table-cell/>
          <table:table-cell table:style-name="ce2" office:value-type="date" office:date-value="2020-05-12T18:05:16" calcext:value-type="date">
            <text:p>18:05 12.05.20</text:p>
          </table:table-cell>
          <table:table-cell table:number-columns-repeated="2" office:value-type="float" office:value="2500" calcext:value-type="float">
            <text:p>2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559641" calcext:value-type="float">
            <text:p>1455964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97</text:p>
          </table:table-cell>
          <table:table-cell office:value-type="string" calcext:value-type="string">
            <text:p>Väike Päike Tartu OÜ</text:p>
          </table:table-cell>
          <table:table-cell/>
          <table:table-cell table:style-name="ce2" office:value-type="date" office:date-value="2020-05-12T17:31:55" calcext:value-type="date">
            <text:p>17:31 12.05.20</text:p>
          </table:table-cell>
          <table:table-cell table:number-columns-repeated="2" office:value-type="float" office:value="8400" calcext:value-type="float">
            <text:p>8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132047" calcext:value-type="float">
            <text:p>1413204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96</text:p>
          </table:table-cell>
          <table:table-cell office:value-type="string" calcext:value-type="string">
            <text:p>Mittetulundusühing Laste Aeg</text:p>
          </table:table-cell>
          <table:table-cell/>
          <table:table-cell table:style-name="ce2" office:value-type="date" office:date-value="2020-05-12T17:24:33.000001" calcext:value-type="date">
            <text:p>17:24 12.05.20</text:p>
          </table:table-cell>
          <table:table-cell table:number-columns-repeated="2" office:value-type="float" office:value="16800" calcext:value-type="float">
            <text:p>16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03022" calcext:value-type="float">
            <text:p>8030302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95</text:p>
          </table:table-cell>
          <table:table-cell office:value-type="string" calcext:value-type="string">
            <text:p>Tiiu Lausmaa</text:p>
          </table:table-cell>
          <table:table-cell/>
          <table:table-cell table:style-name="ce2" office:value-type="date" office:date-value="2020-05-12T17:22:57" calcext:value-type="date">
            <text:p>17:22 12.05.20</text:p>
          </table:table-cell>
          <table:table-cell table:number-columns-repeated="2" office:value-type="float" office:value="675" calcext:value-type="float">
            <text:p>67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427452" calcext:value-type="float">
            <text:p>1442745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94</text:p>
          </table:table-cell>
          <table:table-cell office:value-type="string" calcext:value-type="string">
            <text:p>Mittetulundusühing FLORETT</text:p>
          </table:table-cell>
          <table:table-cell/>
          <table:table-cell table:style-name="ce2" office:value-type="date" office:date-value="2020-05-12T17:09:57" calcext:value-type="date">
            <text:p>17:09 12.05.20</text:p>
          </table:table-cell>
          <table:table-cell table:number-columns-repeated="2" office:value-type="float" office:value="790" calcext:value-type="float">
            <text:p>79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50254" calcext:value-type="float">
            <text:p>8025025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93</text:p>
          </table:table-cell>
          <table:table-cell office:value-type="string" calcext:value-type="string">
            <text:p>Mittetulundusühing Muusikakool ELEEGIA</text:p>
          </table:table-cell>
          <table:table-cell/>
          <table:table-cell table:style-name="ce2" office:value-type="date" office:date-value="2020-05-12T16:45:41" calcext:value-type="date">
            <text:p>16:45 12.05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69354" calcext:value-type="float">
            <text:p>8026935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92</text:p>
          </table:table-cell>
          <table:table-cell office:value-type="string" calcext:value-type="string">
            <text:p>Tartu Spordiselts "Kalev"</text:p>
          </table:table-cell>
          <table:table-cell/>
          <table:table-cell table:style-name="ce2" office:value-type="date" office:date-value="2020-05-12T16:03:38" calcext:value-type="date">
            <text:p>16:03 12.05.20</text:p>
          </table:table-cell>
          <table:table-cell table:number-columns-repeated="2" office:value-type="float" office:value="75000" calcext:value-type="float">
            <text:p>7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8087" calcext:value-type="float">
            <text:p>8006808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91</text:p>
          </table:table-cell>
          <table:table-cell office:value-type="string" calcext:value-type="string">
            <text:p>mittetulundusühing Eksperimentaalse Liikumise Keskus</text:p>
          </table:table-cell>
          <table:table-cell/>
          <table:table-cell table:style-name="ce2" office:value-type="date" office:date-value="2020-05-12T15:57:14" calcext:value-type="date">
            <text:p>15:57 12.05.20</text:p>
          </table:table-cell>
          <table:table-cell table:number-columns-repeated="2" office:value-type="float" office:value="11371" calcext:value-type="float">
            <text:p>11 37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0223" calcext:value-type="float">
            <text:p>8006022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90</text:p>
          </table:table-cell>
          <table:table-cell office:value-type="string" calcext:value-type="string">
            <text:p>mittetulundusühing Haldjapere</text:p>
          </table:table-cell>
          <table:table-cell/>
          <table:table-cell table:style-name="ce2" office:value-type="date" office:date-value="2020-05-12T15:43:56" calcext:value-type="date">
            <text:p>15:43 12.05.20</text:p>
          </table:table-cell>
          <table:table-cell table:number-columns-repeated="2" office:value-type="float" office:value="5029" calcext:value-type="float">
            <text:p>5 02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40190" calcext:value-type="float">
            <text:p>8024019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89</text:p>
          </table:table-cell>
          <table:table-cell office:value-type="string" calcext:value-type="string">
            <text:p>SPORDIKLUBI EVAIL-ATHLETICS</text:p>
          </table:table-cell>
          <table:table-cell/>
          <table:table-cell table:style-name="ce2" office:value-type="date" office:date-value="2020-05-12T15:43:53" calcext:value-type="date">
            <text:p>15:43 12.05.20</text:p>
          </table:table-cell>
          <table:table-cell table:number-columns-repeated="2" office:value-type="float" office:value="1600" calcext:value-type="float">
            <text:p>1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45758" calcext:value-type="float">
            <text:p>8014575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88</text:p>
          </table:table-cell>
          <table:table-cell office:value-type="string" calcext:value-type="string">
            <text:p>Mittetulundusühing Desiree Tantsustuudio</text:p>
          </table:table-cell>
          <table:table-cell/>
          <table:table-cell table:style-name="ce2" office:value-type="date" office:date-value="2020-05-12T15:41:11" calcext:value-type="date">
            <text:p>15:41 12.05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0715" calcext:value-type="float">
            <text:p>8034071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87</text:p>
          </table:table-cell>
          <table:table-cell office:value-type="string" calcext:value-type="string">
            <text:p>Mittetulundusühing FC HELIOS VÕRU</text:p>
          </table:table-cell>
          <table:table-cell/>
          <table:table-cell table:style-name="ce2" office:value-type="date" office:date-value="2020-05-12T15:37:52" calcext:value-type="date">
            <text:p>15:37 12.05.20</text:p>
          </table:table-cell>
          <table:table-cell table:number-columns-repeated="2" office:value-type="float" office:value="14358" calcext:value-type="float">
            <text:p>14 35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4929" calcext:value-type="float">
            <text:p>8031492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86</text:p>
          </table:table-cell>
          <table:table-cell office:value-type="string" calcext:value-type="string">
            <text:p>MTÜ Akropesa</text:p>
          </table:table-cell>
          <table:table-cell/>
          <table:table-cell table:style-name="ce2" office:value-type="date" office:date-value="2020-05-12T15:33:22" calcext:value-type="date">
            <text:p>15:33 12.05.20</text:p>
          </table:table-cell>
          <table:table-cell table:number-columns-repeated="2" office:value-type="float" office:value="23400" calcext:value-type="float">
            <text:p>23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91084" calcext:value-type="float">
            <text:p>8039108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85</text:p>
          </table:table-cell>
          <table:table-cell office:value-type="string" calcext:value-type="string">
            <text:p>Võimlemisklubi Janika Tallinn</text:p>
          </table:table-cell>
          <table:table-cell/>
          <table:table-cell table:style-name="ce2" office:value-type="date" office:date-value="2020-05-12T15:31:03" calcext:value-type="date">
            <text:p>15:31 12.05.20</text:p>
          </table:table-cell>
          <table:table-cell table:number-columns-repeated="2" office:value-type="float" office:value="10000" calcext:value-type="float">
            <text:p>10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92545" calcext:value-type="float">
            <text:p>8019254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84</text:p>
          </table:table-cell>
          <table:table-cell office:value-type="string" calcext:value-type="string">
            <text:p>Mittetulundusühing FC Helios</text:p>
          </table:table-cell>
          <table:table-cell/>
          <table:table-cell table:style-name="ce2" office:value-type="date" office:date-value="2020-05-12T15:30:02" calcext:value-type="date">
            <text:p>15:30 12.05.20</text:p>
          </table:table-cell>
          <table:table-cell table:number-columns-repeated="2" office:value-type="float" office:value="12632" calcext:value-type="float">
            <text:p>12 63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07505" calcext:value-type="float">
            <text:p>8030750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83</text:p>
          </table:table-cell>
          <table:table-cell office:value-type="string" calcext:value-type="string">
            <text:p>mittetulundusühing LEPATRIINU MÄNGUMAA</text:p>
          </table:table-cell>
          <table:table-cell/>
          <table:table-cell table:style-name="ce2" office:value-type="date" office:date-value="2020-05-12T15:11:51" calcext:value-type="date">
            <text:p>15:11 12.05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49736" calcext:value-type="float">
            <text:p>8024973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82</text:p>
          </table:table-cell>
          <table:table-cell office:value-type="string" calcext:value-type="string">
            <text:p>XTeadus MTÜ</text:p>
          </table:table-cell>
          <table:table-cell/>
          <table:table-cell table:style-name="ce2" office:value-type="date" office:date-value="2020-05-12T15:01:40" calcext:value-type="date">
            <text:p>15:01 12.05.20</text:p>
          </table:table-cell>
          <table:table-cell table:number-columns-repeated="2" office:value-type="float" office:value="11142" calcext:value-type="float">
            <text:p>11 14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8525" calcext:value-type="float">
            <text:p>8040852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81</text:p>
          </table:table-cell>
          <table:table-cell office:value-type="string" calcext:value-type="string">
            <text:p>osaühing Lastekeskus Midrimaailm</text:p>
          </table:table-cell>
          <table:table-cell/>
          <table:table-cell table:style-name="ce2" office:value-type="date" office:date-value="2020-05-12T14:35:11" calcext:value-type="date">
            <text:p>14:35 12.05.20</text:p>
          </table:table-cell>
          <table:table-cell table:number-columns-repeated="2" office:value-type="float" office:value="10000" calcext:value-type="float">
            <text:p>10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428354" calcext:value-type="float">
            <text:p>1042835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80</text:p>
          </table:table-cell>
          <table:table-cell office:value-type="string" calcext:value-type="string">
            <text:p>MyDance Tantsuklubi</text:p>
          </table:table-cell>
          <table:table-cell/>
          <table:table-cell table:style-name="ce2" office:value-type="date" office:date-value="2020-05-12T14:26:39" calcext:value-type="date">
            <text:p>14:26 12.05.20</text:p>
          </table:table-cell>
          <table:table-cell table:number-columns-repeated="2" office:value-type="float" office:value="50416" calcext:value-type="float">
            <text:p>50 41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4353" calcext:value-type="float">
            <text:p>8033435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79</text:p>
          </table:table-cell>
          <table:table-cell office:value-type="string" calcext:value-type="string">
            <text:p>Mittetulundusühing Free Flow Studio</text:p>
          </table:table-cell>
          <table:table-cell/>
          <table:table-cell table:style-name="ce2" office:value-type="date" office:date-value="2020-05-12T14:26:33" calcext:value-type="date">
            <text:p>14:26 12.05.20</text:p>
          </table:table-cell>
          <table:table-cell table:number-columns-repeated="2" office:value-type="float" office:value="9960" calcext:value-type="float">
            <text:p>9 9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1951" calcext:value-type="float">
            <text:p>8029195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78</text:p>
          </table:table-cell>
          <table:table-cell office:value-type="string" calcext:value-type="string">
            <text:p>Võimlemisklubi Graatsia</text:p>
          </table:table-cell>
          <table:table-cell/>
          <table:table-cell table:style-name="ce2" office:value-type="date" office:date-value="2020-05-12T14:25:15" calcext:value-type="date">
            <text:p>14:25 12.05.20</text:p>
          </table:table-cell>
          <table:table-cell table:number-columns-repeated="2" office:value-type="float" office:value="1797" calcext:value-type="float">
            <text:p>1 79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4039" calcext:value-type="float">
            <text:p>8037403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77</text:p>
          </table:table-cell>
          <table:table-cell office:value-type="string" calcext:value-type="string">
            <text:p>Korvpalliklubi Viimsi</text:p>
          </table:table-cell>
          <table:table-cell/>
          <table:table-cell table:style-name="ce2" office:value-type="date" office:date-value="2020-05-12T14:16:05" calcext:value-type="date">
            <text:p>14:16 12.05.20</text:p>
          </table:table-cell>
          <table:table-cell table:number-columns-repeated="2" office:value-type="float" office:value="3522" calcext:value-type="float">
            <text:p>3 52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74429" calcext:value-type="float">
            <text:p>8017442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76</text:p>
          </table:table-cell>
          <table:table-cell office:value-type="string" calcext:value-type="string">
            <text:p>Põhja-Tallinna Jalgpalliklubi</text:p>
          </table:table-cell>
          <table:table-cell/>
          <table:table-cell table:style-name="ce2" office:value-type="date" office:date-value="2020-05-12T13:49:05" calcext:value-type="date">
            <text:p>13:49 12.05.20</text:p>
          </table:table-cell>
          <table:table-cell table:number-columns-repeated="2" office:value-type="float" office:value="9157" calcext:value-type="float">
            <text:p>9 15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60093" calcext:value-type="float">
            <text:p>8016009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74</text:p>
          </table:table-cell>
          <table:table-cell office:value-type="string" calcext:value-type="string">
            <text:p>Mittetulundusühing Tartu Katoliku Hariduskeskus</text:p>
          </table:table-cell>
          <table:table-cell/>
          <table:table-cell table:style-name="ce2" office:value-type="date" office:date-value="2020-05-12T13:11:40" calcext:value-type="date">
            <text:p>13:11 12.05.20</text:p>
          </table:table-cell>
          <table:table-cell table:number-columns-repeated="2" office:value-type="float" office:value="7080" calcext:value-type="float">
            <text:p>7 0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12402" calcext:value-type="float">
            <text:p>8001240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71</text:p>
          </table:table-cell>
          <table:table-cell office:value-type="string" calcext:value-type="string">
            <text:p>VÕIMLEMISKLUBI JANIKA</text:p>
          </table:table-cell>
          <table:table-cell/>
          <table:table-cell table:style-name="ce2" office:value-type="date" office:date-value="2020-05-12T12:17:21" calcext:value-type="date">
            <text:p>12:17 12.05.20</text:p>
          </table:table-cell>
          <table:table-cell table:number-columns-repeated="2" office:value-type="float" office:value="14000" calcext:value-type="float">
            <text:p>1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2404" calcext:value-type="float">
            <text:p>8007240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70</text:p>
          </table:table-cell>
          <table:table-cell office:value-type="string" calcext:value-type="string">
            <text:p>MK Tenniseklubi</text:p>
          </table:table-cell>
          <table:table-cell/>
          <table:table-cell table:style-name="ce2" office:value-type="date" office:date-value="2020-05-12T12:08:26" calcext:value-type="date">
            <text:p>12:08 12.05.20</text:p>
          </table:table-cell>
          <table:table-cell table:number-columns-repeated="2" office:value-type="float" office:value="9000" calcext:value-type="float">
            <text:p>9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1774" calcext:value-type="float">
            <text:p>8033177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68</text:p>
          </table:table-cell>
          <table:table-cell office:value-type="string" calcext:value-type="string">
            <text:p>Spordiklubi Keila Swimclub</text:p>
          </table:table-cell>
          <table:table-cell/>
          <table:table-cell table:style-name="ce2" office:value-type="date" office:date-value="2020-05-12T12:03:56" calcext:value-type="date">
            <text:p>12:03 12.05.20</text:p>
          </table:table-cell>
          <table:table-cell table:number-columns-repeated="2" office:value-type="float" office:value="20000" calcext:value-type="float">
            <text:p>20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30805" calcext:value-type="float">
            <text:p>8013080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67</text:p>
          </table:table-cell>
          <table:table-cell office:value-type="string" calcext:value-type="string">
            <text:p>Eco Planet Lastehoid OÜ</text:p>
          </table:table-cell>
          <table:table-cell/>
          <table:table-cell table:style-name="ce2" office:value-type="date" office:date-value="2020-05-12T11:57:35" calcext:value-type="date">
            <text:p>11:57 12.05.20</text:p>
          </table:table-cell>
          <table:table-cell table:number-columns-repeated="2" office:value-type="float" office:value="960" calcext:value-type="float">
            <text:p>9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474902" calcext:value-type="float">
            <text:p>1447490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66</text:p>
          </table:table-cell>
          <table:table-cell office:value-type="string" calcext:value-type="string">
            <text:p>SPORDIKLUBI AQUAMARINE</text:p>
          </table:table-cell>
          <table:table-cell/>
          <table:table-cell table:style-name="ce2" office:value-type="date" office:date-value="2020-05-12T11:53:49.000001" calcext:value-type="date">
            <text:p>11:53 12.05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4194" calcext:value-type="float">
            <text:p>8056419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65</text:p>
          </table:table-cell>
          <table:table-cell office:value-type="string" calcext:value-type="string">
            <text:p>Spordiklubi Duo</text:p>
          </table:table-cell>
          <table:table-cell/>
          <table:table-cell table:style-name="ce2" office:value-type="date" office:date-value="2020-05-12T11:44:35" calcext:value-type="date">
            <text:p>11:44 12.05.20</text:p>
          </table:table-cell>
          <table:table-cell table:number-columns-repeated="2" office:value-type="float" office:value="7000" calcext:value-type="float">
            <text:p>7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16669" calcext:value-type="float">
            <text:p>8001666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64</text:p>
          </table:table-cell>
          <table:table-cell office:value-type="string" calcext:value-type="string">
            <text:p>O.K. Neeruti Aktsiaselts</text:p>
          </table:table-cell>
          <table:table-cell/>
          <table:table-cell table:style-name="ce2" office:value-type="date" office:date-value="2020-05-12T11:36:10" calcext:value-type="date">
            <text:p>11:36 12.05.20</text:p>
          </table:table-cell>
          <table:table-cell table:number-columns-repeated="2" office:value-type="float" office:value="2640" calcext:value-type="float">
            <text:p>2 6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371453" calcext:value-type="float">
            <text:p>1037145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63</text:p>
          </table:table-cell>
          <table:table-cell office:value-type="string" calcext:value-type="string">
            <text:p>MTÜ Volta Lasteaed</text:p>
          </table:table-cell>
          <table:table-cell/>
          <table:table-cell table:style-name="ce2" office:value-type="date" office:date-value="2020-05-12T11:27:06.000001" calcext:value-type="date">
            <text:p>11:27 12.05.20</text:p>
          </table:table-cell>
          <table:table-cell table:number-columns-repeated="2" office:value-type="float" office:value="640" calcext:value-type="float">
            <text:p>6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18624" calcext:value-type="float">
            <text:p>8041862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61</text:p>
          </table:table-cell>
          <table:table-cell office:value-type="string" calcext:value-type="string">
            <text:p>Art Akadeemia Universum OÜ</text:p>
          </table:table-cell>
          <table:table-cell/>
          <table:table-cell table:style-name="ce2" office:value-type="date" office:date-value="2020-05-12T11:07:51" calcext:value-type="date">
            <text:p>11:07 12.05.20</text:p>
          </table:table-cell>
          <table:table-cell table:number-columns-repeated="2" office:value-type="float" office:value="2760" calcext:value-type="float">
            <text:p>2 7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664525" calcext:value-type="float">
            <text:p>1466452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60</text:p>
          </table:table-cell>
          <table:table-cell office:value-type="string" calcext:value-type="string">
            <text:p>OÜ Laagri Lastehoid</text:p>
          </table:table-cell>
          <table:table-cell/>
          <table:table-cell table:style-name="ce2" office:value-type="date" office:date-value="2020-05-12T10:33:09" calcext:value-type="date">
            <text:p>10:33 12.05.20</text:p>
          </table:table-cell>
          <table:table-cell table:number-columns-repeated="2" office:value-type="float" office:value="2760" calcext:value-type="float">
            <text:p>2 7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823287" calcext:value-type="float">
            <text:p>1282328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59</text:p>
          </table:table-cell>
          <table:table-cell office:value-type="string" calcext:value-type="string">
            <text:p>Mittetulundusühing Väike Päike Lastehoid</text:p>
          </table:table-cell>
          <table:table-cell/>
          <table:table-cell table:style-name="ce2" office:value-type="date" office:date-value="2020-05-12T10:18:52" calcext:value-type="date">
            <text:p>10:18 12.05.20</text:p>
          </table:table-cell>
          <table:table-cell table:number-columns-repeated="2" office:value-type="float" office:value="7920" calcext:value-type="float">
            <text:p>7 9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4726" calcext:value-type="float">
            <text:p>8033472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57</text:p>
          </table:table-cell>
          <table:table-cell office:value-type="string" calcext:value-type="string">
            <text:p>HUMANITAARARENDUSE KESKUS PROSHA</text:p>
          </table:table-cell>
          <table:table-cell/>
          <table:table-cell table:style-name="ce2" office:value-type="date" office:date-value="2020-05-12T09:44:05" calcext:value-type="date">
            <text:p>09:44 12.05.20</text:p>
          </table:table-cell>
          <table:table-cell table:number-columns-repeated="2" office:value-type="float" office:value="3535" calcext:value-type="float">
            <text:p>3 53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95130" calcext:value-type="float">
            <text:p>8019513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56</text:p>
          </table:table-cell>
          <table:table-cell office:value-type="string" calcext:value-type="string">
            <text:p>OÜ Aatomiku Lastehoid</text:p>
          </table:table-cell>
          <table:table-cell/>
          <table:table-cell table:style-name="ce2" office:value-type="date" office:date-value="2020-05-12T09:23:42" calcext:value-type="date">
            <text:p>09:23 12.05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310160" calcext:value-type="float">
            <text:p>1231016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55</text:p>
          </table:table-cell>
          <table:table-cell office:value-type="string" calcext:value-type="string">
            <text:p>Mittetulundusühing Traageldis</text:p>
          </table:table-cell>
          <table:table-cell/>
          <table:table-cell table:style-name="ce2" office:value-type="date" office:date-value="2020-05-12T09:07:26" calcext:value-type="date">
            <text:p>09:07 12.05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3891" calcext:value-type="float">
            <text:p>8033389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54</text:p>
          </table:table-cell>
          <table:table-cell office:value-type="string" calcext:value-type="string">
            <text:p>Iluuisutamisklubi Staar</text:p>
          </table:table-cell>
          <table:table-cell/>
          <table:table-cell table:style-name="ce2" office:value-type="date" office:date-value="2020-05-12T00:10:55" calcext:value-type="date">
            <text:p>00:10 12.05.20</text:p>
          </table:table-cell>
          <table:table-cell table:number-columns-repeated="2" office:value-type="float" office:value="5000" calcext:value-type="float">
            <text:p>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66410" calcext:value-type="float">
            <text:p>8026641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53</text:p>
          </table:table-cell>
          <table:table-cell office:value-type="string" calcext:value-type="string">
            <text:p>OÜ Open Mind Lastehoid</text:p>
          </table:table-cell>
          <table:table-cell/>
          <table:table-cell table:style-name="ce2" office:value-type="date" office:date-value="2020-05-11T23:25:02" calcext:value-type="date">
            <text:p>23:25 11.05.20</text:p>
          </table:table-cell>
          <table:table-cell table:number-columns-repeated="2" office:value-type="float" office:value="1440" calcext:value-type="float">
            <text:p>1 4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412077" calcext:value-type="float">
            <text:p>1441207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52</text:p>
          </table:table-cell>
          <table:table-cell office:value-type="string" calcext:value-type="string">
            <text:p>MTÜ DANCE STUDIO</text:p>
          </table:table-cell>
          <table:table-cell/>
          <table:table-cell table:style-name="ce2" office:value-type="date" office:date-value="2020-05-11T23:08:36.000001" calcext:value-type="date">
            <text:p>23:08 11.05.20</text:p>
          </table:table-cell>
          <table:table-cell table:number-columns-repeated="2" office:value-type="float" office:value="4110" calcext:value-type="float">
            <text:p>4 11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7314" calcext:value-type="float">
            <text:p>8038731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51</text:p>
          </table:table-cell>
          <table:table-cell office:value-type="string" calcext:value-type="string">
            <text:p>Karateklubi FALCO</text:p>
          </table:table-cell>
          <table:table-cell/>
          <table:table-cell table:style-name="ce2" office:value-type="date" office:date-value="2020-05-11T22:40:34" calcext:value-type="date">
            <text:p>22:40 11.05.20</text:p>
          </table:table-cell>
          <table:table-cell table:number-columns-repeated="2" office:value-type="float" office:value="4220" calcext:value-type="float">
            <text:p>4 2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8555" calcext:value-type="float">
            <text:p>8006855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50</text:p>
          </table:table-cell>
          <table:table-cell office:value-type="string" calcext:value-type="string">
            <text:p>mittetulundusühing Tantsukool Luikede Lend</text:p>
          </table:table-cell>
          <table:table-cell/>
          <table:table-cell table:style-name="ce2" office:value-type="date" office:date-value="2020-05-11T22:33:30" calcext:value-type="date">
            <text:p>22:33 11.05.20</text:p>
          </table:table-cell>
          <table:table-cell table:number-columns-repeated="2" office:value-type="float" office:value="1600" calcext:value-type="float">
            <text:p>1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39137" calcext:value-type="float">
            <text:p>8023913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49</text:p>
          </table:table-cell>
          <table:table-cell office:value-type="string" calcext:value-type="string">
            <text:p>Andrese Talu Tall OÜ</text:p>
          </table:table-cell>
          <table:table-cell/>
          <table:table-cell table:style-name="ce2" office:value-type="date" office:date-value="2020-05-11T22:32:12" calcext:value-type="date">
            <text:p>22:32 11.05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246166" calcext:value-type="float">
            <text:p>1224616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48</text:p>
          </table:table-cell>
          <table:table-cell office:value-type="string" calcext:value-type="string">
            <text:p>SBSK Draakon</text:p>
          </table:table-cell>
          <table:table-cell/>
          <table:table-cell table:style-name="ce2" office:value-type="date" office:date-value="2020-05-11T21:56:11" calcext:value-type="date">
            <text:p>21:56 11.05.20</text:p>
          </table:table-cell>
          <table:table-cell table:number-columns-repeated="2" office:value-type="float" office:value="6180" calcext:value-type="float">
            <text:p>6 1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3134" calcext:value-type="float">
            <text:p>8005313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47</text:p>
          </table:table-cell>
          <table:table-cell office:value-type="string" calcext:value-type="string">
            <text:p>OÜ RIVA KESKUS</text:p>
          </table:table-cell>
          <table:table-cell/>
          <table:table-cell table:style-name="ce2" office:value-type="date" office:date-value="2020-05-11T21:21:55" calcext:value-type="date">
            <text:p>21:21 11.05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194251" calcext:value-type="float">
            <text:p>1119425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46</text:p>
          </table:table-cell>
          <table:table-cell office:value-type="string" calcext:value-type="string">
            <text:p>Mittetulundusühing Eesti Parkour</text:p>
          </table:table-cell>
          <table:table-cell/>
          <table:table-cell table:style-name="ce2" office:value-type="date" office:date-value="2020-05-11T20:53:11.000001" calcext:value-type="date">
            <text:p>20:53 11.05.20</text:p>
          </table:table-cell>
          <table:table-cell table:number-columns-repeated="2" office:value-type="float" office:value="5518" calcext:value-type="float">
            <text:p>5 51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0805" calcext:value-type="float">
            <text:p>8037080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45</text:p>
          </table:table-cell>
          <table:table-cell office:value-type="string" calcext:value-type="string">
            <text:p>MTÜ HC TABASALU</text:p>
          </table:table-cell>
          <table:table-cell/>
          <table:table-cell table:style-name="ce2" office:value-type="date" office:date-value="2020-05-11T20:17:05" calcext:value-type="date">
            <text:p>20:17 11.05.20</text:p>
          </table:table-cell>
          <table:table-cell table:number-columns-repeated="2" office:value-type="float" office:value="2654" calcext:value-type="float">
            <text:p>2 65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7318" calcext:value-type="float">
            <text:p>8056731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44</text:p>
          </table:table-cell>
          <table:table-cell office:value-type="string" calcext:value-type="string">
            <text:p>Lee OÜ</text:p>
          </table:table-cell>
          <table:table-cell/>
          <table:table-cell table:style-name="ce2" office:value-type="date" office:date-value="2020-05-11T20:02:46" calcext:value-type="date">
            <text:p>20:02 11.05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904199" calcext:value-type="float">
            <text:p>1190419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43</text:p>
          </table:table-cell>
          <table:table-cell office:value-type="string" calcext:value-type="string">
            <text:p>Spordiklubi Sintai-S</text:p>
          </table:table-cell>
          <table:table-cell/>
          <table:table-cell table:style-name="ce2" office:value-type="date" office:date-value="2020-05-11T19:57:51" calcext:value-type="date">
            <text:p>19:57 11.05.20</text:p>
          </table:table-cell>
          <table:table-cell table:number-columns-repeated="2" office:value-type="float" office:value="24300" calcext:value-type="float">
            <text:p>24 3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85766" calcext:value-type="float">
            <text:p>8008576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42</text:p>
          </table:table-cell>
          <table:table-cell office:value-type="string" calcext:value-type="string">
            <text:p>Disaini ja Kunsti Keskus Osaühing</text:p>
          </table:table-cell>
          <table:table-cell/>
          <table:table-cell table:style-name="ce2" office:value-type="date" office:date-value="2020-05-11T19:53:55" calcext:value-type="date">
            <text:p>19:53 11.05.20</text:p>
          </table:table-cell>
          <table:table-cell table:number-columns-repeated="2" office:value-type="float" office:value="14667" calcext:value-type="float">
            <text:p>14 66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259271" calcext:value-type="float">
            <text:p>1025927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41</text:p>
          </table:table-cell>
          <table:table-cell office:value-type="string" calcext:value-type="string">
            <text:p>Rahvaspordiklubi RIIMES</text:p>
          </table:table-cell>
          <table:table-cell/>
          <table:table-cell table:style-name="ce2" office:value-type="date" office:date-value="2020-05-11T19:51:25.999999" calcext:value-type="date">
            <text:p>19:51 11.05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17664" calcext:value-type="float">
            <text:p>8021766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40</text:p>
          </table:table-cell>
          <table:table-cell office:value-type="string" calcext:value-type="string">
            <text:p>Ujumisklubi AKTIIV</text:p>
          </table:table-cell>
          <table:table-cell/>
          <table:table-cell table:style-name="ce2" office:value-type="date" office:date-value="2020-05-11T19:21:22" calcext:value-type="date">
            <text:p>19:21 11.05.20</text:p>
          </table:table-cell>
          <table:table-cell table:number-columns-repeated="2" office:value-type="float" office:value="5000" calcext:value-type="float">
            <text:p>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8898" calcext:value-type="float">
            <text:p>8022889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39</text:p>
          </table:table-cell>
          <table:table-cell office:value-type="string" calcext:value-type="string">
            <text:p>Paide Võrkpalliklubi</text:p>
          </table:table-cell>
          <table:table-cell/>
          <table:table-cell table:style-name="ce2" office:value-type="date" office:date-value="2020-05-11T19:08:40" calcext:value-type="date">
            <text:p>19:08 11.05.20</text:p>
          </table:table-cell>
          <table:table-cell table:number-columns-repeated="2" office:value-type="float" office:value="3100" calcext:value-type="float">
            <text:p>3 1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15177" calcext:value-type="float">
            <text:p>8011517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38</text:p>
          </table:table-cell>
          <table:table-cell office:value-type="string" calcext:value-type="string">
            <text:p>Tallinna Toomkooli Sihtasutus</text:p>
          </table:table-cell>
          <table:table-cell/>
          <table:table-cell table:style-name="ce2" office:value-type="date" office:date-value="2020-05-11T18:39:00" calcext:value-type="date">
            <text:p>18:39 11.05.20</text:p>
          </table:table-cell>
          <table:table-cell table:number-columns-repeated="2" office:value-type="float" office:value="9320" calcext:value-type="float">
            <text:p>9 3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0671" calcext:value-type="float">
            <text:p>9001067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37</text:p>
          </table:table-cell>
          <table:table-cell office:value-type="string" calcext:value-type="string">
            <text:p>MTÜ Mängides Targaks</text:p>
          </table:table-cell>
          <table:table-cell/>
          <table:table-cell table:style-name="ce2" office:value-type="date" office:date-value="2020-05-11T18:12:51" calcext:value-type="date">
            <text:p>18:12 11.05.20</text:p>
          </table:table-cell>
          <table:table-cell table:number-columns-repeated="2" office:value-type="float" office:value="2326" calcext:value-type="float">
            <text:p>2 32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3838" calcext:value-type="float">
            <text:p>8037383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36</text:p>
          </table:table-cell>
          <table:table-cell office:value-type="string" calcext:value-type="string">
            <text:p>Mittetulundusühing Värvimäng</text:p>
          </table:table-cell>
          <table:table-cell/>
          <table:table-cell table:style-name="ce2" office:value-type="date" office:date-value="2020-05-11T18:01:24" calcext:value-type="date">
            <text:p>18:01 11.05.20</text:p>
          </table:table-cell>
          <table:table-cell table:number-columns-repeated="2" office:value-type="float" office:value="4204" calcext:value-type="float">
            <text:p>4 20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2057" calcext:value-type="float">
            <text:p>8029205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35</text:p>
          </table:table-cell>
          <table:table-cell office:value-type="string" calcext:value-type="string">
            <text:p>Arendusringid OÜ</text:p>
          </table:table-cell>
          <table:table-cell/>
          <table:table-cell table:style-name="ce2" office:value-type="date" office:date-value="2020-05-11T17:40:46.000001" calcext:value-type="date">
            <text:p>17:40 11.05.20</text:p>
          </table:table-cell>
          <table:table-cell table:number-columns-repeated="2" office:value-type="float" office:value="2600" calcext:value-type="float">
            <text:p>2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659827" calcext:value-type="float">
            <text:p>1265982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34</text:p>
          </table:table-cell>
          <table:table-cell office:value-type="string" calcext:value-type="string">
            <text:p>MTÜ Tabasalu Kergejõustikuklubi</text:p>
          </table:table-cell>
          <table:table-cell/>
          <table:table-cell table:style-name="ce2" office:value-type="date" office:date-value="2020-05-11T17:22:04" calcext:value-type="date">
            <text:p>17:22 11.05.20</text:p>
          </table:table-cell>
          <table:table-cell table:number-columns-repeated="2" office:value-type="float" office:value="1000" calcext:value-type="float">
            <text:p>1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3084" calcext:value-type="float">
            <text:p>8055308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33</text:p>
          </table:table-cell>
          <table:table-cell office:value-type="string" calcext:value-type="string">
            <text:p>Endla Murd Stuudio OÜ</text:p>
          </table:table-cell>
          <table:table-cell/>
          <table:table-cell table:style-name="ce2" office:value-type="date" office:date-value="2020-05-11T17:18:21" calcext:value-type="date">
            <text:p>17:18 11.05.20</text:p>
          </table:table-cell>
          <table:table-cell table:number-columns-repeated="2" office:value-type="float" office:value="1000" calcext:value-type="float">
            <text:p>1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185322" calcext:value-type="float">
            <text:p>1418532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32</text:p>
          </table:table-cell>
          <table:table-cell office:value-type="string" calcext:value-type="string">
            <text:p>RK Hariduse MTÜ</text:p>
          </table:table-cell>
          <table:table-cell/>
          <table:table-cell table:style-name="ce2" office:value-type="date" office:date-value="2020-05-11T17:16:54" calcext:value-type="date">
            <text:p>17:16 11.05.20</text:p>
          </table:table-cell>
          <table:table-cell table:number-columns-repeated="2" office:value-type="float" office:value="39960" calcext:value-type="float">
            <text:p>39 9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1666" calcext:value-type="float">
            <text:p>8022166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31</text:p>
          </table:table-cell>
          <table:table-cell office:value-type="string" calcext:value-type="string">
            <text:p>MTÜ Arengukeskus Edusamm</text:p>
          </table:table-cell>
          <table:table-cell/>
          <table:table-cell table:style-name="ce2" office:value-type="date" office:date-value="2020-05-11T17:15:31" calcext:value-type="date">
            <text:p>17:15 11.05.20</text:p>
          </table:table-cell>
          <table:table-cell table:number-columns-repeated="2" office:value-type="float" office:value="635" calcext:value-type="float">
            <text:p>63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5717" calcext:value-type="float">
            <text:p>8055571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30</text:p>
          </table:table-cell>
          <table:table-cell office:value-type="string" calcext:value-type="string">
            <text:p>Babysport OÜ</text:p>
          </table:table-cell>
          <table:table-cell/>
          <table:table-cell table:style-name="ce2" office:value-type="date" office:date-value="2020-05-11T16:53:29" calcext:value-type="date">
            <text:p>16:53 11.05.20</text:p>
          </table:table-cell>
          <table:table-cell table:number-columns-repeated="2" office:value-type="float" office:value="22300" calcext:value-type="float">
            <text:p>22 3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043484" calcext:value-type="float">
            <text:p>1104348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29</text:p>
          </table:table-cell>
          <table:table-cell office:value-type="string" calcext:value-type="string">
            <text:p>Mittetulundusühing Vivere kool</text:p>
          </table:table-cell>
          <table:table-cell/>
          <table:table-cell table:style-name="ce2" office:value-type="date" office:date-value="2020-05-11T16:44:12.999999" calcext:value-type="date">
            <text:p>16:44 11.05.20</text:p>
          </table:table-cell>
          <table:table-cell table:number-columns-repeated="2" office:value-type="float" office:value="1080" calcext:value-type="float">
            <text:p>1 0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9247" calcext:value-type="float">
            <text:p>8055924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28</text:p>
          </table:table-cell>
          <table:table-cell office:value-type="string" calcext:value-type="string">
            <text:p>Alltrendo OÜ</text:p>
          </table:table-cell>
          <table:table-cell/>
          <table:table-cell table:style-name="ce2" office:value-type="date" office:date-value="2020-05-11T16:33:22" calcext:value-type="date">
            <text:p>16:33 11.05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116958" calcext:value-type="float">
            <text:p>1111695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27</text:p>
          </table:table-cell>
          <table:table-cell office:value-type="string" calcext:value-type="string">
            <text:p>Aitado Judokool MTÜ</text:p>
          </table:table-cell>
          <table:table-cell/>
          <table:table-cell table:style-name="ce2" office:value-type="date" office:date-value="2020-05-11T15:31:52" calcext:value-type="date">
            <text:p>15:31 11.05.20</text:p>
          </table:table-cell>
          <table:table-cell table:number-columns-repeated="2" office:value-type="float" office:value="31500" calcext:value-type="float">
            <text:p>3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10634" calcext:value-type="float">
            <text:p>8041063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26</text:p>
          </table:table-cell>
          <table:table-cell office:value-type="string" calcext:value-type="string">
            <text:p>Osaühing Õppekeskus Intellekt</text:p>
          </table:table-cell>
          <table:table-cell/>
          <table:table-cell table:style-name="ce2" office:value-type="date" office:date-value="2020-05-11T15:25:51" calcext:value-type="date">
            <text:p>15:25 11.05.20</text:p>
          </table:table-cell>
          <table:table-cell table:number-columns-repeated="2" office:value-type="float" office:value="2116" calcext:value-type="float">
            <text:p>2 11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516532" calcext:value-type="float">
            <text:p>1051653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25</text:p>
          </table:table-cell>
          <table:table-cell office:value-type="string" calcext:value-type="string">
            <text:p>OÜ Loomelind</text:p>
          </table:table-cell>
          <table:table-cell/>
          <table:table-cell table:style-name="ce2" office:value-type="date" office:date-value="2020-05-11T15:14:15" calcext:value-type="date">
            <text:p>15:14 11.05.20</text:p>
          </table:table-cell>
          <table:table-cell table:number-columns-repeated="2" office:value-type="float" office:value="4800" calcext:value-type="float">
            <text:p>4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739602" calcext:value-type="float">
            <text:p>1473960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24</text:p>
          </table:table-cell>
          <table:table-cell office:value-type="string" calcext:value-type="string">
            <text:p>Mittetulundusühing Tuleviku Ballett</text:p>
          </table:table-cell>
          <table:table-cell/>
          <table:table-cell table:style-name="ce2" office:value-type="date" office:date-value="2020-05-11T15:13:41" calcext:value-type="date">
            <text:p>15:13 11.05.20</text:p>
          </table:table-cell>
          <table:table-cell table:number-columns-repeated="2" office:value-type="float" office:value="14640" calcext:value-type="float">
            <text:p>14 6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0186" calcext:value-type="float">
            <text:p>8031018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23</text:p>
          </table:table-cell>
          <table:table-cell office:value-type="string" calcext:value-type="string">
            <text:p>Mittetulundusühing Tondiraba Tennisekool</text:p>
          </table:table-cell>
          <table:table-cell/>
          <table:table-cell table:style-name="ce2" office:value-type="date" office:date-value="2020-05-11T15:12:46" calcext:value-type="date">
            <text:p>15:12 11.05.20</text:p>
          </table:table-cell>
          <table:table-cell table:number-columns-repeated="2" office:value-type="float" office:value="5640" calcext:value-type="float">
            <text:p>5 6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22680" calcext:value-type="float">
            <text:p>8012268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22</text:p>
          </table:table-cell>
          <table:table-cell office:value-type="string" calcext:value-type="string">
            <text:p>Katleri Taekwondoklubi</text:p>
          </table:table-cell>
          <table:table-cell/>
          <table:table-cell table:style-name="ce2" office:value-type="date" office:date-value="2020-05-11T15:11:56" calcext:value-type="date">
            <text:p>15:11 11.05.20</text:p>
          </table:table-cell>
          <table:table-cell table:number-columns-repeated="2" office:value-type="float" office:value="7920" calcext:value-type="float">
            <text:p>7 9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81061" calcext:value-type="float">
            <text:p>8008106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21</text:p>
          </table:table-cell>
          <table:table-cell office:value-type="string" calcext:value-type="string">
            <text:p>VALGA MOTOKLUBI</text:p>
          </table:table-cell>
          <table:table-cell/>
          <table:table-cell table:style-name="ce2" office:value-type="date" office:date-value="2020-05-11T14:35:14" calcext:value-type="date">
            <text:p>14:35 11.05.20</text:p>
          </table:table-cell>
          <table:table-cell table:number-columns-repeated="2" office:value-type="float" office:value="1040" calcext:value-type="float">
            <text:p>1 0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39404" calcext:value-type="float">
            <text:p>8013940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20</text:p>
          </table:table-cell>
          <table:table-cell office:value-type="string" calcext:value-type="string">
            <text:p>MTÜ Tantsukool Prestige</text:p>
          </table:table-cell>
          <table:table-cell/>
          <table:table-cell table:style-name="ce2" office:value-type="date" office:date-value="2020-05-11T14:23:35" calcext:value-type="date">
            <text:p>14:23 11.05.20</text:p>
          </table:table-cell>
          <table:table-cell table:number-columns-repeated="2" office:value-type="float" office:value="1440" calcext:value-type="float">
            <text:p>1 4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8371" calcext:value-type="float">
            <text:p>8035837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18</text:p>
          </table:table-cell>
          <table:table-cell office:value-type="string" calcext:value-type="string">
            <text:p>OSAÜHING MIDRIMAA</text:p>
          </table:table-cell>
          <table:table-cell/>
          <table:table-cell table:style-name="ce2" office:value-type="date" office:date-value="2020-05-11T14:15:38" calcext:value-type="date">
            <text:p>14:15 11.05.20</text:p>
          </table:table-cell>
          <table:table-cell table:number-columns-repeated="2" office:value-type="float" office:value="13320" calcext:value-type="float">
            <text:p>13 3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178101" calcext:value-type="float">
            <text:p>1017810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17</text:p>
          </table:table-cell>
          <table:table-cell office:value-type="string" calcext:value-type="string">
            <text:p>Mittetulundusühing iSmart Club</text:p>
          </table:table-cell>
          <table:table-cell/>
          <table:table-cell table:style-name="ce2" office:value-type="date" office:date-value="2020-05-11T14:13:41" calcext:value-type="date">
            <text:p>14:13 11.05.20</text:p>
          </table:table-cell>
          <table:table-cell table:number-columns-repeated="2" office:value-type="float" office:value="15000" calcext:value-type="float">
            <text:p>1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1017" calcext:value-type="float">
            <text:p>8042101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16</text:p>
          </table:table-cell>
          <table:table-cell office:value-type="string" calcext:value-type="string">
            <text:p>OÜ Studio 86</text:p>
          </table:table-cell>
          <table:table-cell/>
          <table:table-cell table:style-name="ce2" office:value-type="date" office:date-value="2020-05-11T14:07:30" calcext:value-type="date">
            <text:p>14:07 11.05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404004" calcext:value-type="float">
            <text:p>1240400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15</text:p>
          </table:table-cell>
          <table:table-cell office:value-type="string" calcext:value-type="string">
            <text:p>Mittetulundusühing Õppe- ja Nõustamiskeskus Tark Õppija</text:p>
          </table:table-cell>
          <table:table-cell/>
          <table:table-cell table:style-name="ce2" office:value-type="date" office:date-value="2020-05-11T14:02:01" calcext:value-type="date">
            <text:p>14:02 11.05.20</text:p>
          </table:table-cell>
          <table:table-cell table:number-columns-repeated="2" office:value-type="float" office:value="2876" calcext:value-type="float">
            <text:p>2 87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7343" calcext:value-type="float">
            <text:p>8055734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14</text:p>
          </table:table-cell>
          <table:table-cell office:value-type="string" calcext:value-type="string">
            <text:p>Mittetulundusühing Midrimaa</text:p>
          </table:table-cell>
          <table:table-cell/>
          <table:table-cell table:style-name="ce2" office:value-type="date" office:date-value="2020-05-11T13:41:30" calcext:value-type="date">
            <text:p>13:41 11.05.20</text:p>
          </table:table-cell>
          <table:table-cell table:number-columns-repeated="2" office:value-type="float" office:value="76080" calcext:value-type="float">
            <text:p>76 0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11679" calcext:value-type="float">
            <text:p>8021167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13</text:p>
          </table:table-cell>
          <table:table-cell office:value-type="string" calcext:value-type="string">
            <text:p>Mittetulundusühing Spordiklubi Suure-Jaani United</text:p>
          </table:table-cell>
          <table:table-cell/>
          <table:table-cell table:style-name="ce2" office:value-type="date" office:date-value="2020-05-11T13:40:38" calcext:value-type="date">
            <text:p>13:40 11.05.20</text:p>
          </table:table-cell>
          <table:table-cell table:number-columns-repeated="2" office:value-type="float" office:value="1215" calcext:value-type="float">
            <text:p>1 21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22212" calcext:value-type="float">
            <text:p>8032221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12</text:p>
          </table:table-cell>
          <table:table-cell office:value-type="string" calcext:value-type="string">
            <text:p>EV Arengu Mittetulundusühing</text:p>
          </table:table-cell>
          <table:table-cell/>
          <table:table-cell table:style-name="ce2" office:value-type="date" office:date-value="2020-05-11T13:37:47.999999" calcext:value-type="date">
            <text:p>13:37 11.05.20</text:p>
          </table:table-cell>
          <table:table-cell table:number-columns-repeated="2" office:value-type="float" office:value="1168" calcext:value-type="float">
            <text:p>1 16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78123" calcext:value-type="float">
            <text:p>8027812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11</text:p>
          </table:table-cell>
          <table:table-cell office:value-type="string" calcext:value-type="string">
            <text:p>Tantsuklubi RAVITA</text:p>
          </table:table-cell>
          <table:table-cell/>
          <table:table-cell table:style-name="ce2" office:value-type="date" office:date-value="2020-05-11T13:20:45" calcext:value-type="date">
            <text:p>13:20 11.05.20</text:p>
          </table:table-cell>
          <table:table-cell table:number-columns-repeated="2" office:value-type="float" office:value="720" calcext:value-type="float">
            <text:p>7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3144" calcext:value-type="float">
            <text:p>8018314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10</text:p>
          </table:table-cell>
          <table:table-cell office:value-type="string" calcext:value-type="string">
            <text:p>Pärnu Jahtklubi</text:p>
          </table:table-cell>
          <table:table-cell/>
          <table:table-cell table:style-name="ce2" office:value-type="date" office:date-value="2020-05-11T13:02:25" calcext:value-type="date">
            <text:p>13:02 11.05.20</text:p>
          </table:table-cell>
          <table:table-cell table:number-columns-repeated="2" office:value-type="float" office:value="5040" calcext:value-type="float">
            <text:p>5 0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8516" calcext:value-type="float">
            <text:p>8005851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09</text:p>
          </table:table-cell>
          <table:table-cell office:value-type="string" calcext:value-type="string">
            <text:p>Mittetulundusühing Jakobi Mäe Kultuurikoda</text:p>
          </table:table-cell>
          <table:table-cell/>
          <table:table-cell table:style-name="ce2" office:value-type="date" office:date-value="2020-05-11T12:35:38" calcext:value-type="date">
            <text:p>12:35 11.05.20</text:p>
          </table:table-cell>
          <table:table-cell table:number-columns-repeated="2" office:value-type="float" office:value="150" calcext:value-type="float">
            <text:p>1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9646" calcext:value-type="float">
            <text:p>8022964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08</text:p>
          </table:table-cell>
          <table:table-cell office:value-type="string" calcext:value-type="string">
            <text:p>Mittetulundusühing Jakobi Mäe Kultuurikoda</text:p>
          </table:table-cell>
          <table:table-cell/>
          <table:table-cell table:style-name="ce2" office:value-type="date" office:date-value="2020-05-11T12:32:06" calcext:value-type="date">
            <text:p>12:32 11.05.20</text:p>
          </table:table-cell>
          <table:table-cell table:number-columns-repeated="2" office:value-type="float" office:value="142" calcext:value-type="float">
            <text:p>14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9646" calcext:value-type="float">
            <text:p>8022964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07</text:p>
          </table:table-cell>
          <table:table-cell office:value-type="string" calcext:value-type="string">
            <text:p>Keila Alushariduse OÜ</text:p>
          </table:table-cell>
          <table:table-cell/>
          <table:table-cell table:style-name="ce2" office:value-type="date" office:date-value="2020-05-11T12:27:22" calcext:value-type="date">
            <text:p>12:27 11.05.20</text:p>
          </table:table-cell>
          <table:table-cell table:number-columns-repeated="2" office:value-type="float" office:value="15360" calcext:value-type="float">
            <text:p>15 3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426771" calcext:value-type="float">
            <text:p>1142677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06</text:p>
          </table:table-cell>
          <table:table-cell office:value-type="string" calcext:value-type="string">
            <text:p>Lasteharidus OÜ</text:p>
          </table:table-cell>
          <table:table-cell/>
          <table:table-cell table:style-name="ce2" office:value-type="date" office:date-value="2020-05-11T12:26:53" calcext:value-type="date">
            <text:p>12:26 11.05.20</text:p>
          </table:table-cell>
          <table:table-cell table:number-columns-repeated="2" office:value-type="float" office:value="14640" calcext:value-type="float">
            <text:p>14 6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329745" calcext:value-type="float">
            <text:p>1232974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05</text:p>
          </table:table-cell>
          <table:table-cell office:value-type="string" calcext:value-type="string">
            <text:p>Mittetulundusühing Jakobi Mäe Kultuurikoda</text:p>
          </table:table-cell>
          <table:table-cell/>
          <table:table-cell table:style-name="ce2" office:value-type="date" office:date-value="2020-05-11T12:25:30" calcext:value-type="date">
            <text:p>12:25 11.05.20</text:p>
          </table:table-cell>
          <table:table-cell table:number-columns-repeated="2" office:value-type="float" office:value="205" calcext:value-type="float">
            <text:p>20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9646" calcext:value-type="float">
            <text:p>8022964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04</text:p>
          </table:table-cell>
          <table:table-cell office:value-type="string" calcext:value-type="string">
            <text:p>OÜ Flennert</text:p>
          </table:table-cell>
          <table:table-cell/>
          <table:table-cell table:style-name="ce2" office:value-type="date" office:date-value="2020-05-11T12:21:11" calcext:value-type="date">
            <text:p>12:21 11.05.20</text:p>
          </table:table-cell>
          <table:table-cell table:number-columns-repeated="2" office:value-type="float" office:value="12360" calcext:value-type="float">
            <text:p>12 3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428190" calcext:value-type="float">
            <text:p>1142819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03</text:p>
          </table:table-cell>
          <table:table-cell office:value-type="string" calcext:value-type="string">
            <text:p>Võimlemisklubi Piruett</text:p>
          </table:table-cell>
          <table:table-cell/>
          <table:table-cell table:style-name="ce2" office:value-type="date" office:date-value="2020-05-11T12:19:28" calcext:value-type="date">
            <text:p>12:19 11.05.20</text:p>
          </table:table-cell>
          <table:table-cell table:number-columns-repeated="2" office:value-type="float" office:value="13634" calcext:value-type="float">
            <text:p>13 63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97031" calcext:value-type="float">
            <text:p>8009703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02</text:p>
          </table:table-cell>
          <table:table-cell office:value-type="string" calcext:value-type="string">
            <text:p>Mittetulundusühing Jakobi Mäe Kultuurikoda</text:p>
          </table:table-cell>
          <table:table-cell/>
          <table:table-cell table:style-name="ce2" office:value-type="date" office:date-value="2020-05-11T12:19:16" calcext:value-type="date">
            <text:p>12:19 11.05.20</text:p>
          </table:table-cell>
          <table:table-cell table:number-columns-repeated="2" office:value-type="float" office:value="150" calcext:value-type="float">
            <text:p>1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9646" calcext:value-type="float">
            <text:p>8022964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01</text:p>
          </table:table-cell>
          <table:table-cell office:value-type="string" calcext:value-type="string">
            <text:p>TÜRI SPORDIKLUBIDE LIIT</text:p>
          </table:table-cell>
          <table:table-cell/>
          <table:table-cell table:style-name="ce2" office:value-type="date" office:date-value="2020-05-11T12:09:38" calcext:value-type="date">
            <text:p>12:09 11.05.20</text:p>
          </table:table-cell>
          <table:table-cell table:number-columns-repeated="2" office:value-type="float" office:value="11719" calcext:value-type="float">
            <text:p>11 71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49061" calcext:value-type="float">
            <text:p>8004906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00</text:p>
          </table:table-cell>
          <table:table-cell office:value-type="string" calcext:value-type="string">
            <text:p>Mittetulundusühing Jakobi Mäe Kultuurikoda</text:p>
          </table:table-cell>
          <table:table-cell/>
          <table:table-cell table:style-name="ce2" office:value-type="date" office:date-value="2020-05-11T12:08:37" calcext:value-type="date">
            <text:p>12:08 11.05.20</text:p>
          </table:table-cell>
          <table:table-cell table:number-columns-repeated="2" office:value-type="float" office:value="475" calcext:value-type="float">
            <text:p>47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9646" calcext:value-type="float">
            <text:p>8022964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99</text:p>
          </table:table-cell>
          <table:table-cell office:value-type="string" calcext:value-type="string">
            <text:p>SPORDIKLUBI YAWARA</text:p>
          </table:table-cell>
          <table:table-cell/>
          <table:table-cell table:style-name="ce2" office:value-type="date" office:date-value="2020-05-11T11:57:00" calcext:value-type="date">
            <text:p>11:57 11.05.20</text:p>
          </table:table-cell>
          <table:table-cell table:number-columns-repeated="2" office:value-type="float" office:value="1350" calcext:value-type="float">
            <text:p>1 3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3033" calcext:value-type="float">
            <text:p>8034303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98</text:p>
          </table:table-cell>
          <table:table-cell office:value-type="string" calcext:value-type="string">
            <text:p>Mittetulundusühing Lauluaed</text:p>
          </table:table-cell>
          <table:table-cell/>
          <table:table-cell table:style-name="ce2" office:value-type="date" office:date-value="2020-05-11T11:51:20" calcext:value-type="date">
            <text:p>11:51 11.05.20</text:p>
          </table:table-cell>
          <table:table-cell table:number-columns-repeated="2" office:value-type="float" office:value="1890" calcext:value-type="float">
            <text:p>1 89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14979" calcext:value-type="float">
            <text:p>8021497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97</text:p>
          </table:table-cell>
          <table:table-cell office:value-type="string" calcext:value-type="string">
            <text:p>Mandarin Plus OÜ</text:p>
          </table:table-cell>
          <table:table-cell/>
          <table:table-cell table:style-name="ce2" office:value-type="date" office:date-value="2020-05-11T11:50:54" calcext:value-type="date">
            <text:p>11:50 11.05.20</text:p>
          </table:table-cell>
          <table:table-cell table:number-columns-repeated="2" office:value-type="float" office:value="4660" calcext:value-type="float">
            <text:p>4 6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340805" calcext:value-type="float">
            <text:p>1434080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96</text:p>
          </table:table-cell>
          <table:table-cell office:value-type="string" calcext:value-type="string">
            <text:p>Lastekoolitus OÜ</text:p>
          </table:table-cell>
          <table:table-cell/>
          <table:table-cell table:style-name="ce2" office:value-type="date" office:date-value="2020-05-11T11:50:10" calcext:value-type="date">
            <text:p>11:50 11.05.20</text:p>
          </table:table-cell>
          <table:table-cell table:number-columns-repeated="2" office:value-type="float" office:value="8272" calcext:value-type="float">
            <text:p>8 27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522910" calcext:value-type="float">
            <text:p>1252291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95</text:p>
          </table:table-cell>
          <table:table-cell office:value-type="string" calcext:value-type="string">
            <text:p>Mittetulundusühing Viimsi Tigers Gym</text:p>
          </table:table-cell>
          <table:table-cell/>
          <table:table-cell table:style-name="ce2" office:value-type="date" office:date-value="2020-05-11T11:36:47.000001" calcext:value-type="date">
            <text:p>11:36 11.05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5415" calcext:value-type="float">
            <text:p>8035541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94</text:p>
          </table:table-cell>
          <table:table-cell office:value-type="string" calcext:value-type="string">
            <text:p>Mittetulundusühing SunStar Tantsustuudio</text:p>
          </table:table-cell>
          <table:table-cell/>
          <table:table-cell table:style-name="ce2" office:value-type="date" office:date-value="2020-05-11T11:31:10" calcext:value-type="date">
            <text:p>11:31 11.05.20</text:p>
          </table:table-cell>
          <table:table-cell table:number-columns-repeated="2" office:value-type="float" office:value="25350" calcext:value-type="float">
            <text:p>25 3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05609" calcext:value-type="float">
            <text:p>8020560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93</text:p>
          </table:table-cell>
          <table:table-cell office:value-type="string" calcext:value-type="string">
            <text:p>Mittetulundusühing BUDOLINN JUDOKOOL</text:p>
          </table:table-cell>
          <table:table-cell/>
          <table:table-cell table:style-name="ce2" office:value-type="date" office:date-value="2020-05-11T11:28:43" calcext:value-type="date">
            <text:p>11:28 11.05.20</text:p>
          </table:table-cell>
          <table:table-cell table:number-columns-repeated="2" office:value-type="float" office:value="11760" calcext:value-type="float">
            <text:p>11 7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72095" calcext:value-type="float">
            <text:p>8027209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92</text:p>
          </table:table-cell>
          <table:table-cell office:value-type="string" calcext:value-type="string">
            <text:p>sulgpalliklubi Triiton</text:p>
          </table:table-cell>
          <table:table-cell/>
          <table:table-cell table:style-name="ce2" office:value-type="date" office:date-value="2020-05-11T11:24:30.000001" calcext:value-type="date">
            <text:p>11:24 11.05.20</text:p>
          </table:table-cell>
          <table:table-cell table:number-columns-repeated="2" office:value-type="float" office:value="26000" calcext:value-type="float">
            <text:p>26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81596" calcext:value-type="float">
            <text:p>8008159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91</text:p>
          </table:table-cell>
          <table:table-cell office:value-type="string" calcext:value-type="string">
            <text:p>Spordiklubi VIRU SPUTNIK</text:p>
          </table:table-cell>
          <table:table-cell/>
          <table:table-cell table:style-name="ce2" office:value-type="date" office:date-value="2020-05-11T11:20:11" calcext:value-type="date">
            <text:p>11:20 11.05.20</text:p>
          </table:table-cell>
          <table:table-cell table:number-columns-repeated="2" office:value-type="float" office:value="10800" calcext:value-type="float">
            <text:p>10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58933" calcext:value-type="float">
            <text:p>8015893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90</text:p>
          </table:table-cell>
          <table:table-cell office:value-type="string" calcext:value-type="string">
            <text:p>Mittetulundusühing Caaro SK</text:p>
          </table:table-cell>
          <table:table-cell/>
          <table:table-cell table:style-name="ce2" office:value-type="date" office:date-value="2020-05-11T11:17:00" calcext:value-type="date">
            <text:p>11:17 11.05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7244" calcext:value-type="float">
            <text:p>8042724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89</text:p>
          </table:table-cell>
          <table:table-cell office:value-type="string" calcext:value-type="string">
            <text:p>SPORDIKLUBI IMPACT</text:p>
          </table:table-cell>
          <table:table-cell/>
          <table:table-cell table:style-name="ce2" office:value-type="date" office:date-value="2020-05-11T10:49:49" calcext:value-type="date">
            <text:p>10:49 11.05.20</text:p>
          </table:table-cell>
          <table:table-cell table:number-columns-repeated="2" office:value-type="float" office:value="2728" calcext:value-type="float">
            <text:p>2 72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07858" calcext:value-type="float">
            <text:p>8010785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87</text:p>
          </table:table-cell>
          <table:table-cell office:value-type="string" calcext:value-type="string">
            <text:p>mittetulundusühing DIANA ARENDUSKESKUS</text:p>
          </table:table-cell>
          <table:table-cell/>
          <table:table-cell table:style-name="ce2" office:value-type="date" office:date-value="2020-05-11T09:56:57" calcext:value-type="date">
            <text:p>09:56 11.05.20</text:p>
          </table:table-cell>
          <table:table-cell table:number-columns-repeated="2" office:value-type="float" office:value="480" calcext:value-type="float">
            <text:p>4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34686" calcext:value-type="float">
            <text:p>8023468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86</text:p>
          </table:table-cell>
          <table:table-cell office:value-type="string" calcext:value-type="string">
            <text:p>Sihtasutus Hiiumaa Spordikool</text:p>
          </table:table-cell>
          <table:table-cell/>
          <table:table-cell table:style-name="ce2" office:value-type="date" office:date-value="2020-05-11T09:32:18" calcext:value-type="date">
            <text:p>09:32 11.05.20</text:p>
          </table:table-cell>
          <table:table-cell table:number-columns-repeated="2" office:value-type="float" office:value="28000" calcext:value-type="float">
            <text:p>28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2981" calcext:value-type="float">
            <text:p>9001298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85</text:p>
          </table:table-cell>
          <table:table-cell office:value-type="string" calcext:value-type="string">
            <text:p>M-DOJO spordiklubi</text:p>
          </table:table-cell>
          <table:table-cell/>
          <table:table-cell table:style-name="ce2" office:value-type="date" office:date-value="2020-05-10T23:10:30" calcext:value-type="date">
            <text:p>23:10 10.05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4070" calcext:value-type="float">
            <text:p>8036407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84</text:p>
          </table:table-cell>
          <table:table-cell office:value-type="string" calcext:value-type="string">
            <text:p>EESTI LASTE TENNISEKOOL</text:p>
          </table:table-cell>
          <table:table-cell/>
          <table:table-cell table:style-name="ce2" office:value-type="date" office:date-value="2020-05-10T19:29:41" calcext:value-type="date">
            <text:p>19:29 10.05.20</text:p>
          </table:table-cell>
          <table:table-cell table:number-columns-repeated="2" office:value-type="float" office:value="10440" calcext:value-type="float">
            <text:p>10 4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0439" calcext:value-type="float">
            <text:p>8036043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83</text:p>
          </table:table-cell>
          <table:table-cell office:value-type="string" calcext:value-type="string">
            <text:p>Mittetulundusühing DAK Stuudio Kunstikool</text:p>
          </table:table-cell>
          <table:table-cell/>
          <table:table-cell table:style-name="ce2" office:value-type="date" office:date-value="2020-05-10T19:22:38.999999" calcext:value-type="date">
            <text:p>19:22 10.05.20</text:p>
          </table:table-cell>
          <table:table-cell table:number-columns-repeated="2" office:value-type="float" office:value="11893" calcext:value-type="float">
            <text:p>11 89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1544" calcext:value-type="float">
            <text:p>8033154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82</text:p>
          </table:table-cell>
          <table:table-cell office:value-type="string" calcext:value-type="string">
            <text:p>Mittetulundusühing Nordswim Viimsi</text:p>
          </table:table-cell>
          <table:table-cell/>
          <table:table-cell table:style-name="ce2" office:value-type="date" office:date-value="2020-05-10T18:52:36" calcext:value-type="date">
            <text:p>18:52 10.05.20</text:p>
          </table:table-cell>
          <table:table-cell table:number-columns-repeated="2" office:value-type="float" office:value="14480" calcext:value-type="float">
            <text:p>14 4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15358" calcext:value-type="float">
            <text:p>8021535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81</text:p>
          </table:table-cell>
          <table:table-cell office:value-type="string" calcext:value-type="string">
            <text:p>Mittetulundusühing Sänna Kultuurimõis</text:p>
          </table:table-cell>
          <table:table-cell/>
          <table:table-cell table:style-name="ce2" office:value-type="date" office:date-value="2020-05-10T18:45:31" calcext:value-type="date">
            <text:p>18:45 10.05.20</text:p>
          </table:table-cell>
          <table:table-cell table:number-columns-repeated="2" office:value-type="float" office:value="600" calcext:value-type="float">
            <text:p>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2778" calcext:value-type="float">
            <text:p>8029277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80</text:p>
          </table:table-cell>
          <table:table-cell office:value-type="string" calcext:value-type="string">
            <text:p>Tedrepere OÜ</text:p>
          </table:table-cell>
          <table:table-cell/>
          <table:table-cell table:style-name="ce2" office:value-type="date" office:date-value="2020-05-10T11:52:06" calcext:value-type="date">
            <text:p>11:52 10.05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739916" calcext:value-type="float">
            <text:p>1173991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79</text:p>
          </table:table-cell>
          <table:table-cell office:value-type="string" calcext:value-type="string">
            <text:p>Meelis Pääro</text:p>
          </table:table-cell>
          <table:table-cell/>
          <table:table-cell table:style-name="ce2" office:value-type="date" office:date-value="2020-05-10T11:09:23" calcext:value-type="date">
            <text:p>11:09 10.05.20</text:p>
          </table:table-cell>
          <table:table-cell table:number-columns-repeated="2" office:value-type="float" office:value="450" calcext:value-type="float">
            <text:p>4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746335" calcext:value-type="float">
            <text:p>1174633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78</text:p>
          </table:table-cell>
          <table:table-cell office:value-type="string" calcext:value-type="string">
            <text:p>Mittetulundusühing Black &amp; White Dance</text:p>
          </table:table-cell>
          <table:table-cell/>
          <table:table-cell table:style-name="ce2" office:value-type="date" office:date-value="2020-05-09T22:16:19" calcext:value-type="date">
            <text:p>22:16 09.05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0515" calcext:value-type="float">
            <text:p>8029051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77</text:p>
          </table:table-cell>
          <table:table-cell office:value-type="string" calcext:value-type="string">
            <text:p>Mittetulundusühing Wiru Swim</text:p>
          </table:table-cell>
          <table:table-cell/>
          <table:table-cell table:style-name="ce2" office:value-type="date" office:date-value="2020-05-09T19:46:49" calcext:value-type="date">
            <text:p>19:46 09.05.20</text:p>
          </table:table-cell>
          <table:table-cell table:number-columns-repeated="2" office:value-type="float" office:value="13725" calcext:value-type="float">
            <text:p>13 72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74964" calcext:value-type="float">
            <text:p>8027496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76</text:p>
          </table:table-cell>
          <table:table-cell office:value-type="string" calcext:value-type="string">
            <text:p>MTÜ Tallinna Capoeira Spordikool</text:p>
          </table:table-cell>
          <table:table-cell/>
          <table:table-cell table:style-name="ce2" office:value-type="date" office:date-value="2020-05-09T17:30:10" calcext:value-type="date">
            <text:p>17:30 09.05.20</text:p>
          </table:table-cell>
          <table:table-cell table:number-columns-repeated="2" office:value-type="float" office:value="10320" calcext:value-type="float">
            <text:p>10 3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23350" calcext:value-type="float">
            <text:p>8012335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74</text:p>
          </table:table-cell>
          <table:table-cell office:value-type="string" calcext:value-type="string">
            <text:p>Optimum semper OÜ</text:p>
          </table:table-cell>
          <table:table-cell/>
          <table:table-cell table:style-name="ce2" office:value-type="date" office:date-value="2020-05-09T14:28:47" calcext:value-type="date">
            <text:p>14:28 09.05.20</text:p>
          </table:table-cell>
          <table:table-cell table:number-columns-repeated="2" office:value-type="float" office:value="12230" calcext:value-type="float">
            <text:p>12 23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012267" calcext:value-type="float">
            <text:p>1201226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73</text:p>
          </table:table-cell>
          <table:table-cell office:value-type="string" calcext:value-type="string">
            <text:p>Pärnu Vibuklubi Meelis</text:p>
          </table:table-cell>
          <table:table-cell/>
          <table:table-cell table:style-name="ce2" office:value-type="date" office:date-value="2020-05-09T11:17:04.000001" calcext:value-type="date">
            <text:p>11:17 09.05.20</text:p>
          </table:table-cell>
          <table:table-cell table:number-columns-repeated="2" office:value-type="float" office:value="2475" calcext:value-type="float">
            <text:p>2 47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3549" calcext:value-type="float">
            <text:p>8007354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72</text:p>
          </table:table-cell>
          <table:table-cell office:value-type="string" calcext:value-type="string">
            <text:p>Tabasalu Tenniseklubi MTÜ</text:p>
          </table:table-cell>
          <table:table-cell/>
          <table:table-cell table:style-name="ce2" office:value-type="date" office:date-value="2020-05-08T23:16:37" calcext:value-type="date">
            <text:p>23:16 08.05.20</text:p>
          </table:table-cell>
          <table:table-cell table:number-columns-repeated="2" office:value-type="float" office:value="11844" calcext:value-type="float">
            <text:p>11 84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5066" calcext:value-type="float">
            <text:p>8038506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71</text:p>
          </table:table-cell>
          <table:table-cell office:value-type="string" calcext:value-type="string">
            <text:p>MTÜ ARGO Ujumisklubi</text:p>
          </table:table-cell>
          <table:table-cell/>
          <table:table-cell table:style-name="ce2" office:value-type="date" office:date-value="2020-05-08T23:09:10" calcext:value-type="date">
            <text:p>23:09 08.05.20</text:p>
          </table:table-cell>
          <table:table-cell table:number-columns-repeated="2" office:value-type="float" office:value="36000" calcext:value-type="float">
            <text:p>36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9175" calcext:value-type="float">
            <text:p>8035917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70</text:p>
          </table:table-cell>
          <table:table-cell office:value-type="string" calcext:value-type="string">
            <text:p>HOBIzone spordiklubi</text:p>
          </table:table-cell>
          <table:table-cell/>
          <table:table-cell table:style-name="ce2" office:value-type="date" office:date-value="2020-05-08T22:55:54" calcext:value-type="date">
            <text:p>22:55 08.05.20</text:p>
          </table:table-cell>
          <table:table-cell table:number-columns-repeated="2" office:value-type="float" office:value="4500" calcext:value-type="float">
            <text:p>4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97879" calcext:value-type="float">
            <text:p>8039787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69</text:p>
          </table:table-cell>
          <table:table-cell office:value-type="string" calcext:value-type="string">
            <text:p>Kuusalu Tenniseklubi</text:p>
          </table:table-cell>
          <table:table-cell/>
          <table:table-cell table:style-name="ce2" office:value-type="date" office:date-value="2020-05-08T22:39:28" calcext:value-type="date">
            <text:p>22:39 08.05.20</text:p>
          </table:table-cell>
          <table:table-cell table:number-columns-repeated="2" office:value-type="float" office:value="3150" calcext:value-type="float">
            <text:p>3 1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4310" calcext:value-type="float">
            <text:p>8006431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68</text:p>
          </table:table-cell>
          <table:table-cell office:value-type="string" calcext:value-type="string">
            <text:p>Tenniseklubi "Fellin"</text:p>
          </table:table-cell>
          <table:table-cell/>
          <table:table-cell table:style-name="ce2" office:value-type="date" office:date-value="2020-05-08T22:33:28" calcext:value-type="date">
            <text:p>22:33 08.05.20</text:p>
          </table:table-cell>
          <table:table-cell table:number-columns-repeated="2" office:value-type="float" office:value="5000" calcext:value-type="float">
            <text:p>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5678" calcext:value-type="float">
            <text:p>8006567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67</text:p>
          </table:table-cell>
          <table:table-cell office:value-type="string" calcext:value-type="string">
            <text:p>Laste õue loovuskeskus OÜ</text:p>
          </table:table-cell>
          <table:table-cell/>
          <table:table-cell table:style-name="ce2" office:value-type="date" office:date-value="2020-05-08T21:16:13" calcext:value-type="date">
            <text:p>21:16 08.05.20</text:p>
          </table:table-cell>
          <table:table-cell table:number-columns-repeated="2" office:value-type="float" office:value="720" calcext:value-type="float">
            <text:p>7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679066" calcext:value-type="float">
            <text:p>1267906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66</text:p>
          </table:table-cell>
          <table:table-cell office:value-type="string" calcext:value-type="string">
            <text:p>MTÜ Tallinna Erivajadustega Laste ja Noorte Tugiühing</text:p>
          </table:table-cell>
          <table:table-cell/>
          <table:table-cell table:style-name="ce2" office:value-type="date" office:date-value="2020-05-08T20:21:53" calcext:value-type="date">
            <text:p>20:21 08.05.20</text:p>
          </table:table-cell>
          <table:table-cell table:number-columns-repeated="2" office:value-type="float" office:value="1520" calcext:value-type="float">
            <text:p>1 5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06046" calcext:value-type="float">
            <text:p>8020604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64</text:p>
          </table:table-cell>
          <table:table-cell office:value-type="string" calcext:value-type="string">
            <text:p>Osaühing Sajajalgne</text:p>
          </table:table-cell>
          <table:table-cell/>
          <table:table-cell table:style-name="ce2" office:value-type="date" office:date-value="2020-05-08T18:27:27" calcext:value-type="date">
            <text:p>18:27 08.05.20</text:p>
          </table:table-cell>
          <table:table-cell table:number-columns-repeated="2" office:value-type="float" office:value="6480" calcext:value-type="float">
            <text:p>6 4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280874" calcext:value-type="float">
            <text:p>1028087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63</text:p>
          </table:table-cell>
          <table:table-cell office:value-type="string" calcext:value-type="string">
            <text:p>mittetulundusühing Jänkupere</text:p>
          </table:table-cell>
          <table:table-cell/>
          <table:table-cell table:style-name="ce2" office:value-type="date" office:date-value="2020-05-08T18:06:49" calcext:value-type="date">
            <text:p>18:06 08.05.20</text:p>
          </table:table-cell>
          <table:table-cell table:number-columns-repeated="2" office:value-type="float" office:value="2340" calcext:value-type="float">
            <text:p>2 3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39427" calcext:value-type="float">
            <text:p>8013942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62</text:p>
          </table:table-cell>
          <table:table-cell office:value-type="string" calcext:value-type="string">
            <text:p>Spordiklubi Raesport</text:p>
          </table:table-cell>
          <table:table-cell/>
          <table:table-cell table:style-name="ce2" office:value-type="date" office:date-value="2020-05-08T18:05:17" calcext:value-type="date">
            <text:p>18:05 08.05.20</text:p>
          </table:table-cell>
          <table:table-cell table:number-columns-repeated="2" office:value-type="float" office:value="13560" calcext:value-type="float">
            <text:p>13 5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60887" calcext:value-type="float">
            <text:p>8016088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61</text:p>
          </table:table-cell>
          <table:table-cell office:value-type="string" calcext:value-type="string">
            <text:p>Mittetulundusühing HIIU HÜLJES</text:p>
          </table:table-cell>
          <table:table-cell/>
          <table:table-cell table:style-name="ce2" office:value-type="date" office:date-value="2020-05-08T17:54:26" calcext:value-type="date">
            <text:p>17:54 08.05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30501" calcext:value-type="float">
            <text:p>8023050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60</text:p>
          </table:table-cell>
          <table:table-cell office:value-type="string" calcext:value-type="string">
            <text:p>MTÜ Just tants</text:p>
          </table:table-cell>
          <table:table-cell/>
          <table:table-cell table:style-name="ce2" office:value-type="date" office:date-value="2020-05-08T17:41:24" calcext:value-type="date">
            <text:p>17:41 08.05.20</text:p>
          </table:table-cell>
          <table:table-cell table:number-columns-repeated="2" office:value-type="float" office:value="1223" calcext:value-type="float">
            <text:p>1 22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37253" calcext:value-type="float">
            <text:p>8003725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59</text:p>
          </table:table-cell>
          <table:table-cell office:value-type="string" calcext:value-type="string">
            <text:p>Korvpalliklubi Pärnu-Jaagupi</text:p>
          </table:table-cell>
          <table:table-cell/>
          <table:table-cell table:style-name="ce2" office:value-type="date" office:date-value="2020-05-08T17:36:24" calcext:value-type="date">
            <text:p>17:36 08.05.20</text:p>
          </table:table-cell>
          <table:table-cell table:number-columns-repeated="2" office:value-type="float" office:value="700" calcext:value-type="float">
            <text:p>7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59795" calcext:value-type="float">
            <text:p>8015979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58</text:p>
          </table:table-cell>
          <table:table-cell office:value-type="string" calcext:value-type="string">
            <text:p>MTÜ Tantsukool eMotion</text:p>
          </table:table-cell>
          <table:table-cell/>
          <table:table-cell table:style-name="ce2" office:value-type="date" office:date-value="2020-05-08T17:29:15" calcext:value-type="date">
            <text:p>17:29 08.05.20</text:p>
          </table:table-cell>
          <table:table-cell table:number-columns-repeated="2" office:value-type="float" office:value="3570" calcext:value-type="float">
            <text:p>3 57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8080" calcext:value-type="float">
            <text:p>8056808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57</text:p>
          </table:table-cell>
          <table:table-cell office:value-type="string" calcext:value-type="string">
            <text:p>MTÜ Tallinna KSK FC Štrommi</text:p>
          </table:table-cell>
          <table:table-cell/>
          <table:table-cell table:style-name="ce2" office:value-type="date" office:date-value="2020-05-08T15:41:14" calcext:value-type="date">
            <text:p>15:41 08.05.20</text:p>
          </table:table-cell>
          <table:table-cell table:number-columns-repeated="2" office:value-type="float" office:value="5445" calcext:value-type="float">
            <text:p>5 44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91919" calcext:value-type="float">
            <text:p>8039191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56</text:p>
          </table:table-cell>
          <table:table-cell office:value-type="string" calcext:value-type="string">
            <text:p>OÜ TANTSUSTAARID</text:p>
          </table:table-cell>
          <table:table-cell/>
          <table:table-cell table:style-name="ce2" office:value-type="date" office:date-value="2020-05-08T15:23:59" calcext:value-type="date">
            <text:p>15:23 08.05.20</text:p>
          </table:table-cell>
          <table:table-cell table:number-columns-repeated="2" office:value-type="float" office:value="12297" calcext:value-type="float">
            <text:p>12 29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312080" calcext:value-type="float">
            <text:p>1431208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55</text:p>
          </table:table-cell>
          <table:table-cell office:value-type="string" calcext:value-type="string">
            <text:p>PUUETEGA LASTE KESKUS LOOTUS</text:p>
          </table:table-cell>
          <table:table-cell/>
          <table:table-cell table:style-name="ce2" office:value-type="date" office:date-value="2020-05-08T15:23:28" calcext:value-type="date">
            <text:p>15:23 08.05.20</text:p>
          </table:table-cell>
          <table:table-cell table:number-columns-repeated="2" office:value-type="float" office:value="2160" calcext:value-type="float">
            <text:p>2 1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8495" calcext:value-type="float">
            <text:p>8018849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54</text:p>
          </table:table-cell>
          <table:table-cell office:value-type="string" calcext:value-type="string">
            <text:p>Diva Tantsustuudio</text:p>
          </table:table-cell>
          <table:table-cell/>
          <table:table-cell table:style-name="ce2" office:value-type="date" office:date-value="2020-05-08T15:16:12" calcext:value-type="date">
            <text:p>15:16 08.05.20</text:p>
          </table:table-cell>
          <table:table-cell table:number-columns-repeated="2" office:value-type="float" office:value="6500" calcext:value-type="float">
            <text:p>6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1849" calcext:value-type="float">
            <text:p>8038184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53</text:p>
          </table:table-cell>
          <table:table-cell office:value-type="string" calcext:value-type="string">
            <text:p>MTÜ Haridus- ja Kultuuriselts Tuulemaa</text:p>
          </table:table-cell>
          <table:table-cell/>
          <table:table-cell table:style-name="ce2" office:value-type="date" office:date-value="2020-05-08T15:04:19" calcext:value-type="date">
            <text:p>15:04 08.05.20</text:p>
          </table:table-cell>
          <table:table-cell table:number-columns-repeated="2" office:value-type="float" office:value="8360" calcext:value-type="float">
            <text:p>8 3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00675" calcext:value-type="float">
            <text:p>8000067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51</text:p>
          </table:table-cell>
          <table:table-cell office:value-type="string" calcext:value-type="string">
            <text:p>Pärnu Vabahariduskeskus</text:p>
          </table:table-cell>
          <table:table-cell/>
          <table:table-cell table:style-name="ce2" office:value-type="date" office:date-value="2020-05-08T14:37:36" calcext:value-type="date">
            <text:p>14:37 08.05.20</text:p>
          </table:table-cell>
          <table:table-cell table:number-columns-repeated="2" office:value-type="float" office:value="9480" calcext:value-type="float">
            <text:p>9 4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4740" calcext:value-type="float">
            <text:p>9000474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50</text:p>
          </table:table-cell>
          <table:table-cell office:value-type="string" calcext:value-type="string">
            <text:p>Black and Brownie MTÜ</text:p>
          </table:table-cell>
          <table:table-cell/>
          <table:table-cell table:style-name="ce2" office:value-type="date" office:date-value="2020-05-08T14:15:58" calcext:value-type="date">
            <text:p>14:15 08.05.20</text:p>
          </table:table-cell>
          <table:table-cell table:number-columns-repeated="2" office:value-type="float" office:value="9800" calcext:value-type="float">
            <text:p>9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8401" calcext:value-type="float">
            <text:p>8056840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9</text:p>
          </table:table-cell>
          <table:table-cell office:value-type="string" calcext:value-type="string">
            <text:p>OÜ Musica Sempre</text:p>
          </table:table-cell>
          <table:table-cell/>
          <table:table-cell table:style-name="ce2" office:value-type="date" office:date-value="2020-05-08T13:51:38" calcext:value-type="date">
            <text:p>13:51 08.05.20</text:p>
          </table:table-cell>
          <table:table-cell table:number-columns-repeated="2" office:value-type="float" office:value="10440" calcext:value-type="float">
            <text:p>10 4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028054" calcext:value-type="float">
            <text:p>1402805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8</text:p>
          </table:table-cell>
          <table:table-cell office:value-type="string" calcext:value-type="string">
            <text:p>MTÜ Killuke</text:p>
          </table:table-cell>
          <table:table-cell/>
          <table:table-cell table:style-name="ce2" office:value-type="date" office:date-value="2020-05-08T13:39:45" calcext:value-type="date">
            <text:p>13:39 08.05.20</text:p>
          </table:table-cell>
          <table:table-cell table:number-columns-repeated="2" office:value-type="float" office:value="4035" calcext:value-type="float">
            <text:p>4 03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9075" calcext:value-type="float">
            <text:p>8031907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7</text:p>
          </table:table-cell>
          <table:table-cell office:value-type="string" calcext:value-type="string">
            <text:p>Mittetulundusühing EDU VALEM</text:p>
          </table:table-cell>
          <table:table-cell/>
          <table:table-cell table:style-name="ce2" office:value-type="date" office:date-value="2020-05-08T13:38:14.999999" calcext:value-type="date">
            <text:p>13:38 08.05.20</text:p>
          </table:table-cell>
          <table:table-cell table:number-columns-repeated="2" office:value-type="float" office:value="28080" calcext:value-type="float">
            <text:p>28 0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48142" calcext:value-type="float">
            <text:p>8014814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6</text:p>
          </table:table-cell>
          <table:table-cell office:value-type="string" calcext:value-type="string">
            <text:p>Nukufilmi Lastestuudio</text:p>
          </table:table-cell>
          <table:table-cell/>
          <table:table-cell table:style-name="ce2" office:value-type="date" office:date-value="2020-05-08T13:32:04" calcext:value-type="date">
            <text:p>13:32 08.05.20</text:p>
          </table:table-cell>
          <table:table-cell table:number-columns-repeated="2" office:value-type="float" office:value="4320" calcext:value-type="float">
            <text:p>4 3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64402" calcext:value-type="float">
            <text:p>8016440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5</text:p>
          </table:table-cell>
          <table:table-cell office:value-type="string" calcext:value-type="string">
            <text:p>Mittetulundusühing Hiiumaa Jalgpall</text:p>
          </table:table-cell>
          <table:table-cell/>
          <table:table-cell table:style-name="ce2" office:value-type="date" office:date-value="2020-05-08T13:14:01" calcext:value-type="date">
            <text:p>13:14 08.05.20</text:p>
          </table:table-cell>
          <table:table-cell table:number-columns-repeated="2" office:value-type="float" office:value="8400" calcext:value-type="float">
            <text:p>8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4437" calcext:value-type="float">
            <text:p>8034443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4</text:p>
          </table:table-cell>
          <table:table-cell office:value-type="string" calcext:value-type="string">
            <text:p>mittetulundusühing SaareMaa JK aaMeraaS</text:p>
          </table:table-cell>
          <table:table-cell/>
          <table:table-cell table:style-name="ce2" office:value-type="date" office:date-value="2020-05-08T12:45:22" calcext:value-type="date">
            <text:p>12:45 08.05.20</text:p>
          </table:table-cell>
          <table:table-cell table:number-columns-repeated="2" office:value-type="float" office:value="1300" calcext:value-type="float">
            <text:p>1 3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71865" calcext:value-type="float">
            <text:p>8027186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3</text:p>
          </table:table-cell>
          <table:table-cell office:value-type="string" calcext:value-type="string">
            <text:p>Aplaus on paus OÜ</text:p>
          </table:table-cell>
          <table:table-cell/>
          <table:table-cell table:style-name="ce2" office:value-type="date" office:date-value="2020-05-08T12:37:57.999999" calcext:value-type="date">
            <text:p>12:37 08.05.20</text:p>
          </table:table-cell>
          <table:table-cell table:number-columns-repeated="2" office:value-type="float" office:value="1320" calcext:value-type="float">
            <text:p>1 3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532350" calcext:value-type="float">
            <text:p>1453235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2</text:p>
          </table:table-cell>
          <table:table-cell office:value-type="string" calcext:value-type="string">
            <text:p>Spordiklubi ZEN</text:p>
          </table:table-cell>
          <table:table-cell/>
          <table:table-cell table:style-name="ce2" office:value-type="date" office:date-value="2020-05-08T12:36:20" calcext:value-type="date">
            <text:p>12:36 08.05.20</text:p>
          </table:table-cell>
          <table:table-cell table:number-columns-repeated="2" office:value-type="float" office:value="4250" calcext:value-type="float">
            <text:p>4 2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7979" calcext:value-type="float">
            <text:p>8007797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1</text:p>
          </table:table-cell>
          <table:table-cell office:value-type="string" calcext:value-type="string">
            <text:p>Mittetulundusühing EDU VALEM</text:p>
          </table:table-cell>
          <table:table-cell/>
          <table:table-cell table:style-name="ce2" office:value-type="date" office:date-value="2020-05-08T12:26:41" calcext:value-type="date">
            <text:p>12:26 08.05.20</text:p>
          </table:table-cell>
          <table:table-cell table:number-columns-repeated="2" office:value-type="float" office:value="28440" calcext:value-type="float">
            <text:p>28 4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48142" calcext:value-type="float">
            <text:p>8014814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0</text:p>
          </table:table-cell>
          <table:table-cell office:value-type="string" calcext:value-type="string">
            <text:p>Spordiklubi Airi</text:p>
          </table:table-cell>
          <table:table-cell/>
          <table:table-cell table:style-name="ce2" office:value-type="date" office:date-value="2020-05-08T12:13:56" calcext:value-type="date">
            <text:p>12:13 08.05.20</text:p>
          </table:table-cell>
          <table:table-cell table:number-columns-repeated="2" office:value-type="float" office:value="4770" calcext:value-type="float">
            <text:p>4 77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1193" calcext:value-type="float">
            <text:p>8005119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9</text:p>
          </table:table-cell>
          <table:table-cell office:value-type="string" calcext:value-type="string">
            <text:p>Võimlemisklubi Noorus</text:p>
          </table:table-cell>
          <table:table-cell/>
          <table:table-cell table:style-name="ce2" office:value-type="date" office:date-value="2020-05-08T12:04:18" calcext:value-type="date">
            <text:p>12:04 08.05.20</text:p>
          </table:table-cell>
          <table:table-cell table:number-columns-repeated="2" office:value-type="float" office:value="8825" calcext:value-type="float">
            <text:p>8 82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2005" calcext:value-type="float">
            <text:p>8022200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8</text:p>
          </table:table-cell>
          <table:table-cell office:value-type="string" calcext:value-type="string">
            <text:p>mittetulundusühing NAHKKINNAS</text:p>
          </table:table-cell>
          <table:table-cell/>
          <table:table-cell table:style-name="ce2" office:value-type="date" office:date-value="2020-05-08T11:58:43" calcext:value-type="date">
            <text:p>11:58 08.05.20</text:p>
          </table:table-cell>
          <table:table-cell table:number-columns-repeated="2" office:value-type="float" office:value="880" calcext:value-type="float">
            <text:p>8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34358" calcext:value-type="float">
            <text:p>8013435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7</text:p>
          </table:table-cell>
          <table:table-cell office:value-type="string" calcext:value-type="string">
            <text:p>Võimlemisklubi Rüht</text:p>
          </table:table-cell>
          <table:table-cell/>
          <table:table-cell table:style-name="ce2" office:value-type="date" office:date-value="2020-05-08T11:46:53" calcext:value-type="date">
            <text:p>11:46 08.05.20</text:p>
          </table:table-cell>
          <table:table-cell table:number-columns-repeated="2" office:value-type="float" office:value="5980" calcext:value-type="float">
            <text:p>5 9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3935" calcext:value-type="float">
            <text:p>8007393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6</text:p>
          </table:table-cell>
          <table:table-cell office:value-type="string" calcext:value-type="string">
            <text:p>Saku Sofi Lastekeskus</text:p>
          </table:table-cell>
          <table:table-cell/>
          <table:table-cell table:style-name="ce2" office:value-type="date" office:date-value="2020-05-08T11:36:38" calcext:value-type="date">
            <text:p>11:36 08.05.20</text:p>
          </table:table-cell>
          <table:table-cell table:number-columns-repeated="2" office:value-type="float" office:value="7785" calcext:value-type="float">
            <text:p>7 78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5694" calcext:value-type="float">
            <text:p>8037569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5</text:p>
          </table:table-cell>
          <table:table-cell office:value-type="string" calcext:value-type="string">
            <text:p>MTÜ Lumeakadeemia</text:p>
          </table:table-cell>
          <table:table-cell/>
          <table:table-cell table:style-name="ce2" office:value-type="date" office:date-value="2020-05-08T11:28:02" calcext:value-type="date">
            <text:p>11:28 08.05.20</text:p>
          </table:table-cell>
          <table:table-cell table:number-columns-repeated="2" office:value-type="float" office:value="10480" calcext:value-type="float">
            <text:p>10 4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0275" calcext:value-type="float">
            <text:p>8035027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4</text:p>
          </table:table-cell>
          <table:table-cell office:value-type="string" calcext:value-type="string">
            <text:p>MTÜ Tartu Katoliku Spordiklubi</text:p>
          </table:table-cell>
          <table:table-cell/>
          <table:table-cell table:style-name="ce2" office:value-type="date" office:date-value="2020-05-08T11:19:23" calcext:value-type="date">
            <text:p>11:19 08.05.20</text:p>
          </table:table-cell>
          <table:table-cell table:number-columns-repeated="2" office:value-type="float" office:value="1600" calcext:value-type="float">
            <text:p>1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9048" calcext:value-type="float">
            <text:p>8037904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3</text:p>
          </table:table-cell>
          <table:table-cell office:value-type="string" calcext:value-type="string">
            <text:p>Estcare OÜ</text:p>
          </table:table-cell>
          <table:table-cell/>
          <table:table-cell table:style-name="ce2" office:value-type="date" office:date-value="2020-05-08T11:02:07" calcext:value-type="date">
            <text:p>11:02 08.05.20</text:p>
          </table:table-cell>
          <table:table-cell table:number-columns-repeated="2" office:value-type="float" office:value="3240" calcext:value-type="float">
            <text:p>3 2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702148" calcext:value-type="float">
            <text:p>1470214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2</text:p>
          </table:table-cell>
          <table:table-cell office:value-type="string" calcext:value-type="string">
            <text:p>MTÜ SaareSära Tantsukool</text:p>
          </table:table-cell>
          <table:table-cell/>
          <table:table-cell table:style-name="ce2" office:value-type="date" office:date-value="2020-05-08T10:55:09" calcext:value-type="date">
            <text:p>10:55 08.05.20</text:p>
          </table:table-cell>
          <table:table-cell table:number-columns-repeated="2" office:value-type="float" office:value="2682" calcext:value-type="float">
            <text:p>2 68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6071" calcext:value-type="float">
            <text:p>8055607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1</text:p>
          </table:table-cell>
          <table:table-cell office:value-type="string" calcext:value-type="string">
            <text:p>Mittetulundusühing STEP UP DANCE STUDIO</text:p>
          </table:table-cell>
          <table:table-cell/>
          <table:table-cell table:style-name="ce2" office:value-type="date" office:date-value="2020-05-08T10:46:52" calcext:value-type="date">
            <text:p>10:46 08.05.20</text:p>
          </table:table-cell>
          <table:table-cell table:number-columns-repeated="2" office:value-type="float" office:value="8335" calcext:value-type="float">
            <text:p>8 33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8308" calcext:value-type="float">
            <text:p>8038830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0</text:p>
          </table:table-cell>
          <table:table-cell office:value-type="string" calcext:value-type="string">
            <text:p>Tabasalu Triatloniklubi</text:p>
          </table:table-cell>
          <table:table-cell/>
          <table:table-cell table:style-name="ce2" office:value-type="date" office:date-value="2020-05-08T10:46:44" calcext:value-type="date">
            <text:p>10:46 08.05.20</text:p>
          </table:table-cell>
          <table:table-cell table:number-columns-repeated="2" office:value-type="float" office:value="600" calcext:value-type="float">
            <text:p>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9837" calcext:value-type="float">
            <text:p>8007983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9</text:p>
          </table:table-cell>
          <table:table-cell office:value-type="string" calcext:value-type="string">
            <text:p>MTÜ Vokaalstuudio PÄÄSUKE</text:p>
          </table:table-cell>
          <table:table-cell/>
          <table:table-cell table:style-name="ce2" office:value-type="date" office:date-value="2020-05-08T10:30:41" calcext:value-type="date">
            <text:p>10:30 08.05.20</text:p>
          </table:table-cell>
          <table:table-cell table:number-columns-repeated="2" office:value-type="float" office:value="770" calcext:value-type="float">
            <text:p>77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0436" calcext:value-type="float">
            <text:p>8038043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8</text:p>
          </table:table-cell>
          <table:table-cell office:value-type="string" calcext:value-type="string">
            <text:p>Treasure Island OÜ</text:p>
          </table:table-cell>
          <table:table-cell/>
          <table:table-cell table:style-name="ce2" office:value-type="date" office:date-value="2020-05-08T10:30:01" calcext:value-type="date">
            <text:p>10:30 08.05.20</text:p>
          </table:table-cell>
          <table:table-cell table:number-columns-repeated="2" office:value-type="float" office:value="3120" calcext:value-type="float">
            <text:p>3 1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102674" calcext:value-type="float">
            <text:p>1210267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7</text:p>
          </table:table-cell>
          <table:table-cell office:value-type="string" calcext:value-type="string">
            <text:p>Spordiklubi Neemeco</text:p>
          </table:table-cell>
          <table:table-cell/>
          <table:table-cell table:style-name="ce2" office:value-type="date" office:date-value="2020-05-08T10:13:07" calcext:value-type="date">
            <text:p>10:13 08.05.20</text:p>
          </table:table-cell>
          <table:table-cell table:number-columns-repeated="2" office:value-type="float" office:value="3080" calcext:value-type="float">
            <text:p>3 0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56601" calcext:value-type="float">
            <text:p>8025660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6</text:p>
          </table:table-cell>
          <table:table-cell office:value-type="string" calcext:value-type="string">
            <text:p>Mittetulundusühing Koplihobu Tall</text:p>
          </table:table-cell>
          <table:table-cell/>
          <table:table-cell table:style-name="ce2" office:value-type="date" office:date-value="2020-05-08T10:00:56" calcext:value-type="date">
            <text:p>10:00 08.05.20</text:p>
          </table:table-cell>
          <table:table-cell table:number-columns-repeated="2" office:value-type="float" office:value="900" calcext:value-type="float">
            <text:p>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7738" calcext:value-type="float">
            <text:p>8040773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5</text:p>
          </table:table-cell>
          <table:table-cell office:value-type="string" calcext:value-type="string">
            <text:p>Mittetulundusühing Tenniseakadeemia</text:p>
          </table:table-cell>
          <table:table-cell/>
          <table:table-cell table:style-name="ce2" office:value-type="date" office:date-value="2020-05-08T09:54:49" calcext:value-type="date">
            <text:p>09:54 08.05.20</text:p>
          </table:table-cell>
          <table:table-cell table:number-columns-repeated="2" office:value-type="float" office:value="17560" calcext:value-type="float">
            <text:p>17 5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1962" calcext:value-type="float">
            <text:p>8034196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4</text:p>
          </table:table-cell>
          <table:table-cell office:value-type="string" calcext:value-type="string">
            <text:p>Elva Tenniseklubi</text:p>
          </table:table-cell>
          <table:table-cell/>
          <table:table-cell table:style-name="ce2" office:value-type="date" office:date-value="2020-05-08T08:51:39" calcext:value-type="date">
            <text:p>08:51 08.05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41421" calcext:value-type="float">
            <text:p>8004142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3</text:p>
          </table:table-cell>
          <table:table-cell office:value-type="string" calcext:value-type="string">
            <text:p>ANGELS GRUPP OÜ</text:p>
          </table:table-cell>
          <table:table-cell/>
          <table:table-cell table:style-name="ce2" office:value-type="date" office:date-value="2020-05-08T07:10:00" calcext:value-type="date">
            <text:p>07:10 08.05.20</text:p>
          </table:table-cell>
          <table:table-cell table:number-columns-repeated="2" office:value-type="float" office:value="1680" calcext:value-type="float">
            <text:p>1 6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872563" calcext:value-type="float">
            <text:p>1087256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2</text:p>
          </table:table-cell>
          <table:table-cell office:value-type="string" calcext:value-type="string">
            <text:p>Tallinna Kiiruisuklubi</text:p>
          </table:table-cell>
          <table:table-cell/>
          <table:table-cell table:style-name="ce2" office:value-type="date" office:date-value="2020-05-07T23:41:54" calcext:value-type="date">
            <text:p>23:41 07.05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96265" calcext:value-type="float">
            <text:p>8039626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8</text:p>
          </table:table-cell>
          <table:table-cell office:value-type="string" calcext:value-type="string">
            <text:p>Mittetulundusühing Kirjud</text:p>
          </table:table-cell>
          <table:table-cell/>
          <table:table-cell table:style-name="ce2" office:value-type="date" office:date-value="2020-05-07T22:28:52.999999" calcext:value-type="date">
            <text:p>22:28 07.05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71662" calcext:value-type="float">
            <text:p>8057166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7</text:p>
          </table:table-cell>
          <table:table-cell office:value-type="string" calcext:value-type="string">
            <text:p>OÜ Keeltekoda</text:p>
          </table:table-cell>
          <table:table-cell/>
          <table:table-cell table:style-name="ce2" office:value-type="date" office:date-value="2020-05-07T22:11:30" calcext:value-type="date">
            <text:p>22:11 07.05.20</text:p>
          </table:table-cell>
          <table:table-cell table:number-columns-repeated="2" office:value-type="float" office:value="5200" calcext:value-type="float">
            <text:p>5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706217" calcext:value-type="float">
            <text:p>1170621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6</text:p>
          </table:table-cell>
          <table:table-cell office:value-type="string" calcext:value-type="string">
            <text:p>Drive It Up Kitarrikool OÜ</text:p>
          </table:table-cell>
          <table:table-cell/>
          <table:table-cell table:style-name="ce2" office:value-type="date" office:date-value="2020-05-07T21:56:52" calcext:value-type="date">
            <text:p>21:56 07.05.20</text:p>
          </table:table-cell>
          <table:table-cell table:number-columns-repeated="2" office:value-type="float" office:value="5761" calcext:value-type="float">
            <text:p>5 76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748637" calcext:value-type="float">
            <text:p>1274863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4</text:p>
          </table:table-cell>
          <table:table-cell office:value-type="string" calcext:value-type="string">
            <text:p>LAULUSTUUDIO FA-DIEES</text:p>
          </table:table-cell>
          <table:table-cell/>
          <table:table-cell table:style-name="ce2" office:value-type="date" office:date-value="2020-05-07T21:09:40" calcext:value-type="date">
            <text:p>21:09 07.05.20</text:p>
          </table:table-cell>
          <table:table-cell table:number-columns-repeated="2" office:value-type="float" office:value="6174" calcext:value-type="float">
            <text:p>6 17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8973" calcext:value-type="float">
            <text:p>8007897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3</text:p>
          </table:table-cell>
          <table:table-cell office:value-type="string" calcext:value-type="string">
            <text:p>Vigor Sport Club MTÜ</text:p>
          </table:table-cell>
          <table:table-cell/>
          <table:table-cell table:style-name="ce2" office:value-type="date" office:date-value="2020-05-07T21:05:35" calcext:value-type="date">
            <text:p>21:05 07.05.20</text:p>
          </table:table-cell>
          <table:table-cell table:number-columns-repeated="2" office:value-type="float" office:value="4878" calcext:value-type="float">
            <text:p>4 87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4013" calcext:value-type="float">
            <text:p>8040401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2</text:p>
          </table:table-cell>
          <table:table-cell office:value-type="string" calcext:value-type="string">
            <text:p>SPORDIKLUBI OOKAMI</text:p>
          </table:table-cell>
          <table:table-cell/>
          <table:table-cell table:style-name="ce2" office:value-type="date" office:date-value="2020-05-07T21:01:39" calcext:value-type="date">
            <text:p>21:01 07.05.20</text:p>
          </table:table-cell>
          <table:table-cell table:number-columns-repeated="2" office:value-type="float" office:value="5939" calcext:value-type="float">
            <text:p>5 93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69561" calcext:value-type="float">
            <text:p>8026956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1</text:p>
          </table:table-cell>
          <table:table-cell office:value-type="string" calcext:value-type="string">
            <text:p>Mittetulundusühing Tantsutrupp Modus</text:p>
          </table:table-cell>
          <table:table-cell/>
          <table:table-cell table:style-name="ce2" office:value-type="date" office:date-value="2020-05-07T20:30:24" calcext:value-type="date">
            <text:p>20:30 07.05.20</text:p>
          </table:table-cell>
          <table:table-cell table:number-columns-repeated="2" office:value-type="float" office:value="6360" calcext:value-type="float">
            <text:p>6 3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10774" calcext:value-type="float">
            <text:p>8001077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0</text:p>
          </table:table-cell>
          <table:table-cell office:value-type="string" calcext:value-type="string">
            <text:p>Mittetulundusühing NOOR BALLETT</text:p>
          </table:table-cell>
          <table:table-cell/>
          <table:table-cell table:style-name="ce2" office:value-type="date" office:date-value="2020-05-07T19:24:11" calcext:value-type="date">
            <text:p>19:24 07.05.20</text:p>
          </table:table-cell>
          <table:table-cell table:number-columns-repeated="2" office:value-type="float" office:value="19800" calcext:value-type="float">
            <text:p>19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01244" calcext:value-type="float">
            <text:p>8020124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9</text:p>
          </table:table-cell>
          <table:table-cell office:value-type="string" calcext:value-type="string">
            <text:p>Kadrioru Saksa Gümnaasiumi Tugiselts</text:p>
          </table:table-cell>
          <table:table-cell/>
          <table:table-cell table:style-name="ce2" office:value-type="date" office:date-value="2020-05-07T18:54:36" calcext:value-type="date">
            <text:p>18:54 07.05.20</text:p>
          </table:table-cell>
          <table:table-cell table:number-columns-repeated="2" office:value-type="float" office:value="3830" calcext:value-type="float">
            <text:p>3 83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0377" calcext:value-type="float">
            <text:p>8029037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8</text:p>
          </table:table-cell>
          <table:table-cell office:value-type="string" calcext:value-type="string">
            <text:p>Itkool OÜ</text:p>
          </table:table-cell>
          <table:table-cell/>
          <table:table-cell table:style-name="ce2" office:value-type="date" office:date-value="2020-05-07T18:27:13" calcext:value-type="date">
            <text:p>18:27 07.05.20</text:p>
          </table:table-cell>
          <table:table-cell table:number-columns-repeated="2" office:value-type="float" office:value="5040" calcext:value-type="float">
            <text:p>5 0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064096" calcext:value-type="float">
            <text:p>1406409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7</text:p>
          </table:table-cell>
          <table:table-cell office:value-type="string" calcext:value-type="string">
            <text:p>MITTETULUNDUSÜHING TEATER MAX MODA</text:p>
          </table:table-cell>
          <table:table-cell/>
          <table:table-cell table:style-name="ce2" office:value-type="date" office:date-value="2020-05-07T18:19:53" calcext:value-type="date">
            <text:p>18:19 07.05.20</text:p>
          </table:table-cell>
          <table:table-cell table:number-columns-repeated="2" office:value-type="float" office:value="4950" calcext:value-type="float">
            <text:p>4 9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13359" calcext:value-type="float">
            <text:p>8021335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6</text:p>
          </table:table-cell>
          <table:table-cell office:value-type="string" calcext:value-type="string">
            <text:p>Mittetulundusühing GOBOX</text:p>
          </table:table-cell>
          <table:table-cell/>
          <table:table-cell table:style-name="ce2" office:value-type="date" office:date-value="2020-05-07T18:05:22" calcext:value-type="date">
            <text:p>18:05 07.05.20</text:p>
          </table:table-cell>
          <table:table-cell table:number-columns-repeated="2" office:value-type="float" office:value="1350" calcext:value-type="float">
            <text:p>1 3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9625" calcext:value-type="float">
            <text:p>8056962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5</text:p>
          </table:table-cell>
          <table:table-cell office:value-type="string" calcext:value-type="string">
            <text:p>Eesti Evangeelse Luterliku Kiriku Viljandi Jaani Kogudus</text:p>
          </table:table-cell>
          <table:table-cell/>
          <table:table-cell table:style-name="ce2" office:value-type="date" office:date-value="2020-05-07T17:54:30" calcext:value-type="date">
            <text:p>17:54 07.05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09346" calcext:value-type="float">
            <text:p>8020934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4</text:p>
          </table:table-cell>
          <table:table-cell office:value-type="string" calcext:value-type="string">
            <text:p>Mittetulundusühing Minu Tantsukool</text:p>
          </table:table-cell>
          <table:table-cell/>
          <table:table-cell table:style-name="ce2" office:value-type="date" office:date-value="2020-05-07T17:50:01" calcext:value-type="date">
            <text:p>17:50 07.05.20</text:p>
          </table:table-cell>
          <table:table-cell table:number-columns-repeated="2" office:value-type="float" office:value="30000" calcext:value-type="float">
            <text:p>30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5296" calcext:value-type="float">
            <text:p>8038529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3</text:p>
          </table:table-cell>
          <table:table-cell office:value-type="string" calcext:value-type="string">
            <text:p>Mittetulundusühing Tähtvere Tenniseklubi</text:p>
          </table:table-cell>
          <table:table-cell/>
          <table:table-cell table:style-name="ce2" office:value-type="date" office:date-value="2020-05-07T17:05:45" calcext:value-type="date">
            <text:p>17:05 07.05.20</text:p>
          </table:table-cell>
          <table:table-cell table:number-columns-repeated="2" office:value-type="float" office:value="14160" calcext:value-type="float">
            <text:p>14 1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62725" calcext:value-type="float">
            <text:p>8026272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2</text:p>
          </table:table-cell>
          <table:table-cell office:value-type="string" calcext:value-type="string">
            <text:p>Mittetulundusühing Meediatiim</text:p>
          </table:table-cell>
          <table:table-cell/>
          <table:table-cell table:style-name="ce2" office:value-type="date" office:date-value="2020-05-07T17:05:04" calcext:value-type="date">
            <text:p>17:05 07.05.20</text:p>
          </table:table-cell>
          <table:table-cell table:number-columns-repeated="2" office:value-type="float" office:value="281" calcext:value-type="float">
            <text:p>28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0753" calcext:value-type="float">
            <text:p>8056075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1</text:p>
          </table:table-cell>
          <table:table-cell office:value-type="string" calcext:value-type="string">
            <text:p>MTÜ Liikumiskunst</text:p>
          </table:table-cell>
          <table:table-cell/>
          <table:table-cell table:style-name="ce2" office:value-type="date" office:date-value="2020-05-07T16:47:04" calcext:value-type="date">
            <text:p>16:47 07.05.20</text:p>
          </table:table-cell>
          <table:table-cell table:number-columns-repeated="2" office:value-type="float" office:value="14720" calcext:value-type="float">
            <text:p>14 7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48338" calcext:value-type="float">
            <text:p>8054833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0</text:p>
          </table:table-cell>
          <table:table-cell office:value-type="string" calcext:value-type="string">
            <text:p>Loomeviis MTÜ</text:p>
          </table:table-cell>
          <table:table-cell/>
          <table:table-cell table:style-name="ce2" office:value-type="date" office:date-value="2020-05-07T16:37:11" calcext:value-type="date">
            <text:p>16:37 07.05.20</text:p>
          </table:table-cell>
          <table:table-cell table:number-columns-repeated="2" office:value-type="float" office:value="5400" calcext:value-type="float">
            <text:p>5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2452" calcext:value-type="float">
            <text:p>8055245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9</text:p>
          </table:table-cell>
          <table:table-cell office:value-type="string" calcext:value-type="string">
            <text:p>Mittetulundusühing Olympic IK</text:p>
          </table:table-cell>
          <table:table-cell/>
          <table:table-cell table:style-name="ce2" office:value-type="date" office:date-value="2020-05-07T16:28:54" calcext:value-type="date">
            <text:p>16:28 07.05.20</text:p>
          </table:table-cell>
          <table:table-cell table:number-columns-repeated="2" office:value-type="float" office:value="9360" calcext:value-type="float">
            <text:p>9 3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95426" calcext:value-type="float">
            <text:p>8039542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8</text:p>
          </table:table-cell>
          <table:table-cell office:value-type="string" calcext:value-type="string">
            <text:p>Mittetulundusühing Aila Näpustuudio</text:p>
          </table:table-cell>
          <table:table-cell/>
          <table:table-cell table:style-name="ce2" office:value-type="date" office:date-value="2020-05-07T16:07:05" calcext:value-type="date">
            <text:p>16:07 07.05.20</text:p>
          </table:table-cell>
          <table:table-cell table:number-columns-repeated="2" office:value-type="float" office:value="7900" calcext:value-type="float">
            <text:p>7 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44523" calcext:value-type="float">
            <text:p>8014452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7</text:p>
          </table:table-cell>
          <table:table-cell office:value-type="string" calcext:value-type="string">
            <text:p>Toni Judokool EST MTÜ</text:p>
          </table:table-cell>
          <table:table-cell/>
          <table:table-cell table:style-name="ce2" office:value-type="date" office:date-value="2020-05-07T16:03:22.999999" calcext:value-type="date">
            <text:p>16:03 07.05.20</text:p>
          </table:table-cell>
          <table:table-cell table:number-columns-repeated="2" office:value-type="float" office:value="16450" calcext:value-type="float">
            <text:p>16 4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4622" calcext:value-type="float">
            <text:p>8040462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6</text:p>
          </table:table-cell>
          <table:table-cell office:value-type="string" calcext:value-type="string">
            <text:p>Mittetulundusühing Tallinna Kalevi Jalgpallikool</text:p>
          </table:table-cell>
          <table:table-cell/>
          <table:table-cell table:style-name="ce2" office:value-type="date" office:date-value="2020-05-07T15:57:27" calcext:value-type="date">
            <text:p>15:57 07.05.20</text:p>
          </table:table-cell>
          <table:table-cell table:number-columns-repeated="2" office:value-type="float" office:value="43092" calcext:value-type="float">
            <text:p>43 09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4468" calcext:value-type="float">
            <text:p>8031446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5</text:p>
          </table:table-cell>
          <table:table-cell office:value-type="string" calcext:value-type="string">
            <text:p>MTÜ Kildu ratsaklubi</text:p>
          </table:table-cell>
          <table:table-cell/>
          <table:table-cell table:style-name="ce2" office:value-type="date" office:date-value="2020-05-07T15:56:37" calcext:value-type="date">
            <text:p>15:56 07.05.20</text:p>
          </table:table-cell>
          <table:table-cell table:number-columns-repeated="2" office:value-type="float" office:value="2760" calcext:value-type="float">
            <text:p>2 7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7376" calcext:value-type="float">
            <text:p>8056737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4</text:p>
          </table:table-cell>
          <table:table-cell office:value-type="string" calcext:value-type="string">
            <text:p>Maardu Huvikool</text:p>
          </table:table-cell>
          <table:table-cell/>
          <table:table-cell table:style-name="ce2" office:value-type="date" office:date-value="2020-05-07T15:56:17" calcext:value-type="date">
            <text:p>15:56 07.05.20</text:p>
          </table:table-cell>
          <table:table-cell table:number-columns-repeated="2" office:value-type="float" office:value="21000" calcext:value-type="float">
            <text:p>21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9000" calcext:value-type="float">
            <text:p>8055900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3</text:p>
          </table:table-cell>
          <table:table-cell office:value-type="string" calcext:value-type="string">
            <text:p>Mittetulundusühing Elite Perekeskus</text:p>
          </table:table-cell>
          <table:table-cell/>
          <table:table-cell table:style-name="ce2" office:value-type="date" office:date-value="2020-05-07T15:38:50" calcext:value-type="date">
            <text:p>15:38 07.05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3353" calcext:value-type="float">
            <text:p>8037335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2</text:p>
          </table:table-cell>
          <table:table-cell office:value-type="string" calcext:value-type="string">
            <text:p>Mittetulundusühing Tantsustuudio Cestants</text:p>
          </table:table-cell>
          <table:table-cell/>
          <table:table-cell table:style-name="ce2" office:value-type="date" office:date-value="2020-05-07T15:18:36" calcext:value-type="date">
            <text:p>15:18 07.05.20</text:p>
          </table:table-cell>
          <table:table-cell table:number-columns-repeated="2" office:value-type="float" office:value="12865" calcext:value-type="float">
            <text:p>12 86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98347" calcext:value-type="float">
            <text:p>8039834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1</text:p>
          </table:table-cell>
          <table:table-cell office:value-type="string" calcext:value-type="string">
            <text:p>SILLAMÄE JALGPALLIKLUBI DINA</text:p>
          </table:table-cell>
          <table:table-cell/>
          <table:table-cell table:style-name="ce2" office:value-type="date" office:date-value="2020-05-07T14:54:46" calcext:value-type="date">
            <text:p>14:54 07.05.20</text:p>
          </table:table-cell>
          <table:table-cell table:number-columns-repeated="2" office:value-type="float" office:value="825" calcext:value-type="float">
            <text:p>82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3725" calcext:value-type="float">
            <text:p>8034372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0</text:p>
          </table:table-cell>
          <table:table-cell office:value-type="string" calcext:value-type="string">
            <text:p>Mittetulundusühing Ulata Käsi</text:p>
          </table:table-cell>
          <table:table-cell/>
          <table:table-cell table:style-name="ce2" office:value-type="date" office:date-value="2020-05-07T14:54:41" calcext:value-type="date">
            <text:p>14:54 07.05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0532" calcext:value-type="float">
            <text:p>8029053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9</text:p>
          </table:table-cell>
          <table:table-cell office:value-type="string" calcext:value-type="string">
            <text:p>mittetulundusühing Meie Stuudio</text:p>
          </table:table-cell>
          <table:table-cell/>
          <table:table-cell table:style-name="ce2" office:value-type="date" office:date-value="2020-05-07T14:52:04.000001" calcext:value-type="date">
            <text:p>14:52 07.05.20</text:p>
          </table:table-cell>
          <table:table-cell table:number-columns-repeated="2" office:value-type="float" office:value="5180" calcext:value-type="float">
            <text:p>5 1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75260" calcext:value-type="float">
            <text:p>8027526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8</text:p>
          </table:table-cell>
          <table:table-cell office:value-type="string" calcext:value-type="string">
            <text:p>Kadrioru Tennisekooli Ühing</text:p>
          </table:table-cell>
          <table:table-cell/>
          <table:table-cell table:style-name="ce2" office:value-type="date" office:date-value="2020-05-07T14:47:14" calcext:value-type="date">
            <text:p>14:47 07.05.20</text:p>
          </table:table-cell>
          <table:table-cell table:number-columns-repeated="2" office:value-type="float" office:value="13320" calcext:value-type="float">
            <text:p>13 3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29398" calcext:value-type="float">
            <text:p>8032939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7</text:p>
          </table:table-cell>
          <table:table-cell office:value-type="string" calcext:value-type="string">
            <text:p>Mittetulundusühing Fitness Office</text:p>
          </table:table-cell>
          <table:table-cell/>
          <table:table-cell table:style-name="ce2" office:value-type="date" office:date-value="2020-05-07T14:45:37" calcext:value-type="date">
            <text:p>14:45 07.05.20</text:p>
          </table:table-cell>
          <table:table-cell table:number-columns-repeated="2" office:value-type="float" office:value="2220" calcext:value-type="float">
            <text:p>2 2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49160" calcext:value-type="float">
            <text:p>8054916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6</text:p>
          </table:table-cell>
          <table:table-cell office:value-type="string" calcext:value-type="string">
            <text:p>Osaühing Õppekeskus Intellekt</text:p>
          </table:table-cell>
          <table:table-cell/>
          <table:table-cell table:style-name="ce2" office:value-type="date" office:date-value="2020-05-07T14:33:02" calcext:value-type="date">
            <text:p>14:33 07.05.20</text:p>
          </table:table-cell>
          <table:table-cell table:number-columns-repeated="2" office:value-type="float" office:value="7650" calcext:value-type="float">
            <text:p>7 6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516532" calcext:value-type="float">
            <text:p>1051653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5</text:p>
          </table:table-cell>
          <table:table-cell office:value-type="string" calcext:value-type="string">
            <text:p>Laagri Tennisekool MTÜ</text:p>
          </table:table-cell>
          <table:table-cell/>
          <table:table-cell table:style-name="ce2" office:value-type="date" office:date-value="2020-05-07T14:27:05" calcext:value-type="date">
            <text:p>14:27 07.05.20</text:p>
          </table:table-cell>
          <table:table-cell table:number-columns-repeated="2" office:value-type="float" office:value="11760" calcext:value-type="float">
            <text:p>11 7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4355" calcext:value-type="float">
            <text:p>8040435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4</text:p>
          </table:table-cell>
          <table:table-cell office:value-type="string" calcext:value-type="string">
            <text:p>Jalgpalliklubi FC Elva</text:p>
          </table:table-cell>
          <table:table-cell/>
          <table:table-cell table:style-name="ce2" office:value-type="date" office:date-value="2020-05-07T14:09:58" calcext:value-type="date">
            <text:p>14:09 07.05.20</text:p>
          </table:table-cell>
          <table:table-cell table:number-columns-repeated="2" office:value-type="float" office:value="13213" calcext:value-type="float">
            <text:p>13 21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34163" calcext:value-type="float">
            <text:p>8013416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3</text:p>
          </table:table-cell>
          <table:table-cell office:value-type="string" calcext:value-type="string">
            <text:p>Spordiklubi Garant</text:p>
          </table:table-cell>
          <table:table-cell/>
          <table:table-cell table:style-name="ce2" office:value-type="date" office:date-value="2020-05-07T13:43:01" calcext:value-type="date">
            <text:p>13:43 07.05.20</text:p>
          </table:table-cell>
          <table:table-cell table:number-columns-repeated="2" office:value-type="float" office:value="35000" calcext:value-type="float">
            <text:p>3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6757" calcext:value-type="float">
            <text:p>8006675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2</text:p>
          </table:table-cell>
          <table:table-cell office:value-type="string" calcext:value-type="string">
            <text:p>Mittetulundusühing Rakvere Loovuskool</text:p>
          </table:table-cell>
          <table:table-cell/>
          <table:table-cell table:style-name="ce2" office:value-type="date" office:date-value="2020-05-07T13:21:06" calcext:value-type="date">
            <text:p>13:21 07.05.20</text:p>
          </table:table-cell>
          <table:table-cell table:number-columns-repeated="2" office:value-type="float" office:value="9120" calcext:value-type="float">
            <text:p>9 1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29843" calcext:value-type="float">
            <text:p>8032984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9</text:p>
          </table:table-cell>
          <table:table-cell office:value-type="string" calcext:value-type="string">
            <text:p>Spordiklubi Newox</text:p>
          </table:table-cell>
          <table:table-cell/>
          <table:table-cell table:style-name="ce2" office:value-type="date" office:date-value="2020-05-07T13:02:00" calcext:value-type="date">
            <text:p>13:02 07.05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42004" calcext:value-type="float">
            <text:p>8014200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8</text:p>
          </table:table-cell>
          <table:table-cell office:value-type="string" calcext:value-type="string">
            <text:p>Spordiklubi Kontakt</text:p>
          </table:table-cell>
          <table:table-cell/>
          <table:table-cell table:style-name="ce2" office:value-type="date" office:date-value="2020-05-07T12:31:04" calcext:value-type="date">
            <text:p>12:31 07.05.20</text:p>
          </table:table-cell>
          <table:table-cell table:number-columns-repeated="2" office:value-type="float" office:value="4100" calcext:value-type="float">
            <text:p>4 1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3565" calcext:value-type="float">
            <text:p>8042356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7</text:p>
          </table:table-cell>
          <table:table-cell office:value-type="string" calcext:value-type="string">
            <text:p>MTÜ Avasta Anded</text:p>
          </table:table-cell>
          <table:table-cell/>
          <table:table-cell table:style-name="ce2" office:value-type="date" office:date-value="2020-05-07T12:26:04" calcext:value-type="date">
            <text:p>12:26 07.05.20</text:p>
          </table:table-cell>
          <table:table-cell table:number-columns-repeated="2" office:value-type="float" office:value="39210" calcext:value-type="float">
            <text:p>39 21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99027" calcext:value-type="float">
            <text:p>8019902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6</text:p>
          </table:table-cell>
          <table:table-cell office:value-type="string" calcext:value-type="string">
            <text:p>Mittetulundusühing Lasnamäe Huvikool</text:p>
          </table:table-cell>
          <table:table-cell/>
          <table:table-cell table:style-name="ce2" office:value-type="date" office:date-value="2020-05-07T12:25:30" calcext:value-type="date">
            <text:p>12:25 07.05.20</text:p>
          </table:table-cell>
          <table:table-cell table:number-columns-repeated="2" office:value-type="float" office:value="54000" calcext:value-type="float">
            <text:p>5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8785" calcext:value-type="float">
            <text:p>8018878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4</text:p>
          </table:table-cell>
          <table:table-cell office:value-type="string" calcext:value-type="string">
            <text:p>Jalgpalliklubi FC Otepää</text:p>
          </table:table-cell>
          <table:table-cell/>
          <table:table-cell table:style-name="ce2" office:value-type="date" office:date-value="2020-05-07T12:23:46" calcext:value-type="date">
            <text:p>12:23 07.05.20</text:p>
          </table:table-cell>
          <table:table-cell table:number-columns-repeated="2" office:value-type="float" office:value="1080" calcext:value-type="float">
            <text:p>1 0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4400" calcext:value-type="float">
            <text:p>8022440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3</text:p>
          </table:table-cell>
          <table:table-cell office:value-type="string" calcext:value-type="string">
            <text:p>Mittetulundusühing MA RAY SOTSIAALABI ÜHENDUS</text:p>
          </table:table-cell>
          <table:table-cell/>
          <table:table-cell table:style-name="ce2" office:value-type="date" office:date-value="2020-05-07T12:21:48" calcext:value-type="date">
            <text:p>12:21 07.05.20</text:p>
          </table:table-cell>
          <table:table-cell table:number-columns-repeated="2" office:value-type="float" office:value="3460" calcext:value-type="float">
            <text:p>3 4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43133" calcext:value-type="float">
            <text:p>8014313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2</text:p>
          </table:table-cell>
          <table:table-cell office:value-type="string" calcext:value-type="string">
            <text:p>Mittetulundusühing Kalevi Ujumiskool</text:p>
          </table:table-cell>
          <table:table-cell/>
          <table:table-cell table:style-name="ce2" office:value-type="date" office:date-value="2020-05-07T12:16:27" calcext:value-type="date">
            <text:p>12:16 07.05.20</text:p>
          </table:table-cell>
          <table:table-cell table:number-columns-repeated="2" office:value-type="float" office:value="104880" calcext:value-type="float">
            <text:p>104 8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02784" calcext:value-type="float">
            <text:p>8030278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1</text:p>
          </table:table-cell>
          <table:table-cell office:value-type="string" calcext:value-type="string">
            <text:p>Nõmme Spordiklubi</text:p>
          </table:table-cell>
          <table:table-cell/>
          <table:table-cell table:style-name="ce2" office:value-type="date" office:date-value="2020-05-07T12:10:19" calcext:value-type="date">
            <text:p>12:10 07.05.20</text:p>
          </table:table-cell>
          <table:table-cell table:number-columns-repeated="2" office:value-type="float" office:value="7950" calcext:value-type="float">
            <text:p>7 9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40599" calcext:value-type="float">
            <text:p>8014059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0</text:p>
          </table:table-cell>
          <table:table-cell office:value-type="string" calcext:value-type="string">
            <text:p>Mittetulundusühing DanceAct Tartu</text:p>
          </table:table-cell>
          <table:table-cell/>
          <table:table-cell table:style-name="ce2" office:value-type="date" office:date-value="2020-05-07T12:06:41" calcext:value-type="date">
            <text:p>12:06 07.05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7510" calcext:value-type="float">
            <text:p>8038751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9</text:p>
          </table:table-cell>
          <table:table-cell office:value-type="string" calcext:value-type="string">
            <text:p>Mittetulundusühing Vivendi</text:p>
          </table:table-cell>
          <table:table-cell/>
          <table:table-cell table:style-name="ce2" office:value-type="date" office:date-value="2020-05-07T11:53:54.000001" calcext:value-type="date">
            <text:p>11:53 07.05.20</text:p>
          </table:table-cell>
          <table:table-cell table:number-columns-repeated="2" office:value-type="float" office:value="2081" calcext:value-type="float">
            <text:p>2 08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9764" calcext:value-type="float">
            <text:p>8033976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8</text:p>
          </table:table-cell>
          <table:table-cell office:value-type="string" calcext:value-type="string">
            <text:p>Mittetulundusühing Viljandi Tulevikujalgpalli Klubi</text:p>
          </table:table-cell>
          <table:table-cell/>
          <table:table-cell table:style-name="ce2" office:value-type="date" office:date-value="2020-05-07T11:48:58" calcext:value-type="date">
            <text:p>11:48 07.05.20</text:p>
          </table:table-cell>
          <table:table-cell table:number-columns-repeated="2" office:value-type="float" office:value="11092" calcext:value-type="float">
            <text:p>11 09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20135" calcext:value-type="float">
            <text:p>8002013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7</text:p>
          </table:table-cell>
          <table:table-cell office:value-type="string" calcext:value-type="string">
            <text:p>Tallinna Aikidoklubi - TAIKIKAI</text:p>
          </table:table-cell>
          <table:table-cell/>
          <table:table-cell table:style-name="ce2" office:value-type="date" office:date-value="2020-05-07T11:46:06.000001" calcext:value-type="date">
            <text:p>11:46 07.05.20</text:p>
          </table:table-cell>
          <table:table-cell table:number-columns-repeated="2" office:value-type="float" office:value="815" calcext:value-type="float">
            <text:p>81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56963" calcext:value-type="float">
            <text:p>8015696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6</text:p>
          </table:table-cell>
          <table:table-cell office:value-type="string" calcext:value-type="string">
            <text:p>Signestro OÜ</text:p>
          </table:table-cell>
          <table:table-cell/>
          <table:table-cell table:style-name="ce2" office:value-type="date" office:date-value="2020-05-07T11:36:52.000001" calcext:value-type="date">
            <text:p>11:36 07.05.20</text:p>
          </table:table-cell>
          <table:table-cell table:number-columns-repeated="2" office:value-type="float" office:value="756" calcext:value-type="float">
            <text:p>75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976404" calcext:value-type="float">
            <text:p>1297640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5</text:p>
          </table:table-cell>
          <table:table-cell office:value-type="string" calcext:value-type="string">
            <text:p>MTÜ Veeriku Badminton</text:p>
          </table:table-cell>
          <table:table-cell/>
          <table:table-cell table:style-name="ce2" office:value-type="date" office:date-value="2020-05-07T10:47:43" calcext:value-type="date">
            <text:p>10:47 07.05.20</text:p>
          </table:table-cell>
          <table:table-cell table:number-columns-repeated="2" office:value-type="float" office:value="5160" calcext:value-type="float">
            <text:p>5 1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0549" calcext:value-type="float">
            <text:p>8042054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4</text:p>
          </table:table-cell>
          <table:table-cell office:value-type="string" calcext:value-type="string">
            <text:p>Mittetulundusühing Orca Swim Club</text:p>
          </table:table-cell>
          <table:table-cell/>
          <table:table-cell table:style-name="ce2" office:value-type="date" office:date-value="2020-05-07T10:46:06" calcext:value-type="date">
            <text:p>10:46 07.05.20</text:p>
          </table:table-cell>
          <table:table-cell table:number-columns-repeated="2" office:value-type="float" office:value="102704" calcext:value-type="float">
            <text:p>102 70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2383" calcext:value-type="float">
            <text:p>8033238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3</text:p>
          </table:table-cell>
          <table:table-cell office:value-type="string" calcext:value-type="string">
            <text:p>KWG Koolitus OÜ</text:p>
          </table:table-cell>
          <table:table-cell/>
          <table:table-cell table:style-name="ce2" office:value-type="date" office:date-value="2020-05-07T10:41:41" calcext:value-type="date">
            <text:p>10:41 07.05.20</text:p>
          </table:table-cell>
          <table:table-cell table:number-columns-repeated="2" office:value-type="float" office:value="10000" calcext:value-type="float">
            <text:p>10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456861" calcext:value-type="float">
            <text:p>1145686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2</text:p>
          </table:table-cell>
          <table:table-cell office:value-type="string" calcext:value-type="string">
            <text:p>MTÜ Virumaa Jalgpall</text:p>
          </table:table-cell>
          <table:table-cell/>
          <table:table-cell table:style-name="ce2" office:value-type="date" office:date-value="2020-05-07T10:38:28" calcext:value-type="date">
            <text:p>10:38 07.05.20</text:p>
          </table:table-cell>
          <table:table-cell table:number-columns-repeated="2" office:value-type="float" office:value="16380" calcext:value-type="float">
            <text:p>16 3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92288" calcext:value-type="float">
            <text:p>8039228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1</text:p>
          </table:table-cell>
          <table:table-cell office:value-type="string" calcext:value-type="string">
            <text:p>Eesti Evangeelse Luterliku Kiriku Tallinna Toompea Kaarli Kogudus</text:p>
          </table:table-cell>
          <table:table-cell/>
          <table:table-cell table:style-name="ce2" office:value-type="date" office:date-value="2020-05-07T10:36:30" calcext:value-type="date">
            <text:p>10:36 07.05.20</text:p>
          </table:table-cell>
          <table:table-cell table:number-columns-repeated="2" office:value-type="float" office:value="16080" calcext:value-type="float">
            <text:p>16 0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10970" calcext:value-type="float">
            <text:p>8021097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0</text:p>
          </table:table-cell>
          <table:table-cell office:value-type="string" calcext:value-type="string">
            <text:p>Eesti Evangeelse Luterliku Kiriku Tallinna Toompea Kaarli Kogudus</text:p>
          </table:table-cell>
          <table:table-cell/>
          <table:table-cell table:style-name="ce2" office:value-type="date" office:date-value="2020-05-07T10:35:16" calcext:value-type="date">
            <text:p>10:35 07.05.20</text:p>
          </table:table-cell>
          <table:table-cell table:number-columns-repeated="2" office:value-type="float" office:value="8880" calcext:value-type="float">
            <text:p>8 8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10970" calcext:value-type="float">
            <text:p>8021097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9</text:p>
          </table:table-cell>
          <table:table-cell office:value-type="string" calcext:value-type="string">
            <text:p>MTÜ JK Vapruse Pisikesed Pallurid</text:p>
          </table:table-cell>
          <table:table-cell/>
          <table:table-cell table:style-name="ce2" office:value-type="date" office:date-value="2020-05-07T10:29:51" calcext:value-type="date">
            <text:p>10:29 07.05.20</text:p>
          </table:table-cell>
          <table:table-cell table:number-columns-repeated="2" office:value-type="float" office:value="6740" calcext:value-type="float">
            <text:p>6 7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9075" calcext:value-type="float">
            <text:p>8055907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7</text:p>
          </table:table-cell>
          <table:table-cell office:value-type="string" calcext:value-type="string">
            <text:p>PE School Viimsi OÜ</text:p>
          </table:table-cell>
          <table:table-cell/>
          <table:table-cell table:style-name="ce2" office:value-type="date" office:date-value="2020-05-07T10:18:55" calcext:value-type="date">
            <text:p>10:18 07.05.20</text:p>
          </table:table-cell>
          <table:table-cell table:number-columns-repeated="2" office:value-type="float" office:value="4560" calcext:value-type="float">
            <text:p>4 5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818201" calcext:value-type="float">
            <text:p>1481820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6</text:p>
          </table:table-cell>
          <table:table-cell office:value-type="string" calcext:value-type="string">
            <text:p>Matu Lastekeskus OÜ</text:p>
          </table:table-cell>
          <table:table-cell/>
          <table:table-cell table:style-name="ce2" office:value-type="date" office:date-value="2020-05-07T10:17:15" calcext:value-type="date">
            <text:p>10:17 07.05.20</text:p>
          </table:table-cell>
          <table:table-cell table:number-columns-repeated="2" office:value-type="float" office:value="400" calcext:value-type="float">
            <text:p>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533024" calcext:value-type="float">
            <text:p>1153302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5</text:p>
          </table:table-cell>
          <table:table-cell office:value-type="string" calcext:value-type="string">
            <text:p>Mittetulundusühing DanceAct Tantsustuudio</text:p>
          </table:table-cell>
          <table:table-cell/>
          <table:table-cell table:style-name="ce2" office:value-type="date" office:date-value="2020-05-07T10:15:11" calcext:value-type="date">
            <text:p>10:15 07.05.20</text:p>
          </table:table-cell>
          <table:table-cell table:number-columns-repeated="2" office:value-type="float" office:value="13150" calcext:value-type="float">
            <text:p>13 1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02152" calcext:value-type="float">
            <text:p>8020215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4</text:p>
          </table:table-cell>
          <table:table-cell office:value-type="string" calcext:value-type="string">
            <text:p>SPARTA Spordiselts</text:p>
          </table:table-cell>
          <table:table-cell/>
          <table:table-cell table:style-name="ce2" office:value-type="date" office:date-value="2020-05-07T10:12:57" calcext:value-type="date">
            <text:p>10:12 07.05.20</text:p>
          </table:table-cell>
          <table:table-cell table:number-columns-repeated="2" office:value-type="float" office:value="50400" calcext:value-type="float">
            <text:p>50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72741" calcext:value-type="float">
            <text:p>8027274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3</text:p>
          </table:table-cell>
          <table:table-cell office:value-type="string" calcext:value-type="string">
            <text:p>MTÜ Palamuusika</text:p>
          </table:table-cell>
          <table:table-cell/>
          <table:table-cell table:style-name="ce2" office:value-type="date" office:date-value="2020-05-07T09:52:02" calcext:value-type="date">
            <text:p>09:52 07.05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3086" calcext:value-type="float">
            <text:p>8037308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2</text:p>
          </table:table-cell>
          <table:table-cell office:value-type="string" calcext:value-type="string">
            <text:p>mittetulundusühing "Tädi Kristi Lapsehoid"</text:p>
          </table:table-cell>
          <table:table-cell/>
          <table:table-cell table:style-name="ce2" office:value-type="date" office:date-value="2020-05-07T09:23:37" calcext:value-type="date">
            <text:p>09:23 07.05.20</text:p>
          </table:table-cell>
          <table:table-cell table:number-columns-repeated="2" office:value-type="float" office:value="2160" calcext:value-type="float">
            <text:p>2 1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82828" calcext:value-type="float">
            <text:p>8028282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1</text:p>
          </table:table-cell>
          <table:table-cell office:value-type="string" calcext:value-type="string">
            <text:p>Mittetulundusühing Fukuri</text:p>
          </table:table-cell>
          <table:table-cell/>
          <table:table-cell table:style-name="ce2" office:value-type="date" office:date-value="2020-05-07T09:20:09" calcext:value-type="date">
            <text:p>09:20 07.05.20</text:p>
          </table:table-cell>
          <table:table-cell table:number-columns-repeated="2" office:value-type="float" office:value="3264" calcext:value-type="float">
            <text:p>3 26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9437" calcext:value-type="float">
            <text:p>8038943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9</text:p>
          </table:table-cell>
          <table:table-cell office:value-type="string" calcext:value-type="string">
            <text:p>MITTETULUNDUSÜHING LOOMEKODA</text:p>
          </table:table-cell>
          <table:table-cell/>
          <table:table-cell table:style-name="ce2" office:value-type="date" office:date-value="2020-05-07T08:43:57.000001" calcext:value-type="date">
            <text:p>08:43 07.05.20</text:p>
          </table:table-cell>
          <table:table-cell table:number-columns-repeated="2" office:value-type="float" office:value="6232" calcext:value-type="float">
            <text:p>6 23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46778" calcext:value-type="float">
            <text:p>8024677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8</text:p>
          </table:table-cell>
          <table:table-cell office:value-type="string" calcext:value-type="string">
            <text:p>Tallinn International School OÜ</text:p>
          </table:table-cell>
          <table:table-cell/>
          <table:table-cell table:style-name="ce2" office:value-type="date" office:date-value="2020-05-07T08:31:59" calcext:value-type="date">
            <text:p>08:31 07.05.20</text:p>
          </table:table-cell>
          <table:table-cell table:number-columns-repeated="2" office:value-type="float" office:value="10800" calcext:value-type="float">
            <text:p>10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092164" calcext:value-type="float">
            <text:p>1409216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7</text:p>
          </table:table-cell>
          <table:table-cell office:value-type="string" calcext:value-type="string">
            <text:p>MTÜ Tääksi Spordiakadeemia</text:p>
          </table:table-cell>
          <table:table-cell/>
          <table:table-cell table:style-name="ce2" office:value-type="date" office:date-value="2020-05-07T07:29:05" calcext:value-type="date">
            <text:p>07:29 07.05.20</text:p>
          </table:table-cell>
          <table:table-cell table:number-columns-repeated="2" office:value-type="float" office:value="720" calcext:value-type="float">
            <text:p>7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2510" calcext:value-type="float">
            <text:p>80362510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6</text:p>
          </table:table-cell>
          <table:table-cell office:value-type="string" calcext:value-type="string">
            <text:p>Villi Nõmmiku Erahuvikool</text:p>
          </table:table-cell>
          <table:table-cell/>
          <table:table-cell table:style-name="ce2" office:value-type="date" office:date-value="2020-05-07T01:49:34" calcext:value-type="date">
            <text:p>01:49 07.05.20</text:p>
          </table:table-cell>
          <table:table-cell table:number-columns-repeated="2" office:value-type="float" office:value="12100" calcext:value-type="float">
            <text:p>12 1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521759" calcext:value-type="float">
            <text:p>1152175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5</text:p>
          </table:table-cell>
          <table:table-cell office:value-type="string" calcext:value-type="string">
            <text:p>ÜKSTEIST HOIDES Mittetulundusühing</text:p>
          </table:table-cell>
          <table:table-cell/>
          <table:table-cell table:style-name="ce2" office:value-type="date" office:date-value="2020-05-07T00:14:18" calcext:value-type="date">
            <text:p>00:14 07.05.20</text:p>
          </table:table-cell>
          <table:table-cell table:number-columns-repeated="2" office:value-type="float" office:value="7257" calcext:value-type="float">
            <text:p>7 25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3091" calcext:value-type="float">
            <text:p>8034309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4</text:p>
          </table:table-cell>
          <table:table-cell office:value-type="string" calcext:value-type="string">
            <text:p>MTÜ Pärnu Käsikellastuudio</text:p>
          </table:table-cell>
          <table:table-cell/>
          <table:table-cell table:style-name="ce2" office:value-type="date" office:date-value="2020-05-06T23:17:47.000001" calcext:value-type="date">
            <text:p>23:17 06.05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4623" calcext:value-type="float">
            <text:p>8031462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3</text:p>
          </table:table-cell>
          <table:table-cell office:value-type="string" calcext:value-type="string">
            <text:p>OÜ Kunstipõnnid</text:p>
          </table:table-cell>
          <table:table-cell/>
          <table:table-cell table:style-name="ce2" office:value-type="date" office:date-value="2020-05-06T22:37:14.999999" calcext:value-type="date">
            <text:p>22:37 06.05.20</text:p>
          </table:table-cell>
          <table:table-cell table:number-columns-repeated="2" office:value-type="float" office:value="3716" calcext:value-type="float">
            <text:p>3 71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085131" calcext:value-type="float">
            <text:p>1208513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2</text:p>
          </table:table-cell>
          <table:table-cell office:value-type="string" calcext:value-type="string">
            <text:p>Osaühing ESTEETIKA JA TANTSUKOOL</text:p>
          </table:table-cell>
          <table:table-cell/>
          <table:table-cell table:style-name="ce2" office:value-type="date" office:date-value="2020-05-06T21:48:13" calcext:value-type="date">
            <text:p>21:48 06.05.20</text:p>
          </table:table-cell>
          <table:table-cell table:number-columns-repeated="2" office:value-type="float" office:value="24145" calcext:value-type="float">
            <text:p>24 14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245984" calcext:value-type="float">
            <text:p>1024598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1</text:p>
          </table:table-cell>
          <table:table-cell office:value-type="string" calcext:value-type="string">
            <text:p>Saue Taekwondoklubi</text:p>
          </table:table-cell>
          <table:table-cell/>
          <table:table-cell table:style-name="ce2" office:value-type="date" office:date-value="2020-05-06T21:39:58" calcext:value-type="date">
            <text:p>21:39 06.05.20</text:p>
          </table:table-cell>
          <table:table-cell table:number-columns-repeated="2" office:value-type="float" office:value="12000" calcext:value-type="float">
            <text:p>1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9171" calcext:value-type="float">
            <text:p>8034917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9</text:p>
          </table:table-cell>
          <table:table-cell office:value-type="string" calcext:value-type="string">
            <text:p>VENE NOORSOOTEATER</text:p>
          </table:table-cell>
          <table:table-cell/>
          <table:table-cell table:style-name="ce2" office:value-type="date" office:date-value="2020-05-06T21:37:22" calcext:value-type="date">
            <text:p>21:37 06.05.20</text:p>
          </table:table-cell>
          <table:table-cell table:number-columns-repeated="2" office:value-type="float" office:value="1071" calcext:value-type="float">
            <text:p>1 07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31118" calcext:value-type="float">
            <text:p>8013111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8</text:p>
          </table:table-cell>
          <table:table-cell office:value-type="string" calcext:value-type="string">
            <text:p>Mittetulundusühing SK FIGHTER</text:p>
          </table:table-cell>
          <table:table-cell/>
          <table:table-cell table:style-name="ce2" office:value-type="date" office:date-value="2020-05-06T21:07:42" calcext:value-type="date">
            <text:p>21:07 06.05.20</text:p>
          </table:table-cell>
          <table:table-cell table:number-columns-repeated="2" office:value-type="float" office:value="1170" calcext:value-type="float">
            <text:p>1 17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5542" calcext:value-type="float">
            <text:p>8033554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7</text:p>
          </table:table-cell>
          <table:table-cell office:value-type="string" calcext:value-type="string">
            <text:p>Tantsustuudio Carol</text:p>
          </table:table-cell>
          <table:table-cell/>
          <table:table-cell table:style-name="ce2" office:value-type="date" office:date-value="2020-05-06T21:06:42" calcext:value-type="date">
            <text:p>21:06 06.05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57345" calcext:value-type="float">
            <text:p>8025734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6</text:p>
          </table:table-cell>
          <table:table-cell office:value-type="string" calcext:value-type="string">
            <text:p>OÜ Lapsehoiuteenused</text:p>
          </table:table-cell>
          <table:table-cell/>
          <table:table-cell table:style-name="ce2" office:value-type="date" office:date-value="2020-05-06T20:04:36.000001" calcext:value-type="date">
            <text:p>20:04 06.05.20</text:p>
          </table:table-cell>
          <table:table-cell table:number-columns-repeated="2" office:value-type="float" office:value="920" calcext:value-type="float">
            <text:p>9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318389" calcext:value-type="float">
            <text:p>1131838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5</text:p>
          </table:table-cell>
          <table:table-cell office:value-type="string" calcext:value-type="string">
            <text:p>mittetulundusühing Valik</text:p>
          </table:table-cell>
          <table:table-cell/>
          <table:table-cell table:style-name="ce2" office:value-type="date" office:date-value="2020-05-06T19:35:48" calcext:value-type="date">
            <text:p>19:35 06.05.20</text:p>
          </table:table-cell>
          <table:table-cell table:number-columns-repeated="2" office:value-type="float" office:value="5349" calcext:value-type="float">
            <text:p>5 34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59482" calcext:value-type="float">
            <text:p>8015948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4</text:p>
          </table:table-cell>
          <table:table-cell office:value-type="string" calcext:value-type="string">
            <text:p>Helde Puu OÜ</text:p>
          </table:table-cell>
          <table:table-cell/>
          <table:table-cell table:style-name="ce2" office:value-type="date" office:date-value="2020-05-06T19:06:57" calcext:value-type="date">
            <text:p>19:06 06.05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021579" calcext:value-type="float">
            <text:p>1202157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2</text:p>
          </table:table-cell>
          <table:table-cell office:value-type="string" calcext:value-type="string">
            <text:p>Mittetulundusühing Akvarellid</text:p>
          </table:table-cell>
          <table:table-cell/>
          <table:table-cell table:style-name="ce2" office:value-type="date" office:date-value="2020-05-06T18:35:56" calcext:value-type="date">
            <text:p>18:35 06.05.20</text:p>
          </table:table-cell>
          <table:table-cell table:number-columns-repeated="2" office:value-type="float" office:value="11700" calcext:value-type="float">
            <text:p>11 7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2785" calcext:value-type="float">
            <text:p>8033278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1</text:p>
          </table:table-cell>
          <table:table-cell office:value-type="string" calcext:value-type="string">
            <text:p>Digiruum OÜ</text:p>
          </table:table-cell>
          <table:table-cell/>
          <table:table-cell table:style-name="ce2" office:value-type="date" office:date-value="2020-05-06T17:41:39" calcext:value-type="date">
            <text:p>17:41 06.05.20</text:p>
          </table:table-cell>
          <table:table-cell table:number-columns-repeated="2" office:value-type="float" office:value="3969" calcext:value-type="float">
            <text:p>3 96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714565" calcext:value-type="float">
            <text:p>1471456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0</text:p>
          </table:table-cell>
          <table:table-cell office:value-type="string" calcext:value-type="string">
            <text:p>Mittetulundusühing Esperanza</text:p>
          </table:table-cell>
          <table:table-cell/>
          <table:table-cell table:style-name="ce2" office:value-type="date" office:date-value="2020-05-06T17:40:43" calcext:value-type="date">
            <text:p>17:40 06.05.20</text:p>
          </table:table-cell>
          <table:table-cell table:number-columns-repeated="2" office:value-type="float" office:value="9600" calcext:value-type="float">
            <text:p>9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2476" calcext:value-type="float">
            <text:p>8022247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9</text:p>
          </table:table-cell>
          <table:table-cell office:value-type="string" calcext:value-type="string">
            <text:p>Osaühing Muusikakool Rajaots</text:p>
          </table:table-cell>
          <table:table-cell/>
          <table:table-cell table:style-name="ce2" office:value-type="date" office:date-value="2020-05-06T17:23:23" calcext:value-type="date">
            <text:p>17:23 06.05.20</text:p>
          </table:table-cell>
          <table:table-cell table:number-columns-repeated="2" office:value-type="float" office:value="3040" calcext:value-type="float">
            <text:p>3 0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129553" calcext:value-type="float">
            <text:p>1112955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8</text:p>
          </table:table-cell>
          <table:table-cell office:value-type="string" calcext:value-type="string">
            <text:p>osaühing Arsis</text:p>
          </table:table-cell>
          <table:table-cell/>
          <table:table-cell table:style-name="ce2" office:value-type="date" office:date-value="2020-05-06T17:12:43" calcext:value-type="date">
            <text:p>17:12 06.05.20</text:p>
          </table:table-cell>
          <table:table-cell table:number-columns-repeated="2" office:value-type="float" office:value="10300" calcext:value-type="float">
            <text:p>10 3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065101" calcext:value-type="float">
            <text:p>1006510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7</text:p>
          </table:table-cell>
          <table:table-cell office:value-type="string" calcext:value-type="string">
            <text:p>Mittetulundusühing Laste arengu- ja tugikeskus</text:p>
          </table:table-cell>
          <table:table-cell/>
          <table:table-cell table:style-name="ce2" office:value-type="date" office:date-value="2020-05-06T16:49:18" calcext:value-type="date">
            <text:p>16:49 06.05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0509" calcext:value-type="float">
            <text:p>8037050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6</text:p>
          </table:table-cell>
          <table:table-cell office:value-type="string" calcext:value-type="string">
            <text:p>Mittetulundusühing Visusti Ratsu</text:p>
          </table:table-cell>
          <table:table-cell/>
          <table:table-cell table:style-name="ce2" office:value-type="date" office:date-value="2020-05-06T16:35:38.999999" calcext:value-type="date">
            <text:p>16:35 06.05.20</text:p>
          </table:table-cell>
          <table:table-cell table:number-columns-repeated="2" office:value-type="float" office:value="450" calcext:value-type="float">
            <text:p>4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7755" calcext:value-type="float">
            <text:p>8036775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5</text:p>
          </table:table-cell>
          <table:table-cell office:value-type="string" calcext:value-type="string">
            <text:p>Mittetulundusühing Tartu Ülikooli Akadeemiline Spordiklubi</text:p>
          </table:table-cell>
          <table:table-cell/>
          <table:table-cell table:style-name="ce2" office:value-type="date" office:date-value="2020-05-06T16:25:33" calcext:value-type="date">
            <text:p>16:25 06.05.20</text:p>
          </table:table-cell>
          <table:table-cell table:number-columns-repeated="2" office:value-type="float" office:value="43640" calcext:value-type="float">
            <text:p>43 6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2321" calcext:value-type="float">
            <text:p>80072321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4</text:p>
          </table:table-cell>
          <table:table-cell office:value-type="string" calcext:value-type="string">
            <text:p>SEPPS OÜ</text:p>
          </table:table-cell>
          <table:table-cell/>
          <table:table-cell table:style-name="ce2" office:value-type="date" office:date-value="2020-05-06T16:20:22" calcext:value-type="date">
            <text:p>16:20 06.05.20</text:p>
          </table:table-cell>
          <table:table-cell table:number-columns-repeated="2" office:value-type="float" office:value="48000" calcext:value-type="float">
            <text:p>48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995407" calcext:value-type="float">
            <text:p>1299540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3</text:p>
          </table:table-cell>
          <table:table-cell office:value-type="string" calcext:value-type="string">
            <text:p>Danza Tantsukool MTÜ</text:p>
          </table:table-cell>
          <table:table-cell/>
          <table:table-cell table:style-name="ce2" office:value-type="date" office:date-value="2020-05-06T15:49:45" calcext:value-type="date">
            <text:p>15:49 06.05.20</text:p>
          </table:table-cell>
          <table:table-cell table:number-columns-repeated="2" office:value-type="float" office:value="29250" calcext:value-type="float">
            <text:p>29 2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1224" calcext:value-type="float">
            <text:p>8042122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2</text:p>
          </table:table-cell>
          <table:table-cell office:value-type="string" calcext:value-type="string">
            <text:p>Klubi Lastesport</text:p>
          </table:table-cell>
          <table:table-cell/>
          <table:table-cell table:style-name="ce2" office:value-type="date" office:date-value="2020-05-06T15:45:25" calcext:value-type="date">
            <text:p>15:45 06.05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4304" calcext:value-type="float">
            <text:p>8018430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1</text:p>
          </table:table-cell>
          <table:table-cell office:value-type="string" calcext:value-type="string">
            <text:p>Lasteekraani Muusikastuudio</text:p>
          </table:table-cell>
          <table:table-cell/>
          <table:table-cell table:style-name="ce2" office:value-type="date" office:date-value="2020-05-06T15:43:40" calcext:value-type="date">
            <text:p>15:43 06.05.20</text:p>
          </table:table-cell>
          <table:table-cell table:number-columns-repeated="2" office:value-type="float" office:value="16920" calcext:value-type="float">
            <text:p>16 9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17598" calcext:value-type="float">
            <text:p>8001759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20</text:p>
          </table:table-cell>
          <table:table-cell office:value-type="string" calcext:value-type="string">
            <text:p>OÜ Lolo Pepe</text:p>
          </table:table-cell>
          <table:table-cell/>
          <table:table-cell table:style-name="ce2" office:value-type="date" office:date-value="2020-05-06T15:37:59" calcext:value-type="date">
            <text:p>15:37 06.05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507342" calcext:value-type="float">
            <text:p>1250734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9</text:p>
          </table:table-cell>
          <table:table-cell office:value-type="string" calcext:value-type="string">
            <text:p>Spordiklubi Budo</text:p>
          </table:table-cell>
          <table:table-cell/>
          <table:table-cell table:style-name="ce2" office:value-type="date" office:date-value="2020-05-06T15:36:18" calcext:value-type="date">
            <text:p>15:36 06.05.20</text:p>
          </table:table-cell>
          <table:table-cell table:number-columns-repeated="2" office:value-type="float" office:value="4200" calcext:value-type="float">
            <text:p>4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07694" calcext:value-type="float">
            <text:p>8000769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8</text:p>
          </table:table-cell>
          <table:table-cell office:value-type="string" calcext:value-type="string">
            <text:p>Mittetulundusühing KESKUS "JUST SPEAK IT"</text:p>
          </table:table-cell>
          <table:table-cell/>
          <table:table-cell table:style-name="ce2" office:value-type="date" office:date-value="2020-05-06T15:26:07" calcext:value-type="date">
            <text:p>15:26 06.05.20</text:p>
          </table:table-cell>
          <table:table-cell table:number-columns-repeated="2" office:value-type="float" office:value="615" calcext:value-type="float">
            <text:p>61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2505" calcext:value-type="float">
            <text:p>8040250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7</text:p>
          </table:table-cell>
          <table:table-cell office:value-type="string" calcext:value-type="string">
            <text:p>Mittetulundusühing JK Pärnu Poseidon</text:p>
          </table:table-cell>
          <table:table-cell/>
          <table:table-cell table:style-name="ce2" office:value-type="date" office:date-value="2020-05-06T15:22:10" calcext:value-type="date">
            <text:p>15:22 06.05.20</text:p>
          </table:table-cell>
          <table:table-cell table:number-columns-repeated="2" office:value-type="float" office:value="3225" calcext:value-type="float">
            <text:p>3 22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5065" calcext:value-type="float">
            <text:p>80355065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6</text:p>
          </table:table-cell>
          <table:table-cell office:value-type="string" calcext:value-type="string">
            <text:p>Judoklubi Samurai</text:p>
          </table:table-cell>
          <table:table-cell/>
          <table:table-cell table:style-name="ce2" office:value-type="date" office:date-value="2020-05-06T15:16:39" calcext:value-type="date">
            <text:p>15:16 06.05.20</text:p>
          </table:table-cell>
          <table:table-cell table:number-columns-repeated="2" office:value-type="float" office:value="3450" calcext:value-type="float">
            <text:p>3 4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3807" calcext:value-type="float">
            <text:p>80313807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5</text:p>
          </table:table-cell>
          <table:table-cell office:value-type="string" calcext:value-type="string">
            <text:p>MTÜ Teadmiskeskus Collegium Eruditionis</text:p>
          </table:table-cell>
          <table:table-cell/>
          <table:table-cell table:style-name="ce2" office:value-type="date" office:date-value="2020-05-06T14:58:36" calcext:value-type="date">
            <text:p>14:58 06.05.20</text:p>
          </table:table-cell>
          <table:table-cell table:number-columns-repeated="2" office:value-type="float" office:value="17425" calcext:value-type="float">
            <text:p>17 42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96549" calcext:value-type="float">
            <text:p>80396549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</text:p>
          </table:table-cell>
          <table:table-cell office:value-type="string" calcext:value-type="string">
            <text:p>MTÜ Tantsuklubi V.A.T Stuudio</text:p>
          </table:table-cell>
          <table:table-cell/>
          <table:table-cell table:style-name="ce2" office:value-type="date" office:date-value="2020-05-06T14:57:10" calcext:value-type="date">
            <text:p>14:57 06.05.20</text:p>
          </table:table-cell>
          <table:table-cell table:number-columns-repeated="2" office:value-type="float" office:value="3034" calcext:value-type="float">
            <text:p>3 03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0633" calcext:value-type="float">
            <text:p>8037063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</text:p>
          </table:table-cell>
          <table:table-cell office:value-type="string" calcext:value-type="string">
            <text:p>Mittetulundusühing Tantsukool Laguun</text:p>
          </table:table-cell>
          <table:table-cell/>
          <table:table-cell table:style-name="ce2" office:value-type="date" office:date-value="2020-05-06T14:52:24" calcext:value-type="date">
            <text:p>14:52 06.05.20</text:p>
          </table:table-cell>
          <table:table-cell table:number-columns-repeated="2" office:value-type="float" office:value="13719" calcext:value-type="float">
            <text:p>13 71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27938" calcext:value-type="float">
            <text:p>8012793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</text:p>
          </table:table-cell>
          <table:table-cell office:value-type="string" calcext:value-type="string">
            <text:p>Tallinna Ju-Jutsu Klubi</text:p>
          </table:table-cell>
          <table:table-cell/>
          <table:table-cell table:style-name="ce2" office:value-type="date" office:date-value="2020-05-06T14:37:26" calcext:value-type="date">
            <text:p>14:37 06.05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02953" calcext:value-type="float">
            <text:p>8020295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</text:p>
          </table:table-cell>
          <table:table-cell office:value-type="string" calcext:value-type="string">
            <text:p>Spordiklubi Airpark</text:p>
          </table:table-cell>
          <table:table-cell/>
          <table:table-cell table:style-name="ce2" office:value-type="date" office:date-value="2020-05-06T14:34:43" calcext:value-type="date">
            <text:p>14:34 06.05.20</text:p>
          </table:table-cell>
          <table:table-cell table:number-columns-repeated="2" office:value-type="float" office:value="43680" calcext:value-type="float">
            <text:p>43 6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93203" calcext:value-type="float">
            <text:p>80393203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</text:p>
          </table:table-cell>
          <table:table-cell office:value-type="string" calcext:value-type="string">
            <text:p>Mittetulundusühing Helivõlu</text:p>
          </table:table-cell>
          <table:table-cell/>
          <table:table-cell table:style-name="ce2" office:value-type="date" office:date-value="2020-05-06T14:17:02" calcext:value-type="date">
            <text:p>14:17 06.05.20</text:p>
          </table:table-cell>
          <table:table-cell table:number-columns-repeated="2" office:value-type="float" office:value="1960" calcext:value-type="float">
            <text:p>1 9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8286" calcext:value-type="float">
            <text:p>8036828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</text:p>
          </table:table-cell>
          <table:table-cell office:value-type="string" calcext:value-type="string">
            <text:p>Osaühing Garant Sport</text:p>
          </table:table-cell>
          <table:table-cell/>
          <table:table-cell table:style-name="ce2" office:value-type="date" office:date-value="2020-05-06T13:30:16" calcext:value-type="date">
            <text:p>13:30 06.05.20</text:p>
          </table:table-cell>
          <table:table-cell table:number-columns-repeated="2" office:value-type="float" office:value="11160" calcext:value-type="float">
            <text:p>11 1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877858" calcext:value-type="float">
            <text:p>11877858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</text:p>
          </table:table-cell>
          <table:table-cell office:value-type="string" calcext:value-type="string">
            <text:p>Sally Stuudio</text:p>
          </table:table-cell>
          <table:table-cell/>
          <table:table-cell table:style-name="ce2" office:value-type="date" office:date-value="2020-05-06T13:26:25" calcext:value-type="date">
            <text:p>13:26 06.05.20</text:p>
          </table:table-cell>
          <table:table-cell table:number-columns-repeated="2" office:value-type="float" office:value="20000" calcext:value-type="float">
            <text:p>20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36012" calcext:value-type="float">
            <text:p>80036012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5</text:p>
          </table:table-cell>
          <table:table-cell office:value-type="string" calcext:value-type="string">
            <text:p>Mittetulundusühing Eramuusikakool Ardente</text:p>
          </table:table-cell>
          <table:table-cell/>
          <table:table-cell table:style-name="ce2" office:value-type="date" office:date-value="2020-05-06T13:05:58.999999" calcext:value-type="date">
            <text:p>13:05 06.05.20</text:p>
          </table:table-cell>
          <table:table-cell table:number-columns-repeated="2" office:value-type="float" office:value="6600" calcext:value-type="float">
            <text:p>6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40356" calcext:value-type="float">
            <text:p>80240356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4</text:p>
          </table:table-cell>
          <table:table-cell office:value-type="string" calcext:value-type="string">
            <text:p>Tantsukool Respect</text:p>
          </table:table-cell>
          <table:table-cell/>
          <table:table-cell table:style-name="ce2" office:value-type="date" office:date-value="2020-05-06T13:05:01" calcext:value-type="date">
            <text:p>13:05 06.05.20</text:p>
          </table:table-cell>
          <table:table-cell table:number-columns-repeated="2" office:value-type="float" office:value="7800" calcext:value-type="float">
            <text:p>7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18794" calcext:value-type="float">
            <text:p>80418794</text:p>
          </table:table-cell>
        </table:table-row>
        <table:table-row table:style-name="ro1">
          <table:table-cell office:value-type="string" calcext:value-type="string">
            <text:p>HTM erahariduse ja -huvitegevuse kriisitoetus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3</text:p>
          </table:table-cell>
          <table:table-cell office:value-type="string" calcext:value-type="string">
            <text:p>Mittetulundusühing Tallinna Tantsukool</text:p>
          </table:table-cell>
          <table:table-cell/>
          <table:table-cell table:style-name="ce2" office:value-type="date" office:date-value="2020-05-06T12:48:20" calcext:value-type="date">
            <text:p>12:48 06.05.20</text:p>
          </table:table-cell>
          <table:table-cell table:number-columns-repeated="2" office:value-type="float" office:value="7000" calcext:value-type="float">
            <text:p>7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46169" calcext:value-type="float">
            <text:p>80246169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10</text:p>
          </table:table-cell>
          <table:table-cell office:value-type="string" calcext:value-type="string">
            <text:p>Klubi Golden Lotus</text:p>
          </table:table-cell>
          <table:table-cell/>
          <table:table-cell table:style-name="ce2" office:value-type="date" office:date-value="2020-06-17T11:19:56" calcext:value-type="date">
            <text:p>11:19 17.06.20</text:p>
          </table:table-cell>
          <table:table-cell table:number-columns-repeated="2" office:value-type="float" office:value="775" calcext:value-type="float">
            <text:p>77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16033" calcext:value-type="float">
            <text:p>80216033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09</text:p>
          </table:table-cell>
          <table:table-cell office:value-type="string" calcext:value-type="string">
            <text:p>Jalgpalliklubi Järve</text:p>
          </table:table-cell>
          <table:table-cell/>
          <table:table-cell table:style-name="ce2" office:value-type="date" office:date-value="2020-05-29T23:58:54" calcext:value-type="date">
            <text:p>23:58 29.05.20</text:p>
          </table:table-cell>
          <table:table-cell table:number-columns-repeated="2" office:value-type="float" office:value="20700" calcext:value-type="float">
            <text:p>20 7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16009" calcext:value-type="float">
            <text:p>80016009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08</text:p>
          </table:table-cell>
          <table:table-cell office:value-type="string" calcext:value-type="string">
            <text:p>Mittetulundusühing Eesti Tantsuspordi Akadeemia Danceline</text:p>
          </table:table-cell>
          <table:table-cell/>
          <table:table-cell table:style-name="ce2" office:value-type="date" office:date-value="2020-05-29T23:49:23" calcext:value-type="date">
            <text:p>23:49 29.05.20</text:p>
          </table:table-cell>
          <table:table-cell table:number-columns-repeated="2" office:value-type="float" office:value="1000" calcext:value-type="float">
            <text:p>1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1443" calcext:value-type="float">
            <text:p>80371443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07</text:p>
          </table:table-cell>
          <table:table-cell office:value-type="string" calcext:value-type="string">
            <text:p>Mittetulundusühing HC Viking</text:p>
          </table:table-cell>
          <table:table-cell/>
          <table:table-cell table:style-name="ce2" office:value-type="date" office:date-value="2020-05-29T23:43:50" calcext:value-type="date">
            <text:p>23:43 29.05.20</text:p>
          </table:table-cell>
          <table:table-cell table:number-columns-repeated="2" office:value-type="float" office:value="5280" calcext:value-type="float">
            <text:p>5 2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2738" calcext:value-type="float">
            <text:p>80372738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06</text:p>
          </table:table-cell>
          <table:table-cell office:value-type="string" calcext:value-type="string">
            <text:p>Ujumise Spordiklubi MTÜ</text:p>
          </table:table-cell>
          <table:table-cell/>
          <table:table-cell table:style-name="ce2" office:value-type="date" office:date-value="2020-05-29T23:34:25" calcext:value-type="date">
            <text:p>23:34 29.05.20</text:p>
          </table:table-cell>
          <table:table-cell table:number-columns-repeated="2" office:value-type="float" office:value="10800" calcext:value-type="float">
            <text:p>10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00598" calcext:value-type="float">
            <text:p>80200598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04</text:p>
          </table:table-cell>
          <table:table-cell office:value-type="string" calcext:value-type="string">
            <text:p>Mittetulundusühing Armeenia Pühapäevakool MAŠTOTS</text:p>
          </table:table-cell>
          <table:table-cell/>
          <table:table-cell table:style-name="ce2" office:value-type="date" office:date-value="2020-05-29T23:24:36.000001" calcext:value-type="date">
            <text:p>23:24 29.05.20</text:p>
          </table:table-cell>
          <table:table-cell table:number-columns-repeated="2" office:value-type="float" office:value="2560" calcext:value-type="float">
            <text:p>2 5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67065" calcext:value-type="float">
            <text:p>80267065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03</text:p>
          </table:table-cell>
          <table:table-cell office:value-type="string" calcext:value-type="string">
            <text:p>Mittetulundusühing Omakogu</text:p>
          </table:table-cell>
          <table:table-cell/>
          <table:table-cell table:style-name="ce2" office:value-type="date" office:date-value="2020-05-29T23:22:42" calcext:value-type="date">
            <text:p>23:22 29.05.20</text:p>
          </table:table-cell>
          <table:table-cell table:number-columns-repeated="2" office:value-type="float" office:value="1680" calcext:value-type="float">
            <text:p>1 6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69348" calcext:value-type="float">
            <text:p>80269348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02</text:p>
          </table:table-cell>
          <table:table-cell office:value-type="string" calcext:value-type="string">
            <text:p>Peetrikese OÜ</text:p>
          </table:table-cell>
          <table:table-cell/>
          <table:table-cell table:style-name="ce2" office:value-type="date" office:date-value="2020-05-29T23:20:05" calcext:value-type="date">
            <text:p>23:20 29.05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080174" calcext:value-type="float">
            <text:p>12080174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01</text:p>
          </table:table-cell>
          <table:table-cell office:value-type="string" calcext:value-type="string">
            <text:p>Judoklubi Dokyo</text:p>
          </table:table-cell>
          <table:table-cell/>
          <table:table-cell table:style-name="ce2" office:value-type="date" office:date-value="2020-05-29T23:06:02" calcext:value-type="date">
            <text:p>23:06 29.05.20</text:p>
          </table:table-cell>
          <table:table-cell table:number-columns-repeated="2" office:value-type="float" office:value="6000" calcext:value-type="float">
            <text:p>6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2311" calcext:value-type="float">
            <text:p>80552311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00</text:p>
          </table:table-cell>
          <table:table-cell office:value-type="string" calcext:value-type="string">
            <text:p>SPORDIKLUBI TREFOIL</text:p>
          </table:table-cell>
          <table:table-cell/>
          <table:table-cell table:style-name="ce2" office:value-type="date" office:date-value="2020-05-29T23:02:43" calcext:value-type="date">
            <text:p>23:02 29.05.20</text:p>
          </table:table-cell>
          <table:table-cell table:number-columns-repeated="2" office:value-type="float" office:value="14154" calcext:value-type="float">
            <text:p>14 15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43802" calcext:value-type="float">
            <text:p>80143802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99</text:p>
          </table:table-cell>
          <table:table-cell office:value-type="string" calcext:value-type="string">
            <text:p>LASTE- JA NOORTEKESKUS TULUKE</text:p>
          </table:table-cell>
          <table:table-cell/>
          <table:table-cell table:style-name="ce2" office:value-type="date" office:date-value="2020-05-29T22:37:54" calcext:value-type="date">
            <text:p>22:37 29.05.20</text:p>
          </table:table-cell>
          <table:table-cell table:number-columns-repeated="2" office:value-type="float" office:value="1427" calcext:value-type="float">
            <text:p>1 42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17533" calcext:value-type="float">
            <text:p>80017533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98</text:p>
          </table:table-cell>
          <table:table-cell office:value-type="string" calcext:value-type="string">
            <text:p>Mittetulundusühing Spordikultuur</text:p>
          </table:table-cell>
          <table:table-cell/>
          <table:table-cell table:style-name="ce2" office:value-type="date" office:date-value="2020-05-29T22:30:21" calcext:value-type="date">
            <text:p>22:30 29.05.20</text:p>
          </table:table-cell>
          <table:table-cell table:number-columns-repeated="2" office:value-type="float" office:value="5760" calcext:value-type="float">
            <text:p>5 7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5906" calcext:value-type="float">
            <text:p>80355906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97</text:p>
          </table:table-cell>
          <table:table-cell office:value-type="string" calcext:value-type="string">
            <text:p>Võru Sulgpalliklubi</text:p>
          </table:table-cell>
          <table:table-cell/>
          <table:table-cell table:style-name="ce2" office:value-type="date" office:date-value="2020-05-29T21:58:02" calcext:value-type="date">
            <text:p>21:58 29.05.20</text:p>
          </table:table-cell>
          <table:table-cell table:number-columns-repeated="2" office:value-type="float" office:value="3400" calcext:value-type="float">
            <text:p>3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6807" calcext:value-type="float">
            <text:p>80426807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96</text:p>
          </table:table-cell>
          <table:table-cell office:value-type="string" calcext:value-type="string">
            <text:p>Käsipalliklubi HC Tallinn</text:p>
          </table:table-cell>
          <table:table-cell/>
          <table:table-cell table:style-name="ce2" office:value-type="date" office:date-value="2020-05-29T21:49:20" calcext:value-type="date">
            <text:p>21:49 29.05.20</text:p>
          </table:table-cell>
          <table:table-cell table:number-columns-repeated="2" office:value-type="float" office:value="18540" calcext:value-type="float">
            <text:p>18 5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5128" calcext:value-type="float">
            <text:p>80335128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95</text:p>
          </table:table-cell>
          <table:table-cell office:value-type="string" calcext:value-type="string">
            <text:p>Akrobaatikaklubi Tirel</text:p>
          </table:table-cell>
          <table:table-cell/>
          <table:table-cell table:style-name="ce2" office:value-type="date" office:date-value="2020-05-29T21:47:06" calcext:value-type="date">
            <text:p>21:47 29.05.20</text:p>
          </table:table-cell>
          <table:table-cell table:number-columns-repeated="2" office:value-type="float" office:value="2207" calcext:value-type="float">
            <text:p>2 20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25727" calcext:value-type="float">
            <text:p>80325727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93</text:p>
          </table:table-cell>
          <table:table-cell office:value-type="string" calcext:value-type="string">
            <text:p>Mittetulundusühing Mikata</text:p>
          </table:table-cell>
          <table:table-cell/>
          <table:table-cell table:style-name="ce2" office:value-type="date" office:date-value="2020-05-29T20:33:26" calcext:value-type="date">
            <text:p>20:33 29.05.20</text:p>
          </table:table-cell>
          <table:table-cell table:number-columns-repeated="2" office:value-type="float" office:value="15450" calcext:value-type="float">
            <text:p>15 4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6210" calcext:value-type="float">
            <text:p>80296210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92</text:p>
          </table:table-cell>
          <table:table-cell office:value-type="string" calcext:value-type="string">
            <text:p>Mittetulundusühing Nukutuba</text:p>
          </table:table-cell>
          <table:table-cell/>
          <table:table-cell table:style-name="ce2" office:value-type="date" office:date-value="2020-05-29T20:27:31" calcext:value-type="date">
            <text:p>20:27 29.05.20</text:p>
          </table:table-cell>
          <table:table-cell table:number-columns-repeated="2" office:value-type="float" office:value="2714" calcext:value-type="float">
            <text:p>2 71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8351" calcext:value-type="float">
            <text:p>80338351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91</text:p>
          </table:table-cell>
          <table:table-cell office:value-type="string" calcext:value-type="string">
            <text:p>Dance Dream</text:p>
          </table:table-cell>
          <table:table-cell/>
          <table:table-cell table:style-name="ce2" office:value-type="date" office:date-value="2020-05-29T20:04:22" calcext:value-type="date">
            <text:p>20:04 29.05.20</text:p>
          </table:table-cell>
          <table:table-cell table:number-columns-repeated="2" office:value-type="float" office:value="3713" calcext:value-type="float">
            <text:p>3 71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3865" calcext:value-type="float">
            <text:p>80553865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90</text:p>
          </table:table-cell>
          <table:table-cell office:value-type="string" calcext:value-type="string">
            <text:p>Mittetulundusühing Taibukate Teaduskool</text:p>
          </table:table-cell>
          <table:table-cell/>
          <table:table-cell table:style-name="ce2" office:value-type="date" office:date-value="2020-05-29T19:57:28.999999" calcext:value-type="date">
            <text:p>19:57 29.05.20</text:p>
          </table:table-cell>
          <table:table-cell table:number-columns-repeated="2" office:value-type="float" office:value="8520" calcext:value-type="float">
            <text:p>8 5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7810" calcext:value-type="float">
            <text:p>80367810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89</text:p>
          </table:table-cell>
          <table:table-cell office:value-type="string" calcext:value-type="string">
            <text:p>Osaühing Algkoolitus</text:p>
          </table:table-cell>
          <table:table-cell/>
          <table:table-cell table:style-name="ce2" office:value-type="date" office:date-value="2020-05-29T19:50:22" calcext:value-type="date">
            <text:p>19:50 29.05.20</text:p>
          </table:table-cell>
          <table:table-cell table:number-columns-repeated="2" office:value-type="float" office:value="4920" calcext:value-type="float">
            <text:p>4 9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418025" calcext:value-type="float">
            <text:p>10418025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88</text:p>
          </table:table-cell>
          <table:table-cell office:value-type="string" calcext:value-type="string">
            <text:p>Kunstiring MTÜ</text:p>
          </table:table-cell>
          <table:table-cell/>
          <table:table-cell table:style-name="ce2" office:value-type="date" office:date-value="2020-05-29T19:42:23" calcext:value-type="date">
            <text:p>19:42 29.05.20</text:p>
          </table:table-cell>
          <table:table-cell table:number-columns-repeated="2" office:value-type="float" office:value="5079" calcext:value-type="float">
            <text:p>5 07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91569" calcext:value-type="float">
            <text:p>80391569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87</text:p>
          </table:table-cell>
          <table:table-cell office:value-type="string" calcext:value-type="string">
            <text:p>Nutigeen Ruudus MTÜ</text:p>
          </table:table-cell>
          <table:table-cell/>
          <table:table-cell table:style-name="ce2" office:value-type="date" office:date-value="2020-05-29T19:15:22.999999" calcext:value-type="date">
            <text:p>19:15 29.05.20</text:p>
          </table:table-cell>
          <table:table-cell table:number-columns-repeated="2" office:value-type="float" office:value="3490" calcext:value-type="float">
            <text:p>3 49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18110" calcext:value-type="float">
            <text:p>80418110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86</text:p>
          </table:table-cell>
          <table:table-cell office:value-type="string" calcext:value-type="string">
            <text:p>SPORDIKLUBI HC TALLAS</text:p>
          </table:table-cell>
          <table:table-cell/>
          <table:table-cell table:style-name="ce2" office:value-type="date" office:date-value="2020-05-29T18:24:17" calcext:value-type="date">
            <text:p>18:24 29.05.20</text:p>
          </table:table-cell>
          <table:table-cell table:number-columns-repeated="2" office:value-type="float" office:value="16950" calcext:value-type="float">
            <text:p>16 9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22688" calcext:value-type="float">
            <text:p>80022688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85</text:p>
          </table:table-cell>
          <table:table-cell office:value-type="string" calcext:value-type="string">
            <text:p>SPORDIKLUBI MARIBEL</text:p>
          </table:table-cell>
          <table:table-cell/>
          <table:table-cell table:style-name="ce2" office:value-type="date" office:date-value="2020-05-29T16:09:04" calcext:value-type="date">
            <text:p>16:09 29.05.20</text:p>
          </table:table-cell>
          <table:table-cell table:number-columns-repeated="2" office:value-type="float" office:value="3075" calcext:value-type="float">
            <text:p>3 07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67429" calcext:value-type="float">
            <text:p>80167429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84</text:p>
          </table:table-cell>
          <table:table-cell office:value-type="string" calcext:value-type="string">
            <text:p>Sihtasutus Eesti Agrenska Fond</text:p>
          </table:table-cell>
          <table:table-cell/>
          <table:table-cell table:style-name="ce2" office:value-type="date" office:date-value="2020-05-29T16:08:42" calcext:value-type="date">
            <text:p>16:08 29.05.20</text:p>
          </table:table-cell>
          <table:table-cell table:number-columns-repeated="2" office:value-type="float" office:value="3100" calcext:value-type="float">
            <text:p>3 1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7514" calcext:value-type="float">
            <text:p>90007514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83</text:p>
          </table:table-cell>
          <table:table-cell office:value-type="string" calcext:value-type="string">
            <text:p>Spordiklubi KIBUVITS</text:p>
          </table:table-cell>
          <table:table-cell/>
          <table:table-cell table:style-name="ce2" office:value-type="date" office:date-value="2020-05-29T15:00:39" calcext:value-type="date">
            <text:p>15:00 29.05.20</text:p>
          </table:table-cell>
          <table:table-cell table:number-columns-repeated="2" office:value-type="float" office:value="4300" calcext:value-type="float">
            <text:p>4 3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0677" calcext:value-type="float">
            <text:p>80060677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82</text:p>
          </table:table-cell>
          <table:table-cell office:value-type="string" calcext:value-type="string">
            <text:p>Osaühing Keeltekool Likool</text:p>
          </table:table-cell>
          <table:table-cell/>
          <table:table-cell table:style-name="ce2" office:value-type="date" office:date-value="2020-05-29T14:55:18" calcext:value-type="date">
            <text:p>14:55 29.05.20</text:p>
          </table:table-cell>
          <table:table-cell table:number-columns-repeated="2" office:value-type="float" office:value="7240" calcext:value-type="float">
            <text:p>7 2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279094" calcext:value-type="float">
            <text:p>12279094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81</text:p>
          </table:table-cell>
          <table:table-cell office:value-type="string" calcext:value-type="string">
            <text:p>Loominguline Selts ATHENA MAJA</text:p>
          </table:table-cell>
          <table:table-cell/>
          <table:table-cell table:style-name="ce2" office:value-type="date" office:date-value="2020-05-29T14:43:57.000001" calcext:value-type="date">
            <text:p>14:43 29.05.20</text:p>
          </table:table-cell>
          <table:table-cell table:number-columns-repeated="2" office:value-type="float" office:value="5000" calcext:value-type="float">
            <text:p>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21097" calcext:value-type="float">
            <text:p>80021097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80</text:p>
          </table:table-cell>
          <table:table-cell office:value-type="string" calcext:value-type="string">
            <text:p>Nõmme Lastekaitse Liit</text:p>
          </table:table-cell>
          <table:table-cell/>
          <table:table-cell table:style-name="ce2" office:value-type="date" office:date-value="2020-05-29T14:27:32" calcext:value-type="date">
            <text:p>14:27 29.05.20</text:p>
          </table:table-cell>
          <table:table-cell table:number-columns-repeated="2" office:value-type="float" office:value="2100" calcext:value-type="float">
            <text:p>2 1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7076" calcext:value-type="float">
            <text:p>80067076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79</text:p>
          </table:table-cell>
          <table:table-cell office:value-type="string" calcext:value-type="string">
            <text:p>Sihtasutus Avatud Kool</text:p>
          </table:table-cell>
          <table:table-cell/>
          <table:table-cell table:style-name="ce2" office:value-type="date" office:date-value="2020-05-29T14:18:23" calcext:value-type="date">
            <text:p>14:18 29.05.20</text:p>
          </table:table-cell>
          <table:table-cell table:number-columns-repeated="2" office:value-type="float" office:value="14000" calcext:value-type="float">
            <text:p>1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2768" calcext:value-type="float">
            <text:p>90012768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78</text:p>
          </table:table-cell>
          <table:table-cell office:value-type="string" calcext:value-type="string">
            <text:p>Tallink - City Spordiklubi</text:p>
          </table:table-cell>
          <table:table-cell/>
          <table:table-cell table:style-name="ce2" office:value-type="date" office:date-value="2020-05-29T14:03:00" calcext:value-type="date">
            <text:p>14:03 29.05.20</text:p>
          </table:table-cell>
          <table:table-cell table:number-columns-repeated="2" office:value-type="float" office:value="9300" calcext:value-type="float">
            <text:p>9 3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5811" calcext:value-type="float">
            <text:p>80405811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77</text:p>
          </table:table-cell>
          <table:table-cell office:value-type="string" calcext:value-type="string">
            <text:p>Spordiklubi Tugev Tahe</text:p>
          </table:table-cell>
          <table:table-cell/>
          <table:table-cell table:style-name="ce2" office:value-type="date" office:date-value="2020-05-29T14:01:51" calcext:value-type="date">
            <text:p>14:01 29.05.20</text:p>
          </table:table-cell>
          <table:table-cell table:number-columns-repeated="2" office:value-type="float" office:value="1815" calcext:value-type="float">
            <text:p>1 81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28636" calcext:value-type="float">
            <text:p>80128636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76</text:p>
          </table:table-cell>
          <table:table-cell office:value-type="string" calcext:value-type="string">
            <text:p>EELK diakoonia- ja ühiskonnatöö sihtasutus</text:p>
          </table:table-cell>
          <table:table-cell/>
          <table:table-cell table:style-name="ce2" office:value-type="date" office:date-value="2020-05-29T13:41:33" calcext:value-type="date">
            <text:p>13:41 29.05.20</text:p>
          </table:table-cell>
          <table:table-cell table:number-columns-repeated="2" office:value-type="float" office:value="2160" calcext:value-type="float">
            <text:p>2 1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4342" calcext:value-type="float">
            <text:p>90014342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75</text:p>
          </table:table-cell>
          <table:table-cell office:value-type="string" calcext:value-type="string">
            <text:p>MTÜ MMAces</text:p>
          </table:table-cell>
          <table:table-cell/>
          <table:table-cell table:style-name="ce2" office:value-type="date" office:date-value="2020-05-29T13:36:20" calcext:value-type="date">
            <text:p>13:36 29.05.20</text:p>
          </table:table-cell>
          <table:table-cell table:number-columns-repeated="2" office:value-type="float" office:value="4324" calcext:value-type="float">
            <text:p>4 32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00727" calcext:value-type="float">
            <text:p>80300727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74</text:p>
          </table:table-cell>
          <table:table-cell office:value-type="string" calcext:value-type="string">
            <text:p>mittetulundusühing SK JÕUD JUNIOR</text:p>
          </table:table-cell>
          <table:table-cell/>
          <table:table-cell table:style-name="ce2" office:value-type="date" office:date-value="2020-05-29T13:09:25" calcext:value-type="date">
            <text:p>13:09 29.05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04079" calcext:value-type="float">
            <text:p>80304079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73</text:p>
          </table:table-cell>
          <table:table-cell office:value-type="string" calcext:value-type="string">
            <text:p>MTÜ Loome Pai</text:p>
          </table:table-cell>
          <table:table-cell/>
          <table:table-cell table:style-name="ce2" office:value-type="date" office:date-value="2020-05-29T12:59:56" calcext:value-type="date">
            <text:p>12:59 29.05.20</text:p>
          </table:table-cell>
          <table:table-cell table:number-columns-repeated="2" office:value-type="float" office:value="570" calcext:value-type="float">
            <text:p>57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8250" calcext:value-type="float">
            <text:p>80378250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72</text:p>
          </table:table-cell>
          <table:table-cell office:value-type="string" calcext:value-type="string">
            <text:p>Mittetulundusühing "Motoklubi K&amp;K"</text:p>
          </table:table-cell>
          <table:table-cell/>
          <table:table-cell table:style-name="ce2" office:value-type="date" office:date-value="2020-05-29T12:48:04" calcext:value-type="date">
            <text:p>12:48 29.05.20</text:p>
          </table:table-cell>
          <table:table-cell table:number-columns-repeated="2" office:value-type="float" office:value="825" calcext:value-type="float">
            <text:p>82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79128" calcext:value-type="float">
            <text:p>80279128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71</text:p>
          </table:table-cell>
          <table:table-cell office:value-type="string" calcext:value-type="string">
            <text:p>Ema Aed OÜ</text:p>
          </table:table-cell>
          <table:table-cell/>
          <table:table-cell table:style-name="ce2" office:value-type="date" office:date-value="2020-05-29T12:45:54" calcext:value-type="date">
            <text:p>12:45 29.05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666000" calcext:value-type="float">
            <text:p>12666000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70</text:p>
          </table:table-cell>
          <table:table-cell office:value-type="string" calcext:value-type="string">
            <text:p>Lasteaed Vurr OÜ</text:p>
          </table:table-cell>
          <table:table-cell/>
          <table:table-cell table:style-name="ce2" office:value-type="date" office:date-value="2020-05-29T12:35:03" calcext:value-type="date">
            <text:p>12:35 29.05.20</text:p>
          </table:table-cell>
          <table:table-cell table:number-columns-repeated="2" office:value-type="float" office:value="3720" calcext:value-type="float">
            <text:p>3 7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473581" calcext:value-type="float">
            <text:p>11473581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69</text:p>
          </table:table-cell>
          <table:table-cell office:value-type="string" calcext:value-type="string">
            <text:p>OÜ KULLAKALLI</text:p>
          </table:table-cell>
          <table:table-cell/>
          <table:table-cell table:style-name="ce2" office:value-type="date" office:date-value="2020-05-29T12:27:35" calcext:value-type="date">
            <text:p>12:27 29.05.20</text:p>
          </table:table-cell>
          <table:table-cell table:number-columns-repeated="2" office:value-type="float" office:value="1173" calcext:value-type="float">
            <text:p>1 17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012304" calcext:value-type="float">
            <text:p>12012304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68</text:p>
          </table:table-cell>
          <table:table-cell office:value-type="string" calcext:value-type="string">
            <text:p>Haridus- ja Kultuuriselts Läte</text:p>
          </table:table-cell>
          <table:table-cell/>
          <table:table-cell table:style-name="ce2" office:value-type="date" office:date-value="2020-05-29T12:11:46" calcext:value-type="date">
            <text:p>12:11 29.05.20</text:p>
          </table:table-cell>
          <table:table-cell table:number-columns-repeated="2" office:value-type="float" office:value="8000" calcext:value-type="float">
            <text:p>8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56914" calcext:value-type="float">
            <text:p>80256914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67</text:p>
          </table:table-cell>
          <table:table-cell office:value-type="string" calcext:value-type="string">
            <text:p>Sihtasutus Teaduskeskus Ahhaa</text:p>
          </table:table-cell>
          <table:table-cell/>
          <table:table-cell table:style-name="ce2" office:value-type="date" office:date-value="2020-05-29T11:25:25" calcext:value-type="date">
            <text:p>11:25 29.05.20</text:p>
          </table:table-cell>
          <table:table-cell table:number-columns-repeated="2" office:value-type="float" office:value="278661" calcext:value-type="float">
            <text:p>278 66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7572" calcext:value-type="float">
            <text:p>90007572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66</text:p>
          </table:table-cell>
          <table:table-cell office:value-type="string" calcext:value-type="string">
            <text:p>Rosma Haridusselts</text:p>
          </table:table-cell>
          <table:table-cell/>
          <table:table-cell table:style-name="ce2" office:value-type="date" office:date-value="2020-05-29T11:11:38.000001" calcext:value-type="date">
            <text:p>11:11 29.05.20</text:p>
          </table:table-cell>
          <table:table-cell table:number-columns-repeated="2" office:value-type="float" office:value="2160" calcext:value-type="float">
            <text:p>2 1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46217" calcext:value-type="float">
            <text:p>80046217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65</text:p>
          </table:table-cell>
          <table:table-cell office:value-type="string" calcext:value-type="string">
            <text:p>Mittetulundusühing Tondiraba Tennisekool</text:p>
          </table:table-cell>
          <table:table-cell/>
          <table:table-cell table:style-name="ce2" office:value-type="date" office:date-value="2020-05-29T10:48:45" calcext:value-type="date">
            <text:p>10:48 29.05.20</text:p>
          </table:table-cell>
          <table:table-cell table:number-columns-repeated="2" office:value-type="float" office:value="8400" calcext:value-type="float">
            <text:p>8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22680" calcext:value-type="float">
            <text:p>80122680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64</text:p>
          </table:table-cell>
          <table:table-cell office:value-type="string" calcext:value-type="string">
            <text:p>Mittetulundusühing Urban Style</text:p>
          </table:table-cell>
          <table:table-cell/>
          <table:table-cell table:style-name="ce2" office:value-type="date" office:date-value="2020-05-29T10:39:23" calcext:value-type="date">
            <text:p>10:39 29.05.20</text:p>
          </table:table-cell>
          <table:table-cell office:value-type="float" office:value="167040" calcext:value-type="float">
            <text:p>167 040,00</text:p>
          </table:table-cell>
          <table:table-cell office:value-type="float" office:value="35929" calcext:value-type="float">
            <text:p>35 92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7255" calcext:value-type="float">
            <text:p>80227255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63</text:p>
          </table:table-cell>
          <table:table-cell office:value-type="string" calcext:value-type="string">
            <text:p>Mittetulundusühing Roosiõis</text:p>
          </table:table-cell>
          <table:table-cell/>
          <table:table-cell table:style-name="ce2" office:value-type="date" office:date-value="2020-05-29T10:26:46" calcext:value-type="date">
            <text:p>10:26 29.05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6504" calcext:value-type="float">
            <text:p>80316504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62</text:p>
          </table:table-cell>
          <table:table-cell office:value-type="string" calcext:value-type="string">
            <text:p>OÜ Ostinato</text:p>
          </table:table-cell>
          <table:table-cell/>
          <table:table-cell table:style-name="ce2" office:value-type="date" office:date-value="2020-05-29T10:25:38" calcext:value-type="date">
            <text:p>10:25 29.05.20</text:p>
          </table:table-cell>
          <table:table-cell table:number-columns-repeated="2" office:value-type="float" office:value="1000" calcext:value-type="float">
            <text:p>1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548163" calcext:value-type="float">
            <text:p>12548163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61</text:p>
          </table:table-cell>
          <table:table-cell office:value-type="string" calcext:value-type="string">
            <text:p>MTÜ Loomepuhvet</text:p>
          </table:table-cell>
          <table:table-cell/>
          <table:table-cell table:style-name="ce2" office:value-type="date" office:date-value="2020-05-29T10:19:38.999999" calcext:value-type="date">
            <text:p>10:19 29.05.20</text:p>
          </table:table-cell>
          <table:table-cell table:number-columns-repeated="2" office:value-type="float" office:value="1550" calcext:value-type="float">
            <text:p>1 5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9576" calcext:value-type="float">
            <text:p>80569576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60</text:p>
          </table:table-cell>
          <table:table-cell office:value-type="string" calcext:value-type="string">
            <text:p>Mittetulundusühing Eesti Golfikool</text:p>
          </table:table-cell>
          <table:table-cell/>
          <table:table-cell table:style-name="ce2" office:value-type="date" office:date-value="2020-05-29T10:16:20" calcext:value-type="date">
            <text:p>10:16 29.05.20</text:p>
          </table:table-cell>
          <table:table-cell table:number-columns-repeated="2" office:value-type="float" office:value="5000" calcext:value-type="float">
            <text:p>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6642" calcext:value-type="float">
            <text:p>80336642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59</text:p>
          </table:table-cell>
          <table:table-cell office:value-type="string" calcext:value-type="string">
            <text:p>Irina Embrichi vehklemisklubi IREM</text:p>
          </table:table-cell>
          <table:table-cell/>
          <table:table-cell table:style-name="ce2" office:value-type="date" office:date-value="2020-05-29T10:15:25.999999" calcext:value-type="date">
            <text:p>10:15 29.05.20</text:p>
          </table:table-cell>
          <table:table-cell table:number-columns-repeated="2" office:value-type="float" office:value="6720" calcext:value-type="float">
            <text:p>6 7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1542" calcext:value-type="float">
            <text:p>80381542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58</text:p>
          </table:table-cell>
          <table:table-cell office:value-type="string" calcext:value-type="string">
            <text:p>mittetulundusühing "Lasteaed Väike Pauline"</text:p>
          </table:table-cell>
          <table:table-cell/>
          <table:table-cell table:style-name="ce2" office:value-type="date" office:date-value="2020-05-29T09:30:15" calcext:value-type="date">
            <text:p>09:30 29.05.20</text:p>
          </table:table-cell>
          <table:table-cell table:number-columns-repeated="2" office:value-type="float" office:value="4205" calcext:value-type="float">
            <text:p>4 20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26261" calcext:value-type="float">
            <text:p>80026261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57</text:p>
          </table:table-cell>
          <table:table-cell office:value-type="string" calcext:value-type="string">
            <text:p>Atlasnet Mittetulundusühing</text:p>
          </table:table-cell>
          <table:table-cell/>
          <table:table-cell table:style-name="ce2" office:value-type="date" office:date-value="2020-05-29T09:21:19" calcext:value-type="date">
            <text:p>09:21 29.05.20</text:p>
          </table:table-cell>
          <table:table-cell table:number-columns-repeated="2" office:value-type="float" office:value="8949" calcext:value-type="float">
            <text:p>8 94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4178" calcext:value-type="float">
            <text:p>80314178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56</text:p>
          </table:table-cell>
          <table:table-cell office:value-type="string" calcext:value-type="string">
            <text:p>mittetulundusühing Spordiklubi BERIMBA</text:p>
          </table:table-cell>
          <table:table-cell/>
          <table:table-cell table:style-name="ce2" office:value-type="date" office:date-value="2020-05-29T00:08:12.000001" calcext:value-type="date">
            <text:p>00:08 29.05.20</text:p>
          </table:table-cell>
          <table:table-cell table:number-columns-repeated="2" office:value-type="float" office:value="1000" calcext:value-type="float">
            <text:p>1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24012" calcext:value-type="float">
            <text:p>80124012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55</text:p>
          </table:table-cell>
          <table:table-cell office:value-type="string" calcext:value-type="string">
            <text:p>Spordiklubi Dvigatel</text:p>
          </table:table-cell>
          <table:table-cell/>
          <table:table-cell table:style-name="ce2" office:value-type="date" office:date-value="2020-05-28T22:36:24" calcext:value-type="date">
            <text:p>22:36 28.05.20</text:p>
          </table:table-cell>
          <table:table-cell table:number-columns-repeated="2" office:value-type="float" office:value="3400" calcext:value-type="float">
            <text:p>3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7254" calcext:value-type="float">
            <text:p>80067254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54</text:p>
          </table:table-cell>
          <table:table-cell office:value-type="string" calcext:value-type="string">
            <text:p>Mittetulundusühing MUSAMARI KOORIKOOL</text:p>
          </table:table-cell>
          <table:table-cell/>
          <table:table-cell table:style-name="ce2" office:value-type="date" office:date-value="2020-05-28T22:28:46" calcext:value-type="date">
            <text:p>22:28 28.05.20</text:p>
          </table:table-cell>
          <table:table-cell table:number-columns-repeated="2" office:value-type="float" office:value="9770" calcext:value-type="float">
            <text:p>9 77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7605" calcext:value-type="float">
            <text:p>80227605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53</text:p>
          </table:table-cell>
          <table:table-cell office:value-type="string" calcext:value-type="string">
            <text:p>MTÜ JALGPALLIKOOL FC TALLINN</text:p>
          </table:table-cell>
          <table:table-cell/>
          <table:table-cell table:style-name="ce2" office:value-type="date" office:date-value="2020-05-28T22:23:51" calcext:value-type="date">
            <text:p>22:23 28.05.20</text:p>
          </table:table-cell>
          <table:table-cell table:number-columns-repeated="2" office:value-type="float" office:value="8032" calcext:value-type="float">
            <text:p>8 03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7675" calcext:value-type="float">
            <text:p>80427675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52</text:p>
          </table:table-cell>
          <table:table-cell office:value-type="string" calcext:value-type="string">
            <text:p>MTÜ Vabatantsuklubi</text:p>
          </table:table-cell>
          <table:table-cell/>
          <table:table-cell table:style-name="ce2" office:value-type="date" office:date-value="2020-05-28T22:12:22.999999" calcext:value-type="date">
            <text:p>22:12 28.05.20</text:p>
          </table:table-cell>
          <table:table-cell table:number-columns-repeated="2" office:value-type="float" office:value="960" calcext:value-type="float">
            <text:p>9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6692" calcext:value-type="float">
            <text:p>80386692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51</text:p>
          </table:table-cell>
          <table:table-cell office:value-type="string" calcext:value-type="string">
            <text:p>Emily Mängutuba OÜ</text:p>
          </table:table-cell>
          <table:table-cell/>
          <table:table-cell table:style-name="ce2" office:value-type="date" office:date-value="2020-05-28T21:55:08" calcext:value-type="date">
            <text:p>21:55 28.05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244180" calcext:value-type="float">
            <text:p>12244180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50</text:p>
          </table:table-cell>
          <table:table-cell office:value-type="string" calcext:value-type="string">
            <text:p>Mittetulundusühing Tallinna Iluuisutamiskool</text:p>
          </table:table-cell>
          <table:table-cell/>
          <table:table-cell table:style-name="ce2" office:value-type="date" office:date-value="2020-05-28T21:51:13" calcext:value-type="date">
            <text:p>21:51 28.05.20</text:p>
          </table:table-cell>
          <table:table-cell table:number-columns-repeated="2" office:value-type="float" office:value="5920" calcext:value-type="float">
            <text:p>5 9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41387" calcext:value-type="float">
            <text:p>80141387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49</text:p>
          </table:table-cell>
          <table:table-cell office:value-type="string" calcext:value-type="string">
            <text:p>mittetulundusühing Valik</text:p>
          </table:table-cell>
          <table:table-cell/>
          <table:table-cell table:style-name="ce2" office:value-type="date" office:date-value="2020-05-28T21:08:07" calcext:value-type="date">
            <text:p>21:08 28.05.20</text:p>
          </table:table-cell>
          <table:table-cell table:number-columns-repeated="2" office:value-type="float" office:value="1011" calcext:value-type="float">
            <text:p>1 01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59482" calcext:value-type="float">
            <text:p>80159482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48</text:p>
          </table:table-cell>
          <table:table-cell office:value-type="string" calcext:value-type="string">
            <text:p>Hariduse Edendamise Sihtasutus</text:p>
          </table:table-cell>
          <table:table-cell/>
          <table:table-cell table:style-name="ce2" office:value-type="date" office:date-value="2020-05-28T20:48:53" calcext:value-type="date">
            <text:p>20:48 28.05.20</text:p>
          </table:table-cell>
          <table:table-cell table:number-columns-repeated="2" office:value-type="float" office:value="18920" calcext:value-type="float">
            <text:p>18 9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4359" calcext:value-type="float">
            <text:p>90014359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47</text:p>
          </table:table-cell>
          <table:table-cell office:value-type="string" calcext:value-type="string">
            <text:p>Gaia Hariduse Selts</text:p>
          </table:table-cell>
          <table:table-cell/>
          <table:table-cell table:style-name="ce2" office:value-type="date" office:date-value="2020-05-28T20:42:40" calcext:value-type="date">
            <text:p>20:42 28.05.20</text:p>
          </table:table-cell>
          <table:table-cell table:number-columns-repeated="2" office:value-type="float" office:value="11920" calcext:value-type="float">
            <text:p>11 9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8599" calcext:value-type="float">
            <text:p>80368599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46</text:p>
          </table:table-cell>
          <table:table-cell office:value-type="string" calcext:value-type="string">
            <text:p>Mittetulundusühing Meeldivad Asjad</text:p>
          </table:table-cell>
          <table:table-cell/>
          <table:table-cell table:style-name="ce2" office:value-type="date" office:date-value="2020-05-28T18:25:05" calcext:value-type="date">
            <text:p>18:25 28.05.20</text:p>
          </table:table-cell>
          <table:table-cell table:number-columns-repeated="2" office:value-type="float" office:value="2040" calcext:value-type="float">
            <text:p>2 0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2450" calcext:value-type="float">
            <text:p>80362450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45</text:p>
          </table:table-cell>
          <table:table-cell office:value-type="string" calcext:value-type="string">
            <text:p>ÜHING IRIS</text:p>
          </table:table-cell>
          <table:table-cell/>
          <table:table-cell table:style-name="ce2" office:value-type="date" office:date-value="2020-05-28T15:54:41" calcext:value-type="date">
            <text:p>15:54 28.05.20</text:p>
          </table:table-cell>
          <table:table-cell table:number-columns-repeated="2" office:value-type="float" office:value="14650" calcext:value-type="float">
            <text:p>14 6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7076" calcext:value-type="float">
            <text:p>80187076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44</text:p>
          </table:table-cell>
          <table:table-cell office:value-type="string" calcext:value-type="string">
            <text:p>MK Tenniseklubi</text:p>
          </table:table-cell>
          <table:table-cell/>
          <table:table-cell table:style-name="ce2" office:value-type="date" office:date-value="2020-05-28T14:57:12" calcext:value-type="date">
            <text:p>14:57 28.05.20</text:p>
          </table:table-cell>
          <table:table-cell table:number-columns-repeated="2" office:value-type="float" office:value="15240" calcext:value-type="float">
            <text:p>15 2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1774" calcext:value-type="float">
            <text:p>80331774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43</text:p>
          </table:table-cell>
          <table:table-cell office:value-type="string" calcext:value-type="string">
            <text:p>Mittetulundusühing Inimeselt Inimesele</text:p>
          </table:table-cell>
          <table:table-cell/>
          <table:table-cell table:style-name="ce2" office:value-type="date" office:date-value="2020-05-28T14:41:00" calcext:value-type="date">
            <text:p>14:41 28.05.20</text:p>
          </table:table-cell>
          <table:table-cell table:number-columns-repeated="2" office:value-type="float" office:value="4560" calcext:value-type="float">
            <text:p>4 5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30515" calcext:value-type="float">
            <text:p>80130515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42</text:p>
          </table:table-cell>
          <table:table-cell office:value-type="string" calcext:value-type="string">
            <text:p>MITTETULUNDUSÜHING KOOL 21 sajandil</text:p>
          </table:table-cell>
          <table:table-cell/>
          <table:table-cell table:style-name="ce2" office:value-type="date" office:date-value="2020-05-28T14:39:46" calcext:value-type="date">
            <text:p>14:39 28.05.20</text:p>
          </table:table-cell>
          <table:table-cell table:number-columns-repeated="2" office:value-type="float" office:value="14760" calcext:value-type="float">
            <text:p>14 7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3447" calcext:value-type="float">
            <text:p>80053447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41</text:p>
          </table:table-cell>
          <table:table-cell office:value-type="string" calcext:value-type="string">
            <text:p>Sihtasutus Eesti Tantsuagentuur</text:p>
          </table:table-cell>
          <table:table-cell/>
          <table:table-cell table:style-name="ce2" office:value-type="date" office:date-value="2020-05-28T14:01:27" calcext:value-type="date">
            <text:p>14:01 28.05.20</text:p>
          </table:table-cell>
          <table:table-cell table:number-columns-repeated="2" office:value-type="float" office:value="37600" calcext:value-type="float">
            <text:p>37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6822" calcext:value-type="float">
            <text:p>90006822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40</text:p>
          </table:table-cell>
          <table:table-cell office:value-type="string" calcext:value-type="string">
            <text:p>Mittetulundusühing Väike Päike Huvikool</text:p>
          </table:table-cell>
          <table:table-cell/>
          <table:table-cell table:style-name="ce2" office:value-type="date" office:date-value="2020-05-28T13:51:04" calcext:value-type="date">
            <text:p>13:51 28.05.20</text:p>
          </table:table-cell>
          <table:table-cell table:number-columns-repeated="2" office:value-type="float" office:value="25920" calcext:value-type="float">
            <text:p>25 9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88216" calcext:value-type="float">
            <text:p>80288216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39</text:p>
          </table:table-cell>
          <table:table-cell office:value-type="string" calcext:value-type="string">
            <text:p>MTÜ Tasapisi Tantsukool ja Treeningud</text:p>
          </table:table-cell>
          <table:table-cell/>
          <table:table-cell table:style-name="ce2" office:value-type="date" office:date-value="2020-05-28T13:25:11" calcext:value-type="date">
            <text:p>13:25 28.05.20</text:p>
          </table:table-cell>
          <table:table-cell table:number-columns-repeated="2" office:value-type="float" office:value="10320" calcext:value-type="float">
            <text:p>10 3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70349" calcext:value-type="float">
            <text:p>80570349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38</text:p>
          </table:table-cell>
          <table:table-cell office:value-type="string" calcext:value-type="string">
            <text:p>Tõnu Truusi Malekoolkond</text:p>
          </table:table-cell>
          <table:table-cell/>
          <table:table-cell table:style-name="ce2" office:value-type="date" office:date-value="2020-05-28T12:23:35" calcext:value-type="date">
            <text:p>12:23 28.05.20</text:p>
          </table:table-cell>
          <table:table-cell table:number-columns-repeated="2" office:value-type="float" office:value="520" calcext:value-type="float">
            <text:p>5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32454" calcext:value-type="float">
            <text:p>80132454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37</text:p>
          </table:table-cell>
          <table:table-cell office:value-type="string" calcext:value-type="string">
            <text:p>Alta võimlemise ja tantsu spordikool MTÜ</text:p>
          </table:table-cell>
          <table:table-cell/>
          <table:table-cell table:style-name="ce2" office:value-type="date" office:date-value="2020-05-28T11:57:30" calcext:value-type="date">
            <text:p>11:57 28.05.20</text:p>
          </table:table-cell>
          <table:table-cell table:number-columns-repeated="2" office:value-type="float" office:value="8770" calcext:value-type="float">
            <text:p>8 77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6943" calcext:value-type="float">
            <text:p>80376943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36</text:p>
          </table:table-cell>
          <table:table-cell office:value-type="string" calcext:value-type="string">
            <text:p>Mittetulundusühing Laste Aeg</text:p>
          </table:table-cell>
          <table:table-cell/>
          <table:table-cell table:style-name="ce2" office:value-type="date" office:date-value="2020-05-28T11:54:11" calcext:value-type="date">
            <text:p>11:54 28.05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03022" calcext:value-type="float">
            <text:p>80303022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35</text:p>
          </table:table-cell>
          <table:table-cell office:value-type="string" calcext:value-type="string">
            <text:p>Osaühing E4 Company</text:p>
          </table:table-cell>
          <table:table-cell/>
          <table:table-cell table:style-name="ce2" office:value-type="date" office:date-value="2020-05-28T11:46:41.000001" calcext:value-type="date">
            <text:p>11:46 28.05.20</text:p>
          </table:table-cell>
          <table:table-cell table:number-columns-repeated="2" office:value-type="float" office:value="4680" calcext:value-type="float">
            <text:p>4 6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891170" calcext:value-type="float">
            <text:p>10891170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34</text:p>
          </table:table-cell>
          <table:table-cell office:value-type="string" calcext:value-type="string">
            <text:p>MTÜ Luum Loomeklubi</text:p>
          </table:table-cell>
          <table:table-cell/>
          <table:table-cell table:style-name="ce2" office:value-type="date" office:date-value="2020-05-28T11:31:48" calcext:value-type="date">
            <text:p>11:31 28.05.20</text:p>
          </table:table-cell>
          <table:table-cell table:number-columns-repeated="2" office:value-type="float" office:value="790" calcext:value-type="float">
            <text:p>79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4876" calcext:value-type="float">
            <text:p>80554876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33</text:p>
          </table:table-cell>
          <table:table-cell office:value-type="string" calcext:value-type="string">
            <text:p>MTÜ Virbel</text:p>
          </table:table-cell>
          <table:table-cell/>
          <table:table-cell table:style-name="ce2" office:value-type="date" office:date-value="2020-05-28T11:31:20" calcext:value-type="date">
            <text:p>11:31 28.05.20</text:p>
          </table:table-cell>
          <table:table-cell table:number-columns-repeated="2" office:value-type="float" office:value="16320" calcext:value-type="float">
            <text:p>16 3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46396" calcext:value-type="float">
            <text:p>80146396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32</text:p>
          </table:table-cell>
          <table:table-cell office:value-type="string" calcext:value-type="string">
            <text:p>Väike Päike Tartu OÜ</text:p>
          </table:table-cell>
          <table:table-cell/>
          <table:table-cell table:style-name="ce2" office:value-type="date" office:date-value="2020-05-28T11:20:23" calcext:value-type="date">
            <text:p>11:20 28.05.20</text:p>
          </table:table-cell>
          <table:table-cell table:number-columns-repeated="2" office:value-type="float" office:value="1680" calcext:value-type="float">
            <text:p>1 6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132047" calcext:value-type="float">
            <text:p>14132047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31</text:p>
          </table:table-cell>
          <table:table-cell office:value-type="string" calcext:value-type="string">
            <text:p>MTÜ Veeriku Badminton</text:p>
          </table:table-cell>
          <table:table-cell/>
          <table:table-cell table:style-name="ce2" office:value-type="date" office:date-value="2020-05-28T11:16:50" calcext:value-type="date">
            <text:p>11:16 28.05.20</text:p>
          </table:table-cell>
          <table:table-cell table:number-columns-repeated="2" office:value-type="float" office:value="10320" calcext:value-type="float">
            <text:p>10 3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0549" calcext:value-type="float">
            <text:p>80420549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30</text:p>
          </table:table-cell>
          <table:table-cell office:value-type="string" calcext:value-type="string">
            <text:p>Mittetulundusühing Väike Päike Huvikool</text:p>
          </table:table-cell>
          <table:table-cell/>
          <table:table-cell table:style-name="ce2" office:value-type="date" office:date-value="2020-05-28T10:30:57" calcext:value-type="date">
            <text:p>10:30 28.05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88216" calcext:value-type="float">
            <text:p>80288216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29</text:p>
          </table:table-cell>
          <table:table-cell office:value-type="string" calcext:value-type="string">
            <text:p>Mittetulundusühing SAKALA ERAGÜMNAASIUM</text:p>
          </table:table-cell>
          <table:table-cell/>
          <table:table-cell table:style-name="ce2" office:value-type="date" office:date-value="2020-05-28T10:12:03" calcext:value-type="date">
            <text:p>10:12 28.05.20</text:p>
          </table:table-cell>
          <table:table-cell table:number-columns-repeated="2" office:value-type="float" office:value="21740" calcext:value-type="float">
            <text:p>21 7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77268" calcext:value-type="float">
            <text:p>80277268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27</text:p>
          </table:table-cell>
          <table:table-cell office:value-type="string" calcext:value-type="string">
            <text:p>MITTETULUNDUSÜHING MALEKLUBI CHESS CONTINENT</text:p>
          </table:table-cell>
          <table:table-cell/>
          <table:table-cell table:style-name="ce2" office:value-type="date" office:date-value="2020-05-28T06:14:57" calcext:value-type="date">
            <text:p>06:14 28.05.20</text:p>
          </table:table-cell>
          <table:table-cell table:number-columns-repeated="2" office:value-type="float" office:value="1650" calcext:value-type="float">
            <text:p>1 6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20492" calcext:value-type="float">
            <text:p>80320492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26</text:p>
          </table:table-cell>
          <table:table-cell office:value-type="string" calcext:value-type="string">
            <text:p>ALATSKIVI HOBUD OÜ</text:p>
          </table:table-cell>
          <table:table-cell/>
          <table:table-cell table:style-name="ce2" office:value-type="date" office:date-value="2020-05-28T01:06:53" calcext:value-type="date">
            <text:p>01:06 28.05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431270" calcext:value-type="float">
            <text:p>14431270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25</text:p>
          </table:table-cell>
          <table:table-cell office:value-type="string" calcext:value-type="string">
            <text:p>Audentese Koolide Sihtasutus</text:p>
          </table:table-cell>
          <table:table-cell/>
          <table:table-cell table:style-name="ce2" office:value-type="date" office:date-value="2020-05-27T20:35:49" calcext:value-type="date">
            <text:p>20:35 27.05.20</text:p>
          </table:table-cell>
          <table:table-cell table:number-columns-repeated="2" office:value-type="float" office:value="22800" calcext:value-type="float">
            <text:p>22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4106" calcext:value-type="float">
            <text:p>90014106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24</text:p>
          </table:table-cell>
          <table:table-cell office:value-type="string" calcext:value-type="string">
            <text:p>Mittetulundusühing FC Santos</text:p>
          </table:table-cell>
          <table:table-cell/>
          <table:table-cell table:style-name="ce2" office:value-type="date" office:date-value="2020-05-27T19:25:52" calcext:value-type="date">
            <text:p>19:25 27.05.20</text:p>
          </table:table-cell>
          <table:table-cell table:number-columns-repeated="2" office:value-type="float" office:value="56100" calcext:value-type="float">
            <text:p>56 1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37354" calcext:value-type="float">
            <text:p>80237354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22</text:p>
          </table:table-cell>
          <table:table-cell office:value-type="string" calcext:value-type="string">
            <text:p>Huvitegevuse ja Noorsootöö Sihtasutus</text:p>
          </table:table-cell>
          <table:table-cell/>
          <table:table-cell table:style-name="ce2" office:value-type="date" office:date-value="2020-05-27T16:37:25.999999" calcext:value-type="date">
            <text:p>16:37 27.05.20</text:p>
          </table:table-cell>
          <table:table-cell table:number-columns-repeated="2" office:value-type="float" office:value="72818" calcext:value-type="float">
            <text:p>72 81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1042" calcext:value-type="float">
            <text:p>90011042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21</text:p>
          </table:table-cell>
          <table:table-cell office:value-type="string" calcext:value-type="string">
            <text:p>Pärnu Spordiselts Kalev</text:p>
          </table:table-cell>
          <table:table-cell/>
          <table:table-cell table:style-name="ce2" office:value-type="date" office:date-value="2020-05-27T16:13:55" calcext:value-type="date">
            <text:p>16:13 27.05.20</text:p>
          </table:table-cell>
          <table:table-cell table:number-columns-repeated="2" office:value-type="float" office:value="9100" calcext:value-type="float">
            <text:p>9 1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83879" calcext:value-type="float">
            <text:p>80083879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20</text:p>
          </table:table-cell>
          <table:table-cell office:value-type="string" calcext:value-type="string">
            <text:p>Spordiklubi Garant</text:p>
          </table:table-cell>
          <table:table-cell/>
          <table:table-cell table:style-name="ce2" office:value-type="date" office:date-value="2020-05-27T15:53:10" calcext:value-type="date">
            <text:p>15:53 27.05.20</text:p>
          </table:table-cell>
          <table:table-cell table:number-columns-repeated="2" office:value-type="float" office:value="40000" calcext:value-type="float">
            <text:p>40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6757" calcext:value-type="float">
            <text:p>80066757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19</text:p>
          </table:table-cell>
          <table:table-cell office:value-type="string" calcext:value-type="string">
            <text:p>MTÜ Volta Lasteaed</text:p>
          </table:table-cell>
          <table:table-cell/>
          <table:table-cell table:style-name="ce2" office:value-type="date" office:date-value="2020-05-27T15:43:05" calcext:value-type="date">
            <text:p>15:43 27.05.20</text:p>
          </table:table-cell>
          <table:table-cell table:number-columns-repeated="2" office:value-type="float" office:value="1280" calcext:value-type="float">
            <text:p>1 2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18624" calcext:value-type="float">
            <text:p>80418624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18</text:p>
          </table:table-cell>
          <table:table-cell office:value-type="string" calcext:value-type="string">
            <text:p>Rosma Haridusselts</text:p>
          </table:table-cell>
          <table:table-cell/>
          <table:table-cell table:style-name="ce2" office:value-type="date" office:date-value="2020-05-27T15:18:26" calcext:value-type="date">
            <text:p>15:18 27.05.20</text:p>
          </table:table-cell>
          <table:table-cell table:number-columns-repeated="2" office:value-type="float" office:value="7440" calcext:value-type="float">
            <text:p>7 4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46217" calcext:value-type="float">
            <text:p>80046217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17</text:p>
          </table:table-cell>
          <table:table-cell office:value-type="string" calcext:value-type="string">
            <text:p>Pärnu Vabakooli Selts</text:p>
          </table:table-cell>
          <table:table-cell/>
          <table:table-cell table:style-name="ce2" office:value-type="date" office:date-value="2020-05-27T15:05:57" calcext:value-type="date">
            <text:p>15:05 27.05.20</text:p>
          </table:table-cell>
          <table:table-cell table:number-columns-repeated="2" office:value-type="float" office:value="7838" calcext:value-type="float">
            <text:p>7 83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02384" calcext:value-type="float">
            <text:p>80002384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16</text:p>
          </table:table-cell>
          <table:table-cell office:value-type="string" calcext:value-type="string">
            <text:p>Pärnu Vabakooli Selts</text:p>
          </table:table-cell>
          <table:table-cell/>
          <table:table-cell table:style-name="ce2" office:value-type="date" office:date-value="2020-05-27T13:51:03" calcext:value-type="date">
            <text:p>13:51 27.05.20</text:p>
          </table:table-cell>
          <table:table-cell table:number-columns-repeated="2" office:value-type="float" office:value="12440" calcext:value-type="float">
            <text:p>12 4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02384" calcext:value-type="float">
            <text:p>80002384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15</text:p>
          </table:table-cell>
          <table:table-cell office:value-type="string" calcext:value-type="string">
            <text:p>Mittetulundusühing Tantsukool Laguun</text:p>
          </table:table-cell>
          <table:table-cell/>
          <table:table-cell table:style-name="ce2" office:value-type="date" office:date-value="2020-05-27T13:47:16" calcext:value-type="date">
            <text:p>13:47 27.05.20</text:p>
          </table:table-cell>
          <table:table-cell table:number-columns-repeated="2" office:value-type="float" office:value="20633" calcext:value-type="float">
            <text:p>20 63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27938" calcext:value-type="float">
            <text:p>80127938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14</text:p>
          </table:table-cell>
          <table:table-cell office:value-type="string" calcext:value-type="string">
            <text:p>MTÜ Loovalt tulevikku kool</text:p>
          </table:table-cell>
          <table:table-cell/>
          <table:table-cell table:style-name="ce2" office:value-type="date" office:date-value="2020-05-27T13:40:40" calcext:value-type="date">
            <text:p>13:40 27.05.20</text:p>
          </table:table-cell>
          <table:table-cell table:number-columns-repeated="2" office:value-type="float" office:value="1400" calcext:value-type="float">
            <text:p>1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99482" calcext:value-type="float">
            <text:p>80399482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13</text:p>
          </table:table-cell>
          <table:table-cell office:value-type="string" calcext:value-type="string">
            <text:p>Mittetulundusühing S.K.Torna-Do</text:p>
          </table:table-cell>
          <table:table-cell/>
          <table:table-cell table:style-name="ce2" office:value-type="date" office:date-value="2020-05-27T12:29:51" calcext:value-type="date">
            <text:p>12:29 27.05.20</text:p>
          </table:table-cell>
          <table:table-cell table:number-columns-repeated="2" office:value-type="float" office:value="3310" calcext:value-type="float">
            <text:p>3 31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8473" calcext:value-type="float">
            <text:p>80228473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12</text:p>
          </table:table-cell>
          <table:table-cell office:value-type="string" calcext:value-type="string">
            <text:p>spordiklubi TÄÄKSI</text:p>
          </table:table-cell>
          <table:table-cell/>
          <table:table-cell table:style-name="ce2" office:value-type="date" office:date-value="2020-05-27T11:59:50" calcext:value-type="date">
            <text:p>11:59 27.05.20</text:p>
          </table:table-cell>
          <table:table-cell table:number-columns-repeated="2" office:value-type="float" office:value="2200" calcext:value-type="float">
            <text:p>2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44495" calcext:value-type="float">
            <text:p>80244495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11</text:p>
          </table:table-cell>
          <table:table-cell office:value-type="string" calcext:value-type="string">
            <text:p>Aruküla Vabakooli Selts</text:p>
          </table:table-cell>
          <table:table-cell/>
          <table:table-cell table:style-name="ce2" office:value-type="date" office:date-value="2020-05-27T11:53:38.000001" calcext:value-type="date">
            <text:p>11:53 27.05.20</text:p>
          </table:table-cell>
          <table:table-cell table:number-columns-repeated="2" office:value-type="float" office:value="6560" calcext:value-type="float">
            <text:p>6 5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86429" calcext:value-type="float">
            <text:p>80086429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10</text:p>
          </table:table-cell>
          <table:table-cell office:value-type="string" calcext:value-type="string">
            <text:p>mittetulundusühing TONDIRABA SULGPALLIKOOL</text:p>
          </table:table-cell>
          <table:table-cell/>
          <table:table-cell table:style-name="ce2" office:value-type="date" office:date-value="2020-05-27T11:39:29" calcext:value-type="date">
            <text:p>11:39 27.05.20</text:p>
          </table:table-cell>
          <table:table-cell table:number-columns-repeated="2" office:value-type="float" office:value="1800" calcext:value-type="float">
            <text:p>1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72801" calcext:value-type="float">
            <text:p>80272801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09</text:p>
          </table:table-cell>
          <table:table-cell office:value-type="string" calcext:value-type="string">
            <text:p>Mittetulundusühing Sänna Kultuurimõis</text:p>
          </table:table-cell>
          <table:table-cell/>
          <table:table-cell table:style-name="ce2" office:value-type="date" office:date-value="2020-05-27T11:18:24" calcext:value-type="date">
            <text:p>11:18 27.05.20</text:p>
          </table:table-cell>
          <table:table-cell table:number-columns-repeated="2" office:value-type="float" office:value="1040" calcext:value-type="float">
            <text:p>1 0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2778" calcext:value-type="float">
            <text:p>80292778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08</text:p>
          </table:table-cell>
          <table:table-cell office:value-type="string" calcext:value-type="string">
            <text:p>PIFAGOR OÜ</text:p>
          </table:table-cell>
          <table:table-cell/>
          <table:table-cell table:style-name="ce2" office:value-type="date" office:date-value="2020-05-27T10:50:55.999999" calcext:value-type="date">
            <text:p>10:50 27.05.20</text:p>
          </table:table-cell>
          <table:table-cell table:number-columns-repeated="2" office:value-type="float" office:value="3400" calcext:value-type="float">
            <text:p>3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527225" calcext:value-type="float">
            <text:p>14527225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07</text:p>
          </table:table-cell>
          <table:table-cell office:value-type="string" calcext:value-type="string">
            <text:p>IMASTU KOOLI SELTS</text:p>
          </table:table-cell>
          <table:table-cell/>
          <table:table-cell table:style-name="ce2" office:value-type="date" office:date-value="2020-05-27T10:46:04" calcext:value-type="date">
            <text:p>10:46 27.05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21367" calcext:value-type="float">
            <text:p>80121367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05</text:p>
          </table:table-cell>
          <table:table-cell office:value-type="string" calcext:value-type="string">
            <text:p>MTÜ Spordirõõm</text:p>
          </table:table-cell>
          <table:table-cell/>
          <table:table-cell table:style-name="ce2" office:value-type="date" office:date-value="2020-05-27T08:38:20" calcext:value-type="date">
            <text:p>08:38 27.05.20</text:p>
          </table:table-cell>
          <table:table-cell table:number-columns-repeated="2" office:value-type="float" office:value="3500" calcext:value-type="float">
            <text:p>3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92474" calcext:value-type="float">
            <text:p>80392474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04</text:p>
          </table:table-cell>
          <table:table-cell office:value-type="string" calcext:value-type="string">
            <text:p>Liina Lille Klaveristuudio OÜ</text:p>
          </table:table-cell>
          <table:table-cell/>
          <table:table-cell table:style-name="ce2" office:value-type="date" office:date-value="2020-05-27T01:35:45" calcext:value-type="date">
            <text:p>01:35 27.05.20</text:p>
          </table:table-cell>
          <table:table-cell table:number-columns-repeated="2" office:value-type="float" office:value="1040" calcext:value-type="float">
            <text:p>1 0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739091" calcext:value-type="float">
            <text:p>11739091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03</text:p>
          </table:table-cell>
          <table:table-cell office:value-type="string" calcext:value-type="string">
            <text:p>IRDI OÜ</text:p>
          </table:table-cell>
          <table:table-cell/>
          <table:table-cell table:style-name="ce2" office:value-type="date" office:date-value="2020-05-26T23:18:09" calcext:value-type="date">
            <text:p>23:18 26.05.20</text:p>
          </table:table-cell>
          <table:table-cell table:number-columns-repeated="2" office:value-type="float" office:value="4103" calcext:value-type="float">
            <text:p>4 10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775779" calcext:value-type="float">
            <text:p>14775779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02</text:p>
          </table:table-cell>
          <table:table-cell office:value-type="string" calcext:value-type="string">
            <text:p>Spordiklubi Reval-Sport</text:p>
          </table:table-cell>
          <table:table-cell/>
          <table:table-cell table:style-name="ce2" office:value-type="date" office:date-value="2020-05-26T19:37:39.999999" calcext:value-type="date">
            <text:p>19:37 26.05.20</text:p>
          </table:table-cell>
          <table:table-cell table:number-columns-repeated="2" office:value-type="float" office:value="12660" calcext:value-type="float">
            <text:p>12 6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92565" calcext:value-type="float">
            <text:p>80092565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01</text:p>
          </table:table-cell>
          <table:table-cell office:value-type="string" calcext:value-type="string">
            <text:p>Mittetulundusühing Pärnu Tennisekool</text:p>
          </table:table-cell>
          <table:table-cell/>
          <table:table-cell table:style-name="ce2" office:value-type="date" office:date-value="2020-05-26T17:36:05" calcext:value-type="date">
            <text:p>17:36 26.05.20</text:p>
          </table:table-cell>
          <table:table-cell table:number-columns-repeated="2" office:value-type="float" office:value="2350" calcext:value-type="float">
            <text:p>2 3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8807" calcext:value-type="float">
            <text:p>80338807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700</text:p>
          </table:table-cell>
          <table:table-cell office:value-type="string" calcext:value-type="string">
            <text:p>PUUETEGA LASTE TUGIKODU PÄIKESEKIIR</text:p>
          </table:table-cell>
          <table:table-cell/>
          <table:table-cell table:style-name="ce2" office:value-type="date" office:date-value="2020-05-26T14:58:10" calcext:value-type="date">
            <text:p>14:58 26.05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26402" calcext:value-type="float">
            <text:p>80326402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99</text:p>
          </table:table-cell>
          <table:table-cell office:value-type="string" calcext:value-type="string">
            <text:p>Tantsuklubi LEEVI</text:p>
          </table:table-cell>
          <table:table-cell/>
          <table:table-cell table:style-name="ce2" office:value-type="date" office:date-value="2020-05-26T14:39:10" calcext:value-type="date">
            <text:p>14:39 26.05.20</text:p>
          </table:table-cell>
          <table:table-cell table:number-columns-repeated="2" office:value-type="float" office:value="13401" calcext:value-type="float">
            <text:p>13 40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97628" calcext:value-type="float">
            <text:p>80097628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98</text:p>
          </table:table-cell>
          <table:table-cell office:value-type="string" calcext:value-type="string">
            <text:p>Tartu Elu Sõna Kogudus</text:p>
          </table:table-cell>
          <table:table-cell/>
          <table:table-cell table:style-name="ce2" office:value-type="date" office:date-value="2020-05-26T14:03:44" calcext:value-type="date">
            <text:p>14:03 26.05.20</text:p>
          </table:table-cell>
          <table:table-cell table:number-columns-repeated="2" office:value-type="float" office:value="1835" calcext:value-type="float">
            <text:p>1 83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00948" calcext:value-type="float">
            <text:p>80200948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96</text:p>
          </table:table-cell>
          <table:table-cell office:value-type="string" calcext:value-type="string">
            <text:p>Mittetulundusühing Võrkpalliklubi Täht</text:p>
          </table:table-cell>
          <table:table-cell/>
          <table:table-cell table:style-name="ce2" office:value-type="date" office:date-value="2020-05-26T13:24:43" calcext:value-type="date">
            <text:p>13:24 26.05.20</text:p>
          </table:table-cell>
          <table:table-cell table:number-columns-repeated="2" office:value-type="float" office:value="16500" calcext:value-type="float">
            <text:p>16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39795" calcext:value-type="float">
            <text:p>80039795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95</text:p>
          </table:table-cell>
          <table:table-cell office:value-type="string" calcext:value-type="string">
            <text:p>Mittetulundusühing MIIKAELI ÜHENDUS</text:p>
          </table:table-cell>
          <table:table-cell/>
          <table:table-cell table:style-name="ce2" office:value-type="date" office:date-value="2020-05-26T13:18:47.999999" calcext:value-type="date">
            <text:p>13:18 26.05.20</text:p>
          </table:table-cell>
          <table:table-cell table:number-columns-repeated="2" office:value-type="float" office:value="48600" calcext:value-type="float">
            <text:p>48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17581" calcext:value-type="float">
            <text:p>80017581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94</text:p>
          </table:table-cell>
          <table:table-cell office:value-type="string" calcext:value-type="string">
            <text:p>PUUETEGA LASTE KESKUS LOOTUS</text:p>
          </table:table-cell>
          <table:table-cell/>
          <table:table-cell table:style-name="ce2" office:value-type="date" office:date-value="2020-05-26T12:56:56" calcext:value-type="date">
            <text:p>12:56 26.05.20</text:p>
          </table:table-cell>
          <table:table-cell table:number-columns-repeated="2" office:value-type="float" office:value="240" calcext:value-type="float">
            <text:p>2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8495" calcext:value-type="float">
            <text:p>80188495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93</text:p>
          </table:table-cell>
          <table:table-cell office:value-type="string" calcext:value-type="string">
            <text:p>Tartu Vaba Waldorfkooli Selts.</text:p>
          </table:table-cell>
          <table:table-cell/>
          <table:table-cell table:style-name="ce2" office:value-type="date" office:date-value="2020-05-26T12:21:25.999999" calcext:value-type="date">
            <text:p>12:21 26.05.20</text:p>
          </table:table-cell>
          <table:table-cell table:number-columns-repeated="2" office:value-type="float" office:value="11275" calcext:value-type="float">
            <text:p>11 27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8364" calcext:value-type="float">
            <text:p>80078364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92</text:p>
          </table:table-cell>
          <table:table-cell office:value-type="string" calcext:value-type="string">
            <text:p>Tartu Vaba Waldorfkooli Selts.</text:p>
          </table:table-cell>
          <table:table-cell/>
          <table:table-cell table:style-name="ce2" office:value-type="date" office:date-value="2020-05-26T12:05:08" calcext:value-type="date">
            <text:p>12:05 26.05.20</text:p>
          </table:table-cell>
          <table:table-cell table:number-columns-repeated="2" office:value-type="float" office:value="7578" calcext:value-type="float">
            <text:p>7 57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8364" calcext:value-type="float">
            <text:p>80078364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91</text:p>
          </table:table-cell>
          <table:table-cell office:value-type="string" calcext:value-type="string">
            <text:p>Adelion Kids OÜ</text:p>
          </table:table-cell>
          <table:table-cell/>
          <table:table-cell table:style-name="ce2" office:value-type="date" office:date-value="2020-05-26T11:49:14" calcext:value-type="date">
            <text:p>11:49 26.05.20</text:p>
          </table:table-cell>
          <table:table-cell table:number-columns-repeated="2" office:value-type="float" office:value="5640" calcext:value-type="float">
            <text:p>5 6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445432" calcext:value-type="float">
            <text:p>11445432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90</text:p>
          </table:table-cell>
          <table:table-cell office:value-type="string" calcext:value-type="string">
            <text:p>MTÜ E STuudio Noortekoor</text:p>
          </table:table-cell>
          <table:table-cell/>
          <table:table-cell table:style-name="ce2" office:value-type="date" office:date-value="2020-05-26T11:49:03" calcext:value-type="date">
            <text:p>11:49 26.05.20</text:p>
          </table:table-cell>
          <table:table-cell table:number-columns-repeated="2" office:value-type="float" office:value="7400" calcext:value-type="float">
            <text:p>7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3146" calcext:value-type="float">
            <text:p>80373146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89</text:p>
          </table:table-cell>
          <table:table-cell office:value-type="string" calcext:value-type="string">
            <text:p>Nutigeen OÜ</text:p>
          </table:table-cell>
          <table:table-cell/>
          <table:table-cell table:style-name="ce2" office:value-type="date" office:date-value="2020-05-26T11:07:39" calcext:value-type="date">
            <text:p>11:07 26.05.20</text:p>
          </table:table-cell>
          <table:table-cell table:number-columns-repeated="2" office:value-type="float" office:value="23712" calcext:value-type="float">
            <text:p>23 71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124645" calcext:value-type="float">
            <text:p>14124645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88</text:p>
          </table:table-cell>
          <table:table-cell office:value-type="string" calcext:value-type="string">
            <text:p>MTÜ Yess</text:p>
          </table:table-cell>
          <table:table-cell/>
          <table:table-cell table:style-name="ce2" office:value-type="date" office:date-value="2020-05-26T08:52:39" calcext:value-type="date">
            <text:p>08:52 26.05.20</text:p>
          </table:table-cell>
          <table:table-cell table:number-columns-repeated="2" office:value-type="float" office:value="37680" calcext:value-type="float">
            <text:p>37 6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55277" calcext:value-type="float">
            <text:p>80155277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86</text:p>
          </table:table-cell>
          <table:table-cell office:value-type="string" calcext:value-type="string">
            <text:p>Studio Happy Dancers MTÜ</text:p>
          </table:table-cell>
          <table:table-cell/>
          <table:table-cell table:style-name="ce2" office:value-type="date" office:date-value="2020-05-25T21:16:51" calcext:value-type="date">
            <text:p>21:16 25.05.20</text:p>
          </table:table-cell>
          <table:table-cell table:number-columns-repeated="2" office:value-type="float" office:value="6500" calcext:value-type="float">
            <text:p>6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4730" calcext:value-type="float">
            <text:p>80384730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85</text:p>
          </table:table-cell>
          <table:table-cell office:value-type="string" calcext:value-type="string">
            <text:p>mittetulundusühing Tallinna Sulgpallikeskus</text:p>
          </table:table-cell>
          <table:table-cell/>
          <table:table-cell table:style-name="ce2" office:value-type="date" office:date-value="2020-05-25T21:04:44" calcext:value-type="date">
            <text:p>21:04 25.05.20</text:p>
          </table:table-cell>
          <table:table-cell table:number-columns-repeated="2" office:value-type="float" office:value="22560" calcext:value-type="float">
            <text:p>22 5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46318" calcext:value-type="float">
            <text:p>80246318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84</text:p>
          </table:table-cell>
          <table:table-cell office:value-type="string" calcext:value-type="string">
            <text:p>Spordiklubi VELO</text:p>
          </table:table-cell>
          <table:table-cell/>
          <table:table-cell table:style-name="ce2" office:value-type="date" office:date-value="2020-05-25T20:36:57" calcext:value-type="date">
            <text:p>20:36 25.05.20</text:p>
          </table:table-cell>
          <table:table-cell table:number-columns-repeated="2" office:value-type="float" office:value="2250" calcext:value-type="float">
            <text:p>2 2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84620" calcext:value-type="float">
            <text:p>80084620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83</text:p>
          </table:table-cell>
          <table:table-cell office:value-type="string" calcext:value-type="string">
            <text:p>MTÜ Tantsukool HOP Dance</text:p>
          </table:table-cell>
          <table:table-cell/>
          <table:table-cell table:style-name="ce2" office:value-type="date" office:date-value="2020-05-25T20:22:54" calcext:value-type="date">
            <text:p>20:22 25.05.20</text:p>
          </table:table-cell>
          <table:table-cell table:number-columns-repeated="2" office:value-type="float" office:value="1000" calcext:value-type="float">
            <text:p>1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9027" calcext:value-type="float">
            <text:p>80569027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82</text:p>
          </table:table-cell>
          <table:table-cell office:value-type="string" calcext:value-type="string">
            <text:p>Herbert Hahni Selts</text:p>
          </table:table-cell>
          <table:table-cell/>
          <table:table-cell table:style-name="ce2" office:value-type="date" office:date-value="2020-05-25T14:56:50" calcext:value-type="date">
            <text:p>14:56 25.05.20</text:p>
          </table:table-cell>
          <table:table-cell table:number-columns-repeated="2" office:value-type="float" office:value="6232" calcext:value-type="float">
            <text:p>6 23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2051" calcext:value-type="float">
            <text:p>80342051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80</text:p>
          </table:table-cell>
          <table:table-cell office:value-type="string" calcext:value-type="string">
            <text:p>Klubi TC Avantage</text:p>
          </table:table-cell>
          <table:table-cell/>
          <table:table-cell table:style-name="ce2" office:value-type="date" office:date-value="2020-05-25T10:59:40" calcext:value-type="date">
            <text:p>10:59 25.05.20</text:p>
          </table:table-cell>
          <table:table-cell table:number-columns-repeated="2" office:value-type="float" office:value="2240" calcext:value-type="float">
            <text:p>2 2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57454" calcext:value-type="float">
            <text:p>80157454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78</text:p>
          </table:table-cell>
          <table:table-cell office:value-type="string" calcext:value-type="string">
            <text:p>Majaemand OÜ</text:p>
          </table:table-cell>
          <table:table-cell/>
          <table:table-cell table:style-name="ce2" office:value-type="date" office:date-value="2020-05-24T16:31:22" calcext:value-type="date">
            <text:p>16:31 24.05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131233" calcext:value-type="float">
            <text:p>12131233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75</text:p>
          </table:table-cell>
          <table:table-cell office:value-type="string" calcext:value-type="string">
            <text:p>Mittetulundusühing Kalamaja Kalad</text:p>
          </table:table-cell>
          <table:table-cell/>
          <table:table-cell table:style-name="ce2" office:value-type="date" office:date-value="2020-05-23T14:24:56" calcext:value-type="date">
            <text:p>14:24 23.05.20</text:p>
          </table:table-cell>
          <table:table-cell table:number-columns-repeated="2" office:value-type="float" office:value="3360" calcext:value-type="float">
            <text:p>3 3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1768" calcext:value-type="float">
            <text:p>80331768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74</text:p>
          </table:table-cell>
          <table:table-cell office:value-type="string" calcext:value-type="string">
            <text:p>17 Kevadet OÜ</text:p>
          </table:table-cell>
          <table:table-cell/>
          <table:table-cell table:style-name="ce2" office:value-type="date" office:date-value="2020-05-23T10:59:23" calcext:value-type="date">
            <text:p>10:59 23.05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063632" calcext:value-type="float">
            <text:p>12063632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73</text:p>
          </table:table-cell>
          <table:table-cell office:value-type="string" calcext:value-type="string">
            <text:p>Mittetulundusühing Hilaro</text:p>
          </table:table-cell>
          <table:table-cell/>
          <table:table-cell table:style-name="ce2" office:value-type="date" office:date-value="2020-05-23T08:43:57.000001" calcext:value-type="date">
            <text:p>08:43 23.05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49590" calcext:value-type="float">
            <text:p>80149590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72</text:p>
          </table:table-cell>
          <table:table-cell office:value-type="string" calcext:value-type="string">
            <text:p>AS DIALOOG</text:p>
          </table:table-cell>
          <table:table-cell/>
          <table:table-cell table:style-name="ce2" office:value-type="date" office:date-value="2020-05-22T20:19:07" calcext:value-type="date">
            <text:p>20:19 22.05.20</text:p>
          </table:table-cell>
          <table:table-cell table:number-columns-repeated="2" office:value-type="float" office:value="4480" calcext:value-type="float">
            <text:p>4 4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050341" calcext:value-type="float">
            <text:p>10050341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71</text:p>
          </table:table-cell>
          <table:table-cell office:value-type="string" calcext:value-type="string">
            <text:p>Jalgpalliklubi Ajax TLMK</text:p>
          </table:table-cell>
          <table:table-cell/>
          <table:table-cell table:style-name="ce2" office:value-type="date" office:date-value="2020-05-22T19:08:21" calcext:value-type="date">
            <text:p>19:08 22.05.20</text:p>
          </table:table-cell>
          <table:table-cell table:number-columns-repeated="2" office:value-type="float" office:value="19920" calcext:value-type="float">
            <text:p>19 9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00885" calcext:value-type="float">
            <text:p>80100885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70</text:p>
          </table:table-cell>
          <table:table-cell office:value-type="string" calcext:value-type="string">
            <text:p>Jalgpalliklubi FCF Jalgpallikool</text:p>
          </table:table-cell>
          <table:table-cell/>
          <table:table-cell table:style-name="ce2" office:value-type="date" office:date-value="2020-05-22T16:54:06" calcext:value-type="date">
            <text:p>16:54 22.05.20</text:p>
          </table:table-cell>
          <table:table-cell table:number-columns-repeated="2" office:value-type="float" office:value="20000" calcext:value-type="float">
            <text:p>20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9220" calcext:value-type="float">
            <text:p>80059220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69</text:p>
          </table:table-cell>
          <table:table-cell office:value-type="string" calcext:value-type="string">
            <text:p>Ujumisklubi Briis</text:p>
          </table:table-cell>
          <table:table-cell/>
          <table:table-cell table:style-name="ce2" office:value-type="date" office:date-value="2020-05-22T16:21:44.999999" calcext:value-type="date">
            <text:p>16:21 22.05.20</text:p>
          </table:table-cell>
          <table:table-cell table:number-columns-repeated="2" office:value-type="float" office:value="17726" calcext:value-type="float">
            <text:p>17 72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00379" calcext:value-type="float">
            <text:p>80000379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68</text:p>
          </table:table-cell>
          <table:table-cell office:value-type="string" calcext:value-type="string">
            <text:p>sulgpalliklubi Triiton</text:p>
          </table:table-cell>
          <table:table-cell/>
          <table:table-cell table:style-name="ce2" office:value-type="date" office:date-value="2020-05-22T15:25:51" calcext:value-type="date">
            <text:p>15:25 22.05.20</text:p>
          </table:table-cell>
          <table:table-cell table:number-columns-repeated="2" office:value-type="float" office:value="29000" calcext:value-type="float">
            <text:p>29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81596" calcext:value-type="float">
            <text:p>80081596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67</text:p>
          </table:table-cell>
          <table:table-cell office:value-type="string" calcext:value-type="string">
            <text:p>OÜ Alev</text:p>
          </table:table-cell>
          <table:table-cell/>
          <table:table-cell table:style-name="ce2" office:value-type="date" office:date-value="2020-05-22T14:57:30" calcext:value-type="date">
            <text:p>14:57 22.05.20</text:p>
          </table:table-cell>
          <table:table-cell table:number-columns-repeated="2" office:value-type="float" office:value="2440" calcext:value-type="float">
            <text:p>2 4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882552" calcext:value-type="float">
            <text:p>11882552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66</text:p>
          </table:table-cell>
          <table:table-cell office:value-type="string" calcext:value-type="string">
            <text:p>OÜ Väikelaste Päevahoid</text:p>
          </table:table-cell>
          <table:table-cell/>
          <table:table-cell table:style-name="ce2" office:value-type="date" office:date-value="2020-05-22T14:53:17.000001" calcext:value-type="date">
            <text:p>14:53 22.05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196851" calcext:value-type="float">
            <text:p>11196851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65</text:p>
          </table:table-cell>
          <table:table-cell office:value-type="string" calcext:value-type="string">
            <text:p>MTÜ Tartu Luterlik Peetri Kool</text:p>
          </table:table-cell>
          <table:table-cell/>
          <table:table-cell table:style-name="ce2" office:value-type="date" office:date-value="2020-05-22T11:58:51" calcext:value-type="date">
            <text:p>11:58 22.05.20</text:p>
          </table:table-cell>
          <table:table-cell table:number-columns-repeated="2" office:value-type="float" office:value="8520" calcext:value-type="float">
            <text:p>8 5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5482" calcext:value-type="float">
            <text:p>80335482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64</text:p>
          </table:table-cell>
          <table:table-cell office:value-type="string" calcext:value-type="string">
            <text:p>MTÜ Tartu Luterlik Peetri Kool</text:p>
          </table:table-cell>
          <table:table-cell/>
          <table:table-cell table:style-name="ce2" office:value-type="date" office:date-value="2020-05-22T11:52:25.000001" calcext:value-type="date">
            <text:p>11:52 22.05.20</text:p>
          </table:table-cell>
          <table:table-cell table:number-columns-repeated="2" office:value-type="float" office:value="10800" calcext:value-type="float">
            <text:p>10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5482" calcext:value-type="float">
            <text:p>80335482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63</text:p>
          </table:table-cell>
          <table:table-cell office:value-type="string" calcext:value-type="string">
            <text:p>MTÜ Tartu Luterlik Peetri Kool</text:p>
          </table:table-cell>
          <table:table-cell/>
          <table:table-cell table:style-name="ce2" office:value-type="date" office:date-value="2020-05-22T11:43:47.000001" calcext:value-type="date">
            <text:p>11:43 22.05.20</text:p>
          </table:table-cell>
          <table:table-cell table:number-columns-repeated="2" office:value-type="float" office:value="21360" calcext:value-type="float">
            <text:p>21 3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5482" calcext:value-type="float">
            <text:p>80335482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62</text:p>
          </table:table-cell>
          <table:table-cell office:value-type="string" calcext:value-type="string">
            <text:p>Läänemaa Jalgpalliklubi</text:p>
          </table:table-cell>
          <table:table-cell/>
          <table:table-cell table:style-name="ce2" office:value-type="date" office:date-value="2020-05-22T11:30:20.000001" calcext:value-type="date">
            <text:p>11:30 22.05.20</text:p>
          </table:table-cell>
          <table:table-cell table:number-columns-repeated="2" office:value-type="float" office:value="640" calcext:value-type="float">
            <text:p>6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0938" calcext:value-type="float">
            <text:p>80310938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61</text:p>
          </table:table-cell>
          <table:table-cell office:value-type="string" calcext:value-type="string">
            <text:p>MTÜ Lugemislust</text:p>
          </table:table-cell>
          <table:table-cell/>
          <table:table-cell table:style-name="ce2" office:value-type="date" office:date-value="2020-05-22T10:45:41" calcext:value-type="date">
            <text:p>10:45 22.05.20</text:p>
          </table:table-cell>
          <table:table-cell table:number-columns-repeated="2" office:value-type="float" office:value="8910" calcext:value-type="float">
            <text:p>8 91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16648" calcext:value-type="float">
            <text:p>80416648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59</text:p>
          </table:table-cell>
          <table:table-cell office:value-type="string" calcext:value-type="string">
            <text:p>Mittetulundusühing Tartu Katoliku Hariduskeskus</text:p>
          </table:table-cell>
          <table:table-cell/>
          <table:table-cell table:style-name="ce2" office:value-type="date" office:date-value="2020-05-22T10:31:47" calcext:value-type="date">
            <text:p>10:31 22.05.20</text:p>
          </table:table-cell>
          <table:table-cell table:number-columns-repeated="2" office:value-type="float" office:value="7080" calcext:value-type="float">
            <text:p>7 0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12402" calcext:value-type="float">
            <text:p>80012402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58</text:p>
          </table:table-cell>
          <table:table-cell office:value-type="string" calcext:value-type="string">
            <text:p>Mittetulundusühing Tartu Katoliku Hariduskeskus</text:p>
          </table:table-cell>
          <table:table-cell/>
          <table:table-cell table:style-name="ce2" office:value-type="date" office:date-value="2020-05-22T10:22:57" calcext:value-type="date">
            <text:p>10:22 22.05.20</text:p>
          </table:table-cell>
          <table:table-cell table:number-columns-repeated="2" office:value-type="float" office:value="50210" calcext:value-type="float">
            <text:p>50 21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12402" calcext:value-type="float">
            <text:p>80012402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56</text:p>
          </table:table-cell>
          <table:table-cell office:value-type="string" calcext:value-type="string">
            <text:p>Viimsi Sulgpalliklubi</text:p>
          </table:table-cell>
          <table:table-cell/>
          <table:table-cell table:style-name="ce2" office:value-type="date" office:date-value="2020-05-22T08:56:25.000001" calcext:value-type="date">
            <text:p>08:56 22.05.20</text:p>
          </table:table-cell>
          <table:table-cell table:number-columns-repeated="2" office:value-type="float" office:value="400" calcext:value-type="float">
            <text:p>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95288" calcext:value-type="float">
            <text:p>80195288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55</text:p>
          </table:table-cell>
          <table:table-cell office:value-type="string" calcext:value-type="string">
            <text:p>Spordikool BUSHINKAN</text:p>
          </table:table-cell>
          <table:table-cell/>
          <table:table-cell table:style-name="ce2" office:value-type="date" office:date-value="2020-05-22T08:40:14.000001" calcext:value-type="date">
            <text:p>08:40 22.05.20</text:p>
          </table:table-cell>
          <table:table-cell table:number-columns-repeated="2" office:value-type="float" office:value="5400" calcext:value-type="float">
            <text:p>5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48923" calcext:value-type="float">
            <text:p>80148923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54</text:p>
          </table:table-cell>
          <table:table-cell office:value-type="string" calcext:value-type="string">
            <text:p>Sports Club DOUBLE V MTÜ</text:p>
          </table:table-cell>
          <table:table-cell/>
          <table:table-cell table:style-name="ce2" office:value-type="date" office:date-value="2020-05-22T00:09:13" calcext:value-type="date">
            <text:p>00:09 22.05.20</text:p>
          </table:table-cell>
          <table:table-cell table:number-columns-repeated="2" office:value-type="float" office:value="870" calcext:value-type="float">
            <text:p>87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9168" calcext:value-type="float">
            <text:p>80569168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53</text:p>
          </table:table-cell>
          <table:table-cell office:value-type="string" calcext:value-type="string">
            <text:p>PAIDE UJUMISKLUBI</text:p>
          </table:table-cell>
          <table:table-cell/>
          <table:table-cell table:style-name="ce2" office:value-type="date" office:date-value="2020-05-21T23:14:10" calcext:value-type="date">
            <text:p>23:14 21.05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73157" calcext:value-type="float">
            <text:p>80173157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52</text:p>
          </table:table-cell>
          <table:table-cell office:value-type="string" calcext:value-type="string">
            <text:p>Spordiklubi Aquaway</text:p>
          </table:table-cell>
          <table:table-cell/>
          <table:table-cell table:style-name="ce2" office:value-type="date" office:date-value="2020-05-21T21:41:27" calcext:value-type="date">
            <text:p>21:41 21.05.20</text:p>
          </table:table-cell>
          <table:table-cell table:number-columns-repeated="2" office:value-type="float" office:value="25200" calcext:value-type="float">
            <text:p>25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3678" calcext:value-type="float">
            <text:p>80333678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51</text:p>
          </table:table-cell>
          <table:table-cell office:value-type="string" calcext:value-type="string">
            <text:p>Mittetulundusühing Kaksikodad</text:p>
          </table:table-cell>
          <table:table-cell/>
          <table:table-cell table:style-name="ce2" office:value-type="date" office:date-value="2020-05-21T18:17:37" calcext:value-type="date">
            <text:p>18:17 21.05.20</text:p>
          </table:table-cell>
          <table:table-cell table:number-columns-repeated="2" office:value-type="float" office:value="985" calcext:value-type="float">
            <text:p>98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45280" calcext:value-type="float">
            <text:p>80545280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50</text:p>
          </table:table-cell>
          <table:table-cell office:value-type="string" calcext:value-type="string">
            <text:p>Sihtasutus Perekodu</text:p>
          </table:table-cell>
          <table:table-cell/>
          <table:table-cell table:style-name="ce2" office:value-type="date" office:date-value="2020-05-21T17:46:39" calcext:value-type="date">
            <text:p>17:46 21.05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1198" calcext:value-type="float">
            <text:p>90011198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48</text:p>
          </table:table-cell>
          <table:table-cell office:value-type="string" calcext:value-type="string">
            <text:p>Võistlustantsuklubi Mambo AVS</text:p>
          </table:table-cell>
          <table:table-cell/>
          <table:table-cell table:style-name="ce2" office:value-type="date" office:date-value="2020-05-21T16:52:32" calcext:value-type="date">
            <text:p>16:52 21.05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4379" calcext:value-type="float">
            <text:p>80184379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47</text:p>
          </table:table-cell>
          <table:table-cell office:value-type="string" calcext:value-type="string">
            <text:p>spordiklubi KLAN</text:p>
          </table:table-cell>
          <table:table-cell/>
          <table:table-cell table:style-name="ce2" office:value-type="date" office:date-value="2020-05-21T16:35:14.999999" calcext:value-type="date">
            <text:p>16:35 21.05.20</text:p>
          </table:table-cell>
          <table:table-cell table:number-columns-repeated="2" office:value-type="float" office:value="7600" calcext:value-type="float">
            <text:p>7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41591" calcext:value-type="float">
            <text:p>80041591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45</text:p>
          </table:table-cell>
          <table:table-cell office:value-type="string" calcext:value-type="string">
            <text:p>Impuls EE OÜ</text:p>
          </table:table-cell>
          <table:table-cell/>
          <table:table-cell table:style-name="ce2" office:value-type="date" office:date-value="2020-05-21T14:43:48" calcext:value-type="date">
            <text:p>14:43 21.05.20</text:p>
          </table:table-cell>
          <table:table-cell table:number-columns-repeated="2" office:value-type="float" office:value="2500" calcext:value-type="float">
            <text:p>2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863512" calcext:value-type="float">
            <text:p>10863512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44</text:p>
          </table:table-cell>
          <table:table-cell office:value-type="string" calcext:value-type="string">
            <text:p>Vertical Fitness Dance Studio MTÜ</text:p>
          </table:table-cell>
          <table:table-cell/>
          <table:table-cell table:style-name="ce2" office:value-type="date" office:date-value="2020-05-21T13:44:47.999999" calcext:value-type="date">
            <text:p>13:44 21.05.20</text:p>
          </table:table-cell>
          <table:table-cell table:number-columns-repeated="2" office:value-type="float" office:value="3600" calcext:value-type="float">
            <text:p>3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8683" calcext:value-type="float">
            <text:p>80568683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43</text:p>
          </table:table-cell>
          <table:table-cell office:value-type="string" calcext:value-type="string">
            <text:p>Spordiklubi TRT77 MTÜ</text:p>
          </table:table-cell>
          <table:table-cell/>
          <table:table-cell table:style-name="ce2" office:value-type="date" office:date-value="2020-05-21T13:05:28" calcext:value-type="date">
            <text:p>13:05 21.05.20</text:p>
          </table:table-cell>
          <table:table-cell table:number-columns-repeated="2" office:value-type="float" office:value="350" calcext:value-type="float">
            <text:p>3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18788" calcext:value-type="float">
            <text:p>80418788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42</text:p>
          </table:table-cell>
          <table:table-cell office:value-type="string" calcext:value-type="string">
            <text:p>Hestin OÜ</text:p>
          </table:table-cell>
          <table:table-cell/>
          <table:table-cell table:style-name="ce2" office:value-type="date" office:date-value="2020-05-21T12:37:52" calcext:value-type="date">
            <text:p>12:37 21.05.20</text:p>
          </table:table-cell>
          <table:table-cell table:number-columns-repeated="2" office:value-type="float" office:value="800" calcext:value-type="float">
            <text:p>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466676" calcext:value-type="float">
            <text:p>14466676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41</text:p>
          </table:table-cell>
          <table:table-cell office:value-type="string" calcext:value-type="string">
            <text:p>OÜ Netiemme</text:p>
          </table:table-cell>
          <table:table-cell/>
          <table:table-cell table:style-name="ce2" office:value-type="date" office:date-value="2020-05-21T10:55:25" calcext:value-type="date">
            <text:p>10:55 21.05.20</text:p>
          </table:table-cell>
          <table:table-cell table:number-columns-repeated="2" office:value-type="float" office:value="1560" calcext:value-type="float">
            <text:p>1 5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491353" calcext:value-type="float">
            <text:p>11491353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40</text:p>
          </table:table-cell>
          <table:table-cell office:value-type="string" calcext:value-type="string">
            <text:p>Sütevaka Gümnaasiumi Toetajate Ühendus</text:p>
          </table:table-cell>
          <table:table-cell/>
          <table:table-cell table:style-name="ce2" office:value-type="date" office:date-value="2020-05-21T09:46:26" calcext:value-type="date">
            <text:p>09:46 21.05.20</text:p>
          </table:table-cell>
          <table:table-cell table:number-columns-repeated="2" office:value-type="float" office:value="46000" calcext:value-type="float">
            <text:p>46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8841" calcext:value-type="float">
            <text:p>80058841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39</text:p>
          </table:table-cell>
          <table:table-cell office:value-type="string" calcext:value-type="string">
            <text:p>MEIE KOOL MITTETULUNDUSÜHING</text:p>
          </table:table-cell>
          <table:table-cell/>
          <table:table-cell table:style-name="ce2" office:value-type="date" office:date-value="2020-05-21T09:34:18" calcext:value-type="date">
            <text:p>09:34 21.05.20</text:p>
          </table:table-cell>
          <table:table-cell table:number-columns-repeated="2" office:value-type="float" office:value="3960" calcext:value-type="float">
            <text:p>3 9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7358" calcext:value-type="float">
            <text:p>80367358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38</text:p>
          </table:table-cell>
          <table:table-cell office:value-type="string" calcext:value-type="string">
            <text:p>MTÜ Rõõmukool</text:p>
          </table:table-cell>
          <table:table-cell/>
          <table:table-cell table:style-name="ce2" office:value-type="date" office:date-value="2020-05-21T09:29:13" calcext:value-type="date">
            <text:p>09:29 21.05.20</text:p>
          </table:table-cell>
          <table:table-cell table:number-columns-repeated="2" office:value-type="float" office:value="3600" calcext:value-type="float">
            <text:p>3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95395" calcext:value-type="float">
            <text:p>80395395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37</text:p>
          </table:table-cell>
          <table:table-cell office:value-type="string" calcext:value-type="string">
            <text:p>Lõuna-Läänemaa Raskejõustikuklubi "Leola"</text:p>
          </table:table-cell>
          <table:table-cell/>
          <table:table-cell table:style-name="ce2" office:value-type="date" office:date-value="2020-05-21T07:20:49" calcext:value-type="date">
            <text:p>07:20 21.05.20</text:p>
          </table:table-cell>
          <table:table-cell table:number-columns-repeated="2" office:value-type="float" office:value="1000" calcext:value-type="float">
            <text:p>1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67160" calcext:value-type="float">
            <text:p>80267160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36</text:p>
          </table:table-cell>
          <table:table-cell office:value-type="string" calcext:value-type="string">
            <text:p>Spordiklubi Team Yong</text:p>
          </table:table-cell>
          <table:table-cell/>
          <table:table-cell table:style-name="ce2" office:value-type="date" office:date-value="2020-05-20T22:49:38" calcext:value-type="date">
            <text:p>22:49 20.05.20</text:p>
          </table:table-cell>
          <table:table-cell table:number-columns-repeated="2" office:value-type="float" office:value="5570" calcext:value-type="float">
            <text:p>5 57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2832" calcext:value-type="float">
            <text:p>80342832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35</text:p>
          </table:table-cell>
          <table:table-cell office:value-type="string" calcext:value-type="string">
            <text:p>Eesti Evangeeliumi Kristlaste ja Baptistide Koguduste Liidu Antsla Evangeeliumi Kristlaste ja Baptistide Kogudus</text:p>
          </table:table-cell>
          <table:table-cell/>
          <table:table-cell table:style-name="ce2" office:value-type="date" office:date-value="2020-05-20T22:01:13" calcext:value-type="date">
            <text:p>22:01 20.05.20</text:p>
          </table:table-cell>
          <table:table-cell table:number-columns-repeated="2" office:value-type="float" office:value="7080" calcext:value-type="float">
            <text:p>7 0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07034" calcext:value-type="float">
            <text:p>80207034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34</text:p>
          </table:table-cell>
          <table:table-cell office:value-type="string" calcext:value-type="string">
            <text:p>Spinmaster MTÜ</text:p>
          </table:table-cell>
          <table:table-cell/>
          <table:table-cell table:style-name="ce2" office:value-type="date" office:date-value="2020-05-20T19:39:03" calcext:value-type="date">
            <text:p>19:39 20.05.20</text:p>
          </table:table-cell>
          <table:table-cell table:number-columns-repeated="2" office:value-type="float" office:value="6240" calcext:value-type="float">
            <text:p>6 2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8099" calcext:value-type="float">
            <text:p>80388099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33</text:p>
          </table:table-cell>
          <table:table-cell office:value-type="string" calcext:value-type="string">
            <text:p>Tantsuühing Active Studio</text:p>
          </table:table-cell>
          <table:table-cell/>
          <table:table-cell table:style-name="ce2" office:value-type="date" office:date-value="2020-05-20T19:02:14" calcext:value-type="date">
            <text:p>19:02 20.05.20</text:p>
          </table:table-cell>
          <table:table-cell table:number-columns-repeated="2" office:value-type="float" office:value="1366" calcext:value-type="float">
            <text:p>1 36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82538" calcext:value-type="float">
            <text:p>80282538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32</text:p>
          </table:table-cell>
          <table:table-cell office:value-type="string" calcext:value-type="string">
            <text:p>MTÜ Haridus- ja Kultuuriselts Tuulemaa</text:p>
          </table:table-cell>
          <table:table-cell/>
          <table:table-cell table:style-name="ce2" office:value-type="date" office:date-value="2020-05-20T17:43:38.000001" calcext:value-type="date">
            <text:p>17:43 20.05.20</text:p>
          </table:table-cell>
          <table:table-cell table:number-columns-repeated="2" office:value-type="float" office:value="16720" calcext:value-type="float">
            <text:p>16 7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00675" calcext:value-type="float">
            <text:p>80000675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31</text:p>
          </table:table-cell>
          <table:table-cell office:value-type="string" calcext:value-type="string">
            <text:p>Rakvere Vabakooli Selts</text:p>
          </table:table-cell>
          <table:table-cell/>
          <table:table-cell table:style-name="ce2" office:value-type="date" office:date-value="2020-05-20T16:50:50.999999" calcext:value-type="date">
            <text:p>16:50 20.05.20</text:p>
          </table:table-cell>
          <table:table-cell table:number-columns-repeated="2" office:value-type="float" office:value="14547" calcext:value-type="float">
            <text:p>14 54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5048" calcext:value-type="float">
            <text:p>80315048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30</text:p>
          </table:table-cell>
          <table:table-cell office:value-type="string" calcext:value-type="string">
            <text:p>Osaühing ESTEETIKA JA TANTSUKOOL</text:p>
          </table:table-cell>
          <table:table-cell/>
          <table:table-cell table:style-name="ce2" office:value-type="date" office:date-value="2020-05-20T15:24:56" calcext:value-type="date">
            <text:p>15:24 20.05.20</text:p>
          </table:table-cell>
          <table:table-cell table:number-columns-repeated="2" office:value-type="float" office:value="13455" calcext:value-type="float">
            <text:p>13 45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245984" calcext:value-type="float">
            <text:p>10245984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29</text:p>
          </table:table-cell>
          <table:table-cell office:value-type="string" calcext:value-type="string">
            <text:p>TALLINNA SÕUDEKLUBI</text:p>
          </table:table-cell>
          <table:table-cell/>
          <table:table-cell table:style-name="ce2" office:value-type="date" office:date-value="2020-05-20T13:57:09" calcext:value-type="date">
            <text:p>13:57 20.05.20</text:p>
          </table:table-cell>
          <table:table-cell table:number-columns-repeated="2" office:value-type="float" office:value="2654" calcext:value-type="float">
            <text:p>2 65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04615" calcext:value-type="float">
            <text:p>80004615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28</text:p>
          </table:table-cell>
          <table:table-cell office:value-type="string" calcext:value-type="string">
            <text:p>Tapa Lastekaitse ühing</text:p>
          </table:table-cell>
          <table:table-cell/>
          <table:table-cell table:style-name="ce2" office:value-type="date" office:date-value="2020-05-20T13:03:13" calcext:value-type="date">
            <text:p>13:03 20.05.20</text:p>
          </table:table-cell>
          <table:table-cell table:number-columns-repeated="2" office:value-type="float" office:value="1080" calcext:value-type="float">
            <text:p>1 0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9282" calcext:value-type="float">
            <text:p>80069282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27</text:p>
          </table:table-cell>
          <table:table-cell office:value-type="string" calcext:value-type="string">
            <text:p>Spordiklubi SharK</text:p>
          </table:table-cell>
          <table:table-cell/>
          <table:table-cell table:style-name="ce2" office:value-type="date" office:date-value="2020-05-20T13:01:57" calcext:value-type="date">
            <text:p>13:01 20.05.20</text:p>
          </table:table-cell>
          <table:table-cell table:number-columns-repeated="2" office:value-type="float" office:value="6000" calcext:value-type="float">
            <text:p>6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99180" calcext:value-type="float">
            <text:p>80199180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26</text:p>
          </table:table-cell>
          <table:table-cell office:value-type="string" calcext:value-type="string">
            <text:p>Exceline OÜ</text:p>
          </table:table-cell>
          <table:table-cell/>
          <table:table-cell table:style-name="ce2" office:value-type="date" office:date-value="2020-05-20T12:58:13" calcext:value-type="date">
            <text:p>12:58 20.05.20</text:p>
          </table:table-cell>
          <table:table-cell table:number-columns-repeated="2" office:value-type="float" office:value="3360" calcext:value-type="float">
            <text:p>3 3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633650" calcext:value-type="float">
            <text:p>12633650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25</text:p>
          </table:table-cell>
          <table:table-cell office:value-type="string" calcext:value-type="string">
            <text:p>Osaühing Õppekeskus Intellekt</text:p>
          </table:table-cell>
          <table:table-cell/>
          <table:table-cell table:style-name="ce2" office:value-type="date" office:date-value="2020-05-20T12:24:37" calcext:value-type="date">
            <text:p>12:24 20.05.20</text:p>
          </table:table-cell>
          <table:table-cell table:number-columns-repeated="2" office:value-type="float" office:value="3404" calcext:value-type="float">
            <text:p>3 40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516532" calcext:value-type="float">
            <text:p>10516532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24</text:p>
          </table:table-cell>
          <table:table-cell office:value-type="string" calcext:value-type="string">
            <text:p>Viljandi Vaba Waldorfkooli Ühing</text:p>
          </table:table-cell>
          <table:table-cell/>
          <table:table-cell table:style-name="ce2" office:value-type="date" office:date-value="2020-05-20T12:19:21" calcext:value-type="date">
            <text:p>12:19 20.05.20</text:p>
          </table:table-cell>
          <table:table-cell table:number-columns-repeated="2" office:value-type="float" office:value="15000" calcext:value-type="float">
            <text:p>1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47228" calcext:value-type="float">
            <text:p>80047228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23</text:p>
          </table:table-cell>
          <table:table-cell office:value-type="string" calcext:value-type="string">
            <text:p>Osaühing Õppekeskus Intellekt</text:p>
          </table:table-cell>
          <table:table-cell/>
          <table:table-cell table:style-name="ce2" office:value-type="date" office:date-value="2020-05-20T12:11:35" calcext:value-type="date">
            <text:p>12:11 20.05.20</text:p>
          </table:table-cell>
          <table:table-cell table:number-columns-repeated="2" office:value-type="float" office:value="19200" calcext:value-type="float">
            <text:p>19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516532" calcext:value-type="float">
            <text:p>10516532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22</text:p>
          </table:table-cell>
          <table:table-cell office:value-type="string" calcext:value-type="string">
            <text:p>Pisi-Peetri OÜ</text:p>
          </table:table-cell>
          <table:table-cell/>
          <table:table-cell table:style-name="ce2" office:value-type="date" office:date-value="2020-05-20T12:10:07" calcext:value-type="date">
            <text:p>12:10 20.05.20</text:p>
          </table:table-cell>
          <table:table-cell table:number-columns-repeated="2" office:value-type="float" office:value="400" calcext:value-type="float">
            <text:p>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100327" calcext:value-type="float">
            <text:p>12100327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21</text:p>
          </table:table-cell>
          <table:table-cell office:value-type="string" calcext:value-type="string">
            <text:p>Osaühing Õppekeskus Intellekt</text:p>
          </table:table-cell>
          <table:table-cell/>
          <table:table-cell table:style-name="ce2" office:value-type="date" office:date-value="2020-05-20T12:06:31" calcext:value-type="date">
            <text:p>12:06 20.05.20</text:p>
          </table:table-cell>
          <table:table-cell table:number-columns-repeated="2" office:value-type="float" office:value="2550" calcext:value-type="float">
            <text:p>2 5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516532" calcext:value-type="float">
            <text:p>10516532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20</text:p>
          </table:table-cell>
          <table:table-cell office:value-type="string" calcext:value-type="string">
            <text:p>MTÜ Tallinna Erivajadustega Laste ja Noorte Tugiühing</text:p>
          </table:table-cell>
          <table:table-cell/>
          <table:table-cell table:style-name="ce2" office:value-type="date" office:date-value="2020-05-20T09:38:16" calcext:value-type="date">
            <text:p>09:38 20.05.20</text:p>
          </table:table-cell>
          <table:table-cell table:number-columns-repeated="2" office:value-type="float" office:value="2800" calcext:value-type="float">
            <text:p>2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06046" calcext:value-type="float">
            <text:p>80206046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19</text:p>
          </table:table-cell>
          <table:table-cell office:value-type="string" calcext:value-type="string">
            <text:p>MTÜ Tallinna Erivajadustega Laste ja Noorte Tugiühing</text:p>
          </table:table-cell>
          <table:table-cell/>
          <table:table-cell table:style-name="ce2" office:value-type="date" office:date-value="2020-05-20T09:36:43" calcext:value-type="date">
            <text:p>09:36 20.05.20</text:p>
          </table:table-cell>
          <table:table-cell table:number-columns-repeated="2" office:value-type="float" office:value="3040" calcext:value-type="float">
            <text:p>3 0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06046" calcext:value-type="float">
            <text:p>80206046</text:p>
          </table:table-cell>
        </table:table-row>
        <table:table-row table:style-name="ro1">
          <table:table-cell office:value-type="string" calcext:value-type="string">
            <text:p>HTM erahariduse ja -huvitegevuse kriisitoetus.2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618</text:p>
          </table:table-cell>
          <table:table-cell office:value-type="string" calcext:value-type="string">
            <text:p>Tallinna Toomkooli Sihtasutus</text:p>
          </table:table-cell>
          <table:table-cell/>
          <table:table-cell table:style-name="ce2" office:value-type="date" office:date-value="2020-05-19T23:17:48" calcext:value-type="date">
            <text:p>23:17 19.05.20</text:p>
          </table:table-cell>
          <table:table-cell table:number-columns-repeated="2" office:value-type="float" office:value="18640" calcext:value-type="float">
            <text:p>18 6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0671" calcext:value-type="float">
            <text:p>90010671</text:p>
          </table:table-cell>
        </table:table-row>
        <table:table-row table:style-name="ro1">
          <table:table-cell office:value-type="string" calcext:value-type="string">
            <text:p>Kriisiabi kunstivaldkonna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4/1327</text:p>
          </table:table-cell>
          <table:table-cell office:value-type="string" calcext:value-type="string">
            <text:p>Luminée OÜ</text:p>
          </table:table-cell>
          <table:table-cell/>
          <table:table-cell table:style-name="ce2" office:value-type="date" office:date-value="2020-05-18T23:49:38" calcext:value-type="date">
            <text:p>23:49 18.05.20</text:p>
          </table:table-cell>
          <table:table-cell office:value-type="float" office:value="4123" calcext:value-type="float">
            <text:p>4 123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016571" calcext:value-type="float">
            <text:p>14016571</text:p>
          </table:table-cell>
        </table:table-row>
        <table:table-row table:style-name="ro1">
          <table:table-cell office:value-type="string" calcext:value-type="string">
            <text:p>Kriisiabi kunstivaldkonna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4/1325</text:p>
          </table:table-cell>
          <table:table-cell office:value-type="string" calcext:value-type="string">
            <text:p>MTÜ Juhan Kuusi Fond</text:p>
          </table:table-cell>
          <table:table-cell/>
          <table:table-cell table:style-name="ce2" office:value-type="date" office:date-value="2020-05-18T23:47:32" calcext:value-type="date">
            <text:p>23:47 18.05.20</text:p>
          </table:table-cell>
          <table:table-cell office:value-type="float" office:value="29172" calcext:value-type="float">
            <text:p>29 172,00</text:p>
          </table:table-cell>
          <table:table-cell office:value-type="float" office:value="12061" calcext:value-type="float">
            <text:p>12 06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98577" calcext:value-type="float">
            <text:p>80398577</text:p>
          </table:table-cell>
        </table:table-row>
        <table:table-row table:style-name="ro1">
          <table:table-cell office:value-type="string" calcext:value-type="string">
            <text:p>Kriisiabi kunstivaldkonna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4/1316</text:p>
          </table:table-cell>
          <table:table-cell office:value-type="string" calcext:value-type="string">
            <text:p>MTÜ Tsoon</text:p>
          </table:table-cell>
          <table:table-cell/>
          <table:table-cell table:style-name="ce2" office:value-type="date" office:date-value="2020-05-18T23:35:14" calcext:value-type="date">
            <text:p>23:35 18.05.20</text:p>
          </table:table-cell>
          <table:table-cell office:value-type="float" office:value="6720" calcext:value-type="float">
            <text:p>6 72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14891" calcext:value-type="float">
            <text:p>80414891</text:p>
          </table:table-cell>
        </table:table-row>
        <table:table-row table:style-name="ro1">
          <table:table-cell office:value-type="string" calcext:value-type="string">
            <text:p>Kriisiabi kunstivaldkonna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4/1314</text:p>
          </table:table-cell>
          <table:table-cell office:value-type="string" calcext:value-type="string">
            <text:p>Mittetulundusühing Saaremaa Kunstistuudio</text:p>
          </table:table-cell>
          <table:table-cell/>
          <table:table-cell table:style-name="ce2" office:value-type="date" office:date-value="2020-05-18T23:28:55" calcext:value-type="date">
            <text:p>23:28 18.05.20</text:p>
          </table:table-cell>
          <table:table-cell office:value-type="float" office:value="20120" calcext:value-type="float">
            <text:p>20 120,00</text:p>
          </table:table-cell>
          <table:table-cell office:value-type="float" office:value="5643" calcext:value-type="float">
            <text:p>5 64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8806" calcext:value-type="float">
            <text:p>80058806</text:p>
          </table:table-cell>
        </table:table-row>
        <table:table-row table:style-name="ro1">
          <table:table-cell office:value-type="string" calcext:value-type="string">
            <text:p>Kriisiabi kunstivaldkonna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4/1294</text:p>
          </table:table-cell>
          <table:table-cell office:value-type="string" calcext:value-type="string">
            <text:p>Temnikova &amp; Kasela OÜ</text:p>
          </table:table-cell>
          <table:table-cell/>
          <table:table-cell table:style-name="ce2" office:value-type="date" office:date-value="2020-05-18T22:14:22" calcext:value-type="date">
            <text:p>22:14 18.05.20</text:p>
          </table:table-cell>
          <table:table-cell office:value-type="float" office:value="46922" calcext:value-type="float">
            <text:p>46 922,00</text:p>
          </table:table-cell>
          <table:table-cell office:value-type="float" office:value="37904" calcext:value-type="float">
            <text:p>37 90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895841" calcext:value-type="float">
            <text:p>12895841</text:p>
          </table:table-cell>
        </table:table-row>
        <table:table-row table:style-name="ro1">
          <table:table-cell office:value-type="string" calcext:value-type="string">
            <text:p>Kriisiabi kunstivaldkonna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4/1289</text:p>
          </table:table-cell>
          <table:table-cell office:value-type="string" calcext:value-type="string">
            <text:p>Fotograafia Tallinn OÜ</text:p>
          </table:table-cell>
          <table:table-cell/>
          <table:table-cell table:style-name="ce2" office:value-type="date" office:date-value="2020-05-18T21:46:41" calcext:value-type="date">
            <text:p>21:46 18.05.20</text:p>
          </table:table-cell>
          <table:table-cell office:value-type="float" office:value="175335" calcext:value-type="float">
            <text:p>175 335,00</text:p>
          </table:table-cell>
          <table:table-cell office:value-type="float" office:value="141636" calcext:value-type="float">
            <text:p>141 63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370427" calcext:value-type="float">
            <text:p>14370427</text:p>
          </table:table-cell>
        </table:table-row>
        <table:table-row table:style-name="ro1">
          <table:table-cell office:value-type="string" calcext:value-type="string">
            <text:p>Kriisiabi kunstivaldkonna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4/1285</text:p>
          </table:table-cell>
          <table:table-cell office:value-type="string" calcext:value-type="string">
            <text:p>Valge Kuup OÜ</text:p>
          </table:table-cell>
          <table:table-cell/>
          <table:table-cell table:style-name="ce2" office:value-type="date" office:date-value="2020-05-18T21:30:05" calcext:value-type="date">
            <text:p>21:30 18.05.20</text:p>
          </table:table-cell>
          <table:table-cell office:value-type="float" office:value="47857" calcext:value-type="float">
            <text:p>47 857,00</text:p>
          </table:table-cell>
          <table:table-cell office:value-type="float" office:value="38659" calcext:value-type="float">
            <text:p>38 65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333830" calcext:value-type="float">
            <text:p>12333830</text:p>
          </table:table-cell>
        </table:table-row>
        <table:table-row table:style-name="ro1">
          <table:table-cell office:value-type="string" calcext:value-type="string">
            <text:p>Kriisiabi kunstivaldkonna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4/1256</text:p>
          </table:table-cell>
          <table:table-cell office:value-type="string" calcext:value-type="string">
            <text:p>Haapsalu Kultuurikeskus</text:p>
          </table:table-cell>
          <table:table-cell/>
          <table:table-cell table:style-name="ce2" office:value-type="date" office:date-value="2020-05-18T18:26:54" calcext:value-type="date">
            <text:p>18:26 18.05.20</text:p>
          </table:table-cell>
          <table:table-cell office:value-type="float" office:value="9000" calcext:value-type="float">
            <text:p>9 000,00</text:p>
          </table:table-cell>
          <table:table-cell office:value-type="float" office:value="7270" calcext:value-type="float">
            <text:p>7 27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2860" calcext:value-type="float">
            <text:p>75012860</text:p>
          </table:table-cell>
        </table:table-row>
        <table:table-row table:style-name="ro1">
          <table:table-cell office:value-type="string" calcext:value-type="string">
            <text:p>Kriisiabi kunstivaldkonna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4/1236</text:p>
          </table:table-cell>
          <table:table-cell office:value-type="string" calcext:value-type="string">
            <text:p>Mittetulundusühing Eesti Kaasaegse Kunsti Arenduskeskus</text:p>
          </table:table-cell>
          <table:table-cell/>
          <table:table-cell table:style-name="ce2" office:value-type="date" office:date-value="2020-05-18T16:59:28" calcext:value-type="date">
            <text:p>16:59 18.05.20</text:p>
          </table:table-cell>
          <table:table-cell office:value-type="float" office:value="88888" calcext:value-type="float">
            <text:p>88 888,00</text:p>
          </table:table-cell>
          <table:table-cell office:value-type="float" office:value="56979" calcext:value-type="float">
            <text:p>56 97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4149" calcext:value-type="float">
            <text:p>80314149</text:p>
          </table:table-cell>
        </table:table-row>
        <table:table-row table:style-name="ro1">
          <table:table-cell office:value-type="string" calcext:value-type="string">
            <text:p>Kriisiabi kunstivaldkonna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4/1234</text:p>
          </table:table-cell>
          <table:table-cell office:value-type="string" calcext:value-type="string">
            <text:p>Mittetulundusühing Okapi</text:p>
          </table:table-cell>
          <table:table-cell/>
          <table:table-cell table:style-name="ce2" office:value-type="date" office:date-value="2020-05-18T16:55:39" calcext:value-type="date">
            <text:p>16:55 18.05.20</text:p>
          </table:table-cell>
          <table:table-cell office:value-type="float" office:value="9000" calcext:value-type="float">
            <text:p>9 000,00</text:p>
          </table:table-cell>
          <table:table-cell office:value-type="float" office:value="7270" calcext:value-type="float">
            <text:p>7 27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6834" calcext:value-type="float">
            <text:p>80356834</text:p>
          </table:table-cell>
        </table:table-row>
        <table:table-row table:style-name="ro1">
          <table:table-cell office:value-type="string" calcext:value-type="string">
            <text:p>Kriisiabi kunstivaldkonna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4/1215</text:p>
          </table:table-cell>
          <table:table-cell office:value-type="string" calcext:value-type="string">
            <text:p>OÜ Savinõid</text:p>
          </table:table-cell>
          <table:table-cell/>
          <table:table-cell table:style-name="ce2" office:value-type="date" office:date-value="2020-05-18T15:13:38" calcext:value-type="date">
            <text:p>15:13 18.05.20</text:p>
          </table:table-cell>
          <table:table-cell office:value-type="float" office:value="12030" calcext:value-type="float">
            <text:p>12 03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874158" calcext:value-type="float">
            <text:p>12874158</text:p>
          </table:table-cell>
        </table:table-row>
        <table:table-row table:style-name="ro1">
          <table:table-cell office:value-type="string" calcext:value-type="string">
            <text:p>Kriisiabi kunstivaldkonna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4/1181</text:p>
          </table:table-cell>
          <table:table-cell office:value-type="string" calcext:value-type="string">
            <text:p>Merike Estna studio OÜ</text:p>
          </table:table-cell>
          <table:table-cell/>
          <table:table-cell table:style-name="ce2" office:value-type="date" office:date-value="2020-05-18T12:10:07" calcext:value-type="date">
            <text:p>12:10 18.05.20</text:p>
          </table:table-cell>
          <table:table-cell office:value-type="float" office:value="4500" calcext:value-type="float">
            <text:p>4 500,00</text:p>
          </table:table-cell>
          <table:table-cell office:value-type="float" office:value="3635" calcext:value-type="float">
            <text:p>3 63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433903" calcext:value-type="float">
            <text:p>14433903</text:p>
          </table:table-cell>
        </table:table-row>
        <table:table-row table:style-name="ro1">
          <table:table-cell office:value-type="string" calcext:value-type="string">
            <text:p>Kriisiabi kunstivaldkonna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4/1179</text:p>
          </table:table-cell>
          <table:table-cell office:value-type="string" calcext:value-type="string">
            <text:p>NORDIC BALTIC ART CENTER NOBA MTÜ</text:p>
          </table:table-cell>
          <table:table-cell/>
          <table:table-cell table:style-name="ce2" office:value-type="date" office:date-value="2020-05-18T11:47:34" calcext:value-type="date">
            <text:p>11:47 18.05.20</text:p>
          </table:table-cell>
          <table:table-cell office:value-type="float" office:value="25000" calcext:value-type="float">
            <text:p>25 000,00</text:p>
          </table:table-cell>
          <table:table-cell office:value-type="float" office:value="20195" calcext:value-type="float">
            <text:p>20 19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7390" calcext:value-type="float">
            <text:p>80387390</text:p>
          </table:table-cell>
        </table:table-row>
        <table:table-row table:style-name="ro1">
          <table:table-cell office:value-type="string" calcext:value-type="string">
            <text:p>Kriisiabi kunstivaldkonna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4/1169</text:p>
          </table:table-cell>
          <table:table-cell office:value-type="string" calcext:value-type="string">
            <text:p>Mittetulundusühing Eesti Kaasaegse Kunsti muuseum</text:p>
          </table:table-cell>
          <table:table-cell/>
          <table:table-cell table:style-name="ce2" office:value-type="date" office:date-value="2020-05-18T11:02:05" calcext:value-type="date">
            <text:p>11:02 18.05.20</text:p>
          </table:table-cell>
          <table:table-cell office:value-type="float" office:value="10341" calcext:value-type="float">
            <text:p>10 341,00</text:p>
          </table:table-cell>
          <table:table-cell office:value-type="float" office:value="8354" calcext:value-type="float">
            <text:p>8 35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8189" calcext:value-type="float">
            <text:p>80298189</text:p>
          </table:table-cell>
        </table:table-row>
        <table:table-row table:style-name="ro1">
          <table:table-cell office:value-type="string" calcext:value-type="string">
            <text:p>Kriisiabi kunstivaldkonna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4/1135</text:p>
          </table:table-cell>
          <table:table-cell office:value-type="string" calcext:value-type="string">
            <text:p>OÜ Kaia Roosa</text:p>
          </table:table-cell>
          <table:table-cell/>
          <table:table-cell table:style-name="ce2" office:value-type="date" office:date-value="2020-05-17T19:26:27" calcext:value-type="date">
            <text:p>19:26 17.05.20</text:p>
          </table:table-cell>
          <table:table-cell office:value-type="float" office:value="5000" calcext:value-type="float">
            <text:p>5 000,00</text:p>
          </table:table-cell>
          <table:table-cell office:value-type="float" office:value="3982" calcext:value-type="float">
            <text:p>3 98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079366" calcext:value-type="float">
            <text:p>12079366</text:p>
          </table:table-cell>
        </table:table-row>
        <table:table-row table:style-name="ro1">
          <table:table-cell office:value-type="string" calcext:value-type="string">
            <text:p>Kriisiabi kunstivaldkonna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4/1100</text:p>
          </table:table-cell>
          <table:table-cell office:value-type="string" calcext:value-type="string">
            <text:p>Eesti Kunstnike Liit</text:p>
          </table:table-cell>
          <table:table-cell/>
          <table:table-cell table:style-name="ce2" office:value-type="date" office:date-value="2020-05-15T17:56:21" calcext:value-type="date">
            <text:p>17:56 15.05.20</text:p>
          </table:table-cell>
          <table:table-cell office:value-type="float" office:value="123953" calcext:value-type="float">
            <text:p>123 953,00</text:p>
          </table:table-cell>
          <table:table-cell office:value-type="float" office:value="100130" calcext:value-type="float">
            <text:p>100 13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49776" calcext:value-type="float">
            <text:p>80049776</text:p>
          </table:table-cell>
        </table:table-row>
        <table:table-row table:style-name="ro1">
          <table:table-cell office:value-type="string" calcext:value-type="string">
            <text:p>Kriisiabi kunstivaldkonna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4/1069</text:p>
          </table:table-cell>
          <table:table-cell office:value-type="string" calcext:value-type="string">
            <text:p>Sihtasutus Kunstihoone</text:p>
          </table:table-cell>
          <table:table-cell/>
          <table:table-cell table:style-name="ce2" office:value-type="date" office:date-value="2020-05-14T23:01:18" calcext:value-type="date">
            <text:p>23:01 14.05.20</text:p>
          </table:table-cell>
          <table:table-cell office:value-type="float" office:value="229260" calcext:value-type="float">
            <text:p>229 260,00</text:p>
          </table:table-cell>
          <table:table-cell office:value-type="float" office:value="90380" calcext:value-type="float">
            <text:p>90 3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4112" calcext:value-type="float">
            <text:p>90014112</text:p>
          </table:table-cell>
        </table:table-row>
        <table:table-row table:style-name="ro1">
          <table:table-cell office:value-type="string" calcext:value-type="string">
            <text:p>Kriisiabi kunstivaldkonna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4/1061</text:p>
          </table:table-cell>
          <table:table-cell office:value-type="string" calcext:value-type="string">
            <text:p>Keraamikakeskus OÜ</text:p>
          </table:table-cell>
          <table:table-cell/>
          <table:table-cell table:style-name="ce2" office:value-type="date" office:date-value="2020-05-14T16:44:03" calcext:value-type="date">
            <text:p>16:44 14.05.20</text:p>
          </table:table-cell>
          <table:table-cell office:value-type="float" office:value="10000" calcext:value-type="float">
            <text:p>10 000,00</text:p>
          </table:table-cell>
          <table:table-cell office:value-type="float" office:value="8078" calcext:value-type="float">
            <text:p>8 07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825773" calcext:value-type="float">
            <text:p>14825773</text:p>
          </table:table-cell>
        </table:table-row>
        <table:table-row table:style-name="ro1">
          <table:table-cell office:value-type="string" calcext:value-type="string">
            <text:p>Kriisiabi kunstivaldkonna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4/1030</text:p>
          </table:table-cell>
          <table:table-cell office:value-type="string" calcext:value-type="string">
            <text:p>Tartu Kunstnike Liit</text:p>
          </table:table-cell>
          <table:table-cell/>
          <table:table-cell table:style-name="ce2" office:value-type="date" office:date-value="2020-05-13T13:14:36" calcext:value-type="date">
            <text:p>13:14 13.05.20</text:p>
          </table:table-cell>
          <table:table-cell office:value-type="float" office:value="57444" calcext:value-type="float">
            <text:p>57 444,00</text:p>
          </table:table-cell>
          <table:table-cell office:value-type="float" office:value="46403" calcext:value-type="float">
            <text:p>46 40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01755" calcext:value-type="float">
            <text:p>80101755</text:p>
          </table:table-cell>
        </table:table-row>
        <table:table-row table:style-name="ro1">
          <table:table-cell office:value-type="string" calcext:value-type="string">
            <text:p>Kriisiabi kunstivaldkonna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4/1025</text:p>
          </table:table-cell>
          <table:table-cell office:value-type="string" calcext:value-type="string">
            <text:p>mittetulundusühing Meistrite Hoov</text:p>
          </table:table-cell>
          <table:table-cell/>
          <table:table-cell table:style-name="ce2" office:value-type="date" office:date-value="2020-05-12T16:23:41" calcext:value-type="date">
            <text:p>16:23 12.05.20</text:p>
          </table:table-cell>
          <table:table-cell office:value-type="float" office:value="80000" calcext:value-type="float">
            <text:p>80 000,00</text:p>
          </table:table-cell>
          <table:table-cell office:value-type="float" office:value="11421" calcext:value-type="float">
            <text:p>11 42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9668" calcext:value-type="float">
            <text:p>80059668</text:p>
          </table:table-cell>
        </table:table-row>
        <table:table-row table:style-name="ro1">
          <table:table-cell office:value-type="string" calcext:value-type="string">
            <text:p>Kriisiabi liikumisharrastuse ürituste jätkusuutlikkuse tagamisek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111</text:p>
          </table:table-cell>
          <table:table-cell office:value-type="string" calcext:value-type="string">
            <text:p>Mittetulundusühing "MTBest"</text:p>
          </table:table-cell>
          <table:table-cell/>
          <table:table-cell table:style-name="ce2" office:value-type="date" office:date-value="2020-05-15T21:10:04" calcext:value-type="date">
            <text:p>21:10 15.05.20</text:p>
          </table:table-cell>
          <table:table-cell office:value-type="float" office:value="13000" calcext:value-type="float">
            <text:p>13 000,00</text:p>
          </table:table-cell>
          <table:table-cell office:value-type="float" office:value="6000" calcext:value-type="float">
            <text:p>6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5932" calcext:value-type="float">
            <text:p>80375932</text:p>
          </table:table-cell>
        </table:table-row>
        <table:table-row table:style-name="ro1">
          <table:table-cell office:value-type="string" calcext:value-type="string">
            <text:p>Kriisiabi liikumisharrastuse ürituste jätkusuutlikkuse tagamisek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087</text:p>
          </table:table-cell>
          <table:table-cell office:value-type="string" calcext:value-type="string">
            <text:p>Klubi Tartu Maraton</text:p>
          </table:table-cell>
          <table:table-cell/>
          <table:table-cell table:style-name="ce2" office:value-type="date" office:date-value="2020-05-15T15:25:21" calcext:value-type="date">
            <text:p>15:25 15.05.20</text:p>
          </table:table-cell>
          <table:table-cell office:value-type="float" office:value="181000" calcext:value-type="float">
            <text:p>181 000,00</text:p>
          </table:table-cell>
          <table:table-cell office:value-type="float" office:value="130000" calcext:value-type="float">
            <text:p>130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37038" calcext:value-type="float">
            <text:p>80037038</text:p>
          </table:table-cell>
        </table:table-row>
        <table:table-row table:style-name="ro1">
          <table:table-cell office:value-type="string" calcext:value-type="string">
            <text:p>Kriisiabi liikumisharrastuse ürituste jätkusuutlikkuse tagamisek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081</text:p>
          </table:table-cell>
          <table:table-cell office:value-type="string" calcext:value-type="string">
            <text:p>Mittetulundusühing Stamina Spordiklubi</text:p>
          </table:table-cell>
          <table:table-cell/>
          <table:table-cell table:style-name="ce2" office:value-type="date" office:date-value="2020-05-15T13:38:45" calcext:value-type="date">
            <text:p>13:38 15.05.20</text:p>
          </table:table-cell>
          <table:table-cell table:number-columns-repeated="2" office:value-type="float" office:value="10000" calcext:value-type="float">
            <text:p>10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95756" calcext:value-type="float">
            <text:p>80195756</text:p>
          </table:table-cell>
        </table:table-row>
        <table:table-row table:style-name="ro1">
          <table:table-cell office:value-type="string" calcext:value-type="string">
            <text:p>Kriisiabi liikumisharrastuse ürituste jätkusuutlikkuse tagamisek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066</text:p>
          </table:table-cell>
          <table:table-cell office:value-type="string" calcext:value-type="string">
            <text:p>Spordiklubi Pärnu Kahe Silla Klubi</text:p>
          </table:table-cell>
          <table:table-cell/>
          <table:table-cell table:style-name="ce2" office:value-type="date" office:date-value="2020-05-14T19:36:35" calcext:value-type="date">
            <text:p>19:36 14.05.20</text:p>
          </table:table-cell>
          <table:table-cell office:value-type="float" office:value="50000" calcext:value-type="float">
            <text:p>50 000,00</text:p>
          </table:table-cell>
          <table:table-cell office:value-type="float" office:value="15000" calcext:value-type="float">
            <text:p>1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79651" calcext:value-type="float">
            <text:p>80179651</text:p>
          </table:table-cell>
        </table:table-row>
        <table:table-row table:style-name="ro1">
          <table:table-cell office:value-type="string" calcext:value-type="string">
            <text:p>Kriisiabi liikumisharrastuse ürituste jätkusuutlikkuse tagamisek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032</text:p>
          </table:table-cell>
          <table:table-cell office:value-type="string" calcext:value-type="string">
            <text:p>Mittetulundusühing EESTI SPORDISELTS KALEV</text:p>
          </table:table-cell>
          <table:table-cell/>
          <table:table-cell table:style-name="ce2" office:value-type="date" office:date-value="2020-05-13T13:30:05" calcext:value-type="date">
            <text:p>13:30 13.05.20</text:p>
          </table:table-cell>
          <table:table-cell office:value-type="float" office:value="26075" calcext:value-type="float">
            <text:p>26 075,00</text:p>
          </table:table-cell>
          <table:table-cell office:value-type="float" office:value="4500" calcext:value-type="float">
            <text:p>4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28946" calcext:value-type="float">
            <text:p>80028946</text:p>
          </table:table-cell>
        </table:table-row>
        <table:table-row table:style-name="ro1">
          <table:table-cell office:value-type="string" calcext:value-type="string">
            <text:p>Kriisiabi liikumisharrastuse ürituste jätkusuutlikkuse tagamisek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028</text:p>
          </table:table-cell>
          <table:table-cell office:value-type="string" calcext:value-type="string">
            <text:p>Spordiürituste Korraldamise Klubi</text:p>
          </table:table-cell>
          <table:table-cell/>
          <table:table-cell table:style-name="ce2" office:value-type="date" office:date-value="2020-05-13T11:47:36" calcext:value-type="date">
            <text:p>11:47 13.05.20</text:p>
          </table:table-cell>
          <table:table-cell office:value-type="float" office:value="149689" calcext:value-type="float">
            <text:p>149 689,00</text:p>
          </table:table-cell>
          <table:table-cell office:value-type="float" office:value="100000" calcext:value-type="float">
            <text:p>100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40548" calcext:value-type="float">
            <text:p>80140548</text:p>
          </table:table-cell>
        </table:table-row>
        <table:table-row table:style-name="ro1">
          <table:table-cell office:value-type="string" calcext:value-type="string">
            <text:p>Kriisiabi liikumisharrastuse ürituste jätkusuutlikkuse tagamisek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019</text:p>
          </table:table-cell>
          <table:table-cell office:value-type="string" calcext:value-type="string">
            <text:p>Mittetulundusühing Aerobike Cycling Agency</text:p>
          </table:table-cell>
          <table:table-cell/>
          <table:table-cell table:style-name="ce2" office:value-type="date" office:date-value="2020-05-12T03:58:50" calcext:value-type="date">
            <text:p>03:58 12.05.20</text:p>
          </table:table-cell>
          <table:table-cell office:value-type="float" office:value="45000" calcext:value-type="float">
            <text:p>45 000,00</text:p>
          </table:table-cell>
          <table:table-cell office:value-type="float" office:value="15000" calcext:value-type="float">
            <text:p>1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73344" calcext:value-type="float">
            <text:p>80273344</text:p>
          </table:table-cell>
        </table:table-row>
        <table:table-row table:style-name="ro1">
          <table:table-cell office:value-type="string" calcext:value-type="string">
            <text:p>Kriisiabi liikumisharrastuse ürituste jätkusuutlikkuse tagamisek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017</text:p>
          </table:table-cell>
          <table:table-cell office:value-type="string" calcext:value-type="string">
            <text:p>Võimlemisklubi "Rütmika"</text:p>
          </table:table-cell>
          <table:table-cell/>
          <table:table-cell table:style-name="ce2" office:value-type="date" office:date-value="2020-05-11T16:33:31" calcext:value-type="date">
            <text:p>16:33 11.05.20</text:p>
          </table:table-cell>
          <table:table-cell office:value-type="float" office:value="3000" calcext:value-type="float">
            <text:p>3 000,00</text:p>
          </table:table-cell>
          <table:table-cell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46097" calcext:value-type="float">
            <text:p>80046097</text:p>
          </table:table-cell>
        </table:table-row>
        <table:table-row table:style-name="ro1">
          <table:table-cell office:value-type="string" calcext:value-type="string">
            <text:p>Kriisiabi liikumisharrastuse ürituste jätkusuutlikkuse tagamisek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014</text:p>
          </table:table-cell>
          <table:table-cell office:value-type="string" calcext:value-type="string">
            <text:p>Mittetulundusühing Rakvere Maraton</text:p>
          </table:table-cell>
          <table:table-cell/>
          <table:table-cell table:style-name="ce2" office:value-type="date" office:date-value="2020-05-11T13:09:37" calcext:value-type="date">
            <text:p>13:09 11.05.20</text:p>
          </table:table-cell>
          <table:table-cell office:value-type="float" office:value="80836" calcext:value-type="float">
            <text:p>80 836,00</text:p>
          </table:table-cell>
          <table:table-cell office:value-type="float" office:value="15000" calcext:value-type="float">
            <text:p>1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1257" calcext:value-type="float">
            <text:p>80311257</text:p>
          </table:table-cell>
        </table:table-row>
        <table:table-row table:style-name="ro1">
          <table:table-cell office:value-type="string" calcext:value-type="string">
            <text:p>Kriisiabi liikumisharrastuse ürituste jätkusuutlikkuse tagamisek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009</text:p>
          </table:table-cell>
          <table:table-cell office:value-type="string" calcext:value-type="string">
            <text:p>Eesti Firmaspordi Liit</text:p>
          </table:table-cell>
          <table:table-cell/>
          <table:table-cell table:style-name="ce2" office:value-type="date" office:date-value="2020-05-08T15:48:52" calcext:value-type="date">
            <text:p>15:48 08.05.20</text:p>
          </table:table-cell>
          <table:table-cell office:value-type="float" office:value="9300" calcext:value-type="float">
            <text:p>9 300,00</text:p>
          </table:table-cell>
          <table:table-cell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8438" calcext:value-type="float">
            <text:p>80228438</text:p>
          </table:table-cell>
        </table:table-row>
        <table:table-row table:style-name="ro1">
          <table:table-cell office:value-type="string" calcext:value-type="string">
            <text:p>Kriisiabi võistkondlike sportmängude täiskasvanute Eesti meistriliigade jätkusuutlikkuse toetususek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108</text:p>
          </table:table-cell>
          <table:table-cell office:value-type="string" calcext:value-type="string">
            <text:p>Eesti Korvpalliliit</text:p>
          </table:table-cell>
          <table:table-cell/>
          <table:table-cell table:style-name="ce2" office:value-type="date" office:date-value="2020-05-15T19:43:05" calcext:value-type="date">
            <text:p>19:43 15.05.20</text:p>
          </table:table-cell>
          <table:table-cell office:value-type="float" office:value="676982" calcext:value-type="float">
            <text:p>676 982,00</text:p>
          </table:table-cell>
          <table:table-cell office:value-type="float" office:value="406991" calcext:value-type="float">
            <text:p>406 99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07140" calcext:value-type="float">
            <text:p>80007140</text:p>
          </table:table-cell>
        </table:table-row>
        <table:table-row table:style-name="ro1">
          <table:table-cell office:value-type="string" calcext:value-type="string">
            <text:p>Kriisiabi võistkondlike sportmängude täiskasvanute Eesti meistriliigade jätkusuutlikkuse toetususek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099</text:p>
          </table:table-cell>
          <table:table-cell office:value-type="string" calcext:value-type="string">
            <text:p>Eesti Võrkpalli Liit</text:p>
          </table:table-cell>
          <table:table-cell/>
          <table:table-cell table:style-name="ce2" office:value-type="date" office:date-value="2020-05-15T17:14:31" calcext:value-type="date">
            <text:p>17:14 15.05.20</text:p>
          </table:table-cell>
          <table:table-cell office:value-type="float" office:value="284016" calcext:value-type="float">
            <text:p>284 016,00</text:p>
          </table:table-cell>
          <table:table-cell office:value-type="float" office:value="192039" calcext:value-type="float">
            <text:p>192 03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23481" calcext:value-type="float">
            <text:p>80023481</text:p>
          </table:table-cell>
        </table:table-row>
        <table:table-row table:style-name="ro1">
          <table:table-cell office:value-type="string" calcext:value-type="string">
            <text:p>Kriisiabi võistkondlike sportmängude täiskasvanute Eesti meistriliigade jätkusuutlikkuse toetususek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089</text:p>
          </table:table-cell>
          <table:table-cell office:value-type="string" calcext:value-type="string">
            <text:p>Eesti Saalihoki Liit</text:p>
          </table:table-cell>
          <table:table-cell/>
          <table:table-cell table:style-name="ce2" office:value-type="date" office:date-value="2020-05-15T15:33:55" calcext:value-type="date">
            <text:p>15:33 15.05.20</text:p>
          </table:table-cell>
          <table:table-cell office:value-type="float" office:value="10500" calcext:value-type="float">
            <text:p>10 500,00</text:p>
          </table:table-cell>
          <table:table-cell office:value-type="float" office:value="4823" calcext:value-type="float">
            <text:p>4 82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89971" calcext:value-type="float">
            <text:p>80089971</text:p>
          </table:table-cell>
        </table:table-row>
        <table:table-row table:style-name="ro1">
          <table:table-cell office:value-type="string" calcext:value-type="string">
            <text:p>Kriisiabi võistkondlike sportmängude täiskasvanute Eesti meistriliigade jätkusuutlikkuse toetususek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085</text:p>
          </table:table-cell>
          <table:table-cell office:value-type="string" calcext:value-type="string">
            <text:p>EESTI JALGPALLI LIIT</text:p>
          </table:table-cell>
          <table:table-cell/>
          <table:table-cell table:style-name="ce2" office:value-type="date" office:date-value="2020-05-15T15:19:43" calcext:value-type="date">
            <text:p>15:19 15.05.20</text:p>
          </table:table-cell>
          <table:table-cell office:value-type="float" office:value="1172011" calcext:value-type="float">
            <text:p>1 172 011,00</text:p>
          </table:table-cell>
          <table:table-cell office:value-type="float" office:value="521682" calcext:value-type="float">
            <text:p>521 68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91598" calcext:value-type="float">
            <text:p>80091598</text:p>
          </table:table-cell>
        </table:table-row>
        <table:table-row table:style-name="ro1">
          <table:table-cell office:value-type="string" calcext:value-type="string">
            <text:p>Kriisiabi võistkondlike sportmängude täiskasvanute Eesti meistriliigade jätkusuutlikkuse toetususek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079</text:p>
          </table:table-cell>
          <table:table-cell office:value-type="string" calcext:value-type="string">
            <text:p>Mittetulundusühing Eesti Jäähokiliit</text:p>
          </table:table-cell>
          <table:table-cell/>
          <table:table-cell table:style-name="ce2" office:value-type="date" office:date-value="2020-05-15T13:13:04" calcext:value-type="date">
            <text:p>13:13 15.05.20</text:p>
          </table:table-cell>
          <table:table-cell office:value-type="float" office:value="23300" calcext:value-type="float">
            <text:p>23 300,00</text:p>
          </table:table-cell>
          <table:table-cell office:value-type="float" office:value="12676" calcext:value-type="float">
            <text:p>12 67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48096" calcext:value-type="float">
            <text:p>80048096</text:p>
          </table:table-cell>
        </table:table-row>
        <table:table-row table:style-name="ro1">
          <table:table-cell office:value-type="string" calcext:value-type="string">
            <text:p>Kriisiabi võistkondlike sportmängude täiskasvanute Eesti meistriliigade jätkusuutlikkuse toetususeks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0/1059</text:p>
          </table:table-cell>
          <table:table-cell office:value-type="string" calcext:value-type="string">
            <text:p>Eesti Käsipalliliit</text:p>
          </table:table-cell>
          <table:table-cell/>
          <table:table-cell table:style-name="ce2" office:value-type="date" office:date-value="2020-05-14T16:25:40" calcext:value-type="date">
            <text:p>16:25 14.05.20</text:p>
          </table:table-cell>
          <table:table-cell office:value-type="float" office:value="302772" calcext:value-type="float">
            <text:p>302 772,00</text:p>
          </table:table-cell>
          <table:table-cell office:value-type="float" office:value="61789" calcext:value-type="float">
            <text:p>61 78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6355" calcext:value-type="float">
            <text:p>80066355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335</text:p>
          </table:table-cell>
          <table:table-cell office:value-type="string" calcext:value-type="string">
            <text:p>OSAÜHING UNFORGIVEN</text:p>
          </table:table-cell>
          <table:table-cell/>
          <table:table-cell table:style-name="ce2" office:value-type="date" office:date-value="2020-05-18T23:58:29" calcext:value-type="date">
            <text:p>23:58 18.05.20</text:p>
          </table:table-cell>
          <table:table-cell office:value-type="float" office:value="28201" calcext:value-type="float">
            <text:p>28 201,00</text:p>
          </table:table-cell>
          <table:table-cell office:value-type="float" office:value="24797" calcext:value-type="float">
            <text:p>24 79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284012" calcext:value-type="float">
            <text:p>11284012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334</text:p>
          </table:table-cell>
          <table:table-cell office:value-type="string" calcext:value-type="string">
            <text:p>MTÜ Tallinna Jazziklubi</text:p>
          </table:table-cell>
          <table:table-cell/>
          <table:table-cell table:style-name="ce2" office:value-type="date" office:date-value="2020-05-18T23:57:43" calcext:value-type="date">
            <text:p>23:57 18.05.20</text:p>
          </table:table-cell>
          <table:table-cell office:value-type="float" office:value="26850" calcext:value-type="float">
            <text:p>26 850,00</text:p>
          </table:table-cell>
          <table:table-cell office:value-type="float" office:value="23609" calcext:value-type="float">
            <text:p>23 60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6382" calcext:value-type="float">
            <text:p>80366382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329</text:p>
          </table:table-cell>
          <table:table-cell office:value-type="string" calcext:value-type="string">
            <text:p>Sihtasutus Lootsi Koda</text:p>
          </table:table-cell>
          <table:table-cell/>
          <table:table-cell table:style-name="ce2" office:value-type="date" office:date-value="2020-05-18T23:53:16" calcext:value-type="date">
            <text:p>23:53 18.05.20</text:p>
          </table:table-cell>
          <table:table-cell office:value-type="float" office:value="58339" calcext:value-type="float">
            <text:p>58 339,00</text:p>
          </table:table-cell>
          <table:table-cell office:value-type="float" office:value="51034" calcext:value-type="float">
            <text:p>51 03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6905" calcext:value-type="float">
            <text:p>90006905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319</text:p>
          </table:table-cell>
          <table:table-cell office:value-type="string" calcext:value-type="string">
            <text:p>Mittetulundusühing Leigo Kontserdid</text:p>
          </table:table-cell>
          <table:table-cell/>
          <table:table-cell table:style-name="ce2" office:value-type="date" office:date-value="2020-05-18T23:38:40" calcext:value-type="date">
            <text:p>23:38 18.05.20</text:p>
          </table:table-cell>
          <table:table-cell office:value-type="float" office:value="10372" calcext:value-type="float">
            <text:p>10 372,00</text:p>
          </table:table-cell>
          <table:table-cell office:value-type="float" office:value="9120" calcext:value-type="float">
            <text:p>9 1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9550" calcext:value-type="float">
            <text:p>80229550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318</text:p>
          </table:table-cell>
          <table:table-cell office:value-type="string" calcext:value-type="string">
            <text:p>EESTI HELILOOJATE LIIT</text:p>
          </table:table-cell>
          <table:table-cell/>
          <table:table-cell table:style-name="ce2" office:value-type="date" office:date-value="2020-05-18T23:37:11" calcext:value-type="date">
            <text:p>23:37 18.05.20</text:p>
          </table:table-cell>
          <table:table-cell office:value-type="float" office:value="16672" calcext:value-type="float">
            <text:p>16 672,00</text:p>
          </table:table-cell>
          <table:table-cell office:value-type="float" office:value="14660" calcext:value-type="float">
            <text:p>14 6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92370" calcext:value-type="float">
            <text:p>80092370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310</text:p>
          </table:table-cell>
          <table:table-cell office:value-type="string" calcext:value-type="string">
            <text:p>Muusikute täiendõppe keskus</text:p>
          </table:table-cell>
          <table:table-cell/>
          <table:table-cell table:style-name="ce2" office:value-type="date" office:date-value="2020-05-18T23:11:45" calcext:value-type="date">
            <text:p>23:11 18.05.20</text:p>
          </table:table-cell>
          <table:table-cell office:value-type="float" office:value="50531" calcext:value-type="float">
            <text:p>50 531,00</text:p>
          </table:table-cell>
          <table:table-cell office:value-type="float" office:value="44432" calcext:value-type="float">
            <text:p>44 43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2742" calcext:value-type="float">
            <text:p>80182742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309</text:p>
          </table:table-cell>
          <table:table-cell office:value-type="string" calcext:value-type="string">
            <text:p>Mittetulundusühing Collegium Musicale</text:p>
          </table:table-cell>
          <table:table-cell/>
          <table:table-cell table:style-name="ce2" office:value-type="date" office:date-value="2020-05-18T23:10:16" calcext:value-type="date">
            <text:p>23:10 18.05.20</text:p>
          </table:table-cell>
          <table:table-cell office:value-type="float" office:value="7000" calcext:value-type="float">
            <text:p>7 000,00</text:p>
          </table:table-cell>
          <table:table-cell office:value-type="float" office:value="6155" calcext:value-type="float">
            <text:p>6 15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7691" calcext:value-type="float">
            <text:p>80317691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306</text:p>
          </table:table-cell>
          <table:table-cell office:value-type="string" calcext:value-type="string">
            <text:p>SirCorp OÜ</text:p>
          </table:table-cell>
          <table:table-cell/>
          <table:table-cell table:style-name="ce2" office:value-type="date" office:date-value="2020-05-18T23:03:27" calcext:value-type="date">
            <text:p>23:03 18.05.20</text:p>
          </table:table-cell>
          <table:table-cell office:value-type="float" office:value="5000" calcext:value-type="float">
            <text:p>5 000,00</text:p>
          </table:table-cell>
          <table:table-cell office:value-type="float" office:value="4397" calcext:value-type="float">
            <text:p>4 39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588725" calcext:value-type="float">
            <text:p>12588725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99</text:p>
          </table:table-cell>
          <table:table-cell office:value-type="string" calcext:value-type="string">
            <text:p>Hea Muusika Selts</text:p>
          </table:table-cell>
          <table:table-cell/>
          <table:table-cell table:style-name="ce2" office:value-type="date" office:date-value="2020-05-18T22:43:21" calcext:value-type="date">
            <text:p>22:43 18.05.20</text:p>
          </table:table-cell>
          <table:table-cell office:value-type="float" office:value="44200" calcext:value-type="float">
            <text:p>44 200,00</text:p>
          </table:table-cell>
          <table:table-cell office:value-type="float" office:value="38865" calcext:value-type="float">
            <text:p>38 86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97640" calcext:value-type="float">
            <text:p>80097640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90</text:p>
          </table:table-cell>
          <table:table-cell office:value-type="string" calcext:value-type="string">
            <text:p>Eesti Gregoriaani Ühing</text:p>
          </table:table-cell>
          <table:table-cell/>
          <table:table-cell table:style-name="ce2" office:value-type="date" office:date-value="2020-05-18T21:49:37" calcext:value-type="date">
            <text:p>21:49 18.05.20</text:p>
          </table:table-cell>
          <table:table-cell office:value-type="float" office:value="32362" calcext:value-type="float">
            <text:p>32 362,00</text:p>
          </table:table-cell>
          <table:table-cell office:value-type="float" office:value="28456" calcext:value-type="float">
            <text:p>28 45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18445" calcext:value-type="float">
            <text:p>80018445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84</text:p>
          </table:table-cell>
          <table:table-cell office:value-type="string" calcext:value-type="string">
            <text:p>Mittetulundusühing Ansambel U</text:p>
          </table:table-cell>
          <table:table-cell/>
          <table:table-cell table:style-name="ce2" office:value-type="date" office:date-value="2020-05-18T21:23:44" calcext:value-type="date">
            <text:p>21:23 18.05.20</text:p>
          </table:table-cell>
          <table:table-cell office:value-type="float" office:value="2742" calcext:value-type="float">
            <text:p>2 742,00</text:p>
          </table:table-cell>
          <table:table-cell office:value-type="float" office:value="2411" calcext:value-type="float">
            <text:p>2 41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47134" calcext:value-type="float">
            <text:p>80247134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78</text:p>
          </table:table-cell>
          <table:table-cell office:value-type="string" calcext:value-type="string">
            <text:p>OSAÜHING CORELLI MUSIC</text:p>
          </table:table-cell>
          <table:table-cell/>
          <table:table-cell table:style-name="ce2" office:value-type="date" office:date-value="2020-05-18T20:58:01" calcext:value-type="date">
            <text:p>20:58 18.05.20</text:p>
          </table:table-cell>
          <table:table-cell office:value-type="float" office:value="11000" calcext:value-type="float">
            <text:p>11 000,00</text:p>
          </table:table-cell>
          <table:table-cell office:value-type="float" office:value="9672" calcext:value-type="float">
            <text:p>9 67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019847" calcext:value-type="float">
            <text:p>11019847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77</text:p>
          </table:table-cell>
          <table:table-cell office:value-type="string" calcext:value-type="string">
            <text:p>Mittetulundusühing Linnu Nimi</text:p>
          </table:table-cell>
          <table:table-cell/>
          <table:table-cell table:style-name="ce2" office:value-type="date" office:date-value="2020-05-18T20:54:49" calcext:value-type="date">
            <text:p>20:54 18.05.20</text:p>
          </table:table-cell>
          <table:table-cell office:value-type="float" office:value="31307" calcext:value-type="float">
            <text:p>31 307,00</text:p>
          </table:table-cell>
          <table:table-cell office:value-type="float" office:value="26188" calcext:value-type="float">
            <text:p>26 18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5331" calcext:value-type="float">
            <text:p>80565331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68</text:p>
          </table:table-cell>
          <table:table-cell office:value-type="string" calcext:value-type="string">
            <text:p>Sihtasutus Eesti Interpreetide Kontserdid</text:p>
          </table:table-cell>
          <table:table-cell/>
          <table:table-cell table:style-name="ce2" office:value-type="date" office:date-value="2020-05-18T20:03:59" calcext:value-type="date">
            <text:p>20:03 18.05.20</text:p>
          </table:table-cell>
          <table:table-cell office:value-type="float" office:value="12487" calcext:value-type="float">
            <text:p>12 487,00</text:p>
          </table:table-cell>
          <table:table-cell office:value-type="float" office:value="10522" calcext:value-type="float">
            <text:p>10 52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1013" calcext:value-type="float">
            <text:p>90011013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67</text:p>
          </table:table-cell>
          <table:table-cell office:value-type="string" calcext:value-type="string">
            <text:p>Mittetulundusühing Music Estonia</text:p>
          </table:table-cell>
          <table:table-cell/>
          <table:table-cell table:style-name="ce2" office:value-type="date" office:date-value="2020-05-18T20:00:22" calcext:value-type="date">
            <text:p>20:00 18.05.20</text:p>
          </table:table-cell>
          <table:table-cell office:value-type="float" office:value="27659" calcext:value-type="float">
            <text:p>27 659,00</text:p>
          </table:table-cell>
          <table:table-cell office:value-type="float" office:value="24321" calcext:value-type="float">
            <text:p>24 32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5300" calcext:value-type="float">
            <text:p>80375300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54</text:p>
          </table:table-cell>
          <table:table-cell office:value-type="string" calcext:value-type="string">
            <text:p>Tallinna Filharmoonia</text:p>
          </table:table-cell>
          <table:table-cell/>
          <table:table-cell table:style-name="ce2" office:value-type="date" office:date-value="2020-05-18T18:12:09" calcext:value-type="date">
            <text:p>18:12 18.05.20</text:p>
          </table:table-cell>
          <table:table-cell office:value-type="float" office:value="23750" calcext:value-type="float">
            <text:p>23 750,00</text:p>
          </table:table-cell>
          <table:table-cell office:value-type="float" office:value="13280" calcext:value-type="float">
            <text:p>13 2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6088" calcext:value-type="float">
            <text:p>75016088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53</text:p>
          </table:table-cell>
          <table:table-cell office:value-type="string" calcext:value-type="string">
            <text:p>Shiftworks OÜ</text:p>
          </table:table-cell>
          <table:table-cell/>
          <table:table-cell table:style-name="ce2" office:value-type="date" office:date-value="2020-05-18T18:06:02" calcext:value-type="date">
            <text:p>18:06 18.05.20</text:p>
          </table:table-cell>
          <table:table-cell office:value-type="float" office:value="162361" calcext:value-type="float">
            <text:p>162 361,00</text:p>
          </table:table-cell>
          <table:table-cell office:value-type="float" office:value="142765" calcext:value-type="float">
            <text:p>142 76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844006" calcext:value-type="float">
            <text:p>10844006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44</text:p>
          </table:table-cell>
          <table:table-cell office:value-type="string" calcext:value-type="string">
            <text:p>Narva Linna Sümfooniaorkester</text:p>
          </table:table-cell>
          <table:table-cell/>
          <table:table-cell table:style-name="ce2" office:value-type="date" office:date-value="2020-05-18T17:40:12.000001" calcext:value-type="date">
            <text:p>17:40 18.05.20</text:p>
          </table:table-cell>
          <table:table-cell office:value-type="float" office:value="600" calcext:value-type="float">
            <text:p>600,00</text:p>
          </table:table-cell>
          <table:table-cell office:value-type="float" office:value="528" calcext:value-type="float">
            <text:p>52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4484" calcext:value-type="float">
            <text:p>75024484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43</text:p>
          </table:table-cell>
          <table:table-cell office:value-type="string" calcext:value-type="string">
            <text:p>Muusikaühing Studio Vocale</text:p>
          </table:table-cell>
          <table:table-cell/>
          <table:table-cell table:style-name="ce2" office:value-type="date" office:date-value="2020-05-18T17:29:19" calcext:value-type="date">
            <text:p>17:29 18.05.20</text:p>
          </table:table-cell>
          <table:table-cell office:value-type="float" office:value="9375" calcext:value-type="float">
            <text:p>9 375,00</text:p>
          </table:table-cell>
          <table:table-cell office:value-type="float" office:value="8244" calcext:value-type="float">
            <text:p>8 24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06411" calcext:value-type="float">
            <text:p>80306411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41</text:p>
          </table:table-cell>
          <table:table-cell office:value-type="string" calcext:value-type="string">
            <text:p>MTÜ Kammermuusikud</text:p>
          </table:table-cell>
          <table:table-cell/>
          <table:table-cell table:style-name="ce2" office:value-type="date" office:date-value="2020-05-18T17:21:58" calcext:value-type="date">
            <text:p>17:21 18.05.20</text:p>
          </table:table-cell>
          <table:table-cell office:value-type="float" office:value="4080" calcext:value-type="float">
            <text:p>4 080,00</text:p>
          </table:table-cell>
          <table:table-cell office:value-type="float" office:value="3588" calcext:value-type="float">
            <text:p>3 58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47358" calcext:value-type="float">
            <text:p>80247358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23</text:p>
          </table:table-cell>
          <table:table-cell office:value-type="string" calcext:value-type="string">
            <text:p>Sihtasutus Eesti Riiklik Sümfooniaorkester</text:p>
          </table:table-cell>
          <table:table-cell/>
          <table:table-cell table:style-name="ce2" office:value-type="date" office:date-value="2020-05-18T16:00:37" calcext:value-type="date">
            <text:p>16:00 18.05.20</text:p>
          </table:table-cell>
          <table:table-cell office:value-type="float" office:value="107289" calcext:value-type="float">
            <text:p>107 289,00</text:p>
          </table:table-cell>
          <table:table-cell office:value-type="float" office:value="53628" calcext:value-type="float">
            <text:p>53 62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2610" calcext:value-type="float">
            <text:p>90012610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17</text:p>
          </table:table-cell>
          <table:table-cell office:value-type="string" calcext:value-type="string">
            <text:p>mittetulundusühing Eesti Muusikafestivalid</text:p>
          </table:table-cell>
          <table:table-cell/>
          <table:table-cell table:style-name="ce2" office:value-type="date" office:date-value="2020-05-18T15:25:55" calcext:value-type="date">
            <text:p>15:25 18.05.20</text:p>
          </table:table-cell>
          <table:table-cell office:value-type="float" office:value="210" calcext:value-type="float">
            <text:p>210,00</text:p>
          </table:table-cell>
          <table:table-cell office:value-type="float" office:value="185" calcext:value-type="float">
            <text:p>18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73335" calcext:value-type="float">
            <text:p>80173335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204</text:p>
          </table:table-cell>
          <table:table-cell office:value-type="string" calcext:value-type="string">
            <text:p>Heinavanker OÜ</text:p>
          </table:table-cell>
          <table:table-cell/>
          <table:table-cell table:style-name="ce2" office:value-type="date" office:date-value="2020-05-18T14:33:56" calcext:value-type="date">
            <text:p>14:33 18.05.20</text:p>
          </table:table-cell>
          <table:table-cell office:value-type="float" office:value="22200" calcext:value-type="float">
            <text:p>22 200,00</text:p>
          </table:table-cell>
          <table:table-cell office:value-type="float" office:value="19520" calcext:value-type="float">
            <text:p>19 5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129153" calcext:value-type="float">
            <text:p>12129153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87</text:p>
          </table:table-cell>
          <table:table-cell office:value-type="string" calcext:value-type="string">
            <text:p>Pärnu Linnaorkester</text:p>
          </table:table-cell>
          <table:table-cell/>
          <table:table-cell table:style-name="ce2" office:value-type="date" office:date-value="2020-05-18T13:00:43" calcext:value-type="date">
            <text:p>13:00 18.05.20</text:p>
          </table:table-cell>
          <table:table-cell office:value-type="float" office:value="6100" calcext:value-type="float">
            <text:p>6 100,00</text:p>
          </table:table-cell>
          <table:table-cell office:value-type="float" office:value="4426" calcext:value-type="float">
            <text:p>4 42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0489" calcext:value-type="float">
            <text:p>75000489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78</text:p>
          </table:table-cell>
          <table:table-cell office:value-type="string" calcext:value-type="string">
            <text:p>Sihtasutus Eesti Kontsert</text:p>
          </table:table-cell>
          <table:table-cell/>
          <table:table-cell table:style-name="ce2" office:value-type="date" office:date-value="2020-05-18T11:42:25" calcext:value-type="date">
            <text:p>11:42 18.05.20</text:p>
          </table:table-cell>
          <table:table-cell office:value-type="float" office:value="843000" calcext:value-type="float">
            <text:p>843 000,00</text:p>
          </table:table-cell>
          <table:table-cell office:value-type="float" office:value="716958" calcext:value-type="float">
            <text:p>716 95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2596" calcext:value-type="float">
            <text:p>90012596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77</text:p>
          </table:table-cell>
          <table:table-cell office:value-type="string" calcext:value-type="string">
            <text:p>EESTI MUUSIKA INFOKESKUS</text:p>
          </table:table-cell>
          <table:table-cell/>
          <table:table-cell table:style-name="ce2" office:value-type="date" office:date-value="2020-05-18T11:34:30" calcext:value-type="date">
            <text:p>11:34 18.05.20</text:p>
          </table:table-cell>
          <table:table-cell office:value-type="float" office:value="3300" calcext:value-type="float">
            <text:p>3 300,00</text:p>
          </table:table-cell>
          <table:table-cell office:value-type="float" office:value="2902" calcext:value-type="float">
            <text:p>2 90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92430" calcext:value-type="float">
            <text:p>80092430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36</text:p>
          </table:table-cell>
          <table:table-cell office:value-type="string" calcext:value-type="string">
            <text:p>Eesti Jazzliit</text:p>
          </table:table-cell>
          <table:table-cell/>
          <table:table-cell table:style-name="ce2" office:value-type="date" office:date-value="2020-05-17T19:34:36" calcext:value-type="date">
            <text:p>19:34 17.05.20</text:p>
          </table:table-cell>
          <table:table-cell office:value-type="float" office:value="11500" calcext:value-type="float">
            <text:p>11 500,00</text:p>
          </table:table-cell>
          <table:table-cell office:value-type="float" office:value="9461" calcext:value-type="float">
            <text:p>9 46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06483" calcext:value-type="float">
            <text:p>80206483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27</text:p>
          </table:table-cell>
          <table:table-cell office:value-type="string" calcext:value-type="string">
            <text:p>mittetulundusühing Eesti Saarte Kultuuriühendus</text:p>
          </table:table-cell>
          <table:table-cell/>
          <table:table-cell table:style-name="ce2" office:value-type="date" office:date-value="2020-05-17T13:57:09" calcext:value-type="date">
            <text:p>13:57 17.05.20</text:p>
          </table:table-cell>
          <table:table-cell office:value-type="float" office:value="19220" calcext:value-type="float">
            <text:p>19 220,00</text:p>
          </table:table-cell>
          <table:table-cell office:value-type="float" office:value="16900" calcext:value-type="float">
            <text:p>16 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17452" calcext:value-type="float">
            <text:p>80217452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20</text:p>
          </table:table-cell>
          <table:table-cell office:value-type="string" calcext:value-type="string">
            <text:p>Sihtasutus ORTHODOX SINGERS</text:p>
          </table:table-cell>
          <table:table-cell/>
          <table:table-cell table:style-name="ce2" office:value-type="date" office:date-value="2020-05-16T18:45:47" calcext:value-type="date">
            <text:p>18:45 16.05.20</text:p>
          </table:table-cell>
          <table:table-cell office:value-type="float" office:value="9900" calcext:value-type="float">
            <text:p>9 900,00</text:p>
          </table:table-cell>
          <table:table-cell office:value-type="float" office:value="8705" calcext:value-type="float">
            <text:p>8 70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9507" calcext:value-type="float">
            <text:p>90009507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07</text:p>
          </table:table-cell>
          <table:table-cell office:value-type="string" calcext:value-type="string">
            <text:p>Jazzkaare Sõprade Ühing</text:p>
          </table:table-cell>
          <table:table-cell/>
          <table:table-cell table:style-name="ce2" office:value-type="date" office:date-value="2020-05-15T19:34:01.999999" calcext:value-type="date">
            <text:p>19:34 15.05.20</text:p>
          </table:table-cell>
          <table:table-cell office:value-type="float" office:value="160491" calcext:value-type="float">
            <text:p>160 491,00</text:p>
          </table:table-cell>
          <table:table-cell office:value-type="float" office:value="138096" calcext:value-type="float">
            <text:p>138 09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00158" calcext:value-type="float">
            <text:p>80100158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05</text:p>
          </table:table-cell>
          <table:table-cell office:value-type="string" calcext:value-type="string">
            <text:p>Sihtasutus Arvo Pärdi Keskus</text:p>
          </table:table-cell>
          <table:table-cell/>
          <table:table-cell table:style-name="ce2" office:value-type="date" office:date-value="2020-05-15T18:47:26" calcext:value-type="date">
            <text:p>18:47 15.05.20</text:p>
          </table:table-cell>
          <table:table-cell office:value-type="float" office:value="116000" calcext:value-type="float">
            <text:p>116 000,00</text:p>
          </table:table-cell>
          <table:table-cell office:value-type="float" office:value="102000" calcext:value-type="float">
            <text:p>10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3870" calcext:value-type="float">
            <text:p>90003870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101</text:p>
          </table:table-cell>
          <table:table-cell office:value-type="string" calcext:value-type="string">
            <text:p>Osaühing ERP</text:p>
          </table:table-cell>
          <table:table-cell/>
          <table:table-cell table:style-name="ce2" office:value-type="date" office:date-value="2020-05-15T17:56:41.000001" calcext:value-type="date">
            <text:p>17:56 15.05.2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725678" calcext:value-type="float">
            <text:p>10725678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086</text:p>
          </table:table-cell>
          <table:table-cell office:value-type="string" calcext:value-type="string">
            <text:p>Mittetulundusühing Eesti Pärimusmuusika Keskus</text:p>
          </table:table-cell>
          <table:table-cell/>
          <table:table-cell table:style-name="ce2" office:value-type="date" office:date-value="2020-05-15T15:21:55" calcext:value-type="date">
            <text:p>15:21 15.05.20</text:p>
          </table:table-cell>
          <table:table-cell office:value-type="float" office:value="163646" calcext:value-type="float">
            <text:p>163 646,00</text:p>
          </table:table-cell>
          <table:table-cell office:value-type="float" office:value="143895" calcext:value-type="float">
            <text:p>143 89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16582" calcext:value-type="float">
            <text:p>80116582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053</text:p>
          </table:table-cell>
          <table:table-cell office:value-type="string" calcext:value-type="string">
            <text:p>Osaühing LIVE AGENCY GROUP</text:p>
          </table:table-cell>
          <table:table-cell/>
          <table:table-cell table:style-name="ce2" office:value-type="date" office:date-value="2020-05-14T15:29:35" calcext:value-type="date">
            <text:p>15:29 14.05.20</text:p>
          </table:table-cell>
          <table:table-cell office:value-type="float" office:value="45957" calcext:value-type="float">
            <text:p>45 957,00</text:p>
          </table:table-cell>
          <table:table-cell office:value-type="float" office:value="33544" calcext:value-type="float">
            <text:p>33 54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890673" calcext:value-type="float">
            <text:p>10890673</text:p>
          </table:table-cell>
        </table:table-row>
        <table:table-row table:style-name="ro1">
          <table:table-cell office:value-type="string" calcext:value-type="string">
            <text:p>Kultuuriministeeriumilt toetust saavad asutused ja organisatsioonid. Kriisiabi muusikavaldkonnale.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2/1036</text:p>
          </table:table-cell>
          <table:table-cell office:value-type="string" calcext:value-type="string">
            <text:p>Sihtasutus Eesti Filharmoonia Kammerkoor</text:p>
          </table:table-cell>
          <table:table-cell/>
          <table:table-cell table:style-name="ce2" office:value-type="date" office:date-value="2020-05-13T15:26:11" calcext:value-type="date">
            <text:p>15:26 13.05.20</text:p>
          </table:table-cell>
          <table:table-cell office:value-type="float" office:value="71347" calcext:value-type="float">
            <text:p>71 347,00</text:p>
          </table:table-cell>
          <table:table-cell office:value-type="float" office:value="62736" calcext:value-type="float">
            <text:p>62 73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2933" calcext:value-type="float">
            <text:p>90012933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4/1317</text:p>
          </table:table-cell>
          <table:table-cell office:value-type="string" calcext:value-type="string">
            <text:p>Mittetulundusühing Teoteater</text:p>
          </table:table-cell>
          <table:table-cell/>
          <table:table-cell table:style-name="ce2" office:value-type="date" office:date-value="2020-05-18T23:36:59" calcext:value-type="date">
            <text:p>23:36 18.05.20</text:p>
          </table:table-cell>
          <table:table-cell office:value-type="float" office:value="10000" calcext:value-type="float">
            <text:p>10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66588" calcext:value-type="float">
            <text:p>80166588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298</text:p>
          </table:table-cell>
          <table:table-cell office:value-type="string" calcext:value-type="string">
            <text:p>Sihtasutus FINE 5 TANTSUTEATER</text:p>
          </table:table-cell>
          <table:table-cell/>
          <table:table-cell table:style-name="ce2" office:value-type="date" office:date-value="2020-05-18T22:42:33" calcext:value-type="date">
            <text:p>22:42 18.05.20</text:p>
          </table:table-cell>
          <table:table-cell office:value-type="float" office:value="7000" calcext:value-type="float">
            <text:p>7 000,00</text:p>
          </table:table-cell>
          <table:table-cell office:value-type="float" office:value="6811" calcext:value-type="float">
            <text:p>6 81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6845" calcext:value-type="float">
            <text:p>90006845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291</text:p>
          </table:table-cell>
          <table:table-cell office:value-type="string" calcext:value-type="string">
            <text:p>MTÜ Tartu Tantsuakadeemia</text:p>
          </table:table-cell>
          <table:table-cell/>
          <table:table-cell table:style-name="ce2" office:value-type="date" office:date-value="2020-05-18T21:52:42" calcext:value-type="date">
            <text:p>21:52 18.05.20</text:p>
          </table:table-cell>
          <table:table-cell office:value-type="float" office:value="18644" calcext:value-type="float">
            <text:p>18 644,00</text:p>
          </table:table-cell>
          <table:table-cell office:value-type="float" office:value="18141" calcext:value-type="float">
            <text:p>18 14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32682" calcext:value-type="float">
            <text:p>80432682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287</text:p>
          </table:table-cell>
          <table:table-cell office:value-type="string" calcext:value-type="string">
            <text:p>Mittetulundusühing Piip ja Tuut Teater</text:p>
          </table:table-cell>
          <table:table-cell/>
          <table:table-cell table:style-name="ce2" office:value-type="date" office:date-value="2020-05-18T21:42:29" calcext:value-type="date">
            <text:p>21:42 18.05.20</text:p>
          </table:table-cell>
          <table:table-cell office:value-type="float" office:value="63254" calcext:value-type="float">
            <text:p>63 254,00</text:p>
          </table:table-cell>
          <table:table-cell office:value-type="float" office:value="61546" calcext:value-type="float">
            <text:p>61 54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04458" calcext:value-type="float">
            <text:p>80304458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281</text:p>
          </table:table-cell>
          <table:table-cell office:value-type="string" calcext:value-type="string">
            <text:p>Prem Productions OÜ</text:p>
          </table:table-cell>
          <table:table-cell/>
          <table:table-cell table:style-name="ce2" office:value-type="date" office:date-value="2020-05-18T21:12:45" calcext:value-type="date">
            <text:p>21:12 18.05.20</text:p>
          </table:table-cell>
          <table:table-cell office:value-type="float" office:value="5907" calcext:value-type="float">
            <text:p>5 907,00</text:p>
          </table:table-cell>
          <table:table-cell office:value-type="float" office:value="5750" calcext:value-type="float">
            <text:p>5 7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360554" calcext:value-type="float">
            <text:p>12360554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280</text:p>
          </table:table-cell>
          <table:table-cell office:value-type="string" calcext:value-type="string">
            <text:p>Mittetulundusühing Teatribuss</text:p>
          </table:table-cell>
          <table:table-cell/>
          <table:table-cell table:style-name="ce2" office:value-type="date" office:date-value="2020-05-18T20:59:12.000001" calcext:value-type="date">
            <text:p>20:59 18.05.20</text:p>
          </table:table-cell>
          <table:table-cell office:value-type="float" office:value="1175" calcext:value-type="float">
            <text:p>1 175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03298" calcext:value-type="float">
            <text:p>80303298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255</text:p>
          </table:table-cell>
          <table:table-cell office:value-type="string" calcext:value-type="string">
            <text:p>Sundown Entertainment OÜ</text:p>
          </table:table-cell>
          <table:table-cell/>
          <table:table-cell table:style-name="ce2" office:value-type="date" office:date-value="2020-05-18T18:13:23" calcext:value-type="date">
            <text:p>18:13 18.05.20</text:p>
          </table:table-cell>
          <table:table-cell office:value-type="float" office:value="22895" calcext:value-type="float">
            <text:p>22 895,00</text:p>
          </table:table-cell>
          <table:table-cell office:value-type="float" office:value="22277" calcext:value-type="float">
            <text:p>22 27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813435" calcext:value-type="float">
            <text:p>12813435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248</text:p>
          </table:table-cell>
          <table:table-cell office:value-type="string" calcext:value-type="string">
            <text:p>Sihtasutus THEATRUM</text:p>
          </table:table-cell>
          <table:table-cell/>
          <table:table-cell table:style-name="ce2" office:value-type="date" office:date-value="2020-05-18T17:53:40" calcext:value-type="date">
            <text:p>17:53 18.05.20</text:p>
          </table:table-cell>
          <table:table-cell office:value-type="float" office:value="80000" calcext:value-type="float">
            <text:p>80 000,00</text:p>
          </table:table-cell>
          <table:table-cell office:value-type="float" office:value="77840" calcext:value-type="float">
            <text:p>77 8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8956" calcext:value-type="float">
            <text:p>90008956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232</text:p>
          </table:table-cell>
          <table:table-cell office:value-type="string" calcext:value-type="string">
            <text:p>Teater OÜ</text:p>
          </table:table-cell>
          <table:table-cell/>
          <table:table-cell table:style-name="ce2" office:value-type="date" office:date-value="2020-05-18T16:52:02" calcext:value-type="date">
            <text:p>16:52 18.05.20</text:p>
          </table:table-cell>
          <table:table-cell office:value-type="float" office:value="40000" calcext:value-type="float">
            <text:p>40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570031" calcext:value-type="float">
            <text:p>11570031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224</text:p>
          </table:table-cell>
          <table:table-cell office:value-type="string" calcext:value-type="string">
            <text:p>Osaühing M &amp; Paleus</text:p>
          </table:table-cell>
          <table:table-cell/>
          <table:table-cell table:style-name="ce2" office:value-type="date" office:date-value="2020-05-18T16:16:43" calcext:value-type="date">
            <text:p>16:16 18.05.20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194465" calcext:value-type="float">
            <text:p>10194465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221</text:p>
          </table:table-cell>
          <table:table-cell office:value-type="string" calcext:value-type="string">
            <text:p>Mittetulundusühing VAT Teater</text:p>
          </table:table-cell>
          <table:table-cell/>
          <table:table-cell table:style-name="ce2" office:value-type="date" office:date-value="2020-05-18T15:54:51" calcext:value-type="date">
            <text:p>15:54 18.05.20</text:p>
          </table:table-cell>
          <table:table-cell office:value-type="float" office:value="51555" calcext:value-type="float">
            <text:p>51 555,00</text:p>
          </table:table-cell>
          <table:table-cell office:value-type="float" office:value="50163" calcext:value-type="float">
            <text:p>50 16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1149" calcext:value-type="float">
            <text:p>80071149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207</text:p>
          </table:table-cell>
          <table:table-cell office:value-type="string" calcext:value-type="string">
            <text:p>Sihtasutus Endla Teater</text:p>
          </table:table-cell>
          <table:table-cell/>
          <table:table-cell table:style-name="ce2" office:value-type="date" office:date-value="2020-05-18T14:50:49" calcext:value-type="date">
            <text:p>14:50 18.05.20</text:p>
          </table:table-cell>
          <table:table-cell office:value-type="float" office:value="444282" calcext:value-type="float">
            <text:p>444 282,00</text:p>
          </table:table-cell>
          <table:table-cell office:value-type="float" office:value="432287" calcext:value-type="float">
            <text:p>432 28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0769" calcext:value-type="float">
            <text:p>90010769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196</text:p>
          </table:table-cell>
          <table:table-cell office:value-type="string" calcext:value-type="string">
            <text:p>mittetulundusühing Viljandi Laste- ja Noorteteater REKY</text:p>
          </table:table-cell>
          <table:table-cell/>
          <table:table-cell table:style-name="ce2" office:value-type="date" office:date-value="2020-05-18T13:35:09" calcext:value-type="date">
            <text:p>13:35 18.05.20</text:p>
          </table:table-cell>
          <table:table-cell office:value-type="float" office:value="25000" calcext:value-type="float">
            <text:p>25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98639" calcext:value-type="float">
            <text:p>80098639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167</text:p>
          </table:table-cell>
          <table:table-cell office:value-type="string" calcext:value-type="string">
            <text:p>Sihtasutus Rakvere Teatrimaja</text:p>
          </table:table-cell>
          <table:table-cell/>
          <table:table-cell table:style-name="ce2" office:value-type="date" office:date-value="2020-05-18T10:40:55" calcext:value-type="date">
            <text:p>10:40 18.05.20</text:p>
          </table:table-cell>
          <table:table-cell office:value-type="float" office:value="259874" calcext:value-type="float">
            <text:p>259 874,00</text:p>
          </table:table-cell>
          <table:table-cell office:value-type="float" office:value="213118" calcext:value-type="float">
            <text:p>213 11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3491" calcext:value-type="float">
            <text:p>90003491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161</text:p>
          </table:table-cell>
          <table:table-cell office:value-type="string" calcext:value-type="string">
            <text:p>MTÜ Uus Teater</text:p>
          </table:table-cell>
          <table:table-cell/>
          <table:table-cell table:style-name="ce2" office:value-type="date" office:date-value="2020-05-18T09:29:40" calcext:value-type="date">
            <text:p>09:29 18.05.20</text:p>
          </table:table-cell>
          <table:table-cell office:value-type="float" office:value="46484" calcext:value-type="float">
            <text:p>46 484,00</text:p>
          </table:table-cell>
          <table:table-cell office:value-type="float" office:value="45229" calcext:value-type="float">
            <text:p>45 22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0536" calcext:value-type="float">
            <text:p>80310536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153</text:p>
          </table:table-cell>
          <table:table-cell office:value-type="string" calcext:value-type="string">
            <text:p>LAVASTUSKODA OÜ</text:p>
          </table:table-cell>
          <table:table-cell/>
          <table:table-cell table:style-name="ce2" office:value-type="date" office:date-value="2020-05-17T22:54:48" calcext:value-type="date">
            <text:p>22:54 17.05.20</text:p>
          </table:table-cell>
          <table:table-cell office:value-type="float" office:value="79166" calcext:value-type="float">
            <text:p>79 166,00</text:p>
          </table:table-cell>
          <table:table-cell office:value-type="float" office:value="63579" calcext:value-type="float">
            <text:p>63 57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270317" calcext:value-type="float">
            <text:p>11270317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146</text:p>
          </table:table-cell>
          <table:table-cell office:value-type="string" calcext:value-type="string">
            <text:p>Teater Tuuleveski Mittetulundusühing</text:p>
          </table:table-cell>
          <table:table-cell/>
          <table:table-cell table:style-name="ce2" office:value-type="date" office:date-value="2020-05-17T21:51:16" calcext:value-type="date">
            <text:p>21:51 17.05.20</text:p>
          </table:table-cell>
          <table:table-cell office:value-type="float" office:value="18900" calcext:value-type="float">
            <text:p>18 900,00</text:p>
          </table:table-cell>
          <table:table-cell office:value-type="float" office:value="18390" calcext:value-type="float">
            <text:p>18 39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6141" calcext:value-type="float">
            <text:p>80076141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139</text:p>
          </table:table-cell>
          <table:table-cell office:value-type="string" calcext:value-type="string">
            <text:p>MTÜ Kinoteater</text:p>
          </table:table-cell>
          <table:table-cell/>
          <table:table-cell table:style-name="ce2" office:value-type="date" office:date-value="2020-05-17T20:29:08" calcext:value-type="date">
            <text:p>20:29 17.05.20</text:p>
          </table:table-cell>
          <table:table-cell office:value-type="float" office:value="37000" calcext:value-type="float">
            <text:p>37 000,00</text:p>
          </table:table-cell>
          <table:table-cell office:value-type="float" office:value="36001" calcext:value-type="float">
            <text:p>36 00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6056" calcext:value-type="float">
            <text:p>80336056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133</text:p>
          </table:table-cell>
          <table:table-cell office:value-type="string" calcext:value-type="string">
            <text:p>VANA BASKINI TEATER OÜ</text:p>
          </table:table-cell>
          <table:table-cell/>
          <table:table-cell table:style-name="ce2" office:value-type="date" office:date-value="2020-05-17T16:22:48" calcext:value-type="date">
            <text:p>16:22 17.05.20</text:p>
          </table:table-cell>
          <table:table-cell office:value-type="float" office:value="115874" calcext:value-type="float">
            <text:p>115 874,00</text:p>
          </table:table-cell>
          <table:table-cell office:value-type="float" office:value="112745" calcext:value-type="float">
            <text:p>112 74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100029" calcext:value-type="float">
            <text:p>11100029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125</text:p>
          </table:table-cell>
          <table:table-cell office:value-type="string" calcext:value-type="string">
            <text:p>Mittetulundusühing Von Glehni Teater</text:p>
          </table:table-cell>
          <table:table-cell/>
          <table:table-cell table:style-name="ce2" office:value-type="date" office:date-value="2020-05-17T12:08:44.000001" calcext:value-type="date">
            <text:p>12:08 17.05.20</text:p>
          </table:table-cell>
          <table:table-cell office:value-type="float" office:value="17900" calcext:value-type="float">
            <text:p>17 9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0454" calcext:value-type="float">
            <text:p>80340454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122</text:p>
          </table:table-cell>
          <table:table-cell office:value-type="string" calcext:value-type="string">
            <text:p>mittetulundusühing Von Krahli Teater</text:p>
          </table:table-cell>
          <table:table-cell/>
          <table:table-cell table:style-name="ce2" office:value-type="date" office:date-value="2020-05-16T23:16:40" calcext:value-type="date">
            <text:p>23:16 16.05.20</text:p>
          </table:table-cell>
          <table:table-cell office:value-type="float" office:value="42286" calcext:value-type="float">
            <text:p>42 286,00</text:p>
          </table:table-cell>
          <table:table-cell office:value-type="float" office:value="41144" calcext:value-type="float">
            <text:p>41 14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28225" calcext:value-type="float">
            <text:p>80028225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118</text:p>
          </table:table-cell>
          <table:table-cell office:value-type="string" calcext:value-type="string">
            <text:p>Sihtasutus Vaba Lava</text:p>
          </table:table-cell>
          <table:table-cell/>
          <table:table-cell table:style-name="ce2" office:value-type="date" office:date-value="2020-05-16T17:21:36" calcext:value-type="date">
            <text:p>17:21 16.05.20</text:p>
          </table:table-cell>
          <table:table-cell office:value-type="float" office:value="174766" calcext:value-type="float">
            <text:p>174 766,00</text:p>
          </table:table-cell>
          <table:table-cell office:value-type="float" office:value="170047" calcext:value-type="float">
            <text:p>170 04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3858" calcext:value-type="float">
            <text:p>90003858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109</text:p>
          </table:table-cell>
          <table:table-cell office:value-type="string" calcext:value-type="string">
            <text:p>Sihtasutus Ugala Teater</text:p>
          </table:table-cell>
          <table:table-cell/>
          <table:table-cell table:style-name="ce2" office:value-type="date" office:date-value="2020-05-15T20:26:33" calcext:value-type="date">
            <text:p>20:26 15.05.20</text:p>
          </table:table-cell>
          <table:table-cell office:value-type="float" office:value="494008" calcext:value-type="float">
            <text:p>494 008,00</text:p>
          </table:table-cell>
          <table:table-cell office:value-type="float" office:value="313699" calcext:value-type="float">
            <text:p>313 69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8005" calcext:value-type="float">
            <text:p>90008005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091</text:p>
          </table:table-cell>
          <table:table-cell office:value-type="string" calcext:value-type="string">
            <text:p>Sihtasutus NUKU</text:p>
          </table:table-cell>
          <table:table-cell/>
          <table:table-cell table:style-name="ce2" office:value-type="date" office:date-value="2020-05-15T16:04:13" calcext:value-type="date">
            <text:p>16:04 15.05.20</text:p>
          </table:table-cell>
          <table:table-cell office:value-type="float" office:value="96613" calcext:value-type="float">
            <text:p>96 613,00</text:p>
          </table:table-cell>
          <table:table-cell office:value-type="float" office:value="94004" calcext:value-type="float">
            <text:p>94 00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1094" calcext:value-type="float">
            <text:p>90011094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083</text:p>
          </table:table-cell>
          <table:table-cell office:value-type="string" calcext:value-type="string">
            <text:p>Tallinna Linnateater</text:p>
          </table:table-cell>
          <table:table-cell/>
          <table:table-cell table:style-name="ce2" office:value-type="date" office:date-value="2020-05-15T14:34:17" calcext:value-type="date">
            <text:p>14:34 15.05.20</text:p>
          </table:table-cell>
          <table:table-cell office:value-type="float" office:value="505000" calcext:value-type="float">
            <text:p>505 000,00</text:p>
          </table:table-cell>
          <table:table-cell office:value-type="float" office:value="466797" calcext:value-type="float">
            <text:p>466 79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6094" calcext:value-type="float">
            <text:p>75016094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074</text:p>
          </table:table-cell>
          <table:table-cell office:value-type="string" calcext:value-type="string">
            <text:p>Paide Linnavalitsus</text:p>
          </table:table-cell>
          <table:table-cell/>
          <table:table-cell table:style-name="ce2" office:value-type="date" office:date-value="2020-05-15T11:55:28.000001" calcext:value-type="date">
            <text:p>11:55 15.05.20</text:p>
          </table:table-cell>
          <table:table-cell office:value-type="float" office:value="9394" calcext:value-type="float">
            <text:p>9 394,00</text:p>
          </table:table-cell>
          <table:table-cell office:value-type="float" office:value="9140" calcext:value-type="float">
            <text:p>9 1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246" calcext:value-type="float">
            <text:p>77000246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065</text:p>
          </table:table-cell>
          <table:table-cell office:value-type="string" calcext:value-type="string">
            <text:p>Rahvusooper Estonia</text:p>
          </table:table-cell>
          <table:table-cell/>
          <table:table-cell table:style-name="ce2" office:value-type="date" office:date-value="2020-05-14T18:39:29" calcext:value-type="date">
            <text:p>18:39 14.05.20</text:p>
          </table:table-cell>
          <table:table-cell office:value-type="float" office:value="800000" calcext:value-type="float">
            <text:p>800 000,00</text:p>
          </table:table-cell>
          <table:table-cell office:value-type="float" office:value="778400" calcext:value-type="float">
            <text:p>778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4000033" calcext:value-type="float">
            <text:p>74000033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064</text:p>
          </table:table-cell>
          <table:table-cell office:value-type="string" calcext:value-type="string">
            <text:p>Mittetulundusühing STUUDIOTEATER ILMARINE</text:p>
          </table:table-cell>
          <table:table-cell/>
          <table:table-cell table:style-name="ce2" office:value-type="date" office:date-value="2020-05-14T18:26:12" calcext:value-type="date">
            <text:p>18:26 14.05.20</text:p>
          </table:table-cell>
          <table:table-cell office:value-type="float" office:value="12150" calcext:value-type="float">
            <text:p>12 150,00</text:p>
          </table:table-cell>
          <table:table-cell office:value-type="float" office:value="8602" calcext:value-type="float">
            <text:p>8 60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45560" calcext:value-type="float">
            <text:p>80045560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063</text:p>
          </table:table-cell>
          <table:table-cell office:value-type="string" calcext:value-type="string">
            <text:p>Sihtasutus Vene Teater</text:p>
          </table:table-cell>
          <table:table-cell/>
          <table:table-cell table:style-name="ce2" office:value-type="date" office:date-value="2020-05-14T17:36:33.000001" calcext:value-type="date">
            <text:p>17:36 14.05.20</text:p>
          </table:table-cell>
          <table:table-cell office:value-type="float" office:value="191618" calcext:value-type="float">
            <text:p>191 618,00</text:p>
          </table:table-cell>
          <table:table-cell office:value-type="float" office:value="117491" calcext:value-type="float">
            <text:p>117 49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8666" calcext:value-type="float">
            <text:p>90008666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058</text:p>
          </table:table-cell>
          <table:table-cell office:value-type="string" calcext:value-type="string">
            <text:p>Sõltumatu Tantsu Ühendus</text:p>
          </table:table-cell>
          <table:table-cell/>
          <table:table-cell table:style-name="ce2" office:value-type="date" office:date-value="2020-05-14T16:25:25" calcext:value-type="date">
            <text:p>16:25 14.05.20</text:p>
          </table:table-cell>
          <table:table-cell office:value-type="float" office:value="31429" calcext:value-type="float">
            <text:p>31 429,00</text:p>
          </table:table-cell>
          <table:table-cell office:value-type="float" office:value="25715" calcext:value-type="float">
            <text:p>25 71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30613" calcext:value-type="float">
            <text:p>80230613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055</text:p>
          </table:table-cell>
          <table:table-cell office:value-type="string" calcext:value-type="string">
            <text:p>Sihtasutus Teater Vanemuine</text:p>
          </table:table-cell>
          <table:table-cell/>
          <table:table-cell table:style-name="ce2" office:value-type="date" office:date-value="2020-05-14T15:59:09" calcext:value-type="date">
            <text:p>15:59 14.05.20</text:p>
          </table:table-cell>
          <table:table-cell office:value-type="float" office:value="430660" calcext:value-type="float">
            <text:p>430 660,00</text:p>
          </table:table-cell>
          <table:table-cell office:value-type="float" office:value="419032" calcext:value-type="float">
            <text:p>419 03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1065" calcext:value-type="float">
            <text:p>90011065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054</text:p>
          </table:table-cell>
          <table:table-cell office:value-type="string" calcext:value-type="string">
            <text:p>Mittetulundusühing TEATER VARIUS</text:p>
          </table:table-cell>
          <table:table-cell/>
          <table:table-cell table:style-name="ce2" office:value-type="date" office:date-value="2020-05-14T15:57:48" calcext:value-type="date">
            <text:p>15:57 14.05.20</text:p>
          </table:table-cell>
          <table:table-cell office:value-type="float" office:value="10408" calcext:value-type="float">
            <text:p>10 408,00</text:p>
          </table:table-cell>
          <table:table-cell office:value-type="float" office:value="10127" calcext:value-type="float">
            <text:p>10 12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86671" calcext:value-type="float">
            <text:p>80086671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052</text:p>
          </table:table-cell>
          <table:table-cell office:value-type="string" calcext:value-type="string">
            <text:p>mittetulundusühing Teine Tants</text:p>
          </table:table-cell>
          <table:table-cell/>
          <table:table-cell table:style-name="ce2" office:value-type="date" office:date-value="2020-05-14T15:10:35" calcext:value-type="date">
            <text:p>15:10 14.05.20</text:p>
          </table:table-cell>
          <table:table-cell office:value-type="float" office:value="73500" calcext:value-type="float">
            <text:p>73 500,00</text:p>
          </table:table-cell>
          <table:table-cell office:value-type="float" office:value="64305" calcext:value-type="float">
            <text:p>64 30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97812" calcext:value-type="float">
            <text:p>80097812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042</text:p>
          </table:table-cell>
          <table:table-cell office:value-type="string" calcext:value-type="string">
            <text:p>Mittetulundusühing MIKSTEATER</text:p>
          </table:table-cell>
          <table:table-cell/>
          <table:table-cell table:style-name="ce2" office:value-type="date" office:date-value="2020-05-13T20:21:38" calcext:value-type="date">
            <text:p>20:21 13.05.2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6921" calcext:value-type="float">
            <text:p>6 92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52431" calcext:value-type="float">
            <text:p>80252431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031</text:p>
          </table:table-cell>
          <table:table-cell office:value-type="string" calcext:value-type="string">
            <text:p>Sihtasutus Kuressaare Teater</text:p>
          </table:table-cell>
          <table:table-cell/>
          <table:table-cell table:style-name="ce2" office:value-type="date" office:date-value="2020-05-13T13:18:19" calcext:value-type="date">
            <text:p>13:18 13.05.20</text:p>
          </table:table-cell>
          <table:table-cell office:value-type="float" office:value="29000" calcext:value-type="float">
            <text:p>29 000,00</text:p>
          </table:table-cell>
          <table:table-cell office:value-type="float" office:value="26806" calcext:value-type="float">
            <text:p>26 80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4750" calcext:value-type="float">
            <text:p>90014750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029</text:p>
          </table:table-cell>
          <table:table-cell office:value-type="string" calcext:value-type="string">
            <text:p>Sihtasutus Eesti Draamateater</text:p>
          </table:table-cell>
          <table:table-cell/>
          <table:table-cell table:style-name="ce2" office:value-type="date" office:date-value="2020-05-13T12:10:48" calcext:value-type="date">
            <text:p>12:10 13.05.20</text:p>
          </table:table-cell>
          <table:table-cell office:value-type="float" office:value="236675" calcext:value-type="float">
            <text:p>236 675,00</text:p>
          </table:table-cell>
          <table:table-cell office:value-type="float" office:value="230285" calcext:value-type="float">
            <text:p>230 28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8264" calcext:value-type="float">
            <text:p>90008264</text:p>
          </table:table-cell>
        </table:table-row>
        <table:table-row table:style-name="ro1">
          <table:table-cell office:value-type="string" calcext:value-type="string">
            <text:p>Kriisiabi etendusasutus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5/1026</text:p>
          </table:table-cell>
          <table:table-cell office:value-type="string" calcext:value-type="string">
            <text:p>Ühendus R.A.A.A.M.</text:p>
          </table:table-cell>
          <table:table-cell/>
          <table:table-cell table:style-name="ce2" office:value-type="date" office:date-value="2020-05-12T20:01:10" calcext:value-type="date">
            <text:p>20:01 12.05.20</text:p>
          </table:table-cell>
          <table:table-cell office:value-type="float" office:value="55644" calcext:value-type="float">
            <text:p>55 644,00</text:p>
          </table:table-cell>
          <table:table-cell office:value-type="float" office:value="53608" calcext:value-type="float">
            <text:p>53 60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27306" calcext:value-type="float">
            <text:p>80127306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288</text:p>
          </table:table-cell>
          <table:table-cell office:value-type="string" calcext:value-type="string">
            <text:p>Maanteeamet</text:p>
          </table:table-cell>
          <table:table-cell/>
          <table:table-cell table:style-name="ce2" office:value-type="date" office:date-value="2020-05-18T21:44:09" calcext:value-type="date">
            <text:p>21:44 18.05.20</text:p>
          </table:table-cell>
          <table:table-cell office:value-type="float" office:value="20300" calcext:value-type="float">
            <text:p>20 300,00</text:p>
          </table:table-cell>
          <table:table-cell office:value-type="float" office:value="19716" calcext:value-type="float">
            <text:p>19 71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0001490" calcext:value-type="float">
            <text:p>70001490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276</text:p>
          </table:table-cell>
          <table:table-cell office:value-type="string" calcext:value-type="string">
            <text:p>Sihtasutus Haapsalu ja Läänemaa Muuseumid</text:p>
          </table:table-cell>
          <table:table-cell/>
          <table:table-cell table:style-name="ce2" office:value-type="date" office:date-value="2020-05-18T20:46:50" calcext:value-type="date">
            <text:p>20:46 18.05.20</text:p>
          </table:table-cell>
          <table:table-cell office:value-type="float" office:value="265000" calcext:value-type="float">
            <text:p>265 000,00</text:p>
          </table:table-cell>
          <table:table-cell office:value-type="float" office:value="251236" calcext:value-type="float">
            <text:p>251 23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2432" calcext:value-type="float">
            <text:p>90012432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263</text:p>
          </table:table-cell>
          <table:table-cell office:value-type="string" calcext:value-type="string">
            <text:p>Järvakandi Klaasimuuseum</text:p>
          </table:table-cell>
          <table:table-cell/>
          <table:table-cell table:style-name="ce2" office:value-type="date" office:date-value="2020-05-18T19:28:27" calcext:value-type="date">
            <text:p>19:28 18.05.20</text:p>
          </table:table-cell>
          <table:table-cell office:value-type="float" office:value="4603" calcext:value-type="float">
            <text:p>4 603,00</text:p>
          </table:table-cell>
          <table:table-cell office:value-type="float" office:value="4471" calcext:value-type="float">
            <text:p>4 47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2663" calcext:value-type="float">
            <text:p>75022663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261</text:p>
          </table:table-cell>
          <table:table-cell office:value-type="string" calcext:value-type="string">
            <text:p>Sihtasutus Eesti Maaelumuuseumid</text:p>
          </table:table-cell>
          <table:table-cell/>
          <table:table-cell table:style-name="ce2" office:value-type="date" office:date-value="2020-05-18T19:04:01" calcext:value-type="date">
            <text:p>19:04 18.05.20</text:p>
          </table:table-cell>
          <table:table-cell office:value-type="float" office:value="38886" calcext:value-type="float">
            <text:p>38 886,00</text:p>
          </table:table-cell>
          <table:table-cell office:value-type="float" office:value="37768" calcext:value-type="float">
            <text:p>37 76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4017" calcext:value-type="float">
            <text:p>90014017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260</text:p>
          </table:table-cell>
          <table:table-cell office:value-type="string" calcext:value-type="string">
            <text:p>Mittetulundusühing TYPA</text:p>
          </table:table-cell>
          <table:table-cell/>
          <table:table-cell table:style-name="ce2" office:value-type="date" office:date-value="2020-05-18T19:00:59" calcext:value-type="date">
            <text:p>19:00 18.05.20</text:p>
          </table:table-cell>
          <table:table-cell office:value-type="float" office:value="19608" calcext:value-type="float">
            <text:p>19 608,00</text:p>
          </table:table-cell>
          <table:table-cell office:value-type="float" office:value="19044" calcext:value-type="float">
            <text:p>19 04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05446" calcext:value-type="float">
            <text:p>80305446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247</text:p>
          </table:table-cell>
          <table:table-cell office:value-type="string" calcext:value-type="string">
            <text:p>Kihnu Muuseum</text:p>
          </table:table-cell>
          <table:table-cell/>
          <table:table-cell table:style-name="ce2" office:value-type="date" office:date-value="2020-05-18T17:48:07" calcext:value-type="date">
            <text:p>17:48 18.05.2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14569" calcext:value-type="float">
            <text:p>14 56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4010" calcext:value-type="float">
            <text:p>75004010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233</text:p>
          </table:table-cell>
          <table:table-cell office:value-type="string" calcext:value-type="string">
            <text:p>Sihtasutus Pärnu Muuseum</text:p>
          </table:table-cell>
          <table:table-cell/>
          <table:table-cell table:style-name="ce2" office:value-type="date" office:date-value="2020-05-18T16:55:12" calcext:value-type="date">
            <text:p>16:55 18.05.20</text:p>
          </table:table-cell>
          <table:table-cell office:value-type="float" office:value="2098" calcext:value-type="float">
            <text:p>2 098,00</text:p>
          </table:table-cell>
          <table:table-cell office:value-type="float" office:value="2038" calcext:value-type="float">
            <text:p>2 03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3147" calcext:value-type="float">
            <text:p>90013147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231</text:p>
          </table:table-cell>
          <table:table-cell office:value-type="string" calcext:value-type="string">
            <text:p>Eesti Tarbekunsti- ja Disainimuuseum</text:p>
          </table:table-cell>
          <table:table-cell/>
          <table:table-cell table:style-name="ce2" office:value-type="date" office:date-value="2020-05-18T16:41:38" calcext:value-type="date">
            <text:p>16:41 18.05.20</text:p>
          </table:table-cell>
          <table:table-cell office:value-type="float" office:value="43700" calcext:value-type="float">
            <text:p>43 700,00</text:p>
          </table:table-cell>
          <table:table-cell office:value-type="float" office:value="18162" calcext:value-type="float">
            <text:p>18 16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0006932" calcext:value-type="float">
            <text:p>70006932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230</text:p>
          </table:table-cell>
          <table:table-cell office:value-type="string" calcext:value-type="string">
            <text:p>Sihtasutus Eesti Tervishoiu Muuseum</text:p>
          </table:table-cell>
          <table:table-cell/>
          <table:table-cell table:style-name="ce2" office:value-type="date" office:date-value="2020-05-18T16:33:05" calcext:value-type="date">
            <text:p>16:33 18.05.20</text:p>
          </table:table-cell>
          <table:table-cell office:value-type="float" office:value="63523" calcext:value-type="float">
            <text:p>63 523,00</text:p>
          </table:table-cell>
          <table:table-cell office:value-type="float" office:value="61696" calcext:value-type="float">
            <text:p>61 69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2573" calcext:value-type="float">
            <text:p>90012573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228</text:p>
          </table:table-cell>
          <table:table-cell office:value-type="string" calcext:value-type="string">
            <text:p>Sihtasutus Eesti Spordi- ja Olümpiamuuseum</text:p>
          </table:table-cell>
          <table:table-cell/>
          <table:table-cell table:style-name="ce2" office:value-type="date" office:date-value="2020-05-18T16:33:01" calcext:value-type="date">
            <text:p>16:33 18.05.20</text:p>
          </table:table-cell>
          <table:table-cell office:value-type="float" office:value="23000" calcext:value-type="float">
            <text:p>23 000,00</text:p>
          </table:table-cell>
          <table:table-cell office:value-type="float" office:value="22338" calcext:value-type="float">
            <text:p>22 33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3360" calcext:value-type="float">
            <text:p>90013360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227</text:p>
          </table:table-cell>
          <table:table-cell office:value-type="string" calcext:value-type="string">
            <text:p>Tallinna Linnamuuseum</text:p>
          </table:table-cell>
          <table:table-cell/>
          <table:table-cell table:style-name="ce2" office:value-type="date" office:date-value="2020-05-18T16:29:51" calcext:value-type="date">
            <text:p>16:29 18.05.20</text:p>
          </table:table-cell>
          <table:table-cell office:value-type="float" office:value="505500" calcext:value-type="float">
            <text:p>505 500,00</text:p>
          </table:table-cell>
          <table:table-cell office:value-type="float" office:value="490961" calcext:value-type="float">
            <text:p>490 96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6183" calcext:value-type="float">
            <text:p>75016183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226</text:p>
          </table:table-cell>
          <table:table-cell office:value-type="string" calcext:value-type="string">
            <text:p>Tartu Ülikool</text:p>
          </table:table-cell>
          <table:table-cell/>
          <table:table-cell table:style-name="ce2" office:value-type="date" office:date-value="2020-05-18T16:26:45" calcext:value-type="date">
            <text:p>16:26 18.05.20</text:p>
          </table:table-cell>
          <table:table-cell office:value-type="float" office:value="62000" calcext:value-type="float">
            <text:p>62 000,00</text:p>
          </table:table-cell>
          <table:table-cell office:value-type="float" office:value="60217" calcext:value-type="float">
            <text:p>60 21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4001073" calcext:value-type="float">
            <text:p>74001073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225</text:p>
          </table:table-cell>
          <table:table-cell office:value-type="string" calcext:value-type="string">
            <text:p>Tartu Ülikool</text:p>
          </table:table-cell>
          <table:table-cell/>
          <table:table-cell table:style-name="ce2" office:value-type="date" office:date-value="2020-05-18T16:25:38.999999" calcext:value-type="date">
            <text:p>16:25 18.05.20</text:p>
          </table:table-cell>
          <table:table-cell office:value-type="float" office:value="149700" calcext:value-type="float">
            <text:p>149 700,00</text:p>
          </table:table-cell>
          <table:table-cell office:value-type="float" office:value="145394" calcext:value-type="float">
            <text:p>145 39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4001073" calcext:value-type="float">
            <text:p>74001073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222</text:p>
          </table:table-cell>
          <table:table-cell office:value-type="string" calcext:value-type="string">
            <text:p>Sihtasutus Narva Muuseum</text:p>
          </table:table-cell>
          <table:table-cell/>
          <table:table-cell table:style-name="ce2" office:value-type="date" office:date-value="2020-05-18T15:57:59" calcext:value-type="date">
            <text:p>15:57 18.05.20</text:p>
          </table:table-cell>
          <table:table-cell office:value-type="float" office:value="303857" calcext:value-type="float">
            <text:p>303 857,00</text:p>
          </table:table-cell>
          <table:table-cell office:value-type="float" office:value="295117" calcext:value-type="float">
            <text:p>295 11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1481" calcext:value-type="float">
            <text:p>90011481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220</text:p>
          </table:table-cell>
          <table:table-cell office:value-type="string" calcext:value-type="string">
            <text:p>Sihtasutus Eesti Meremuuseum</text:p>
          </table:table-cell>
          <table:table-cell/>
          <table:table-cell table:style-name="ce2" office:value-type="date" office:date-value="2020-05-18T15:51:36" calcext:value-type="date">
            <text:p>15:51 18.05.20</text:p>
          </table:table-cell>
          <table:table-cell office:value-type="float" office:value="1000000" calcext:value-type="float">
            <text:p>1 000 000,00</text:p>
          </table:table-cell>
          <table:table-cell office:value-type="float" office:value="971238" calcext:value-type="float">
            <text:p>971 23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3667" calcext:value-type="float">
            <text:p>90013667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211</text:p>
          </table:table-cell>
          <table:table-cell office:value-type="string" calcext:value-type="string">
            <text:p>Sihtasutus Uue Kunsti Muuseum</text:p>
          </table:table-cell>
          <table:table-cell/>
          <table:table-cell table:style-name="ce2" office:value-type="date" office:date-value="2020-05-18T15:01:42" calcext:value-type="date">
            <text:p>15:01 18.05.20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19425" calcext:value-type="float">
            <text:p>19 42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4237" calcext:value-type="float">
            <text:p>90004237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210</text:p>
          </table:table-cell>
          <table:table-cell office:value-type="string" calcext:value-type="string">
            <text:p>Mittetulundusühing Eesti Mootorispordi Ajalugu</text:p>
          </table:table-cell>
          <table:table-cell/>
          <table:table-cell table:style-name="ce2" office:value-type="date" office:date-value="2020-05-18T14:59:23" calcext:value-type="date">
            <text:p>14:59 18.05.20</text:p>
          </table:table-cell>
          <table:table-cell office:value-type="float" office:value="15000" calcext:value-type="float">
            <text:p>15 000,00</text:p>
          </table:table-cell>
          <table:table-cell office:value-type="float" office:value="7050" calcext:value-type="float">
            <text:p>7 0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64543" calcext:value-type="float">
            <text:p>80164543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208</text:p>
          </table:table-cell>
          <table:table-cell office:value-type="string" calcext:value-type="string">
            <text:p>VAIVARA SINIMÄGEDE SIHTASUTUS</text:p>
          </table:table-cell>
          <table:table-cell/>
          <table:table-cell table:style-name="ce2" office:value-type="date" office:date-value="2020-05-18T14:51:36" calcext:value-type="date">
            <text:p>14:51 18.05.20</text:p>
          </table:table-cell>
          <table:table-cell office:value-type="float" office:value="4000" calcext:value-type="float">
            <text:p>4 000,00</text:p>
          </table:table-cell>
          <table:table-cell office:value-type="float" office:value="3885" calcext:value-type="float">
            <text:p>3 88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3060" calcext:value-type="float">
            <text:p>90003060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202</text:p>
          </table:table-cell>
          <table:table-cell office:value-type="string" calcext:value-type="string">
            <text:p>Setomaa Muuseumid</text:p>
          </table:table-cell>
          <table:table-cell/>
          <table:table-cell table:style-name="ce2" office:value-type="date" office:date-value="2020-05-18T14:31:45" calcext:value-type="date">
            <text:p>14:31 18.05.20</text:p>
          </table:table-cell>
          <table:table-cell office:value-type="float" office:value="98325" calcext:value-type="float">
            <text:p>98 325,00</text:p>
          </table:table-cell>
          <table:table-cell office:value-type="float" office:value="95497" calcext:value-type="float">
            <text:p>95 49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5221" calcext:value-type="float">
            <text:p>75025221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201</text:p>
          </table:table-cell>
          <table:table-cell office:value-type="string" calcext:value-type="string">
            <text:p>Sihtasutus Saaremaa Muuseum</text:p>
          </table:table-cell>
          <table:table-cell/>
          <table:table-cell table:style-name="ce2" office:value-type="date" office:date-value="2020-05-18T14:30:55.000001" calcext:value-type="date">
            <text:p>14:30 18.05.20</text:p>
          </table:table-cell>
          <table:table-cell office:value-type="float" office:value="157733" calcext:value-type="float">
            <text:p>157 733,00</text:p>
          </table:table-cell>
          <table:table-cell office:value-type="float" office:value="153196" calcext:value-type="float">
            <text:p>153 19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3957" calcext:value-type="float">
            <text:p>90013957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200</text:p>
          </table:table-cell>
          <table:table-cell office:value-type="string" calcext:value-type="string">
            <text:p>Sakala Keskus</text:p>
          </table:table-cell>
          <table:table-cell/>
          <table:table-cell table:style-name="ce2" office:value-type="date" office:date-value="2020-05-18T14:23:13" calcext:value-type="date">
            <text:p>14:23 18.05.20</text:p>
          </table:table-cell>
          <table:table-cell office:value-type="float" office:value="1845" calcext:value-type="float">
            <text:p>1 845,00</text:p>
          </table:table-cell>
          <table:table-cell office:value-type="float" office:value="1792" calcext:value-type="float">
            <text:p>1 79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5433" calcext:value-type="float">
            <text:p>75005433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190</text:p>
          </table:table-cell>
          <table:table-cell office:value-type="string" calcext:value-type="string">
            <text:p>EESTI VABADUSVÕITLUSE MUUSEUM LAGEDIL</text:p>
          </table:table-cell>
          <table:table-cell/>
          <table:table-cell table:style-name="ce2" office:value-type="date" office:date-value="2020-05-18T13:14:16" calcext:value-type="date">
            <text:p>13:14 18.05.20</text:p>
          </table:table-cell>
          <table:table-cell office:value-type="float" office:value="5000" calcext:value-type="float">
            <text:p>5 00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35418" calcext:value-type="float">
            <text:p>80035418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188</text:p>
          </table:table-cell>
          <table:table-cell office:value-type="string" calcext:value-type="string">
            <text:p>Mittetulundusühing Saare KEK muuseum</text:p>
          </table:table-cell>
          <table:table-cell/>
          <table:table-cell table:style-name="ce2" office:value-type="date" office:date-value="2020-05-18T13:04:04" calcext:value-type="date">
            <text:p>13:04 18.05.20</text:p>
          </table:table-cell>
          <table:table-cell office:value-type="float" office:value="8330" calcext:value-type="float">
            <text:p>8 33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0453" calcext:value-type="float">
            <text:p>80550453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182</text:p>
          </table:table-cell>
          <table:table-cell office:value-type="string" calcext:value-type="string">
            <text:p>Sihtasutus Eesti Ajaloomuuseum</text:p>
          </table:table-cell>
          <table:table-cell/>
          <table:table-cell table:style-name="ce2" office:value-type="date" office:date-value="2020-05-18T12:21:24" calcext:value-type="date">
            <text:p>12:21 18.05.20</text:p>
          </table:table-cell>
          <table:table-cell office:value-type="float" office:value="112488" calcext:value-type="float">
            <text:p>112 488,00</text:p>
          </table:table-cell>
          <table:table-cell office:value-type="float" office:value="109253" calcext:value-type="float">
            <text:p>109 25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4603" calcext:value-type="float">
            <text:p>90014603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175</text:p>
          </table:table-cell>
          <table:table-cell office:value-type="string" calcext:value-type="string">
            <text:p>SIHTASUTUS IKOONIMUUSEUM</text:p>
          </table:table-cell>
          <table:table-cell/>
          <table:table-cell table:style-name="ce2" office:value-type="date" office:date-value="2020-05-18T11:28:04" calcext:value-type="date">
            <text:p>11:28 18.05.20</text:p>
          </table:table-cell>
          <table:table-cell office:value-type="float" office:value="4149" calcext:value-type="float">
            <text:p>4 149,00</text:p>
          </table:table-cell>
          <table:table-cell office:value-type="float" office:value="4030" calcext:value-type="float">
            <text:p>4 03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0930" calcext:value-type="float">
            <text:p>90010930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172</text:p>
          </table:table-cell>
          <table:table-cell office:value-type="string" calcext:value-type="string">
            <text:p>Eesti Rahva Muuseum</text:p>
          </table:table-cell>
          <table:table-cell/>
          <table:table-cell table:style-name="ce2" office:value-type="date" office:date-value="2020-05-18T11:21:07" calcext:value-type="date">
            <text:p>11:21 18.05.20</text:p>
          </table:table-cell>
          <table:table-cell office:value-type="float" office:value="446553" calcext:value-type="float">
            <text:p>446 553,00</text:p>
          </table:table-cell>
          <table:table-cell office:value-type="float" office:value="433709" calcext:value-type="float">
            <text:p>433 70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0005536" calcext:value-type="float">
            <text:p>70005536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171</text:p>
          </table:table-cell>
          <table:table-cell office:value-type="string" calcext:value-type="string">
            <text:p>Sihtasutus EESTI PIIMANDUSMUUSEUM</text:p>
          </table:table-cell>
          <table:table-cell/>
          <table:table-cell table:style-name="ce2" office:value-type="date" office:date-value="2020-05-18T11:12:11" calcext:value-type="date">
            <text:p>11:12 18.05.20</text:p>
          </table:table-cell>
          <table:table-cell office:value-type="float" office:value="8750" calcext:value-type="float">
            <text:p>8 750,00</text:p>
          </table:table-cell>
          <table:table-cell office:value-type="float" office:value="6556" calcext:value-type="float">
            <text:p>6 55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4135" calcext:value-type="float">
            <text:p>90014135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150</text:p>
          </table:table-cell>
          <table:table-cell office:value-type="string" calcext:value-type="string">
            <text:p>Mittetulundusühing Eesti Muuseumraudtee</text:p>
          </table:table-cell>
          <table:table-cell/>
          <table:table-cell table:style-name="ce2" office:value-type="date" office:date-value="2020-05-17T22:33:36" calcext:value-type="date">
            <text:p>22:33 17.05.20</text:p>
          </table:table-cell>
          <table:table-cell office:value-type="float" office:value="30000" calcext:value-type="float">
            <text:p>30 000,00</text:p>
          </table:table-cell>
          <table:table-cell office:value-type="float" office:value="10684" calcext:value-type="float">
            <text:p>10 68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02088" calcext:value-type="float">
            <text:p>80002088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149</text:p>
          </table:table-cell>
          <table:table-cell office:value-type="string" calcext:value-type="string">
            <text:p>Eesti Loodusmuuseum</text:p>
          </table:table-cell>
          <table:table-cell/>
          <table:table-cell table:style-name="ce2" office:value-type="date" office:date-value="2020-05-17T22:28:33.999999" calcext:value-type="date">
            <text:p>22:28 17.05.20</text:p>
          </table:table-cell>
          <table:table-cell office:value-type="float" office:value="45000" calcext:value-type="float">
            <text:p>45 000,00</text:p>
          </table:table-cell>
          <table:table-cell office:value-type="float" office:value="38849" calcext:value-type="float">
            <text:p>38 84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0003129" calcext:value-type="float">
            <text:p>70003129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142</text:p>
          </table:table-cell>
          <table:table-cell office:value-type="string" calcext:value-type="string">
            <text:p>Saaremaa Sõjavara Selts</text:p>
          </table:table-cell>
          <table:table-cell/>
          <table:table-cell table:style-name="ce2" office:value-type="date" office:date-value="2020-05-17T21:01:45" calcext:value-type="date">
            <text:p>21:01 17.05.20</text:p>
          </table:table-cell>
          <table:table-cell office:value-type="float" office:value="7376" calcext:value-type="float">
            <text:p>7 376,00</text:p>
          </table:table-cell>
          <table:table-cell office:value-type="float" office:value="5221" calcext:value-type="float">
            <text:p>5 22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59203" calcext:value-type="float">
            <text:p>80259203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141</text:p>
          </table:table-cell>
          <table:table-cell office:value-type="string" calcext:value-type="string">
            <text:p>Mittetulundusühing Eesti Jalgrattamuuseum</text:p>
          </table:table-cell>
          <table:table-cell/>
          <table:table-cell table:style-name="ce2" office:value-type="date" office:date-value="2020-05-17T20:59:18" calcext:value-type="date">
            <text:p>20:59 17.05.20</text:p>
          </table:table-cell>
          <table:table-cell office:value-type="float" office:value="1653" calcext:value-type="float">
            <text:p>1 653,00</text:p>
          </table:table-cell>
          <table:table-cell office:value-type="float" office:value="1508" calcext:value-type="float">
            <text:p>1 50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21126" calcext:value-type="float">
            <text:p>80321126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123</text:p>
          </table:table-cell>
          <table:table-cell office:value-type="string" calcext:value-type="string">
            <text:p>Sihtasutus Virumaa Muuseumid</text:p>
          </table:table-cell>
          <table:table-cell/>
          <table:table-cell table:style-name="ce2" office:value-type="date" office:date-value="2020-05-17T11:10:19" calcext:value-type="date">
            <text:p>11:10 17.05.20</text:p>
          </table:table-cell>
          <table:table-cell office:value-type="float" office:value="919408" calcext:value-type="float">
            <text:p>919 408,00</text:p>
          </table:table-cell>
          <table:table-cell office:value-type="float" office:value="892964" calcext:value-type="float">
            <text:p>892 96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3278" calcext:value-type="float">
            <text:p>90003278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098</text:p>
          </table:table-cell>
          <table:table-cell office:value-type="string" calcext:value-type="string">
            <text:p>Sihtasutus Eesti Vabaõhumuuseum</text:p>
          </table:table-cell>
          <table:table-cell/>
          <table:table-cell table:style-name="ce2" office:value-type="date" office:date-value="2020-05-15T17:06:25" calcext:value-type="date">
            <text:p>17:06 15.05.20</text:p>
          </table:table-cell>
          <table:table-cell office:value-type="float" office:value="366753" calcext:value-type="float">
            <text:p>366 753,00</text:p>
          </table:table-cell>
          <table:table-cell office:value-type="float" office:value="356204" calcext:value-type="float">
            <text:p>356 20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2585" calcext:value-type="float">
            <text:p>90012585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094</text:p>
          </table:table-cell>
          <table:table-cell office:value-type="string" calcext:value-type="string">
            <text:p>Sihtasutus Rannarahva Muuseum</text:p>
          </table:table-cell>
          <table:table-cell/>
          <table:table-cell table:style-name="ce2" office:value-type="date" office:date-value="2020-05-15T16:08:53" calcext:value-type="date">
            <text:p>16:08 15.05.20</text:p>
          </table:table-cell>
          <table:table-cell office:value-type="float" office:value="43000" calcext:value-type="float">
            <text:p>43 000,00</text:p>
          </table:table-cell>
          <table:table-cell office:value-type="float" office:value="41763" calcext:value-type="float">
            <text:p>41 76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9565" calcext:value-type="float">
            <text:p>90009565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093</text:p>
          </table:table-cell>
          <table:table-cell office:value-type="string" calcext:value-type="string">
            <text:p>Palamuse O. Lutsu Kihelkonnakoolimuuseum</text:p>
          </table:table-cell>
          <table:table-cell/>
          <table:table-cell table:style-name="ce2" office:value-type="date" office:date-value="2020-05-15T16:06:59" calcext:value-type="date">
            <text:p>16:06 15.05.20</text:p>
          </table:table-cell>
          <table:table-cell office:value-type="float" office:value="25000" calcext:value-type="float">
            <text:p>25 000,00</text:p>
          </table:table-cell>
          <table:table-cell office:value-type="float" office:value="24281" calcext:value-type="float">
            <text:p>24 28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0004137" calcext:value-type="float">
            <text:p>70004137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077</text:p>
          </table:table-cell>
          <table:table-cell office:value-type="string" calcext:value-type="string">
            <text:p>Kistler-Ritso Eesti Sihtasutus</text:p>
          </table:table-cell>
          <table:table-cell/>
          <table:table-cell table:style-name="ce2" office:value-type="date" office:date-value="2020-05-15T12:50:27" calcext:value-type="date">
            <text:p>12:50 15.05.20</text:p>
          </table:table-cell>
          <table:table-cell office:value-type="float" office:value="299899" calcext:value-type="float">
            <text:p>299 899,00</text:p>
          </table:table-cell>
          <table:table-cell office:value-type="float" office:value="291273" calcext:value-type="float">
            <text:p>291 27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0951" calcext:value-type="float">
            <text:p>90000951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075</text:p>
          </table:table-cell>
          <table:table-cell office:value-type="string" calcext:value-type="string">
            <text:p>Sihtasutus Eesti Kunstimuuseum</text:p>
          </table:table-cell>
          <table:table-cell/>
          <table:table-cell table:style-name="ce2" office:value-type="date" office:date-value="2020-05-15T12:14:26" calcext:value-type="date">
            <text:p>12:14 15.05.20</text:p>
          </table:table-cell>
          <table:table-cell office:value-type="float" office:value="800000" calcext:value-type="float">
            <text:p>800 000,00</text:p>
          </table:table-cell>
          <table:table-cell office:value-type="float" office:value="712658" calcext:value-type="float">
            <text:p>712 65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3414" calcext:value-type="float">
            <text:p>90013414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070</text:p>
          </table:table-cell>
          <table:table-cell office:value-type="string" calcext:value-type="string">
            <text:p>Sihtasutus Rannarootsi Muuseum</text:p>
          </table:table-cell>
          <table:table-cell/>
          <table:table-cell table:style-name="ce2" office:value-type="date" office:date-value="2020-05-15T08:42:23" calcext:value-type="date">
            <text:p>08:42 15.05.20</text:p>
          </table:table-cell>
          <table:table-cell office:value-type="float" office:value="19000" calcext:value-type="float">
            <text:p>19 000,00</text:p>
          </table:table-cell>
          <table:table-cell office:value-type="float" office:value="18453" calcext:value-type="float">
            <text:p>18 45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4655" calcext:value-type="float">
            <text:p>90014655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062</text:p>
          </table:table-cell>
          <table:table-cell office:value-type="string" calcext:value-type="string">
            <text:p>Tallinna Kirjanduskeskus</text:p>
          </table:table-cell>
          <table:table-cell/>
          <table:table-cell table:style-name="ce2" office:value-type="date" office:date-value="2020-05-14T16:53:55" calcext:value-type="date">
            <text:p>16:53 14.05.20</text:p>
          </table:table-cell>
          <table:table-cell office:value-type="float" office:value="6000" calcext:value-type="float">
            <text:p>6 000,00</text:p>
          </table:table-cell>
          <table:table-cell office:value-type="float" office:value="5827" calcext:value-type="float">
            <text:p>5 82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39793" calcext:value-type="float">
            <text:p>75039793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060</text:p>
          </table:table-cell>
          <table:table-cell office:value-type="string" calcext:value-type="string">
            <text:p>Sihtasutus Eesti Kaevandusmuuseum</text:p>
          </table:table-cell>
          <table:table-cell/>
          <table:table-cell table:style-name="ce2" office:value-type="date" office:date-value="2020-05-14T16:28:38.999999" calcext:value-type="date">
            <text:p>16:28 14.05.20</text:p>
          </table:table-cell>
          <table:table-cell office:value-type="float" office:value="135240" calcext:value-type="float">
            <text:p>135 240,00</text:p>
          </table:table-cell>
          <table:table-cell office:value-type="float" office:value="123095" calcext:value-type="float">
            <text:p>123 09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3321" calcext:value-type="float">
            <text:p>90003321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049</text:p>
          </table:table-cell>
          <table:table-cell office:value-type="string" calcext:value-type="string">
            <text:p>Sihtasutus A.H.Tammsaare Muuseum Vargamäel</text:p>
          </table:table-cell>
          <table:table-cell/>
          <table:table-cell table:style-name="ce2" office:value-type="date" office:date-value="2020-05-14T13:52:44" calcext:value-type="date">
            <text:p>13:52 14.05.20</text:p>
          </table:table-cell>
          <table:table-cell office:value-type="float" office:value="27879" calcext:value-type="float">
            <text:p>27 879,00</text:p>
          </table:table-cell>
          <table:table-cell office:value-type="float" office:value="25815" calcext:value-type="float">
            <text:p>25 81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6963" calcext:value-type="float">
            <text:p>90006963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047</text:p>
          </table:table-cell>
          <table:table-cell office:value-type="string" calcext:value-type="string">
            <text:p>mittetulundusühing Eesti Ringhäälingumuuseum</text:p>
          </table:table-cell>
          <table:table-cell/>
          <table:table-cell table:style-name="ce2" office:value-type="date" office:date-value="2020-05-14T12:36:49" calcext:value-type="date">
            <text:p>12:36 14.05.20</text:p>
          </table:table-cell>
          <table:table-cell office:value-type="float" office:value="6800" calcext:value-type="float">
            <text:p>6 800,00</text:p>
          </table:table-cell>
          <table:table-cell office:value-type="float" office:value="4176" calcext:value-type="float">
            <text:p>4 17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00023" calcext:value-type="float">
            <text:p>80100023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045</text:p>
          </table:table-cell>
          <table:table-cell office:value-type="string" calcext:value-type="string">
            <text:p>Tartu Mänguasjamuuseum</text:p>
          </table:table-cell>
          <table:table-cell/>
          <table:table-cell table:style-name="ce2" office:value-type="date" office:date-value="2020-05-14T11:02:59" calcext:value-type="date">
            <text:p>11:02 14.05.20</text:p>
          </table:table-cell>
          <table:table-cell office:value-type="float" office:value="67095" calcext:value-type="float">
            <text:p>67 095,00</text:p>
          </table:table-cell>
          <table:table-cell office:value-type="float" office:value="65165" calcext:value-type="float">
            <text:p>65 16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6629" calcext:value-type="float">
            <text:p>75006629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039</text:p>
          </table:table-cell>
          <table:table-cell office:value-type="string" calcext:value-type="string">
            <text:p>Eesti Arhitektuurimuuseum</text:p>
          </table:table-cell>
          <table:table-cell/>
          <table:table-cell table:style-name="ce2" office:value-type="date" office:date-value="2020-05-13T17:45:52" calcext:value-type="date">
            <text:p>17:45 13.05.20</text:p>
          </table:table-cell>
          <table:table-cell office:value-type="float" office:value="12000" calcext:value-type="float">
            <text:p>12 000,00</text:p>
          </table:table-cell>
          <table:table-cell office:value-type="float" office:value="11655" calcext:value-type="float">
            <text:p>11 65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0004560" calcext:value-type="float">
            <text:p>70004560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035</text:p>
          </table:table-cell>
          <table:table-cell office:value-type="string" calcext:value-type="string">
            <text:p>sihtasutus Eesti Lennundusmuuseum</text:p>
          </table:table-cell>
          <table:table-cell/>
          <table:table-cell table:style-name="ce2" office:value-type="date" office:date-value="2020-05-13T15:23:30" calcext:value-type="date">
            <text:p>15:23 13.05.20</text:p>
          </table:table-cell>
          <table:table-cell office:value-type="float" office:value="90000" calcext:value-type="float">
            <text:p>90 000,00</text:p>
          </table:table-cell>
          <table:table-cell office:value-type="float" office:value="87411" calcext:value-type="float">
            <text:p>87 41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1747" calcext:value-type="float">
            <text:p>90001747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023</text:p>
          </table:table-cell>
          <table:table-cell office:value-type="string" calcext:value-type="string">
            <text:p>Muhu Vallavalitsus</text:p>
          </table:table-cell>
          <table:table-cell/>
          <table:table-cell table:style-name="ce2" office:value-type="date" office:date-value="2020-05-12T15:00:07" calcext:value-type="date">
            <text:p>15:00 12.05.20</text:p>
          </table:table-cell>
          <table:table-cell office:value-type="float" office:value="15666" calcext:value-type="float">
            <text:p>15 666,00</text:p>
          </table:table-cell>
          <table:table-cell office:value-type="float" office:value="15215" calcext:value-type="float">
            <text:p>15 21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8710" calcext:value-type="float">
            <text:p>75018710</text:p>
          </table:table-cell>
        </table:table-row>
        <table:table-row table:style-name="ro1">
          <table:table-cell office:value-type="string" calcext:value-type="string">
            <text:p>Kriisiabi muuseumid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7/1021</text:p>
          </table:table-cell>
          <table:table-cell office:value-type="string" calcext:value-type="string">
            <text:p>Sihtasutus Hiiumaa Muuseumid</text:p>
          </table:table-cell>
          <table:table-cell/>
          <table:table-cell table:style-name="ce2" office:value-type="date" office:date-value="2020-05-12T12:07:42" calcext:value-type="date">
            <text:p>12:07 12.05.20</text:p>
          </table:table-cell>
          <table:table-cell office:value-type="float" office:value="20000" calcext:value-type="float">
            <text:p>20 000,00</text:p>
          </table:table-cell>
          <table:table-cell office:value-type="float" office:value="19425" calcext:value-type="float">
            <text:p>19 42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2892" calcext:value-type="float">
            <text:p>90012892</text:p>
          </table:table-cell>
        </table:table-row>
        <table:table-row table:style-name="ro1">
          <table:table-cell office:value-type="string" calcext:value-type="string">
            <text:p>Kriisiabi perioodiliste ajakirjandusväljaannete kirjastaja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394</text:p>
          </table:table-cell>
          <table:table-cell office:value-type="string" calcext:value-type="string">
            <text:p>OSAÜHING HANSEKON</text:p>
          </table:table-cell>
          <table:table-cell/>
          <table:table-cell table:style-name="ce2" office:value-type="date" office:date-value="2020-06-10T23:23:36.000001" calcext:value-type="date">
            <text:p>23:23 10.06.20</text:p>
          </table:table-cell>
          <table:table-cell table:number-columns-repeated="2" office:value-type="float" office:value="2639" calcext:value-type="float">
            <text:p>2 63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901879" calcext:value-type="float">
            <text:p>10901879</text:p>
          </table:table-cell>
        </table:table-row>
        <table:table-row table:style-name="ro1">
          <table:table-cell office:value-type="string" calcext:value-type="string">
            <text:p>Kriisiabi perioodiliste ajakirjandusväljaannete kirjastaja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393</text:p>
          </table:table-cell>
          <table:table-cell office:value-type="string" calcext:value-type="string">
            <text:p>osaühing SÕNUMITOOJA</text:p>
          </table:table-cell>
          <table:table-cell/>
          <table:table-cell table:style-name="ce2" office:value-type="date" office:date-value="2020-06-10T17:40:50" calcext:value-type="date">
            <text:p>17:40 10.06.20</text:p>
          </table:table-cell>
          <table:table-cell table:number-columns-repeated="2" office:value-type="float" office:value="700" calcext:value-type="float">
            <text:p>7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089550" calcext:value-type="float">
            <text:p>10089550</text:p>
          </table:table-cell>
        </table:table-row>
        <table:table-row table:style-name="ro1">
          <table:table-cell office:value-type="string" calcext:value-type="string">
            <text:p>Kriisiabi perioodiliste ajakirjandusväljaannete kirjastaja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392</text:p>
          </table:table-cell>
          <table:table-cell office:value-type="string" calcext:value-type="string">
            <text:p>Osaühing Saaremaa Raadio</text:p>
          </table:table-cell>
          <table:table-cell/>
          <table:table-cell table:style-name="ce2" office:value-type="date" office:date-value="2020-06-10T12:57:40" calcext:value-type="date">
            <text:p>12:57 10.06.20</text:p>
          </table:table-cell>
          <table:table-cell table:number-columns-repeated="2" office:value-type="float" office:value="15952" calcext:value-type="float">
            <text:p>15 95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372926" calcext:value-type="float">
            <text:p>10372926</text:p>
          </table:table-cell>
        </table:table-row>
        <table:table-row table:style-name="ro1">
          <table:table-cell office:value-type="string" calcext:value-type="string">
            <text:p>Kriisiabi perioodiliste ajakirjandusväljaannete kirjastaja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370</text:p>
          </table:table-cell>
          <table:table-cell office:value-type="string" calcext:value-type="string">
            <text:p>AS Äripäev</text:p>
          </table:table-cell>
          <table:table-cell/>
          <table:table-cell table:style-name="ce2" office:value-type="date" office:date-value="2020-06-09T15:31:15" calcext:value-type="date">
            <text:p>15:31 09.06.20</text:p>
          </table:table-cell>
          <table:table-cell office:value-type="float" office:value="11805" calcext:value-type="float">
            <text:p>11 805,00</text:p>
          </table:table-cell>
          <table:table-cell office:value-type="float" office:value="10597" calcext:value-type="float">
            <text:p>10 59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145981" calcext:value-type="float">
            <text:p>10145981</text:p>
          </table:table-cell>
        </table:table-row>
        <table:table-row table:style-name="ro1">
          <table:table-cell office:value-type="string" calcext:value-type="string">
            <text:p>Kriisiabi perioodiliste ajakirjandusväljaannete kirjastaja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364</text:p>
          </table:table-cell>
          <table:table-cell office:value-type="string" calcext:value-type="string">
            <text:p>AS Postimees Grupp</text:p>
          </table:table-cell>
          <table:table-cell/>
          <table:table-cell table:style-name="ce2" office:value-type="date" office:date-value="2020-06-09T10:43:52" calcext:value-type="date">
            <text:p>10:43 09.06.20</text:p>
          </table:table-cell>
          <table:table-cell office:value-type="float" office:value="187100" calcext:value-type="float">
            <text:p>187 100,00</text:p>
          </table:table-cell>
          <table:table-cell office:value-type="float" office:value="67327" calcext:value-type="float">
            <text:p>67 32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184643" calcext:value-type="float">
            <text:p>10184643</text:p>
          </table:table-cell>
        </table:table-row>
        <table:table-row table:style-name="ro1">
          <table:table-cell office:value-type="string" calcext:value-type="string">
            <text:p>Kriisiabi perioodiliste ajakirjandusväljaannete kirjastaja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360</text:p>
          </table:table-cell>
          <table:table-cell office:value-type="string" calcext:value-type="string">
            <text:p>Osaühing SKP Media</text:p>
          </table:table-cell>
          <table:table-cell/>
          <table:table-cell table:style-name="ce2" office:value-type="date" office:date-value="2020-06-07T20:01:51" calcext:value-type="date">
            <text:p>20:01 07.06.20</text:p>
          </table:table-cell>
          <table:table-cell office:value-type="float" office:value="1000" calcext:value-type="float">
            <text:p>1 000,00</text:p>
          </table:table-cell>
          <table:table-cell office:value-type="float" office:value="813" calcext:value-type="float">
            <text:p>81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976452" calcext:value-type="float">
            <text:p>10976452</text:p>
          </table:table-cell>
        </table:table-row>
        <table:table-row table:style-name="ro1">
          <table:table-cell office:value-type="string" calcext:value-type="string">
            <text:p>Kriisiabi perioodiliste ajakirjandusväljaannete kirjastaja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359</text:p>
          </table:table-cell>
          <table:table-cell office:value-type="string" calcext:value-type="string">
            <text:p>OÜ Põhjaranniku Kirjastus</text:p>
          </table:table-cell>
          <table:table-cell/>
          <table:table-cell table:style-name="ce2" office:value-type="date" office:date-value="2020-06-05T16:35:47" calcext:value-type="date">
            <text:p>16:35 05.06.20</text:p>
          </table:table-cell>
          <table:table-cell office:value-type="float" office:value="6061" calcext:value-type="float">
            <text:p>6 061,00</text:p>
          </table:table-cell>
          <table:table-cell office:value-type="float" office:value="4290" calcext:value-type="float">
            <text:p>4 29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710596" calcext:value-type="float">
            <text:p>14710596</text:p>
          </table:table-cell>
        </table:table-row>
        <table:table-row table:style-name="ro1">
          <table:table-cell office:value-type="string" calcext:value-type="string">
            <text:p>Kriisiabi perioodiliste ajakirjandusväljaannete kirjastaja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358</text:p>
          </table:table-cell>
          <table:table-cell office:value-type="string" calcext:value-type="string">
            <text:p>Sihtasutus Ajaleht Eesti Kirik</text:p>
          </table:table-cell>
          <table:table-cell/>
          <table:table-cell table:style-name="ce2" office:value-type="date" office:date-value="2020-06-05T14:31:09" calcext:value-type="date">
            <text:p>14:31 05.06.20</text:p>
          </table:table-cell>
          <table:table-cell table:number-columns-repeated="2" office:value-type="float" office:value="900" calcext:value-type="float">
            <text:p>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7336" calcext:value-type="float">
            <text:p>90007336</text:p>
          </table:table-cell>
        </table:table-row>
        <table:table-row table:style-name="ro1">
          <table:table-cell office:value-type="string" calcext:value-type="string">
            <text:p>Kriisiabi perioodiliste ajakirjandusväljaannete kirjastaja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357</text:p>
          </table:table-cell>
          <table:table-cell office:value-type="string" calcext:value-type="string">
            <text:p>osaühing Raadio Kadi</text:p>
          </table:table-cell>
          <table:table-cell/>
          <table:table-cell table:style-name="ce2" office:value-type="date" office:date-value="2020-06-04T11:32:11" calcext:value-type="date">
            <text:p>11:32 04.06.20</text:p>
          </table:table-cell>
          <table:table-cell table:number-columns-repeated="2" office:value-type="float" office:value="6165" calcext:value-type="float">
            <text:p>6 16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357499" calcext:value-type="float">
            <text:p>10357499</text:p>
          </table:table-cell>
        </table:table-row>
        <table:table-row table:style-name="ro1">
          <table:table-cell office:value-type="string" calcext:value-type="string">
            <text:p>Kriisiabi perioodiliste ajakirjandusväljaannete kirjastaja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354</text:p>
          </table:table-cell>
          <table:table-cell office:value-type="string" calcext:value-type="string">
            <text:p>AS VÕRU TEATAJA</text:p>
          </table:table-cell>
          <table:table-cell/>
          <table:table-cell table:style-name="ce2" office:value-type="date" office:date-value="2020-06-03T14:13:16" calcext:value-type="date">
            <text:p>14:13 03.06.20</text:p>
          </table:table-cell>
          <table:table-cell office:value-type="float" office:value="3100" calcext:value-type="float">
            <text:p>3 100,00</text:p>
          </table:table-cell>
          <table:table-cell office:value-type="float" office:value="3067" calcext:value-type="float">
            <text:p>3 06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298868" calcext:value-type="float">
            <text:p>10298868</text:p>
          </table:table-cell>
        </table:table-row>
        <table:table-row table:style-name="ro1">
          <table:table-cell office:value-type="string" calcext:value-type="string">
            <text:p>Kriisiabi perioodiliste ajakirjandusväljaannete kirjastaja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353</text:p>
          </table:table-cell>
          <table:table-cell office:value-type="string" calcext:value-type="string">
            <text:p>Nord Print OÜ</text:p>
          </table:table-cell>
          <table:table-cell/>
          <table:table-cell table:style-name="ce2" office:value-type="date" office:date-value="2020-06-02T11:49:18" calcext:value-type="date">
            <text:p>11:49 02.06.20</text:p>
          </table:table-cell>
          <table:table-cell table:number-columns-repeated="2" office:value-type="float" office:value="7180" calcext:value-type="float">
            <text:p>7 1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426908" calcext:value-type="float">
            <text:p>11426908</text:p>
          </table:table-cell>
        </table:table-row>
        <table:table-row table:style-name="ro1">
          <table:table-cell office:value-type="string" calcext:value-type="string">
            <text:p>Kriisiabi perioodiliste ajakirjandusväljaannete kirjastaja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351</text:p>
          </table:table-cell>
          <table:table-cell office:value-type="string" calcext:value-type="string">
            <text:p>Osaühing Harjumaa Ühinenud Meedia</text:p>
          </table:table-cell>
          <table:table-cell/>
          <table:table-cell table:style-name="ce2" office:value-type="date" office:date-value="2020-05-29T17:32:34" calcext:value-type="date">
            <text:p>17:32 29.05.20</text:p>
          </table:table-cell>
          <table:table-cell office:value-type="float" office:value="5320" calcext:value-type="float">
            <text:p>5 320,00</text:p>
          </table:table-cell>
          <table:table-cell office:value-type="float" office:value="1181" calcext:value-type="float">
            <text:p>1 18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327436" calcext:value-type="float">
            <text:p>10327436</text:p>
          </table:table-cell>
        </table:table-row>
        <table:table-row table:style-name="ro1">
          <table:table-cell office:value-type="string" calcext:value-type="string">
            <text:p>Kriisiabi perioodiliste ajakirjandusväljaannete kirjastaja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350</text:p>
          </table:table-cell>
          <table:table-cell office:value-type="string" calcext:value-type="string">
            <text:p>Osaühing NÄDALINE</text:p>
          </table:table-cell>
          <table:table-cell/>
          <table:table-cell table:style-name="ce2" office:value-type="date" office:date-value="2020-05-29T15:08:11" calcext:value-type="date">
            <text:p>15:08 29.05.20</text:p>
          </table:table-cell>
          <table:table-cell office:value-type="float" office:value="3261" calcext:value-type="float">
            <text:p>3 261,00</text:p>
          </table:table-cell>
          <table:table-cell office:value-type="float" office:value="978" calcext:value-type="float">
            <text:p>97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231456" calcext:value-type="float">
            <text:p>10231456</text:p>
          </table:table-cell>
        </table:table-row>
        <table:table-row table:style-name="ro1">
          <table:table-cell office:value-type="string" calcext:value-type="string">
            <text:p>Kriisiabi perioodiliste ajakirjandusväljaannete kirjastaja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349</text:p>
          </table:table-cell>
          <table:table-cell office:value-type="string" calcext:value-type="string">
            <text:p>AS Ekspress Meedia</text:p>
          </table:table-cell>
          <table:table-cell/>
          <table:table-cell table:style-name="ce2" office:value-type="date" office:date-value="2020-05-29T11:24:03.000001" calcext:value-type="date">
            <text:p>11:24 29.05.20</text:p>
          </table:table-cell>
          <table:table-cell table:number-columns-repeated="2" office:value-type="float" office:value="81780" calcext:value-type="float">
            <text:p>81 7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586863" calcext:value-type="float">
            <text:p>10586863</text:p>
          </table:table-cell>
        </table:table-row>
        <table:table-row table:style-name="ro1">
          <table:table-cell office:value-type="string" calcext:value-type="string">
            <text:p>Kriisiabi perioodiliste ajakirjandusväljaannete kirjastajatele</text:p>
          </table:table-cell>
          <table:table-cell office:value-type="string" calcext:value-type="string">
            <text:p>Kultuuriministeerium</text:p>
          </table:table-cell>
          <table:table-cell office:value-type="string" calcext:value-type="string">
            <text:p>7-18/1348</text:p>
          </table:table-cell>
          <table:table-cell office:value-type="string" calcext:value-type="string">
            <text:p>AS Õhtuleht Kirjastus</text:p>
          </table:table-cell>
          <table:table-cell/>
          <table:table-cell table:style-name="ce2" office:value-type="date" office:date-value="2020-05-29T10:10:30" calcext:value-type="date">
            <text:p>10:10 29.05.20</text:p>
          </table:table-cell>
          <table:table-cell table:number-columns-repeated="2" office:value-type="float" office:value="99549" calcext:value-type="float">
            <text:p>99 54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678223" calcext:value-type="float">
            <text:p>10678223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632-1</text:p>
          </table:table-cell>
          <table:table-cell office:value-type="string" calcext:value-type="string">
            <text:p>Puurmani Mõisakool</text:p>
          </table:table-cell>
          <table:table-cell/>
          <table:table-cell table:style-name="ce2" office:value-type="date" office:date-value="2020-06-05T15:29:13" calcext:value-type="date">
            <text:p>15:29 05.06.20</text:p>
          </table:table-cell>
          <table:table-cell table:number-columns-repeated="2" office:value-type="float" office:value="136" calcext:value-type="float">
            <text:p>13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5590" calcext:value-type="float">
            <text:p>75025590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631-1</text:p>
          </table:table-cell>
          <table:table-cell office:value-type="string" calcext:value-type="string">
            <text:p>Lasteekraani Muusikastuudio</text:p>
          </table:table-cell>
          <table:table-cell/>
          <table:table-cell table:style-name="ce2" office:value-type="date" office:date-value="2020-05-27T15:55:08" calcext:value-type="date">
            <text:p>15:55 27.05.20</text:p>
          </table:table-cell>
          <table:table-cell table:number-columns-repeated="2" office:value-type="float" office:value="2218" calcext:value-type="float">
            <text:p>2 21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17598" calcext:value-type="float">
            <text:p>8001759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630-1</text:p>
          </table:table-cell>
          <table:table-cell office:value-type="string" calcext:value-type="string">
            <text:p>Lasteekraani Muusikastuudio</text:p>
          </table:table-cell>
          <table:table-cell/>
          <table:table-cell table:style-name="ce2" office:value-type="date" office:date-value="2020-05-27T15:49:59" calcext:value-type="date">
            <text:p>15:49 27.05.20</text:p>
          </table:table-cell>
          <table:table-cell table:number-columns-repeated="2" office:value-type="float" office:value="5071" calcext:value-type="float">
            <text:p>5 07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17598" calcext:value-type="float">
            <text:p>8001759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629-1</text:p>
          </table:table-cell>
          <table:table-cell office:value-type="string" calcext:value-type="string">
            <text:p>Lasteekraani Muusikastuudio</text:p>
          </table:table-cell>
          <table:table-cell/>
          <table:table-cell table:style-name="ce2" office:value-type="date" office:date-value="2020-05-27T15:43:09" calcext:value-type="date">
            <text:p>15:43 27.05.20</text:p>
          </table:table-cell>
          <table:table-cell table:number-columns-repeated="2" office:value-type="float" office:value="3412" calcext:value-type="float">
            <text:p>3 41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17598" calcext:value-type="float">
            <text:p>8001759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628-1</text:p>
          </table:table-cell>
          <table:table-cell office:value-type="string" calcext:value-type="string">
            <text:p>Tallinna Rahvaülikool</text:p>
          </table:table-cell>
          <table:table-cell/>
          <table:table-cell table:style-name="ce2" office:value-type="date" office:date-value="2020-05-25T19:17:27" calcext:value-type="date">
            <text:p>19:17 25.05.20</text:p>
          </table:table-cell>
          <table:table-cell table:number-columns-repeated="2" office:value-type="float" office:value="188" calcext:value-type="float">
            <text:p>18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6208" calcext:value-type="float">
            <text:p>7501620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627-1</text:p>
          </table:table-cell>
          <table:table-cell office:value-type="string" calcext:value-type="string">
            <text:p>Tallinna Rahvaülikool</text:p>
          </table:table-cell>
          <table:table-cell/>
          <table:table-cell table:style-name="ce2" office:value-type="date" office:date-value="2020-05-25T19:13:53" calcext:value-type="date">
            <text:p>19:13 25.05.20</text:p>
          </table:table-cell>
          <table:table-cell table:number-columns-repeated="2" office:value-type="float" office:value="188" calcext:value-type="float">
            <text:p>18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6208" calcext:value-type="float">
            <text:p>7501620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626-1</text:p>
          </table:table-cell>
          <table:table-cell office:value-type="string" calcext:value-type="string">
            <text:p>Viimsi Rahvakultuuri Selts</text:p>
          </table:table-cell>
          <table:table-cell/>
          <table:table-cell table:style-name="ce2" office:value-type="date" office:date-value="2020-05-19T23:34:51" calcext:value-type="date">
            <text:p>23:34 19.05.20</text:p>
          </table:table-cell>
          <table:table-cell table:number-columns-repeated="2" office:value-type="float" office:value="414" calcext:value-type="float">
            <text:p>41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7904" calcext:value-type="float">
            <text:p>80567904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625-1</text:p>
          </table:table-cell>
          <table:table-cell office:value-type="string" calcext:value-type="string">
            <text:p>Viimsi Rahvakultuuri Selts</text:p>
          </table:table-cell>
          <table:table-cell/>
          <table:table-cell table:style-name="ce2" office:value-type="date" office:date-value="2020-05-19T23:26:04.000001" calcext:value-type="date">
            <text:p>23:26 19.05.20</text:p>
          </table:table-cell>
          <table:table-cell table:number-columns-repeated="2" office:value-type="float" office:value="463" calcext:value-type="float">
            <text:p>46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7904" calcext:value-type="float">
            <text:p>80567904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624-1</text:p>
          </table:table-cell>
          <table:table-cell office:value-type="string" calcext:value-type="string">
            <text:p>Viimsi Rahvakultuuri Selts</text:p>
          </table:table-cell>
          <table:table-cell/>
          <table:table-cell table:style-name="ce2" office:value-type="date" office:date-value="2020-05-19T23:19:52" calcext:value-type="date">
            <text:p>23:19 19.05.20</text:p>
          </table:table-cell>
          <table:table-cell table:number-columns-repeated="2" office:value-type="float" office:value="679" calcext:value-type="float">
            <text:p>67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7904" calcext:value-type="float">
            <text:p>80567904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622-1</text:p>
          </table:table-cell>
          <table:table-cell office:value-type="string" calcext:value-type="string">
            <text:p>Viimsi Rahvakultuuri Selts</text:p>
          </table:table-cell>
          <table:table-cell/>
          <table:table-cell table:style-name="ce2" office:value-type="date" office:date-value="2020-05-19T23:04:14" calcext:value-type="date">
            <text:p>23:04 19.05.20</text:p>
          </table:table-cell>
          <table:table-cell table:number-columns-repeated="2" office:value-type="float" office:value="679" calcext:value-type="float">
            <text:p>67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7904" calcext:value-type="float">
            <text:p>80567904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621-1</text:p>
          </table:table-cell>
          <table:table-cell office:value-type="string" calcext:value-type="string">
            <text:p>Kehtna Vallavalitsus</text:p>
          </table:table-cell>
          <table:table-cell/>
          <table:table-cell table:style-name="ce2" office:value-type="date" office:date-value="2020-05-19T23:01:38" calcext:value-type="date">
            <text:p>23:01 19.05.20</text:p>
          </table:table-cell>
          <table:table-cell table:number-columns-repeated="2" office:value-type="float" office:value="447" calcext:value-type="float">
            <text:p>44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252" calcext:value-type="float">
            <text:p>7700025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620-1</text:p>
          </table:table-cell>
          <table:table-cell office:value-type="string" calcext:value-type="string">
            <text:p>TANTSUANSAMBEL SÕPRUS</text:p>
          </table:table-cell>
          <table:table-cell/>
          <table:table-cell table:style-name="ce2" office:value-type="date" office:date-value="2020-05-19T22:55:15" calcext:value-type="date">
            <text:p>22:55 19.05.20</text:p>
          </table:table-cell>
          <table:table-cell table:number-columns-repeated="2" office:value-type="float" office:value="708" calcext:value-type="float">
            <text:p>70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4468" calcext:value-type="float">
            <text:p>8006446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619-1</text:p>
          </table:table-cell>
          <table:table-cell office:value-type="string" calcext:value-type="string">
            <text:p>Rahvakunstiselts Leigarid</text:p>
          </table:table-cell>
          <table:table-cell/>
          <table:table-cell table:style-name="ce2" office:value-type="date" office:date-value="2020-05-19T22:53:28" calcext:value-type="date">
            <text:p>22:53 19.05.20</text:p>
          </table:table-cell>
          <table:table-cell table:number-columns-repeated="2" office:value-type="float" office:value="1422" calcext:value-type="float">
            <text:p>1 42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97060" calcext:value-type="float">
            <text:p>80097060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618-1</text:p>
          </table:table-cell>
          <table:table-cell office:value-type="string" calcext:value-type="string">
            <text:p>TANTSUANSAMBEL SÕPRUS</text:p>
          </table:table-cell>
          <table:table-cell/>
          <table:table-cell table:style-name="ce2" office:value-type="date" office:date-value="2020-05-19T22:51:19" calcext:value-type="date">
            <text:p>22:51 19.05.20</text:p>
          </table:table-cell>
          <table:table-cell table:number-columns-repeated="2" office:value-type="float" office:value="803" calcext:value-type="float">
            <text:p>80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4468" calcext:value-type="float">
            <text:p>8006446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617-1</text:p>
          </table:table-cell>
          <table:table-cell office:value-type="string" calcext:value-type="string">
            <text:p>TANTSUANSAMBEL SÕPRUS</text:p>
          </table:table-cell>
          <table:table-cell/>
          <table:table-cell table:style-name="ce2" office:value-type="date" office:date-value="2020-05-19T22:50:31.999999" calcext:value-type="date">
            <text:p>22:50 19.05.20</text:p>
          </table:table-cell>
          <table:table-cell table:number-columns-repeated="2" office:value-type="float" office:value="367" calcext:value-type="float">
            <text:p>36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4468" calcext:value-type="float">
            <text:p>8006446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616-1</text:p>
          </table:table-cell>
          <table:table-cell office:value-type="string" calcext:value-type="string">
            <text:p>TANTSUANSAMBEL SÕPRUS</text:p>
          </table:table-cell>
          <table:table-cell/>
          <table:table-cell table:style-name="ce2" office:value-type="date" office:date-value="2020-05-19T22:49:47" calcext:value-type="date">
            <text:p>22:49 19.05.20</text:p>
          </table:table-cell>
          <table:table-cell table:number-columns-repeated="2" office:value-type="float" office:value="708" calcext:value-type="float">
            <text:p>70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4468" calcext:value-type="float">
            <text:p>8006446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615-1</text:p>
          </table:table-cell>
          <table:table-cell office:value-type="string" calcext:value-type="string">
            <text:p>Mittetulundusühing Jõgeva Kammerkoor</text:p>
          </table:table-cell>
          <table:table-cell/>
          <table:table-cell table:style-name="ce2" office:value-type="date" office:date-value="2020-05-19T22:36:49" calcext:value-type="date">
            <text:p>22:36 19.05.20</text:p>
          </table:table-cell>
          <table:table-cell table:number-columns-repeated="2" office:value-type="float" office:value="303" calcext:value-type="float">
            <text:p>30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32405" calcext:value-type="float">
            <text:p>80232405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614-1</text:p>
          </table:table-cell>
          <table:table-cell office:value-type="string" calcext:value-type="string">
            <text:p>Aegviidu Rahvamaja</text:p>
          </table:table-cell>
          <table:table-cell/>
          <table:table-cell table:style-name="ce2" office:value-type="date" office:date-value="2020-05-19T22:27:53" calcext:value-type="date">
            <text:p>22:27 19.05.20</text:p>
          </table:table-cell>
          <table:table-cell office:value-type="float" office:value="177" calcext:value-type="float">
            <text:p>177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6945" calcext:value-type="float">
            <text:p>75026945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613-1</text:p>
          </table:table-cell>
          <table:table-cell office:value-type="string" calcext:value-type="string">
            <text:p>Kehtna Vallavalitsus</text:p>
          </table:table-cell>
          <table:table-cell/>
          <table:table-cell table:style-name="ce2" office:value-type="date" office:date-value="2020-05-19T22:26:18" calcext:value-type="date">
            <text:p>22:26 19.05.20</text:p>
          </table:table-cell>
          <table:table-cell table:number-columns-repeated="2" office:value-type="float" office:value="399" calcext:value-type="float">
            <text:p>39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252" calcext:value-type="float">
            <text:p>7700025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612-1</text:p>
          </table:table-cell>
          <table:table-cell office:value-type="string" calcext:value-type="string">
            <text:p>Rahvakunstiselts Leigarid</text:p>
          </table:table-cell>
          <table:table-cell/>
          <table:table-cell table:style-name="ce2" office:value-type="date" office:date-value="2020-05-19T22:25:11" calcext:value-type="date">
            <text:p>22:25 19.05.20</text:p>
          </table:table-cell>
          <table:table-cell table:number-columns-repeated="2" office:value-type="float" office:value="1939" calcext:value-type="float">
            <text:p>1 93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97060" calcext:value-type="float">
            <text:p>80097060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611-1</text:p>
          </table:table-cell>
          <table:table-cell office:value-type="string" calcext:value-type="string">
            <text:p>TARTU NOORTEKOOR</text:p>
          </table:table-cell>
          <table:table-cell/>
          <table:table-cell table:style-name="ce2" office:value-type="date" office:date-value="2020-05-19T22:23:31" calcext:value-type="date">
            <text:p>22:23 19.05.20</text:p>
          </table:table-cell>
          <table:table-cell table:number-columns-repeated="2" office:value-type="float" office:value="730" calcext:value-type="float">
            <text:p>73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55478" calcext:value-type="float">
            <text:p>8015547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610-1</text:p>
          </table:table-cell>
          <table:table-cell office:value-type="string" calcext:value-type="string">
            <text:p>Kalevi Kammerkoor</text:p>
          </table:table-cell>
          <table:table-cell/>
          <table:table-cell table:style-name="ce2" office:value-type="date" office:date-value="2020-05-19T22:01:09" calcext:value-type="date">
            <text:p>22:01 19.05.20</text:p>
          </table:table-cell>
          <table:table-cell table:number-columns-repeated="2" office:value-type="float" office:value="86" calcext:value-type="float">
            <text:p>8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35085" calcext:value-type="float">
            <text:p>80135085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608-1</text:p>
          </table:table-cell>
          <table:table-cell office:value-type="string" calcext:value-type="string">
            <text:p>Kehtna Vallavalitsus</text:p>
          </table:table-cell>
          <table:table-cell/>
          <table:table-cell table:style-name="ce2" office:value-type="date" office:date-value="2020-05-19T21:56:15" calcext:value-type="date">
            <text:p>21:56 19.05.20</text:p>
          </table:table-cell>
          <table:table-cell table:number-columns-repeated="2" office:value-type="float" office:value="486" calcext:value-type="float">
            <text:p>48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252" calcext:value-type="float">
            <text:p>7700025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607-1</text:p>
          </table:table-cell>
          <table:table-cell office:value-type="string" calcext:value-type="string">
            <text:p>Rahvakultuuriselts Koidupuna</text:p>
          </table:table-cell>
          <table:table-cell/>
          <table:table-cell table:style-name="ce2" office:value-type="date" office:date-value="2020-05-19T21:43:09" calcext:value-type="date">
            <text:p>21:43 19.05.20</text:p>
          </table:table-cell>
          <table:table-cell office:value-type="float" office:value="1405" calcext:value-type="float">
            <text:p>1 405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2934" calcext:value-type="float">
            <text:p>80332934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606-1</text:p>
          </table:table-cell>
          <table:table-cell office:value-type="string" calcext:value-type="string">
            <text:p>Kanepi Seltsimaja</text:p>
          </table:table-cell>
          <table:table-cell/>
          <table:table-cell table:style-name="ce2" office:value-type="date" office:date-value="2020-05-19T21:40:49" calcext:value-type="date">
            <text:p>21:40 19.05.20</text:p>
          </table:table-cell>
          <table:table-cell table:number-columns-repeated="2" office:value-type="float" office:value="278" calcext:value-type="float">
            <text:p>27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1837" calcext:value-type="float">
            <text:p>75011837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605-1</text:p>
          </table:table-cell>
          <table:table-cell office:value-type="string" calcext:value-type="string">
            <text:p>Kanepi Seltsimaja</text:p>
          </table:table-cell>
          <table:table-cell/>
          <table:table-cell table:style-name="ce2" office:value-type="date" office:date-value="2020-05-19T21:40:08" calcext:value-type="date">
            <text:p>21:40 19.05.20</text:p>
          </table:table-cell>
          <table:table-cell table:number-columns-repeated="2" office:value-type="float" office:value="343" calcext:value-type="float">
            <text:p>34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1837" calcext:value-type="float">
            <text:p>75011837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604-1</text:p>
          </table:table-cell>
          <table:table-cell office:value-type="string" calcext:value-type="string">
            <text:p>Valgamaa Kutseõppekeskus</text:p>
          </table:table-cell>
          <table:table-cell/>
          <table:table-cell table:style-name="ce2" office:value-type="date" office:date-value="2020-05-19T21:39:30" calcext:value-type="date">
            <text:p>21:39 19.05.20</text:p>
          </table:table-cell>
          <table:table-cell table:number-columns-repeated="2" office:value-type="float" office:value="635" calcext:value-type="float">
            <text:p>63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0005571" calcext:value-type="float">
            <text:p>70005571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603-1</text:p>
          </table:table-cell>
          <table:table-cell office:value-type="string" calcext:value-type="string">
            <text:p>Kanepi Seltsimaja</text:p>
          </table:table-cell>
          <table:table-cell/>
          <table:table-cell table:style-name="ce2" office:value-type="date" office:date-value="2020-05-19T21:39:04" calcext:value-type="date">
            <text:p>21:39 19.05.20</text:p>
          </table:table-cell>
          <table:table-cell table:number-columns-repeated="2" office:value-type="float" office:value="343" calcext:value-type="float">
            <text:p>34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1837" calcext:value-type="float">
            <text:p>75011837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602-1</text:p>
          </table:table-cell>
          <table:table-cell office:value-type="string" calcext:value-type="string">
            <text:p>Aktsiaselts MAGNUM</text:p>
          </table:table-cell>
          <table:table-cell/>
          <table:table-cell table:style-name="ce2" office:value-type="date" office:date-value="2020-05-19T21:23:04" calcext:value-type="date">
            <text:p>21:23 19.05.20</text:p>
          </table:table-cell>
          <table:table-cell table:number-columns-repeated="2" office:value-type="float" office:value="1301" calcext:value-type="float">
            <text:p>1 30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371718" calcext:value-type="float">
            <text:p>1237171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601-1</text:p>
          </table:table-cell>
          <table:table-cell office:value-type="string" calcext:value-type="string">
            <text:p>Rahvakunstiselts Leigarid</text:p>
          </table:table-cell>
          <table:table-cell/>
          <table:table-cell table:style-name="ce2" office:value-type="date" office:date-value="2020-05-19T21:22:41" calcext:value-type="date">
            <text:p>21:22 19.05.20</text:p>
          </table:table-cell>
          <table:table-cell table:number-columns-repeated="2" office:value-type="float" office:value="2733" calcext:value-type="float">
            <text:p>2 73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97060" calcext:value-type="float">
            <text:p>80097060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600-1</text:p>
          </table:table-cell>
          <table:table-cell office:value-type="string" calcext:value-type="string">
            <text:p>Aruküla Kultuuriselts</text:p>
          </table:table-cell>
          <table:table-cell/>
          <table:table-cell table:style-name="ce2" office:value-type="date" office:date-value="2020-05-19T21:18:54" calcext:value-type="date">
            <text:p>21:18 19.05.20</text:p>
          </table:table-cell>
          <table:table-cell table:number-columns-repeated="2" office:value-type="float" office:value="222" calcext:value-type="float">
            <text:p>22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7480" calcext:value-type="float">
            <text:p>80057480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99-1</text:p>
          </table:table-cell>
          <table:table-cell office:value-type="string" calcext:value-type="string">
            <text:p>Eesti Evangeelse Luterliku Kiriku Kuressaare Laurentiuse Kogudus</text:p>
          </table:table-cell>
          <table:table-cell/>
          <table:table-cell table:style-name="ce2" office:value-type="date" office:date-value="2020-05-19T21:12:12" calcext:value-type="date">
            <text:p>21:12 19.05.20</text:p>
          </table:table-cell>
          <table:table-cell table:number-columns-repeated="2" office:value-type="float" office:value="973" calcext:value-type="float">
            <text:p>97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10912" calcext:value-type="float">
            <text:p>8021091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98-1</text:p>
          </table:table-cell>
          <table:table-cell office:value-type="string" calcext:value-type="string">
            <text:p>Aruküla Kultuuriselts</text:p>
          </table:table-cell>
          <table:table-cell/>
          <table:table-cell table:style-name="ce2" office:value-type="date" office:date-value="2020-05-19T20:55:57" calcext:value-type="date">
            <text:p>20:55 19.05.20</text:p>
          </table:table-cell>
          <table:table-cell table:number-columns-repeated="2" office:value-type="float" office:value="445" calcext:value-type="float">
            <text:p>44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7480" calcext:value-type="float">
            <text:p>80057480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97-1</text:p>
          </table:table-cell>
          <table:table-cell office:value-type="string" calcext:value-type="string">
            <text:p>Setomaa Vallavalitsus</text:p>
          </table:table-cell>
          <table:table-cell/>
          <table:table-cell table:style-name="ce2" office:value-type="date" office:date-value="2020-05-19T20:36:15" calcext:value-type="date">
            <text:p>20:36 19.05.20</text:p>
          </table:table-cell>
          <table:table-cell table:number-columns-repeated="2" office:value-type="float" office:value="427" calcext:value-type="float">
            <text:p>42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5041" calcext:value-type="float">
            <text:p>75025041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96-1</text:p>
          </table:table-cell>
          <table:table-cell office:value-type="string" calcext:value-type="string">
            <text:p>Mittetulundusühing EESTI TEADUSTE AKADEEMIA MEESKOOR</text:p>
          </table:table-cell>
          <table:table-cell/>
          <table:table-cell table:style-name="ce2" office:value-type="date" office:date-value="2020-05-19T20:19:32" calcext:value-type="date">
            <text:p>20:19 19.05.20</text:p>
          </table:table-cell>
          <table:table-cell table:number-columns-repeated="2" office:value-type="float" office:value="746" calcext:value-type="float">
            <text:p>74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1416" calcext:value-type="float">
            <text:p>80071416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95-1</text:p>
          </table:table-cell>
          <table:table-cell office:value-type="string" calcext:value-type="string">
            <text:p>Juuru Rahvamaja</text:p>
          </table:table-cell>
          <table:table-cell/>
          <table:table-cell table:style-name="ce2" office:value-type="date" office:date-value="2020-05-19T20:17:32" calcext:value-type="date">
            <text:p>20:17 19.05.20</text:p>
          </table:table-cell>
          <table:table-cell table:number-columns-repeated="2" office:value-type="float" office:value="168" calcext:value-type="float">
            <text:p>16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3912" calcext:value-type="float">
            <text:p>7502391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94-1</text:p>
          </table:table-cell>
          <table:table-cell office:value-type="string" calcext:value-type="string">
            <text:p>Juuru Rahvamaja</text:p>
          </table:table-cell>
          <table:table-cell/>
          <table:table-cell table:style-name="ce2" office:value-type="date" office:date-value="2020-05-19T19:55:55" calcext:value-type="date">
            <text:p>19:55 19.05.20</text:p>
          </table:table-cell>
          <table:table-cell table:number-columns-repeated="2" office:value-type="float" office:value="168" calcext:value-type="float">
            <text:p>16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3912" calcext:value-type="float">
            <text:p>7502391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93-1</text:p>
          </table:table-cell>
          <table:table-cell office:value-type="string" calcext:value-type="string">
            <text:p>Valjala Rahvamaja</text:p>
          </table:table-cell>
          <table:table-cell/>
          <table:table-cell table:style-name="ce2" office:value-type="date" office:date-value="2020-05-19T19:54:02" calcext:value-type="date">
            <text:p>19:54 19.05.20</text:p>
          </table:table-cell>
          <table:table-cell table:number-columns-repeated="2" office:value-type="float" office:value="158" calcext:value-type="float">
            <text:p>15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0687" calcext:value-type="float">
            <text:p>75020687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92-1</text:p>
          </table:table-cell>
          <table:table-cell office:value-type="string" calcext:value-type="string">
            <text:p>Kehtna Vallavalitsus</text:p>
          </table:table-cell>
          <table:table-cell/>
          <table:table-cell table:style-name="ce2" office:value-type="date" office:date-value="2020-05-19T19:52:54" calcext:value-type="date">
            <text:p>19:52 19.05.20</text:p>
          </table:table-cell>
          <table:table-cell table:number-columns-repeated="2" office:value-type="float" office:value="289" calcext:value-type="float">
            <text:p>28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252" calcext:value-type="float">
            <text:p>7700025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91-1</text:p>
          </table:table-cell>
          <table:table-cell office:value-type="string" calcext:value-type="string">
            <text:p>Kehtna Vallavalitsus</text:p>
          </table:table-cell>
          <table:table-cell/>
          <table:table-cell table:style-name="ce2" office:value-type="date" office:date-value="2020-05-19T19:42:49" calcext:value-type="date">
            <text:p>19:42 19.05.20</text:p>
          </table:table-cell>
          <table:table-cell table:number-columns-repeated="2" office:value-type="float" office:value="160" calcext:value-type="float">
            <text:p>1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252" calcext:value-type="float">
            <text:p>7700025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90-1</text:p>
          </table:table-cell>
          <table:table-cell office:value-type="string" calcext:value-type="string">
            <text:p>Oskar Lutsu Palamuse Gümnaasium</text:p>
          </table:table-cell>
          <table:table-cell/>
          <table:table-cell table:style-name="ce2" office:value-type="date" office:date-value="2020-05-19T19:38:36" calcext:value-type="date">
            <text:p>19:38 19.05.20</text:p>
          </table:table-cell>
          <table:table-cell table:number-columns-repeated="2" office:value-type="float" office:value="70" calcext:value-type="float">
            <text:p>7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3186" calcext:value-type="float">
            <text:p>75003186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89-1</text:p>
          </table:table-cell>
          <table:table-cell office:value-type="string" calcext:value-type="string">
            <text:p>Eesti Teaduste Akadeemia Naiskoor</text:p>
          </table:table-cell>
          <table:table-cell/>
          <table:table-cell table:style-name="ce2" office:value-type="date" office:date-value="2020-05-19T19:35:45" calcext:value-type="date">
            <text:p>19:35 19.05.20</text:p>
          </table:table-cell>
          <table:table-cell table:number-columns-repeated="2" office:value-type="float" office:value="224" calcext:value-type="float">
            <text:p>22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19577" calcext:value-type="float">
            <text:p>80119577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88-1</text:p>
          </table:table-cell>
          <table:table-cell office:value-type="string" calcext:value-type="string">
            <text:p>Valjala Rahvamaja</text:p>
          </table:table-cell>
          <table:table-cell/>
          <table:table-cell table:style-name="ce2" office:value-type="date" office:date-value="2020-05-19T19:32:44" calcext:value-type="date">
            <text:p>19:32 19.05.20</text:p>
          </table:table-cell>
          <table:table-cell table:number-columns-repeated="2" office:value-type="float" office:value="154" calcext:value-type="float">
            <text:p>15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0687" calcext:value-type="float">
            <text:p>75020687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87-1</text:p>
          </table:table-cell>
          <table:table-cell office:value-type="string" calcext:value-type="string">
            <text:p>Kehtna Vallavalitsus</text:p>
          </table:table-cell>
          <table:table-cell/>
          <table:table-cell table:style-name="ce2" office:value-type="date" office:date-value="2020-05-19T19:19:51" calcext:value-type="date">
            <text:p>19:19 19.05.20</text:p>
          </table:table-cell>
          <table:table-cell table:number-columns-repeated="2" office:value-type="float" office:value="369" calcext:value-type="float">
            <text:p>36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252" calcext:value-type="float">
            <text:p>7700025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86-1</text:p>
          </table:table-cell>
          <table:table-cell office:value-type="string" calcext:value-type="string">
            <text:p>Valjala Rahvamaja</text:p>
          </table:table-cell>
          <table:table-cell/>
          <table:table-cell table:style-name="ce2" office:value-type="date" office:date-value="2020-05-19T19:16:16" calcext:value-type="date">
            <text:p>19:16 19.05.20</text:p>
          </table:table-cell>
          <table:table-cell table:number-columns-repeated="2" office:value-type="float" office:value="163" calcext:value-type="float">
            <text:p>16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0687" calcext:value-type="float">
            <text:p>75020687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85-1</text:p>
          </table:table-cell>
          <table:table-cell office:value-type="string" calcext:value-type="string">
            <text:p>Kehtna Vallavalitsus</text:p>
          </table:table-cell>
          <table:table-cell/>
          <table:table-cell table:style-name="ce2" office:value-type="date" office:date-value="2020-05-19T19:10:53" calcext:value-type="date">
            <text:p>19:10 19.05.20</text:p>
          </table:table-cell>
          <table:table-cell table:number-columns-repeated="2" office:value-type="float" office:value="365" calcext:value-type="float">
            <text:p>36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252" calcext:value-type="float">
            <text:p>7700025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84-1</text:p>
          </table:table-cell>
          <table:table-cell office:value-type="string" calcext:value-type="string">
            <text:p>Kullamaa Osavalla Valitsus</text:p>
          </table:table-cell>
          <table:table-cell/>
          <table:table-cell table:style-name="ce2" office:value-type="date" office:date-value="2020-05-19T19:00:45" calcext:value-type="date">
            <text:p>19:00 19.05.20</text:p>
          </table:table-cell>
          <table:table-cell table:number-columns-repeated="2" office:value-type="float" office:value="412" calcext:value-type="float">
            <text:p>41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602" calcext:value-type="float">
            <text:p>7700060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83-1</text:p>
          </table:table-cell>
          <table:table-cell office:value-type="string" calcext:value-type="string">
            <text:p>Kehtna Vallavalitsus</text:p>
          </table:table-cell>
          <table:table-cell/>
          <table:table-cell table:style-name="ce2" office:value-type="date" office:date-value="2020-05-19T19:00:37" calcext:value-type="date">
            <text:p>19:00 19.05.20</text:p>
          </table:table-cell>
          <table:table-cell table:number-columns-repeated="2" office:value-type="float" office:value="280" calcext:value-type="float">
            <text:p>2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252" calcext:value-type="float">
            <text:p>7700025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82-1</text:p>
          </table:table-cell>
          <table:table-cell office:value-type="string" calcext:value-type="string">
            <text:p>Noarootsi Kool</text:p>
          </table:table-cell>
          <table:table-cell/>
          <table:table-cell table:style-name="ce2" office:value-type="date" office:date-value="2020-05-19T18:54:55" calcext:value-type="date">
            <text:p>18:54 19.05.20</text:p>
          </table:table-cell>
          <table:table-cell table:number-columns-repeated="2" office:value-type="float" office:value="135" calcext:value-type="float">
            <text:p>13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3569" calcext:value-type="float">
            <text:p>75013569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81-1</text:p>
          </table:table-cell>
          <table:table-cell office:value-type="string" calcext:value-type="string">
            <text:p>Aruküla Kultuuriselts</text:p>
          </table:table-cell>
          <table:table-cell/>
          <table:table-cell table:style-name="ce2" office:value-type="date" office:date-value="2020-05-19T18:50:47" calcext:value-type="date">
            <text:p>18:50 19.05.20</text:p>
          </table:table-cell>
          <table:table-cell table:number-columns-repeated="2" office:value-type="float" office:value="222" calcext:value-type="float">
            <text:p>22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7480" calcext:value-type="float">
            <text:p>80057480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80-1</text:p>
          </table:table-cell>
          <table:table-cell office:value-type="string" calcext:value-type="string">
            <text:p>Estonia Seltsi Segakoor</text:p>
          </table:table-cell>
          <table:table-cell/>
          <table:table-cell table:style-name="ce2" office:value-type="date" office:date-value="2020-05-19T18:34:35" calcext:value-type="date">
            <text:p>18:34 19.05.20</text:p>
          </table:table-cell>
          <table:table-cell table:number-columns-repeated="2" office:value-type="float" office:value="1826" calcext:value-type="float">
            <text:p>1 82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92068" calcext:value-type="float">
            <text:p>8009206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79-1</text:p>
          </table:table-cell>
          <table:table-cell office:value-type="string" calcext:value-type="string">
            <text:p>Aruküla Kultuuriselts</text:p>
          </table:table-cell>
          <table:table-cell/>
          <table:table-cell table:style-name="ce2" office:value-type="date" office:date-value="2020-05-19T18:32:21" calcext:value-type="date">
            <text:p>18:32 19.05.20</text:p>
          </table:table-cell>
          <table:table-cell table:number-columns-repeated="2" office:value-type="float" office:value="222" calcext:value-type="float">
            <text:p>22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7480" calcext:value-type="float">
            <text:p>80057480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78-1</text:p>
          </table:table-cell>
          <table:table-cell office:value-type="string" calcext:value-type="string">
            <text:p>Tallinna Tuletõrjeühing</text:p>
          </table:table-cell>
          <table:table-cell/>
          <table:table-cell table:style-name="ce2" office:value-type="date" office:date-value="2020-05-19T18:24:18" calcext:value-type="date">
            <text:p>18:24 19.05.20</text:p>
          </table:table-cell>
          <table:table-cell table:number-columns-repeated="2" office:value-type="float" office:value="961" calcext:value-type="float">
            <text:p>96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31115" calcext:value-type="float">
            <text:p>80031115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77-1</text:p>
          </table:table-cell>
          <table:table-cell office:value-type="string" calcext:value-type="string">
            <text:p>Tallinna Rahvaülikool</text:p>
          </table:table-cell>
          <table:table-cell/>
          <table:table-cell table:style-name="ce2" office:value-type="date" office:date-value="2020-05-19T18:19:38" calcext:value-type="date">
            <text:p>18:19 19.05.20</text:p>
          </table:table-cell>
          <table:table-cell table:number-columns-repeated="2" office:value-type="float" office:value="188" calcext:value-type="float">
            <text:p>18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6208" calcext:value-type="float">
            <text:p>7501620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76-1</text:p>
          </table:table-cell>
          <table:table-cell office:value-type="string" calcext:value-type="string">
            <text:p>Pärnu Vabakooli Selts</text:p>
          </table:table-cell>
          <table:table-cell/>
          <table:table-cell table:style-name="ce2" office:value-type="date" office:date-value="2020-05-19T18:10:17" calcext:value-type="date">
            <text:p>18:10 19.05.20</text:p>
          </table:table-cell>
          <table:table-cell table:number-columns-repeated="2" office:value-type="float" office:value="211" calcext:value-type="float">
            <text:p>21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02384" calcext:value-type="float">
            <text:p>80002384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75-1</text:p>
          </table:table-cell>
          <table:table-cell office:value-type="string" calcext:value-type="string">
            <text:p>Türi Kultuurikeskus</text:p>
          </table:table-cell>
          <table:table-cell/>
          <table:table-cell table:style-name="ce2" office:value-type="date" office:date-value="2020-05-19T17:43:56" calcext:value-type="date">
            <text:p>17:43 19.05.20</text:p>
          </table:table-cell>
          <table:table-cell table:number-columns-repeated="2" office:value-type="float" office:value="243" calcext:value-type="float">
            <text:p>24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6368" calcext:value-type="float">
            <text:p>7500636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74-1</text:p>
          </table:table-cell>
          <table:table-cell office:value-type="string" calcext:value-type="string">
            <text:p>Lindi Lasteaed-Algkool</text:p>
          </table:table-cell>
          <table:table-cell/>
          <table:table-cell table:style-name="ce2" office:value-type="date" office:date-value="2020-05-19T17:35:52" calcext:value-type="date">
            <text:p>17:35 19.05.20</text:p>
          </table:table-cell>
          <table:table-cell table:number-columns-repeated="2" office:value-type="float" office:value="253" calcext:value-type="float">
            <text:p>25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4327" calcext:value-type="float">
            <text:p>75014327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73-1</text:p>
          </table:table-cell>
          <table:table-cell office:value-type="string" calcext:value-type="string">
            <text:p>Türi Kultuurikeskus</text:p>
          </table:table-cell>
          <table:table-cell/>
          <table:table-cell table:style-name="ce2" office:value-type="date" office:date-value="2020-05-19T17:25:59" calcext:value-type="date">
            <text:p>17:25 19.05.20</text:p>
          </table:table-cell>
          <table:table-cell office:value-type="float" office:value="270" calcext:value-type="float">
            <text:p>27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6368" calcext:value-type="float">
            <text:p>7500636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72-1</text:p>
          </table:table-cell>
          <table:table-cell office:value-type="string" calcext:value-type="string">
            <text:p>Türi Kultuurikeskus</text:p>
          </table:table-cell>
          <table:table-cell/>
          <table:table-cell table:style-name="ce2" office:value-type="date" office:date-value="2020-05-19T17:23:02" calcext:value-type="date">
            <text:p>17:23 19.05.20</text:p>
          </table:table-cell>
          <table:table-cell table:number-columns-repeated="2" office:value-type="float" office:value="259" calcext:value-type="float">
            <text:p>25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6368" calcext:value-type="float">
            <text:p>7500636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71-1</text:p>
          </table:table-cell>
          <table:table-cell office:value-type="string" calcext:value-type="string">
            <text:p>Türi Kultuurikeskus</text:p>
          </table:table-cell>
          <table:table-cell/>
          <table:table-cell table:style-name="ce2" office:value-type="date" office:date-value="2020-05-19T17:13:12.000001" calcext:value-type="date">
            <text:p>17:13 19.05.20</text:p>
          </table:table-cell>
          <table:table-cell table:number-columns-repeated="2" office:value-type="float" office:value="64" calcext:value-type="float">
            <text:p>6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6368" calcext:value-type="float">
            <text:p>7500636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70-1</text:p>
          </table:table-cell>
          <table:table-cell office:value-type="string" calcext:value-type="string">
            <text:p>Türi Kultuurikeskus</text:p>
          </table:table-cell>
          <table:table-cell/>
          <table:table-cell table:style-name="ce2" office:value-type="date" office:date-value="2020-05-19T17:10:41" calcext:value-type="date">
            <text:p>17:10 19.05.20</text:p>
          </table:table-cell>
          <table:table-cell table:number-columns-repeated="2" office:value-type="float" office:value="71" calcext:value-type="float">
            <text:p>7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6368" calcext:value-type="float">
            <text:p>7500636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69-1</text:p>
          </table:table-cell>
          <table:table-cell office:value-type="string" calcext:value-type="string">
            <text:p>Türi Kultuurikeskus</text:p>
          </table:table-cell>
          <table:table-cell/>
          <table:table-cell table:style-name="ce2" office:value-type="date" office:date-value="2020-05-19T17:08:17.000001" calcext:value-type="date">
            <text:p>17:08 19.05.20</text:p>
          </table:table-cell>
          <table:table-cell table:number-columns-repeated="2" office:value-type="float" office:value="121" calcext:value-type="float">
            <text:p>12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6368" calcext:value-type="float">
            <text:p>7500636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68-1</text:p>
          </table:table-cell>
          <table:table-cell office:value-type="string" calcext:value-type="string">
            <text:p>Türi Kultuurikeskus</text:p>
          </table:table-cell>
          <table:table-cell/>
          <table:table-cell table:style-name="ce2" office:value-type="date" office:date-value="2020-05-19T17:01:23" calcext:value-type="date">
            <text:p>17:01 19.05.20</text:p>
          </table:table-cell>
          <table:table-cell table:number-columns-repeated="2" office:value-type="float" office:value="273" calcext:value-type="float">
            <text:p>27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6368" calcext:value-type="float">
            <text:p>7500636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67-1</text:p>
          </table:table-cell>
          <table:table-cell office:value-type="string" calcext:value-type="string">
            <text:p>Türi Kultuurikeskus</text:p>
          </table:table-cell>
          <table:table-cell/>
          <table:table-cell table:style-name="ce2" office:value-type="date" office:date-value="2020-05-19T16:55:38" calcext:value-type="date">
            <text:p>16:55 19.05.20</text:p>
          </table:table-cell>
          <table:table-cell table:number-columns-repeated="2" office:value-type="float" office:value="239" calcext:value-type="float">
            <text:p>23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6368" calcext:value-type="float">
            <text:p>7500636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66-1</text:p>
          </table:table-cell>
          <table:table-cell office:value-type="string" calcext:value-type="string">
            <text:p>Kammernaiskoor Sireen</text:p>
          </table:table-cell>
          <table:table-cell/>
          <table:table-cell table:style-name="ce2" office:value-type="date" office:date-value="2020-05-19T16:32:18" calcext:value-type="date">
            <text:p>16:32 19.05.20</text:p>
          </table:table-cell>
          <table:table-cell table:number-columns-repeated="2" office:value-type="float" office:value="501" calcext:value-type="float">
            <text:p>50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7628" calcext:value-type="float">
            <text:p>8034762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65-1</text:p>
          </table:table-cell>
          <table:table-cell office:value-type="string" calcext:value-type="string">
            <text:p>Reola Kultuurimaja</text:p>
          </table:table-cell>
          <table:table-cell/>
          <table:table-cell table:style-name="ce2" office:value-type="date" office:date-value="2020-05-19T16:29:07" calcext:value-type="date">
            <text:p>16:29 19.05.20</text:p>
          </table:table-cell>
          <table:table-cell table:number-columns-repeated="2" office:value-type="float" office:value="281" calcext:value-type="float">
            <text:p>28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7511" calcext:value-type="float">
            <text:p>75007511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64-1</text:p>
          </table:table-cell>
          <table:table-cell office:value-type="string" calcext:value-type="string">
            <text:p>Reola Kultuurimaja</text:p>
          </table:table-cell>
          <table:table-cell/>
          <table:table-cell table:style-name="ce2" office:value-type="date" office:date-value="2020-05-19T15:56:59" calcext:value-type="date">
            <text:p>15:56 19.05.20</text:p>
          </table:table-cell>
          <table:table-cell table:number-columns-repeated="2" office:value-type="float" office:value="533" calcext:value-type="float">
            <text:p>53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7511" calcext:value-type="float">
            <text:p>75007511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63-1</text:p>
          </table:table-cell>
          <table:table-cell office:value-type="string" calcext:value-type="string">
            <text:p>Tantsuselts Sõleke</text:p>
          </table:table-cell>
          <table:table-cell/>
          <table:table-cell table:style-name="ce2" office:value-type="date" office:date-value="2020-05-19T14:43:13" calcext:value-type="date">
            <text:p>14:43 19.05.20</text:p>
          </table:table-cell>
          <table:table-cell table:number-columns-repeated="2" office:value-type="float" office:value="713" calcext:value-type="float">
            <text:p>71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55582" calcext:value-type="float">
            <text:p>8025558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62-1</text:p>
          </table:table-cell>
          <table:table-cell office:value-type="string" calcext:value-type="string">
            <text:p>Mittetulundusühing Raadio Laste Laulustuudio</text:p>
          </table:table-cell>
          <table:table-cell/>
          <table:table-cell table:style-name="ce2" office:value-type="date" office:date-value="2020-05-19T14:38:57" calcext:value-type="date">
            <text:p>14:38 19.05.20</text:p>
          </table:table-cell>
          <table:table-cell table:number-columns-repeated="2" office:value-type="float" office:value="2279" calcext:value-type="float">
            <text:p>2 27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68538" calcext:value-type="float">
            <text:p>8026853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61-1</text:p>
          </table:table-cell>
          <table:table-cell office:value-type="string" calcext:value-type="string">
            <text:p>Mittetulundusühing Raadio Laste Laulustuudio</text:p>
          </table:table-cell>
          <table:table-cell/>
          <table:table-cell table:style-name="ce2" office:value-type="date" office:date-value="2020-05-19T14:26:01" calcext:value-type="date">
            <text:p>14:26 19.05.20</text:p>
          </table:table-cell>
          <table:table-cell table:number-columns-repeated="2" office:value-type="float" office:value="3520" calcext:value-type="float">
            <text:p>3 5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68538" calcext:value-type="float">
            <text:p>8026853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57-1</text:p>
          </table:table-cell>
          <table:table-cell office:value-type="string" calcext:value-type="string">
            <text:p>Mittetulundusühing Raadio Laste Laulustuudio</text:p>
          </table:table-cell>
          <table:table-cell/>
          <table:table-cell table:style-name="ce2" office:value-type="date" office:date-value="2020-05-19T14:05:42" calcext:value-type="date">
            <text:p>14:05 19.05.20</text:p>
          </table:table-cell>
          <table:table-cell table:number-columns-repeated="2" office:value-type="float" office:value="1904" calcext:value-type="float">
            <text:p>1 90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68538" calcext:value-type="float">
            <text:p>8026853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56-1</text:p>
          </table:table-cell>
          <table:table-cell office:value-type="string" calcext:value-type="string">
            <text:p>Lääneranna Vallavalitsus</text:p>
          </table:table-cell>
          <table:table-cell/>
          <table:table-cell table:style-name="ce2" office:value-type="date" office:date-value="2020-05-19T14:04:26" calcext:value-type="date">
            <text:p>14:04 19.05.20</text:p>
          </table:table-cell>
          <table:table-cell table:number-columns-repeated="2" office:value-type="float" office:value="187" calcext:value-type="float">
            <text:p>18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298" calcext:value-type="float">
            <text:p>7700029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55-1</text:p>
          </table:table-cell>
          <table:table-cell office:value-type="string" calcext:value-type="string">
            <text:p>Lääneranna Vallavalitsus</text:p>
          </table:table-cell>
          <table:table-cell/>
          <table:table-cell table:style-name="ce2" office:value-type="date" office:date-value="2020-05-19T14:04:09.000001" calcext:value-type="date">
            <text:p>14:04 19.05.20</text:p>
          </table:table-cell>
          <table:table-cell table:number-columns-repeated="2" office:value-type="float" office:value="252" calcext:value-type="float">
            <text:p>25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298" calcext:value-type="float">
            <text:p>7700029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54-1</text:p>
          </table:table-cell>
          <table:table-cell office:value-type="string" calcext:value-type="string">
            <text:p>Lääneranna Vallavalitsus</text:p>
          </table:table-cell>
          <table:table-cell/>
          <table:table-cell table:style-name="ce2" office:value-type="date" office:date-value="2020-05-19T14:03:38" calcext:value-type="date">
            <text:p>14:03 19.05.20</text:p>
          </table:table-cell>
          <table:table-cell table:number-columns-repeated="2" office:value-type="float" office:value="224" calcext:value-type="float">
            <text:p>22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298" calcext:value-type="float">
            <text:p>7700029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53-1</text:p>
          </table:table-cell>
          <table:table-cell office:value-type="string" calcext:value-type="string">
            <text:p>Lääneranna Vallavalitsus</text:p>
          </table:table-cell>
          <table:table-cell/>
          <table:table-cell table:style-name="ce2" office:value-type="date" office:date-value="2020-05-19T14:03:01" calcext:value-type="date">
            <text:p>14:03 19.05.20</text:p>
          </table:table-cell>
          <table:table-cell table:number-columns-repeated="2" office:value-type="float" office:value="325" calcext:value-type="float">
            <text:p>32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298" calcext:value-type="float">
            <text:p>7700029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52-1</text:p>
          </table:table-cell>
          <table:table-cell office:value-type="string" calcext:value-type="string">
            <text:p>Lääneranna Vallavalitsus</text:p>
          </table:table-cell>
          <table:table-cell/>
          <table:table-cell table:style-name="ce2" office:value-type="date" office:date-value="2020-05-19T14:01:40" calcext:value-type="date">
            <text:p>14:01 19.05.20</text:p>
          </table:table-cell>
          <table:table-cell table:number-columns-repeated="2" office:value-type="float" office:value="375" calcext:value-type="float">
            <text:p>37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298" calcext:value-type="float">
            <text:p>7700029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51-1</text:p>
          </table:table-cell>
          <table:table-cell office:value-type="string" calcext:value-type="string">
            <text:p>Eesti Rahvusringhääling</text:p>
          </table:table-cell>
          <table:table-cell/>
          <table:table-cell table:style-name="ce2" office:value-type="date" office:date-value="2020-05-19T13:42:04" calcext:value-type="date">
            <text:p>13:42 19.05.20</text:p>
          </table:table-cell>
          <table:table-cell table:number-columns-repeated="2" office:value-type="float" office:value="806" calcext:value-type="float">
            <text:p>80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4002322" calcext:value-type="float">
            <text:p>7400232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49-1</text:p>
          </table:table-cell>
          <table:table-cell office:value-type="string" calcext:value-type="string">
            <text:p>Nõmme Kultuurikeskus</text:p>
          </table:table-cell>
          <table:table-cell/>
          <table:table-cell table:style-name="ce2" office:value-type="date" office:date-value="2020-05-19T13:26:09" calcext:value-type="date">
            <text:p>13:26 19.05.20</text:p>
          </table:table-cell>
          <table:table-cell table:number-columns-repeated="2" office:value-type="float" office:value="347" calcext:value-type="float">
            <text:p>34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6036" calcext:value-type="float">
            <text:p>75016036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48-1</text:p>
          </table:table-cell>
          <table:table-cell office:value-type="string" calcext:value-type="string">
            <text:p>Häädemeeste Vallavalitsus</text:p>
          </table:table-cell>
          <table:table-cell/>
          <table:table-cell table:style-name="ce2" office:value-type="date" office:date-value="2020-05-19T13:05:19" calcext:value-type="date">
            <text:p>13:05 19.05.20</text:p>
          </table:table-cell>
          <table:table-cell table:number-columns-repeated="2" office:value-type="float" office:value="379" calcext:value-type="float">
            <text:p>37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269" calcext:value-type="float">
            <text:p>77000269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47-1</text:p>
          </table:table-cell>
          <table:table-cell office:value-type="string" calcext:value-type="string">
            <text:p>Häädemeeste Vallavalitsus</text:p>
          </table:table-cell>
          <table:table-cell/>
          <table:table-cell table:style-name="ce2" office:value-type="date" office:date-value="2020-05-19T12:58:22" calcext:value-type="date">
            <text:p>12:58 19.05.20</text:p>
          </table:table-cell>
          <table:table-cell office:value-type="float" office:value="382" calcext:value-type="float">
            <text:p>382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269" calcext:value-type="float">
            <text:p>77000269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46-1</text:p>
          </table:table-cell>
          <table:table-cell office:value-type="string" calcext:value-type="string">
            <text:p>Mittetulundusühing Raadio Laste Laulustuudio</text:p>
          </table:table-cell>
          <table:table-cell/>
          <table:table-cell table:style-name="ce2" office:value-type="date" office:date-value="2020-05-19T12:24:29" calcext:value-type="date">
            <text:p>12:24 19.05.20</text:p>
          </table:table-cell>
          <table:table-cell table:number-columns-repeated="2" office:value-type="float" office:value="991" calcext:value-type="float">
            <text:p>99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68538" calcext:value-type="float">
            <text:p>8026853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45-1</text:p>
          </table:table-cell>
          <table:table-cell office:value-type="string" calcext:value-type="string">
            <text:p>Tallinna Salme Kultuurikeskus</text:p>
          </table:table-cell>
          <table:table-cell/>
          <table:table-cell table:style-name="ce2" office:value-type="date" office:date-value="2020-05-19T12:18:05" calcext:value-type="date">
            <text:p>12:18 19.05.20</text:p>
          </table:table-cell>
          <table:table-cell table:number-columns-repeated="2" office:value-type="float" office:value="416" calcext:value-type="float">
            <text:p>41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6119" calcext:value-type="float">
            <text:p>75016119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44-1</text:p>
          </table:table-cell>
          <table:table-cell office:value-type="string" calcext:value-type="string">
            <text:p>Ühendus Haeska külaselts</text:p>
          </table:table-cell>
          <table:table-cell/>
          <table:table-cell table:style-name="ce2" office:value-type="date" office:date-value="2020-05-19T12:08:05" calcext:value-type="date">
            <text:p>12:08 19.05.20</text:p>
          </table:table-cell>
          <table:table-cell table:number-columns-repeated="2" office:value-type="float" office:value="350" calcext:value-type="float">
            <text:p>3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23780" calcext:value-type="float">
            <text:p>80123780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43-1</text:p>
          </table:table-cell>
          <table:table-cell office:value-type="string" calcext:value-type="string">
            <text:p>Kullamaa Osavalla Valitsus</text:p>
          </table:table-cell>
          <table:table-cell/>
          <table:table-cell table:style-name="ce2" office:value-type="date" office:date-value="2020-05-19T11:44:22" calcext:value-type="date">
            <text:p>11:44 19.05.20</text:p>
          </table:table-cell>
          <table:table-cell table:number-columns-repeated="2" office:value-type="float" office:value="236" calcext:value-type="float">
            <text:p>23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602" calcext:value-type="float">
            <text:p>7700060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42-1</text:p>
          </table:table-cell>
          <table:table-cell office:value-type="string" calcext:value-type="string">
            <text:p>Kullamaa Osavalla Valitsus</text:p>
          </table:table-cell>
          <table:table-cell/>
          <table:table-cell table:style-name="ce2" office:value-type="date" office:date-value="2020-05-19T11:35:00" calcext:value-type="date">
            <text:p>11:35 19.05.20</text:p>
          </table:table-cell>
          <table:table-cell table:number-columns-repeated="2" office:value-type="float" office:value="412" calcext:value-type="float">
            <text:p>41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602" calcext:value-type="float">
            <text:p>7700060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41-1</text:p>
          </table:table-cell>
          <table:table-cell office:value-type="string" calcext:value-type="string">
            <text:p>Oskar Lutsu Palamuse Gümnaasium</text:p>
          </table:table-cell>
          <table:table-cell/>
          <table:table-cell table:style-name="ce2" office:value-type="date" office:date-value="2020-05-19T11:31:47" calcext:value-type="date">
            <text:p>11:31 19.05.20</text:p>
          </table:table-cell>
          <table:table-cell table:number-columns-repeated="2" office:value-type="float" office:value="89" calcext:value-type="float">
            <text:p>8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3186" calcext:value-type="float">
            <text:p>75003186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40-1</text:p>
          </table:table-cell>
          <table:table-cell office:value-type="string" calcext:value-type="string">
            <text:p>TANTSUANSAMBEL SÕPRUS</text:p>
          </table:table-cell>
          <table:table-cell/>
          <table:table-cell table:style-name="ce2" office:value-type="date" office:date-value="2020-05-19T11:25:38" calcext:value-type="date">
            <text:p>11:25 19.05.20</text:p>
          </table:table-cell>
          <table:table-cell table:number-columns-repeated="2" office:value-type="float" office:value="803" calcext:value-type="float">
            <text:p>80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4468" calcext:value-type="float">
            <text:p>8006446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39-1</text:p>
          </table:table-cell>
          <table:table-cell office:value-type="string" calcext:value-type="string">
            <text:p>Oskar Lutsu Palamuse Gümnaasium</text:p>
          </table:table-cell>
          <table:table-cell/>
          <table:table-cell table:style-name="ce2" office:value-type="date" office:date-value="2020-05-19T11:23:59" calcext:value-type="date">
            <text:p>11:23 19.05.20</text:p>
          </table:table-cell>
          <table:table-cell table:number-columns-repeated="2" office:value-type="float" office:value="70" calcext:value-type="float">
            <text:p>7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3186" calcext:value-type="float">
            <text:p>75003186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38-1</text:p>
          </table:table-cell>
          <table:table-cell office:value-type="string" calcext:value-type="string">
            <text:p>Rahvatantsurühm Tuurit-Tuurit</text:p>
          </table:table-cell>
          <table:table-cell/>
          <table:table-cell table:style-name="ce2" office:value-type="date" office:date-value="2020-05-19T11:18:54" calcext:value-type="date">
            <text:p>11:18 19.05.20</text:p>
          </table:table-cell>
          <table:table-cell office:value-type="float" office:value="642" calcext:value-type="float">
            <text:p>642,00</text:p>
          </table:table-cell>
          <table:table-cell office:value-type="float" office:value="442" calcext:value-type="float">
            <text:p>44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67272" calcext:value-type="float">
            <text:p>8026727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37-1</text:p>
          </table:table-cell>
          <table:table-cell office:value-type="string" calcext:value-type="string">
            <text:p>Kehtna Vallavalitsus</text:p>
          </table:table-cell>
          <table:table-cell/>
          <table:table-cell table:style-name="ce2" office:value-type="date" office:date-value="2020-05-19T11:17:49.000001" calcext:value-type="date">
            <text:p>11:17 19.05.20</text:p>
          </table:table-cell>
          <table:table-cell table:number-columns-repeated="2" office:value-type="float" office:value="210" calcext:value-type="float">
            <text:p>21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252" calcext:value-type="float">
            <text:p>7700025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36-1</text:p>
          </table:table-cell>
          <table:table-cell office:value-type="string" calcext:value-type="string">
            <text:p>Lasteekraani Muusikastuudio</text:p>
          </table:table-cell>
          <table:table-cell/>
          <table:table-cell table:style-name="ce2" office:value-type="date" office:date-value="2020-05-19T11:11:11.000001" calcext:value-type="date">
            <text:p>11:11 19.05.20</text:p>
          </table:table-cell>
          <table:table-cell table:number-columns-repeated="2" office:value-type="float" office:value="1540" calcext:value-type="float">
            <text:p>1 5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17598" calcext:value-type="float">
            <text:p>8001759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35-1</text:p>
          </table:table-cell>
          <table:table-cell office:value-type="string" calcext:value-type="string">
            <text:p>Lauluselts Endla</text:p>
          </table:table-cell>
          <table:table-cell/>
          <table:table-cell table:style-name="ce2" office:value-type="date" office:date-value="2020-05-19T10:54:52.999999" calcext:value-type="date">
            <text:p>10:54 19.05.20</text:p>
          </table:table-cell>
          <table:table-cell table:number-columns-repeated="2" office:value-type="float" office:value="816" calcext:value-type="float">
            <text:p>81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3958" calcext:value-type="float">
            <text:p>8007395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34-1</text:p>
          </table:table-cell>
          <table:table-cell office:value-type="string" calcext:value-type="string">
            <text:p>Vinni-Pajusti Gümnaasium</text:p>
          </table:table-cell>
          <table:table-cell/>
          <table:table-cell table:style-name="ce2" office:value-type="date" office:date-value="2020-05-19T10:51:37" calcext:value-type="date">
            <text:p>10:51 19.05.20</text:p>
          </table:table-cell>
          <table:table-cell office:value-type="float" office:value="716" calcext:value-type="float">
            <text:p>716,00</text:p>
          </table:table-cell>
          <table:table-cell office:value-type="float" office:value="547" calcext:value-type="float">
            <text:p>54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8752" calcext:value-type="float">
            <text:p>7500875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33-1</text:p>
          </table:table-cell>
          <table:table-cell office:value-type="string" calcext:value-type="string">
            <text:p>Noarootsi Kool</text:p>
          </table:table-cell>
          <table:table-cell/>
          <table:table-cell table:style-name="ce2" office:value-type="date" office:date-value="2020-05-19T10:12:17" calcext:value-type="date">
            <text:p>10:12 19.05.20</text:p>
          </table:table-cell>
          <table:table-cell table:number-columns-repeated="2" office:value-type="float" office:value="71" calcext:value-type="float">
            <text:p>7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3569" calcext:value-type="float">
            <text:p>75013569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32-1</text:p>
          </table:table-cell>
          <table:table-cell office:value-type="string" calcext:value-type="string">
            <text:p>Aegviidu Rahvamaja</text:p>
          </table:table-cell>
          <table:table-cell/>
          <table:table-cell table:style-name="ce2" office:value-type="date" office:date-value="2020-05-19T10:10:46" calcext:value-type="date">
            <text:p>10:10 19.05.20</text:p>
          </table:table-cell>
          <table:table-cell office:value-type="float" office:value="177" calcext:value-type="float">
            <text:p>177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6945" calcext:value-type="float">
            <text:p>75026945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31-1</text:p>
          </table:table-cell>
          <table:table-cell office:value-type="string" calcext:value-type="string">
            <text:p>Järva Vallavalitsus</text:p>
          </table:table-cell>
          <table:table-cell/>
          <table:table-cell table:style-name="ce2" office:value-type="date" office:date-value="2020-05-19T10:00:25" calcext:value-type="date">
            <text:p>10:00 19.05.20</text:p>
          </table:table-cell>
          <table:table-cell table:number-columns-repeated="2" office:value-type="float" office:value="233" calcext:value-type="float">
            <text:p>23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335" calcext:value-type="float">
            <text:p>77000335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30-1</text:p>
          </table:table-cell>
          <table:table-cell office:value-type="string" calcext:value-type="string">
            <text:p>Järva Vallavalitsus</text:p>
          </table:table-cell>
          <table:table-cell/>
          <table:table-cell table:style-name="ce2" office:value-type="date" office:date-value="2020-05-19T09:41:50" calcext:value-type="date">
            <text:p>09:41 19.05.20</text:p>
          </table:table-cell>
          <table:table-cell table:number-columns-repeated="2" office:value-type="float" office:value="217" calcext:value-type="float">
            <text:p>21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335" calcext:value-type="float">
            <text:p>77000335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29-1</text:p>
          </table:table-cell>
          <table:table-cell office:value-type="string" calcext:value-type="string">
            <text:p>Tallinna Õismäe Gümnaasium</text:p>
          </table:table-cell>
          <table:table-cell/>
          <table:table-cell table:style-name="ce2" office:value-type="date" office:date-value="2020-05-19T09:23:16" calcext:value-type="date">
            <text:p>09:23 19.05.20</text:p>
          </table:table-cell>
          <table:table-cell table:number-columns-repeated="2" office:value-type="float" office:value="116" calcext:value-type="float">
            <text:p>11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9129" calcext:value-type="float">
            <text:p>75019129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28-1</text:p>
          </table:table-cell>
          <table:table-cell office:value-type="string" calcext:value-type="string">
            <text:p>Järva Vallavalitsus</text:p>
          </table:table-cell>
          <table:table-cell/>
          <table:table-cell table:style-name="ce2" office:value-type="date" office:date-value="2020-05-19T09:22:11" calcext:value-type="date">
            <text:p>09:22 19.05.20</text:p>
          </table:table-cell>
          <table:table-cell table:number-columns-repeated="2" office:value-type="float" office:value="130" calcext:value-type="float">
            <text:p>13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335" calcext:value-type="float">
            <text:p>77000335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27-1</text:p>
          </table:table-cell>
          <table:table-cell office:value-type="string" calcext:value-type="string">
            <text:p>Mittetulundusühing Uppsar</text:p>
          </table:table-cell>
          <table:table-cell/>
          <table:table-cell table:style-name="ce2" office:value-type="date" office:date-value="2020-05-19T09:13:48" calcext:value-type="date">
            <text:p>09:13 19.05.20</text:p>
          </table:table-cell>
          <table:table-cell table:number-columns-repeated="2" office:value-type="float" office:value="946" calcext:value-type="float">
            <text:p>94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4698" calcext:value-type="float">
            <text:p>8031469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26-1</text:p>
          </table:table-cell>
          <table:table-cell office:value-type="string" calcext:value-type="string">
            <text:p>Põltsamaa Kultuurikeskus</text:p>
          </table:table-cell>
          <table:table-cell/>
          <table:table-cell table:style-name="ce2" office:value-type="date" office:date-value="2020-05-18T20:27:41.000001" calcext:value-type="date">
            <text:p>20:27 18.05.20</text:p>
          </table:table-cell>
          <table:table-cell table:number-columns-repeated="2" office:value-type="float" office:value="487" calcext:value-type="float">
            <text:p>48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3068" calcext:value-type="float">
            <text:p>7500306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25-1</text:p>
          </table:table-cell>
          <table:table-cell office:value-type="string" calcext:value-type="string">
            <text:p>Põltsamaa Kultuurikeskus</text:p>
          </table:table-cell>
          <table:table-cell/>
          <table:table-cell table:style-name="ce2" office:value-type="date" office:date-value="2020-05-18T20:17:43" calcext:value-type="date">
            <text:p>20:17 18.05.20</text:p>
          </table:table-cell>
          <table:table-cell table:number-columns-repeated="2" office:value-type="float" office:value="356" calcext:value-type="float">
            <text:p>35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3068" calcext:value-type="float">
            <text:p>7500306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24-1</text:p>
          </table:table-cell>
          <table:table-cell office:value-type="string" calcext:value-type="string">
            <text:p>Põltsamaa Kultuurikeskus</text:p>
          </table:table-cell>
          <table:table-cell/>
          <table:table-cell table:style-name="ce2" office:value-type="date" office:date-value="2020-05-18T20:09:24" calcext:value-type="date">
            <text:p>20:09 18.05.20</text:p>
          </table:table-cell>
          <table:table-cell table:number-columns-repeated="2" office:value-type="float" office:value="375" calcext:value-type="float">
            <text:p>37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3068" calcext:value-type="float">
            <text:p>7500306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23-1</text:p>
          </table:table-cell>
          <table:table-cell office:value-type="string" calcext:value-type="string">
            <text:p>Kuimetsa Rahvamaja</text:p>
          </table:table-cell>
          <table:table-cell/>
          <table:table-cell table:style-name="ce2" office:value-type="date" office:date-value="2020-05-18T20:08:18" calcext:value-type="date">
            <text:p>20:08 18.05.20</text:p>
          </table:table-cell>
          <table:table-cell table:number-columns-repeated="2" office:value-type="float" office:value="169" calcext:value-type="float">
            <text:p>16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5348" calcext:value-type="float">
            <text:p>7502534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22-1</text:p>
          </table:table-cell>
          <table:table-cell office:value-type="string" calcext:value-type="string">
            <text:p>Põltsamaa Kultuurikeskus</text:p>
          </table:table-cell>
          <table:table-cell/>
          <table:table-cell table:style-name="ce2" office:value-type="date" office:date-value="2020-05-18T20:04:35" calcext:value-type="date">
            <text:p>20:04 18.05.20</text:p>
          </table:table-cell>
          <table:table-cell table:number-columns-repeated="2" office:value-type="float" office:value="375" calcext:value-type="float">
            <text:p>37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3068" calcext:value-type="float">
            <text:p>7500306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21-1</text:p>
          </table:table-cell>
          <table:table-cell office:value-type="string" calcext:value-type="string">
            <text:p>Põltsamaa Kultuurikeskus</text:p>
          </table:table-cell>
          <table:table-cell/>
          <table:table-cell table:style-name="ce2" office:value-type="date" office:date-value="2020-05-18T19:59:20" calcext:value-type="date">
            <text:p>19:59 18.05.20</text:p>
          </table:table-cell>
          <table:table-cell table:number-columns-repeated="2" office:value-type="float" office:value="468" calcext:value-type="float">
            <text:p>46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3068" calcext:value-type="float">
            <text:p>7500306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20-1</text:p>
          </table:table-cell>
          <table:table-cell office:value-type="string" calcext:value-type="string">
            <text:p>Kullamaa Osavalla Valitsus</text:p>
          </table:table-cell>
          <table:table-cell/>
          <table:table-cell table:style-name="ce2" office:value-type="date" office:date-value="2020-05-18T19:52:04" calcext:value-type="date">
            <text:p>19:52 18.05.20</text:p>
          </table:table-cell>
          <table:table-cell table:number-columns-repeated="2" office:value-type="float" office:value="276" calcext:value-type="float">
            <text:p>27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602" calcext:value-type="float">
            <text:p>7700060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19-1</text:p>
          </table:table-cell>
          <table:table-cell office:value-type="string" calcext:value-type="string">
            <text:p>Tori Rahvamaja</text:p>
          </table:table-cell>
          <table:table-cell/>
          <table:table-cell table:style-name="ce2" office:value-type="date" office:date-value="2020-05-18T19:44:09.999999" calcext:value-type="date">
            <text:p>19:44 18.05.20</text:p>
          </table:table-cell>
          <table:table-cell table:number-columns-repeated="2" office:value-type="float" office:value="322" calcext:value-type="float">
            <text:p>32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5700" calcext:value-type="float">
            <text:p>75015700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18-1</text:p>
          </table:table-cell>
          <table:table-cell office:value-type="string" calcext:value-type="string">
            <text:p>Põltsamaa Kultuurikeskus</text:p>
          </table:table-cell>
          <table:table-cell/>
          <table:table-cell table:style-name="ce2" office:value-type="date" office:date-value="2020-05-18T19:30:32" calcext:value-type="date">
            <text:p>19:30 18.05.20</text:p>
          </table:table-cell>
          <table:table-cell table:number-columns-repeated="2" office:value-type="float" office:value="281" calcext:value-type="float">
            <text:p>28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3068" calcext:value-type="float">
            <text:p>7500306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17-1</text:p>
          </table:table-cell>
          <table:table-cell office:value-type="string" calcext:value-type="string">
            <text:p>Põltsamaa Kultuurikeskus</text:p>
          </table:table-cell>
          <table:table-cell/>
          <table:table-cell table:style-name="ce2" office:value-type="date" office:date-value="2020-05-18T19:20:37" calcext:value-type="date">
            <text:p>19:20 18.05.20</text:p>
          </table:table-cell>
          <table:table-cell table:number-columns-repeated="2" office:value-type="float" office:value="281" calcext:value-type="float">
            <text:p>28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3068" calcext:value-type="float">
            <text:p>7500306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16-1</text:p>
          </table:table-cell>
          <table:table-cell office:value-type="string" calcext:value-type="string">
            <text:p>Tori Rahvamaja</text:p>
          </table:table-cell>
          <table:table-cell/>
          <table:table-cell table:style-name="ce2" office:value-type="date" office:date-value="2020-05-18T19:10:47" calcext:value-type="date">
            <text:p>19:10 18.05.20</text:p>
          </table:table-cell>
          <table:table-cell table:number-columns-repeated="2" office:value-type="float" office:value="428" calcext:value-type="float">
            <text:p>42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5700" calcext:value-type="float">
            <text:p>75015700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15-1</text:p>
          </table:table-cell>
          <table:table-cell office:value-type="string" calcext:value-type="string">
            <text:p>Põltsamaa Kultuurikeskus</text:p>
          </table:table-cell>
          <table:table-cell/>
          <table:table-cell table:style-name="ce2" office:value-type="date" office:date-value="2020-05-18T19:03:01" calcext:value-type="date">
            <text:p>19:03 18.05.20</text:p>
          </table:table-cell>
          <table:table-cell table:number-columns-repeated="2" office:value-type="float" office:value="244" calcext:value-type="float">
            <text:p>24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3068" calcext:value-type="float">
            <text:p>7500306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14-1</text:p>
          </table:table-cell>
          <table:table-cell office:value-type="string" calcext:value-type="string">
            <text:p>Põltsamaa Kultuurikeskus</text:p>
          </table:table-cell>
          <table:table-cell/>
          <table:table-cell table:style-name="ce2" office:value-type="date" office:date-value="2020-05-18T18:37:52" calcext:value-type="date">
            <text:p>18:37 18.05.20</text:p>
          </table:table-cell>
          <table:table-cell table:number-columns-repeated="2" office:value-type="float" office:value="375" calcext:value-type="float">
            <text:p>37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3068" calcext:value-type="float">
            <text:p>7500306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13-1</text:p>
          </table:table-cell>
          <table:table-cell office:value-type="string" calcext:value-type="string">
            <text:p>Virumaa Noorteorkestri Selts</text:p>
          </table:table-cell>
          <table:table-cell/>
          <table:table-cell table:style-name="ce2" office:value-type="date" office:date-value="2020-05-18T18:37:12" calcext:value-type="date">
            <text:p>18:37 18.05.20</text:p>
          </table:table-cell>
          <table:table-cell table:number-columns-repeated="2" office:value-type="float" office:value="175" calcext:value-type="float">
            <text:p>17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25155" calcext:value-type="float">
            <text:p>80025155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12-1</text:p>
          </table:table-cell>
          <table:table-cell office:value-type="string" calcext:value-type="string">
            <text:p>Virumaa Noorteorkestri Selts</text:p>
          </table:table-cell>
          <table:table-cell/>
          <table:table-cell table:style-name="ce2" office:value-type="date" office:date-value="2020-05-18T18:35:54" calcext:value-type="date">
            <text:p>18:35 18.05.20</text:p>
          </table:table-cell>
          <table:table-cell table:number-columns-repeated="2" office:value-type="float" office:value="350" calcext:value-type="float">
            <text:p>3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25155" calcext:value-type="float">
            <text:p>80025155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11-1</text:p>
          </table:table-cell>
          <table:table-cell office:value-type="string" calcext:value-type="string">
            <text:p>Üle-eestiline neidudekoor LEELO</text:p>
          </table:table-cell>
          <table:table-cell/>
          <table:table-cell table:style-name="ce2" office:value-type="date" office:date-value="2020-05-18T18:17:19" calcext:value-type="date">
            <text:p>18:17 18.05.20</text:p>
          </table:table-cell>
          <table:table-cell table:number-columns-repeated="2" office:value-type="float" office:value="182" calcext:value-type="float">
            <text:p>18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06149" calcext:value-type="float">
            <text:p>80106149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10-1</text:p>
          </table:table-cell>
          <table:table-cell office:value-type="string" calcext:value-type="string">
            <text:p>VIRUMAA POISTEKOOR</text:p>
          </table:table-cell>
          <table:table-cell/>
          <table:table-cell table:style-name="ce2" office:value-type="date" office:date-value="2020-05-18T17:58:48" calcext:value-type="date">
            <text:p>17:58 18.05.20</text:p>
          </table:table-cell>
          <table:table-cell table:number-columns-repeated="2" office:value-type="float" office:value="1082" calcext:value-type="float">
            <text:p>1 08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1346" calcext:value-type="float">
            <text:p>80061346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09-1</text:p>
          </table:table-cell>
          <table:table-cell office:value-type="string" calcext:value-type="string">
            <text:p>VIRUMAA POISTEKOOR</text:p>
          </table:table-cell>
          <table:table-cell/>
          <table:table-cell table:style-name="ce2" office:value-type="date" office:date-value="2020-05-18T17:45:17" calcext:value-type="date">
            <text:p>17:45 18.05.20</text:p>
          </table:table-cell>
          <table:table-cell table:number-columns-repeated="2" office:value-type="float" office:value="1446" calcext:value-type="float">
            <text:p>1 44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1346" calcext:value-type="float">
            <text:p>80061346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08-1</text:p>
          </table:table-cell>
          <table:table-cell office:value-type="string" calcext:value-type="string">
            <text:p>Ülenurme Gümnaasium</text:p>
          </table:table-cell>
          <table:table-cell/>
          <table:table-cell table:style-name="ce2" office:value-type="date" office:date-value="2020-05-18T17:34:17" calcext:value-type="date">
            <text:p>17:34 18.05.20</text:p>
          </table:table-cell>
          <table:table-cell table:number-columns-repeated="2" office:value-type="float" office:value="388" calcext:value-type="float">
            <text:p>38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7439" calcext:value-type="float">
            <text:p>75007439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07-1</text:p>
          </table:table-cell>
          <table:table-cell office:value-type="string" calcext:value-type="string">
            <text:p>Luunja Vallavalitsus</text:p>
          </table:table-cell>
          <table:table-cell/>
          <table:table-cell table:style-name="ce2" office:value-type="date" office:date-value="2020-05-18T17:32:13" calcext:value-type="date">
            <text:p>17:32 18.05.20</text:p>
          </table:table-cell>
          <table:table-cell office:value-type="float" office:value="175" calcext:value-type="float">
            <text:p>175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3476" calcext:value-type="float">
            <text:p>75003476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06-1</text:p>
          </table:table-cell>
          <table:table-cell office:value-type="string" calcext:value-type="string">
            <text:p>Ülenurme Gümnaasium</text:p>
          </table:table-cell>
          <table:table-cell/>
          <table:table-cell table:style-name="ce2" office:value-type="date" office:date-value="2020-05-18T17:26:45" calcext:value-type="date">
            <text:p>17:26 18.05.20</text:p>
          </table:table-cell>
          <table:table-cell table:number-columns-repeated="2" office:value-type="float" office:value="388" calcext:value-type="float">
            <text:p>38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7439" calcext:value-type="float">
            <text:p>75007439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05-1</text:p>
          </table:table-cell>
          <table:table-cell office:value-type="string" calcext:value-type="string">
            <text:p>Luunja Vallavalitsus</text:p>
          </table:table-cell>
          <table:table-cell/>
          <table:table-cell table:style-name="ce2" office:value-type="date" office:date-value="2020-05-18T17:23:25" calcext:value-type="date">
            <text:p>17:23 18.05.20</text:p>
          </table:table-cell>
          <table:table-cell table:number-columns-repeated="2" office:value-type="float" office:value="316" calcext:value-type="float">
            <text:p>31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3476" calcext:value-type="float">
            <text:p>75003476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04-1</text:p>
          </table:table-cell>
          <table:table-cell office:value-type="string" calcext:value-type="string">
            <text:p>Ülenurme Gümnaasium</text:p>
          </table:table-cell>
          <table:table-cell/>
          <table:table-cell table:style-name="ce2" office:value-type="date" office:date-value="2020-05-18T17:16:55" calcext:value-type="date">
            <text:p>17:16 18.05.20</text:p>
          </table:table-cell>
          <table:table-cell table:number-columns-repeated="2" office:value-type="float" office:value="287" calcext:value-type="float">
            <text:p>28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7439" calcext:value-type="float">
            <text:p>75007439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03-1</text:p>
          </table:table-cell>
          <table:table-cell office:value-type="string" calcext:value-type="string">
            <text:p>Türi Kultuurikeskus</text:p>
          </table:table-cell>
          <table:table-cell/>
          <table:table-cell table:style-name="ce2" office:value-type="date" office:date-value="2020-05-18T17:04:04.000001" calcext:value-type="date">
            <text:p>17:04 18.05.20</text:p>
          </table:table-cell>
          <table:table-cell office:value-type="float" office:value="1124" calcext:value-type="float">
            <text:p>1 124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6368" calcext:value-type="float">
            <text:p>7500636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02-1</text:p>
          </table:table-cell>
          <table:table-cell office:value-type="string" calcext:value-type="string">
            <text:p>Vastseliina Rahvamaja</text:p>
          </table:table-cell>
          <table:table-cell/>
          <table:table-cell table:style-name="ce2" office:value-type="date" office:date-value="2020-05-18T16:54:17" calcext:value-type="date">
            <text:p>16:54 18.05.20</text:p>
          </table:table-cell>
          <table:table-cell table:number-columns-repeated="2" office:value-type="float" office:value="336" calcext:value-type="float">
            <text:p>33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1110" calcext:value-type="float">
            <text:p>75021110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501-1</text:p>
          </table:table-cell>
          <table:table-cell office:value-type="string" calcext:value-type="string">
            <text:p>MTÜ Vikerlased</text:p>
          </table:table-cell>
          <table:table-cell/>
          <table:table-cell table:style-name="ce2" office:value-type="date" office:date-value="2020-05-18T16:53:45" calcext:value-type="date">
            <text:p>16:53 18.05.20</text:p>
          </table:table-cell>
          <table:table-cell table:number-columns-repeated="2" office:value-type="float" office:value="186" calcext:value-type="float">
            <text:p>18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46167" calcext:value-type="float">
            <text:p>80546167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99-1</text:p>
          </table:table-cell>
          <table:table-cell office:value-type="string" calcext:value-type="string">
            <text:p>Vastseliina Rahvamaja</text:p>
          </table:table-cell>
          <table:table-cell/>
          <table:table-cell table:style-name="ce2" office:value-type="date" office:date-value="2020-05-18T16:45:07" calcext:value-type="date">
            <text:p>16:45 18.05.20</text:p>
          </table:table-cell>
          <table:table-cell table:number-columns-repeated="2" office:value-type="float" office:value="240" calcext:value-type="float">
            <text:p>2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1110" calcext:value-type="float">
            <text:p>75021110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98-1</text:p>
          </table:table-cell>
          <table:table-cell office:value-type="string" calcext:value-type="string">
            <text:p>Türi Kultuurikeskus</text:p>
          </table:table-cell>
          <table:table-cell/>
          <table:table-cell table:style-name="ce2" office:value-type="date" office:date-value="2020-05-18T16:41:05" calcext:value-type="date">
            <text:p>16:41 18.05.20</text:p>
          </table:table-cell>
          <table:table-cell office:value-type="float" office:value="310" calcext:value-type="float">
            <text:p>310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6368" calcext:value-type="float">
            <text:p>7500636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97-1</text:p>
          </table:table-cell>
          <table:table-cell office:value-type="string" calcext:value-type="string">
            <text:p>Türi Kultuurikeskus</text:p>
          </table:table-cell>
          <table:table-cell/>
          <table:table-cell table:style-name="ce2" office:value-type="date" office:date-value="2020-05-18T16:35:52" calcext:value-type="date">
            <text:p>16:35 18.05.20</text:p>
          </table:table-cell>
          <table:table-cell table:number-columns-repeated="2" office:value-type="float" office:value="253" calcext:value-type="float">
            <text:p>25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6368" calcext:value-type="float">
            <text:p>7500636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95-1</text:p>
          </table:table-cell>
          <table:table-cell office:value-type="string" calcext:value-type="string">
            <text:p>Luunja Vallavalitsus</text:p>
          </table:table-cell>
          <table:table-cell/>
          <table:table-cell table:style-name="ce2" office:value-type="date" office:date-value="2020-05-18T16:22:19" calcext:value-type="date">
            <text:p>16:22 18.05.20</text:p>
          </table:table-cell>
          <table:table-cell table:number-columns-repeated="2" office:value-type="float" office:value="234" calcext:value-type="float">
            <text:p>23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3476" calcext:value-type="float">
            <text:p>75003476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94-1</text:p>
          </table:table-cell>
          <table:table-cell office:value-type="string" calcext:value-type="string">
            <text:p>Mittetulundusühing Tarvanpää Selts</text:p>
          </table:table-cell>
          <table:table-cell/>
          <table:table-cell table:style-name="ce2" office:value-type="date" office:date-value="2020-05-18T16:05:09.999999" calcext:value-type="date">
            <text:p>16:05 18.05.20</text:p>
          </table:table-cell>
          <table:table-cell table:number-columns-repeated="2" office:value-type="float" office:value="536" calcext:value-type="float">
            <text:p>53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4240" calcext:value-type="float">
            <text:p>80054240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93-1</text:p>
          </table:table-cell>
          <table:table-cell office:value-type="string" calcext:value-type="string">
            <text:p>Rahvusooper Estonia</text:p>
          </table:table-cell>
          <table:table-cell/>
          <table:table-cell table:style-name="ce2" office:value-type="date" office:date-value="2020-05-18T16:02:16" calcext:value-type="date">
            <text:p>16:02 18.05.20</text:p>
          </table:table-cell>
          <table:table-cell table:number-columns-repeated="2" office:value-type="float" office:value="8678" calcext:value-type="float">
            <text:p>8 67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4000033" calcext:value-type="float">
            <text:p>74000033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92-1</text:p>
          </table:table-cell>
          <table:table-cell office:value-type="string" calcext:value-type="string">
            <text:p>Mittetulundusühing Tarvanpää Selts</text:p>
          </table:table-cell>
          <table:table-cell/>
          <table:table-cell table:style-name="ce2" office:value-type="date" office:date-value="2020-05-18T15:56:00" calcext:value-type="date">
            <text:p>15:56 18.05.20</text:p>
          </table:table-cell>
          <table:table-cell table:number-columns-repeated="2" office:value-type="float" office:value="278" calcext:value-type="float">
            <text:p>27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4240" calcext:value-type="float">
            <text:p>80054240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91-1</text:p>
          </table:table-cell>
          <table:table-cell office:value-type="string" calcext:value-type="string">
            <text:p>Keila Linnavalitsus</text:p>
          </table:table-cell>
          <table:table-cell/>
          <table:table-cell table:style-name="ce2" office:value-type="date" office:date-value="2020-05-18T15:48:38" calcext:value-type="date">
            <text:p>15:48 18.05.20</text:p>
          </table:table-cell>
          <table:table-cell table:number-columns-repeated="2" office:value-type="float" office:value="188" calcext:value-type="float">
            <text:p>18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4422" calcext:value-type="float">
            <text:p>7501442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90-1</text:p>
          </table:table-cell>
          <table:table-cell office:value-type="string" calcext:value-type="string">
            <text:p>Rakke Kultuurikeskus</text:p>
          </table:table-cell>
          <table:table-cell/>
          <table:table-cell table:style-name="ce2" office:value-type="date" office:date-value="2020-05-18T15:48:31" calcext:value-type="date">
            <text:p>15:48 18.05.20</text:p>
          </table:table-cell>
          <table:table-cell table:number-columns-repeated="2" office:value-type="float" office:value="121" calcext:value-type="float">
            <text:p>12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0022" calcext:value-type="float">
            <text:p>7501002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89-1</text:p>
          </table:table-cell>
          <table:table-cell office:value-type="string" calcext:value-type="string">
            <text:p>Mittetulundusühing Tarvanpää Selts</text:p>
          </table:table-cell>
          <table:table-cell/>
          <table:table-cell table:style-name="ce2" office:value-type="date" office:date-value="2020-05-18T15:40:30" calcext:value-type="date">
            <text:p>15:40 18.05.20</text:p>
          </table:table-cell>
          <table:table-cell table:number-columns-repeated="2" office:value-type="float" office:value="590" calcext:value-type="float">
            <text:p>59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4240" calcext:value-type="float">
            <text:p>80054240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88-1</text:p>
          </table:table-cell>
          <table:table-cell office:value-type="string" calcext:value-type="string">
            <text:p>Põltsamaa Ühisgümnaasium</text:p>
          </table:table-cell>
          <table:table-cell/>
          <table:table-cell table:style-name="ce2" office:value-type="date" office:date-value="2020-05-18T15:39:00" calcext:value-type="date">
            <text:p>15:39 18.05.20</text:p>
          </table:table-cell>
          <table:table-cell table:number-columns-repeated="2" office:value-type="float" office:value="191" calcext:value-type="float">
            <text:p>19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3128" calcext:value-type="float">
            <text:p>7500312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87-1</text:p>
          </table:table-cell>
          <table:table-cell office:value-type="string" calcext:value-type="string">
            <text:p>Põltsamaa Ühisgümnaasium</text:p>
          </table:table-cell>
          <table:table-cell/>
          <table:table-cell table:style-name="ce2" office:value-type="date" office:date-value="2020-05-18T15:35:42" calcext:value-type="date">
            <text:p>15:35 18.05.20</text:p>
          </table:table-cell>
          <table:table-cell table:number-columns-repeated="2" office:value-type="float" office:value="154" calcext:value-type="float">
            <text:p>15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3128" calcext:value-type="float">
            <text:p>7500312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86-1</text:p>
          </table:table-cell>
          <table:table-cell office:value-type="string" calcext:value-type="string">
            <text:p>Keila Linnavalitsus</text:p>
          </table:table-cell>
          <table:table-cell/>
          <table:table-cell table:style-name="ce2" office:value-type="date" office:date-value="2020-05-18T15:31:38.999999" calcext:value-type="date">
            <text:p>15:31 18.05.20</text:p>
          </table:table-cell>
          <table:table-cell table:number-columns-repeated="2" office:value-type="float" office:value="183" calcext:value-type="float">
            <text:p>18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4422" calcext:value-type="float">
            <text:p>7501442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85-1</text:p>
          </table:table-cell>
          <table:table-cell office:value-type="string" calcext:value-type="string">
            <text:p>Keila Linnavalitsus</text:p>
          </table:table-cell>
          <table:table-cell/>
          <table:table-cell table:style-name="ce2" office:value-type="date" office:date-value="2020-05-18T15:27:05" calcext:value-type="date">
            <text:p>15:27 18.05.20</text:p>
          </table:table-cell>
          <table:table-cell table:number-columns-repeated="2" office:value-type="float" office:value="311" calcext:value-type="float">
            <text:p>31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4422" calcext:value-type="float">
            <text:p>7501442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84-1</text:p>
          </table:table-cell>
          <table:table-cell office:value-type="string" calcext:value-type="string">
            <text:p>Simuna Rahvamaja</text:p>
          </table:table-cell>
          <table:table-cell/>
          <table:table-cell table:style-name="ce2" office:value-type="date" office:date-value="2020-05-18T15:24:59" calcext:value-type="date">
            <text:p>15:24 18.05.20</text:p>
          </table:table-cell>
          <table:table-cell table:number-columns-repeated="2" office:value-type="float" office:value="132" calcext:value-type="float">
            <text:p>13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37558" calcext:value-type="float">
            <text:p>7503755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83-1</text:p>
          </table:table-cell>
          <table:table-cell office:value-type="string" calcext:value-type="string">
            <text:p>Keila Linnavalitsus</text:p>
          </table:table-cell>
          <table:table-cell/>
          <table:table-cell table:style-name="ce2" office:value-type="date" office:date-value="2020-05-18T15:20:51" calcext:value-type="date">
            <text:p>15:20 18.05.20</text:p>
          </table:table-cell>
          <table:table-cell table:number-columns-repeated="2" office:value-type="float" office:value="258" calcext:value-type="float">
            <text:p>25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4422" calcext:value-type="float">
            <text:p>7501442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82-1</text:p>
          </table:table-cell>
          <table:table-cell office:value-type="string" calcext:value-type="string">
            <text:p>RIINIMANDA KOORISTUUDIO</text:p>
          </table:table-cell>
          <table:table-cell/>
          <table:table-cell table:style-name="ce2" office:value-type="date" office:date-value="2020-05-18T15:13:29" calcext:value-type="date">
            <text:p>15:13 18.05.20</text:p>
          </table:table-cell>
          <table:table-cell table:number-columns-repeated="2" office:value-type="float" office:value="895" calcext:value-type="float">
            <text:p>89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12041" calcext:value-type="float">
            <text:p>80212041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81-1</text:p>
          </table:table-cell>
          <table:table-cell office:value-type="string" calcext:value-type="string">
            <text:p>Keila Linnavalitsus</text:p>
          </table:table-cell>
          <table:table-cell/>
          <table:table-cell table:style-name="ce2" office:value-type="date" office:date-value="2020-05-18T15:06:37" calcext:value-type="date">
            <text:p>15:06 18.05.20</text:p>
          </table:table-cell>
          <table:table-cell table:number-columns-repeated="2" office:value-type="float" office:value="466" calcext:value-type="float">
            <text:p>46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4422" calcext:value-type="float">
            <text:p>7501442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80-1</text:p>
          </table:table-cell>
          <table:table-cell office:value-type="string" calcext:value-type="string">
            <text:p>Rakke Kultuurikeskus</text:p>
          </table:table-cell>
          <table:table-cell/>
          <table:table-cell table:style-name="ce2" office:value-type="date" office:date-value="2020-05-18T15:02:08" calcext:value-type="date">
            <text:p>15:02 18.05.20</text:p>
          </table:table-cell>
          <table:table-cell table:number-columns-repeated="2" office:value-type="float" office:value="56" calcext:value-type="float">
            <text:p>5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0022" calcext:value-type="float">
            <text:p>7501002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78-1</text:p>
          </table:table-cell>
          <table:table-cell office:value-type="string" calcext:value-type="string">
            <text:p>Rakke Kultuurikeskus</text:p>
          </table:table-cell>
          <table:table-cell/>
          <table:table-cell table:style-name="ce2" office:value-type="date" office:date-value="2020-05-18T14:58:07" calcext:value-type="date">
            <text:p>14:58 18.05.20</text:p>
          </table:table-cell>
          <table:table-cell table:number-columns-repeated="2" office:value-type="float" office:value="56" calcext:value-type="float">
            <text:p>5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0022" calcext:value-type="float">
            <text:p>7501002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77-1</text:p>
          </table:table-cell>
          <table:table-cell office:value-type="string" calcext:value-type="string">
            <text:p>Rakke Kultuurikeskus</text:p>
          </table:table-cell>
          <table:table-cell/>
          <table:table-cell table:style-name="ce2" office:value-type="date" office:date-value="2020-05-18T14:53:45" calcext:value-type="date">
            <text:p>14:53 18.05.20</text:p>
          </table:table-cell>
          <table:table-cell table:number-columns-repeated="2" office:value-type="float" office:value="56" calcext:value-type="float">
            <text:p>5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0022" calcext:value-type="float">
            <text:p>7501002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76-1</text:p>
          </table:table-cell>
          <table:table-cell office:value-type="string" calcext:value-type="string">
            <text:p>Mittetulundusühing Maksu- ja Tolliameti laulukoor "Peale viit"</text:p>
          </table:table-cell>
          <table:table-cell/>
          <table:table-cell table:style-name="ce2" office:value-type="date" office:date-value="2020-05-18T14:48:31" calcext:value-type="date">
            <text:p>14:48 18.05.20</text:p>
          </table:table-cell>
          <table:table-cell table:number-columns-repeated="2" office:value-type="float" office:value="510" calcext:value-type="float">
            <text:p>51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28832" calcext:value-type="float">
            <text:p>8032883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75-1</text:p>
          </table:table-cell>
          <table:table-cell office:value-type="string" calcext:value-type="string">
            <text:p>Rakke Kultuurikeskus</text:p>
          </table:table-cell>
          <table:table-cell/>
          <table:table-cell table:style-name="ce2" office:value-type="date" office:date-value="2020-05-18T14:45:23" calcext:value-type="date">
            <text:p>14:45 18.05.20</text:p>
          </table:table-cell>
          <table:table-cell table:number-columns-repeated="2" office:value-type="float" office:value="56" calcext:value-type="float">
            <text:p>5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0022" calcext:value-type="float">
            <text:p>7501002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74-1</text:p>
          </table:table-cell>
          <table:table-cell office:value-type="string" calcext:value-type="string">
            <text:p>Mittetulundusühing Tarvanpää Selts</text:p>
          </table:table-cell>
          <table:table-cell/>
          <table:table-cell table:style-name="ce2" office:value-type="date" office:date-value="2020-05-18T14:44:24" calcext:value-type="date">
            <text:p>14:44 18.05.20</text:p>
          </table:table-cell>
          <table:table-cell table:number-columns-repeated="2" office:value-type="float" office:value="592" calcext:value-type="float">
            <text:p>59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4240" calcext:value-type="float">
            <text:p>80054240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73-1</text:p>
          </table:table-cell>
          <table:table-cell office:value-type="string" calcext:value-type="string">
            <text:p>Tartu Kutsehariduskeskus</text:p>
          </table:table-cell>
          <table:table-cell/>
          <table:table-cell table:style-name="ce2" office:value-type="date" office:date-value="2020-05-18T14:41:28" calcext:value-type="date">
            <text:p>14:41 18.05.20</text:p>
          </table:table-cell>
          <table:table-cell table:number-columns-repeated="2" office:value-type="float" office:value="624" calcext:value-type="float">
            <text:p>62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4308" calcext:value-type="float">
            <text:p>7502430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72-1</text:p>
          </table:table-cell>
          <table:table-cell office:value-type="string" calcext:value-type="string">
            <text:p>Rakke Kultuurikeskus</text:p>
          </table:table-cell>
          <table:table-cell/>
          <table:table-cell table:style-name="ce2" office:value-type="date" office:date-value="2020-05-18T14:40:55.000001" calcext:value-type="date">
            <text:p>14:40 18.05.20</text:p>
          </table:table-cell>
          <table:table-cell table:number-columns-repeated="2" office:value-type="float" office:value="56" calcext:value-type="float">
            <text:p>5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0022" calcext:value-type="float">
            <text:p>7501002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71-1</text:p>
          </table:table-cell>
          <table:table-cell office:value-type="string" calcext:value-type="string">
            <text:p>Lääne-Nigula Vallavalitsus</text:p>
          </table:table-cell>
          <table:table-cell/>
          <table:table-cell table:style-name="ce2" office:value-type="date" office:date-value="2020-05-18T14:39:07" calcext:value-type="date">
            <text:p>14:39 18.05.20</text:p>
          </table:table-cell>
          <table:table-cell table:number-columns-repeated="2" office:value-type="float" office:value="175" calcext:value-type="float">
            <text:p>17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38598" calcext:value-type="float">
            <text:p>7503859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70-1</text:p>
          </table:table-cell>
          <table:table-cell office:value-type="string" calcext:value-type="string">
            <text:p>Lääne-Nigula Vallavalitsus</text:p>
          </table:table-cell>
          <table:table-cell/>
          <table:table-cell table:style-name="ce2" office:value-type="date" office:date-value="2020-05-18T14:33:57.000001" calcext:value-type="date">
            <text:p>14:33 18.05.20</text:p>
          </table:table-cell>
          <table:table-cell table:number-columns-repeated="2" office:value-type="float" office:value="175" calcext:value-type="float">
            <text:p>17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38598" calcext:value-type="float">
            <text:p>7503859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69-1</text:p>
          </table:table-cell>
          <table:table-cell office:value-type="string" calcext:value-type="string">
            <text:p>Lääne-Nigula Vallavalitsus</text:p>
          </table:table-cell>
          <table:table-cell/>
          <table:table-cell table:style-name="ce2" office:value-type="date" office:date-value="2020-05-18T14:28:50" calcext:value-type="date">
            <text:p>14:28 18.05.20</text:p>
          </table:table-cell>
          <table:table-cell table:number-columns-repeated="2" office:value-type="float" office:value="175" calcext:value-type="float">
            <text:p>17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38598" calcext:value-type="float">
            <text:p>7503859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68-1</text:p>
          </table:table-cell>
          <table:table-cell office:value-type="string" calcext:value-type="string">
            <text:p>Puurmani Mõisakool</text:p>
          </table:table-cell>
          <table:table-cell/>
          <table:table-cell table:style-name="ce2" office:value-type="date" office:date-value="2020-05-18T14:22:12" calcext:value-type="date">
            <text:p>14:22 18.05.20</text:p>
          </table:table-cell>
          <table:table-cell table:number-columns-repeated="2" office:value-type="float" office:value="132" calcext:value-type="float">
            <text:p>13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5590" calcext:value-type="float">
            <text:p>75025590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67-1</text:p>
          </table:table-cell>
          <table:table-cell office:value-type="string" calcext:value-type="string">
            <text:p>Rakke Kultuurikeskus</text:p>
          </table:table-cell>
          <table:table-cell/>
          <table:table-cell table:style-name="ce2" office:value-type="date" office:date-value="2020-05-18T14:07:54" calcext:value-type="date">
            <text:p>14:07 18.05.20</text:p>
          </table:table-cell>
          <table:table-cell table:number-columns-repeated="2" office:value-type="float" office:value="56" calcext:value-type="float">
            <text:p>5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0022" calcext:value-type="float">
            <text:p>7501002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66-1</text:p>
          </table:table-cell>
          <table:table-cell office:value-type="string" calcext:value-type="string">
            <text:p>Rakke Kultuurikeskus</text:p>
          </table:table-cell>
          <table:table-cell/>
          <table:table-cell table:style-name="ce2" office:value-type="date" office:date-value="2020-05-18T13:55:41" calcext:value-type="date">
            <text:p>13:55 18.05.20</text:p>
          </table:table-cell>
          <table:table-cell table:number-columns-repeated="2" office:value-type="float" office:value="56" calcext:value-type="float">
            <text:p>5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0022" calcext:value-type="float">
            <text:p>7501002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64-1</text:p>
          </table:table-cell>
          <table:table-cell office:value-type="string" calcext:value-type="string">
            <text:p>Räpina Ühisgümnaasium</text:p>
          </table:table-cell>
          <table:table-cell/>
          <table:table-cell table:style-name="ce2" office:value-type="date" office:date-value="2020-05-18T13:37:47.999999" calcext:value-type="date">
            <text:p>13:37 18.05.2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9838" calcext:value-type="float">
            <text:p>7500983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63-1</text:p>
          </table:table-cell>
          <table:table-cell office:value-type="string" calcext:value-type="string">
            <text:p>Räpina Ühisgümnaasium</text:p>
          </table:table-cell>
          <table:table-cell/>
          <table:table-cell table:style-name="ce2" office:value-type="date" office:date-value="2020-05-18T13:31:54" calcext:value-type="date">
            <text:p>13:31 18.05.20</text:p>
          </table:table-cell>
          <table:table-cell table:number-columns-repeated="2" office:value-type="float" office:value="240" calcext:value-type="float">
            <text:p>2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9838" calcext:value-type="float">
            <text:p>7500983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62-1</text:p>
          </table:table-cell>
          <table:table-cell office:value-type="string" calcext:value-type="string">
            <text:p>Türi Kultuurikeskus</text:p>
          </table:table-cell>
          <table:table-cell/>
          <table:table-cell table:style-name="ce2" office:value-type="date" office:date-value="2020-05-18T13:30:24" calcext:value-type="date">
            <text:p>13:30 18.05.20</text:p>
          </table:table-cell>
          <table:table-cell table:number-columns-repeated="2" office:value-type="float" office:value="210" calcext:value-type="float">
            <text:p>21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6368" calcext:value-type="float">
            <text:p>7500636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61-1</text:p>
          </table:table-cell>
          <table:table-cell office:value-type="string" calcext:value-type="string">
            <text:p>Räpina Ühisgümnaasium</text:p>
          </table:table-cell>
          <table:table-cell/>
          <table:table-cell table:style-name="ce2" office:value-type="date" office:date-value="2020-05-18T13:26:39" calcext:value-type="date">
            <text:p>13:26 18.05.20</text:p>
          </table:table-cell>
          <table:table-cell table:number-columns-repeated="2" office:value-type="float" office:value="217" calcext:value-type="float">
            <text:p>21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9838" calcext:value-type="float">
            <text:p>7500983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60-1</text:p>
          </table:table-cell>
          <table:table-cell office:value-type="string" calcext:value-type="string">
            <text:p>Türi Kultuurikeskus</text:p>
          </table:table-cell>
          <table:table-cell/>
          <table:table-cell table:style-name="ce2" office:value-type="date" office:date-value="2020-05-18T13:22:06.999999" calcext:value-type="date">
            <text:p>13:22 18.05.20</text:p>
          </table:table-cell>
          <table:table-cell table:number-columns-repeated="2" office:value-type="float" office:value="170" calcext:value-type="float">
            <text:p>17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6368" calcext:value-type="float">
            <text:p>7500636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59-1</text:p>
          </table:table-cell>
          <table:table-cell office:value-type="string" calcext:value-type="string">
            <text:p>Palamuse Kultuur</text:p>
          </table:table-cell>
          <table:table-cell/>
          <table:table-cell table:style-name="ce2" office:value-type="date" office:date-value="2020-05-18T13:20:21" calcext:value-type="date">
            <text:p>13:20 18.05.20</text:p>
          </table:table-cell>
          <table:table-cell table:number-columns-repeated="2" office:value-type="float" office:value="181" calcext:value-type="float">
            <text:p>18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39511" calcext:value-type="float">
            <text:p>75039511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58-1</text:p>
          </table:table-cell>
          <table:table-cell office:value-type="string" calcext:value-type="string">
            <text:p>Räpina Ühisgümnaasium</text:p>
          </table:table-cell>
          <table:table-cell/>
          <table:table-cell table:style-name="ce2" office:value-type="date" office:date-value="2020-05-18T13:19:06.999999" calcext:value-type="date">
            <text:p>13:19 18.05.20</text:p>
          </table:table-cell>
          <table:table-cell table:number-columns-repeated="2" office:value-type="float" office:value="186" calcext:value-type="float">
            <text:p>18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9838" calcext:value-type="float">
            <text:p>7500983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57-1</text:p>
          </table:table-cell>
          <table:table-cell office:value-type="string" calcext:value-type="string">
            <text:p>Räpina Ühisgümnaasium</text:p>
          </table:table-cell>
          <table:table-cell/>
          <table:table-cell table:style-name="ce2" office:value-type="date" office:date-value="2020-05-18T13:14:20" calcext:value-type="date">
            <text:p>13:14 18.05.20</text:p>
          </table:table-cell>
          <table:table-cell table:number-columns-repeated="2" office:value-type="float" office:value="186" calcext:value-type="float">
            <text:p>18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9838" calcext:value-type="float">
            <text:p>7500983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56-1</text:p>
          </table:table-cell>
          <table:table-cell office:value-type="string" calcext:value-type="string">
            <text:p>Räpina Ühisgümnaasium</text:p>
          </table:table-cell>
          <table:table-cell/>
          <table:table-cell table:style-name="ce2" office:value-type="date" office:date-value="2020-05-18T13:07:10" calcext:value-type="date">
            <text:p>13:07 18.05.20</text:p>
          </table:table-cell>
          <table:table-cell table:number-columns-repeated="2" office:value-type="float" office:value="186" calcext:value-type="float">
            <text:p>18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9838" calcext:value-type="float">
            <text:p>7500983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54-1</text:p>
          </table:table-cell>
          <table:table-cell office:value-type="string" calcext:value-type="string">
            <text:p>Lääne-Nigula Vallavalitsus</text:p>
          </table:table-cell>
          <table:table-cell/>
          <table:table-cell table:style-name="ce2" office:value-type="date" office:date-value="2020-05-18T12:32:14" calcext:value-type="date">
            <text:p>12:32 18.05.20</text:p>
          </table:table-cell>
          <table:table-cell table:number-columns-repeated="2" office:value-type="float" office:value="175" calcext:value-type="float">
            <text:p>17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38598" calcext:value-type="float">
            <text:p>75038598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53-1</text:p>
          </table:table-cell>
          <table:table-cell office:value-type="string" calcext:value-type="string">
            <text:p>Palamuse Kultuur</text:p>
          </table:table-cell>
          <table:table-cell/>
          <table:table-cell table:style-name="ce2" office:value-type="date" office:date-value="2020-05-18T12:22:08" calcext:value-type="date">
            <text:p>12:22 18.05.20</text:p>
          </table:table-cell>
          <table:table-cell table:number-columns-repeated="2" office:value-type="float" office:value="238" calcext:value-type="float">
            <text:p>23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39511" calcext:value-type="float">
            <text:p>75039511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52-1</text:p>
          </table:table-cell>
          <table:table-cell office:value-type="string" calcext:value-type="string">
            <text:p>mittetulundusühing Pärnu Kammerkoor</text:p>
          </table:table-cell>
          <table:table-cell/>
          <table:table-cell table:style-name="ce2" office:value-type="date" office:date-value="2020-05-18T12:10:02" calcext:value-type="date">
            <text:p>12:10 18.05.20</text:p>
          </table:table-cell>
          <table:table-cell table:number-columns-repeated="2" office:value-type="float" office:value="210" calcext:value-type="float">
            <text:p>21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42834" calcext:value-type="float">
            <text:p>80042834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51-1</text:p>
          </table:table-cell>
          <table:table-cell office:value-type="string" calcext:value-type="string">
            <text:p>Mulgi Vallavalitsus</text:p>
          </table:table-cell>
          <table:table-cell/>
          <table:table-cell table:style-name="ce2" office:value-type="date" office:date-value="2020-05-18T11:55:25" calcext:value-type="date">
            <text:p>11:55 18.05.20</text:p>
          </table:table-cell>
          <table:table-cell table:number-columns-repeated="2" office:value-type="float" office:value="125" calcext:value-type="float">
            <text:p>12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453" calcext:value-type="float">
            <text:p>77000453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50-1</text:p>
          </table:table-cell>
          <table:table-cell office:value-type="string" calcext:value-type="string">
            <text:p>Kambja Põhikool</text:p>
          </table:table-cell>
          <table:table-cell/>
          <table:table-cell table:style-name="ce2" office:value-type="date" office:date-value="2020-05-18T11:54:25" calcext:value-type="date">
            <text:p>11:54 18.05.20</text:p>
          </table:table-cell>
          <table:table-cell table:number-columns-repeated="2" office:value-type="float" office:value="179" calcext:value-type="float">
            <text:p>17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9562" calcext:value-type="float">
            <text:p>7500956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49-1</text:p>
          </table:table-cell>
          <table:table-cell office:value-type="string" calcext:value-type="string">
            <text:p>Kunda Ühisgümnaasium</text:p>
          </table:table-cell>
          <table:table-cell/>
          <table:table-cell table:style-name="ce2" office:value-type="date" office:date-value="2020-05-18T11:53:33.000001" calcext:value-type="date">
            <text:p>11:53 18.05.20</text:p>
          </table:table-cell>
          <table:table-cell table:number-columns-repeated="2" office:value-type="float" office:value="206" calcext:value-type="float">
            <text:p>20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7695" calcext:value-type="float">
            <text:p>75027695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48-1</text:p>
          </table:table-cell>
          <table:table-cell office:value-type="string" calcext:value-type="string">
            <text:p>Järva Vallavalitsus</text:p>
          </table:table-cell>
          <table:table-cell/>
          <table:table-cell table:style-name="ce2" office:value-type="date" office:date-value="2020-05-18T11:53:09.000001" calcext:value-type="date">
            <text:p>11:53 18.05.20</text:p>
          </table:table-cell>
          <table:table-cell table:number-columns-repeated="2" office:value-type="float" office:value="229" calcext:value-type="float">
            <text:p>22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335" calcext:value-type="float">
            <text:p>77000335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47-1</text:p>
          </table:table-cell>
          <table:table-cell office:value-type="string" calcext:value-type="string">
            <text:p>Mulgi Vallavalitsus</text:p>
          </table:table-cell>
          <table:table-cell/>
          <table:table-cell table:style-name="ce2" office:value-type="date" office:date-value="2020-05-18T11:48:12" calcext:value-type="date">
            <text:p>11:48 18.05.20</text:p>
          </table:table-cell>
          <table:table-cell table:number-columns-repeated="2" office:value-type="float" office:value="125" calcext:value-type="float">
            <text:p>12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453" calcext:value-type="float">
            <text:p>77000453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46-1</text:p>
          </table:table-cell>
          <table:table-cell office:value-type="string" calcext:value-type="string">
            <text:p>Järva Vallavalitsus</text:p>
          </table:table-cell>
          <table:table-cell/>
          <table:table-cell table:style-name="ce2" office:value-type="date" office:date-value="2020-05-18T11:45:04.000001" calcext:value-type="date">
            <text:p>11:45 18.05.20</text:p>
          </table:table-cell>
          <table:table-cell table:number-columns-repeated="2" office:value-type="float" office:value="94" calcext:value-type="float">
            <text:p>9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335" calcext:value-type="float">
            <text:p>77000335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45-1</text:p>
          </table:table-cell>
          <table:table-cell office:value-type="string" calcext:value-type="string">
            <text:p>Kambja Põhikool</text:p>
          </table:table-cell>
          <table:table-cell/>
          <table:table-cell table:style-name="ce2" office:value-type="date" office:date-value="2020-05-18T11:44:15" calcext:value-type="date">
            <text:p>11:44 18.05.20</text:p>
          </table:table-cell>
          <table:table-cell table:number-columns-repeated="2" office:value-type="float" office:value="179" calcext:value-type="float">
            <text:p>17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9562" calcext:value-type="float">
            <text:p>7500956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44-1</text:p>
          </table:table-cell>
          <table:table-cell office:value-type="string" calcext:value-type="string">
            <text:p>Mulgi Vallavalitsus</text:p>
          </table:table-cell>
          <table:table-cell/>
          <table:table-cell table:style-name="ce2" office:value-type="date" office:date-value="2020-05-18T11:32:56" calcext:value-type="date">
            <text:p>11:32 18.05.2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453" calcext:value-type="float">
            <text:p>77000453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43-1</text:p>
          </table:table-cell>
          <table:table-cell office:value-type="string" calcext:value-type="string">
            <text:p>Mulgi Vallavalitsus</text:p>
          </table:table-cell>
          <table:table-cell/>
          <table:table-cell table:style-name="ce2" office:value-type="date" office:date-value="2020-05-18T11:21:43" calcext:value-type="date">
            <text:p>11:21 18.05.20</text:p>
          </table:table-cell>
          <table:table-cell table:number-columns-repeated="2" office:value-type="float" office:value="125" calcext:value-type="float">
            <text:p>12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453" calcext:value-type="float">
            <text:p>77000453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42-1</text:p>
          </table:table-cell>
          <table:table-cell office:value-type="string" calcext:value-type="string">
            <text:p>Mulgi Vallavalitsus</text:p>
          </table:table-cell>
          <table:table-cell/>
          <table:table-cell table:style-name="ce2" office:value-type="date" office:date-value="2020-05-18T10:52:32" calcext:value-type="date">
            <text:p>10:52 18.05.20</text:p>
          </table:table-cell>
          <table:table-cell table:number-columns-repeated="2" office:value-type="float" office:value="236" calcext:value-type="float">
            <text:p>23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453" calcext:value-type="float">
            <text:p>77000453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41-1</text:p>
          </table:table-cell>
          <table:table-cell office:value-type="string" calcext:value-type="string">
            <text:p>Palamuse Kultuur</text:p>
          </table:table-cell>
          <table:table-cell/>
          <table:table-cell table:style-name="ce2" office:value-type="date" office:date-value="2020-05-18T10:46:13" calcext:value-type="date">
            <text:p>10:46 18.05.20</text:p>
          </table:table-cell>
          <table:table-cell table:number-columns-repeated="2" office:value-type="float" office:value="317" calcext:value-type="float">
            <text:p>31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39511" calcext:value-type="float">
            <text:p>75039511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39-1</text:p>
          </table:table-cell>
          <table:table-cell office:value-type="string" calcext:value-type="string">
            <text:p>Mulgi Vallavalitsus</text:p>
          </table:table-cell>
          <table:table-cell/>
          <table:table-cell table:style-name="ce2" office:value-type="date" office:date-value="2020-05-18T09:50:24" calcext:value-type="date">
            <text:p>09:50 18.05.20</text:p>
          </table:table-cell>
          <table:table-cell table:number-columns-repeated="2" office:value-type="float" office:value="189" calcext:value-type="float">
            <text:p>18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453" calcext:value-type="float">
            <text:p>77000453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38-1</text:p>
          </table:table-cell>
          <table:table-cell office:value-type="string" calcext:value-type="string">
            <text:p>Eesti Meestelaulu Selts</text:p>
          </table:table-cell>
          <table:table-cell/>
          <table:table-cell table:style-name="ce2" office:value-type="date" office:date-value="2020-05-17T19:56:13" calcext:value-type="date">
            <text:p>19:56 17.05.20</text:p>
          </table:table-cell>
          <table:table-cell table:number-columns-repeated="2" office:value-type="float" office:value="735" calcext:value-type="float">
            <text:p>73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1327" calcext:value-type="float">
            <text:p>80071327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37-1</text:p>
          </table:table-cell>
          <table:table-cell office:value-type="string" calcext:value-type="string">
            <text:p>Anija Vallavalitsus</text:p>
          </table:table-cell>
          <table:table-cell/>
          <table:table-cell table:style-name="ce2" office:value-type="date" office:date-value="2020-05-17T17:11:40" calcext:value-type="date">
            <text:p>17:11 17.05.20</text:p>
          </table:table-cell>
          <table:table-cell table:number-columns-repeated="2" office:value-type="float" office:value="237" calcext:value-type="float">
            <text:p>23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8816" calcext:value-type="float">
            <text:p>75018816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36-1</text:p>
          </table:table-cell>
          <table:table-cell office:value-type="string" calcext:value-type="string">
            <text:p>Muhu Vallavalitsus</text:p>
          </table:table-cell>
          <table:table-cell/>
          <table:table-cell table:style-name="ce2" office:value-type="date" office:date-value="2020-05-17T15:52:53" calcext:value-type="date">
            <text:p>15:52 17.05.20</text:p>
          </table:table-cell>
          <table:table-cell table:number-columns-repeated="2" office:value-type="float" office:value="132" calcext:value-type="float">
            <text:p>13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8710" calcext:value-type="float">
            <text:p>75018710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35-1</text:p>
          </table:table-cell>
          <table:table-cell office:value-type="string" calcext:value-type="string">
            <text:p>Pärnjõe Rahvamaja</text:p>
          </table:table-cell>
          <table:table-cell/>
          <table:table-cell table:style-name="ce2" office:value-type="date" office:date-value="2020-05-17T15:03:11" calcext:value-type="date">
            <text:p>15:03 17.05.20</text:p>
          </table:table-cell>
          <table:table-cell office:value-type="float" office:value="1338" calcext:value-type="float">
            <text:p>1 338,00</text:p>
          </table:table-cell>
          <table:table-cell office:value-type="float" office:value="492" calcext:value-type="float">
            <text:p>49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0921" calcext:value-type="float">
            <text:p>75010921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34-1</text:p>
          </table:table-cell>
          <table:table-cell office:value-type="string" calcext:value-type="string">
            <text:p>Mittetulundusühing Tantsuselts As-Sa</text:p>
          </table:table-cell>
          <table:table-cell/>
          <table:table-cell table:style-name="ce2" office:value-type="date" office:date-value="2020-05-16T17:44:23" calcext:value-type="date">
            <text:p>17:44 16.05.20</text:p>
          </table:table-cell>
          <table:table-cell office:value-type="float" office:value="1653" calcext:value-type="float">
            <text:p>1 653,00</text:p>
          </table:table-cell>
          <table:table-cell office:value-type="float" office:value="1520" calcext:value-type="float">
            <text:p>1 5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1447" calcext:value-type="float">
            <text:p>80361447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33-1</text:p>
          </table:table-cell>
          <table:table-cell office:value-type="string" calcext:value-type="string">
            <text:p>Mittetulundusühing Tantsuselts As-Sa</text:p>
          </table:table-cell>
          <table:table-cell/>
          <table:table-cell table:style-name="ce2" office:value-type="date" office:date-value="2020-05-16T17:41:43" calcext:value-type="date">
            <text:p>17:41 16.05.20</text:p>
          </table:table-cell>
          <table:table-cell office:value-type="float" office:value="1653" calcext:value-type="float">
            <text:p>1 653,00</text:p>
          </table:table-cell>
          <table:table-cell office:value-type="float" office:value="1520" calcext:value-type="float">
            <text:p>1 5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1447" calcext:value-type="float">
            <text:p>80361447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32-1</text:p>
          </table:table-cell>
          <table:table-cell office:value-type="string" calcext:value-type="string">
            <text:p>Mittetulundusühing Tantsuselts As-Sa</text:p>
          </table:table-cell>
          <table:table-cell/>
          <table:table-cell table:style-name="ce2" office:value-type="date" office:date-value="2020-05-16T17:35:48" calcext:value-type="date">
            <text:p>17:35 16.05.20</text:p>
          </table:table-cell>
          <table:table-cell office:value-type="float" office:value="1653" calcext:value-type="float">
            <text:p>1 653,00</text:p>
          </table:table-cell>
          <table:table-cell office:value-type="float" office:value="1520" calcext:value-type="float">
            <text:p>1 5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1447" calcext:value-type="float">
            <text:p>80361447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31-1</text:p>
          </table:table-cell>
          <table:table-cell office:value-type="string" calcext:value-type="string">
            <text:p>Käina Huvi- ja Kultuurikeskus</text:p>
          </table:table-cell>
          <table:table-cell/>
          <table:table-cell table:style-name="ce2" office:value-type="date" office:date-value="2020-05-15T13:45:32" calcext:value-type="date">
            <text:p>13:45 15.05.20</text:p>
          </table:table-cell>
          <table:table-cell table:number-columns-repeated="2" office:value-type="float" office:value="371" calcext:value-type="float">
            <text:p>37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1234" calcext:value-type="float">
            <text:p>75011234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30-1</text:p>
          </table:table-cell>
          <table:table-cell office:value-type="string" calcext:value-type="string">
            <text:p>Käina Huvi- ja Kultuurikeskus</text:p>
          </table:table-cell>
          <table:table-cell/>
          <table:table-cell table:style-name="ce2" office:value-type="date" office:date-value="2020-05-15T12:58:02" calcext:value-type="date">
            <text:p>12:58 15.05.20</text:p>
          </table:table-cell>
          <table:table-cell table:number-columns-repeated="2" office:value-type="float" office:value="371" calcext:value-type="float">
            <text:p>37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1234" calcext:value-type="float">
            <text:p>75011234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29-1</text:p>
          </table:table-cell>
          <table:table-cell office:value-type="string" calcext:value-type="string">
            <text:p>Järva Vallavalitsus</text:p>
          </table:table-cell>
          <table:table-cell/>
          <table:table-cell table:style-name="ce2" office:value-type="date" office:date-value="2020-05-15T12:14:54" calcext:value-type="date">
            <text:p>12:14 15.05.20</text:p>
          </table:table-cell>
          <table:table-cell table:number-columns-repeated="2" office:value-type="float" office:value="247" calcext:value-type="float">
            <text:p>24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335" calcext:value-type="float">
            <text:p>77000335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28-1</text:p>
          </table:table-cell>
          <table:table-cell office:value-type="string" calcext:value-type="string">
            <text:p>Tornimäe Rahvamaja</text:p>
          </table:table-cell>
          <table:table-cell/>
          <table:table-cell table:style-name="ce2" office:value-type="date" office:date-value="2020-05-15T11:47:31" calcext:value-type="date">
            <text:p>11:47 15.05.20</text:p>
          </table:table-cell>
          <table:table-cell table:number-columns-repeated="2" office:value-type="float" office:value="260" calcext:value-type="float">
            <text:p>2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0492" calcext:value-type="float">
            <text:p>7502049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27-1</text:p>
          </table:table-cell>
          <table:table-cell office:value-type="string" calcext:value-type="string">
            <text:p>Järva Vallavalitsus</text:p>
          </table:table-cell>
          <table:table-cell/>
          <table:table-cell table:style-name="ce2" office:value-type="date" office:date-value="2020-05-15T11:46:48" calcext:value-type="date">
            <text:p>11:46 15.05.20</text:p>
          </table:table-cell>
          <table:table-cell table:number-columns-repeated="2" office:value-type="float" office:value="159" calcext:value-type="float">
            <text:p>15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335" calcext:value-type="float">
            <text:p>77000335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26-1</text:p>
          </table:table-cell>
          <table:table-cell office:value-type="string" calcext:value-type="string">
            <text:p>Tornimäe Rahvamaja</text:p>
          </table:table-cell>
          <table:table-cell/>
          <table:table-cell table:style-name="ce2" office:value-type="date" office:date-value="2020-05-15T11:35:00" calcext:value-type="date">
            <text:p>11:35 15.05.20</text:p>
          </table:table-cell>
          <table:table-cell table:number-columns-repeated="2" office:value-type="float" office:value="224" calcext:value-type="float">
            <text:p>22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0492" calcext:value-type="float">
            <text:p>7502049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25-1</text:p>
          </table:table-cell>
          <table:table-cell office:value-type="string" calcext:value-type="string">
            <text:p>Abja Kultuurimaja</text:p>
          </table:table-cell>
          <table:table-cell/>
          <table:table-cell table:style-name="ce2" office:value-type="date" office:date-value="2020-05-15T11:32:26" calcext:value-type="date">
            <text:p>11:32 15.05.20</text:p>
          </table:table-cell>
          <table:table-cell table:number-columns-repeated="2" office:value-type="float" office:value="452" calcext:value-type="float">
            <text:p>45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5829" calcext:value-type="float">
            <text:p>75015829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24-1</text:p>
          </table:table-cell>
          <table:table-cell office:value-type="string" calcext:value-type="string">
            <text:p>Kihelkonna Rahvamaja</text:p>
          </table:table-cell>
          <table:table-cell/>
          <table:table-cell table:style-name="ce2" office:value-type="date" office:date-value="2020-05-15T11:02:42" calcext:value-type="date">
            <text:p>11:02 15.05.20</text:p>
          </table:table-cell>
          <table:table-cell table:number-columns-repeated="2" office:value-type="float" office:value="277" calcext:value-type="float">
            <text:p>27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36240" calcext:value-type="float">
            <text:p>75036240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23-1</text:p>
          </table:table-cell>
          <table:table-cell office:value-type="string" calcext:value-type="string">
            <text:p>Muuga-Laekvere Kool</text:p>
          </table:table-cell>
          <table:table-cell/>
          <table:table-cell table:style-name="ce2" office:value-type="date" office:date-value="2020-05-15T10:48:09" calcext:value-type="date">
            <text:p>10:48 15.05.20</text:p>
          </table:table-cell>
          <table:table-cell office:value-type="float" office:value="162" calcext:value-type="float">
            <text:p>162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0832" calcext:value-type="float">
            <text:p>7501083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22-1</text:p>
          </table:table-cell>
          <table:table-cell office:value-type="string" calcext:value-type="string">
            <text:p>Võru Kreutzwaldi Kool</text:p>
          </table:table-cell>
          <table:table-cell/>
          <table:table-cell table:style-name="ce2" office:value-type="date" office:date-value="2020-05-15T09:59:46" calcext:value-type="date">
            <text:p>09:59 15.05.20</text:p>
          </table:table-cell>
          <table:table-cell table:number-columns-repeated="2" office:value-type="float" office:value="315" calcext:value-type="float">
            <text:p>31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39014" calcext:value-type="float">
            <text:p>75039014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21-1</text:p>
          </table:table-cell>
          <table:table-cell office:value-type="string" calcext:value-type="string">
            <text:p>Võru Kreutzwaldi Kool</text:p>
          </table:table-cell>
          <table:table-cell/>
          <table:table-cell table:style-name="ce2" office:value-type="date" office:date-value="2020-05-15T09:56:37" calcext:value-type="date">
            <text:p>09:56 15.05.20</text:p>
          </table:table-cell>
          <table:table-cell table:number-columns-repeated="2" office:value-type="float" office:value="315" calcext:value-type="float">
            <text:p>31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39014" calcext:value-type="float">
            <text:p>75039014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20-1</text:p>
          </table:table-cell>
          <table:table-cell office:value-type="string" calcext:value-type="string">
            <text:p>Võru Kreutzwaldi Kool</text:p>
          </table:table-cell>
          <table:table-cell/>
          <table:table-cell table:style-name="ce2" office:value-type="date" office:date-value="2020-05-15T09:49:03" calcext:value-type="date">
            <text:p>09:49 15.05.20</text:p>
          </table:table-cell>
          <table:table-cell table:number-columns-repeated="2" office:value-type="float" office:value="315" calcext:value-type="float">
            <text:p>31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39014" calcext:value-type="float">
            <text:p>75039014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19-1</text:p>
          </table:table-cell>
          <table:table-cell office:value-type="string" calcext:value-type="string">
            <text:p>Sütevaka Gümnaasiumi Toetajate Ühendus</text:p>
          </table:table-cell>
          <table:table-cell/>
          <table:table-cell table:style-name="ce2" office:value-type="date" office:date-value="2020-05-15T08:42:21" calcext:value-type="date">
            <text:p>08:42 15.05.20</text:p>
          </table:table-cell>
          <table:table-cell table:number-columns-repeated="2" office:value-type="float" office:value="234" calcext:value-type="float">
            <text:p>23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8841" calcext:value-type="float">
            <text:p>80058841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17-1</text:p>
          </table:table-cell>
          <table:table-cell office:value-type="string" calcext:value-type="string">
            <text:p>Sihtasutus Tartu Rahvaülikool</text:p>
          </table:table-cell>
          <table:table-cell/>
          <table:table-cell table:style-name="ce2" office:value-type="date" office:date-value="2020-05-14T23:02:04" calcext:value-type="date">
            <text:p>23:02 14.05.20</text:p>
          </table:table-cell>
          <table:table-cell table:number-columns-repeated="2" office:value-type="float" office:value="1230" calcext:value-type="float">
            <text:p>1 23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7135" calcext:value-type="float">
            <text:p>90007135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15-1</text:p>
          </table:table-cell>
          <table:table-cell office:value-type="string" calcext:value-type="string">
            <text:p>Muhu Vallavalitsus</text:p>
          </table:table-cell>
          <table:table-cell/>
          <table:table-cell table:style-name="ce2" office:value-type="date" office:date-value="2020-05-14T21:06:54" calcext:value-type="date">
            <text:p>21:06 14.05.20</text:p>
          </table:table-cell>
          <table:table-cell table:number-columns-repeated="2" office:value-type="float" office:value="132" calcext:value-type="float">
            <text:p>13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8710" calcext:value-type="float">
            <text:p>75018710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14-1</text:p>
          </table:table-cell>
          <table:table-cell office:value-type="string" calcext:value-type="string">
            <text:p>Paide Linnavalitsus</text:p>
          </table:table-cell>
          <table:table-cell/>
          <table:table-cell table:style-name="ce2" office:value-type="date" office:date-value="2020-05-14T19:46:58" calcext:value-type="date">
            <text:p>19:46 14.05.20</text:p>
          </table:table-cell>
          <table:table-cell table:number-columns-repeated="2" office:value-type="float" office:value="209" calcext:value-type="float">
            <text:p>20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246" calcext:value-type="float">
            <text:p>77000246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13-1</text:p>
          </table:table-cell>
          <table:table-cell office:value-type="string" calcext:value-type="string">
            <text:p>Muhu Vallavalitsus</text:p>
          </table:table-cell>
          <table:table-cell/>
          <table:table-cell table:style-name="ce2" office:value-type="date" office:date-value="2020-05-14T18:45:28" calcext:value-type="date">
            <text:p>18:45 14.05.20</text:p>
          </table:table-cell>
          <table:table-cell table:number-columns-repeated="2" office:value-type="float" office:value="132" calcext:value-type="float">
            <text:p>13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8710" calcext:value-type="float">
            <text:p>75018710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12-1</text:p>
          </table:table-cell>
          <table:table-cell office:value-type="string" calcext:value-type="string">
            <text:p>Orissaare Kultuurimaja</text:p>
          </table:table-cell>
          <table:table-cell/>
          <table:table-cell table:style-name="ce2" office:value-type="date" office:date-value="2020-05-14T18:31:53" calcext:value-type="date">
            <text:p>18:31 14.05.20</text:p>
          </table:table-cell>
          <table:table-cell table:number-columns-repeated="2" office:value-type="float" office:value="72" calcext:value-type="float">
            <text:p>7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0747" calcext:value-type="float">
            <text:p>75020747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11-1</text:p>
          </table:table-cell>
          <table:table-cell office:value-type="string" calcext:value-type="string">
            <text:p>Orissaare Kultuurimaja</text:p>
          </table:table-cell>
          <table:table-cell/>
          <table:table-cell table:style-name="ce2" office:value-type="date" office:date-value="2020-05-14T18:28:13" calcext:value-type="date">
            <text:p>18:28 14.05.20</text:p>
          </table:table-cell>
          <table:table-cell table:number-columns-repeated="2" office:value-type="float" office:value="72" calcext:value-type="float">
            <text:p>7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0747" calcext:value-type="float">
            <text:p>75020747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10-1</text:p>
          </table:table-cell>
          <table:table-cell office:value-type="string" calcext:value-type="string">
            <text:p>Orissaare Kultuurimaja</text:p>
          </table:table-cell>
          <table:table-cell/>
          <table:table-cell table:style-name="ce2" office:value-type="date" office:date-value="2020-05-14T18:24:20.000001" calcext:value-type="date">
            <text:p>18:24 14.05.20</text:p>
          </table:table-cell>
          <table:table-cell table:number-columns-repeated="2" office:value-type="float" office:value="72" calcext:value-type="float">
            <text:p>7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0747" calcext:value-type="float">
            <text:p>75020747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09-1</text:p>
          </table:table-cell>
          <table:table-cell office:value-type="string" calcext:value-type="string">
            <text:p>Orissaare Kultuurimaja</text:p>
          </table:table-cell>
          <table:table-cell/>
          <table:table-cell table:style-name="ce2" office:value-type="date" office:date-value="2020-05-14T18:20:04" calcext:value-type="date">
            <text:p>18:20 14.05.20</text:p>
          </table:table-cell>
          <table:table-cell table:number-columns-repeated="2" office:value-type="float" office:value="72" calcext:value-type="float">
            <text:p>7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0747" calcext:value-type="float">
            <text:p>75020747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08-1</text:p>
          </table:table-cell>
          <table:table-cell office:value-type="string" calcext:value-type="string">
            <text:p>Käina Huvi- ja Kultuurikeskus</text:p>
          </table:table-cell>
          <table:table-cell/>
          <table:table-cell table:style-name="ce2" office:value-type="date" office:date-value="2020-05-14T17:32:52" calcext:value-type="date">
            <text:p>17:32 14.05.20</text:p>
          </table:table-cell>
          <table:table-cell table:number-columns-repeated="2" office:value-type="float" office:value="539" calcext:value-type="float">
            <text:p>53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1234" calcext:value-type="float">
            <text:p>75011234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07-1</text:p>
          </table:table-cell>
          <table:table-cell office:value-type="string" calcext:value-type="string">
            <text:p>Paide Linnavalitsus</text:p>
          </table:table-cell>
          <table:table-cell/>
          <table:table-cell table:style-name="ce2" office:value-type="date" office:date-value="2020-05-14T17:10:20.000001" calcext:value-type="date">
            <text:p>17:10 14.05.20</text:p>
          </table:table-cell>
          <table:table-cell office:value-type="float" office:value="462" calcext:value-type="float">
            <text:p>462,00</text:p>
          </table:table-cell>
          <table:table-cell office:value-type="float" office:value="310" calcext:value-type="float">
            <text:p>31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246" calcext:value-type="float">
            <text:p>77000246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06-1</text:p>
          </table:table-cell>
          <table:table-cell office:value-type="string" calcext:value-type="string">
            <text:p>Paide Linnavalitsus</text:p>
          </table:table-cell>
          <table:table-cell/>
          <table:table-cell table:style-name="ce2" office:value-type="date" office:date-value="2020-05-14T16:35:51" calcext:value-type="date">
            <text:p>16:35 14.05.20</text:p>
          </table:table-cell>
          <table:table-cell table:number-columns-repeated="2" office:value-type="float" office:value="264" calcext:value-type="float">
            <text:p>26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246" calcext:value-type="float">
            <text:p>77000246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04-1</text:p>
          </table:table-cell>
          <table:table-cell office:value-type="string" calcext:value-type="string">
            <text:p>Paide Linnavalitsus</text:p>
          </table:table-cell>
          <table:table-cell/>
          <table:table-cell table:style-name="ce2" office:value-type="date" office:date-value="2020-05-14T15:58:35" calcext:value-type="date">
            <text:p>15:58 14.05.20</text:p>
          </table:table-cell>
          <table:table-cell table:number-columns-repeated="2" office:value-type="float" office:value="222" calcext:value-type="float">
            <text:p>22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246" calcext:value-type="float">
            <text:p>77000246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03-1</text:p>
          </table:table-cell>
          <table:table-cell office:value-type="string" calcext:value-type="string">
            <text:p>Torma Rahvamaja</text:p>
          </table:table-cell>
          <table:table-cell/>
          <table:table-cell table:style-name="ce2" office:value-type="date" office:date-value="2020-05-14T15:44:10" calcext:value-type="date">
            <text:p>15:44 14.05.20</text:p>
          </table:table-cell>
          <table:table-cell office:value-type="float" office:value="1049" calcext:value-type="float">
            <text:p>1 049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3697" calcext:value-type="float">
            <text:p>75023697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02-1</text:p>
          </table:table-cell>
          <table:table-cell office:value-type="string" calcext:value-type="string">
            <text:p>Kunda Ühisgümnaasium</text:p>
          </table:table-cell>
          <table:table-cell/>
          <table:table-cell table:style-name="ce2" office:value-type="date" office:date-value="2020-05-14T15:24:44.000001" calcext:value-type="date">
            <text:p>15:24 14.05.20</text:p>
          </table:table-cell>
          <table:table-cell table:number-columns-repeated="2" office:value-type="float" office:value="206" calcext:value-type="float">
            <text:p>20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7695" calcext:value-type="float">
            <text:p>75027695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01-1</text:p>
          </table:table-cell>
          <table:table-cell office:value-type="string" calcext:value-type="string">
            <text:p>Paide Linnavalitsus</text:p>
          </table:table-cell>
          <table:table-cell/>
          <table:table-cell table:style-name="ce2" office:value-type="date" office:date-value="2020-05-14T15:21:38" calcext:value-type="date">
            <text:p>15:21 14.05.20</text:p>
          </table:table-cell>
          <table:table-cell table:number-columns-repeated="2" office:value-type="float" office:value="433" calcext:value-type="float">
            <text:p>43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246" calcext:value-type="float">
            <text:p>77000246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400-1</text:p>
          </table:table-cell>
          <table:table-cell office:value-type="string" calcext:value-type="string">
            <text:p>Kose Vallavalitsus</text:p>
          </table:table-cell>
          <table:table-cell/>
          <table:table-cell table:style-name="ce2" office:value-type="date" office:date-value="2020-05-14T14:31:55" calcext:value-type="date">
            <text:p>14:31 14.05.20</text:p>
          </table:table-cell>
          <table:table-cell table:number-columns-repeated="2" office:value-type="float" office:value="262" calcext:value-type="float">
            <text:p>26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1547" calcext:value-type="float">
            <text:p>75011547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99-1</text:p>
          </table:table-cell>
          <table:table-cell office:value-type="string" calcext:value-type="string">
            <text:p>Kose Vallavalitsus</text:p>
          </table:table-cell>
          <table:table-cell/>
          <table:table-cell table:style-name="ce2" office:value-type="date" office:date-value="2020-05-14T14:29:27" calcext:value-type="date">
            <text:p>14:29 14.05.20</text:p>
          </table:table-cell>
          <table:table-cell table:number-columns-repeated="2" office:value-type="float" office:value="225" calcext:value-type="float">
            <text:p>22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1547" calcext:value-type="float">
            <text:p>75011547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98-1</text:p>
          </table:table-cell>
          <table:table-cell office:value-type="string" calcext:value-type="string">
            <text:p>Kose Vallavalitsus</text:p>
          </table:table-cell>
          <table:table-cell/>
          <table:table-cell table:style-name="ce2" office:value-type="date" office:date-value="2020-05-14T14:26:44" calcext:value-type="date">
            <text:p>14:26 14.05.20</text:p>
          </table:table-cell>
          <table:table-cell table:number-columns-repeated="2" office:value-type="float" office:value="225" calcext:value-type="float">
            <text:p>22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1547" calcext:value-type="float">
            <text:p>75011547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97-1</text:p>
          </table:table-cell>
          <table:table-cell office:value-type="string" calcext:value-type="string">
            <text:p>Mulgi Vallavalitsus</text:p>
          </table:table-cell>
          <table:table-cell/>
          <table:table-cell table:style-name="ce2" office:value-type="date" office:date-value="2020-05-14T14:25:48" calcext:value-type="date">
            <text:p>14:25 14.05.20</text:p>
          </table:table-cell>
          <table:table-cell table:number-columns-repeated="2" office:value-type="float" office:value="412" calcext:value-type="float">
            <text:p>41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453" calcext:value-type="float">
            <text:p>77000453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96-1</text:p>
          </table:table-cell>
          <table:table-cell office:value-type="string" calcext:value-type="string">
            <text:p>Kose Vallavalitsus</text:p>
          </table:table-cell>
          <table:table-cell/>
          <table:table-cell table:style-name="ce2" office:value-type="date" office:date-value="2020-05-14T14:23:28.000001" calcext:value-type="date">
            <text:p>14:23 14.05.20</text:p>
          </table:table-cell>
          <table:table-cell table:number-columns-repeated="2" office:value-type="float" office:value="262" calcext:value-type="float">
            <text:p>26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1547" calcext:value-type="float">
            <text:p>75011547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95-1</text:p>
          </table:table-cell>
          <table:table-cell office:value-type="string" calcext:value-type="string">
            <text:p>Kose Vallavalitsus</text:p>
          </table:table-cell>
          <table:table-cell/>
          <table:table-cell table:style-name="ce2" office:value-type="date" office:date-value="2020-05-14T14:20:17.000001" calcext:value-type="date">
            <text:p>14:20 14.05.20</text:p>
          </table:table-cell>
          <table:table-cell table:number-columns-repeated="2" office:value-type="float" office:value="262" calcext:value-type="float">
            <text:p>26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1547" calcext:value-type="float">
            <text:p>75011547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93-1</text:p>
          </table:table-cell>
          <table:table-cell office:value-type="string" calcext:value-type="string">
            <text:p>Kose Vallavalitsus</text:p>
          </table:table-cell>
          <table:table-cell/>
          <table:table-cell table:style-name="ce2" office:value-type="date" office:date-value="2020-05-14T14:15:55" calcext:value-type="date">
            <text:p>14:15 14.05.20</text:p>
          </table:table-cell>
          <table:table-cell table:number-columns-repeated="2" office:value-type="float" office:value="262" calcext:value-type="float">
            <text:p>26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1547" calcext:value-type="float">
            <text:p>75011547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92-1</text:p>
          </table:table-cell>
          <table:table-cell office:value-type="string" calcext:value-type="string">
            <text:p>Anija Vallavalitsus</text:p>
          </table:table-cell>
          <table:table-cell/>
          <table:table-cell table:style-name="ce2" office:value-type="date" office:date-value="2020-05-14T14:13:35" calcext:value-type="date">
            <text:p>14:13 14.05.20</text:p>
          </table:table-cell>
          <table:table-cell office:value-type="float" office:value="467" calcext:value-type="float">
            <text:p>467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8816" calcext:value-type="float">
            <text:p>75018816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91-1</text:p>
          </table:table-cell>
          <table:table-cell office:value-type="string" calcext:value-type="string">
            <text:p>Kose Vallavalitsus</text:p>
          </table:table-cell>
          <table:table-cell/>
          <table:table-cell table:style-name="ce2" office:value-type="date" office:date-value="2020-05-14T14:09:51" calcext:value-type="date">
            <text:p>14:09 14.05.20</text:p>
          </table:table-cell>
          <table:table-cell table:number-columns-repeated="2" office:value-type="float" office:value="524" calcext:value-type="float">
            <text:p>52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1547" calcext:value-type="float">
            <text:p>75011547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90-1</text:p>
          </table:table-cell>
          <table:table-cell office:value-type="string" calcext:value-type="string">
            <text:p>Anija Vallavalitsus</text:p>
          </table:table-cell>
          <table:table-cell/>
          <table:table-cell table:style-name="ce2" office:value-type="date" office:date-value="2020-05-14T14:08:28.000001" calcext:value-type="date">
            <text:p>14:08 14.05.20</text:p>
          </table:table-cell>
          <table:table-cell table:number-columns-repeated="2" office:value-type="float" office:value="237" calcext:value-type="float">
            <text:p>23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8816" calcext:value-type="float">
            <text:p>75018816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89-1</text:p>
          </table:table-cell>
          <table:table-cell office:value-type="string" calcext:value-type="string">
            <text:p>Sihtasutus Võru Kannel</text:p>
          </table:table-cell>
          <table:table-cell/>
          <table:table-cell table:style-name="ce2" office:value-type="date" office:date-value="2020-05-14T12:49:26" calcext:value-type="date">
            <text:p>12:49 14.05.20</text:p>
          </table:table-cell>
          <table:table-cell table:number-columns-repeated="2" office:value-type="float" office:value="420" calcext:value-type="float">
            <text:p>4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0686" calcext:value-type="float">
            <text:p>90010686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88-1</text:p>
          </table:table-cell>
          <table:table-cell office:value-type="string" calcext:value-type="string">
            <text:p>Pühalepa Vaba Aja Keskus</text:p>
          </table:table-cell>
          <table:table-cell/>
          <table:table-cell table:style-name="ce2" office:value-type="date" office:date-value="2020-05-14T12:48:46" calcext:value-type="date">
            <text:p>12:48 14.05.20</text:p>
          </table:table-cell>
          <table:table-cell office:value-type="float" office:value="211" calcext:value-type="float">
            <text:p>211,00</text:p>
          </table:table-cell>
          <table:table-cell office:value-type="float" office:value="176" calcext:value-type="float">
            <text:p>17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9856" calcext:value-type="float">
            <text:p>75019856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87-1</text:p>
          </table:table-cell>
          <table:table-cell office:value-type="string" calcext:value-type="string">
            <text:p>Sihtasutus Võru Kannel</text:p>
          </table:table-cell>
          <table:table-cell/>
          <table:table-cell table:style-name="ce2" office:value-type="date" office:date-value="2020-05-14T12:42:54" calcext:value-type="date">
            <text:p>12:42 14.05.20</text:p>
          </table:table-cell>
          <table:table-cell table:number-columns-repeated="2" office:value-type="float" office:value="972" calcext:value-type="float">
            <text:p>97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0686" calcext:value-type="float">
            <text:p>90010686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86-1</text:p>
          </table:table-cell>
          <table:table-cell office:value-type="string" calcext:value-type="string">
            <text:p>Sihtasutus Võru Kannel</text:p>
          </table:table-cell>
          <table:table-cell/>
          <table:table-cell table:style-name="ce2" office:value-type="date" office:date-value="2020-05-14T12:38:17" calcext:value-type="date">
            <text:p>12:38 14.05.20</text:p>
          </table:table-cell>
          <table:table-cell table:number-columns-repeated="2" office:value-type="float" office:value="453" calcext:value-type="float">
            <text:p>45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0686" calcext:value-type="float">
            <text:p>90010686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85-1</text:p>
          </table:table-cell>
          <table:table-cell office:value-type="string" calcext:value-type="string">
            <text:p>Sihtasutus Võru Kannel</text:p>
          </table:table-cell>
          <table:table-cell/>
          <table:table-cell table:style-name="ce2" office:value-type="date" office:date-value="2020-05-14T12:34:09" calcext:value-type="date">
            <text:p>12:34 14.05.20</text:p>
          </table:table-cell>
          <table:table-cell table:number-columns-repeated="2" office:value-type="float" office:value="453" calcext:value-type="float">
            <text:p>45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0686" calcext:value-type="float">
            <text:p>90010686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84-1</text:p>
          </table:table-cell>
          <table:table-cell office:value-type="string" calcext:value-type="string">
            <text:p>Viru-Nigula Kultuurikeskus</text:p>
          </table:table-cell>
          <table:table-cell/>
          <table:table-cell table:style-name="ce2" office:value-type="date" office:date-value="2020-05-14T12:33:32" calcext:value-type="date">
            <text:p>12:33 14.05.20</text:p>
          </table:table-cell>
          <table:table-cell table:number-columns-repeated="2" office:value-type="float" office:value="224" calcext:value-type="float">
            <text:p>22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0581" calcext:value-type="float">
            <text:p>75020581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83-1</text:p>
          </table:table-cell>
          <table:table-cell office:value-type="string" calcext:value-type="string">
            <text:p>Laimjala Rahvamaja</text:p>
          </table:table-cell>
          <table:table-cell/>
          <table:table-cell table:style-name="ce2" office:value-type="date" office:date-value="2020-05-14T12:33:03" calcext:value-type="date">
            <text:p>12:33 14.05.20</text:p>
          </table:table-cell>
          <table:table-cell table:number-columns-repeated="2" office:value-type="float" office:value="165" calcext:value-type="float">
            <text:p>16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0823" calcext:value-type="float">
            <text:p>75020823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82-1</text:p>
          </table:table-cell>
          <table:table-cell office:value-type="string" calcext:value-type="string">
            <text:p>Pärsama Rahvamaja</text:p>
          </table:table-cell>
          <table:table-cell/>
          <table:table-cell table:style-name="ce2" office:value-type="date" office:date-value="2020-05-14T12:32:31" calcext:value-type="date">
            <text:p>12:32 14.05.20</text:p>
          </table:table-cell>
          <table:table-cell table:number-columns-repeated="2" office:value-type="float" office:value="269" calcext:value-type="float">
            <text:p>26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9603" calcext:value-type="float">
            <text:p>75019603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81-1</text:p>
          </table:table-cell>
          <table:table-cell office:value-type="string" calcext:value-type="string">
            <text:p>Alutaguse Vallavalitsus</text:p>
          </table:table-cell>
          <table:table-cell/>
          <table:table-cell table:style-name="ce2" office:value-type="date" office:date-value="2020-05-14T12:31:35" calcext:value-type="date">
            <text:p>12:31 14.05.20</text:p>
          </table:table-cell>
          <table:table-cell office:value-type="float" office:value="703" calcext:value-type="float">
            <text:p>703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281" calcext:value-type="float">
            <text:p>77000281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80-1</text:p>
          </table:table-cell>
          <table:table-cell office:value-type="string" calcext:value-type="string">
            <text:p>Mulgi Vallavalitsus</text:p>
          </table:table-cell>
          <table:table-cell/>
          <table:table-cell table:style-name="ce2" office:value-type="date" office:date-value="2020-05-14T12:28:48" calcext:value-type="date">
            <text:p>12:28 14.05.20</text:p>
          </table:table-cell>
          <table:table-cell table:number-columns-repeated="2" office:value-type="float" office:value="222" calcext:value-type="float">
            <text:p>22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453" calcext:value-type="float">
            <text:p>77000453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79-1</text:p>
          </table:table-cell>
          <table:table-cell office:value-type="string" calcext:value-type="string">
            <text:p>Sihtasutus Võru Kannel</text:p>
          </table:table-cell>
          <table:table-cell/>
          <table:table-cell table:style-name="ce2" office:value-type="date" office:date-value="2020-05-14T12:27:49" calcext:value-type="date">
            <text:p>12:27 14.05.20</text:p>
          </table:table-cell>
          <table:table-cell table:number-columns-repeated="2" office:value-type="float" office:value="453" calcext:value-type="float">
            <text:p>45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0686" calcext:value-type="float">
            <text:p>90010686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78-1</text:p>
          </table:table-cell>
          <table:table-cell office:value-type="string" calcext:value-type="string">
            <text:p>Viru-Nigula Kultuurikeskus</text:p>
          </table:table-cell>
          <table:table-cell/>
          <table:table-cell table:style-name="ce2" office:value-type="date" office:date-value="2020-05-14T12:27:01" calcext:value-type="date">
            <text:p>12:27 14.05.20</text:p>
          </table:table-cell>
          <table:table-cell office:value-type="float" office:value="224" calcext:value-type="float">
            <text:p>224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0581" calcext:value-type="float">
            <text:p>75020581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77-1</text:p>
          </table:table-cell>
          <table:table-cell office:value-type="string" calcext:value-type="string">
            <text:p>Alutaguse Vallavalitsus</text:p>
          </table:table-cell>
          <table:table-cell/>
          <table:table-cell table:style-name="ce2" office:value-type="date" office:date-value="2020-05-14T12:24:03" calcext:value-type="date">
            <text:p>12:24 14.05.20</text:p>
          </table:table-cell>
          <table:table-cell table:number-columns-repeated="2" office:value-type="float" office:value="167" calcext:value-type="float">
            <text:p>16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281" calcext:value-type="float">
            <text:p>77000281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76-1</text:p>
          </table:table-cell>
          <table:table-cell office:value-type="string" calcext:value-type="string">
            <text:p>Viru-Nigula Kultuurikeskus</text:p>
          </table:table-cell>
          <table:table-cell/>
          <table:table-cell table:style-name="ce2" office:value-type="date" office:date-value="2020-05-14T12:20:29" calcext:value-type="date">
            <text:p>12:20 14.05.20</text:p>
          </table:table-cell>
          <table:table-cell table:number-columns-repeated="2" office:value-type="float" office:value="393" calcext:value-type="float">
            <text:p>39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0581" calcext:value-type="float">
            <text:p>75020581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75-1</text:p>
          </table:table-cell>
          <table:table-cell office:value-type="string" calcext:value-type="string">
            <text:p>Sihtasutus Võru Kannel</text:p>
          </table:table-cell>
          <table:table-cell/>
          <table:table-cell table:style-name="ce2" office:value-type="date" office:date-value="2020-05-14T12:18:51" calcext:value-type="date">
            <text:p>12:18 14.05.20</text:p>
          </table:table-cell>
          <table:table-cell table:number-columns-repeated="2" office:value-type="float" office:value="648" calcext:value-type="float">
            <text:p>64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0686" calcext:value-type="float">
            <text:p>90010686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74-1</text:p>
          </table:table-cell>
          <table:table-cell office:value-type="string" calcext:value-type="string">
            <text:p>Sihtasutus Võru Kannel</text:p>
          </table:table-cell>
          <table:table-cell/>
          <table:table-cell table:style-name="ce2" office:value-type="date" office:date-value="2020-05-14T12:13:50" calcext:value-type="date">
            <text:p>12:13 14.05.20</text:p>
          </table:table-cell>
          <table:table-cell table:number-columns-repeated="2" office:value-type="float" office:value="382" calcext:value-type="float">
            <text:p>38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0686" calcext:value-type="float">
            <text:p>90010686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73-1</text:p>
          </table:table-cell>
          <table:table-cell office:value-type="string" calcext:value-type="string">
            <text:p>Viru-Nigula Kultuurikeskus</text:p>
          </table:table-cell>
          <table:table-cell/>
          <table:table-cell table:style-name="ce2" office:value-type="date" office:date-value="2020-05-14T12:13:44" calcext:value-type="date">
            <text:p>12:13 14.05.20</text:p>
          </table:table-cell>
          <table:table-cell table:number-columns-repeated="2" office:value-type="float" office:value="168" calcext:value-type="float">
            <text:p>16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0581" calcext:value-type="float">
            <text:p>75020581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72-1</text:p>
          </table:table-cell>
          <table:table-cell office:value-type="string" calcext:value-type="string">
            <text:p>Järva Vallavalitsus</text:p>
          </table:table-cell>
          <table:table-cell/>
          <table:table-cell table:style-name="ce2" office:value-type="date" office:date-value="2020-05-14T12:11:56" calcext:value-type="date">
            <text:p>12:11 14.05.20</text:p>
          </table:table-cell>
          <table:table-cell table:number-columns-repeated="2" office:value-type="float" office:value="174" calcext:value-type="float">
            <text:p>17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335" calcext:value-type="float">
            <text:p>77000335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71-1</text:p>
          </table:table-cell>
          <table:table-cell office:value-type="string" calcext:value-type="string">
            <text:p>Alutaguse Vallavalitsus</text:p>
          </table:table-cell>
          <table:table-cell/>
          <table:table-cell table:style-name="ce2" office:value-type="date" office:date-value="2020-05-14T12:09:34" calcext:value-type="date">
            <text:p>12:09 14.05.20</text:p>
          </table:table-cell>
          <table:table-cell table:number-columns-repeated="2" office:value-type="float" office:value="97" calcext:value-type="float">
            <text:p>9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281" calcext:value-type="float">
            <text:p>77000281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70-1</text:p>
          </table:table-cell>
          <table:table-cell office:value-type="string" calcext:value-type="string">
            <text:p>Viru-Nigula Kultuurikeskus</text:p>
          </table:table-cell>
          <table:table-cell/>
          <table:table-cell table:style-name="ce2" office:value-type="date" office:date-value="2020-05-14T12:09:03" calcext:value-type="date">
            <text:p>12:09 14.05.20</text:p>
          </table:table-cell>
          <table:table-cell table:number-columns-repeated="2" office:value-type="float" office:value="168" calcext:value-type="float">
            <text:p>16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0581" calcext:value-type="float">
            <text:p>75020581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69-1</text:p>
          </table:table-cell>
          <table:table-cell office:value-type="string" calcext:value-type="string">
            <text:p>Salme Rahvamaja</text:p>
          </table:table-cell>
          <table:table-cell/>
          <table:table-cell table:style-name="ce2" office:value-type="date" office:date-value="2020-05-14T12:05:18" calcext:value-type="date">
            <text:p>12:05 14.05.20</text:p>
          </table:table-cell>
          <table:table-cell office:value-type="float" office:value="207" calcext:value-type="float">
            <text:p>207,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1579" calcext:value-type="float">
            <text:p>75021579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68-1</text:p>
          </table:table-cell>
          <table:table-cell office:value-type="string" calcext:value-type="string">
            <text:p>Pärsama Rahvamaja</text:p>
          </table:table-cell>
          <table:table-cell/>
          <table:table-cell table:style-name="ce2" office:value-type="date" office:date-value="2020-05-14T12:03:59" calcext:value-type="date">
            <text:p>12:03 14.05.20</text:p>
          </table:table-cell>
          <table:table-cell table:number-columns-repeated="2" office:value-type="float" office:value="258" calcext:value-type="float">
            <text:p>25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19603" calcext:value-type="float">
            <text:p>75019603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67-1</text:p>
          </table:table-cell>
          <table:table-cell office:value-type="string" calcext:value-type="string">
            <text:p>Viru-Nigula Kultuurikeskus</text:p>
          </table:table-cell>
          <table:table-cell/>
          <table:table-cell table:style-name="ce2" office:value-type="date" office:date-value="2020-05-14T12:00:03" calcext:value-type="date">
            <text:p>12:00 14.05.20</text:p>
          </table:table-cell>
          <table:table-cell table:number-columns-repeated="2" office:value-type="float" office:value="318" calcext:value-type="float">
            <text:p>31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0581" calcext:value-type="float">
            <text:p>75020581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65-1</text:p>
          </table:table-cell>
          <table:table-cell office:value-type="string" calcext:value-type="string">
            <text:p>Alutaguse Vallavalitsus</text:p>
          </table:table-cell>
          <table:table-cell/>
          <table:table-cell table:style-name="ce2" office:value-type="date" office:date-value="2020-05-14T11:43:23" calcext:value-type="date">
            <text:p>11:43 14.05.20</text:p>
          </table:table-cell>
          <table:table-cell table:number-columns-repeated="2" office:value-type="float" office:value="134" calcext:value-type="float">
            <text:p>13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281" calcext:value-type="float">
            <text:p>77000281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63-1</text:p>
          </table:table-cell>
          <table:table-cell office:value-type="string" calcext:value-type="string">
            <text:p>Salme Rahvamaja</text:p>
          </table:table-cell>
          <table:table-cell/>
          <table:table-cell table:style-name="ce2" office:value-type="date" office:date-value="2020-05-14T11:14:30.000001" calcext:value-type="date">
            <text:p>11:14 14.05.20</text:p>
          </table:table-cell>
          <table:table-cell table:number-columns-repeated="2" office:value-type="float" office:value="173" calcext:value-type="float">
            <text:p>17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1579" calcext:value-type="float">
            <text:p>75021579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61-1</text:p>
          </table:table-cell>
          <table:table-cell office:value-type="string" calcext:value-type="string">
            <text:p>Sihtasutus Võru Kannel</text:p>
          </table:table-cell>
          <table:table-cell/>
          <table:table-cell table:style-name="ce2" office:value-type="date" office:date-value="2020-05-14T10:45:34" calcext:value-type="date">
            <text:p>10:45 14.05.20</text:p>
          </table:table-cell>
          <table:table-cell table:number-columns-repeated="2" office:value-type="float" office:value="444" calcext:value-type="float">
            <text:p>44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0686" calcext:value-type="float">
            <text:p>90010686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60-1</text:p>
          </table:table-cell>
          <table:table-cell office:value-type="string" calcext:value-type="string">
            <text:p>Taritu Rahvamaja</text:p>
          </table:table-cell>
          <table:table-cell/>
          <table:table-cell table:style-name="ce2" office:value-type="date" office:date-value="2020-05-14T10:43:30" calcext:value-type="date">
            <text:p>10:43 14.05.20</text:p>
          </table:table-cell>
          <table:table-cell table:number-columns-repeated="2" office:value-type="float" office:value="351" calcext:value-type="float">
            <text:p>35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6371" calcext:value-type="float">
            <text:p>75026371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59-1</text:p>
          </table:table-cell>
          <table:table-cell office:value-type="string" calcext:value-type="string">
            <text:p>Sihtasutus Võru Kannel</text:p>
          </table:table-cell>
          <table:table-cell/>
          <table:table-cell table:style-name="ce2" office:value-type="date" office:date-value="2020-05-14T10:39:40" calcext:value-type="date">
            <text:p>10:39 14.05.20</text:p>
          </table:table-cell>
          <table:table-cell table:number-columns-repeated="2" office:value-type="float" office:value="296" calcext:value-type="float">
            <text:p>29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0686" calcext:value-type="float">
            <text:p>90010686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58-1</text:p>
          </table:table-cell>
          <table:table-cell office:value-type="string" calcext:value-type="string">
            <text:p>Sihtasutus Võru Kannel</text:p>
          </table:table-cell>
          <table:table-cell/>
          <table:table-cell table:style-name="ce2" office:value-type="date" office:date-value="2020-05-14T10:26:44" calcext:value-type="date">
            <text:p>10:26 14.05.20</text:p>
          </table:table-cell>
          <table:table-cell table:number-columns-repeated="2" office:value-type="float" office:value="255" calcext:value-type="float">
            <text:p>25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0686" calcext:value-type="float">
            <text:p>90010686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57-1</text:p>
          </table:table-cell>
          <table:table-cell office:value-type="string" calcext:value-type="string">
            <text:p>Toila Gümnaasium</text:p>
          </table:table-cell>
          <table:table-cell/>
          <table:table-cell table:style-name="ce2" office:value-type="date" office:date-value="2020-05-13T21:45:19" calcext:value-type="date">
            <text:p>21:45 13.05.20</text:p>
          </table:table-cell>
          <table:table-cell table:number-columns-repeated="2" office:value-type="float" office:value="107" calcext:value-type="float">
            <text:p>10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1514" calcext:value-type="float">
            <text:p>75001514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56-1</text:p>
          </table:table-cell>
          <table:table-cell office:value-type="string" calcext:value-type="string">
            <text:p>Toila Gümnaasium</text:p>
          </table:table-cell>
          <table:table-cell/>
          <table:table-cell table:style-name="ce2" office:value-type="date" office:date-value="2020-05-13T21:39:11" calcext:value-type="date">
            <text:p>21:39 13.05.20</text:p>
          </table:table-cell>
          <table:table-cell table:number-columns-repeated="2" office:value-type="float" office:value="214" calcext:value-type="float">
            <text:p>21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1514" calcext:value-type="float">
            <text:p>75001514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55-1</text:p>
          </table:table-cell>
          <table:table-cell office:value-type="string" calcext:value-type="string">
            <text:p>Toila Gümnaasium</text:p>
          </table:table-cell>
          <table:table-cell/>
          <table:table-cell table:style-name="ce2" office:value-type="date" office:date-value="2020-05-13T21:36:48" calcext:value-type="date">
            <text:p>21:36 13.05.20</text:p>
          </table:table-cell>
          <table:table-cell table:number-columns-repeated="2" office:value-type="float" office:value="107" calcext:value-type="float">
            <text:p>10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1514" calcext:value-type="float">
            <text:p>75001514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54-1</text:p>
          </table:table-cell>
          <table:table-cell office:value-type="string" calcext:value-type="string">
            <text:p>Toila Gümnaasium</text:p>
          </table:table-cell>
          <table:table-cell/>
          <table:table-cell table:style-name="ce2" office:value-type="date" office:date-value="2020-05-13T21:34:09" calcext:value-type="date">
            <text:p>21:34 13.05.20</text:p>
          </table:table-cell>
          <table:table-cell table:number-columns-repeated="2" office:value-type="float" office:value="107" calcext:value-type="float">
            <text:p>10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1514" calcext:value-type="float">
            <text:p>75001514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53-1</text:p>
          </table:table-cell>
          <table:table-cell office:value-type="string" calcext:value-type="string">
            <text:p>Tornimäe Rahvamaja</text:p>
          </table:table-cell>
          <table:table-cell/>
          <table:table-cell table:style-name="ce2" office:value-type="date" office:date-value="2020-05-13T19:46:16" calcext:value-type="date">
            <text:p>19:46 13.05.20</text:p>
          </table:table-cell>
          <table:table-cell table:number-columns-repeated="2" office:value-type="float" office:value="220" calcext:value-type="float">
            <text:p>2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0492" calcext:value-type="float">
            <text:p>75020492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52-1</text:p>
          </table:table-cell>
          <table:table-cell office:value-type="string" calcext:value-type="string">
            <text:p>Imavere Rahvamaja</text:p>
          </table:table-cell>
          <table:table-cell/>
          <table:table-cell table:style-name="ce2" office:value-type="date" office:date-value="2020-05-13T17:27:04.000001" calcext:value-type="date">
            <text:p>17:27 13.05.20</text:p>
          </table:table-cell>
          <table:table-cell table:number-columns-repeated="2" office:value-type="float" office:value="275" calcext:value-type="float">
            <text:p>27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4895" calcext:value-type="float">
            <text:p>75004895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51-1</text:p>
          </table:table-cell>
          <table:table-cell office:value-type="string" calcext:value-type="string">
            <text:p>Alutaguse Vallavalitsus</text:p>
          </table:table-cell>
          <table:table-cell/>
          <table:table-cell table:style-name="ce2" office:value-type="date" office:date-value="2020-05-13T16:47:17.999999" calcext:value-type="date">
            <text:p>16:47 13.05.20</text:p>
          </table:table-cell>
          <table:table-cell table:number-columns-repeated="2" office:value-type="float" office:value="235" calcext:value-type="float">
            <text:p>23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7000281" calcext:value-type="float">
            <text:p>77000281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50-1</text:p>
          </table:table-cell>
          <table:table-cell office:value-type="string" calcext:value-type="string">
            <text:p>Toila Gümnaasium</text:p>
          </table:table-cell>
          <table:table-cell/>
          <table:table-cell table:style-name="ce2" office:value-type="date" office:date-value="2020-05-13T14:32:07" calcext:value-type="date">
            <text:p>14:32 13.05.20</text:p>
          </table:table-cell>
          <table:table-cell table:number-columns-repeated="2" office:value-type="float" office:value="107" calcext:value-type="float">
            <text:p>10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1514" calcext:value-type="float">
            <text:p>75001514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49-1</text:p>
          </table:table-cell>
          <table:table-cell office:value-type="string" calcext:value-type="string">
            <text:p>Sihtasutus Võru Kannel</text:p>
          </table:table-cell>
          <table:table-cell/>
          <table:table-cell table:style-name="ce2" office:value-type="date" office:date-value="2020-05-13T14:16:23" calcext:value-type="date">
            <text:p>14:16 13.05.20</text:p>
          </table:table-cell>
          <table:table-cell table:number-columns-repeated="2" office:value-type="float" office:value="442" calcext:value-type="float">
            <text:p>44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0686" calcext:value-type="float">
            <text:p>90010686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48-1</text:p>
          </table:table-cell>
          <table:table-cell office:value-type="string" calcext:value-type="string">
            <text:p>Pajusti Klubi</text:p>
          </table:table-cell>
          <table:table-cell/>
          <table:table-cell table:style-name="ce2" office:value-type="date" office:date-value="2020-05-13T13:08:24" calcext:value-type="date">
            <text:p>13:08 13.05.20</text:p>
          </table:table-cell>
          <table:table-cell table:number-columns-repeated="2" office:value-type="float" office:value="667" calcext:value-type="float">
            <text:p>66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08924" calcext:value-type="float">
            <text:p>75008924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47-1</text:p>
          </table:table-cell>
          <table:table-cell office:value-type="string" calcext:value-type="string">
            <text:p>Orissaare Kultuurimaja</text:p>
          </table:table-cell>
          <table:table-cell/>
          <table:table-cell table:style-name="ce2" office:value-type="date" office:date-value="2020-05-13T12:56:28.000001" calcext:value-type="date">
            <text:p>12:56 13.05.20</text:p>
          </table:table-cell>
          <table:table-cell table:number-columns-repeated="2" office:value-type="float" office:value="169" calcext:value-type="float">
            <text:p>16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0747" calcext:value-type="float">
            <text:p>75020747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46-1</text:p>
          </table:table-cell>
          <table:table-cell office:value-type="string" calcext:value-type="string">
            <text:p>Orissaare Kultuurimaja</text:p>
          </table:table-cell>
          <table:table-cell/>
          <table:table-cell table:style-name="ce2" office:value-type="date" office:date-value="2020-05-13T12:31:03" calcext:value-type="date">
            <text:p>12:31 13.05.20</text:p>
          </table:table-cell>
          <table:table-cell table:number-columns-repeated="2" office:value-type="float" office:value="344" calcext:value-type="float">
            <text:p>34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0747" calcext:value-type="float">
            <text:p>75020747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45-1</text:p>
          </table:table-cell>
          <table:table-cell office:value-type="string" calcext:value-type="string">
            <text:p>Orissaare Kultuurimaja</text:p>
          </table:table-cell>
          <table:table-cell/>
          <table:table-cell table:style-name="ce2" office:value-type="date" office:date-value="2020-05-13T12:05:45" calcext:value-type="date">
            <text:p>12:05 13.05.20</text:p>
          </table:table-cell>
          <table:table-cell table:number-columns-repeated="2" office:value-type="float" office:value="175" calcext:value-type="float">
            <text:p>17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0747" calcext:value-type="float">
            <text:p>75020747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43-1</text:p>
          </table:table-cell>
          <table:table-cell office:value-type="string" calcext:value-type="string">
            <text:p>Orissaare Kultuurimaja</text:p>
          </table:table-cell>
          <table:table-cell/>
          <table:table-cell table:style-name="ce2" office:value-type="date" office:date-value="2020-05-13T11:54:41" calcext:value-type="date">
            <text:p>11:54 13.05.20</text:p>
          </table:table-cell>
          <table:table-cell table:number-columns-repeated="2" office:value-type="float" office:value="226" calcext:value-type="float">
            <text:p>22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0747" calcext:value-type="float">
            <text:p>75020747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39-1</text:p>
          </table:table-cell>
          <table:table-cell office:value-type="string" calcext:value-type="string">
            <text:p>Viru-Nigula Kultuurikeskus</text:p>
          </table:table-cell>
          <table:table-cell/>
          <table:table-cell table:style-name="ce2" office:value-type="date" office:date-value="2020-05-12T18:14:40" calcext:value-type="date">
            <text:p>18:14 12.05.20</text:p>
          </table:table-cell>
          <table:table-cell table:number-columns-repeated="2" office:value-type="float" office:value="318" calcext:value-type="float">
            <text:p>31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0581" calcext:value-type="float">
            <text:p>75020581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38-1</text:p>
          </table:table-cell>
          <table:table-cell office:value-type="string" calcext:value-type="string">
            <text:p>MTÜ Kolm Lindu</text:p>
          </table:table-cell>
          <table:table-cell/>
          <table:table-cell table:style-name="ce2" office:value-type="date" office:date-value="2020-05-12T16:44:33" calcext:value-type="date">
            <text:p>16:44 12.05.20</text:p>
          </table:table-cell>
          <table:table-cell office:value-type="float" office:value="791" calcext:value-type="float">
            <text:p>791,00</text:p>
          </table:table-cell>
          <table:table-cell office:value-type="float" office:value="365" calcext:value-type="float">
            <text:p>36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1661" calcext:value-type="float">
            <text:p>80421661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37-1</text:p>
          </table:table-cell>
          <table:table-cell office:value-type="string" calcext:value-type="string">
            <text:p>Viru-Nigula vallavalitsus</text:p>
          </table:table-cell>
          <table:table-cell/>
          <table:table-cell table:style-name="ce2" office:value-type="date" office:date-value="2020-05-12T16:39:26" calcext:value-type="date">
            <text:p>16:39 12.05.20</text:p>
          </table:table-cell>
          <table:table-cell table:number-columns-repeated="2" office:value-type="float" office:value="1050" calcext:value-type="float">
            <text:p>1 0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75020500" calcext:value-type="float">
            <text:p>75020500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36-1</text:p>
          </table:table-cell>
          <table:table-cell office:value-type="string" calcext:value-type="string">
            <text:p>Kanutiaia kooristuudio MTÜ</text:p>
          </table:table-cell>
          <table:table-cell/>
          <table:table-cell table:style-name="ce2" office:value-type="date" office:date-value="2020-05-12T12:45:29" calcext:value-type="date">
            <text:p>12:45 12.05.20</text:p>
          </table:table-cell>
          <table:table-cell table:number-columns-repeated="2" office:value-type="float" office:value="539" calcext:value-type="float">
            <text:p>53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8631" calcext:value-type="float">
            <text:p>80568631</text:p>
          </table:table-cell>
        </table:table-row>
        <table:table-row table:style-name="ro1">
          <table:table-cell office:value-type="string" calcext:value-type="string">
            <text:p>Kriisiabi laulu- ja tantsupeo liikumises osalevatele kollektiivijuhtidele</text:p>
          </table:table-cell>
          <table:table-cell office:value-type="string" calcext:value-type="string">
            <text:p>Rahvakultuuri Keskus</text:p>
          </table:table-cell>
          <table:table-cell office:value-type="string" calcext:value-type="string">
            <text:p>5-1.9/1335-1</text:p>
          </table:table-cell>
          <table:table-cell office:value-type="string" calcext:value-type="string">
            <text:p>Lavassaare Külaselts</text:p>
          </table:table-cell>
          <table:table-cell/>
          <table:table-cell table:style-name="ce2" office:value-type="date" office:date-value="2020-05-12T12:38:17" calcext:value-type="date">
            <text:p>12:38 12.05.20</text:p>
          </table:table-cell>
          <table:table-cell table:number-columns-repeated="2" office:value-type="float" office:value="256" calcext:value-type="float">
            <text:p>25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4963" calcext:value-type="float">
            <text:p>8035496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506</text:p>
          </table:table-cell>
          <table:table-cell office:value-type="string" calcext:value-type="string">
            <text:p>Rakvere kergejõustikuklubi ViKe</text:p>
          </table:table-cell>
          <table:table-cell/>
          <table:table-cell table:style-name="ce2" office:value-type="date" office:date-value="2020-08-03T15:22:54" calcext:value-type="date">
            <text:p>15:22 03.08.20</text:p>
          </table:table-cell>
          <table:table-cell table:style-name="ce3" office:value-type="float" office:value="1250" calcext:value-type="float">
            <text:p>1 250,00</text:p>
          </table:table-cell>
          <table:table-cell table:style-name="ce3" office:value-type="float" office:value="0" calcext:value-type="float">
            <text:p>0,00</text:p>
          </table:table-cell>
          <table:table-cell office:value-type="string" calcext:value-type="string">
            <text:p>Menetluses</text:p>
          </table:table-cell>
          <table:table-cell table:number-columns-repeated="2"/>
          <table:table-cell office:value-type="float" office:value="80069201" calcext:value-type="float">
            <text:p>8006920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505</text:p>
          </table:table-cell>
          <table:table-cell office:value-type="string" calcext:value-type="string">
            <text:p>Digirobo OÜ</text:p>
          </table:table-cell>
          <table:table-cell/>
          <table:table-cell table:style-name="ce2" office:value-type="date" office:date-value="2020-07-17T14:59:49.000001" calcext:value-type="date">
            <text:p>14:59 17.07.20</text:p>
          </table:table-cell>
          <table:table-cell table:number-columns-repeated="2" office:value-type="float" office:value="1560" calcext:value-type="float">
            <text:p>1 5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771702" calcext:value-type="float">
            <text:p>1277170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504</text:p>
          </table:table-cell>
          <table:table-cell office:value-type="string" calcext:value-type="string">
            <text:p>Spordiklubi Raesport</text:p>
          </table:table-cell>
          <table:table-cell/>
          <table:table-cell table:style-name="ce2" office:value-type="date" office:date-value="2020-07-13T16:53:38" calcext:value-type="date">
            <text:p>16:53 13.07.20</text:p>
          </table:table-cell>
          <table:table-cell table:number-columns-repeated="2" table:style-name="ce3" office:value-type="float" office:value="12000" calcext:value-type="float">
            <text:p>1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60887" calcext:value-type="float">
            <text:p>801608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503</text:p>
          </table:table-cell>
          <table:table-cell office:value-type="string" calcext:value-type="string">
            <text:p>Mittetulundusühing KOIT TANTSUKOOL</text:p>
          </table:table-cell>
          <table:table-cell/>
          <table:table-cell table:style-name="ce2" office:value-type="date" office:date-value="2020-07-10T23:59:19" calcext:value-type="date">
            <text:p>23:59 10.07.20</text:p>
          </table:table-cell>
          <table:table-cell table:number-columns-repeated="2" office:value-type="float" office:value="10260" calcext:value-type="float">
            <text:p>10 2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6627" calcext:value-type="float">
            <text:p>8035662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502</text:p>
          </table:table-cell>
          <table:table-cell office:value-type="string" calcext:value-type="string">
            <text:p>Mittetulundusühing Tabasalu Ujumisklubi</text:p>
          </table:table-cell>
          <table:table-cell/>
          <table:table-cell table:style-name="ce2" office:value-type="date" office:date-value="2020-07-10T23:58:44" calcext:value-type="date">
            <text:p>23:58 10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2771" calcext:value-type="float">
            <text:p>8018277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501</text:p>
          </table:table-cell>
          <table:table-cell office:value-type="string" calcext:value-type="string">
            <text:p>Mittetulundusühing Spordikultuur</text:p>
          </table:table-cell>
          <table:table-cell/>
          <table:table-cell table:style-name="ce2" office:value-type="date" office:date-value="2020-07-10T23:56:58" calcext:value-type="date">
            <text:p>23:56 10.07.20</text:p>
          </table:table-cell>
          <table:table-cell table:number-columns-repeated="2" office:value-type="float" office:value="12736" calcext:value-type="float">
            <text:p>12 73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5906" calcext:value-type="float">
            <text:p>8035590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500</text:p>
          </table:table-cell>
          <table:table-cell office:value-type="string" calcext:value-type="string">
            <text:p>Spordiklubi EDU-DO</text:p>
          </table:table-cell>
          <table:table-cell/>
          <table:table-cell table:style-name="ce2" office:value-type="date" office:date-value="2020-07-10T23:55:15" calcext:value-type="date">
            <text:p>23:55 10.07.20</text:p>
          </table:table-cell>
          <table:table-cell table:number-columns-repeated="2" office:value-type="float" office:value="19900" calcext:value-type="float">
            <text:p>19 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2104" calcext:value-type="float">
            <text:p>8018210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99</text:p>
          </table:table-cell>
          <table:table-cell office:value-type="string" calcext:value-type="string">
            <text:p>Mittetulundusühing Tabasalu Ujumisklubi</text:p>
          </table:table-cell>
          <table:table-cell/>
          <table:table-cell table:style-name="ce2" office:value-type="date" office:date-value="2020-07-10T23:54:54" calcext:value-type="date">
            <text:p>23:54 10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2771" calcext:value-type="float">
            <text:p>8018277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98</text:p>
          </table:table-cell>
          <table:table-cell office:value-type="string" calcext:value-type="string">
            <text:p>Ravila Külaarendamise Selts</text:p>
          </table:table-cell>
          <table:table-cell/>
          <table:table-cell table:style-name="ce2" office:value-type="date" office:date-value="2020-07-10T23:53:47.000001" calcext:value-type="date">
            <text:p>23:53 10.07.20</text:p>
          </table:table-cell>
          <table:table-cell table:number-columns-repeated="2" office:value-type="float" office:value="7000" calcext:value-type="float">
            <text:p>7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91936" calcext:value-type="float">
            <text:p>8019193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97</text:p>
          </table:table-cell>
          <table:table-cell office:value-type="string" calcext:value-type="string">
            <text:p>Judoklubi Dokyo</text:p>
          </table:table-cell>
          <table:table-cell/>
          <table:table-cell table:style-name="ce2" office:value-type="date" office:date-value="2020-07-10T23:52:26" calcext:value-type="date">
            <text:p>23:52 10.07.20</text:p>
          </table:table-cell>
          <table:table-cell table:number-columns-repeated="2" office:value-type="float" office:value="7000" calcext:value-type="float">
            <text:p>7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2311" calcext:value-type="float">
            <text:p>8055231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96</text:p>
          </table:table-cell>
          <table:table-cell office:value-type="string" calcext:value-type="string">
            <text:p>EstLike MTÜ</text:p>
          </table:table-cell>
          <table:table-cell/>
          <table:table-cell table:style-name="ce2" office:value-type="date" office:date-value="2020-07-10T23:50:25" calcext:value-type="date">
            <text:p>23:50 10.07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7426" calcext:value-type="float">
            <text:p>8055742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95</text:p>
          </table:table-cell>
          <table:table-cell office:value-type="string" calcext:value-type="string">
            <text:p>Progepisik OÜ</text:p>
          </table:table-cell>
          <table:table-cell/>
          <table:table-cell table:style-name="ce2" office:value-type="date" office:date-value="2020-07-10T23:49:55.000001" calcext:value-type="date">
            <text:p>23:49 10.07.20</text:p>
          </table:table-cell>
          <table:table-cell table:number-columns-repeated="2" office:value-type="float" office:value="960" calcext:value-type="float">
            <text:p>9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621415" calcext:value-type="float">
            <text:p>1462141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94</text:p>
          </table:table-cell>
          <table:table-cell office:value-type="string" calcext:value-type="string">
            <text:p>Ravila Külaarendamise Selts</text:p>
          </table:table-cell>
          <table:table-cell/>
          <table:table-cell table:style-name="ce2" office:value-type="date" office:date-value="2020-07-10T23:48:40" calcext:value-type="date">
            <text:p>23:48 10.07.20</text:p>
          </table:table-cell>
          <table:table-cell table:number-columns-repeated="2" office:value-type="float" office:value="7000" calcext:value-type="float">
            <text:p>7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91936" calcext:value-type="float">
            <text:p>8019193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93</text:p>
          </table:table-cell>
          <table:table-cell office:value-type="string" calcext:value-type="string">
            <text:p>Mittetulundusühing Jalgpallikool Tammeka</text:p>
          </table:table-cell>
          <table:table-cell/>
          <table:table-cell table:style-name="ce2" office:value-type="date" office:date-value="2020-07-10T23:47:11" calcext:value-type="date">
            <text:p>23:47 10.07.20</text:p>
          </table:table-cell>
          <table:table-cell table:number-columns-repeated="2" office:value-type="float" office:value="12480" calcext:value-type="float">
            <text:p>12 4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5611" calcext:value-type="float">
            <text:p>8031561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91</text:p>
          </table:table-cell>
          <table:table-cell office:value-type="string" calcext:value-type="string">
            <text:p>OÜ PEEDU NOORTELAAGER</text:p>
          </table:table-cell>
          <table:table-cell/>
          <table:table-cell table:style-name="ce2" office:value-type="date" office:date-value="2020-07-10T23:43:50" calcext:value-type="date">
            <text:p>23:43 10.07.20</text:p>
          </table:table-cell>
          <table:table-cell table:number-columns-repeated="2" office:value-type="float" office:value="8400" calcext:value-type="float">
            <text:p>8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555853" calcext:value-type="float">
            <text:p>1155585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90</text:p>
          </table:table-cell>
          <table:table-cell office:value-type="string" calcext:value-type="string">
            <text:p>Avatud Piibli Ühing</text:p>
          </table:table-cell>
          <table:table-cell/>
          <table:table-cell table:style-name="ce2" office:value-type="date" office:date-value="2020-07-10T23:43:46.000001" calcext:value-type="date">
            <text:p>23:43 10.07.20</text:p>
          </table:table-cell>
          <table:table-cell table:number-columns-repeated="2" office:value-type="float" office:value="2996" calcext:value-type="float">
            <text:p>2 99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4971" calcext:value-type="float">
            <text:p>8006497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89</text:p>
          </table:table-cell>
          <table:table-cell office:value-type="string" calcext:value-type="string">
            <text:p>Optimum semper OÜ</text:p>
          </table:table-cell>
          <table:table-cell/>
          <table:table-cell table:style-name="ce2" office:value-type="date" office:date-value="2020-07-10T23:37:27" calcext:value-type="date">
            <text:p>23:37 10.07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012267" calcext:value-type="float">
            <text:p>1201226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88</text:p>
          </table:table-cell>
          <table:table-cell office:value-type="string" calcext:value-type="string">
            <text:p>Kose Kunsti ja Käsitöö Selts</text:p>
          </table:table-cell>
          <table:table-cell/>
          <table:table-cell table:style-name="ce2" office:value-type="date" office:date-value="2020-07-10T23:36:11" calcext:value-type="date">
            <text:p>23:36 10.07.20</text:p>
          </table:table-cell>
          <table:table-cell table:number-columns-repeated="2" office:value-type="float" office:value="7000" calcext:value-type="float">
            <text:p>7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7781" calcext:value-type="float">
            <text:p>8034778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87</text:p>
          </table:table-cell>
          <table:table-cell office:value-type="string" calcext:value-type="string">
            <text:p>Judoklubi Dokyo</text:p>
          </table:table-cell>
          <table:table-cell/>
          <table:table-cell table:style-name="ce2" office:value-type="date" office:date-value="2020-07-10T23:35:40" calcext:value-type="date">
            <text:p>23:35 10.07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2311" calcext:value-type="float">
            <text:p>8055231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86</text:p>
          </table:table-cell>
          <table:table-cell office:value-type="string" calcext:value-type="string">
            <text:p>Põhja-Tallinna Jalgpalliklubi</text:p>
          </table:table-cell>
          <table:table-cell/>
          <table:table-cell table:style-name="ce2" office:value-type="date" office:date-value="2020-07-10T23:35:22" calcext:value-type="date">
            <text:p>23:35 10.07.20</text:p>
          </table:table-cell>
          <table:table-cell table:number-columns-repeated="2" office:value-type="float" office:value="2880" calcext:value-type="float">
            <text:p>2 8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60093" calcext:value-type="float">
            <text:p>8016009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85</text:p>
          </table:table-cell>
          <table:table-cell office:value-type="string" calcext:value-type="string">
            <text:p>Kose Kunsti ja Käsitöö Selts</text:p>
          </table:table-cell>
          <table:table-cell/>
          <table:table-cell table:style-name="ce2" office:value-type="date" office:date-value="2020-07-10T23:28:26" calcext:value-type="date">
            <text:p>23:28 10.07.20</text:p>
          </table:table-cell>
          <table:table-cell table:number-columns-repeated="2" office:value-type="float" office:value="7000" calcext:value-type="float">
            <text:p>7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7781" calcext:value-type="float">
            <text:p>8034778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84</text:p>
          </table:table-cell>
          <table:table-cell office:value-type="string" calcext:value-type="string">
            <text:p>Tantsuklubi Shate`</text:p>
          </table:table-cell>
          <table:table-cell/>
          <table:table-cell table:style-name="ce2" office:value-type="date" office:date-value="2020-07-10T23:27:36.000001" calcext:value-type="date">
            <text:p>23:27 10.07.20</text:p>
          </table:table-cell>
          <table:table-cell table:number-columns-repeated="2" office:value-type="float" office:value="900" calcext:value-type="float">
            <text:p>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45051" calcext:value-type="float">
            <text:p>8014505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83</text:p>
          </table:table-cell>
          <table:table-cell office:value-type="string" calcext:value-type="string">
            <text:p>Mittetulundusühing KOIT TANTSUKOOL</text:p>
          </table:table-cell>
          <table:table-cell/>
          <table:table-cell table:style-name="ce2" office:value-type="date" office:date-value="2020-07-10T23:24:44.000001" calcext:value-type="date">
            <text:p>23:24 10.07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6627" calcext:value-type="float">
            <text:p>8035662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82</text:p>
          </table:table-cell>
          <table:table-cell office:value-type="string" calcext:value-type="string">
            <text:p>Avatud Piibli Ühing</text:p>
          </table:table-cell>
          <table:table-cell/>
          <table:table-cell table:style-name="ce2" office:value-type="date" office:date-value="2020-07-10T23:22:58" calcext:value-type="date">
            <text:p>23:22 10.07.20</text:p>
          </table:table-cell>
          <table:table-cell table:number-columns-repeated="2" office:value-type="float" office:value="5005" calcext:value-type="float">
            <text:p>5 00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4971" calcext:value-type="float">
            <text:p>8006497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81</text:p>
          </table:table-cell>
          <table:table-cell office:value-type="string" calcext:value-type="string">
            <text:p>Tantsuklubi Shate`</text:p>
          </table:table-cell>
          <table:table-cell/>
          <table:table-cell table:style-name="ce2" office:value-type="date" office:date-value="2020-07-10T23:22:13" calcext:value-type="date">
            <text:p>23:22 10.07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45051" calcext:value-type="float">
            <text:p>8014505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80</text:p>
          </table:table-cell>
          <table:table-cell office:value-type="string" calcext:value-type="string">
            <text:p>Tantsuklubi Shate`</text:p>
          </table:table-cell>
          <table:table-cell/>
          <table:table-cell table:style-name="ce2" office:value-type="date" office:date-value="2020-07-10T23:16:13" calcext:value-type="date">
            <text:p>23:16 10.07.20</text:p>
          </table:table-cell>
          <table:table-cell table:number-columns-repeated="2" office:value-type="float" office:value="4200" calcext:value-type="float">
            <text:p>4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45051" calcext:value-type="float">
            <text:p>8014505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79</text:p>
          </table:table-cell>
          <table:table-cell office:value-type="string" calcext:value-type="string">
            <text:p>Avatud Piibli Ühing</text:p>
          </table:table-cell>
          <table:table-cell/>
          <table:table-cell table:style-name="ce2" office:value-type="date" office:date-value="2020-07-10T23:10:38" calcext:value-type="date">
            <text:p>23:10 10.07.20</text:p>
          </table:table-cell>
          <table:table-cell table:number-columns-repeated="2" office:value-type="float" office:value="4477" calcext:value-type="float">
            <text:p>4 47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4971" calcext:value-type="float">
            <text:p>8006497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78</text:p>
          </table:table-cell>
          <table:table-cell office:value-type="string" calcext:value-type="string">
            <text:p>Harmi Haridusselts</text:p>
          </table:table-cell>
          <table:table-cell/>
          <table:table-cell table:style-name="ce2" office:value-type="date" office:date-value="2020-07-10T23:06:03" calcext:value-type="date">
            <text:p>23:06 10.07.20</text:p>
          </table:table-cell>
          <table:table-cell table:number-columns-repeated="2" office:value-type="float" office:value="1800" calcext:value-type="float">
            <text:p>1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4296" calcext:value-type="float">
            <text:p>8055429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77</text:p>
          </table:table-cell>
          <table:table-cell office:value-type="string" calcext:value-type="string">
            <text:p>Judoklubi Dokyo</text:p>
          </table:table-cell>
          <table:table-cell/>
          <table:table-cell table:style-name="ce2" office:value-type="date" office:date-value="2020-07-10T22:59:14" calcext:value-type="date">
            <text:p>22:59 10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2311" calcext:value-type="float">
            <text:p>8055231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76</text:p>
          </table:table-cell>
          <table:table-cell office:value-type="string" calcext:value-type="string">
            <text:p>Loominguline Selts ATHENA MAJA</text:p>
          </table:table-cell>
          <table:table-cell/>
          <table:table-cell table:style-name="ce2" office:value-type="date" office:date-value="2020-07-10T22:58:38" calcext:value-type="date">
            <text:p>22:58 10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21097" calcext:value-type="float">
            <text:p>8002109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75</text:p>
          </table:table-cell>
          <table:table-cell office:value-type="string" calcext:value-type="string">
            <text:p>Tantsuklubi Shate`</text:p>
          </table:table-cell>
          <table:table-cell/>
          <table:table-cell table:style-name="ce2" office:value-type="date" office:date-value="2020-07-10T22:41:36" calcext:value-type="date">
            <text:p>22:41 10.07.20</text:p>
          </table:table-cell>
          <table:table-cell table:number-columns-repeated="2" office:value-type="float" office:value="30000" calcext:value-type="float">
            <text:p>30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45051" calcext:value-type="float">
            <text:p>8014505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74</text:p>
          </table:table-cell>
          <table:table-cell office:value-type="string" calcext:value-type="string">
            <text:p>mittetulundusühing Tartu Loovuskeskus</text:p>
          </table:table-cell>
          <table:table-cell/>
          <table:table-cell table:style-name="ce2" office:value-type="date" office:date-value="2020-07-10T22:40:12" calcext:value-type="date">
            <text:p>22:40 10.07.20</text:p>
          </table:table-cell>
          <table:table-cell table:number-columns-repeated="2" office:value-type="float" office:value="1800" calcext:value-type="float">
            <text:p>1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9211" calcext:value-type="float">
            <text:p>8056921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73</text:p>
          </table:table-cell>
          <table:table-cell office:value-type="string" calcext:value-type="string">
            <text:p>Judoklubi Dokyo</text:p>
          </table:table-cell>
          <table:table-cell/>
          <table:table-cell table:style-name="ce2" office:value-type="date" office:date-value="2020-07-10T22:38:32" calcext:value-type="date">
            <text:p>22:38 10.07.20</text:p>
          </table:table-cell>
          <table:table-cell table:number-columns-repeated="2" office:value-type="float" office:value="6400" calcext:value-type="float">
            <text:p>6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2311" calcext:value-type="float">
            <text:p>8055231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72</text:p>
          </table:table-cell>
          <table:table-cell office:value-type="string" calcext:value-type="string">
            <text:p>Ujumise Spordiklubi MTÜ</text:p>
          </table:table-cell>
          <table:table-cell/>
          <table:table-cell table:style-name="ce2" office:value-type="date" office:date-value="2020-07-10T22:36:16" calcext:value-type="date">
            <text:p>22:36 10.07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00598" calcext:value-type="float">
            <text:p>8020059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71</text:p>
          </table:table-cell>
          <table:table-cell office:value-type="string" calcext:value-type="string">
            <text:p>Põhja-Tallinna Jalgpalliklubi</text:p>
          </table:table-cell>
          <table:table-cell/>
          <table:table-cell table:style-name="ce2" office:value-type="date" office:date-value="2020-07-10T22:35:54" calcext:value-type="date">
            <text:p>22:35 10.07.20</text:p>
          </table:table-cell>
          <table:table-cell table:number-columns-repeated="2" office:value-type="float" office:value="3420" calcext:value-type="float">
            <text:p>3 4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60093" calcext:value-type="float">
            <text:p>8016009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70</text:p>
          </table:table-cell>
          <table:table-cell office:value-type="string" calcext:value-type="string">
            <text:p>Spordiklubi Barra</text:p>
          </table:table-cell>
          <table:table-cell/>
          <table:table-cell table:style-name="ce2" office:value-type="date" office:date-value="2020-07-10T22:16:49" calcext:value-type="date">
            <text:p>22:16 10.07.20</text:p>
          </table:table-cell>
          <table:table-cell table:number-columns-repeated="2" office:value-type="float" office:value="1743" calcext:value-type="float">
            <text:p>1 74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9940" calcext:value-type="float">
            <text:p>8038994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69</text:p>
          </table:table-cell>
          <table:table-cell office:value-type="string" calcext:value-type="string">
            <text:p>MTÜ Karupesa Team</text:p>
          </table:table-cell>
          <table:table-cell/>
          <table:table-cell table:style-name="ce2" office:value-type="date" office:date-value="2020-07-10T22:15:57" calcext:value-type="date">
            <text:p>22:15 10.07.20</text:p>
          </table:table-cell>
          <table:table-cell table:number-columns-repeated="2" office:value-type="float" office:value="1320" calcext:value-type="float">
            <text:p>1 3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21379" calcext:value-type="float">
            <text:p>8032137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68</text:p>
          </table:table-cell>
          <table:table-cell office:value-type="string" calcext:value-type="string">
            <text:p>B-Lingua koolitused OÜ</text:p>
          </table:table-cell>
          <table:table-cell/>
          <table:table-cell table:style-name="ce2" office:value-type="date" office:date-value="2020-07-10T22:05:12.999999" calcext:value-type="date">
            <text:p>22:05 10.07.20</text:p>
          </table:table-cell>
          <table:table-cell table:number-columns-repeated="2" office:value-type="float" office:value="1400" calcext:value-type="float">
            <text:p>1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641760" calcext:value-type="float">
            <text:p>1464176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67</text:p>
          </table:table-cell>
          <table:table-cell office:value-type="string" calcext:value-type="string">
            <text:p>Spordiklubi Barra</text:p>
          </table:table-cell>
          <table:table-cell/>
          <table:table-cell table:style-name="ce2" office:value-type="date" office:date-value="2020-07-10T21:56:31" calcext:value-type="date">
            <text:p>21:56 10.07.20</text:p>
          </table:table-cell>
          <table:table-cell table:number-columns-repeated="2" office:value-type="float" office:value="1035" calcext:value-type="float">
            <text:p>1 03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9940" calcext:value-type="float">
            <text:p>8038994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66</text:p>
          </table:table-cell>
          <table:table-cell office:value-type="string" calcext:value-type="string">
            <text:p>Aruküla Kultuuriselts</text:p>
          </table:table-cell>
          <table:table-cell/>
          <table:table-cell table:style-name="ce2" office:value-type="date" office:date-value="2020-07-10T21:55:41" calcext:value-type="date">
            <text:p>21:55 10.07.20</text:p>
          </table:table-cell>
          <table:table-cell table:number-columns-repeated="2" office:value-type="float" office:value="4730" calcext:value-type="float">
            <text:p>4 73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7480" calcext:value-type="float">
            <text:p>8005748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65</text:p>
          </table:table-cell>
          <table:table-cell office:value-type="string" calcext:value-type="string">
            <text:p>MTÜ Tantsukool Ciara</text:p>
          </table:table-cell>
          <table:table-cell/>
          <table:table-cell table:style-name="ce2" office:value-type="date" office:date-value="2020-07-10T21:53:02" calcext:value-type="date">
            <text:p>21:53 10.07.20</text:p>
          </table:table-cell>
          <table:table-cell table:number-columns-repeated="2" office:value-type="float" office:value="2800" calcext:value-type="float">
            <text:p>2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0706" calcext:value-type="float">
            <text:p>8036070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64</text:p>
          </table:table-cell>
          <table:table-cell office:value-type="string" calcext:value-type="string">
            <text:p>Spordiklubi Barra</text:p>
          </table:table-cell>
          <table:table-cell/>
          <table:table-cell table:style-name="ce2" office:value-type="date" office:date-value="2020-07-10T21:47:50" calcext:value-type="date">
            <text:p>21:47 10.07.20</text:p>
          </table:table-cell>
          <table:table-cell table:number-columns-repeated="2" office:value-type="float" office:value="965" calcext:value-type="float">
            <text:p>96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9940" calcext:value-type="float">
            <text:p>8038994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63</text:p>
          </table:table-cell>
          <table:table-cell office:value-type="string" calcext:value-type="string">
            <text:p>Ujumise Spordiklubi MTÜ</text:p>
          </table:table-cell>
          <table:table-cell/>
          <table:table-cell table:style-name="ce2" office:value-type="date" office:date-value="2020-07-10T21:45:28" calcext:value-type="date">
            <text:p>21:45 10.07.20</text:p>
          </table:table-cell>
          <table:table-cell table:number-columns-repeated="2" office:value-type="float" office:value="11400" calcext:value-type="float">
            <text:p>11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00598" calcext:value-type="float">
            <text:p>8020059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62</text:p>
          </table:table-cell>
          <table:table-cell office:value-type="string" calcext:value-type="string">
            <text:p>Iidam ja Aadam OÜ</text:p>
          </table:table-cell>
          <table:table-cell/>
          <table:table-cell table:style-name="ce2" office:value-type="date" office:date-value="2020-07-10T21:43:33" calcext:value-type="date">
            <text:p>21:43 10.07.20</text:p>
          </table:table-cell>
          <table:table-cell table:number-columns-repeated="2" office:value-type="float" office:value="948" calcext:value-type="float">
            <text:p>94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574427" calcext:value-type="float">
            <text:p>1257442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61</text:p>
          </table:table-cell>
          <table:table-cell office:value-type="string" calcext:value-type="string">
            <text:p>Spordiklubi Barra</text:p>
          </table:table-cell>
          <table:table-cell/>
          <table:table-cell table:style-name="ce2" office:value-type="date" office:date-value="2020-07-10T21:40:34" calcext:value-type="date">
            <text:p>21:40 10.07.20</text:p>
          </table:table-cell>
          <table:table-cell table:number-columns-repeated="2" office:value-type="float" office:value="1013" calcext:value-type="float">
            <text:p>1 01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9940" calcext:value-type="float">
            <text:p>8038994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60</text:p>
          </table:table-cell>
          <table:table-cell office:value-type="string" calcext:value-type="string">
            <text:p>MTÜ Nõmme Rattaklubi</text:p>
          </table:table-cell>
          <table:table-cell/>
          <table:table-cell table:style-name="ce2" office:value-type="date" office:date-value="2020-07-10T21:34:29" calcext:value-type="date">
            <text:p>21:34 10.07.20</text:p>
          </table:table-cell>
          <table:table-cell table:number-columns-repeated="2" office:value-type="float" office:value="4080" calcext:value-type="float">
            <text:p>4 0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6368" calcext:value-type="float">
            <text:p>8029636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59</text:p>
          </table:table-cell>
          <table:table-cell office:value-type="string" calcext:value-type="string">
            <text:p>SPORDIKLUBI CFC</text:p>
          </table:table-cell>
          <table:table-cell/>
          <table:table-cell table:style-name="ce2" office:value-type="date" office:date-value="2020-07-10T21:31:08" calcext:value-type="date">
            <text:p>21:31 10.07.20</text:p>
          </table:table-cell>
          <table:table-cell table:number-columns-repeated="2" office:value-type="float" office:value="2600" calcext:value-type="float">
            <text:p>2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72726" calcext:value-type="float">
            <text:p>8017272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58</text:p>
          </table:table-cell>
          <table:table-cell office:value-type="string" calcext:value-type="string">
            <text:p>MTÜ Funtime</text:p>
          </table:table-cell>
          <table:table-cell/>
          <table:table-cell table:style-name="ce2" office:value-type="date" office:date-value="2020-07-10T21:28:48" calcext:value-type="date">
            <text:p>21:28 10.07.20</text:p>
          </table:table-cell>
          <table:table-cell table:number-columns-repeated="2" office:value-type="float" office:value="600" calcext:value-type="float">
            <text:p>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0233" calcext:value-type="float">
            <text:p>8056023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57</text:p>
          </table:table-cell>
          <table:table-cell office:value-type="string" calcext:value-type="string">
            <text:p>Mittetulundusühing Lauluaed</text:p>
          </table:table-cell>
          <table:table-cell/>
          <table:table-cell table:style-name="ce2" office:value-type="date" office:date-value="2020-07-10T21:28:42" calcext:value-type="date">
            <text:p>21:28 10.07.20</text:p>
          </table:table-cell>
          <table:table-cell table:number-columns-repeated="2" office:value-type="float" office:value="6000" calcext:value-type="float">
            <text:p>6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14979" calcext:value-type="float">
            <text:p>8021497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56</text:p>
          </table:table-cell>
          <table:table-cell office:value-type="string" calcext:value-type="string">
            <text:p>Iidam ja Aadam OÜ</text:p>
          </table:table-cell>
          <table:table-cell/>
          <table:table-cell table:style-name="ce2" office:value-type="date" office:date-value="2020-07-10T21:27:36" calcext:value-type="date">
            <text:p>21:27 10.07.20</text:p>
          </table:table-cell>
          <table:table-cell table:number-columns-repeated="2" office:value-type="float" office:value="780" calcext:value-type="float">
            <text:p>7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574427" calcext:value-type="float">
            <text:p>1257442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55</text:p>
          </table:table-cell>
          <table:table-cell office:value-type="string" calcext:value-type="string">
            <text:p>Aruküla Kultuuriselts</text:p>
          </table:table-cell>
          <table:table-cell/>
          <table:table-cell table:style-name="ce2" office:value-type="date" office:date-value="2020-07-10T21:26:51" calcext:value-type="date">
            <text:p>21:26 10.07.20</text:p>
          </table:table-cell>
          <table:table-cell table:number-columns-repeated="2" office:value-type="float" office:value="780" calcext:value-type="float">
            <text:p>7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7480" calcext:value-type="float">
            <text:p>8005748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54</text:p>
          </table:table-cell>
          <table:table-cell office:value-type="string" calcext:value-type="string">
            <text:p>Lasteekraani Muusikastuudio</text:p>
          </table:table-cell>
          <table:table-cell/>
          <table:table-cell table:style-name="ce2" office:value-type="date" office:date-value="2020-07-10T21:26:37" calcext:value-type="date">
            <text:p>21:26 10.07.20</text:p>
          </table:table-cell>
          <table:table-cell table:number-columns-repeated="2" office:value-type="float" office:value="4200" calcext:value-type="float">
            <text:p>4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17598" calcext:value-type="float">
            <text:p>8001759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53</text:p>
          </table:table-cell>
          <table:table-cell office:value-type="string" calcext:value-type="string">
            <text:p>Osaühing Minilasteaed Lõvimeri</text:p>
          </table:table-cell>
          <table:table-cell/>
          <table:table-cell table:style-name="ce2" office:value-type="date" office:date-value="2020-07-10T21:24:22" calcext:value-type="date">
            <text:p>21:24 10.07.20</text:p>
          </table:table-cell>
          <table:table-cell table:number-columns-repeated="2" office:value-type="float" office:value="4600" calcext:value-type="float">
            <text:p>4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935482" calcext:value-type="float">
            <text:p>1093548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52</text:p>
          </table:table-cell>
          <table:table-cell office:value-type="string" calcext:value-type="string">
            <text:p>Osaühing ESTEETIKA JA TANTSUKOOL</text:p>
          </table:table-cell>
          <table:table-cell/>
          <table:table-cell table:style-name="ce2" office:value-type="date" office:date-value="2020-07-10T21:24:20.000001" calcext:value-type="date">
            <text:p>21:24 10.07.20</text:p>
          </table:table-cell>
          <table:table-cell table:number-columns-repeated="2" office:value-type="float" office:value="4200" calcext:value-type="float">
            <text:p>4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245984" calcext:value-type="float">
            <text:p>1024598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51</text:p>
          </table:table-cell>
          <table:table-cell office:value-type="string" calcext:value-type="string">
            <text:p>Spordiklubi Barra</text:p>
          </table:table-cell>
          <table:table-cell/>
          <table:table-cell table:style-name="ce2" office:value-type="date" office:date-value="2020-07-10T21:22:55" calcext:value-type="date">
            <text:p>21:22 10.07.20</text:p>
          </table:table-cell>
          <table:table-cell table:number-columns-repeated="2" office:value-type="float" office:value="965" calcext:value-type="float">
            <text:p>96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9940" calcext:value-type="float">
            <text:p>8038994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50</text:p>
          </table:table-cell>
          <table:table-cell office:value-type="string" calcext:value-type="string">
            <text:p>OÜ Ostinato</text:p>
          </table:table-cell>
          <table:table-cell/>
          <table:table-cell table:style-name="ce2" office:value-type="date" office:date-value="2020-07-10T21:22:39" calcext:value-type="date">
            <text:p>21:22 10.07.20</text:p>
          </table:table-cell>
          <table:table-cell table:number-columns-repeated="2" office:value-type="float" office:value="600" calcext:value-type="float">
            <text:p>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548163" calcext:value-type="float">
            <text:p>1254816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49</text:p>
          </table:table-cell>
          <table:table-cell office:value-type="string" calcext:value-type="string">
            <text:p>Osaühing ESTEETIKA JA TANTSUKOOL</text:p>
          </table:table-cell>
          <table:table-cell/>
          <table:table-cell table:style-name="ce2" office:value-type="date" office:date-value="2020-07-10T21:20:15" calcext:value-type="date">
            <text:p>21:20 10.07.20</text:p>
          </table:table-cell>
          <table:table-cell table:number-columns-repeated="2" office:value-type="float" office:value="4200" calcext:value-type="float">
            <text:p>4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245984" calcext:value-type="float">
            <text:p>1024598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48</text:p>
          </table:table-cell>
          <table:table-cell office:value-type="string" calcext:value-type="string">
            <text:p>Kagu-Eesti Lasterikkad</text:p>
          </table:table-cell>
          <table:table-cell/>
          <table:table-cell table:style-name="ce2" office:value-type="date" office:date-value="2020-07-10T21:17:28" calcext:value-type="date">
            <text:p>21:17 10.07.20</text:p>
          </table:table-cell>
          <table:table-cell table:number-columns-repeated="2" office:value-type="float" office:value="970" calcext:value-type="float">
            <text:p>97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7264" calcext:value-type="float">
            <text:p>8056726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47</text:p>
          </table:table-cell>
          <table:table-cell office:value-type="string" calcext:value-type="string">
            <text:p>MTÜ Funtime</text:p>
          </table:table-cell>
          <table:table-cell/>
          <table:table-cell table:style-name="ce2" office:value-type="date" office:date-value="2020-07-10T21:14:36" calcext:value-type="date">
            <text:p>21:14 10.07.20</text:p>
          </table:table-cell>
          <table:table-cell table:number-columns-repeated="2" office:value-type="float" office:value="840" calcext:value-type="float">
            <text:p>8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0233" calcext:value-type="float">
            <text:p>8056023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46</text:p>
          </table:table-cell>
          <table:table-cell office:value-type="string" calcext:value-type="string">
            <text:p>Osaühing ESTEETIKA JA TANTSUKOOL</text:p>
          </table:table-cell>
          <table:table-cell/>
          <table:table-cell table:style-name="ce2" office:value-type="date" office:date-value="2020-07-10T21:11:00" calcext:value-type="date">
            <text:p>21:11 10.07.20</text:p>
          </table:table-cell>
          <table:table-cell table:number-columns-repeated="2" office:value-type="float" office:value="4200" calcext:value-type="float">
            <text:p>4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0245984" calcext:value-type="float">
            <text:p>1024598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45</text:p>
          </table:table-cell>
          <table:table-cell office:value-type="string" calcext:value-type="string">
            <text:p>Mittetulundusühing NOORTEKESKUS VIHASOO</text:p>
          </table:table-cell>
          <table:table-cell/>
          <table:table-cell table:style-name="ce2" office:value-type="date" office:date-value="2020-07-10T21:08:56" calcext:value-type="date">
            <text:p>21:08 10.07.20</text:p>
          </table:table-cell>
          <table:table-cell table:number-columns-repeated="2" office:value-type="float" office:value="7520" calcext:value-type="float">
            <text:p>7 5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53120" calcext:value-type="float">
            <text:p>8015312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44</text:p>
          </table:table-cell>
          <table:table-cell office:value-type="string" calcext:value-type="string">
            <text:p>Mittetulundusühing NOORTEKESKUS VIHASOO</text:p>
          </table:table-cell>
          <table:table-cell/>
          <table:table-cell table:style-name="ce2" office:value-type="date" office:date-value="2020-07-10T21:08:39" calcext:value-type="date">
            <text:p>21:08 10.07.20</text:p>
          </table:table-cell>
          <table:table-cell table:number-columns-repeated="2" office:value-type="float" office:value="7520" calcext:value-type="float">
            <text:p>7 5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53120" calcext:value-type="float">
            <text:p>8015312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43</text:p>
          </table:table-cell>
          <table:table-cell office:value-type="string" calcext:value-type="string">
            <text:p>Mittetulundusühing NOORTEKESKUS VIHASOO</text:p>
          </table:table-cell>
          <table:table-cell/>
          <table:table-cell table:style-name="ce2" office:value-type="date" office:date-value="2020-07-10T21:08:21" calcext:value-type="date">
            <text:p>21:08 10.07.20</text:p>
          </table:table-cell>
          <table:table-cell table:number-columns-repeated="2" office:value-type="float" office:value="5640" calcext:value-type="float">
            <text:p>5 6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53120" calcext:value-type="float">
            <text:p>8015312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42</text:p>
          </table:table-cell>
          <table:table-cell office:value-type="string" calcext:value-type="string">
            <text:p>Mittetulundusühing NOORTEKESKUS VIHASOO</text:p>
          </table:table-cell>
          <table:table-cell/>
          <table:table-cell table:style-name="ce2" office:value-type="date" office:date-value="2020-07-10T21:08:02" calcext:value-type="date">
            <text:p>21:08 10.07.20</text:p>
          </table:table-cell>
          <table:table-cell table:number-columns-repeated="2" office:value-type="float" office:value="7520" calcext:value-type="float">
            <text:p>7 5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53120" calcext:value-type="float">
            <text:p>8015312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41</text:p>
          </table:table-cell>
          <table:table-cell office:value-type="string" calcext:value-type="string">
            <text:p>Eesti Veespordialade Kool</text:p>
          </table:table-cell>
          <table:table-cell/>
          <table:table-cell table:style-name="ce2" office:value-type="date" office:date-value="2020-07-10T20:57:14" calcext:value-type="date">
            <text:p>20:57 10.07.20</text:p>
          </table:table-cell>
          <table:table-cell table:number-columns-repeated="2" office:value-type="float" office:value="5000" calcext:value-type="float">
            <text:p>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7612" calcext:value-type="float">
            <text:p>8037761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40</text:p>
          </table:table-cell>
          <table:table-cell office:value-type="string" calcext:value-type="string">
            <text:p>Mittetulundusühing Saaremaa Puhkus ja Sport</text:p>
          </table:table-cell>
          <table:table-cell/>
          <table:table-cell table:style-name="ce2" office:value-type="date" office:date-value="2020-07-10T20:56:33.000001" calcext:value-type="date">
            <text:p>20:56 10.07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1136" calcext:value-type="float">
            <text:p>8033113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39</text:p>
          </table:table-cell>
          <table:table-cell office:value-type="string" calcext:value-type="string">
            <text:p>Eesti Veespordialade Kool</text:p>
          </table:table-cell>
          <table:table-cell/>
          <table:table-cell table:style-name="ce2" office:value-type="date" office:date-value="2020-07-10T20:55:39" calcext:value-type="date">
            <text:p>20:55 10.07.20</text:p>
          </table:table-cell>
          <table:table-cell table:number-columns-repeated="2" office:value-type="float" office:value="6830" calcext:value-type="float">
            <text:p>6 83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7612" calcext:value-type="float">
            <text:p>8037761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37</text:p>
          </table:table-cell>
          <table:table-cell office:value-type="string" calcext:value-type="string">
            <text:p>Eesti Veespordialade Kool</text:p>
          </table:table-cell>
          <table:table-cell/>
          <table:table-cell table:style-name="ce2" office:value-type="date" office:date-value="2020-07-10T20:54:31" calcext:value-type="date">
            <text:p>20:54 10.07.20</text:p>
          </table:table-cell>
          <table:table-cell table:number-columns-repeated="2" office:value-type="float" office:value="7024" calcext:value-type="float">
            <text:p>7 02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7612" calcext:value-type="float">
            <text:p>8037761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38</text:p>
          </table:table-cell>
          <table:table-cell office:value-type="string" calcext:value-type="string">
            <text:p>MTÜ Funtime</text:p>
          </table:table-cell>
          <table:table-cell/>
          <table:table-cell table:style-name="ce2" office:value-type="date" office:date-value="2020-07-10T20:53:35.000001" calcext:value-type="date">
            <text:p>20:53 10.07.20</text:p>
          </table:table-cell>
          <table:table-cell table:number-columns-repeated="2" office:value-type="float" office:value="1800" calcext:value-type="float">
            <text:p>1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0233" calcext:value-type="float">
            <text:p>8056023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36</text:p>
          </table:table-cell>
          <table:table-cell office:value-type="string" calcext:value-type="string">
            <text:p>Eesti Veespordialade Kool</text:p>
          </table:table-cell>
          <table:table-cell/>
          <table:table-cell table:style-name="ce2" office:value-type="date" office:date-value="2020-07-10T20:53:31" calcext:value-type="date">
            <text:p>20:53 10.07.20</text:p>
          </table:table-cell>
          <table:table-cell table:number-columns-repeated="2" office:value-type="float" office:value="900" calcext:value-type="float">
            <text:p>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7612" calcext:value-type="float">
            <text:p>8037761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35</text:p>
          </table:table-cell>
          <table:table-cell office:value-type="string" calcext:value-type="string">
            <text:p>Eesti Veespordialade Kool</text:p>
          </table:table-cell>
          <table:table-cell/>
          <table:table-cell table:style-name="ce2" office:value-type="date" office:date-value="2020-07-10T20:51:58" calcext:value-type="date">
            <text:p>20:51 10.07.20</text:p>
          </table:table-cell>
          <table:table-cell table:number-columns-repeated="2" office:value-type="float" office:value="2990" calcext:value-type="float">
            <text:p>2 99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7612" calcext:value-type="float">
            <text:p>8037761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34</text:p>
          </table:table-cell>
          <table:table-cell office:value-type="string" calcext:value-type="string">
            <text:p>Eesti Veespordialade Kool</text:p>
          </table:table-cell>
          <table:table-cell/>
          <table:table-cell table:style-name="ce2" office:value-type="date" office:date-value="2020-07-10T20:49:57" calcext:value-type="date">
            <text:p>20:49 10.07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7612" calcext:value-type="float">
            <text:p>8037761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33</text:p>
          </table:table-cell>
          <table:table-cell office:value-type="string" calcext:value-type="string">
            <text:p>Põlva Elu Sõna Kogudus</text:p>
          </table:table-cell>
          <table:table-cell/>
          <table:table-cell table:style-name="ce2" office:value-type="date" office:date-value="2020-07-10T20:49:21" calcext:value-type="date">
            <text:p>20:49 10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00931" calcext:value-type="float">
            <text:p>8020093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32</text:p>
          </table:table-cell>
          <table:table-cell office:value-type="string" calcext:value-type="string">
            <text:p>MTÜ TP Laulukool</text:p>
          </table:table-cell>
          <table:table-cell/>
          <table:table-cell table:style-name="ce2" office:value-type="date" office:date-value="2020-07-10T20:46:32" calcext:value-type="date">
            <text:p>20:46 10.07.20</text:p>
          </table:table-cell>
          <table:table-cell table:number-columns-repeated="2" office:value-type="float" office:value="5000" calcext:value-type="float">
            <text:p>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6295" calcext:value-type="float">
            <text:p>8031629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31</text:p>
          </table:table-cell>
          <table:table-cell office:value-type="string" calcext:value-type="string">
            <text:p>Noblessner Park OÜ</text:p>
          </table:table-cell>
          <table:table-cell/>
          <table:table-cell table:style-name="ce2" office:value-type="date" office:date-value="2020-07-10T20:39:56" calcext:value-type="date">
            <text:p>20:39 10.07.20</text:p>
          </table:table-cell>
          <table:table-cell table:number-columns-repeated="2" office:value-type="float" office:value="7200" calcext:value-type="float">
            <text:p>7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158153" calcext:value-type="float">
            <text:p>1415815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30</text:p>
          </table:table-cell>
          <table:table-cell office:value-type="string" calcext:value-type="string">
            <text:p>Võru Spordiselts KALEV</text:p>
          </table:table-cell>
          <table:table-cell/>
          <table:table-cell table:style-name="ce2" office:value-type="date" office:date-value="2020-07-10T20:36:00" calcext:value-type="date">
            <text:p>20:36 10.07.20</text:p>
          </table:table-cell>
          <table:table-cell table:number-columns-repeated="2" office:value-type="float" office:value="1065" calcext:value-type="float">
            <text:p>1 06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84258" calcext:value-type="float">
            <text:p>8008425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29</text:p>
          </table:table-cell>
          <table:table-cell office:value-type="string" calcext:value-type="string">
            <text:p>MTÜ Funtime</text:p>
          </table:table-cell>
          <table:table-cell/>
          <table:table-cell table:style-name="ce2" office:value-type="date" office:date-value="2020-07-10T20:30:31" calcext:value-type="date">
            <text:p>20:30 10.07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0233" calcext:value-type="float">
            <text:p>8056023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28</text:p>
          </table:table-cell>
          <table:table-cell office:value-type="string" calcext:value-type="string">
            <text:p>Eesti Evangeelse Luterliku Kiriku Puhja Kogudus</text:p>
          </table:table-cell>
          <table:table-cell/>
          <table:table-cell table:style-name="ce2" office:value-type="date" office:date-value="2020-07-10T20:29:12.000001" calcext:value-type="date">
            <text:p>20:29 10.07.20</text:p>
          </table:table-cell>
          <table:table-cell table:number-columns-repeated="2" office:value-type="float" office:value="5900" calcext:value-type="float">
            <text:p>5 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10384" calcext:value-type="float">
            <text:p>8021038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27</text:p>
          </table:table-cell>
          <table:table-cell office:value-type="string" calcext:value-type="string">
            <text:p>Tähekiir Osaühing</text:p>
          </table:table-cell>
          <table:table-cell/>
          <table:table-cell table:style-name="ce2" office:value-type="date" office:date-value="2020-07-10T20:27:17.000001" calcext:value-type="date">
            <text:p>20:27 10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838122" calcext:value-type="float">
            <text:p>1283812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26</text:p>
          </table:table-cell>
          <table:table-cell office:value-type="string" calcext:value-type="string">
            <text:p>MTÜ Funtime</text:p>
          </table:table-cell>
          <table:table-cell/>
          <table:table-cell table:style-name="ce2" office:value-type="date" office:date-value="2020-07-10T20:26:50" calcext:value-type="date">
            <text:p>20:26 10.07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0233" calcext:value-type="float">
            <text:p>8056023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25</text:p>
          </table:table-cell>
          <table:table-cell office:value-type="string" calcext:value-type="string">
            <text:p>Mittetulundusühing Mikata</text:p>
          </table:table-cell>
          <table:table-cell/>
          <table:table-cell table:style-name="ce2" office:value-type="date" office:date-value="2020-07-10T20:23:57" calcext:value-type="date">
            <text:p>20:23 10.07.20</text:p>
          </table:table-cell>
          <table:table-cell table:number-columns-repeated="2" office:value-type="float" office:value="5250" calcext:value-type="float">
            <text:p>5 2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6210" calcext:value-type="float">
            <text:p>8029621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24</text:p>
          </table:table-cell>
          <table:table-cell office:value-type="string" calcext:value-type="string">
            <text:p>MTÜ Funtime</text:p>
          </table:table-cell>
          <table:table-cell/>
          <table:table-cell table:style-name="ce2" office:value-type="date" office:date-value="2020-07-10T20:22:57" calcext:value-type="date">
            <text:p>20:22 10.07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0233" calcext:value-type="float">
            <text:p>8056023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23</text:p>
          </table:table-cell>
          <table:table-cell office:value-type="string" calcext:value-type="string">
            <text:p>MTÜ Luunja Raamatukogude Tegevuste Selts</text:p>
          </table:table-cell>
          <table:table-cell/>
          <table:table-cell table:style-name="ce2" office:value-type="date" office:date-value="2020-07-10T20:19:46" calcext:value-type="date">
            <text:p>20:19 10.07.20</text:p>
          </table:table-cell>
          <table:table-cell table:number-columns-repeated="2" office:value-type="float" office:value="3058" calcext:value-type="float">
            <text:p>3 05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6718" calcext:value-type="float">
            <text:p>8042671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22</text:p>
          </table:table-cell>
          <table:table-cell office:value-type="string" calcext:value-type="string">
            <text:p>Selts Raeküla</text:p>
          </table:table-cell>
          <table:table-cell/>
          <table:table-cell table:style-name="ce2" office:value-type="date" office:date-value="2020-07-10T20:18:57" calcext:value-type="date">
            <text:p>20:18 10.07.20</text:p>
          </table:table-cell>
          <table:table-cell table:number-columns-repeated="2" office:value-type="float" office:value="4085" calcext:value-type="float">
            <text:p>4 08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59370" calcext:value-type="float">
            <text:p>8015937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21</text:p>
          </table:table-cell>
          <table:table-cell office:value-type="string" calcext:value-type="string">
            <text:p>Mittetulundusühing Tabasalu Ujumisklubi</text:p>
          </table:table-cell>
          <table:table-cell/>
          <table:table-cell table:style-name="ce2" office:value-type="date" office:date-value="2020-07-10T20:15:36" calcext:value-type="date">
            <text:p>20:15 10.07.20</text:p>
          </table:table-cell>
          <table:table-cell table:number-columns-repeated="2" office:value-type="float" office:value="4320" calcext:value-type="float">
            <text:p>4 3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2771" calcext:value-type="float">
            <text:p>8018277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20</text:p>
          </table:table-cell>
          <table:table-cell office:value-type="string" calcext:value-type="string">
            <text:p>Eesti Evangeelse Luterliku Kiriku Emmaste Immanueli Kogudus</text:p>
          </table:table-cell>
          <table:table-cell/>
          <table:table-cell table:style-name="ce2" office:value-type="date" office:date-value="2020-07-10T20:13:05" calcext:value-type="date">
            <text:p>20:13 10.07.20</text:p>
          </table:table-cell>
          <table:table-cell table:number-columns-repeated="2" office:value-type="float" office:value="1080" calcext:value-type="float">
            <text:p>1 0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10220" calcext:value-type="float">
            <text:p>8021022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19</text:p>
          </table:table-cell>
          <table:table-cell office:value-type="string" calcext:value-type="string">
            <text:p>Mittetulundusühing Tabasalu Ujumisklubi</text:p>
          </table:table-cell>
          <table:table-cell/>
          <table:table-cell table:style-name="ce2" office:value-type="date" office:date-value="2020-07-10T20:09:45" calcext:value-type="date">
            <text:p>20:09 10.07.20</text:p>
          </table:table-cell>
          <table:table-cell table:number-columns-repeated="2" office:value-type="float" office:value="2880" calcext:value-type="float">
            <text:p>2 8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2771" calcext:value-type="float">
            <text:p>8018277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18</text:p>
          </table:table-cell>
          <table:table-cell office:value-type="string" calcext:value-type="string">
            <text:p>Mittetulundusühing KOIT TANTSUKOOL</text:p>
          </table:table-cell>
          <table:table-cell/>
          <table:table-cell table:style-name="ce2" office:value-type="date" office:date-value="2020-07-10T20:05:08" calcext:value-type="date">
            <text:p>20:05 10.07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6627" calcext:value-type="float">
            <text:p>8035662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17</text:p>
          </table:table-cell>
          <table:table-cell office:value-type="string" calcext:value-type="string">
            <text:p>MTÜ Luunja Raamatukogude Tegevuste Selts</text:p>
          </table:table-cell>
          <table:table-cell/>
          <table:table-cell table:style-name="ce2" office:value-type="date" office:date-value="2020-07-10T20:04:48" calcext:value-type="date">
            <text:p>20:04 10.07.20</text:p>
          </table:table-cell>
          <table:table-cell table:number-columns-repeated="2" office:value-type="float" office:value="4954" calcext:value-type="float">
            <text:p>4 95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6718" calcext:value-type="float">
            <text:p>8042671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16</text:p>
          </table:table-cell>
          <table:table-cell office:value-type="string" calcext:value-type="string">
            <text:p>OÜ Ostinato</text:p>
          </table:table-cell>
          <table:table-cell/>
          <table:table-cell table:style-name="ce2" office:value-type="date" office:date-value="2020-07-10T20:03:21" calcext:value-type="date">
            <text:p>20:03 10.07.20</text:p>
          </table:table-cell>
          <table:table-cell table:number-columns-repeated="2" office:value-type="float" office:value="720" calcext:value-type="float">
            <text:p>7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548163" calcext:value-type="float">
            <text:p>1254816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15</text:p>
          </table:table-cell>
          <table:table-cell office:value-type="string" calcext:value-type="string">
            <text:p>OÜ Valgemetsa Puhkeküla</text:p>
          </table:table-cell>
          <table:table-cell/>
          <table:table-cell table:style-name="ce2" office:value-type="date" office:date-value="2020-07-10T20:00:10" calcext:value-type="date">
            <text:p>20:00 10.07.20</text:p>
          </table:table-cell>
          <table:table-cell table:number-columns-repeated="2" office:value-type="float" office:value="11760" calcext:value-type="float">
            <text:p>11 7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107037" calcext:value-type="float">
            <text:p>1110703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14</text:p>
          </table:table-cell>
          <table:table-cell office:value-type="string" calcext:value-type="string">
            <text:p>OÜ Ostinato</text:p>
          </table:table-cell>
          <table:table-cell/>
          <table:table-cell table:style-name="ce2" office:value-type="date" office:date-value="2020-07-10T19:57:41.999999" calcext:value-type="date">
            <text:p>19:57 10.07.20</text:p>
          </table:table-cell>
          <table:table-cell table:number-columns-repeated="2" office:value-type="float" office:value="720" calcext:value-type="float">
            <text:p>7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548163" calcext:value-type="float">
            <text:p>1254816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13</text:p>
          </table:table-cell>
          <table:table-cell office:value-type="string" calcext:value-type="string">
            <text:p>OÜ Valgemetsa Puhkeküla</text:p>
          </table:table-cell>
          <table:table-cell/>
          <table:table-cell table:style-name="ce2" office:value-type="date" office:date-value="2020-07-10T19:52:24" calcext:value-type="date">
            <text:p>19:52 10.07.20</text:p>
          </table:table-cell>
          <table:table-cell table:number-columns-repeated="2" office:value-type="float" office:value="18120" calcext:value-type="float">
            <text:p>18 1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107037" calcext:value-type="float">
            <text:p>1110703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12</text:p>
          </table:table-cell>
          <table:table-cell office:value-type="string" calcext:value-type="string">
            <text:p>MTÜ Sookuninga</text:p>
          </table:table-cell>
          <table:table-cell/>
          <table:table-cell table:style-name="ce2" office:value-type="date" office:date-value="2020-07-10T19:51:06.999999" calcext:value-type="date">
            <text:p>19:51 10.07.20</text:p>
          </table:table-cell>
          <table:table-cell table:number-columns-repeated="2" office:value-type="float" office:value="5000" calcext:value-type="float">
            <text:p>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05202" calcext:value-type="float">
            <text:p>8030520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11</text:p>
          </table:table-cell>
          <table:table-cell office:value-type="string" calcext:value-type="string">
            <text:p>OÜ Ostinato</text:p>
          </table:table-cell>
          <table:table-cell/>
          <table:table-cell table:style-name="ce2" office:value-type="date" office:date-value="2020-07-10T19:49:06" calcext:value-type="date">
            <text:p>19:49 10.07.20</text:p>
          </table:table-cell>
          <table:table-cell table:number-columns-repeated="2" office:value-type="float" office:value="720" calcext:value-type="float">
            <text:p>7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548163" calcext:value-type="float">
            <text:p>1254816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10</text:p>
          </table:table-cell>
          <table:table-cell office:value-type="string" calcext:value-type="string">
            <text:p>Mittetulundusühing Vivere kool</text:p>
          </table:table-cell>
          <table:table-cell/>
          <table:table-cell table:style-name="ce2" office:value-type="date" office:date-value="2020-07-10T19:47:08" calcext:value-type="date">
            <text:p>19:47 10.07.20</text:p>
          </table:table-cell>
          <table:table-cell table:number-columns-repeated="2" office:value-type="float" office:value="1600" calcext:value-type="float">
            <text:p>1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9247" calcext:value-type="float">
            <text:p>8055924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09</text:p>
          </table:table-cell>
          <table:table-cell office:value-type="string" calcext:value-type="string">
            <text:p>OÜ Valgemetsa Puhkeküla</text:p>
          </table:table-cell>
          <table:table-cell/>
          <table:table-cell table:style-name="ce2" office:value-type="date" office:date-value="2020-07-10T19:45:56" calcext:value-type="date">
            <text:p>19:45 10.07.20</text:p>
          </table:table-cell>
          <table:table-cell table:number-columns-repeated="2" office:value-type="float" office:value="14760" calcext:value-type="float">
            <text:p>14 7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107037" calcext:value-type="float">
            <text:p>1110703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08</text:p>
          </table:table-cell>
          <table:table-cell office:value-type="string" calcext:value-type="string">
            <text:p>Mittetulundusühing KOIT TANTSUKOOL</text:p>
          </table:table-cell>
          <table:table-cell/>
          <table:table-cell table:style-name="ce2" office:value-type="date" office:date-value="2020-07-10T19:43:18" calcext:value-type="date">
            <text:p>19:43 10.07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6627" calcext:value-type="float">
            <text:p>8035662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07</text:p>
          </table:table-cell>
          <table:table-cell office:value-type="string" calcext:value-type="string">
            <text:p>Mittetulundusühing Vivere kool</text:p>
          </table:table-cell>
          <table:table-cell/>
          <table:table-cell table:style-name="ce2" office:value-type="date" office:date-value="2020-07-10T19:42:30" calcext:value-type="date">
            <text:p>19:42 10.07.20</text:p>
          </table:table-cell>
          <table:table-cell table:number-columns-repeated="2" office:value-type="float" office:value="1600" calcext:value-type="float">
            <text:p>1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9247" calcext:value-type="float">
            <text:p>8055924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06</text:p>
          </table:table-cell>
          <table:table-cell office:value-type="string" calcext:value-type="string">
            <text:p>Mittetulundusühing Maidla Noored</text:p>
          </table:table-cell>
          <table:table-cell/>
          <table:table-cell table:style-name="ce2" office:value-type="date" office:date-value="2020-07-10T19:40:59" calcext:value-type="date">
            <text:p>19:40 10.07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7768" calcext:value-type="float">
            <text:p>8031776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25</text:p>
          </table:table-cell>
          <table:table-cell office:value-type="string" calcext:value-type="string">
            <text:p>Mittetulundusühing Mikata</text:p>
          </table:table-cell>
          <table:table-cell/>
          <table:table-cell table:style-name="ce2" office:value-type="date" office:date-value="2020-07-10T20:23:57" calcext:value-type="date">
            <text:p>20:23 10.07.20</text:p>
          </table:table-cell>
          <table:table-cell table:number-columns-repeated="2" office:value-type="float" office:value="5250" calcext:value-type="float">
            <text:p>5 2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6210" calcext:value-type="float">
            <text:p>8029621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24</text:p>
          </table:table-cell>
          <table:table-cell office:value-type="string" calcext:value-type="string">
            <text:p>MTÜ Funtime</text:p>
          </table:table-cell>
          <table:table-cell/>
          <table:table-cell table:style-name="ce2" office:value-type="date" office:date-value="2020-07-10T20:22:57" calcext:value-type="date">
            <text:p>20:22 10.07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0233" calcext:value-type="float">
            <text:p>8056023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23</text:p>
          </table:table-cell>
          <table:table-cell office:value-type="string" calcext:value-type="string">
            <text:p>MTÜ Luunja Raamatukogude Tegevuste Selts</text:p>
          </table:table-cell>
          <table:table-cell/>
          <table:table-cell table:style-name="ce2" office:value-type="date" office:date-value="2020-07-10T20:19:46" calcext:value-type="date">
            <text:p>20:19 10.07.20</text:p>
          </table:table-cell>
          <table:table-cell table:number-columns-repeated="2" office:value-type="float" office:value="3058" calcext:value-type="float">
            <text:p>3 05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6718" calcext:value-type="float">
            <text:p>8042671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22</text:p>
          </table:table-cell>
          <table:table-cell office:value-type="string" calcext:value-type="string">
            <text:p>Selts Raeküla</text:p>
          </table:table-cell>
          <table:table-cell/>
          <table:table-cell table:style-name="ce2" office:value-type="date" office:date-value="2020-07-10T20:18:57" calcext:value-type="date">
            <text:p>20:18 10.07.20</text:p>
          </table:table-cell>
          <table:table-cell table:number-columns-repeated="2" office:value-type="float" office:value="4085" calcext:value-type="float">
            <text:p>4 08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59370" calcext:value-type="float">
            <text:p>8015937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21</text:p>
          </table:table-cell>
          <table:table-cell office:value-type="string" calcext:value-type="string">
            <text:p>Mittetulundusühing Tabasalu Ujumisklubi</text:p>
          </table:table-cell>
          <table:table-cell/>
          <table:table-cell table:style-name="ce2" office:value-type="date" office:date-value="2020-07-10T20:15:36" calcext:value-type="date">
            <text:p>20:15 10.07.20</text:p>
          </table:table-cell>
          <table:table-cell table:number-columns-repeated="2" office:value-type="float" office:value="4320" calcext:value-type="float">
            <text:p>4 3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2771" calcext:value-type="float">
            <text:p>8018277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20</text:p>
          </table:table-cell>
          <table:table-cell office:value-type="string" calcext:value-type="string">
            <text:p>Eesti Evangeelse Luterliku Kiriku Emmaste Immanueli Kogudus</text:p>
          </table:table-cell>
          <table:table-cell/>
          <table:table-cell table:style-name="ce2" office:value-type="date" office:date-value="2020-07-10T20:13:05" calcext:value-type="date">
            <text:p>20:13 10.07.20</text:p>
          </table:table-cell>
          <table:table-cell table:number-columns-repeated="2" office:value-type="float" office:value="1080" calcext:value-type="float">
            <text:p>1 0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10220" calcext:value-type="float">
            <text:p>8021022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19</text:p>
          </table:table-cell>
          <table:table-cell office:value-type="string" calcext:value-type="string">
            <text:p>Mittetulundusühing Tabasalu Ujumisklubi</text:p>
          </table:table-cell>
          <table:table-cell/>
          <table:table-cell table:style-name="ce2" office:value-type="date" office:date-value="2020-07-10T20:09:45" calcext:value-type="date">
            <text:p>20:09 10.07.20</text:p>
          </table:table-cell>
          <table:table-cell table:number-columns-repeated="2" office:value-type="float" office:value="2880" calcext:value-type="float">
            <text:p>2 8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2771" calcext:value-type="float">
            <text:p>8018277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18</text:p>
          </table:table-cell>
          <table:table-cell office:value-type="string" calcext:value-type="string">
            <text:p>Mittetulundusühing KOIT TANTSUKOOL</text:p>
          </table:table-cell>
          <table:table-cell/>
          <table:table-cell table:style-name="ce2" office:value-type="date" office:date-value="2020-07-10T20:05:08" calcext:value-type="date">
            <text:p>20:05 10.07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6627" calcext:value-type="float">
            <text:p>8035662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17</text:p>
          </table:table-cell>
          <table:table-cell office:value-type="string" calcext:value-type="string">
            <text:p>MTÜ Luunja Raamatukogude Tegevuste Selts</text:p>
          </table:table-cell>
          <table:table-cell/>
          <table:table-cell table:style-name="ce2" office:value-type="date" office:date-value="2020-07-10T20:04:48" calcext:value-type="date">
            <text:p>20:04 10.07.20</text:p>
          </table:table-cell>
          <table:table-cell table:number-columns-repeated="2" office:value-type="float" office:value="4954" calcext:value-type="float">
            <text:p>4 95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6718" calcext:value-type="float">
            <text:p>8042671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16</text:p>
          </table:table-cell>
          <table:table-cell office:value-type="string" calcext:value-type="string">
            <text:p>OÜ Ostinato</text:p>
          </table:table-cell>
          <table:table-cell/>
          <table:table-cell table:style-name="ce2" office:value-type="date" office:date-value="2020-07-10T20:03:21" calcext:value-type="date">
            <text:p>20:03 10.07.20</text:p>
          </table:table-cell>
          <table:table-cell table:number-columns-repeated="2" office:value-type="float" office:value="720" calcext:value-type="float">
            <text:p>7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548163" calcext:value-type="float">
            <text:p>1254816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15</text:p>
          </table:table-cell>
          <table:table-cell office:value-type="string" calcext:value-type="string">
            <text:p>OÜ Valgemetsa Puhkeküla</text:p>
          </table:table-cell>
          <table:table-cell/>
          <table:table-cell table:style-name="ce2" office:value-type="date" office:date-value="2020-07-10T20:00:10" calcext:value-type="date">
            <text:p>20:00 10.07.20</text:p>
          </table:table-cell>
          <table:table-cell table:number-columns-repeated="2" office:value-type="float" office:value="11760" calcext:value-type="float">
            <text:p>11 7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107037" calcext:value-type="float">
            <text:p>1110703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14</text:p>
          </table:table-cell>
          <table:table-cell office:value-type="string" calcext:value-type="string">
            <text:p>OÜ Ostinato</text:p>
          </table:table-cell>
          <table:table-cell/>
          <table:table-cell table:style-name="ce2" office:value-type="date" office:date-value="2020-07-10T19:57:41.999999" calcext:value-type="date">
            <text:p>19:57 10.07.20</text:p>
          </table:table-cell>
          <table:table-cell table:number-columns-repeated="2" office:value-type="float" office:value="720" calcext:value-type="float">
            <text:p>7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548163" calcext:value-type="float">
            <text:p>1254816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13</text:p>
          </table:table-cell>
          <table:table-cell office:value-type="string" calcext:value-type="string">
            <text:p>OÜ Valgemetsa Puhkeküla</text:p>
          </table:table-cell>
          <table:table-cell/>
          <table:table-cell table:style-name="ce2" office:value-type="date" office:date-value="2020-07-10T19:52:24" calcext:value-type="date">
            <text:p>19:52 10.07.20</text:p>
          </table:table-cell>
          <table:table-cell table:number-columns-repeated="2" office:value-type="float" office:value="18120" calcext:value-type="float">
            <text:p>18 1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107037" calcext:value-type="float">
            <text:p>1110703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12</text:p>
          </table:table-cell>
          <table:table-cell office:value-type="string" calcext:value-type="string">
            <text:p>MTÜ Sookuninga</text:p>
          </table:table-cell>
          <table:table-cell/>
          <table:table-cell table:style-name="ce2" office:value-type="date" office:date-value="2020-07-10T19:51:06.999999" calcext:value-type="date">
            <text:p>19:51 10.07.20</text:p>
          </table:table-cell>
          <table:table-cell table:number-columns-repeated="2" office:value-type="float" office:value="5000" calcext:value-type="float">
            <text:p>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05202" calcext:value-type="float">
            <text:p>8030520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11</text:p>
          </table:table-cell>
          <table:table-cell office:value-type="string" calcext:value-type="string">
            <text:p>OÜ Ostinato</text:p>
          </table:table-cell>
          <table:table-cell/>
          <table:table-cell table:style-name="ce2" office:value-type="date" office:date-value="2020-07-10T19:49:06" calcext:value-type="date">
            <text:p>19:49 10.07.20</text:p>
          </table:table-cell>
          <table:table-cell table:number-columns-repeated="2" office:value-type="float" office:value="720" calcext:value-type="float">
            <text:p>7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548163" calcext:value-type="float">
            <text:p>1254816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10</text:p>
          </table:table-cell>
          <table:table-cell office:value-type="string" calcext:value-type="string">
            <text:p>Mittetulundusühing Vivere kool</text:p>
          </table:table-cell>
          <table:table-cell/>
          <table:table-cell table:style-name="ce2" office:value-type="date" office:date-value="2020-07-10T19:47:08" calcext:value-type="date">
            <text:p>19:47 10.07.20</text:p>
          </table:table-cell>
          <table:table-cell table:number-columns-repeated="2" office:value-type="float" office:value="1600" calcext:value-type="float">
            <text:p>1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9247" calcext:value-type="float">
            <text:p>8055924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09</text:p>
          </table:table-cell>
          <table:table-cell office:value-type="string" calcext:value-type="string">
            <text:p>OÜ Valgemetsa Puhkeküla</text:p>
          </table:table-cell>
          <table:table-cell/>
          <table:table-cell table:style-name="ce2" office:value-type="date" office:date-value="2020-07-10T19:45:56" calcext:value-type="date">
            <text:p>19:45 10.07.20</text:p>
          </table:table-cell>
          <table:table-cell table:number-columns-repeated="2" office:value-type="float" office:value="14760" calcext:value-type="float">
            <text:p>14 7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107037" calcext:value-type="float">
            <text:p>1110703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08</text:p>
          </table:table-cell>
          <table:table-cell office:value-type="string" calcext:value-type="string">
            <text:p>Mittetulundusühing KOIT TANTSUKOOL</text:p>
          </table:table-cell>
          <table:table-cell/>
          <table:table-cell table:style-name="ce2" office:value-type="date" office:date-value="2020-07-10T19:43:18" calcext:value-type="date">
            <text:p>19:43 10.07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6627" calcext:value-type="float">
            <text:p>8035662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07</text:p>
          </table:table-cell>
          <table:table-cell office:value-type="string" calcext:value-type="string">
            <text:p>Mittetulundusühing Vivere kool</text:p>
          </table:table-cell>
          <table:table-cell/>
          <table:table-cell table:style-name="ce2" office:value-type="date" office:date-value="2020-07-10T19:42:30" calcext:value-type="date">
            <text:p>19:42 10.07.20</text:p>
          </table:table-cell>
          <table:table-cell table:number-columns-repeated="2" office:value-type="float" office:value="1600" calcext:value-type="float">
            <text:p>1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9247" calcext:value-type="float">
            <text:p>8055924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06</text:p>
          </table:table-cell>
          <table:table-cell office:value-type="string" calcext:value-type="string">
            <text:p>Mittetulundusühing Maidla Noored</text:p>
          </table:table-cell>
          <table:table-cell/>
          <table:table-cell table:style-name="ce2" office:value-type="date" office:date-value="2020-07-10T19:40:59" calcext:value-type="date">
            <text:p>19:40 10.07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7768" calcext:value-type="float">
            <text:p>8031776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05</text:p>
          </table:table-cell>
          <table:table-cell office:value-type="string" calcext:value-type="string">
            <text:p>Osaühing Keeltekool Likool</text:p>
          </table:table-cell>
          <table:table-cell/>
          <table:table-cell table:style-name="ce2" office:value-type="date" office:date-value="2020-07-10T19:39:41" calcext:value-type="date">
            <text:p>19:39 10.07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279094" calcext:value-type="float">
            <text:p>1227909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04</text:p>
          </table:table-cell>
          <table:table-cell office:value-type="string" calcext:value-type="string">
            <text:p>Mittetulundusühing Vivere kool</text:p>
          </table:table-cell>
          <table:table-cell/>
          <table:table-cell table:style-name="ce2" office:value-type="date" office:date-value="2020-07-10T19:36:18" calcext:value-type="date">
            <text:p>19:36 10.07.20</text:p>
          </table:table-cell>
          <table:table-cell table:number-columns-repeated="2" office:value-type="float" office:value="800" calcext:value-type="float">
            <text:p>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9247" calcext:value-type="float">
            <text:p>8055924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03</text:p>
          </table:table-cell>
          <table:table-cell office:value-type="string" calcext:value-type="string">
            <text:p>Eesti Kristlik Ühing Messias</text:p>
          </table:table-cell>
          <table:table-cell/>
          <table:table-cell table:style-name="ce2" office:value-type="date" office:date-value="2020-07-10T19:22:19" calcext:value-type="date">
            <text:p>19:22 10.07.20</text:p>
          </table:table-cell>
          <table:table-cell table:number-columns-repeated="2" office:value-type="float" office:value="1000" calcext:value-type="float">
            <text:p>1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0951" calcext:value-type="float">
            <text:p>8022095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02</text:p>
          </table:table-cell>
          <table:table-cell office:value-type="string" calcext:value-type="string">
            <text:p>Osaühing Keeltekool Likool</text:p>
          </table:table-cell>
          <table:table-cell/>
          <table:table-cell table:style-name="ce2" office:value-type="date" office:date-value="2020-07-10T19:21:22" calcext:value-type="date">
            <text:p>19:21 10.07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279094" calcext:value-type="float">
            <text:p>1227909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01</text:p>
          </table:table-cell>
          <table:table-cell office:value-type="string" calcext:value-type="string">
            <text:p>Mittetulundusühing ModeRato</text:p>
          </table:table-cell>
          <table:table-cell/>
          <table:table-cell table:style-name="ce2" office:value-type="date" office:date-value="2020-07-10T19:16:00" calcext:value-type="date">
            <text:p>19:16 10.07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76420" calcext:value-type="float">
            <text:p>8027642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400</text:p>
          </table:table-cell>
          <table:table-cell office:value-type="string" calcext:value-type="string">
            <text:p>MTÜ Tartu Kalev Jalgpalliakadeemia</text:p>
          </table:table-cell>
          <table:table-cell/>
          <table:table-cell table:style-name="ce2" office:value-type="date" office:date-value="2020-07-10T19:08:18" calcext:value-type="date">
            <text:p>19:08 10.07.20</text:p>
          </table:table-cell>
          <table:table-cell table:number-columns-repeated="2" office:value-type="float" office:value="6000" calcext:value-type="float">
            <text:p>6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04607" calcext:value-type="float">
            <text:p>8030460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99</text:p>
          </table:table-cell>
          <table:table-cell office:value-type="string" calcext:value-type="string">
            <text:p>Mittetulundusühing KOIT TANTSUKOOL</text:p>
          </table:table-cell>
          <table:table-cell/>
          <table:table-cell table:style-name="ce2" office:value-type="date" office:date-value="2020-07-10T19:05:17" calcext:value-type="date">
            <text:p>19:05 10.07.20</text:p>
          </table:table-cell>
          <table:table-cell table:number-columns-repeated="2" office:value-type="float" office:value="6000" calcext:value-type="float">
            <text:p>6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6627" calcext:value-type="float">
            <text:p>8035662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98</text:p>
          </table:table-cell>
          <table:table-cell office:value-type="string" calcext:value-type="string">
            <text:p>Tamsalu AO suusaklubi</text:p>
          </table:table-cell>
          <table:table-cell/>
          <table:table-cell table:style-name="ce2" office:value-type="date" office:date-value="2020-07-10T18:59:50" calcext:value-type="date">
            <text:p>18:59 10.07.20</text:p>
          </table:table-cell>
          <table:table-cell table:number-columns-repeated="2" office:value-type="float" office:value="672" calcext:value-type="float">
            <text:p>67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28369" calcext:value-type="float">
            <text:p>8012836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97</text:p>
          </table:table-cell>
          <table:table-cell office:value-type="string" calcext:value-type="string">
            <text:p>Eesti Kristlik Ühing Messias</text:p>
          </table:table-cell>
          <table:table-cell/>
          <table:table-cell table:style-name="ce2" office:value-type="date" office:date-value="2020-07-10T18:45:06" calcext:value-type="date">
            <text:p>18:45 10.07.20</text:p>
          </table:table-cell>
          <table:table-cell table:number-columns-repeated="2" office:value-type="float" office:value="1000" calcext:value-type="float">
            <text:p>1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0951" calcext:value-type="float">
            <text:p>8022095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96</text:p>
          </table:table-cell>
          <table:table-cell office:value-type="string" calcext:value-type="string">
            <text:p>Tamsalu AO suusaklubi</text:p>
          </table:table-cell>
          <table:table-cell/>
          <table:table-cell table:style-name="ce2" office:value-type="date" office:date-value="2020-07-10T18:37:59" calcext:value-type="date">
            <text:p>18:37 10.07.20</text:p>
          </table:table-cell>
          <table:table-cell table:number-columns-repeated="2" office:value-type="float" office:value="552" calcext:value-type="float">
            <text:p>55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28369" calcext:value-type="float">
            <text:p>8012836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95</text:p>
          </table:table-cell>
          <table:table-cell office:value-type="string" calcext:value-type="string">
            <text:p>Mittetulundusühing KOIT TANTSUKOOL</text:p>
          </table:table-cell>
          <table:table-cell/>
          <table:table-cell table:style-name="ce2" office:value-type="date" office:date-value="2020-07-10T18:36:08" calcext:value-type="date">
            <text:p>18:36 10.07.20</text:p>
          </table:table-cell>
          <table:table-cell table:number-columns-repeated="2" office:value-type="float" office:value="6000" calcext:value-type="float">
            <text:p>6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6627" calcext:value-type="float">
            <text:p>8035662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94</text:p>
          </table:table-cell>
          <table:table-cell office:value-type="string" calcext:value-type="string">
            <text:p>Jalgpalliklubi Welco</text:p>
          </table:table-cell>
          <table:table-cell/>
          <table:table-cell table:style-name="ce2" office:value-type="date" office:date-value="2020-07-10T18:29:03" calcext:value-type="date">
            <text:p>18:29 10.07.20</text:p>
          </table:table-cell>
          <table:table-cell table:number-columns-repeated="2" office:value-type="float" office:value="5998" calcext:value-type="float">
            <text:p>5 99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87033" calcext:value-type="float">
            <text:p>8028703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93</text:p>
          </table:table-cell>
          <table:table-cell office:value-type="string" calcext:value-type="string">
            <text:p>OÜ Ostinato</text:p>
          </table:table-cell>
          <table:table-cell/>
          <table:table-cell table:style-name="ce2" office:value-type="date" office:date-value="2020-07-10T18:28:02" calcext:value-type="date">
            <text:p>18:28 10.07.20</text:p>
          </table:table-cell>
          <table:table-cell table:number-columns-repeated="2" office:value-type="float" office:value="1800" calcext:value-type="float">
            <text:p>1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548163" calcext:value-type="float">
            <text:p>1254816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92</text:p>
          </table:table-cell>
          <table:table-cell office:value-type="string" calcext:value-type="string">
            <text:p>B. G. Forseliuse Seltsi Noortekogu</text:p>
          </table:table-cell>
          <table:table-cell/>
          <table:table-cell table:style-name="ce2" office:value-type="date" office:date-value="2020-07-10T18:26:56" calcext:value-type="date">
            <text:p>18:26 10.07.20</text:p>
          </table:table-cell>
          <table:table-cell table:number-columns-repeated="2" office:value-type="float" office:value="7360" calcext:value-type="float">
            <text:p>7 3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0623" calcext:value-type="float">
            <text:p>8035062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91</text:p>
          </table:table-cell>
          <table:table-cell office:value-type="string" calcext:value-type="string">
            <text:p>Tartu Kristlik Noortekodu</text:p>
          </table:table-cell>
          <table:table-cell/>
          <table:table-cell table:style-name="ce2" office:value-type="date" office:date-value="2020-07-10T18:22:35" calcext:value-type="date">
            <text:p>18:22 10.07.20</text:p>
          </table:table-cell>
          <table:table-cell table:number-columns-repeated="2" office:value-type="float" office:value="6000" calcext:value-type="float">
            <text:p>6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29096" calcext:value-type="float">
            <text:p>8012909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90</text:p>
          </table:table-cell>
          <table:table-cell office:value-type="string" calcext:value-type="string">
            <text:p>Eesti Kristlik Ühing Messias</text:p>
          </table:table-cell>
          <table:table-cell/>
          <table:table-cell table:style-name="ce2" office:value-type="date" office:date-value="2020-07-10T18:11:51" calcext:value-type="date">
            <text:p>18:11 10.07.20</text:p>
          </table:table-cell>
          <table:table-cell table:number-columns-repeated="2" office:value-type="float" office:value="1000" calcext:value-type="float">
            <text:p>1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0951" calcext:value-type="float">
            <text:p>8022095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89</text:p>
          </table:table-cell>
          <table:table-cell office:value-type="string" calcext:value-type="string">
            <text:p>Osaühing Keeltekool Likool</text:p>
          </table:table-cell>
          <table:table-cell/>
          <table:table-cell table:style-name="ce2" office:value-type="date" office:date-value="2020-07-10T18:01:39" calcext:value-type="date">
            <text:p>18:01 10.07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279094" calcext:value-type="float">
            <text:p>1227909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88</text:p>
          </table:table-cell>
          <table:table-cell office:value-type="string" calcext:value-type="string">
            <text:p>B-Lingua koolitused OÜ</text:p>
          </table:table-cell>
          <table:table-cell/>
          <table:table-cell table:style-name="ce2" office:value-type="date" office:date-value="2020-07-10T18:01:24" calcext:value-type="date">
            <text:p>18:01 10.07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641760" calcext:value-type="float">
            <text:p>1464176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87</text:p>
          </table:table-cell>
          <table:table-cell office:value-type="string" calcext:value-type="string">
            <text:p>Mittetulundusühing Spordiklubi Nord</text:p>
          </table:table-cell>
          <table:table-cell/>
          <table:table-cell table:style-name="ce2" office:value-type="date" office:date-value="2020-07-10T18:01:19" calcext:value-type="date">
            <text:p>18:01 10.07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87895" calcext:value-type="float">
            <text:p>8028789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86</text:p>
          </table:table-cell>
          <table:table-cell office:value-type="string" calcext:value-type="string">
            <text:p>Mittetulundusühing Spordiklubi Nord</text:p>
          </table:table-cell>
          <table:table-cell/>
          <table:table-cell table:style-name="ce2" office:value-type="date" office:date-value="2020-07-10T17:58:20.000001" calcext:value-type="date">
            <text:p>17:58 10.07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87895" calcext:value-type="float">
            <text:p>8028789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85</text:p>
          </table:table-cell>
          <table:table-cell office:value-type="string" calcext:value-type="string">
            <text:p>Mittetulundusühing FC Santos</text:p>
          </table:table-cell>
          <table:table-cell/>
          <table:table-cell table:style-name="ce2" office:value-type="date" office:date-value="2020-07-10T17:55:10" calcext:value-type="date">
            <text:p>17:55 10.07.20</text:p>
          </table:table-cell>
          <table:table-cell table:number-columns-repeated="2" office:value-type="float" office:value="16000" calcext:value-type="float">
            <text:p>16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37354" calcext:value-type="float">
            <text:p>8023735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84</text:p>
          </table:table-cell>
          <table:table-cell office:value-type="string" calcext:value-type="string">
            <text:p>Tartu Poistekoor ja neidudekoor Kurekell</text:p>
          </table:table-cell>
          <table:table-cell/>
          <table:table-cell table:style-name="ce2" office:value-type="date" office:date-value="2020-07-10T17:54:13" calcext:value-type="date">
            <text:p>17:54 10.07.20</text:p>
          </table:table-cell>
          <table:table-cell table:number-columns-repeated="2" office:value-type="float" office:value="7920" calcext:value-type="float">
            <text:p>7 9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44871" calcext:value-type="float">
            <text:p>8014487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83</text:p>
          </table:table-cell>
          <table:table-cell office:value-type="string" calcext:value-type="string">
            <text:p>Mittetulundusühing Spordiklubi Nord</text:p>
          </table:table-cell>
          <table:table-cell/>
          <table:table-cell table:style-name="ce2" office:value-type="date" office:date-value="2020-07-10T17:49:59" calcext:value-type="date">
            <text:p>17:49 10.07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87895" calcext:value-type="float">
            <text:p>8028789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82</text:p>
          </table:table-cell>
          <table:table-cell office:value-type="string" calcext:value-type="string">
            <text:p>MTÜ Maardu Noortekeskus</text:p>
          </table:table-cell>
          <table:table-cell/>
          <table:table-cell table:style-name="ce2" office:value-type="date" office:date-value="2020-07-10T17:40:46.000001" calcext:value-type="date">
            <text:p>17:40 10.07.20</text:p>
          </table:table-cell>
          <table:table-cell table:number-columns-repeated="2" office:value-type="float" office:value="3780" calcext:value-type="float">
            <text:p>3 7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42361" calcext:value-type="float">
            <text:p>8024236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81</text:p>
          </table:table-cell>
          <table:table-cell office:value-type="string" calcext:value-type="string">
            <text:p>Saue Autoklubi</text:p>
          </table:table-cell>
          <table:table-cell/>
          <table:table-cell table:style-name="ce2" office:value-type="date" office:date-value="2020-07-10T17:36:10" calcext:value-type="date">
            <text:p>17:36 10.07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63707" calcext:value-type="float">
            <text:p>8026370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80</text:p>
          </table:table-cell>
          <table:table-cell office:value-type="string" calcext:value-type="string">
            <text:p>Ramm, Jõgeva raskejõustikuklubi</text:p>
          </table:table-cell>
          <table:table-cell/>
          <table:table-cell table:style-name="ce2" office:value-type="date" office:date-value="2020-07-10T17:33:59" calcext:value-type="date">
            <text:p>17:33 10.07.20</text:p>
          </table:table-cell>
          <table:table-cell table:number-columns-repeated="2" office:value-type="float" office:value="7200" calcext:value-type="float">
            <text:p>7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8341" calcext:value-type="float">
            <text:p>8007834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79</text:p>
          </table:table-cell>
          <table:table-cell office:value-type="string" calcext:value-type="string">
            <text:p>Mittetulundusühing KOIT TANTSUKOOL</text:p>
          </table:table-cell>
          <table:table-cell/>
          <table:table-cell table:style-name="ce2" office:value-type="date" office:date-value="2020-07-10T17:32:53" calcext:value-type="date">
            <text:p>17:32 10.07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6627" calcext:value-type="float">
            <text:p>8035662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78</text:p>
          </table:table-cell>
          <table:table-cell office:value-type="string" calcext:value-type="string">
            <text:p>Saue Autoklubi</text:p>
          </table:table-cell>
          <table:table-cell/>
          <table:table-cell table:style-name="ce2" office:value-type="date" office:date-value="2020-07-10T17:29:00" calcext:value-type="date">
            <text:p>17:29 10.07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63707" calcext:value-type="float">
            <text:p>8026370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77</text:p>
          </table:table-cell>
          <table:table-cell office:value-type="string" calcext:value-type="string">
            <text:p>Saue Autoklubi</text:p>
          </table:table-cell>
          <table:table-cell/>
          <table:table-cell table:style-name="ce2" office:value-type="date" office:date-value="2020-07-10T17:20:46" calcext:value-type="date">
            <text:p>17:20 10.07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63707" calcext:value-type="float">
            <text:p>8026370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76</text:p>
          </table:table-cell>
          <table:table-cell office:value-type="string" calcext:value-type="string">
            <text:p>Osaühing Keeltekool Likool</text:p>
          </table:table-cell>
          <table:table-cell/>
          <table:table-cell table:style-name="ce2" office:value-type="date" office:date-value="2020-07-10T17:20:42" calcext:value-type="date">
            <text:p>17:20 10.07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279094" calcext:value-type="float">
            <text:p>1227909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75</text:p>
          </table:table-cell>
          <table:table-cell office:value-type="string" calcext:value-type="string">
            <text:p>Mittetulundusühing Spordiklubi Nord</text:p>
          </table:table-cell>
          <table:table-cell/>
          <table:table-cell table:style-name="ce2" office:value-type="date" office:date-value="2020-07-10T17:18:15" calcext:value-type="date">
            <text:p>17:18 10.07.20</text:p>
          </table:table-cell>
          <table:table-cell table:number-columns-repeated="2" office:value-type="float" office:value="14000" calcext:value-type="float">
            <text:p>1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87895" calcext:value-type="float">
            <text:p>8028789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74</text:p>
          </table:table-cell>
          <table:table-cell office:value-type="string" calcext:value-type="string">
            <text:p>Spordiklubi Laansoo Motokrossi Team</text:p>
          </table:table-cell>
          <table:table-cell/>
          <table:table-cell table:style-name="ce2" office:value-type="date" office:date-value="2020-07-10T17:14:20.000001" calcext:value-type="date">
            <text:p>17:14 10.07.20</text:p>
          </table:table-cell>
          <table:table-cell table:number-columns-repeated="2" office:value-type="float" office:value="1800" calcext:value-type="float">
            <text:p>1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88724" calcext:value-type="float">
            <text:p>8008872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72</text:p>
          </table:table-cell>
          <table:table-cell office:value-type="string" calcext:value-type="string">
            <text:p>Spordiklubi Laansoo Motokrossi Team</text:p>
          </table:table-cell>
          <table:table-cell/>
          <table:table-cell table:style-name="ce2" office:value-type="date" office:date-value="2020-07-10T17:10:55.000001" calcext:value-type="date">
            <text:p>17:10 10.07.20</text:p>
          </table:table-cell>
          <table:table-cell table:number-columns-repeated="2" office:value-type="float" office:value="1800" calcext:value-type="float">
            <text:p>1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88724" calcext:value-type="float">
            <text:p>8008872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71</text:p>
          </table:table-cell>
          <table:table-cell office:value-type="string" calcext:value-type="string">
            <text:p>MTÜ Just tants</text:p>
          </table:table-cell>
          <table:table-cell/>
          <table:table-cell table:style-name="ce2" office:value-type="date" office:date-value="2020-07-10T17:10:12.000001" calcext:value-type="date">
            <text:p>17:10 10.07.20</text:p>
          </table:table-cell>
          <table:table-cell table:number-columns-repeated="2" office:value-type="float" office:value="2925" calcext:value-type="float">
            <text:p>2 92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37253" calcext:value-type="float">
            <text:p>8003725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70</text:p>
          </table:table-cell>
          <table:table-cell office:value-type="string" calcext:value-type="string">
            <text:p>Spordiklubi Laansoo Motokrossi Team</text:p>
          </table:table-cell>
          <table:table-cell/>
          <table:table-cell table:style-name="ce2" office:value-type="date" office:date-value="2020-07-10T17:06:55" calcext:value-type="date">
            <text:p>17:06 10.07.20</text:p>
          </table:table-cell>
          <table:table-cell table:number-columns-repeated="2" office:value-type="float" office:value="1800" calcext:value-type="float">
            <text:p>1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88724" calcext:value-type="float">
            <text:p>8008872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69</text:p>
          </table:table-cell>
          <table:table-cell office:value-type="string" calcext:value-type="string">
            <text:p>Mittetulundusühing KOIT TANTSUKOOL</text:p>
          </table:table-cell>
          <table:table-cell/>
          <table:table-cell table:style-name="ce2" office:value-type="date" office:date-value="2020-07-10T17:06:40" calcext:value-type="date">
            <text:p>17:06 10.07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6627" calcext:value-type="float">
            <text:p>8035662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68</text:p>
          </table:table-cell>
          <table:table-cell office:value-type="string" calcext:value-type="string">
            <text:p>Mittetulundusühing Spordiklubi Nord</text:p>
          </table:table-cell>
          <table:table-cell/>
          <table:table-cell table:style-name="ce2" office:value-type="date" office:date-value="2020-07-10T17:06:34" calcext:value-type="date">
            <text:p>17:06 10.07.20</text:p>
          </table:table-cell>
          <table:table-cell table:number-columns-repeated="2" office:value-type="float" office:value="15750" calcext:value-type="float">
            <text:p>15 7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87895" calcext:value-type="float">
            <text:p>8028789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67</text:p>
          </table:table-cell>
          <table:table-cell office:value-type="string" calcext:value-type="string">
            <text:p>Mittetulundusühing Spordiklubi Nord</text:p>
          </table:table-cell>
          <table:table-cell/>
          <table:table-cell table:style-name="ce2" office:value-type="date" office:date-value="2020-07-10T16:59:02" calcext:value-type="date">
            <text:p>16:59 10.07.20</text:p>
          </table:table-cell>
          <table:table-cell table:number-columns-repeated="2" office:value-type="float" office:value="12600" calcext:value-type="float">
            <text:p>12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87895" calcext:value-type="float">
            <text:p>8028789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66</text:p>
          </table:table-cell>
          <table:table-cell office:value-type="string" calcext:value-type="string">
            <text:p>Rahvakunstiselts Leigarid</text:p>
          </table:table-cell>
          <table:table-cell/>
          <table:table-cell table:style-name="ce2" office:value-type="date" office:date-value="2020-07-10T16:58:25" calcext:value-type="date">
            <text:p>16:58 10.07.20</text:p>
          </table:table-cell>
          <table:table-cell table:number-columns-repeated="2" office:value-type="float" office:value="3510" calcext:value-type="float">
            <text:p>3 51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97060" calcext:value-type="float">
            <text:p>8009706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64</text:p>
          </table:table-cell>
          <table:table-cell office:value-type="string" calcext:value-type="string">
            <text:p>Mittetulundusühing Armeenia Pühapäevakool MAŠTOTS</text:p>
          </table:table-cell>
          <table:table-cell/>
          <table:table-cell table:style-name="ce2" office:value-type="date" office:date-value="2020-07-10T16:56:27" calcext:value-type="date">
            <text:p>16:56 10.07.20</text:p>
          </table:table-cell>
          <table:table-cell table:number-columns-repeated="2" office:value-type="float" office:value="2500" calcext:value-type="float">
            <text:p>2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67065" calcext:value-type="float">
            <text:p>8026706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63</text:p>
          </table:table-cell>
          <table:table-cell office:value-type="string" calcext:value-type="string">
            <text:p>Mittetulundusühing Spordiklubi Nord</text:p>
          </table:table-cell>
          <table:table-cell/>
          <table:table-cell table:style-name="ce2" office:value-type="date" office:date-value="2020-07-10T16:44:19" calcext:value-type="date">
            <text:p>16:44 10.07.20</text:p>
          </table:table-cell>
          <table:table-cell table:number-columns-repeated="2" office:value-type="float" office:value="16500" calcext:value-type="float">
            <text:p>16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87895" calcext:value-type="float">
            <text:p>8028789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62</text:p>
          </table:table-cell>
          <table:table-cell office:value-type="string" calcext:value-type="string">
            <text:p>Mittetulundusühing Spordiklubi Nord</text:p>
          </table:table-cell>
          <table:table-cell/>
          <table:table-cell table:style-name="ce2" office:value-type="date" office:date-value="2020-07-10T16:40:44" calcext:value-type="date">
            <text:p>16:40 10.07.20</text:p>
          </table:table-cell>
          <table:table-cell table:number-columns-repeated="2" office:value-type="float" office:value="16500" calcext:value-type="float">
            <text:p>16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87895" calcext:value-type="float">
            <text:p>8028789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60</text:p>
          </table:table-cell>
          <table:table-cell office:value-type="string" calcext:value-type="string">
            <text:p>Mittetulundusühing Spordiklubi Suure-Jaani United</text:p>
          </table:table-cell>
          <table:table-cell/>
          <table:table-cell table:style-name="ce2" office:value-type="date" office:date-value="2020-07-10T16:21:17" calcext:value-type="date">
            <text:p>16:21 10.07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22212" calcext:value-type="float">
            <text:p>8032221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59</text:p>
          </table:table-cell>
          <table:table-cell office:value-type="string" calcext:value-type="string">
            <text:p>MTÜ Noored Toredate Mõtetega</text:p>
          </table:table-cell>
          <table:table-cell/>
          <table:table-cell table:style-name="ce2" office:value-type="date" office:date-value="2020-07-10T16:10:40" calcext:value-type="date">
            <text:p>16:10 10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65885" calcext:value-type="float">
            <text:p>8016588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58</text:p>
          </table:table-cell>
          <table:table-cell office:value-type="string" calcext:value-type="string">
            <text:p>Sihtasutus Innovatsioonikeskus INNOKAS</text:p>
          </table:table-cell>
          <table:table-cell/>
          <table:table-cell table:style-name="ce2" office:value-type="date" office:date-value="2020-07-10T16:08:26" calcext:value-type="date">
            <text:p>16:08 10.07.20</text:p>
          </table:table-cell>
          <table:table-cell table:number-columns-repeated="2" office:value-type="float" office:value="900" calcext:value-type="float">
            <text:p>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2604" calcext:value-type="float">
            <text:p>9001260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57</text:p>
          </table:table-cell>
          <table:table-cell office:value-type="string" calcext:value-type="string">
            <text:p>Mittetulundusühing EXCITE DANCE</text:p>
          </table:table-cell>
          <table:table-cell/>
          <table:table-cell table:style-name="ce2" office:value-type="date" office:date-value="2020-07-10T15:58:16" calcext:value-type="date">
            <text:p>15:58 10.07.20</text:p>
          </table:table-cell>
          <table:table-cell table:number-columns-repeated="2" office:value-type="float" office:value="2100" calcext:value-type="float">
            <text:p>2 1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39413" calcext:value-type="float">
            <text:p>8023941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56</text:p>
          </table:table-cell>
          <table:table-cell office:value-type="string" calcext:value-type="string">
            <text:p>Tallinna Skautide Rühm Tiigrid</text:p>
          </table:table-cell>
          <table:table-cell/>
          <table:table-cell table:style-name="ce2" office:value-type="date" office:date-value="2020-07-10T15:52:17" calcext:value-type="date">
            <text:p>15:52 10.07.20</text:p>
          </table:table-cell>
          <table:table-cell table:number-columns-repeated="2" office:value-type="float" office:value="6000" calcext:value-type="float">
            <text:p>6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20066" calcext:value-type="float">
            <text:p>8012006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55</text:p>
          </table:table-cell>
          <table:table-cell office:value-type="string" calcext:value-type="string">
            <text:p>Tallinna Spordiselts Kalev</text:p>
          </table:table-cell>
          <table:table-cell/>
          <table:table-cell table:style-name="ce2" office:value-type="date" office:date-value="2020-07-10T15:47:51" calcext:value-type="date">
            <text:p>15:47 10.07.20</text:p>
          </table:table-cell>
          <table:table-cell table:number-columns-repeated="2" office:value-type="float" office:value="12260" calcext:value-type="float">
            <text:p>12 2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31960" calcext:value-type="float">
            <text:p>8003196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54</text:p>
          </table:table-cell>
          <table:table-cell office:value-type="string" calcext:value-type="string">
            <text:p>Sihtasutus Innovatsioonikeskus INNOKAS</text:p>
          </table:table-cell>
          <table:table-cell/>
          <table:table-cell table:style-name="ce2" office:value-type="date" office:date-value="2020-07-10T15:43:07" calcext:value-type="date">
            <text:p>15:43 10.07.20</text:p>
          </table:table-cell>
          <table:table-cell table:number-columns-repeated="2" office:value-type="float" office:value="900" calcext:value-type="float">
            <text:p>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2604" calcext:value-type="float">
            <text:p>9001260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53</text:p>
          </table:table-cell>
          <table:table-cell office:value-type="string" calcext:value-type="string">
            <text:p>tantsuselts Pärliine</text:p>
          </table:table-cell>
          <table:table-cell/>
          <table:table-cell table:style-name="ce2" office:value-type="date" office:date-value="2020-07-10T15:37:49" calcext:value-type="date">
            <text:p>15:37 10.07.20</text:p>
          </table:table-cell>
          <table:table-cell table:number-columns-repeated="2" office:value-type="float" office:value="2342" calcext:value-type="float">
            <text:p>2 34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06904" calcext:value-type="float">
            <text:p>8000690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52</text:p>
          </table:table-cell>
          <table:table-cell office:value-type="string" calcext:value-type="string">
            <text:p>Mittetulundusühing EXCITE DANCE</text:p>
          </table:table-cell>
          <table:table-cell/>
          <table:table-cell table:style-name="ce2" office:value-type="date" office:date-value="2020-07-10T15:37:29" calcext:value-type="date">
            <text:p>15:37 10.07.20</text:p>
          </table:table-cell>
          <table:table-cell table:number-columns-repeated="2" office:value-type="float" office:value="2940" calcext:value-type="float">
            <text:p>2 9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39413" calcext:value-type="float">
            <text:p>8023941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51</text:p>
          </table:table-cell>
          <table:table-cell office:value-type="string" calcext:value-type="string">
            <text:p>Mittetulundusühing Valgamaa Noorsootöökeskus Tankla</text:p>
          </table:table-cell>
          <table:table-cell/>
          <table:table-cell table:style-name="ce2" office:value-type="date" office:date-value="2020-07-10T15:28:40" calcext:value-type="date">
            <text:p>15:28 10.07.20</text:p>
          </table:table-cell>
          <table:table-cell table:number-columns-repeated="2" office:value-type="float" office:value="15600" calcext:value-type="float">
            <text:p>15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2831" calcext:value-type="float">
            <text:p>8031283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50</text:p>
          </table:table-cell>
          <table:table-cell office:value-type="string" calcext:value-type="string">
            <text:p>MTÜ Nuti-Võlur</text:p>
          </table:table-cell>
          <table:table-cell/>
          <table:table-cell table:style-name="ce2" office:value-type="date" office:date-value="2020-07-10T15:28:05" calcext:value-type="date">
            <text:p>15:28 10.07.20</text:p>
          </table:table-cell>
          <table:table-cell table:number-columns-repeated="2" office:value-type="float" office:value="720" calcext:value-type="float">
            <text:p>7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4378" calcext:value-type="float">
            <text:p>8040437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49</text:p>
          </table:table-cell>
          <table:table-cell office:value-type="string" calcext:value-type="string">
            <text:p>MTÜ Tantsutuba</text:p>
          </table:table-cell>
          <table:table-cell/>
          <table:table-cell table:style-name="ce2" office:value-type="date" office:date-value="2020-07-10T15:27:50" calcext:value-type="date">
            <text:p>15:27 10.07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6345" calcext:value-type="float">
            <text:p>8022634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48</text:p>
          </table:table-cell>
          <table:table-cell office:value-type="string" calcext:value-type="string">
            <text:p>Spordiklubi Tora</text:p>
          </table:table-cell>
          <table:table-cell/>
          <table:table-cell table:style-name="ce2" office:value-type="date" office:date-value="2020-07-10T15:24:42" calcext:value-type="date">
            <text:p>15:24 10.07.20</text:p>
          </table:table-cell>
          <table:table-cell table:number-columns-repeated="2" office:value-type="float" office:value="3200" calcext:value-type="float">
            <text:p>3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4091" calcext:value-type="float">
            <text:p>8042409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47</text:p>
          </table:table-cell>
          <table:table-cell office:value-type="string" calcext:value-type="string">
            <text:p>MTÜ Nuti-Võlur</text:p>
          </table:table-cell>
          <table:table-cell/>
          <table:table-cell table:style-name="ce2" office:value-type="date" office:date-value="2020-07-10T15:20:18" calcext:value-type="date">
            <text:p>15:20 10.07.20</text:p>
          </table:table-cell>
          <table:table-cell table:number-columns-repeated="2" office:value-type="float" office:value="720" calcext:value-type="float">
            <text:p>7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4378" calcext:value-type="float">
            <text:p>8040437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46</text:p>
          </table:table-cell>
          <table:table-cell office:value-type="string" calcext:value-type="string">
            <text:p>Mittetulundusühing Valikuvõimalus</text:p>
          </table:table-cell>
          <table:table-cell/>
          <table:table-cell table:style-name="ce2" office:value-type="date" office:date-value="2020-07-10T15:18:52" calcext:value-type="date">
            <text:p>15:18 10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72075" calcext:value-type="float">
            <text:p>8017207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45</text:p>
          </table:table-cell>
          <table:table-cell office:value-type="string" calcext:value-type="string">
            <text:p>Eesti Evangeeliumi Kristlaste ja Baptistide Koguduste Liidu Oleviste Kogudus</text:p>
          </table:table-cell>
          <table:table-cell/>
          <table:table-cell table:style-name="ce2" office:value-type="date" office:date-value="2020-07-10T15:17:54" calcext:value-type="date">
            <text:p>15:17 10.07.20</text:p>
          </table:table-cell>
          <table:table-cell table:number-columns-repeated="2" office:value-type="float" office:value="9300" calcext:value-type="float">
            <text:p>9 3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12972" calcext:value-type="float">
            <text:p>8021297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44</text:p>
          </table:table-cell>
          <table:table-cell office:value-type="string" calcext:value-type="string">
            <text:p>Sihtasutus Innovatsioonikeskus INNOKAS</text:p>
          </table:table-cell>
          <table:table-cell/>
          <table:table-cell table:style-name="ce2" office:value-type="date" office:date-value="2020-07-10T15:14:32" calcext:value-type="date">
            <text:p>15:14 10.07.20</text:p>
          </table:table-cell>
          <table:table-cell table:number-columns-repeated="2" office:value-type="float" office:value="900" calcext:value-type="float">
            <text:p>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2604" calcext:value-type="float">
            <text:p>9001260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43</text:p>
          </table:table-cell>
          <table:table-cell office:value-type="string" calcext:value-type="string">
            <text:p>Spordiklubi Tora</text:p>
          </table:table-cell>
          <table:table-cell/>
          <table:table-cell table:style-name="ce2" office:value-type="date" office:date-value="2020-07-10T15:13:41" calcext:value-type="date">
            <text:p>15:13 10.07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4091" calcext:value-type="float">
            <text:p>8042409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42</text:p>
          </table:table-cell>
          <table:table-cell office:value-type="string" calcext:value-type="string">
            <text:p>MTÜ E STuudio Noortekoor</text:p>
          </table:table-cell>
          <table:table-cell/>
          <table:table-cell table:style-name="ce2" office:value-type="date" office:date-value="2020-07-10T15:09:32" calcext:value-type="date">
            <text:p>15:09 10.07.20</text:p>
          </table:table-cell>
          <table:table-cell table:number-columns-repeated="2" office:value-type="float" office:value="2040" calcext:value-type="float">
            <text:p>2 0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3146" calcext:value-type="float">
            <text:p>8037314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41</text:p>
          </table:table-cell>
          <table:table-cell office:value-type="string" calcext:value-type="string">
            <text:p>Mittetulundusühing EXCITE DANCE</text:p>
          </table:table-cell>
          <table:table-cell/>
          <table:table-cell table:style-name="ce2" office:value-type="date" office:date-value="2020-07-10T15:09:27" calcext:value-type="date">
            <text:p>15:09 10.07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39413" calcext:value-type="float">
            <text:p>8023941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40</text:p>
          </table:table-cell>
          <table:table-cell office:value-type="string" calcext:value-type="string">
            <text:p>Spordiklubi Tora</text:p>
          </table:table-cell>
          <table:table-cell/>
          <table:table-cell table:style-name="ce2" office:value-type="date" office:date-value="2020-07-10T15:05:35" calcext:value-type="date">
            <text:p>15:05 10.07.20</text:p>
          </table:table-cell>
          <table:table-cell table:number-columns-repeated="2" office:value-type="float" office:value="3600" calcext:value-type="float">
            <text:p>3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4091" calcext:value-type="float">
            <text:p>8042409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39</text:p>
          </table:table-cell>
          <table:table-cell office:value-type="string" calcext:value-type="string">
            <text:p>Nõmme Lastekaitse Liit</text:p>
          </table:table-cell>
          <table:table-cell/>
          <table:table-cell table:style-name="ce2" office:value-type="date" office:date-value="2020-07-10T15:02:57" calcext:value-type="date">
            <text:p>15:02 10.07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7076" calcext:value-type="float">
            <text:p>8006707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38</text:p>
          </table:table-cell>
          <table:table-cell office:value-type="string" calcext:value-type="string">
            <text:p>Mittetulundusühing Armeenia Pühapäevakool MAŠTOTS</text:p>
          </table:table-cell>
          <table:table-cell/>
          <table:table-cell table:style-name="ce2" office:value-type="date" office:date-value="2020-07-10T14:58:59" calcext:value-type="date">
            <text:p>14:58 10.07.20</text:p>
          </table:table-cell>
          <table:table-cell table:number-columns-repeated="2" office:value-type="float" office:value="2500" calcext:value-type="float">
            <text:p>2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67065" calcext:value-type="float">
            <text:p>8026706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37</text:p>
          </table:table-cell>
          <table:table-cell office:value-type="string" calcext:value-type="string">
            <text:p>Mittetulundusühing Kanavere Kolmikväli</text:p>
          </table:table-cell>
          <table:table-cell/>
          <table:table-cell table:style-name="ce2" office:value-type="date" office:date-value="2020-07-10T14:57:35" calcext:value-type="date">
            <text:p>14:57 10.07.20</text:p>
          </table:table-cell>
          <table:table-cell table:number-columns-repeated="2" office:value-type="float" office:value="2800" calcext:value-type="float">
            <text:p>2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9396" calcext:value-type="float">
            <text:p>8037939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36</text:p>
          </table:table-cell>
          <table:table-cell office:value-type="string" calcext:value-type="string">
            <text:p>Mittetulundusühing Kanavere Kolmikväli</text:p>
          </table:table-cell>
          <table:table-cell/>
          <table:table-cell table:style-name="ce2" office:value-type="date" office:date-value="2020-07-10T14:56:31" calcext:value-type="date">
            <text:p>14:56 10.07.20</text:p>
          </table:table-cell>
          <table:table-cell table:number-columns-repeated="2" office:value-type="float" office:value="2800" calcext:value-type="float">
            <text:p>2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9396" calcext:value-type="float">
            <text:p>8037939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35</text:p>
          </table:table-cell>
          <table:table-cell office:value-type="string" calcext:value-type="string">
            <text:p>Mittetulundusühing Kanavere Kolmikväli</text:p>
          </table:table-cell>
          <table:table-cell/>
          <table:table-cell table:style-name="ce2" office:value-type="date" office:date-value="2020-07-10T14:55:48" calcext:value-type="date">
            <text:p>14:55 10.07.20</text:p>
          </table:table-cell>
          <table:table-cell table:number-columns-repeated="2" office:value-type="float" office:value="2800" calcext:value-type="float">
            <text:p>2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9396" calcext:value-type="float">
            <text:p>8037939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34</text:p>
          </table:table-cell>
          <table:table-cell office:value-type="string" calcext:value-type="string">
            <text:p>Lasteekraani Muusikastuudio</text:p>
          </table:table-cell>
          <table:table-cell/>
          <table:table-cell table:style-name="ce2" office:value-type="date" office:date-value="2020-07-10T14:55:00" calcext:value-type="date">
            <text:p>14:55 10.07.20</text:p>
          </table:table-cell>
          <table:table-cell table:number-columns-repeated="2" office:value-type="float" office:value="7680" calcext:value-type="float">
            <text:p>7 6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17598" calcext:value-type="float">
            <text:p>8001759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33</text:p>
          </table:table-cell>
          <table:table-cell office:value-type="string" calcext:value-type="string">
            <text:p>Aitado Judokool MTÜ</text:p>
          </table:table-cell>
          <table:table-cell/>
          <table:table-cell table:style-name="ce2" office:value-type="date" office:date-value="2020-07-10T14:54:10" calcext:value-type="date">
            <text:p>14:54 10.07.20</text:p>
          </table:table-cell>
          <table:table-cell table:number-columns-repeated="2" office:value-type="float" office:value="3500" calcext:value-type="float">
            <text:p>3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10634" calcext:value-type="float">
            <text:p>8041063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32</text:p>
          </table:table-cell>
          <table:table-cell office:value-type="string" calcext:value-type="string">
            <text:p>Lastekaitse Liidu Lastelaagrite Osaühing</text:p>
          </table:table-cell>
          <table:table-cell/>
          <table:table-cell table:style-name="ce2" office:value-type="date" office:date-value="2020-07-10T14:53:21" calcext:value-type="date">
            <text:p>14:53 10.07.20</text:p>
          </table:table-cell>
          <table:table-cell table:number-columns-repeated="2" office:value-type="float" office:value="8400" calcext:value-type="float">
            <text:p>8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065801" calcext:value-type="float">
            <text:p>1106580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31</text:p>
          </table:table-cell>
          <table:table-cell office:value-type="string" calcext:value-type="string">
            <text:p>Spordiklubi Tora</text:p>
          </table:table-cell>
          <table:table-cell/>
          <table:table-cell table:style-name="ce2" office:value-type="date" office:date-value="2020-07-10T14:50:58" calcext:value-type="date">
            <text:p>14:50 10.07.20</text:p>
          </table:table-cell>
          <table:table-cell table:number-columns-repeated="2" office:value-type="float" office:value="2600" calcext:value-type="float">
            <text:p>2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4091" calcext:value-type="float">
            <text:p>8042409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30</text:p>
          </table:table-cell>
          <table:table-cell office:value-type="string" calcext:value-type="string">
            <text:p>Mittetulundusühing EXCITE DANCE</text:p>
          </table:table-cell>
          <table:table-cell/>
          <table:table-cell table:style-name="ce2" office:value-type="date" office:date-value="2020-07-10T14:50:53" calcext:value-type="date">
            <text:p>14:50 10.07.20</text:p>
          </table:table-cell>
          <table:table-cell table:number-columns-repeated="2" office:value-type="float" office:value="4800" calcext:value-type="float">
            <text:p>4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39413" calcext:value-type="float">
            <text:p>8023941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28</text:p>
          </table:table-cell>
          <table:table-cell office:value-type="string" calcext:value-type="string">
            <text:p>Aitado Judokool MTÜ</text:p>
          </table:table-cell>
          <table:table-cell/>
          <table:table-cell table:style-name="ce2" office:value-type="date" office:date-value="2020-07-10T14:41:57" calcext:value-type="date">
            <text:p>14:41 10.07.20</text:p>
          </table:table-cell>
          <table:table-cell table:number-columns-repeated="2" office:value-type="float" office:value="3500" calcext:value-type="float">
            <text:p>3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10634" calcext:value-type="float">
            <text:p>8041063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27</text:p>
          </table:table-cell>
          <table:table-cell office:value-type="string" calcext:value-type="string">
            <text:p>Lasteekraani Muusikastuudio</text:p>
          </table:table-cell>
          <table:table-cell/>
          <table:table-cell table:style-name="ce2" office:value-type="date" office:date-value="2020-07-10T14:41:26" calcext:value-type="date">
            <text:p>14:41 10.07.20</text:p>
          </table:table-cell>
          <table:table-cell table:number-columns-repeated="2" office:value-type="float" office:value="9480" calcext:value-type="float">
            <text:p>9 4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17598" calcext:value-type="float">
            <text:p>8001759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26</text:p>
          </table:table-cell>
          <table:table-cell office:value-type="string" calcext:value-type="string">
            <text:p>Spordiklubi Tora</text:p>
          </table:table-cell>
          <table:table-cell/>
          <table:table-cell table:style-name="ce2" office:value-type="date" office:date-value="2020-07-10T14:34:56" calcext:value-type="date">
            <text:p>14:34 10.07.20</text:p>
          </table:table-cell>
          <table:table-cell table:number-columns-repeated="2" office:value-type="float" office:value="9200" calcext:value-type="float">
            <text:p>9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4091" calcext:value-type="float">
            <text:p>8042409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24</text:p>
          </table:table-cell>
          <table:table-cell office:value-type="string" calcext:value-type="string">
            <text:p>Lasteekraani Muusikastuudio</text:p>
          </table:table-cell>
          <table:table-cell/>
          <table:table-cell table:style-name="ce2" office:value-type="date" office:date-value="2020-07-10T14:29:14" calcext:value-type="date">
            <text:p>14:29 10.07.20</text:p>
          </table:table-cell>
          <table:table-cell table:number-columns-repeated="2" office:value-type="float" office:value="4560" calcext:value-type="float">
            <text:p>4 5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17598" calcext:value-type="float">
            <text:p>8001759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23</text:p>
          </table:table-cell>
          <table:table-cell office:value-type="string" calcext:value-type="string">
            <text:p>Mittetulundusühing EXCITE DANCE</text:p>
          </table:table-cell>
          <table:table-cell/>
          <table:table-cell table:style-name="ce2" office:value-type="date" office:date-value="2020-07-10T14:27:21" calcext:value-type="date">
            <text:p>14:27 10.07.20</text:p>
          </table:table-cell>
          <table:table-cell table:number-columns-repeated="2" office:value-type="float" office:value="6020" calcext:value-type="float">
            <text:p>6 0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39413" calcext:value-type="float">
            <text:p>8023941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22</text:p>
          </table:table-cell>
          <table:table-cell office:value-type="string" calcext:value-type="string">
            <text:p>Aitado Judokool MTÜ</text:p>
          </table:table-cell>
          <table:table-cell/>
          <table:table-cell table:style-name="ce2" office:value-type="date" office:date-value="2020-07-10T14:25:10" calcext:value-type="date">
            <text:p>14:25 10.07.20</text:p>
          </table:table-cell>
          <table:table-cell table:number-columns-repeated="2" office:value-type="float" office:value="3500" calcext:value-type="float">
            <text:p>3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10634" calcext:value-type="float">
            <text:p>8041063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21</text:p>
          </table:table-cell>
          <table:table-cell office:value-type="string" calcext:value-type="string">
            <text:p>Spordiklubi Tora</text:p>
          </table:table-cell>
          <table:table-cell/>
          <table:table-cell table:style-name="ce2" office:value-type="date" office:date-value="2020-07-10T14:24:58" calcext:value-type="date">
            <text:p>14:24 10.07.20</text:p>
          </table:table-cell>
          <table:table-cell table:number-columns-repeated="2" office:value-type="float" office:value="8000" calcext:value-type="float">
            <text:p>8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4091" calcext:value-type="float">
            <text:p>8042409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20</text:p>
          </table:table-cell>
          <table:table-cell office:value-type="string" calcext:value-type="string">
            <text:p>Mittetulundusühing Vivere kool</text:p>
          </table:table-cell>
          <table:table-cell/>
          <table:table-cell table:style-name="ce2" office:value-type="date" office:date-value="2020-07-10T14:20:27" calcext:value-type="date">
            <text:p>14:20 10.07.20</text:p>
          </table:table-cell>
          <table:table-cell table:number-columns-repeated="2" office:value-type="float" office:value="800" calcext:value-type="float">
            <text:p>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9247" calcext:value-type="float">
            <text:p>8055924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18</text:p>
          </table:table-cell>
          <table:table-cell office:value-type="string" calcext:value-type="string">
            <text:p>SPORDIKLUBI CFC</text:p>
          </table:table-cell>
          <table:table-cell/>
          <table:table-cell table:style-name="ce2" office:value-type="date" office:date-value="2020-07-10T14:17:26" calcext:value-type="date">
            <text:p>14:17 10.07.20</text:p>
          </table:table-cell>
          <table:table-cell table:number-columns-repeated="2" office:value-type="float" office:value="800" calcext:value-type="float">
            <text:p>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72726" calcext:value-type="float">
            <text:p>8017272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17</text:p>
          </table:table-cell>
          <table:table-cell office:value-type="string" calcext:value-type="string">
            <text:p>JUMINDA POOLSAARE SELTS MITTETULUNDUSÜHING</text:p>
          </table:table-cell>
          <table:table-cell/>
          <table:table-cell table:style-name="ce2" office:value-type="date" office:date-value="2020-07-10T14:16:14" calcext:value-type="date">
            <text:p>14:16 10.07.20</text:p>
          </table:table-cell>
          <table:table-cell table:number-columns-repeated="2" office:value-type="float" office:value="4896" calcext:value-type="float">
            <text:p>4 89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88363" calcext:value-type="float">
            <text:p>8028836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16</text:p>
          </table:table-cell>
          <table:table-cell office:value-type="string" calcext:value-type="string">
            <text:p>mittetulundusühing Võru Noortekeskus</text:p>
          </table:table-cell>
          <table:table-cell/>
          <table:table-cell table:style-name="ce2" office:value-type="date" office:date-value="2020-07-10T14:00:10" calcext:value-type="date">
            <text:p>14:00 10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90842" calcext:value-type="float">
            <text:p>8019084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15</text:p>
          </table:table-cell>
          <table:table-cell office:value-type="string" calcext:value-type="string">
            <text:p>Spordiühing Võru Biathlon</text:p>
          </table:table-cell>
          <table:table-cell/>
          <table:table-cell table:style-name="ce2" office:value-type="date" office:date-value="2020-07-10T13:39:09" calcext:value-type="date">
            <text:p>13:39 10.07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81308" calcext:value-type="float">
            <text:p>8008130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14</text:p>
          </table:table-cell>
          <table:table-cell office:value-type="string" calcext:value-type="string">
            <text:p>Käsipalliklubi HC Tallinn</text:p>
          </table:table-cell>
          <table:table-cell/>
          <table:table-cell table:style-name="ce2" office:value-type="date" office:date-value="2020-07-10T13:36:06" calcext:value-type="date">
            <text:p>13:36 10.07.20</text:p>
          </table:table-cell>
          <table:table-cell table:number-columns-repeated="2" office:value-type="float" office:value="9500" calcext:value-type="float">
            <text:p>9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5128" calcext:value-type="float">
            <text:p>8033512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13</text:p>
          </table:table-cell>
          <table:table-cell office:value-type="string" calcext:value-type="string">
            <text:p>Võimlemisklubi Piruett</text:p>
          </table:table-cell>
          <table:table-cell/>
          <table:table-cell table:style-name="ce2" office:value-type="date" office:date-value="2020-07-10T13:33:09" calcext:value-type="date">
            <text:p>13:33 10.07.20</text:p>
          </table:table-cell>
          <table:table-cell table:number-columns-repeated="2" office:value-type="float" office:value="2240" calcext:value-type="float">
            <text:p>2 2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97031" calcext:value-type="float">
            <text:p>8009703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12</text:p>
          </table:table-cell>
          <table:table-cell office:value-type="string" calcext:value-type="string">
            <text:p>Rosma Haridusselts</text:p>
          </table:table-cell>
          <table:table-cell/>
          <table:table-cell table:style-name="ce2" office:value-type="date" office:date-value="2020-07-10T13:26:08" calcext:value-type="date">
            <text:p>13:26 10.07.20</text:p>
          </table:table-cell>
          <table:table-cell table:number-columns-repeated="2" office:value-type="float" office:value="4400" calcext:value-type="float">
            <text:p>4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46217" calcext:value-type="float">
            <text:p>8004621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11</text:p>
          </table:table-cell>
          <table:table-cell office:value-type="string" calcext:value-type="string">
            <text:p>MTÜ TANTSUKLUBI TRIINIKS</text:p>
          </table:table-cell>
          <table:table-cell/>
          <table:table-cell table:style-name="ce2" office:value-type="date" office:date-value="2020-07-10T13:08:18" calcext:value-type="date">
            <text:p>13:08 10.07.20</text:p>
          </table:table-cell>
          <table:table-cell table:number-columns-repeated="2" office:value-type="float" office:value="800" calcext:value-type="float">
            <text:p>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62116" calcext:value-type="float">
            <text:p>8026211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10</text:p>
          </table:table-cell>
          <table:table-cell office:value-type="string" calcext:value-type="string">
            <text:p>MTÜ Korvpalliklubi Tallinn</text:p>
          </table:table-cell>
          <table:table-cell/>
          <table:table-cell table:style-name="ce2" office:value-type="date" office:date-value="2020-07-10T13:04:49" calcext:value-type="date">
            <text:p>13:04 10.07.20</text:p>
          </table:table-cell>
          <table:table-cell table:number-columns-repeated="2" office:value-type="float" office:value="5970" calcext:value-type="float">
            <text:p>5 97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64440" calcext:value-type="float">
            <text:p>8026444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09</text:p>
          </table:table-cell>
          <table:table-cell office:value-type="string" calcext:value-type="string">
            <text:p>Lastekaitse Liidu Lastelaagrite Osaühing</text:p>
          </table:table-cell>
          <table:table-cell/>
          <table:table-cell table:style-name="ce2" office:value-type="date" office:date-value="2020-07-10T13:04:40" calcext:value-type="date">
            <text:p>13:04 10.07.20</text:p>
          </table:table-cell>
          <table:table-cell table:number-columns-repeated="2" office:value-type="float" office:value="10150" calcext:value-type="float">
            <text:p>10 1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065801" calcext:value-type="float">
            <text:p>1106580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08</text:p>
          </table:table-cell>
          <table:table-cell office:value-type="string" calcext:value-type="string">
            <text:p>Noorteühing Kooslus</text:p>
          </table:table-cell>
          <table:table-cell/>
          <table:table-cell table:style-name="ce2" office:value-type="date" office:date-value="2020-07-10T13:03:10" calcext:value-type="date">
            <text:p>13:03 10.07.20</text:p>
          </table:table-cell>
          <table:table-cell table:number-columns-repeated="2" office:value-type="float" office:value="1680" calcext:value-type="float">
            <text:p>1 6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90115" calcext:value-type="float">
            <text:p>8019011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07</text:p>
          </table:table-cell>
          <table:table-cell office:value-type="string" calcext:value-type="string">
            <text:p>Lastekaitse Liidu Lastelaagrite Osaühing</text:p>
          </table:table-cell>
          <table:table-cell/>
          <table:table-cell table:style-name="ce2" office:value-type="date" office:date-value="2020-07-10T13:00:09" calcext:value-type="date">
            <text:p>13:00 10.07.20</text:p>
          </table:table-cell>
          <table:table-cell table:number-columns-repeated="2" office:value-type="float" office:value="2040" calcext:value-type="float">
            <text:p>2 0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065801" calcext:value-type="float">
            <text:p>1106580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06</text:p>
          </table:table-cell>
          <table:table-cell office:value-type="string" calcext:value-type="string">
            <text:p>MTÜ Korvpalliklubi Tallinn</text:p>
          </table:table-cell>
          <table:table-cell/>
          <table:table-cell table:style-name="ce2" office:value-type="date" office:date-value="2020-07-10T12:57:37" calcext:value-type="date">
            <text:p>12:57 10.07.20</text:p>
          </table:table-cell>
          <table:table-cell table:number-columns-repeated="2" office:value-type="float" office:value="5970" calcext:value-type="float">
            <text:p>5 97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64440" calcext:value-type="float">
            <text:p>8026444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05</text:p>
          </table:table-cell>
          <table:table-cell office:value-type="string" calcext:value-type="string">
            <text:p>SPORDIKLUBI HC TALLAS</text:p>
          </table:table-cell>
          <table:table-cell/>
          <table:table-cell table:style-name="ce2" office:value-type="date" office:date-value="2020-07-10T12:40:48" calcext:value-type="date">
            <text:p>12:40 10.07.20</text:p>
          </table:table-cell>
          <table:table-cell table:number-columns-repeated="2" office:value-type="float" office:value="1800" calcext:value-type="float">
            <text:p>1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22688" calcext:value-type="float">
            <text:p>8002268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04</text:p>
          </table:table-cell>
          <table:table-cell office:value-type="string" calcext:value-type="string">
            <text:p>JustDanceCenter OÜ</text:p>
          </table:table-cell>
          <table:table-cell/>
          <table:table-cell table:style-name="ce2" office:value-type="date" office:date-value="2020-07-10T12:31:54" calcext:value-type="date">
            <text:p>12:31 10.07.20</text:p>
          </table:table-cell>
          <table:table-cell table:number-columns-repeated="2" office:value-type="float" office:value="5600" calcext:value-type="float">
            <text:p>5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967633" calcext:value-type="float">
            <text:p>1196763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03</text:p>
          </table:table-cell>
          <table:table-cell office:value-type="string" calcext:value-type="string">
            <text:p>Korvpalliakadeemia Tallinna KALEV</text:p>
          </table:table-cell>
          <table:table-cell/>
          <table:table-cell table:style-name="ce2" office:value-type="date" office:date-value="2020-07-10T12:28:28" calcext:value-type="date">
            <text:p>12:28 10.07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9099" calcext:value-type="float">
            <text:p>8034909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02</text:p>
          </table:table-cell>
          <table:table-cell office:value-type="string" calcext:value-type="string">
            <text:p>SPORDIKLUBI HC TALLAS</text:p>
          </table:table-cell>
          <table:table-cell/>
          <table:table-cell table:style-name="ce2" office:value-type="date" office:date-value="2020-07-10T12:26:06" calcext:value-type="date">
            <text:p>12:26 10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22688" calcext:value-type="float">
            <text:p>8002268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01</text:p>
          </table:table-cell>
          <table:table-cell office:value-type="string" calcext:value-type="string">
            <text:p>Korvpalliakadeemia Tallinna KALEV</text:p>
          </table:table-cell>
          <table:table-cell/>
          <table:table-cell table:style-name="ce2" office:value-type="date" office:date-value="2020-07-10T12:22:25" calcext:value-type="date">
            <text:p>12:22 10.07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9099" calcext:value-type="float">
            <text:p>8034909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300</text:p>
          </table:table-cell>
          <table:table-cell office:value-type="string" calcext:value-type="string">
            <text:p>mittetulundusühing Tartu Loovuskeskus</text:p>
          </table:table-cell>
          <table:table-cell/>
          <table:table-cell table:style-name="ce2" office:value-type="date" office:date-value="2020-07-10T12:20:41" calcext:value-type="date">
            <text:p>12:20 10.07.20</text:p>
          </table:table-cell>
          <table:table-cell table:number-columns-repeated="2" office:value-type="float" office:value="1920" calcext:value-type="float">
            <text:p>1 9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9211" calcext:value-type="float">
            <text:p>8056921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99</text:p>
          </table:table-cell>
          <table:table-cell office:value-type="string" calcext:value-type="string">
            <text:p>Korvpalliakadeemia Tallinna KALEV</text:p>
          </table:table-cell>
          <table:table-cell/>
          <table:table-cell table:style-name="ce2" office:value-type="date" office:date-value="2020-07-10T12:18:38" calcext:value-type="date">
            <text:p>12:18 10.07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9099" calcext:value-type="float">
            <text:p>8034909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98</text:p>
          </table:table-cell>
          <table:table-cell office:value-type="string" calcext:value-type="string">
            <text:p>Sparta Akrobaatikaklubi</text:p>
          </table:table-cell>
          <table:table-cell/>
          <table:table-cell table:style-name="ce2" office:value-type="date" office:date-value="2020-07-10T12:12:01" calcext:value-type="date">
            <text:p>12:12 10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2011" calcext:value-type="float">
            <text:p>8029201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97</text:p>
          </table:table-cell>
          <table:table-cell office:value-type="string" calcext:value-type="string">
            <text:p>Sparta Akrobaatikaklubi</text:p>
          </table:table-cell>
          <table:table-cell/>
          <table:table-cell table:style-name="ce2" office:value-type="date" office:date-value="2020-07-10T12:10:35" calcext:value-type="date">
            <text:p>12:10 10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2011" calcext:value-type="float">
            <text:p>8029201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96</text:p>
          </table:table-cell>
          <table:table-cell office:value-type="string" calcext:value-type="string">
            <text:p>Sparta Akrobaatikaklubi</text:p>
          </table:table-cell>
          <table:table-cell/>
          <table:table-cell table:style-name="ce2" office:value-type="date" office:date-value="2020-07-10T12:09:33" calcext:value-type="date">
            <text:p>12:09 10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2011" calcext:value-type="float">
            <text:p>8029201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95</text:p>
          </table:table-cell>
          <table:table-cell office:value-type="string" calcext:value-type="string">
            <text:p>Sparta Akrobaatikaklubi</text:p>
          </table:table-cell>
          <table:table-cell/>
          <table:table-cell table:style-name="ce2" office:value-type="date" office:date-value="2020-07-10T12:07:49" calcext:value-type="date">
            <text:p>12:07 10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2011" calcext:value-type="float">
            <text:p>8029201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94</text:p>
          </table:table-cell>
          <table:table-cell office:value-type="string" calcext:value-type="string">
            <text:p>Sparta Akrobaatikaklubi</text:p>
          </table:table-cell>
          <table:table-cell/>
          <table:table-cell table:style-name="ce2" office:value-type="date" office:date-value="2020-07-10T12:06:39" calcext:value-type="date">
            <text:p>12:06 10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2011" calcext:value-type="float">
            <text:p>8029201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93</text:p>
          </table:table-cell>
          <table:table-cell office:value-type="string" calcext:value-type="string">
            <text:p>mittetulundusühing Urban Spordiklubi</text:p>
          </table:table-cell>
          <table:table-cell/>
          <table:table-cell table:style-name="ce2" office:value-type="date" office:date-value="2020-07-10T12:05:49" calcext:value-type="date">
            <text:p>12:05 10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5771" calcext:value-type="float">
            <text:p>8042577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92</text:p>
          </table:table-cell>
          <table:table-cell office:value-type="string" calcext:value-type="string">
            <text:p>Sparta Akrobaatikaklubi</text:p>
          </table:table-cell>
          <table:table-cell/>
          <table:table-cell table:style-name="ce2" office:value-type="date" office:date-value="2020-07-10T12:05:30" calcext:value-type="date">
            <text:p>12:05 10.07.20</text:p>
          </table:table-cell>
          <table:table-cell table:number-columns-repeated="2" office:value-type="float" office:value="900" calcext:value-type="float">
            <text:p>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2011" calcext:value-type="float">
            <text:p>8029201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91</text:p>
          </table:table-cell>
          <table:table-cell office:value-type="string" calcext:value-type="string">
            <text:p>Manõja Kultuuriselts</text:p>
          </table:table-cell>
          <table:table-cell/>
          <table:table-cell table:style-name="ce2" office:value-type="date" office:date-value="2020-07-10T12:00:46" calcext:value-type="date">
            <text:p>12:00 10.07.20</text:p>
          </table:table-cell>
          <table:table-cell table:number-columns-repeated="2" office:value-type="float" office:value="1050" calcext:value-type="float">
            <text:p>1 0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49989" calcext:value-type="float">
            <text:p>8024998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90</text:p>
          </table:table-cell>
          <table:table-cell office:value-type="string" calcext:value-type="string">
            <text:p>Korvpalliakadeemia Tallinna KALEV</text:p>
          </table:table-cell>
          <table:table-cell/>
          <table:table-cell table:style-name="ce2" office:value-type="date" office:date-value="2020-07-10T11:46:42" calcext:value-type="date">
            <text:p>11:46 10.07.20</text:p>
          </table:table-cell>
          <table:table-cell table:number-columns-repeated="2" office:value-type="float" office:value="11480" calcext:value-type="float">
            <text:p>11 4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9099" calcext:value-type="float">
            <text:p>8034909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89</text:p>
          </table:table-cell>
          <table:table-cell office:value-type="string" calcext:value-type="string">
            <text:p>Korvpalliakadeemia Tallinna KALEV</text:p>
          </table:table-cell>
          <table:table-cell/>
          <table:table-cell table:style-name="ce2" office:value-type="date" office:date-value="2020-07-10T11:36:58" calcext:value-type="date">
            <text:p>11:36 10.07.20</text:p>
          </table:table-cell>
          <table:table-cell table:number-columns-repeated="2" office:value-type="float" office:value="11480" calcext:value-type="float">
            <text:p>11 4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9099" calcext:value-type="float">
            <text:p>8034909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88</text:p>
          </table:table-cell>
          <table:table-cell office:value-type="string" calcext:value-type="string">
            <text:p>OÜ Voilaa Erahuvikool</text:p>
          </table:table-cell>
          <table:table-cell/>
          <table:table-cell table:style-name="ce2" office:value-type="date" office:date-value="2020-07-10T11:34:30" calcext:value-type="date">
            <text:p>11:34 10.07.20</text:p>
          </table:table-cell>
          <table:table-cell table:number-columns-repeated="2" office:value-type="float" office:value="720" calcext:value-type="float">
            <text:p>7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026821" calcext:value-type="float">
            <text:p>1402682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87</text:p>
          </table:table-cell>
          <table:table-cell office:value-type="string" calcext:value-type="string">
            <text:p>Mittetulundusühing TTÜ Korvpallikool</text:p>
          </table:table-cell>
          <table:table-cell/>
          <table:table-cell table:style-name="ce2" office:value-type="date" office:date-value="2020-07-10T11:33:33.000001" calcext:value-type="date">
            <text:p>11:33 10.07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7425" calcext:value-type="float">
            <text:p>8040742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86</text:p>
          </table:table-cell>
          <table:table-cell office:value-type="string" calcext:value-type="string">
            <text:p>MTÜ Tantsukool Ciara</text:p>
          </table:table-cell>
          <table:table-cell/>
          <table:table-cell table:style-name="ce2" office:value-type="date" office:date-value="2020-07-10T11:28:13" calcext:value-type="date">
            <text:p>11:28 10.07.20</text:p>
          </table:table-cell>
          <table:table-cell table:number-columns-repeated="2" office:value-type="float" office:value="1920" calcext:value-type="float">
            <text:p>1 9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0706" calcext:value-type="float">
            <text:p>8036070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85</text:p>
          </table:table-cell>
          <table:table-cell office:value-type="string" calcext:value-type="string">
            <text:p>Mittetulundusühing Loodusmaa</text:p>
          </table:table-cell>
          <table:table-cell/>
          <table:table-cell table:style-name="ce2" office:value-type="date" office:date-value="2020-07-10T11:21:43" calcext:value-type="date">
            <text:p>11:21 10.07.20</text:p>
          </table:table-cell>
          <table:table-cell table:number-columns-repeated="2" office:value-type="float" office:value="2040" calcext:value-type="float">
            <text:p>2 0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5499" calcext:value-type="float">
            <text:p>8033549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84</text:p>
          </table:table-cell>
          <table:table-cell office:value-type="string" calcext:value-type="string">
            <text:p>MTÜ E STuudio Noortekoor</text:p>
          </table:table-cell>
          <table:table-cell/>
          <table:table-cell table:style-name="ce2" office:value-type="date" office:date-value="2020-07-10T11:11:11.000001" calcext:value-type="date">
            <text:p>11:11 10.07.20</text:p>
          </table:table-cell>
          <table:table-cell table:number-columns-repeated="2" office:value-type="float" office:value="5040" calcext:value-type="float">
            <text:p>5 0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3146" calcext:value-type="float">
            <text:p>8037314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83</text:p>
          </table:table-cell>
          <table:table-cell office:value-type="string" calcext:value-type="string">
            <text:p>Võimlemisklubi Pärl</text:p>
          </table:table-cell>
          <table:table-cell/>
          <table:table-cell table:style-name="ce2" office:value-type="date" office:date-value="2020-07-10T11:04:49.000001" calcext:value-type="date">
            <text:p>11:04 10.07.20</text:p>
          </table:table-cell>
          <table:table-cell table:number-columns-repeated="2" office:value-type="float" office:value="9140" calcext:value-type="float">
            <text:p>9 1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9727" calcext:value-type="float">
            <text:p>8038972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82</text:p>
          </table:table-cell>
          <table:table-cell office:value-type="string" calcext:value-type="string">
            <text:p>OÜ Valgemetsa Puhkeküla</text:p>
          </table:table-cell>
          <table:table-cell/>
          <table:table-cell table:style-name="ce2" office:value-type="date" office:date-value="2020-07-10T11:02:47" calcext:value-type="date">
            <text:p>11:02 10.07.20</text:p>
          </table:table-cell>
          <table:table-cell table:number-columns-repeated="2" office:value-type="float" office:value="15000" calcext:value-type="float">
            <text:p>1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107037" calcext:value-type="float">
            <text:p>1110703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81</text:p>
          </table:table-cell>
          <table:table-cell office:value-type="string" calcext:value-type="string">
            <text:p>Mittetulundusühing Loodusmaa</text:p>
          </table:table-cell>
          <table:table-cell/>
          <table:table-cell table:style-name="ce2" office:value-type="date" office:date-value="2020-07-10T11:02:20" calcext:value-type="date">
            <text:p>11:02 10.07.20</text:p>
          </table:table-cell>
          <table:table-cell table:number-columns-repeated="2" office:value-type="float" office:value="2040" calcext:value-type="float">
            <text:p>2 0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5499" calcext:value-type="float">
            <text:p>8033549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80</text:p>
          </table:table-cell>
          <table:table-cell office:value-type="string" calcext:value-type="string">
            <text:p>MITTETULUNDUSÜHING LOOMEKODA</text:p>
          </table:table-cell>
          <table:table-cell/>
          <table:table-cell table:style-name="ce2" office:value-type="date" office:date-value="2020-07-10T10:56:32" calcext:value-type="date">
            <text:p>10:56 10.07.20</text:p>
          </table:table-cell>
          <table:table-cell table:number-columns-repeated="2" office:value-type="float" office:value="2375" calcext:value-type="float">
            <text:p>2 37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46778" calcext:value-type="float">
            <text:p>8024677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79</text:p>
          </table:table-cell>
          <table:table-cell office:value-type="string" calcext:value-type="string">
            <text:p>MITTETULUNDUSÜHING LOOMEKODA</text:p>
          </table:table-cell>
          <table:table-cell/>
          <table:table-cell table:style-name="ce2" office:value-type="date" office:date-value="2020-07-10T10:44:33.999999" calcext:value-type="date">
            <text:p>10:44 10.07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46778" calcext:value-type="float">
            <text:p>8024677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78</text:p>
          </table:table-cell>
          <table:table-cell office:value-type="string" calcext:value-type="string">
            <text:p>Rosma Haridusselts</text:p>
          </table:table-cell>
          <table:table-cell/>
          <table:table-cell table:style-name="ce2" office:value-type="date" office:date-value="2020-07-10T10:43:59" calcext:value-type="date">
            <text:p>10:43 10.07.20</text:p>
          </table:table-cell>
          <table:table-cell table:number-columns-repeated="2" office:value-type="float" office:value="5474" calcext:value-type="float">
            <text:p>5 47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46217" calcext:value-type="float">
            <text:p>8004621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77</text:p>
          </table:table-cell>
          <table:table-cell office:value-type="string" calcext:value-type="string">
            <text:p>Mittetulundusühing TTÜ Korvpallikool</text:p>
          </table:table-cell>
          <table:table-cell/>
          <table:table-cell table:style-name="ce2" office:value-type="date" office:date-value="2020-07-10T10:39:31" calcext:value-type="date">
            <text:p>10:39 10.07.20</text:p>
          </table:table-cell>
          <table:table-cell table:number-columns-repeated="2" office:value-type="float" office:value="1480" calcext:value-type="float">
            <text:p>1 4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7425" calcext:value-type="float">
            <text:p>8040742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76</text:p>
          </table:table-cell>
          <table:table-cell office:value-type="string" calcext:value-type="string">
            <text:p>Mittetulundusühing Hagudi Hakkajad</text:p>
          </table:table-cell>
          <table:table-cell/>
          <table:table-cell table:style-name="ce2" office:value-type="date" office:date-value="2020-07-10T10:31:20.999999" calcext:value-type="date">
            <text:p>10:31 10.07.20</text:p>
          </table:table-cell>
          <table:table-cell table:number-columns-repeated="2" office:value-type="float" office:value="7875" calcext:value-type="float">
            <text:p>7 87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6922" calcext:value-type="float">
            <text:p>8022692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75</text:p>
          </table:table-cell>
          <table:table-cell office:value-type="string" calcext:value-type="string">
            <text:p>Mittetulundusühing TTÜ Korvpallikool</text:p>
          </table:table-cell>
          <table:table-cell/>
          <table:table-cell table:style-name="ce2" office:value-type="date" office:date-value="2020-07-10T10:31:20.999999" calcext:value-type="date">
            <text:p>10:31 10.07.20</text:p>
          </table:table-cell>
          <table:table-cell table:number-columns-repeated="2" office:value-type="float" office:value="1480" calcext:value-type="float">
            <text:p>1 4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7425" calcext:value-type="float">
            <text:p>8040742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74</text:p>
          </table:table-cell>
          <table:table-cell office:value-type="string" calcext:value-type="string">
            <text:p>Tapa Lastekaitse ühing</text:p>
          </table:table-cell>
          <table:table-cell/>
          <table:table-cell table:style-name="ce2" office:value-type="date" office:date-value="2020-07-10T10:28:47" calcext:value-type="date">
            <text:p>10:28 10.07.20</text:p>
          </table:table-cell>
          <table:table-cell table:number-columns-repeated="2" office:value-type="float" office:value="2160" calcext:value-type="float">
            <text:p>2 1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9282" calcext:value-type="float">
            <text:p>8006928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73</text:p>
          </table:table-cell>
          <table:table-cell office:value-type="string" calcext:value-type="string">
            <text:p>Tähekiir Osaühing</text:p>
          </table:table-cell>
          <table:table-cell/>
          <table:table-cell table:style-name="ce2" office:value-type="date" office:date-value="2020-07-10T10:14:14" calcext:value-type="date">
            <text:p>10:14 10.07.20</text:p>
          </table:table-cell>
          <table:table-cell table:number-columns-repeated="2" office:value-type="float" office:value="900" calcext:value-type="float">
            <text:p>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838122" calcext:value-type="float">
            <text:p>1283812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72</text:p>
          </table:table-cell>
          <table:table-cell office:value-type="string" calcext:value-type="string">
            <text:p>B. G. Forseliuse Seltsi Noortekogu</text:p>
          </table:table-cell>
          <table:table-cell/>
          <table:table-cell table:style-name="ce2" office:value-type="date" office:date-value="2020-07-10T10:13:11" calcext:value-type="date">
            <text:p>10:13 10.07.20</text:p>
          </table:table-cell>
          <table:table-cell table:number-columns-repeated="2" office:value-type="float" office:value="5520" calcext:value-type="float">
            <text:p>5 5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0623" calcext:value-type="float">
            <text:p>8035062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71</text:p>
          </table:table-cell>
          <table:table-cell office:value-type="string" calcext:value-type="string">
            <text:p>mittetulundusühing Eksperimentaalse Liikumise Keskus</text:p>
          </table:table-cell>
          <table:table-cell/>
          <table:table-cell table:style-name="ce2" office:value-type="date" office:date-value="2020-07-10T10:09:49" calcext:value-type="date">
            <text:p>10:09 10.07.20</text:p>
          </table:table-cell>
          <table:table-cell table:number-columns-repeated="2" office:value-type="float" office:value="5000" calcext:value-type="float">
            <text:p>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0223" calcext:value-type="float">
            <text:p>8006022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70</text:p>
          </table:table-cell>
          <table:table-cell office:value-type="string" calcext:value-type="string">
            <text:p>ATO Spordiklubi</text:p>
          </table:table-cell>
          <table:table-cell/>
          <table:table-cell table:style-name="ce2" office:value-type="date" office:date-value="2020-07-10T09:46:01" calcext:value-type="date">
            <text:p>09:46 10.07.20</text:p>
          </table:table-cell>
          <table:table-cell table:number-columns-repeated="2" office:value-type="float" office:value="2640" calcext:value-type="float">
            <text:p>2 6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76262" calcext:value-type="float">
            <text:p>8017626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69</text:p>
          </table:table-cell>
          <table:table-cell office:value-type="string" calcext:value-type="string">
            <text:p>ATO Spordiklubi</text:p>
          </table:table-cell>
          <table:table-cell/>
          <table:table-cell table:style-name="ce2" office:value-type="date" office:date-value="2020-07-10T09:42:11" calcext:value-type="date">
            <text:p>09:42 10.07.20</text:p>
          </table:table-cell>
          <table:table-cell table:number-columns-repeated="2" office:value-type="float" office:value="2640" calcext:value-type="float">
            <text:p>2 6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76262" calcext:value-type="float">
            <text:p>8017626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68</text:p>
          </table:table-cell>
          <table:table-cell office:value-type="string" calcext:value-type="string">
            <text:p>Sõru Merekooli selts</text:p>
          </table:table-cell>
          <table:table-cell/>
          <table:table-cell table:style-name="ce2" office:value-type="date" office:date-value="2020-07-10T09:30:49" calcext:value-type="date">
            <text:p>09:30 10.07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2624" calcext:value-type="float">
            <text:p>8055262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67</text:p>
          </table:table-cell>
          <table:table-cell office:value-type="string" calcext:value-type="string">
            <text:p>MTÜ E STuudio Noortekoor</text:p>
          </table:table-cell>
          <table:table-cell/>
          <table:table-cell table:style-name="ce2" office:value-type="date" office:date-value="2020-07-10T09:29:46" calcext:value-type="date">
            <text:p>09:29 10.07.20</text:p>
          </table:table-cell>
          <table:table-cell table:number-columns-repeated="2" office:value-type="float" office:value="900" calcext:value-type="float">
            <text:p>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3146" calcext:value-type="float">
            <text:p>8037314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66</text:p>
          </table:table-cell>
          <table:table-cell office:value-type="string" calcext:value-type="string">
            <text:p>Mittetulundusühing Spordiring</text:p>
          </table:table-cell>
          <table:table-cell/>
          <table:table-cell table:style-name="ce2" office:value-type="date" office:date-value="2020-07-10T09:23:08" calcext:value-type="date">
            <text:p>09:23 10.07.20</text:p>
          </table:table-cell>
          <table:table-cell table:number-columns-repeated="2" office:value-type="float" office:value="1000" calcext:value-type="float">
            <text:p>1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4614" calcext:value-type="float">
            <text:p>8033461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65</text:p>
          </table:table-cell>
          <table:table-cell office:value-type="string" calcext:value-type="string">
            <text:p>Eesti Evangeelse Luterliku Kiriku Tallinna Toompea Kaarli Kogudus</text:p>
          </table:table-cell>
          <table:table-cell/>
          <table:table-cell table:style-name="ce2" office:value-type="date" office:date-value="2020-07-10T08:58:39" calcext:value-type="date">
            <text:p>08:58 10.07.20</text:p>
          </table:table-cell>
          <table:table-cell table:number-columns-repeated="2" office:value-type="float" office:value="6600" calcext:value-type="float">
            <text:p>6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10970" calcext:value-type="float">
            <text:p>8021097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64</text:p>
          </table:table-cell>
          <table:table-cell office:value-type="string" calcext:value-type="string">
            <text:p>Spordiklubi Leksi 44</text:p>
          </table:table-cell>
          <table:table-cell/>
          <table:table-cell table:style-name="ce2" office:value-type="date" office:date-value="2020-07-10T00:50:05" calcext:value-type="date">
            <text:p>00:50 10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3983" calcext:value-type="float">
            <text:p>8006398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63</text:p>
          </table:table-cell>
          <table:table-cell office:value-type="string" calcext:value-type="string">
            <text:p>Orienteerumisklubi Võru</text:p>
          </table:table-cell>
          <table:table-cell/>
          <table:table-cell table:style-name="ce2" office:value-type="date" office:date-value="2020-07-10T00:38:02" calcext:value-type="date">
            <text:p>00:38 10.07.20</text:p>
          </table:table-cell>
          <table:table-cell table:number-columns-repeated="2" office:value-type="float" office:value="1110" calcext:value-type="float">
            <text:p>1 11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9037" calcext:value-type="float">
            <text:p>8006903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62</text:p>
          </table:table-cell>
          <table:table-cell office:value-type="string" calcext:value-type="string">
            <text:p>Sihtasutus Luke Mõis</text:p>
          </table:table-cell>
          <table:table-cell/>
          <table:table-cell table:style-name="ce2" office:value-type="date" office:date-value="2020-07-10T00:35:47" calcext:value-type="date">
            <text:p>00:35 10.07.20</text:p>
          </table:table-cell>
          <table:table-cell table:number-columns-repeated="2" office:value-type="float" office:value="1280" calcext:value-type="float">
            <text:p>1 2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8100" calcext:value-type="float">
            <text:p>9000810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61</text:p>
          </table:table-cell>
          <table:table-cell office:value-type="string" calcext:value-type="string">
            <text:p>Põhja-Tallinna Jalgpalliklubi</text:p>
          </table:table-cell>
          <table:table-cell/>
          <table:table-cell table:style-name="ce2" office:value-type="date" office:date-value="2020-07-10T00:10:00" calcext:value-type="date">
            <text:p>00:10 10.07.20</text:p>
          </table:table-cell>
          <table:table-cell table:number-columns-repeated="2" office:value-type="float" office:value="3600" calcext:value-type="float">
            <text:p>3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60093" calcext:value-type="float">
            <text:p>8016009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60</text:p>
          </table:table-cell>
          <table:table-cell office:value-type="string" calcext:value-type="string">
            <text:p>Spordiklubi Tartu Ultimate</text:p>
          </table:table-cell>
          <table:table-cell/>
          <table:table-cell table:style-name="ce2" office:value-type="date" office:date-value="2020-07-09T23:59:33.000001" calcext:value-type="date">
            <text:p>23:59 09.07.20</text:p>
          </table:table-cell>
          <table:table-cell table:number-columns-repeated="2" office:value-type="float" office:value="900" calcext:value-type="float">
            <text:p>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6047" calcext:value-type="float">
            <text:p>8035604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59</text:p>
          </table:table-cell>
          <table:table-cell office:value-type="string" calcext:value-type="string">
            <text:p>Mittetulundusühing Lasnamäe Huvikool</text:p>
          </table:table-cell>
          <table:table-cell/>
          <table:table-cell table:style-name="ce2" office:value-type="date" office:date-value="2020-07-09T23:57:03" calcext:value-type="date">
            <text:p>23:57 09.07.20</text:p>
          </table:table-cell>
          <table:table-cell table:number-columns-repeated="2" office:value-type="float" office:value="4500" calcext:value-type="float">
            <text:p>4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8785" calcext:value-type="float">
            <text:p>8018878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58</text:p>
          </table:table-cell>
          <table:table-cell office:value-type="string" calcext:value-type="string">
            <text:p>Mittetulundusühing Lasnamäe Huvikool</text:p>
          </table:table-cell>
          <table:table-cell/>
          <table:table-cell table:style-name="ce2" office:value-type="date" office:date-value="2020-07-09T23:56:43" calcext:value-type="date">
            <text:p>23:56 09.07.20</text:p>
          </table:table-cell>
          <table:table-cell table:number-columns-repeated="2" office:value-type="float" office:value="3600" calcext:value-type="float">
            <text:p>3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8785" calcext:value-type="float">
            <text:p>8018878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57</text:p>
          </table:table-cell>
          <table:table-cell office:value-type="string" calcext:value-type="string">
            <text:p>Mittetulundusühing Lasnamäe Huvikool</text:p>
          </table:table-cell>
          <table:table-cell/>
          <table:table-cell table:style-name="ce2" office:value-type="date" office:date-value="2020-07-09T23:56:22.000001" calcext:value-type="date">
            <text:p>23:56 09.07.20</text:p>
          </table:table-cell>
          <table:table-cell table:number-columns-repeated="2" office:value-type="float" office:value="4500" calcext:value-type="float">
            <text:p>4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8785" calcext:value-type="float">
            <text:p>8018878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56</text:p>
          </table:table-cell>
          <table:table-cell office:value-type="string" calcext:value-type="string">
            <text:p>Mittetulundusühing Lasnamäe Huvikool</text:p>
          </table:table-cell>
          <table:table-cell/>
          <table:table-cell table:style-name="ce2" office:value-type="date" office:date-value="2020-07-09T23:56:02" calcext:value-type="date">
            <text:p>23:56 09.07.20</text:p>
          </table:table-cell>
          <table:table-cell table:number-columns-repeated="2" office:value-type="float" office:value="4500" calcext:value-type="float">
            <text:p>4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8785" calcext:value-type="float">
            <text:p>8018878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55</text:p>
          </table:table-cell>
          <table:table-cell office:value-type="string" calcext:value-type="string">
            <text:p>Mittetulundusühing Lasnamäe Huvikool</text:p>
          </table:table-cell>
          <table:table-cell/>
          <table:table-cell table:style-name="ce2" office:value-type="date" office:date-value="2020-07-09T23:55:37" calcext:value-type="date">
            <text:p>23:55 09.07.20</text:p>
          </table:table-cell>
          <table:table-cell table:number-columns-repeated="2" office:value-type="float" office:value="4500" calcext:value-type="float">
            <text:p>4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8785" calcext:value-type="float">
            <text:p>8018878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54</text:p>
          </table:table-cell>
          <table:table-cell office:value-type="string" calcext:value-type="string">
            <text:p>Mittetulundusühing Lasnamäe Huvikool</text:p>
          </table:table-cell>
          <table:table-cell/>
          <table:table-cell table:style-name="ce2" office:value-type="date" office:date-value="2020-07-09T23:55:09" calcext:value-type="date">
            <text:p>23:55 09.07.20</text:p>
          </table:table-cell>
          <table:table-cell table:number-columns-repeated="2" office:value-type="float" office:value="4500" calcext:value-type="float">
            <text:p>4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8785" calcext:value-type="float">
            <text:p>8018878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53</text:p>
          </table:table-cell>
          <table:table-cell office:value-type="string" calcext:value-type="string">
            <text:p>Mittetulundusühing Lasnamäe Huvikool</text:p>
          </table:table-cell>
          <table:table-cell/>
          <table:table-cell table:style-name="ce2" office:value-type="date" office:date-value="2020-07-09T23:54:45" calcext:value-type="date">
            <text:p>23:54 09.07.20</text:p>
          </table:table-cell>
          <table:table-cell table:number-columns-repeated="2" office:value-type="float" office:value="4500" calcext:value-type="float">
            <text:p>4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8785" calcext:value-type="float">
            <text:p>8018878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52</text:p>
          </table:table-cell>
          <table:table-cell office:value-type="string" calcext:value-type="string">
            <text:p>Mittetulundusühing Lasnamäe Huvikool</text:p>
          </table:table-cell>
          <table:table-cell/>
          <table:table-cell table:style-name="ce2" office:value-type="date" office:date-value="2020-07-09T23:54:26" calcext:value-type="date">
            <text:p>23:54 09.07.20</text:p>
          </table:table-cell>
          <table:table-cell table:number-columns-repeated="2" office:value-type="float" office:value="4400" calcext:value-type="float">
            <text:p>4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8785" calcext:value-type="float">
            <text:p>8018878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51</text:p>
          </table:table-cell>
          <table:table-cell office:value-type="string" calcext:value-type="string">
            <text:p>Mittetulundusühing Lasnamäe Huvikool</text:p>
          </table:table-cell>
          <table:table-cell/>
          <table:table-cell table:style-name="ce2" office:value-type="date" office:date-value="2020-07-09T23:54:06" calcext:value-type="date">
            <text:p>23:54 09.07.20</text:p>
          </table:table-cell>
          <table:table-cell table:number-columns-repeated="2" office:value-type="float" office:value="4200" calcext:value-type="float">
            <text:p>4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8785" calcext:value-type="float">
            <text:p>8018878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50</text:p>
          </table:table-cell>
          <table:table-cell office:value-type="string" calcext:value-type="string">
            <text:p>Mittetulundusühing Lasnamäe Huvikool</text:p>
          </table:table-cell>
          <table:table-cell/>
          <table:table-cell table:style-name="ce2" office:value-type="date" office:date-value="2020-07-09T23:53:43.000001" calcext:value-type="date">
            <text:p>23:53 09.07.20</text:p>
          </table:table-cell>
          <table:table-cell table:number-columns-repeated="2" office:value-type="float" office:value="3200" calcext:value-type="float">
            <text:p>3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8785" calcext:value-type="float">
            <text:p>8018878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49</text:p>
          </table:table-cell>
          <table:table-cell office:value-type="string" calcext:value-type="string">
            <text:p>Mittetulundusühing Desiree Tantsustuudio</text:p>
          </table:table-cell>
          <table:table-cell/>
          <table:table-cell table:style-name="ce2" office:value-type="date" office:date-value="2020-07-09T23:50:58" calcext:value-type="date">
            <text:p>23:50 09.07.20</text:p>
          </table:table-cell>
          <table:table-cell table:number-columns-repeated="2" office:value-type="float" office:value="600" calcext:value-type="float">
            <text:p>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0715" calcext:value-type="float">
            <text:p>8034071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47</text:p>
          </table:table-cell>
          <table:table-cell office:value-type="string" calcext:value-type="string">
            <text:p>Harmooniline MTÜ</text:p>
          </table:table-cell>
          <table:table-cell/>
          <table:table-cell table:style-name="ce2" office:value-type="date" office:date-value="2020-07-09T23:34:57" calcext:value-type="date">
            <text:p>23:34 09.07.20</text:p>
          </table:table-cell>
          <table:table-cell table:number-columns-repeated="2" office:value-type="float" office:value="2900" calcext:value-type="float">
            <text:p>2 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90972" calcext:value-type="float">
            <text:p>8039097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46</text:p>
          </table:table-cell>
          <table:table-cell office:value-type="string" calcext:value-type="string">
            <text:p>Mittetulundusühing Minu Eesti Noored</text:p>
          </table:table-cell>
          <table:table-cell/>
          <table:table-cell table:style-name="ce2" office:value-type="date" office:date-value="2020-07-09T23:27:35" calcext:value-type="date">
            <text:p>23:27 09.07.20</text:p>
          </table:table-cell>
          <table:table-cell table:number-columns-repeated="2" office:value-type="float" office:value="1800" calcext:value-type="float">
            <text:p>1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29659" calcext:value-type="float">
            <text:p>8032965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45</text:p>
          </table:table-cell>
          <table:table-cell office:value-type="string" calcext:value-type="string">
            <text:p>MTÜ Tantsukool Ciara</text:p>
          </table:table-cell>
          <table:table-cell/>
          <table:table-cell table:style-name="ce2" office:value-type="date" office:date-value="2020-07-09T23:18:31" calcext:value-type="date">
            <text:p>23:18 09.07.20</text:p>
          </table:table-cell>
          <table:table-cell table:number-columns-repeated="2" office:value-type="float" office:value="1600" calcext:value-type="float">
            <text:p>1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0706" calcext:value-type="float">
            <text:p>8036070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44</text:p>
          </table:table-cell>
          <table:table-cell office:value-type="string" calcext:value-type="string">
            <text:p>Vapramäe - Vellavere - Vitipalu Sihtasutus</text:p>
          </table:table-cell>
          <table:table-cell/>
          <table:table-cell table:style-name="ce2" office:value-type="date" office:date-value="2020-07-09T23:17:06.000001" calcext:value-type="date">
            <text:p>23:17 09.07.20</text:p>
          </table:table-cell>
          <table:table-cell table:number-columns-repeated="2" office:value-type="float" office:value="900" calcext:value-type="float">
            <text:p>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1552" calcext:value-type="float">
            <text:p>9000155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43</text:p>
          </table:table-cell>
          <table:table-cell office:value-type="string" calcext:value-type="string">
            <text:p>Diva Tantsustuudio</text:p>
          </table:table-cell>
          <table:table-cell/>
          <table:table-cell table:style-name="ce2" office:value-type="date" office:date-value="2020-07-09T23:07:24" calcext:value-type="date">
            <text:p>23:07 09.07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1849" calcext:value-type="float">
            <text:p>8038184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42</text:p>
          </table:table-cell>
          <table:table-cell office:value-type="string" calcext:value-type="string">
            <text:p>Viljandi Suusaklubi</text:p>
          </table:table-cell>
          <table:table-cell/>
          <table:table-cell table:style-name="ce2" office:value-type="date" office:date-value="2020-07-09T23:00:00" calcext:value-type="date">
            <text:p>23:00 09.07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8166" calcext:value-type="float">
            <text:p>8005816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41</text:p>
          </table:table-cell>
          <table:table-cell office:value-type="string" calcext:value-type="string">
            <text:p>Diva Tantsustuudio</text:p>
          </table:table-cell>
          <table:table-cell/>
          <table:table-cell table:style-name="ce2" office:value-type="date" office:date-value="2020-07-09T22:59:53" calcext:value-type="date">
            <text:p>22:59 09.07.20</text:p>
          </table:table-cell>
          <table:table-cell table:number-columns-repeated="2" office:value-type="float" office:value="11700" calcext:value-type="float">
            <text:p>11 7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1849" calcext:value-type="float">
            <text:p>8038184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40</text:p>
          </table:table-cell>
          <table:table-cell office:value-type="string" calcext:value-type="string">
            <text:p>MTÜ Tantsukool Ciara</text:p>
          </table:table-cell>
          <table:table-cell/>
          <table:table-cell table:style-name="ce2" office:value-type="date" office:date-value="2020-07-09T22:54:49.999999" calcext:value-type="date">
            <text:p>22:54 09.07.20</text:p>
          </table:table-cell>
          <table:table-cell table:number-columns-repeated="2" office:value-type="float" office:value="1400" calcext:value-type="float">
            <text:p>1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0706" calcext:value-type="float">
            <text:p>8036070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38</text:p>
          </table:table-cell>
          <table:table-cell office:value-type="string" calcext:value-type="string">
            <text:p>Põhja-Tallinna Jalgpalliklubi</text:p>
          </table:table-cell>
          <table:table-cell/>
          <table:table-cell table:style-name="ce2" office:value-type="date" office:date-value="2020-07-09T22:52:31" calcext:value-type="date">
            <text:p>22:52 09.07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60093" calcext:value-type="float">
            <text:p>8016009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37</text:p>
          </table:table-cell>
          <table:table-cell office:value-type="string" calcext:value-type="string">
            <text:p>Tantsu ja Spordiklubi MM13</text:p>
          </table:table-cell>
          <table:table-cell/>
          <table:table-cell table:style-name="ce2" office:value-type="date" office:date-value="2020-07-09T22:52:27" calcext:value-type="date">
            <text:p>22:52 09.07.20</text:p>
          </table:table-cell>
          <table:table-cell table:number-columns-repeated="2" office:value-type="float" office:value="3600" calcext:value-type="float">
            <text:p>3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1866" calcext:value-type="float">
            <text:p>8055186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36</text:p>
          </table:table-cell>
          <table:table-cell office:value-type="string" calcext:value-type="string">
            <text:p>Võru Judoklubi REI</text:p>
          </table:table-cell>
          <table:table-cell/>
          <table:table-cell table:style-name="ce2" office:value-type="date" office:date-value="2020-07-09T22:51:20" calcext:value-type="date">
            <text:p>22:51 09.07.20</text:p>
          </table:table-cell>
          <table:table-cell table:number-columns-repeated="2" office:value-type="float" office:value="4800" calcext:value-type="float">
            <text:p>4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01152" calcext:value-type="float">
            <text:p>8010115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35</text:p>
          </table:table-cell>
          <table:table-cell office:value-type="string" calcext:value-type="string">
            <text:p>Põhja-Tallinna Jalgpalliklubi</text:p>
          </table:table-cell>
          <table:table-cell/>
          <table:table-cell table:style-name="ce2" office:value-type="date" office:date-value="2020-07-09T22:50:58.999999" calcext:value-type="date">
            <text:p>22:50 09.07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60093" calcext:value-type="float">
            <text:p>8016009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34</text:p>
          </table:table-cell>
          <table:table-cell office:value-type="string" calcext:value-type="string">
            <text:p>MTÜ Tantsukool Ciara</text:p>
          </table:table-cell>
          <table:table-cell/>
          <table:table-cell table:style-name="ce2" office:value-type="date" office:date-value="2020-07-09T22:35:19" calcext:value-type="date">
            <text:p>22:35 09.07.20</text:p>
          </table:table-cell>
          <table:table-cell table:number-columns-repeated="2" office:value-type="float" office:value="1324" calcext:value-type="float">
            <text:p>1 32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0706" calcext:value-type="float">
            <text:p>8036070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33</text:p>
          </table:table-cell>
          <table:table-cell office:value-type="string" calcext:value-type="string">
            <text:p>Tartu Vaba Waldorfkooli Selts.</text:p>
          </table:table-cell>
          <table:table-cell/>
          <table:table-cell table:style-name="ce2" office:value-type="date" office:date-value="2020-07-09T22:34:30" calcext:value-type="date">
            <text:p>22:34 09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8364" calcext:value-type="float">
            <text:p>8007836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32</text:p>
          </table:table-cell>
          <table:table-cell office:value-type="string" calcext:value-type="string">
            <text:p>Põhja-Tallinna Jalgpalliklubi</text:p>
          </table:table-cell>
          <table:table-cell/>
          <table:table-cell table:style-name="ce2" office:value-type="date" office:date-value="2020-07-09T22:18:06" calcext:value-type="date">
            <text:p>22:18 09.07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60093" calcext:value-type="float">
            <text:p>8016009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31</text:p>
          </table:table-cell>
          <table:table-cell office:value-type="string" calcext:value-type="string">
            <text:p>MTÜ Loov Noor</text:p>
          </table:table-cell>
          <table:table-cell/>
          <table:table-cell table:style-name="ce2" office:value-type="date" office:date-value="2020-07-09T22:11:55" calcext:value-type="date">
            <text:p>22:11 09.07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2577" calcext:value-type="float">
            <text:p>8040257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30</text:p>
          </table:table-cell>
          <table:table-cell office:value-type="string" calcext:value-type="string">
            <text:p>MTÜ Loov Noor</text:p>
          </table:table-cell>
          <table:table-cell/>
          <table:table-cell table:style-name="ce2" office:value-type="date" office:date-value="2020-07-09T22:01:25" calcext:value-type="date">
            <text:p>22:01 09.07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2577" calcext:value-type="float">
            <text:p>8040257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29</text:p>
          </table:table-cell>
          <table:table-cell office:value-type="string" calcext:value-type="string">
            <text:p>Maadlusklubi NELSON</text:p>
          </table:table-cell>
          <table:table-cell/>
          <table:table-cell table:style-name="ce2" office:value-type="date" office:date-value="2020-07-09T21:43:02" calcext:value-type="date">
            <text:p>21:43 09.07.20</text:p>
          </table:table-cell>
          <table:table-cell table:number-columns-repeated="2" office:value-type="float" office:value="1600" calcext:value-type="float">
            <text:p>1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15680" calcext:value-type="float">
            <text:p>8011568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28</text:p>
          </table:table-cell>
          <table:table-cell office:value-type="string" calcext:value-type="string">
            <text:p>Maadlusklubi NELSON</text:p>
          </table:table-cell>
          <table:table-cell/>
          <table:table-cell table:style-name="ce2" office:value-type="date" office:date-value="2020-07-09T21:36:42" calcext:value-type="date">
            <text:p>21:36 09.07.20</text:p>
          </table:table-cell>
          <table:table-cell table:number-columns-repeated="2" office:value-type="float" office:value="1600" calcext:value-type="float">
            <text:p>1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15680" calcext:value-type="float">
            <text:p>8011568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27</text:p>
          </table:table-cell>
          <table:table-cell office:value-type="string" calcext:value-type="string">
            <text:p>Viljandi Vastupidavusalade Klubi Staier</text:p>
          </table:table-cell>
          <table:table-cell/>
          <table:table-cell table:style-name="ce2" office:value-type="date" office:date-value="2020-07-09T21:23:50" calcext:value-type="date">
            <text:p>21:23 09.07.20</text:p>
          </table:table-cell>
          <table:table-cell table:number-columns-repeated="2" office:value-type="float" office:value="900" calcext:value-type="float">
            <text:p>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34195" calcext:value-type="float">
            <text:p>8003419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26</text:p>
          </table:table-cell>
          <table:table-cell office:value-type="string" calcext:value-type="string">
            <text:p>Spordiklubi Haljala</text:p>
          </table:table-cell>
          <table:table-cell/>
          <table:table-cell table:style-name="ce2" office:value-type="date" office:date-value="2020-07-09T21:14:42" calcext:value-type="date">
            <text:p>21:14 09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37167" calcext:value-type="float">
            <text:p>8013716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25</text:p>
          </table:table-cell>
          <table:table-cell office:value-type="string" calcext:value-type="string">
            <text:p>Õppe- ja arengukeskus ME</text:p>
          </table:table-cell>
          <table:table-cell/>
          <table:table-cell table:style-name="ce2" office:value-type="date" office:date-value="2020-07-09T20:51:50" calcext:value-type="date">
            <text:p>20:51 09.07.20</text:p>
          </table:table-cell>
          <table:table-cell table:number-columns-repeated="2" office:value-type="float" office:value="6000" calcext:value-type="float">
            <text:p>6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2896" calcext:value-type="float">
            <text:p>8031289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24</text:p>
          </table:table-cell>
          <table:table-cell office:value-type="string" calcext:value-type="string">
            <text:p>Viljandi Suusaklubi</text:p>
          </table:table-cell>
          <table:table-cell/>
          <table:table-cell table:style-name="ce2" office:value-type="date" office:date-value="2020-07-09T20:35:29" calcext:value-type="date">
            <text:p>20:35 09.07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8166" calcext:value-type="float">
            <text:p>8005816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22</text:p>
          </table:table-cell>
          <table:table-cell office:value-type="string" calcext:value-type="string">
            <text:p>Mittetulundusühing EESTI SPORDISELTS KALEV</text:p>
          </table:table-cell>
          <table:table-cell/>
          <table:table-cell table:style-name="ce2" office:value-type="date" office:date-value="2020-07-09T20:19:28" calcext:value-type="date">
            <text:p>20:19 09.07.20</text:p>
          </table:table-cell>
          <table:table-cell table:number-columns-repeated="2" office:value-type="float" office:value="30000" calcext:value-type="float">
            <text:p>30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28946" calcext:value-type="float">
            <text:p>8002894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21</text:p>
          </table:table-cell>
          <table:table-cell office:value-type="string" calcext:value-type="string">
            <text:p>Õppe- ja arengukeskus ME</text:p>
          </table:table-cell>
          <table:table-cell/>
          <table:table-cell table:style-name="ce2" office:value-type="date" office:date-value="2020-07-09T20:08:52.000001" calcext:value-type="date">
            <text:p>20:08 09.07.20</text:p>
          </table:table-cell>
          <table:table-cell table:number-columns-repeated="2" office:value-type="float" office:value="2800" calcext:value-type="float">
            <text:p>2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2896" calcext:value-type="float">
            <text:p>8031289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20</text:p>
          </table:table-cell>
          <table:table-cell office:value-type="string" calcext:value-type="string">
            <text:p>Mittetulundusühing Kose Tennis</text:p>
          </table:table-cell>
          <table:table-cell/>
          <table:table-cell table:style-name="ce2" office:value-type="date" office:date-value="2020-07-09T20:02:57" calcext:value-type="date">
            <text:p>20:02 09.07.20</text:p>
          </table:table-cell>
          <table:table-cell table:number-columns-repeated="2" office:value-type="float" office:value="11040" calcext:value-type="float">
            <text:p>11 0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7096" calcext:value-type="float">
            <text:p>8034709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19</text:p>
          </table:table-cell>
          <table:table-cell office:value-type="string" calcext:value-type="string">
            <text:p>MTÜ Tartu Tantsuakadeemia</text:p>
          </table:table-cell>
          <table:table-cell/>
          <table:table-cell table:style-name="ce2" office:value-type="date" office:date-value="2020-07-09T19:56:34" calcext:value-type="date">
            <text:p>19:56 09.07.20</text:p>
          </table:table-cell>
          <table:table-cell table:number-columns-repeated="2" office:value-type="float" office:value="6800" calcext:value-type="float">
            <text:p>6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32682" calcext:value-type="float">
            <text:p>8043268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18</text:p>
          </table:table-cell>
          <table:table-cell office:value-type="string" calcext:value-type="string">
            <text:p>Tallinna Spordikool Altius/Vars</text:p>
          </table:table-cell>
          <table:table-cell/>
          <table:table-cell table:style-name="ce2" office:value-type="date" office:date-value="2020-07-09T19:43:11" calcext:value-type="date">
            <text:p>19:43 09.07.20</text:p>
          </table:table-cell>
          <table:table-cell table:number-columns-repeated="2" office:value-type="float" office:value="900" calcext:value-type="float">
            <text:p>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73430" calcext:value-type="float">
            <text:p>8017343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17</text:p>
          </table:table-cell>
          <table:table-cell office:value-type="string" calcext:value-type="string">
            <text:p>sulgpalliklubi Triiton</text:p>
          </table:table-cell>
          <table:table-cell/>
          <table:table-cell table:style-name="ce2" office:value-type="date" office:date-value="2020-07-09T19:34:47.999999" calcext:value-type="date">
            <text:p>19:34 09.07.20</text:p>
          </table:table-cell>
          <table:table-cell table:number-columns-repeated="2" office:value-type="float" office:value="10000" calcext:value-type="float">
            <text:p>10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81596" calcext:value-type="float">
            <text:p>8008159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16</text:p>
          </table:table-cell>
          <table:table-cell office:value-type="string" calcext:value-type="string">
            <text:p>spordiklubi TÄÄKSI</text:p>
          </table:table-cell>
          <table:table-cell/>
          <table:table-cell table:style-name="ce2" office:value-type="date" office:date-value="2020-07-09T19:24:50" calcext:value-type="date">
            <text:p>19:24 09.07.20</text:p>
          </table:table-cell>
          <table:table-cell table:number-columns-repeated="2" office:value-type="float" office:value="1800" calcext:value-type="float">
            <text:p>1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44495" calcext:value-type="float">
            <text:p>8024449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15</text:p>
          </table:table-cell>
          <table:table-cell office:value-type="string" calcext:value-type="string">
            <text:p>Viljandi Suusaklubi</text:p>
          </table:table-cell>
          <table:table-cell/>
          <table:table-cell table:style-name="ce2" office:value-type="date" office:date-value="2020-07-09T19:18:09" calcext:value-type="date">
            <text:p>19:18 09.07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8166" calcext:value-type="float">
            <text:p>8005816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14</text:p>
          </table:table-cell>
          <table:table-cell office:value-type="string" calcext:value-type="string">
            <text:p>Mittetulundusühing VitaTiim</text:p>
          </table:table-cell>
          <table:table-cell/>
          <table:table-cell table:style-name="ce2" office:value-type="date" office:date-value="2020-07-09T19:17:54" calcext:value-type="date">
            <text:p>19:17 09.07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58801" calcext:value-type="float">
            <text:p>8025880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13</text:p>
          </table:table-cell>
          <table:table-cell office:value-type="string" calcext:value-type="string">
            <text:p>spordiklubi TÄÄKSI</text:p>
          </table:table-cell>
          <table:table-cell/>
          <table:table-cell table:style-name="ce2" office:value-type="date" office:date-value="2020-07-09T19:12:08" calcext:value-type="date">
            <text:p>19:12 09.07.20</text:p>
          </table:table-cell>
          <table:table-cell table:number-columns-repeated="2" office:value-type="float" office:value="1800" calcext:value-type="float">
            <text:p>1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44495" calcext:value-type="float">
            <text:p>8024449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12</text:p>
          </table:table-cell>
          <table:table-cell office:value-type="string" calcext:value-type="string">
            <text:p>Mittetulundusühing VitaTiim</text:p>
          </table:table-cell>
          <table:table-cell/>
          <table:table-cell table:style-name="ce2" office:value-type="date" office:date-value="2020-07-09T19:03:17" calcext:value-type="date">
            <text:p>19:03 09.07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58801" calcext:value-type="float">
            <text:p>8025880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10</text:p>
          </table:table-cell>
          <table:table-cell office:value-type="string" calcext:value-type="string">
            <text:p>mittetulundusühing Õige suund</text:p>
          </table:table-cell>
          <table:table-cell/>
          <table:table-cell table:style-name="ce2" office:value-type="date" office:date-value="2020-07-09T18:52:44" calcext:value-type="date">
            <text:p>18:52 09.07.20</text:p>
          </table:table-cell>
          <table:table-cell table:number-columns-repeated="2" office:value-type="float" office:value="2160" calcext:value-type="float">
            <text:p>2 1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19492" calcext:value-type="float">
            <text:p>8041949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09</text:p>
          </table:table-cell>
          <table:table-cell office:value-type="string" calcext:value-type="string">
            <text:p>Mittetulundusühing VitaTiim</text:p>
          </table:table-cell>
          <table:table-cell/>
          <table:table-cell table:style-name="ce2" office:value-type="date" office:date-value="2020-07-09T18:52:35" calcext:value-type="date">
            <text:p>18:52 09.07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58801" calcext:value-type="float">
            <text:p>8025880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08</text:p>
          </table:table-cell>
          <table:table-cell office:value-type="string" calcext:value-type="string">
            <text:p>orienteerumisklubi JOKA</text:p>
          </table:table-cell>
          <table:table-cell/>
          <table:table-cell table:style-name="ce2" office:value-type="date" office:date-value="2020-07-09T18:49:42" calcext:value-type="date">
            <text:p>18:49 09.07.20</text:p>
          </table:table-cell>
          <table:table-cell table:number-columns-repeated="2" office:value-type="float" office:value="1750" calcext:value-type="float">
            <text:p>1 7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9211" calcext:value-type="float">
            <text:p>8007921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07</text:p>
          </table:table-cell>
          <table:table-cell office:value-type="string" calcext:value-type="string">
            <text:p>Viljandi Suusaklubi</text:p>
          </table:table-cell>
          <table:table-cell/>
          <table:table-cell table:style-name="ce2" office:value-type="date" office:date-value="2020-07-09T18:40:26" calcext:value-type="date">
            <text:p>18:40 09.07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8166" calcext:value-type="float">
            <text:p>8005816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06</text:p>
          </table:table-cell>
          <table:table-cell office:value-type="string" calcext:value-type="string">
            <text:p>MTÜ Loov Noor</text:p>
          </table:table-cell>
          <table:table-cell/>
          <table:table-cell table:style-name="ce2" office:value-type="date" office:date-value="2020-07-09T18:37:05" calcext:value-type="date">
            <text:p>18:37 09.07.20</text:p>
          </table:table-cell>
          <table:table-cell table:number-columns-repeated="2" office:value-type="float" office:value="900" calcext:value-type="float">
            <text:p>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2577" calcext:value-type="float">
            <text:p>8040257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05</text:p>
          </table:table-cell>
          <table:table-cell office:value-type="string" calcext:value-type="string">
            <text:p>Tantsuselts Lee</text:p>
          </table:table-cell>
          <table:table-cell/>
          <table:table-cell table:style-name="ce2" office:value-type="date" office:date-value="2020-07-09T18:36:43" calcext:value-type="date">
            <text:p>18:36 09.07.20</text:p>
          </table:table-cell>
          <table:table-cell table:number-columns-repeated="2" office:value-type="float" office:value="4496" calcext:value-type="float">
            <text:p>4 49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60491" calcext:value-type="float">
            <text:p>8016049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04</text:p>
          </table:table-cell>
          <table:table-cell office:value-type="string" calcext:value-type="string">
            <text:p>Õnnemeistrid OÜ</text:p>
          </table:table-cell>
          <table:table-cell/>
          <table:table-cell table:style-name="ce2" office:value-type="date" office:date-value="2020-07-09T18:19:35" calcext:value-type="date">
            <text:p>18:19 09.07.20</text:p>
          </table:table-cell>
          <table:table-cell table:number-columns-repeated="2" office:value-type="float" office:value="1350" calcext:value-type="float">
            <text:p>1 3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713113" calcext:value-type="float">
            <text:p>1271311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03</text:p>
          </table:table-cell>
          <table:table-cell office:value-type="string" calcext:value-type="string">
            <text:p>Harmi Haridusselts</text:p>
          </table:table-cell>
          <table:table-cell/>
          <table:table-cell table:style-name="ce2" office:value-type="date" office:date-value="2020-07-09T18:17:51" calcext:value-type="date">
            <text:p>18:17 09.07.20</text:p>
          </table:table-cell>
          <table:table-cell table:number-columns-repeated="2" office:value-type="float" office:value="1800" calcext:value-type="float">
            <text:p>1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4296" calcext:value-type="float">
            <text:p>8055429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02</text:p>
          </table:table-cell>
          <table:table-cell office:value-type="string" calcext:value-type="string">
            <text:p>Mittetulundusühing FC Santos</text:p>
          </table:table-cell>
          <table:table-cell/>
          <table:table-cell table:style-name="ce2" office:value-type="date" office:date-value="2020-07-09T18:12:16" calcext:value-type="date">
            <text:p>18:12 09.07.20</text:p>
          </table:table-cell>
          <table:table-cell table:number-columns-repeated="2" office:value-type="float" office:value="3711" calcext:value-type="float">
            <text:p>3 71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37354" calcext:value-type="float">
            <text:p>8023735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01</text:p>
          </table:table-cell>
          <table:table-cell office:value-type="string" calcext:value-type="string">
            <text:p>Harmi Haridusselts</text:p>
          </table:table-cell>
          <table:table-cell/>
          <table:table-cell table:style-name="ce2" office:value-type="date" office:date-value="2020-07-09T18:12:02" calcext:value-type="date">
            <text:p>18:12 09.07.20</text:p>
          </table:table-cell>
          <table:table-cell table:number-columns-repeated="2" office:value-type="float" office:value="1800" calcext:value-type="float">
            <text:p>1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4296" calcext:value-type="float">
            <text:p>8055429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200</text:p>
          </table:table-cell>
          <table:table-cell office:value-type="string" calcext:value-type="string">
            <text:p>Tartu Spordiselts "Kalev"</text:p>
          </table:table-cell>
          <table:table-cell/>
          <table:table-cell table:style-name="ce2" office:value-type="date" office:date-value="2020-07-09T18:10:41" calcext:value-type="date">
            <text:p>18:10 09.07.20</text:p>
          </table:table-cell>
          <table:table-cell table:number-columns-repeated="2" office:value-type="float" office:value="4800" calcext:value-type="float">
            <text:p>4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8087" calcext:value-type="float">
            <text:p>800680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99</text:p>
          </table:table-cell>
          <table:table-cell office:value-type="string" calcext:value-type="string">
            <text:p>Harmi Haridusselts</text:p>
          </table:table-cell>
          <table:table-cell/>
          <table:table-cell table:style-name="ce2" office:value-type="date" office:date-value="2020-07-09T18:08:58" calcext:value-type="date">
            <text:p>18:08 09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4296" calcext:value-type="float">
            <text:p>8055429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98</text:p>
          </table:table-cell>
          <table:table-cell office:value-type="string" calcext:value-type="string">
            <text:p>Tartu Spordiselts "Kalev"</text:p>
          </table:table-cell>
          <table:table-cell/>
          <table:table-cell table:style-name="ce2" office:value-type="date" office:date-value="2020-07-09T18:01:21" calcext:value-type="date">
            <text:p>18:01 09.07.20</text:p>
          </table:table-cell>
          <table:table-cell table:number-columns-repeated="2" office:value-type="float" office:value="10500" calcext:value-type="float">
            <text:p>10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8087" calcext:value-type="float">
            <text:p>800680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97</text:p>
          </table:table-cell>
          <table:table-cell office:value-type="string" calcext:value-type="string">
            <text:p>Mittetulundusühing Jõelähtme Noored</text:p>
          </table:table-cell>
          <table:table-cell/>
          <table:table-cell table:style-name="ce2" office:value-type="date" office:date-value="2020-07-09T18:00:51" calcext:value-type="date">
            <text:p>18:00 09.07.20</text:p>
          </table:table-cell>
          <table:table-cell table:number-columns-repeated="2" office:value-type="float" office:value="1800" calcext:value-type="float">
            <text:p>1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1575" calcext:value-type="float">
            <text:p>8040157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96</text:p>
          </table:table-cell>
          <table:table-cell office:value-type="string" calcext:value-type="string">
            <text:p>MTÜ E STuudio Noortekoor</text:p>
          </table:table-cell>
          <table:table-cell/>
          <table:table-cell table:style-name="ce2" office:value-type="date" office:date-value="2020-07-09T17:39:38" calcext:value-type="date">
            <text:p>17:39 09.07.20</text:p>
          </table:table-cell>
          <table:table-cell table:number-columns-repeated="2" office:value-type="float" office:value="4080" calcext:value-type="float">
            <text:p>4 0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3146" calcext:value-type="float">
            <text:p>8037314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95</text:p>
          </table:table-cell>
          <table:table-cell office:value-type="string" calcext:value-type="string">
            <text:p>Tartu Spordiselts "Kalev"</text:p>
          </table:table-cell>
          <table:table-cell/>
          <table:table-cell table:style-name="ce2" office:value-type="date" office:date-value="2020-07-09T17:37:58" calcext:value-type="date">
            <text:p>17:37 09.07.20</text:p>
          </table:table-cell>
          <table:table-cell table:number-columns-repeated="2" office:value-type="float" office:value="1400" calcext:value-type="float">
            <text:p>1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8087" calcext:value-type="float">
            <text:p>800680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94</text:p>
          </table:table-cell>
          <table:table-cell office:value-type="string" calcext:value-type="string">
            <text:p>Harmi Haridusselts</text:p>
          </table:table-cell>
          <table:table-cell/>
          <table:table-cell table:style-name="ce2" office:value-type="date" office:date-value="2020-07-09T17:33:28.000001" calcext:value-type="date">
            <text:p>17:33 09.07.20</text:p>
          </table:table-cell>
          <table:table-cell table:number-columns-repeated="2" office:value-type="float" office:value="5400" calcext:value-type="float">
            <text:p>5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4296" calcext:value-type="float">
            <text:p>8055429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93</text:p>
          </table:table-cell>
          <table:table-cell office:value-type="string" calcext:value-type="string">
            <text:p>Tartu Spordiselts "Kalev"</text:p>
          </table:table-cell>
          <table:table-cell/>
          <table:table-cell table:style-name="ce2" office:value-type="date" office:date-value="2020-07-09T17:33:18" calcext:value-type="date">
            <text:p>17:33 09.07.20</text:p>
          </table:table-cell>
          <table:table-cell table:number-columns-repeated="2" office:value-type="float" office:value="5550" calcext:value-type="float">
            <text:p>5 5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8087" calcext:value-type="float">
            <text:p>800680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92</text:p>
          </table:table-cell>
          <table:table-cell office:value-type="string" calcext:value-type="string">
            <text:p>TAMSALU NOORTE NAISTE JA NOORTE MEESTE KRISTLIK ÜHING</text:p>
          </table:table-cell>
          <table:table-cell/>
          <table:table-cell table:style-name="ce2" office:value-type="date" office:date-value="2020-07-09T17:26:19" calcext:value-type="date">
            <text:p>17:26 09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62225" calcext:value-type="float">
            <text:p>8016222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91</text:p>
          </table:table-cell>
          <table:table-cell office:value-type="string" calcext:value-type="string">
            <text:p>Võimlemisklubi "Rütmika"</text:p>
          </table:table-cell>
          <table:table-cell/>
          <table:table-cell table:style-name="ce2" office:value-type="date" office:date-value="2020-07-09T17:13:51" calcext:value-type="date">
            <text:p>17:13 09.07.20</text:p>
          </table:table-cell>
          <table:table-cell table:number-columns-repeated="2" office:value-type="float" office:value="10000" calcext:value-type="float">
            <text:p>10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46097" calcext:value-type="float">
            <text:p>8004609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90</text:p>
          </table:table-cell>
          <table:table-cell office:value-type="string" calcext:value-type="string">
            <text:p>Mittetulundusühing FC Santos</text:p>
          </table:table-cell>
          <table:table-cell/>
          <table:table-cell table:style-name="ce2" office:value-type="date" office:date-value="2020-07-09T17:07:10" calcext:value-type="date">
            <text:p>17:07 09.07.20</text:p>
          </table:table-cell>
          <table:table-cell table:number-columns-repeated="2" office:value-type="float" office:value="19004" calcext:value-type="float">
            <text:p>19 004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37354" calcext:value-type="float">
            <text:p>8023735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89</text:p>
          </table:table-cell>
          <table:table-cell office:value-type="string" calcext:value-type="string">
            <text:p>Sihtasutus Tartu Keskkonnahariduse Keskus</text:p>
          </table:table-cell>
          <table:table-cell/>
          <table:table-cell table:style-name="ce2" office:value-type="date" office:date-value="2020-07-09T17:06:39" calcext:value-type="date">
            <text:p>17:06 09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7247" calcext:value-type="float">
            <text:p>9000724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88</text:p>
          </table:table-cell>
          <table:table-cell office:value-type="string" calcext:value-type="string">
            <text:p>Mittetulundusühing Avatud Hellenurme Noortekeskus</text:p>
          </table:table-cell>
          <table:table-cell/>
          <table:table-cell table:style-name="ce2" office:value-type="date" office:date-value="2020-07-09T17:01:30.000001" calcext:value-type="date">
            <text:p>17:01 09.07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24839" calcext:value-type="float">
            <text:p>8012483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87</text:p>
          </table:table-cell>
          <table:table-cell office:value-type="string" calcext:value-type="string">
            <text:p>Tartu Spordiselts "Kalev"</text:p>
          </table:table-cell>
          <table:table-cell/>
          <table:table-cell table:style-name="ce2" office:value-type="date" office:date-value="2020-07-09T16:51:25.999999" calcext:value-type="date">
            <text:p>16:51 09.07.20</text:p>
          </table:table-cell>
          <table:table-cell table:number-columns-repeated="2" office:value-type="float" office:value="12000" calcext:value-type="float">
            <text:p>1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8087" calcext:value-type="float">
            <text:p>800680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85</text:p>
          </table:table-cell>
          <table:table-cell office:value-type="string" calcext:value-type="string">
            <text:p>Aitado Judokool MTÜ</text:p>
          </table:table-cell>
          <table:table-cell/>
          <table:table-cell table:style-name="ce2" office:value-type="date" office:date-value="2020-07-09T16:42:05" calcext:value-type="date">
            <text:p>16:42 09.07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10634" calcext:value-type="float">
            <text:p>8041063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84</text:p>
          </table:table-cell>
          <table:table-cell office:value-type="string" calcext:value-type="string">
            <text:p>Kunda hariduse toetusselts</text:p>
          </table:table-cell>
          <table:table-cell/>
          <table:table-cell table:style-name="ce2" office:value-type="date" office:date-value="2020-07-09T16:35:22.999999" calcext:value-type="date">
            <text:p>16:35 09.07.20</text:p>
          </table:table-cell>
          <table:table-cell table:number-columns-repeated="2" office:value-type="float" office:value="2300" calcext:value-type="float">
            <text:p>2 3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2530" calcext:value-type="float">
            <text:p>8038253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83</text:p>
          </table:table-cell>
          <table:table-cell office:value-type="string" calcext:value-type="string">
            <text:p>Mittetulundusühing Desiree Tantsustuudio</text:p>
          </table:table-cell>
          <table:table-cell/>
          <table:table-cell table:style-name="ce2" office:value-type="date" office:date-value="2020-07-09T16:35:14.999999" calcext:value-type="date">
            <text:p>16:35 09.07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0715" calcext:value-type="float">
            <text:p>8034071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82</text:p>
          </table:table-cell>
          <table:table-cell office:value-type="string" calcext:value-type="string">
            <text:p>Nutigeen OÜ</text:p>
          </table:table-cell>
          <table:table-cell/>
          <table:table-cell table:style-name="ce2" office:value-type="date" office:date-value="2020-07-09T16:32:02" calcext:value-type="date">
            <text:p>16:32 09.07.20</text:p>
          </table:table-cell>
          <table:table-cell table:number-columns-repeated="2" office:value-type="float" office:value="720" calcext:value-type="float">
            <text:p>7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124645" calcext:value-type="float">
            <text:p>1412464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81</text:p>
          </table:table-cell>
          <table:table-cell office:value-type="string" calcext:value-type="string">
            <text:p>Mittetulundusühing Desiree Tantsustuudio</text:p>
          </table:table-cell>
          <table:table-cell/>
          <table:table-cell table:style-name="ce2" office:value-type="date" office:date-value="2020-07-09T16:16:06" calcext:value-type="date">
            <text:p>16:16 09.07.20</text:p>
          </table:table-cell>
          <table:table-cell table:number-columns-repeated="2" office:value-type="float" office:value="3640" calcext:value-type="float">
            <text:p>3 6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0715" calcext:value-type="float">
            <text:p>8034071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80</text:p>
          </table:table-cell>
          <table:table-cell office:value-type="string" calcext:value-type="string">
            <text:p>MTÜ Project Spirit</text:p>
          </table:table-cell>
          <table:table-cell/>
          <table:table-cell table:style-name="ce2" office:value-type="date" office:date-value="2020-07-09T16:14:42" calcext:value-type="date">
            <text:p>16:14 09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4884" calcext:value-type="float">
            <text:p>8037488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79</text:p>
          </table:table-cell>
          <table:table-cell office:value-type="string" calcext:value-type="string">
            <text:p>MTÜ Võti Tulevikku</text:p>
          </table:table-cell>
          <table:table-cell/>
          <table:table-cell table:style-name="ce2" office:value-type="date" office:date-value="2020-07-09T16:12:24" calcext:value-type="date">
            <text:p>16:12 09.07.20</text:p>
          </table:table-cell>
          <table:table-cell table:number-columns-repeated="2" office:value-type="float" office:value="1800" calcext:value-type="float">
            <text:p>1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8353" calcext:value-type="float">
            <text:p>8040835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78</text:p>
          </table:table-cell>
          <table:table-cell office:value-type="string" calcext:value-type="string">
            <text:p>OÜ Voilaa Erahuvikool</text:p>
          </table:table-cell>
          <table:table-cell/>
          <table:table-cell table:style-name="ce2" office:value-type="date" office:date-value="2020-07-09T16:11:28" calcext:value-type="date">
            <text:p>16:11 09.07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026821" calcext:value-type="float">
            <text:p>1402682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77</text:p>
          </table:table-cell>
          <table:table-cell office:value-type="string" calcext:value-type="string">
            <text:p>MTÜ E STuudio Noortekoor</text:p>
          </table:table-cell>
          <table:table-cell/>
          <table:table-cell table:style-name="ce2" office:value-type="date" office:date-value="2020-07-09T16:02:25" calcext:value-type="date">
            <text:p>16:02 09.07.20</text:p>
          </table:table-cell>
          <table:table-cell table:number-columns-repeated="2" office:value-type="float" office:value="14520" calcext:value-type="float">
            <text:p>14 5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3146" calcext:value-type="float">
            <text:p>8037314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75</text:p>
          </table:table-cell>
          <table:table-cell office:value-type="string" calcext:value-type="string">
            <text:p>Mittetulundusühing Edukad Sillamäe Noored - ESN</text:p>
          </table:table-cell>
          <table:table-cell/>
          <table:table-cell table:style-name="ce2" office:value-type="date" office:date-value="2020-07-09T15:59:56" calcext:value-type="date">
            <text:p>15:59 09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0377" calcext:value-type="float">
            <text:p>8005037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74</text:p>
          </table:table-cell>
          <table:table-cell office:value-type="string" calcext:value-type="string">
            <text:p>Tartu Spordiselts "Kalev"</text:p>
          </table:table-cell>
          <table:table-cell/>
          <table:table-cell table:style-name="ce2" office:value-type="date" office:date-value="2020-07-09T15:58:31" calcext:value-type="date">
            <text:p>15:58 09.07.20</text:p>
          </table:table-cell>
          <table:table-cell table:number-columns-repeated="2" office:value-type="float" office:value="11000" calcext:value-type="float">
            <text:p>11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8087" calcext:value-type="float">
            <text:p>800680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72</text:p>
          </table:table-cell>
          <table:table-cell office:value-type="string" calcext:value-type="string">
            <text:p>Eesti Evangeelse Luterliku Kiriku Järva-Jaani Ristija Johannese Kogudus</text:p>
          </table:table-cell>
          <table:table-cell/>
          <table:table-cell table:style-name="ce2" office:value-type="date" office:date-value="2020-07-09T15:50:33" calcext:value-type="date">
            <text:p>15:50 09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10208" calcext:value-type="float">
            <text:p>8021020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70</text:p>
          </table:table-cell>
          <table:table-cell office:value-type="string" calcext:value-type="string">
            <text:p>OÜ Õpetaja Lauri eelkool</text:p>
          </table:table-cell>
          <table:table-cell/>
          <table:table-cell table:style-name="ce2" office:value-type="date" office:date-value="2020-07-09T15:46:21" calcext:value-type="date">
            <text:p>15:46 09.07.20</text:p>
          </table:table-cell>
          <table:table-cell table:number-columns-repeated="2" office:value-type="float" office:value="670" calcext:value-type="float">
            <text:p>67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859803" calcext:value-type="float">
            <text:p>1485980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69</text:p>
          </table:table-cell>
          <table:table-cell office:value-type="string" calcext:value-type="string">
            <text:p>Sihtasutus Tartu Keskkonnahariduse Keskus</text:p>
          </table:table-cell>
          <table:table-cell/>
          <table:table-cell table:style-name="ce2" office:value-type="date" office:date-value="2020-07-09T15:37:14" calcext:value-type="date">
            <text:p>15:37 09.07.20</text:p>
          </table:table-cell>
          <table:table-cell table:number-columns-repeated="2" office:value-type="float" office:value="4751" calcext:value-type="float">
            <text:p>4 75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7247" calcext:value-type="float">
            <text:p>9000724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68</text:p>
          </table:table-cell>
          <table:table-cell office:value-type="string" calcext:value-type="string">
            <text:p>MTÜ Kagu Biathlon</text:p>
          </table:table-cell>
          <table:table-cell/>
          <table:table-cell table:style-name="ce2" office:value-type="date" office:date-value="2020-07-09T15:29:48" calcext:value-type="date">
            <text:p>15:29 09.07.20</text:p>
          </table:table-cell>
          <table:table-cell table:number-columns-repeated="2" office:value-type="float" office:value="2465" calcext:value-type="float">
            <text:p>2 46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1371" calcext:value-type="float">
            <text:p>8042137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67</text:p>
          </table:table-cell>
          <table:table-cell office:value-type="string" calcext:value-type="string">
            <text:p>Mittetulundusühing Dragonite</text:p>
          </table:table-cell>
          <table:table-cell/>
          <table:table-cell table:style-name="ce2" office:value-type="date" office:date-value="2020-07-09T15:28:10" calcext:value-type="date">
            <text:p>15:28 09.07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9536" calcext:value-type="float">
            <text:p>8040953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66</text:p>
          </table:table-cell>
          <table:table-cell office:value-type="string" calcext:value-type="string">
            <text:p>Mittetulundusühing Väike Tõru</text:p>
          </table:table-cell>
          <table:table-cell/>
          <table:table-cell table:style-name="ce2" office:value-type="date" office:date-value="2020-07-09T15:25:23" calcext:value-type="date">
            <text:p>15:25 09.07.20</text:p>
          </table:table-cell>
          <table:table-cell table:number-columns-repeated="2" office:value-type="float" office:value="1000" calcext:value-type="float">
            <text:p>1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19859" calcext:value-type="float">
            <text:p>8041985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65</text:p>
          </table:table-cell>
          <table:table-cell office:value-type="string" calcext:value-type="string">
            <text:p>Mittetulundusühing Dragonite</text:p>
          </table:table-cell>
          <table:table-cell/>
          <table:table-cell table:style-name="ce2" office:value-type="date" office:date-value="2020-07-09T15:23:44" calcext:value-type="date">
            <text:p>15:23 09.07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9536" calcext:value-type="float">
            <text:p>8040953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64</text:p>
          </table:table-cell>
          <table:table-cell office:value-type="string" calcext:value-type="string">
            <text:p>MTÜ Ruumiharidus</text:p>
          </table:table-cell>
          <table:table-cell/>
          <table:table-cell table:style-name="ce2" office:value-type="date" office:date-value="2020-07-09T15:16:38" calcext:value-type="date">
            <text:p>15:16 09.07.20</text:p>
          </table:table-cell>
          <table:table-cell table:number-columns-repeated="2" office:value-type="float" office:value="400" calcext:value-type="float">
            <text:p>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8592" calcext:value-type="float">
            <text:p>8037859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63</text:p>
          </table:table-cell>
          <table:table-cell office:value-type="string" calcext:value-type="string">
            <text:p>Mittetulundusühing Dragonite</text:p>
          </table:table-cell>
          <table:table-cell/>
          <table:table-cell table:style-name="ce2" office:value-type="date" office:date-value="2020-07-09T15:15:46" calcext:value-type="date">
            <text:p>15:15 09.07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9536" calcext:value-type="float">
            <text:p>8040953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62</text:p>
          </table:table-cell>
          <table:table-cell office:value-type="string" calcext:value-type="string">
            <text:p>MTÜ Kagu Biathlon</text:p>
          </table:table-cell>
          <table:table-cell/>
          <table:table-cell table:style-name="ce2" office:value-type="date" office:date-value="2020-07-09T15:05:17" calcext:value-type="date">
            <text:p>15:05 09.07.20</text:p>
          </table:table-cell>
          <table:table-cell table:number-columns-repeated="2" office:value-type="float" office:value="2975" calcext:value-type="float">
            <text:p>2 97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1371" calcext:value-type="float">
            <text:p>8042137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61</text:p>
          </table:table-cell>
          <table:table-cell office:value-type="string" calcext:value-type="string">
            <text:p>Mittetulundusühing Esperanza</text:p>
          </table:table-cell>
          <table:table-cell/>
          <table:table-cell table:style-name="ce2" office:value-type="date" office:date-value="2020-07-09T15:00:48" calcext:value-type="date">
            <text:p>15:00 09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2476" calcext:value-type="float">
            <text:p>8022247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60</text:p>
          </table:table-cell>
          <table:table-cell office:value-type="string" calcext:value-type="string">
            <text:p>Mittetulundusühing Esperanza</text:p>
          </table:table-cell>
          <table:table-cell/>
          <table:table-cell table:style-name="ce2" office:value-type="date" office:date-value="2020-07-09T14:46:29" calcext:value-type="date">
            <text:p>14:46 09.07.20</text:p>
          </table:table-cell>
          <table:table-cell table:number-columns-repeated="2" office:value-type="float" office:value="6250" calcext:value-type="float">
            <text:p>6 2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2476" calcext:value-type="float">
            <text:p>8022247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59</text:p>
          </table:table-cell>
          <table:table-cell office:value-type="string" calcext:value-type="string">
            <text:p>Mittetulundusühing Tartu Koidu Keskus</text:p>
          </table:table-cell>
          <table:table-cell/>
          <table:table-cell table:style-name="ce2" office:value-type="date" office:date-value="2020-07-09T14:30:32" calcext:value-type="date">
            <text:p>14:30 09.07.20</text:p>
          </table:table-cell>
          <table:table-cell table:number-columns-repeated="2" office:value-type="float" office:value="910" calcext:value-type="float">
            <text:p>91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7459" calcext:value-type="float">
            <text:p>8007745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58</text:p>
          </table:table-cell>
          <table:table-cell office:value-type="string" calcext:value-type="string">
            <text:p>Mittetulundusühing Salutem</text:p>
          </table:table-cell>
          <table:table-cell/>
          <table:table-cell table:style-name="ce2" office:value-type="date" office:date-value="2020-07-09T14:09:39" calcext:value-type="date">
            <text:p>14:09 09.07.20</text:p>
          </table:table-cell>
          <table:table-cell table:number-columns-repeated="2" office:value-type="float" office:value="10000" calcext:value-type="float">
            <text:p>10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94183" calcext:value-type="float">
            <text:p>8039418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57</text:p>
          </table:table-cell>
          <table:table-cell office:value-type="string" calcext:value-type="string">
            <text:p>Raasiku Rahvahariduse Selts</text:p>
          </table:table-cell>
          <table:table-cell/>
          <table:table-cell table:style-name="ce2" office:value-type="date" office:date-value="2020-07-09T13:57:05" calcext:value-type="date">
            <text:p>13:57 09.07.20</text:p>
          </table:table-cell>
          <table:table-cell table:number-columns-repeated="2" office:value-type="float" office:value="4145" calcext:value-type="float">
            <text:p>4 14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31322" calcext:value-type="float">
            <text:p>8003132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56</text:p>
          </table:table-cell>
          <table:table-cell office:value-type="string" calcext:value-type="string">
            <text:p>Mittetulundusühing Urban Style</text:p>
          </table:table-cell>
          <table:table-cell/>
          <table:table-cell table:style-name="ce2" office:value-type="date" office:date-value="2020-07-09T13:52:06" calcext:value-type="date">
            <text:p>13:52 09.07.20</text:p>
          </table:table-cell>
          <table:table-cell table:number-columns-repeated="2" office:value-type="float" office:value="60000" calcext:value-type="float">
            <text:p>60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7255" calcext:value-type="float">
            <text:p>8022725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55</text:p>
          </table:table-cell>
          <table:table-cell office:value-type="string" calcext:value-type="string">
            <text:p>Mittetulundusühing Free Flow Studio</text:p>
          </table:table-cell>
          <table:table-cell/>
          <table:table-cell table:style-name="ce2" office:value-type="date" office:date-value="2020-07-09T13:50:25" calcext:value-type="date">
            <text:p>13:50 09.07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1951" calcext:value-type="float">
            <text:p>8029195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54</text:p>
          </table:table-cell>
          <table:table-cell office:value-type="string" calcext:value-type="string">
            <text:p>Mittetulundusühing Free Flow Studio</text:p>
          </table:table-cell>
          <table:table-cell/>
          <table:table-cell table:style-name="ce2" office:value-type="date" office:date-value="2020-07-09T13:41:29" calcext:value-type="date">
            <text:p>13:41 09.07.20</text:p>
          </table:table-cell>
          <table:table-cell table:number-columns-repeated="2" office:value-type="float" office:value="1790" calcext:value-type="float">
            <text:p>1 79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1951" calcext:value-type="float">
            <text:p>8029195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53</text:p>
          </table:table-cell>
          <table:table-cell office:value-type="string" calcext:value-type="string">
            <text:p>Iidam ja Aadam OÜ</text:p>
          </table:table-cell>
          <table:table-cell/>
          <table:table-cell table:style-name="ce2" office:value-type="date" office:date-value="2020-07-09T13:36:39" calcext:value-type="date">
            <text:p>13:36 09.07.20</text:p>
          </table:table-cell>
          <table:table-cell table:number-columns-repeated="2" office:value-type="float" office:value="940" calcext:value-type="float">
            <text:p>9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574427" calcext:value-type="float">
            <text:p>1257442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52</text:p>
          </table:table-cell>
          <table:table-cell office:value-type="string" calcext:value-type="string">
            <text:p>PRANGLI SAARE TALURAHVAMUUSEUMI SELTS</text:p>
          </table:table-cell>
          <table:table-cell/>
          <table:table-cell table:style-name="ce2" office:value-type="date" office:date-value="2020-07-09T13:31:52.999999" calcext:value-type="date">
            <text:p>13:31 09.07.20</text:p>
          </table:table-cell>
          <table:table-cell table:number-columns-repeated="2" office:value-type="float" office:value="492" calcext:value-type="float">
            <text:p>49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39844" calcext:value-type="float">
            <text:p>8023984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51</text:p>
          </table:table-cell>
          <table:table-cell office:value-type="string" calcext:value-type="string">
            <text:p>Mittetulundusühing Minu Tantsukool</text:p>
          </table:table-cell>
          <table:table-cell/>
          <table:table-cell table:style-name="ce2" office:value-type="date" office:date-value="2020-07-09T13:25:55" calcext:value-type="date">
            <text:p>13:25 09.07.20</text:p>
          </table:table-cell>
          <table:table-cell table:number-columns-repeated="2" office:value-type="float" office:value="4800" calcext:value-type="float">
            <text:p>4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5296" calcext:value-type="float">
            <text:p>8038529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50</text:p>
          </table:table-cell>
          <table:table-cell office:value-type="string" calcext:value-type="string">
            <text:p>PRANGLI SAARE TALURAHVAMUUSEUMI SELTS</text:p>
          </table:table-cell>
          <table:table-cell/>
          <table:table-cell table:style-name="ce2" office:value-type="date" office:date-value="2020-07-09T13:21:39.999999" calcext:value-type="date">
            <text:p>13:21 09.07.20</text:p>
          </table:table-cell>
          <table:table-cell table:number-columns-repeated="2" office:value-type="float" office:value="492" calcext:value-type="float">
            <text:p>49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39844" calcext:value-type="float">
            <text:p>8023984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49</text:p>
          </table:table-cell>
          <table:table-cell office:value-type="string" calcext:value-type="string">
            <text:p>PRANGLI SAARE TALURAHVAMUUSEUMI SELTS</text:p>
          </table:table-cell>
          <table:table-cell/>
          <table:table-cell table:style-name="ce2" office:value-type="date" office:date-value="2020-07-09T12:36:23" calcext:value-type="date">
            <text:p>12:36 09.07.20</text:p>
          </table:table-cell>
          <table:table-cell table:number-columns-repeated="2" office:value-type="float" office:value="480" calcext:value-type="float">
            <text:p>4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39844" calcext:value-type="float">
            <text:p>8023984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48</text:p>
          </table:table-cell>
          <table:table-cell office:value-type="string" calcext:value-type="string">
            <text:p>Tallinna Noorte Naiste ja Noorte Meeste Kristlik Ühing</text:p>
          </table:table-cell>
          <table:table-cell/>
          <table:table-cell table:style-name="ce2" office:value-type="date" office:date-value="2020-07-09T12:25:01" calcext:value-type="date">
            <text:p>12:25 09.07.20</text:p>
          </table:table-cell>
          <table:table-cell table:number-columns-repeated="2" office:value-type="float" office:value="8800" calcext:value-type="float">
            <text:p>8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07720" calcext:value-type="float">
            <text:p>8000772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47</text:p>
          </table:table-cell>
          <table:table-cell office:value-type="string" calcext:value-type="string">
            <text:p>POKSIKLUBI LOIT</text:p>
          </table:table-cell>
          <table:table-cell/>
          <table:table-cell table:style-name="ce2" office:value-type="date" office:date-value="2020-07-09T12:17:16" calcext:value-type="date">
            <text:p>12:17 09.07.20</text:p>
          </table:table-cell>
          <table:table-cell table:number-columns-repeated="2" office:value-type="float" office:value="1929" calcext:value-type="float">
            <text:p>1 92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21950" calcext:value-type="float">
            <text:p>8002195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46</text:p>
          </table:table-cell>
          <table:table-cell office:value-type="string" calcext:value-type="string">
            <text:p>spordiklubi TÄÄKSI</text:p>
          </table:table-cell>
          <table:table-cell/>
          <table:table-cell table:style-name="ce2" office:value-type="date" office:date-value="2020-07-09T12:15:44" calcext:value-type="date">
            <text:p>12:15 09.07.20</text:p>
          </table:table-cell>
          <table:table-cell table:number-columns-repeated="2" office:value-type="float" office:value="4800" calcext:value-type="float">
            <text:p>4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44495" calcext:value-type="float">
            <text:p>8024449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45</text:p>
          </table:table-cell>
          <table:table-cell office:value-type="string" calcext:value-type="string">
            <text:p>spordiklubi TÄÄKSI</text:p>
          </table:table-cell>
          <table:table-cell/>
          <table:table-cell table:style-name="ce2" office:value-type="date" office:date-value="2020-07-09T12:10:37" calcext:value-type="date">
            <text:p>12:10 09.07.20</text:p>
          </table:table-cell>
          <table:table-cell table:number-columns-repeated="2" office:value-type="float" office:value="4800" calcext:value-type="float">
            <text:p>4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44495" calcext:value-type="float">
            <text:p>8024449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44</text:p>
          </table:table-cell>
          <table:table-cell office:value-type="string" calcext:value-type="string">
            <text:p>AVINURME SPORDI- JA TERVISESELTS</text:p>
          </table:table-cell>
          <table:table-cell/>
          <table:table-cell table:style-name="ce2" office:value-type="date" office:date-value="2020-07-09T12:09:28" calcext:value-type="date">
            <text:p>12:09 09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22027" calcext:value-type="float">
            <text:p>8012202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43</text:p>
          </table:table-cell>
          <table:table-cell office:value-type="string" calcext:value-type="string">
            <text:p>Maarja Magdaleena Hariduselu</text:p>
          </table:table-cell>
          <table:table-cell/>
          <table:table-cell table:style-name="ce2" office:value-type="date" office:date-value="2020-07-09T11:43:39" calcext:value-type="date">
            <text:p>11:43 09.07.20</text:p>
          </table:table-cell>
          <table:table-cell table:number-columns-repeated="2" office:value-type="float" office:value="1000" calcext:value-type="float">
            <text:p>1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99683" calcext:value-type="float">
            <text:p>8039968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42</text:p>
          </table:table-cell>
          <table:table-cell office:value-type="string" calcext:value-type="string">
            <text:p>MTÜ Sookuninga</text:p>
          </table:table-cell>
          <table:table-cell/>
          <table:table-cell table:style-name="ce2" office:value-type="date" office:date-value="2020-07-09T11:21:28" calcext:value-type="date">
            <text:p>11:21 09.07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05202" calcext:value-type="float">
            <text:p>8030520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41</text:p>
          </table:table-cell>
          <table:table-cell office:value-type="string" calcext:value-type="string">
            <text:p>MTÜ Rõõmsad Täpid</text:p>
          </table:table-cell>
          <table:table-cell/>
          <table:table-cell table:style-name="ce2" office:value-type="date" office:date-value="2020-07-09T11:20:13" calcext:value-type="date">
            <text:p>11:20 09.07.20</text:p>
          </table:table-cell>
          <table:table-cell table:number-columns-repeated="2" office:value-type="float" office:value="3840" calcext:value-type="float">
            <text:p>3 8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9665" calcext:value-type="float">
            <text:p>8056966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39</text:p>
          </table:table-cell>
          <table:table-cell office:value-type="string" calcext:value-type="string">
            <text:p>NARVA ILUVÕIMLEMISE KLUBI FOUETTE</text:p>
          </table:table-cell>
          <table:table-cell/>
          <table:table-cell table:style-name="ce2" office:value-type="date" office:date-value="2020-07-09T10:51:33" calcext:value-type="date">
            <text:p>10:51 09.07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82756" calcext:value-type="float">
            <text:p>8008275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38</text:p>
          </table:table-cell>
          <table:table-cell office:value-type="string" calcext:value-type="string">
            <text:p>Türi Lastekaitse Ühing</text:p>
          </table:table-cell>
          <table:table-cell/>
          <table:table-cell table:style-name="ce2" office:value-type="date" office:date-value="2020-07-09T10:26:55" calcext:value-type="date">
            <text:p>10:26 09.07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03671" calcext:value-type="float">
            <text:p>8010367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37</text:p>
          </table:table-cell>
          <table:table-cell office:value-type="string" calcext:value-type="string">
            <text:p>NARVA ILUVÕIMLEMISE KLUBI FOUETTE</text:p>
          </table:table-cell>
          <table:table-cell/>
          <table:table-cell table:style-name="ce2" office:value-type="date" office:date-value="2020-07-09T10:21:19" calcext:value-type="date">
            <text:p>10:21 09.07.20</text:p>
          </table:table-cell>
          <table:table-cell table:number-columns-repeated="2" office:value-type="float" office:value="7000" calcext:value-type="float">
            <text:p>7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82756" calcext:value-type="float">
            <text:p>8008275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36</text:p>
          </table:table-cell>
          <table:table-cell office:value-type="string" calcext:value-type="string">
            <text:p>Kooristuudio SO-LA-RE</text:p>
          </table:table-cell>
          <table:table-cell/>
          <table:table-cell table:style-name="ce2" office:value-type="date" office:date-value="2020-07-09T10:09:54" calcext:value-type="date">
            <text:p>10:09 09.07.20</text:p>
          </table:table-cell>
          <table:table-cell table:number-columns-repeated="2" office:value-type="float" office:value="5120" calcext:value-type="float">
            <text:p>5 1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2540" calcext:value-type="float">
            <text:p>8036254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35</text:p>
          </table:table-cell>
          <table:table-cell office:value-type="string" calcext:value-type="string">
            <text:p>MTÜ Kaunite Kool</text:p>
          </table:table-cell>
          <table:table-cell/>
          <table:table-cell table:style-name="ce2" office:value-type="date" office:date-value="2020-07-09T10:07:11" calcext:value-type="date">
            <text:p>10:07 09.07.20</text:p>
          </table:table-cell>
          <table:table-cell table:number-columns-repeated="2" office:value-type="float" office:value="5000" calcext:value-type="float">
            <text:p>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8420" calcext:value-type="float">
            <text:p>8055842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34</text:p>
          </table:table-cell>
          <table:table-cell office:value-type="string" calcext:value-type="string">
            <text:p>Mittetulundusühing Loksa Arenduskeskus</text:p>
          </table:table-cell>
          <table:table-cell/>
          <table:table-cell table:style-name="ce2" office:value-type="date" office:date-value="2020-07-09T09:33:58" calcext:value-type="date">
            <text:p>09:33 09.07.20</text:p>
          </table:table-cell>
          <table:table-cell table:number-columns-repeated="2" office:value-type="float" office:value="600" calcext:value-type="float">
            <text:p>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8437" calcext:value-type="float">
            <text:p>8018843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33</text:p>
          </table:table-cell>
          <table:table-cell office:value-type="string" calcext:value-type="string">
            <text:p>Võimlemisklubi Akros</text:p>
          </table:table-cell>
          <table:table-cell/>
          <table:table-cell table:style-name="ce2" office:value-type="date" office:date-value="2020-07-09T06:46:51" calcext:value-type="date">
            <text:p>06:46 09.07.20</text:p>
          </table:table-cell>
          <table:table-cell table:number-columns-repeated="2" office:value-type="float" office:value="4569" calcext:value-type="float">
            <text:p>4 56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2287" calcext:value-type="float">
            <text:p>802922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32</text:p>
          </table:table-cell>
          <table:table-cell office:value-type="string" calcext:value-type="string">
            <text:p>Lastekaitse Liidu Lastelaagrite Osaühing</text:p>
          </table:table-cell>
          <table:table-cell/>
          <table:table-cell table:style-name="ce2" office:value-type="date" office:date-value="2020-07-09T03:00:16" calcext:value-type="date">
            <text:p>03:00 09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065801" calcext:value-type="float">
            <text:p>1106580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31</text:p>
          </table:table-cell>
          <table:table-cell office:value-type="string" calcext:value-type="string">
            <text:p>Ökula Teenused OÜ</text:p>
          </table:table-cell>
          <table:table-cell/>
          <table:table-cell table:style-name="ce2" office:value-type="date" office:date-value="2020-07-09T02:31:34" calcext:value-type="date">
            <text:p>02:31 09.07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195266" calcext:value-type="float">
            <text:p>1419526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30</text:p>
          </table:table-cell>
          <table:table-cell office:value-type="string" calcext:value-type="string">
            <text:p>Mittetulundusühing Läbi Tähevärava</text:p>
          </table:table-cell>
          <table:table-cell/>
          <table:table-cell table:style-name="ce2" office:value-type="date" office:date-value="2020-07-09T01:34:20.999999" calcext:value-type="date">
            <text:p>01:34 09.07.20</text:p>
          </table:table-cell>
          <table:table-cell table:number-columns-repeated="2" office:value-type="float" office:value="3900" calcext:value-type="float">
            <text:p>3 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9951" calcext:value-type="float">
            <text:p>8031995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29</text:p>
          </table:table-cell>
          <table:table-cell office:value-type="string" calcext:value-type="string">
            <text:p>Tartu Vaba Waldorfkooli Selts.</text:p>
          </table:table-cell>
          <table:table-cell/>
          <table:table-cell table:style-name="ce2" office:value-type="date" office:date-value="2020-07-09T00:32:14" calcext:value-type="date">
            <text:p>00:32 09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8364" calcext:value-type="float">
            <text:p>8007836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28</text:p>
          </table:table-cell>
          <table:table-cell office:value-type="string" calcext:value-type="string">
            <text:p>MTÜ Aasavili</text:p>
          </table:table-cell>
          <table:table-cell/>
          <table:table-cell table:style-name="ce2" office:value-type="date" office:date-value="2020-07-09T00:02:28" calcext:value-type="date">
            <text:p>00:02 09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23705" calcext:value-type="float">
            <text:p>8032370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27</text:p>
          </table:table-cell>
          <table:table-cell office:value-type="string" calcext:value-type="string">
            <text:p>OÜ TANTSUSTAARID</text:p>
          </table:table-cell>
          <table:table-cell/>
          <table:table-cell table:style-name="ce2" office:value-type="date" office:date-value="2020-07-08T23:45:12.000001" calcext:value-type="date">
            <text:p>23:45 08.07.20</text:p>
          </table:table-cell>
          <table:table-cell table:number-columns-repeated="2" office:value-type="float" office:value="7000" calcext:value-type="float">
            <text:p>7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312080" calcext:value-type="float">
            <text:p>1431208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26</text:p>
          </table:table-cell>
          <table:table-cell office:value-type="string" calcext:value-type="string">
            <text:p>Mittetulundusühing Tantsukool Danceland</text:p>
          </table:table-cell>
          <table:table-cell/>
          <table:table-cell table:style-name="ce2" office:value-type="date" office:date-value="2020-07-08T23:23:39" calcext:value-type="date">
            <text:p>23:23 08.07.20</text:p>
          </table:table-cell>
          <table:table-cell table:number-columns-repeated="2" office:value-type="float" office:value="3150" calcext:value-type="float">
            <text:p>3 1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30911" calcext:value-type="float">
            <text:p>8023091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25</text:p>
          </table:table-cell>
          <table:table-cell office:value-type="string" calcext:value-type="string">
            <text:p>Põhja-Tallinna Jalgpalliklubi</text:p>
          </table:table-cell>
          <table:table-cell/>
          <table:table-cell table:style-name="ce2" office:value-type="date" office:date-value="2020-07-08T23:18:50" calcext:value-type="date">
            <text:p>23:18 08.07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60093" calcext:value-type="float">
            <text:p>8016009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24</text:p>
          </table:table-cell>
          <table:table-cell office:value-type="string" calcext:value-type="string">
            <text:p>OÜ Valgemetsa Puhkeküla</text:p>
          </table:table-cell>
          <table:table-cell/>
          <table:table-cell table:style-name="ce2" office:value-type="date" office:date-value="2020-07-08T23:08:27.000001" calcext:value-type="date">
            <text:p>23:08 08.07.20</text:p>
          </table:table-cell>
          <table:table-cell table:number-columns-repeated="2" office:value-type="float" office:value="13680" calcext:value-type="float">
            <text:p>13 6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107037" calcext:value-type="float">
            <text:p>1110703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23</text:p>
          </table:table-cell>
          <table:table-cell office:value-type="string" calcext:value-type="string">
            <text:p>OÜ TANTSUSTAARID</text:p>
          </table:table-cell>
          <table:table-cell/>
          <table:table-cell table:style-name="ce2" office:value-type="date" office:date-value="2020-07-08T22:59:57" calcext:value-type="date">
            <text:p>22:59 08.07.20</text:p>
          </table:table-cell>
          <table:table-cell table:number-columns-repeated="2" office:value-type="float" office:value="1600" calcext:value-type="float">
            <text:p>1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312080" calcext:value-type="float">
            <text:p>1431208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22</text:p>
          </table:table-cell>
          <table:table-cell office:value-type="string" calcext:value-type="string">
            <text:p>Tartu Spordiselts "Kalev"</text:p>
          </table:table-cell>
          <table:table-cell/>
          <table:table-cell table:style-name="ce2" office:value-type="date" office:date-value="2020-07-08T22:50:04.999999" calcext:value-type="date">
            <text:p>22:50 08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8087" calcext:value-type="float">
            <text:p>800680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21</text:p>
          </table:table-cell>
          <table:table-cell office:value-type="string" calcext:value-type="string">
            <text:p>mittetulundusühing Tartu Tantsukool</text:p>
          </table:table-cell>
          <table:table-cell/>
          <table:table-cell table:style-name="ce2" office:value-type="date" office:date-value="2020-07-08T22:31:27" calcext:value-type="date">
            <text:p>22:31 08.07.20</text:p>
          </table:table-cell>
          <table:table-cell table:number-columns-repeated="2" office:value-type="float" office:value="8000" calcext:value-type="float">
            <text:p>8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9318" calcext:value-type="float">
            <text:p>8029931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20</text:p>
          </table:table-cell>
          <table:table-cell office:value-type="string" calcext:value-type="string">
            <text:p>Tartu Spordiselts "Kalev"</text:p>
          </table:table-cell>
          <table:table-cell/>
          <table:table-cell table:style-name="ce2" office:value-type="date" office:date-value="2020-07-08T22:13:59" calcext:value-type="date">
            <text:p>22:13 08.07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8087" calcext:value-type="float">
            <text:p>800680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19</text:p>
          </table:table-cell>
          <table:table-cell office:value-type="string" calcext:value-type="string">
            <text:p>Koolituse Mittetulundusühing</text:p>
          </table:table-cell>
          <table:table-cell/>
          <table:table-cell table:style-name="ce2" office:value-type="date" office:date-value="2020-07-08T22:11:27" calcext:value-type="date">
            <text:p>22:11 08.07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5493" calcext:value-type="float">
            <text:p>8036549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18</text:p>
          </table:table-cell>
          <table:table-cell office:value-type="string" calcext:value-type="string">
            <text:p>Mittetulundusühing Avatud Ühiskond</text:p>
          </table:table-cell>
          <table:table-cell/>
          <table:table-cell table:style-name="ce2" office:value-type="date" office:date-value="2020-07-08T21:48:32" calcext:value-type="date">
            <text:p>21:48 08.07.20</text:p>
          </table:table-cell>
          <table:table-cell table:number-columns-repeated="2" office:value-type="float" office:value="2240" calcext:value-type="float">
            <text:p>2 2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0360" calcext:value-type="float">
            <text:p>8042036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17</text:p>
          </table:table-cell>
          <table:table-cell office:value-type="string" calcext:value-type="string">
            <text:p>Türi Lastekaitse Ühing</text:p>
          </table:table-cell>
          <table:table-cell/>
          <table:table-cell table:style-name="ce2" office:value-type="date" office:date-value="2020-07-08T21:39:19" calcext:value-type="date">
            <text:p>21:39 08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03671" calcext:value-type="float">
            <text:p>8010367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16</text:p>
          </table:table-cell>
          <table:table-cell office:value-type="string" calcext:value-type="string">
            <text:p>Optimum semper OÜ</text:p>
          </table:table-cell>
          <table:table-cell/>
          <table:table-cell table:style-name="ce2" office:value-type="date" office:date-value="2020-07-08T21:01:31" calcext:value-type="date">
            <text:p>21:01 08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012267" calcext:value-type="float">
            <text:p>1201226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15</text:p>
          </table:table-cell>
          <table:table-cell office:value-type="string" calcext:value-type="string">
            <text:p>Mittetulundusühing Esperanza</text:p>
          </table:table-cell>
          <table:table-cell/>
          <table:table-cell table:style-name="ce2" office:value-type="date" office:date-value="2020-07-08T20:19:47" calcext:value-type="date">
            <text:p>20:19 08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2476" calcext:value-type="float">
            <text:p>8022247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14</text:p>
          </table:table-cell>
          <table:table-cell office:value-type="string" calcext:value-type="string">
            <text:p>Mittetulundusühing Esperanza</text:p>
          </table:table-cell>
          <table:table-cell/>
          <table:table-cell table:style-name="ce2" office:value-type="date" office:date-value="2020-07-08T20:09:10" calcext:value-type="date">
            <text:p>20:09 08.07.20</text:p>
          </table:table-cell>
          <table:table-cell table:number-columns-repeated="2" office:value-type="float" office:value="3500" calcext:value-type="float">
            <text:p>3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2476" calcext:value-type="float">
            <text:p>8022247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13</text:p>
          </table:table-cell>
          <table:table-cell office:value-type="string" calcext:value-type="string">
            <text:p>Mittetulundusühing Raplamaa Jalgpallikool</text:p>
          </table:table-cell>
          <table:table-cell/>
          <table:table-cell table:style-name="ce2" office:value-type="date" office:date-value="2020-07-08T20:02:19" calcext:value-type="date">
            <text:p>20:02 08.07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4038" calcext:value-type="float">
            <text:p>8034403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12</text:p>
          </table:table-cell>
          <table:table-cell office:value-type="string" calcext:value-type="string">
            <text:p>Mittetulundusühing Raplamaa Jalgpallikool</text:p>
          </table:table-cell>
          <table:table-cell/>
          <table:table-cell table:style-name="ce2" office:value-type="date" office:date-value="2020-07-08T19:42:19" calcext:value-type="date">
            <text:p>19:42 08.07.20</text:p>
          </table:table-cell>
          <table:table-cell table:number-columns-repeated="2" office:value-type="float" office:value="4200" calcext:value-type="float">
            <text:p>4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4038" calcext:value-type="float">
            <text:p>8034403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11</text:p>
          </table:table-cell>
          <table:table-cell office:value-type="string" calcext:value-type="string">
            <text:p>Dance Dream</text:p>
          </table:table-cell>
          <table:table-cell/>
          <table:table-cell table:style-name="ce2" office:value-type="date" office:date-value="2020-07-08T18:31:27" calcext:value-type="date">
            <text:p>18:31 08.07.20</text:p>
          </table:table-cell>
          <table:table-cell table:number-columns-repeated="2" office:value-type="float" office:value="4282" calcext:value-type="float">
            <text:p>4 28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3865" calcext:value-type="float">
            <text:p>8055386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10</text:p>
          </table:table-cell>
          <table:table-cell office:value-type="string" calcext:value-type="string">
            <text:p>Kose Kunstikeskus</text:p>
          </table:table-cell>
          <table:table-cell/>
          <table:table-cell table:style-name="ce2" office:value-type="date" office:date-value="2020-07-08T18:25:20" calcext:value-type="date">
            <text:p>18:25 08.07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40790" calcext:value-type="float">
            <text:p>8014079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09</text:p>
          </table:table-cell>
          <table:table-cell office:value-type="string" calcext:value-type="string">
            <text:p>Tartu Spordiselts "Kalev"</text:p>
          </table:table-cell>
          <table:table-cell/>
          <table:table-cell table:style-name="ce2" office:value-type="date" office:date-value="2020-07-08T17:32:12" calcext:value-type="date">
            <text:p>17:32 08.07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8087" calcext:value-type="float">
            <text:p>800680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08</text:p>
          </table:table-cell>
          <table:table-cell office:value-type="string" calcext:value-type="string">
            <text:p>Mittetulundusühing Tsirkusestuudio Folie</text:p>
          </table:table-cell>
          <table:table-cell/>
          <table:table-cell table:style-name="ce2" office:value-type="date" office:date-value="2020-07-08T17:21:55" calcext:value-type="date">
            <text:p>17:21 08.07.20</text:p>
          </table:table-cell>
          <table:table-cell table:number-columns-repeated="2" office:value-type="float" office:value="2500" calcext:value-type="float">
            <text:p>2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2080" calcext:value-type="float">
            <text:p>8022208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07</text:p>
          </table:table-cell>
          <table:table-cell office:value-type="string" calcext:value-type="string">
            <text:p>Mittetulundusühing Tsirkusestuudio Folie</text:p>
          </table:table-cell>
          <table:table-cell/>
          <table:table-cell table:style-name="ce2" office:value-type="date" office:date-value="2020-07-08T17:20:27" calcext:value-type="date">
            <text:p>17:20 08.07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2080" calcext:value-type="float">
            <text:p>8022208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06</text:p>
          </table:table-cell>
          <table:table-cell office:value-type="string" calcext:value-type="string">
            <text:p>Iidam ja Aadam OÜ</text:p>
          </table:table-cell>
          <table:table-cell/>
          <table:table-cell table:style-name="ce2" office:value-type="date" office:date-value="2020-07-08T17:07:48" calcext:value-type="date">
            <text:p>17:07 08.07.20</text:p>
          </table:table-cell>
          <table:table-cell table:number-columns-repeated="2" office:value-type="float" office:value="392" calcext:value-type="float">
            <text:p>39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574427" calcext:value-type="float">
            <text:p>1257442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05</text:p>
          </table:table-cell>
          <table:table-cell office:value-type="string" calcext:value-type="string">
            <text:p>MTÜ Rõõmsad teod</text:p>
          </table:table-cell>
          <table:table-cell/>
          <table:table-cell table:style-name="ce2" office:value-type="date" office:date-value="2020-07-08T17:04:06.000001" calcext:value-type="date">
            <text:p>17:04 08.07.20</text:p>
          </table:table-cell>
          <table:table-cell table:number-columns-repeated="2" office:value-type="float" office:value="900" calcext:value-type="float">
            <text:p>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7840" calcext:value-type="float">
            <text:p>8055784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04</text:p>
          </table:table-cell>
          <table:table-cell office:value-type="string" calcext:value-type="string">
            <text:p>OÜ Pärlselja</text:p>
          </table:table-cell>
          <table:table-cell/>
          <table:table-cell table:style-name="ce2" office:value-type="date" office:date-value="2020-07-08T16:35:38" calcext:value-type="date">
            <text:p>16:35 08.07.20</text:p>
          </table:table-cell>
          <table:table-cell table:number-columns-repeated="2" office:value-type="float" office:value="112000" calcext:value-type="float">
            <text:p>11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524901" calcext:value-type="float">
            <text:p>1152490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03</text:p>
          </table:table-cell>
          <table:table-cell office:value-type="string" calcext:value-type="string">
            <text:p>Spordiklubi Rim</text:p>
          </table:table-cell>
          <table:table-cell/>
          <table:table-cell table:style-name="ce2" office:value-type="date" office:date-value="2020-07-08T16:13:05" calcext:value-type="date">
            <text:p>16:13 08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72264" calcext:value-type="float">
            <text:p>8017226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02</text:p>
          </table:table-cell>
          <table:table-cell office:value-type="string" calcext:value-type="string">
            <text:p>Mittetulundusühing Avatud Ühiskond</text:p>
          </table:table-cell>
          <table:table-cell/>
          <table:table-cell table:style-name="ce2" office:value-type="date" office:date-value="2020-07-08T16:08:43" calcext:value-type="date">
            <text:p>16:08 08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0360" calcext:value-type="float">
            <text:p>8042036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01</text:p>
          </table:table-cell>
          <table:table-cell office:value-type="string" calcext:value-type="string">
            <text:p>Tartu Spordiselts "Kalev"</text:p>
          </table:table-cell>
          <table:table-cell/>
          <table:table-cell table:style-name="ce2" office:value-type="date" office:date-value="2020-07-08T16:06:38.999999" calcext:value-type="date">
            <text:p>16:06 08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8087" calcext:value-type="float">
            <text:p>800680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100</text:p>
          </table:table-cell>
          <table:table-cell office:value-type="string" calcext:value-type="string">
            <text:p>MTÜ KerMar</text:p>
          </table:table-cell>
          <table:table-cell/>
          <table:table-cell table:style-name="ce2" office:value-type="date" office:date-value="2020-07-08T15:48:48" calcext:value-type="date">
            <text:p>15:48 08.07.20</text:p>
          </table:table-cell>
          <table:table-cell table:number-columns-repeated="2" office:value-type="float" office:value="200" calcext:value-type="float">
            <text:p>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7806" calcext:value-type="float">
            <text:p>8035780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99</text:p>
          </table:table-cell>
          <table:table-cell office:value-type="string" calcext:value-type="string">
            <text:p>Tabasalu Palliklubi</text:p>
          </table:table-cell>
          <table:table-cell/>
          <table:table-cell table:style-name="ce2" office:value-type="date" office:date-value="2020-07-08T15:35:56" calcext:value-type="date">
            <text:p>15:35 08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44905" calcext:value-type="float">
            <text:p>8004490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98</text:p>
          </table:table-cell>
          <table:table-cell office:value-type="string" calcext:value-type="string">
            <text:p>MTÜ KerMar</text:p>
          </table:table-cell>
          <table:table-cell/>
          <table:table-cell table:style-name="ce2" office:value-type="date" office:date-value="2020-07-08T15:31:51" calcext:value-type="date">
            <text:p>15:31 08.07.20</text:p>
          </table:table-cell>
          <table:table-cell table:number-columns-repeated="2" office:value-type="float" office:value="400" calcext:value-type="float">
            <text:p>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7806" calcext:value-type="float">
            <text:p>8035780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97</text:p>
          </table:table-cell>
          <table:table-cell office:value-type="string" calcext:value-type="string">
            <text:p>Mittetulundusühing Valdeku Arengukeskus</text:p>
          </table:table-cell>
          <table:table-cell/>
          <table:table-cell table:style-name="ce2" office:value-type="date" office:date-value="2020-07-08T15:25:53" calcext:value-type="date">
            <text:p>15:25 08.07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99085" calcext:value-type="float">
            <text:p>8019908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96</text:p>
          </table:table-cell>
          <table:table-cell office:value-type="string" calcext:value-type="string">
            <text:p>Mittetulundusühing Eesti Noorte Tantsu Ühing</text:p>
          </table:table-cell>
          <table:table-cell/>
          <table:table-cell table:style-name="ce2" office:value-type="date" office:date-value="2020-07-08T15:25:16" calcext:value-type="date">
            <text:p>15:25 08.07.20</text:p>
          </table:table-cell>
          <table:table-cell table:number-columns-repeated="2" office:value-type="float" office:value="900" calcext:value-type="float">
            <text:p>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8885" calcext:value-type="float">
            <text:p>8040888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95</text:p>
          </table:table-cell>
          <table:table-cell office:value-type="string" calcext:value-type="string">
            <text:p>Karijärve Keelpilliorkester</text:p>
          </table:table-cell>
          <table:table-cell/>
          <table:table-cell table:style-name="ce2" office:value-type="date" office:date-value="2020-07-08T14:51:31" calcext:value-type="date">
            <text:p>14:51 08.07.20</text:p>
          </table:table-cell>
          <table:table-cell table:number-columns-repeated="2" office:value-type="float" office:value="5000" calcext:value-type="float">
            <text:p>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1973" calcext:value-type="float">
            <text:p>8038197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94</text:p>
          </table:table-cell>
          <table:table-cell office:value-type="string" calcext:value-type="string">
            <text:p>Lastekaitse Liidu Lastelaagrite Osaühing</text:p>
          </table:table-cell>
          <table:table-cell/>
          <table:table-cell table:style-name="ce2" office:value-type="date" office:date-value="2020-07-08T14:39:53" calcext:value-type="date">
            <text:p>14:39 08.07.20</text:p>
          </table:table-cell>
          <table:table-cell table:number-columns-repeated="2" office:value-type="float" office:value="6000" calcext:value-type="float">
            <text:p>6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065801" calcext:value-type="float">
            <text:p>1106580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93</text:p>
          </table:table-cell>
          <table:table-cell office:value-type="string" calcext:value-type="string">
            <text:p>Tartu Spordiselts "Kalev"</text:p>
          </table:table-cell>
          <table:table-cell/>
          <table:table-cell table:style-name="ce2" office:value-type="date" office:date-value="2020-07-08T14:25:11" calcext:value-type="date">
            <text:p>14:25 08.07.20</text:p>
          </table:table-cell>
          <table:table-cell table:number-columns-repeated="2" office:value-type="float" office:value="10000" calcext:value-type="float">
            <text:p>10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8087" calcext:value-type="float">
            <text:p>800680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92</text:p>
          </table:table-cell>
          <table:table-cell office:value-type="string" calcext:value-type="string">
            <text:p>mittetulundusühing Meie Stuudio</text:p>
          </table:table-cell>
          <table:table-cell/>
          <table:table-cell table:style-name="ce2" office:value-type="date" office:date-value="2020-07-08T14:00:58" calcext:value-type="date">
            <text:p>14:00 08.07.20</text:p>
          </table:table-cell>
          <table:table-cell table:number-columns-repeated="2" office:value-type="float" office:value="5140" calcext:value-type="float">
            <text:p>5 1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75260" calcext:value-type="float">
            <text:p>8027526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91</text:p>
          </table:table-cell>
          <table:table-cell office:value-type="string" calcext:value-type="string">
            <text:p>Suusaklubi "Jõulu"</text:p>
          </table:table-cell>
          <table:table-cell/>
          <table:table-cell table:style-name="ce2" office:value-type="date" office:date-value="2020-07-08T13:58:39" calcext:value-type="date">
            <text:p>13:58 08.07.20</text:p>
          </table:table-cell>
          <table:table-cell table:number-columns-repeated="2" office:value-type="float" office:value="4800" calcext:value-type="float">
            <text:p>4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5611" calcext:value-type="float">
            <text:p>8006561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90</text:p>
          </table:table-cell>
          <table:table-cell office:value-type="string" calcext:value-type="string">
            <text:p>Tartu Spordiselts "Kalev"</text:p>
          </table:table-cell>
          <table:table-cell/>
          <table:table-cell table:style-name="ce2" office:value-type="date" office:date-value="2020-07-08T13:52:38" calcext:value-type="date">
            <text:p>13:52 08.07.20</text:p>
          </table:table-cell>
          <table:table-cell table:number-columns-repeated="2" office:value-type="float" office:value="5000" calcext:value-type="float">
            <text:p>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8087" calcext:value-type="float">
            <text:p>800680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89</text:p>
          </table:table-cell>
          <table:table-cell office:value-type="string" calcext:value-type="string">
            <text:p>Tartu Spordiselts "Kalev"</text:p>
          </table:table-cell>
          <table:table-cell/>
          <table:table-cell table:style-name="ce2" office:value-type="date" office:date-value="2020-07-08T13:46:04" calcext:value-type="date">
            <text:p>13:46 08.07.20</text:p>
          </table:table-cell>
          <table:table-cell table:number-columns-repeated="2" office:value-type="float" office:value="6000" calcext:value-type="float">
            <text:p>6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8087" calcext:value-type="float">
            <text:p>800680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88</text:p>
          </table:table-cell>
          <table:table-cell office:value-type="string" calcext:value-type="string">
            <text:p>Sparta Akrobaatikaklubi</text:p>
          </table:table-cell>
          <table:table-cell/>
          <table:table-cell table:style-name="ce2" office:value-type="date" office:date-value="2020-07-08T13:42:35" calcext:value-type="date">
            <text:p>13:42 08.07.20</text:p>
          </table:table-cell>
          <table:table-cell table:number-columns-repeated="2" office:value-type="float" office:value="9000" calcext:value-type="float">
            <text:p>9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2011" calcext:value-type="float">
            <text:p>8029201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87</text:p>
          </table:table-cell>
          <table:table-cell office:value-type="string" calcext:value-type="string">
            <text:p>Minikool OÜ</text:p>
          </table:table-cell>
          <table:table-cell/>
          <table:table-cell table:style-name="ce2" office:value-type="date" office:date-value="2020-07-08T13:38:19" calcext:value-type="date">
            <text:p>13:38 08.07.20</text:p>
          </table:table-cell>
          <table:table-cell table:number-columns-repeated="2" office:value-type="float" office:value="3800" calcext:value-type="float">
            <text:p>3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290763" calcext:value-type="float">
            <text:p>1429076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86</text:p>
          </table:table-cell>
          <table:table-cell office:value-type="string" calcext:value-type="string">
            <text:p>Mittetulundusühing Stuudio JOY</text:p>
          </table:table-cell>
          <table:table-cell/>
          <table:table-cell table:style-name="ce2" office:value-type="date" office:date-value="2020-07-08T13:32:18" calcext:value-type="date">
            <text:p>13:32 08.07.20</text:p>
          </table:table-cell>
          <table:table-cell table:number-columns-repeated="2" office:value-type="float" office:value="6000" calcext:value-type="float">
            <text:p>6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1773" calcext:value-type="float">
            <text:p>8005177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84</text:p>
          </table:table-cell>
          <table:table-cell office:value-type="string" calcext:value-type="string">
            <text:p>Sparta Akrobaatikaklubi</text:p>
          </table:table-cell>
          <table:table-cell/>
          <table:table-cell table:style-name="ce2" office:value-type="date" office:date-value="2020-07-08T13:32:17" calcext:value-type="date">
            <text:p>13:32 08.07.20</text:p>
          </table:table-cell>
          <table:table-cell table:number-columns-repeated="2" office:value-type="float" office:value="12000" calcext:value-type="float">
            <text:p>1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2011" calcext:value-type="float">
            <text:p>8029201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83</text:p>
          </table:table-cell>
          <table:table-cell office:value-type="string" calcext:value-type="string">
            <text:p>Tartu Spordiselts "Kalev"</text:p>
          </table:table-cell>
          <table:table-cell/>
          <table:table-cell table:style-name="ce2" office:value-type="date" office:date-value="2020-07-08T13:27:10" calcext:value-type="date">
            <text:p>13:27 08.07.20</text:p>
          </table:table-cell>
          <table:table-cell table:number-columns-repeated="2" office:value-type="float" office:value="2800" calcext:value-type="float">
            <text:p>2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8087" calcext:value-type="float">
            <text:p>800680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82</text:p>
          </table:table-cell>
          <table:table-cell office:value-type="string" calcext:value-type="string">
            <text:p>Tartu Spordiselts "Kalev"</text:p>
          </table:table-cell>
          <table:table-cell/>
          <table:table-cell table:style-name="ce2" office:value-type="date" office:date-value="2020-07-08T13:25:06" calcext:value-type="date">
            <text:p>13:25 08.07.20</text:p>
          </table:table-cell>
          <table:table-cell table:number-columns-repeated="2" office:value-type="float" office:value="3100" calcext:value-type="float">
            <text:p>3 1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8087" calcext:value-type="float">
            <text:p>800680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81</text:p>
          </table:table-cell>
          <table:table-cell office:value-type="string" calcext:value-type="string">
            <text:p>Sihtasutus Eesti Tantsuagentuur</text:p>
          </table:table-cell>
          <table:table-cell/>
          <table:table-cell table:style-name="ce2" office:value-type="date" office:date-value="2020-07-08T13:19:19" calcext:value-type="date">
            <text:p>13:19 08.07.20</text:p>
          </table:table-cell>
          <table:table-cell table:number-columns-repeated="2" office:value-type="float" office:value="4500" calcext:value-type="float">
            <text:p>4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06822" calcext:value-type="float">
            <text:p>9000682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79</text:p>
          </table:table-cell>
          <table:table-cell office:value-type="string" calcext:value-type="string">
            <text:p>Mittetulundusühing Evestuudio</text:p>
          </table:table-cell>
          <table:table-cell/>
          <table:table-cell table:style-name="ce2" office:value-type="date" office:date-value="2020-07-08T13:08:59" calcext:value-type="date">
            <text:p>13:08 08.07.20</text:p>
          </table:table-cell>
          <table:table-cell table:number-columns-repeated="2" office:value-type="float" office:value="1120" calcext:value-type="float">
            <text:p>1 1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34094" calcext:value-type="float">
            <text:p>8003409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77</text:p>
          </table:table-cell>
          <table:table-cell office:value-type="string" calcext:value-type="string">
            <text:p>UitMatkad OÜ</text:p>
          </table:table-cell>
          <table:table-cell/>
          <table:table-cell table:style-name="ce2" office:value-type="date" office:date-value="2020-07-08T12:51:08" calcext:value-type="date">
            <text:p>12:51 08.07.20</text:p>
          </table:table-cell>
          <table:table-cell table:number-columns-repeated="2" office:value-type="float" office:value="1800" calcext:value-type="float">
            <text:p>1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635446" calcext:value-type="float">
            <text:p>1463544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75</text:p>
          </table:table-cell>
          <table:table-cell office:value-type="string" calcext:value-type="string">
            <text:p>Hariduse Edendamise Sihtasutus</text:p>
          </table:table-cell>
          <table:table-cell/>
          <table:table-cell table:style-name="ce2" office:value-type="date" office:date-value="2020-07-08T12:27:28.000001" calcext:value-type="date">
            <text:p>12:27 08.07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90014359" calcext:value-type="float">
            <text:p>9001435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74</text:p>
          </table:table-cell>
          <table:table-cell office:value-type="string" calcext:value-type="string">
            <text:p>UitMatkad OÜ</text:p>
          </table:table-cell>
          <table:table-cell/>
          <table:table-cell table:style-name="ce2" office:value-type="date" office:date-value="2020-07-08T11:56:48" calcext:value-type="date">
            <text:p>11:56 08.07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635446" calcext:value-type="float">
            <text:p>1463544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73</text:p>
          </table:table-cell>
          <table:table-cell office:value-type="string" calcext:value-type="string">
            <text:p>MTÜ Kaunite Kool</text:p>
          </table:table-cell>
          <table:table-cell/>
          <table:table-cell table:style-name="ce2" office:value-type="date" office:date-value="2020-07-08T11:38:52" calcext:value-type="date">
            <text:p>11:38 08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8420" calcext:value-type="float">
            <text:p>8055842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72</text:p>
          </table:table-cell>
          <table:table-cell office:value-type="string" calcext:value-type="string">
            <text:p>MTÜ Maardu Noortekeskus</text:p>
          </table:table-cell>
          <table:table-cell/>
          <table:table-cell table:style-name="ce2" office:value-type="date" office:date-value="2020-07-08T11:37:41" calcext:value-type="date">
            <text:p>11:37 08.07.20</text:p>
          </table:table-cell>
          <table:table-cell table:number-columns-repeated="2" office:value-type="float" office:value="2700" calcext:value-type="float">
            <text:p>2 7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42361" calcext:value-type="float">
            <text:p>8024236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71</text:p>
          </table:table-cell>
          <table:table-cell office:value-type="string" calcext:value-type="string">
            <text:p>SPORDIKLUBI KONKIRO</text:p>
          </table:table-cell>
          <table:table-cell/>
          <table:table-cell table:style-name="ce2" office:value-type="date" office:date-value="2020-07-08T11:20:19" calcext:value-type="date">
            <text:p>11:20 08.07.20</text:p>
          </table:table-cell>
          <table:table-cell table:number-columns-repeated="2" office:value-type="float" office:value="3600" calcext:value-type="float">
            <text:p>3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9537" calcext:value-type="float">
            <text:p>8018953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70</text:p>
          </table:table-cell>
          <table:table-cell office:value-type="string" calcext:value-type="string">
            <text:p>MTÜ Tallinna Käsipalliakadeemia</text:p>
          </table:table-cell>
          <table:table-cell/>
          <table:table-cell table:style-name="ce2" office:value-type="date" office:date-value="2020-07-08T11:13:09" calcext:value-type="date">
            <text:p>11:13 08.07.20</text:p>
          </table:table-cell>
          <table:table-cell table:number-columns-repeated="2" office:value-type="float" office:value="6779" calcext:value-type="float">
            <text:p>6 77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06589" calcext:value-type="float">
            <text:p>8020658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69</text:p>
          </table:table-cell>
          <table:table-cell office:value-type="string" calcext:value-type="string">
            <text:p>MTÜ Tallinna Käsipalliakadeemia</text:p>
          </table:table-cell>
          <table:table-cell/>
          <table:table-cell table:style-name="ce2" office:value-type="date" office:date-value="2020-07-08T11:06:28" calcext:value-type="date">
            <text:p>11:06 08.07.20</text:p>
          </table:table-cell>
          <table:table-cell table:number-columns-repeated="2" office:value-type="float" office:value="5980" calcext:value-type="float">
            <text:p>5 9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06589" calcext:value-type="float">
            <text:p>8020658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68</text:p>
          </table:table-cell>
          <table:table-cell office:value-type="string" calcext:value-type="string">
            <text:p>Mittetulundusühing YFU Eesti</text:p>
          </table:table-cell>
          <table:table-cell/>
          <table:table-cell table:style-name="ce2" office:value-type="date" office:date-value="2020-07-08T10:58:31" calcext:value-type="date">
            <text:p>10:58 08.07.20</text:p>
          </table:table-cell>
          <table:table-cell table:number-columns-repeated="2" office:value-type="float" office:value="4500" calcext:value-type="float">
            <text:p>4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11526" calcext:value-type="float">
            <text:p>8001152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67</text:p>
          </table:table-cell>
          <table:table-cell office:value-type="string" calcext:value-type="string">
            <text:p>MTÜ Kaunite Kool</text:p>
          </table:table-cell>
          <table:table-cell/>
          <table:table-cell table:style-name="ce2" office:value-type="date" office:date-value="2020-07-08T10:22:47" calcext:value-type="date">
            <text:p>10:22 08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8420" calcext:value-type="float">
            <text:p>8055842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66</text:p>
          </table:table-cell>
          <table:table-cell office:value-type="string" calcext:value-type="string">
            <text:p>Sparta Akrobaatikaklubi</text:p>
          </table:table-cell>
          <table:table-cell/>
          <table:table-cell table:style-name="ce2" office:value-type="date" office:date-value="2020-07-08T10:01:00" calcext:value-type="date">
            <text:p>10:01 08.07.20</text:p>
          </table:table-cell>
          <table:table-cell table:number-columns-repeated="2" office:value-type="float" office:value="9000" calcext:value-type="float">
            <text:p>9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2011" calcext:value-type="float">
            <text:p>8029201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65</text:p>
          </table:table-cell>
          <table:table-cell office:value-type="string" calcext:value-type="string">
            <text:p>MTÜ Spordiklubi VilVol</text:p>
          </table:table-cell>
          <table:table-cell/>
          <table:table-cell table:style-name="ce2" office:value-type="date" office:date-value="2020-07-08T09:39:51" calcext:value-type="date">
            <text:p>09:39 08.07.20</text:p>
          </table:table-cell>
          <table:table-cell table:number-columns-repeated="2" office:value-type="float" office:value="2500" calcext:value-type="float">
            <text:p>2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04984" calcext:value-type="float">
            <text:p>8030498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64</text:p>
          </table:table-cell>
          <table:table-cell office:value-type="string" calcext:value-type="string">
            <text:p>Mittetulundusühing Ökokratt</text:p>
          </table:table-cell>
          <table:table-cell/>
          <table:table-cell table:style-name="ce2" office:value-type="date" office:date-value="2020-07-08T01:37:49" calcext:value-type="date">
            <text:p>01:37 08.07.20</text:p>
          </table:table-cell>
          <table:table-cell table:number-columns-repeated="2" office:value-type="float" office:value="900" calcext:value-type="float">
            <text:p>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2274" calcext:value-type="float">
            <text:p>8018227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63</text:p>
          </table:table-cell>
          <table:table-cell office:value-type="string" calcext:value-type="string">
            <text:p>Mittetulundusühing Ökokratt</text:p>
          </table:table-cell>
          <table:table-cell/>
          <table:table-cell table:style-name="ce2" office:value-type="date" office:date-value="2020-07-08T01:36:25" calcext:value-type="date">
            <text:p>01:36 08.07.20</text:p>
          </table:table-cell>
          <table:table-cell table:number-columns-repeated="2" office:value-type="float" office:value="900" calcext:value-type="float">
            <text:p>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2274" calcext:value-type="float">
            <text:p>8018227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62</text:p>
          </table:table-cell>
          <table:table-cell office:value-type="string" calcext:value-type="string">
            <text:p>Nordsüd OÜ</text:p>
          </table:table-cell>
          <table:table-cell/>
          <table:table-cell table:style-name="ce2" office:value-type="date" office:date-value="2020-07-08T00:41:58" calcext:value-type="date">
            <text:p>00:41 08.07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916773" calcext:value-type="float">
            <text:p>1291677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61</text:p>
          </table:table-cell>
          <table:table-cell office:value-type="string" calcext:value-type="string">
            <text:p>Eesti Evangeeliumi Kristlaste ja Baptistide Koguduste Liidu Antsla Evangeeliumi Kristlaste ja Baptistide Kogudus</text:p>
          </table:table-cell>
          <table:table-cell/>
          <table:table-cell table:style-name="ce2" office:value-type="date" office:date-value="2020-07-07T23:37:24" calcext:value-type="date">
            <text:p>23:37 07.07.20</text:p>
          </table:table-cell>
          <table:table-cell table:number-columns-repeated="2" office:value-type="float" office:value="10240" calcext:value-type="float">
            <text:p>10 2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07034" calcext:value-type="float">
            <text:p>8020703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60</text:p>
          </table:table-cell>
          <table:table-cell office:value-type="string" calcext:value-type="string">
            <text:p>Poksiklubi Järve Boxing</text:p>
          </table:table-cell>
          <table:table-cell/>
          <table:table-cell table:style-name="ce2" office:value-type="date" office:date-value="2020-07-07T23:27:37" calcext:value-type="date">
            <text:p>23:27 07.07.20</text:p>
          </table:table-cell>
          <table:table-cell table:number-columns-repeated="2" office:value-type="float" office:value="2529" calcext:value-type="float">
            <text:p>2 52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4398" calcext:value-type="float">
            <text:p>8005439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59</text:p>
          </table:table-cell>
          <table:table-cell office:value-type="string" calcext:value-type="string">
            <text:p>UitMatkad OÜ</text:p>
          </table:table-cell>
          <table:table-cell/>
          <table:table-cell table:style-name="ce2" office:value-type="date" office:date-value="2020-07-07T23:16:59" calcext:value-type="date">
            <text:p>23:16 07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635446" calcext:value-type="float">
            <text:p>1463544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58</text:p>
          </table:table-cell>
          <table:table-cell office:value-type="string" calcext:value-type="string">
            <text:p>Laagri Tennisekool MTÜ</text:p>
          </table:table-cell>
          <table:table-cell/>
          <table:table-cell table:style-name="ce2" office:value-type="date" office:date-value="2020-07-07T22:54:16" calcext:value-type="date">
            <text:p>22:54 07.07.20</text:p>
          </table:table-cell>
          <table:table-cell table:number-columns-repeated="2" office:value-type="float" office:value="2496" calcext:value-type="float">
            <text:p>2 49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4355" calcext:value-type="float">
            <text:p>8040435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57</text:p>
          </table:table-cell>
          <table:table-cell office:value-type="string" calcext:value-type="string">
            <text:p>MTÜ Rõõmsad teod</text:p>
          </table:table-cell>
          <table:table-cell/>
          <table:table-cell table:style-name="ce2" office:value-type="date" office:date-value="2020-07-07T22:29:46" calcext:value-type="date">
            <text:p>22:29 07.07.20</text:p>
          </table:table-cell>
          <table:table-cell table:number-columns-repeated="2" office:value-type="float" office:value="810" calcext:value-type="float">
            <text:p>81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7840" calcext:value-type="float">
            <text:p>8055784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56</text:p>
          </table:table-cell>
          <table:table-cell office:value-type="string" calcext:value-type="string">
            <text:p>Mittetulundusühing Pärnumaa Õpilasmalev</text:p>
          </table:table-cell>
          <table:table-cell/>
          <table:table-cell table:style-name="ce2" office:value-type="date" office:date-value="2020-07-07T22:18:46" calcext:value-type="date">
            <text:p>22:18 07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68133" calcext:value-type="float">
            <text:p>8016813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55</text:p>
          </table:table-cell>
          <table:table-cell office:value-type="string" calcext:value-type="string">
            <text:p>MTÜ Spordirõõm</text:p>
          </table:table-cell>
          <table:table-cell/>
          <table:table-cell table:style-name="ce2" office:value-type="date" office:date-value="2020-07-07T22:05:30.999999" calcext:value-type="date">
            <text:p>22:05 07.07.20</text:p>
          </table:table-cell>
          <table:table-cell table:number-columns-repeated="2" office:value-type="float" office:value="650" calcext:value-type="float">
            <text:p>6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92474" calcext:value-type="float">
            <text:p>8039247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54</text:p>
          </table:table-cell>
          <table:table-cell office:value-type="string" calcext:value-type="string">
            <text:p>MTÜ Spordirõõm</text:p>
          </table:table-cell>
          <table:table-cell/>
          <table:table-cell table:style-name="ce2" office:value-type="date" office:date-value="2020-07-07T22:00:58" calcext:value-type="date">
            <text:p>22:00 07.07.20</text:p>
          </table:table-cell>
          <table:table-cell table:number-columns-repeated="2" office:value-type="float" office:value="650" calcext:value-type="float">
            <text:p>6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92474" calcext:value-type="float">
            <text:p>8039247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53</text:p>
          </table:table-cell>
          <table:table-cell office:value-type="string" calcext:value-type="string">
            <text:p>MTÜ Spordirõõm</text:p>
          </table:table-cell>
          <table:table-cell/>
          <table:table-cell table:style-name="ce2" office:value-type="date" office:date-value="2020-07-07T21:45:02" calcext:value-type="date">
            <text:p>21:45 07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92474" calcext:value-type="float">
            <text:p>8039247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52</text:p>
          </table:table-cell>
          <table:table-cell office:value-type="string" calcext:value-type="string">
            <text:p>Mittetulundusühing Pärnumaa Õpilasmalev</text:p>
          </table:table-cell>
          <table:table-cell/>
          <table:table-cell table:style-name="ce2" office:value-type="date" office:date-value="2020-07-07T21:43:04.000001" calcext:value-type="date">
            <text:p>21:43 07.07.20</text:p>
          </table:table-cell>
          <table:table-cell table:number-columns-repeated="2" office:value-type="float" office:value="1800" calcext:value-type="float">
            <text:p>1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68133" calcext:value-type="float">
            <text:p>8016813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51</text:p>
          </table:table-cell>
          <table:table-cell office:value-type="string" calcext:value-type="string">
            <text:p>Nõo Korvpalliklubi</text:p>
          </table:table-cell>
          <table:table-cell/>
          <table:table-cell table:style-name="ce2" office:value-type="date" office:date-value="2020-07-07T21:36:36" calcext:value-type="date">
            <text:p>21:36 07.07.20</text:p>
          </table:table-cell>
          <table:table-cell table:number-columns-repeated="2" office:value-type="float" office:value="2376" calcext:value-type="float">
            <text:p>2 37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69500" calcext:value-type="float">
            <text:p>8016950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50</text:p>
          </table:table-cell>
          <table:table-cell office:value-type="string" calcext:value-type="string">
            <text:p>Mittetulundusühing Pärnumaa Õpilasmalev</text:p>
          </table:table-cell>
          <table:table-cell/>
          <table:table-cell table:style-name="ce2" office:value-type="date" office:date-value="2020-07-07T21:31:49" calcext:value-type="date">
            <text:p>21:31 07.07.20</text:p>
          </table:table-cell>
          <table:table-cell table:number-columns-repeated="2" office:value-type="float" office:value="1800" calcext:value-type="float">
            <text:p>1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68133" calcext:value-type="float">
            <text:p>8016813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49</text:p>
          </table:table-cell>
          <table:table-cell office:value-type="string" calcext:value-type="string">
            <text:p>Nõo Korvpalliklubi</text:p>
          </table:table-cell>
          <table:table-cell/>
          <table:table-cell table:style-name="ce2" office:value-type="date" office:date-value="2020-07-07T20:42:34" calcext:value-type="date">
            <text:p>20:42 07.07.20</text:p>
          </table:table-cell>
          <table:table-cell table:number-columns-repeated="2" office:value-type="float" office:value="1600" calcext:value-type="float">
            <text:p>1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69500" calcext:value-type="float">
            <text:p>8016950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47</text:p>
          </table:table-cell>
          <table:table-cell office:value-type="string" calcext:value-type="string">
            <text:p>Mittetulundusühing Palu Puhkajate Looduskeskus</text:p>
          </table:table-cell>
          <table:table-cell/>
          <table:table-cell table:style-name="ce2" office:value-type="date" office:date-value="2020-07-07T19:12:22.999999" calcext:value-type="date">
            <text:p>19:12 07.07.20</text:p>
          </table:table-cell>
          <table:table-cell table:number-columns-repeated="2" office:value-type="float" office:value="4200" calcext:value-type="float">
            <text:p>4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07732" calcext:value-type="float">
            <text:p>8020773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46</text:p>
          </table:table-cell>
          <table:table-cell office:value-type="string" calcext:value-type="string">
            <text:p>Mittetulundusühing Tallinna Tantsukool</text:p>
          </table:table-cell>
          <table:table-cell/>
          <table:table-cell table:style-name="ce2" office:value-type="date" office:date-value="2020-07-07T18:30:05" calcext:value-type="date">
            <text:p>18:30 07.07.20</text:p>
          </table:table-cell>
          <table:table-cell table:number-columns-repeated="2" office:value-type="float" office:value="2080" calcext:value-type="float">
            <text:p>2 0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46169" calcext:value-type="float">
            <text:p>8024616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45</text:p>
          </table:table-cell>
          <table:table-cell office:value-type="string" calcext:value-type="string">
            <text:p>Mittetulundusühing Tallinna Tantsukool</text:p>
          </table:table-cell>
          <table:table-cell/>
          <table:table-cell table:style-name="ce2" office:value-type="date" office:date-value="2020-07-07T18:08:39" calcext:value-type="date">
            <text:p>18:08 07.07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46169" calcext:value-type="float">
            <text:p>8024616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44</text:p>
          </table:table-cell>
          <table:table-cell office:value-type="string" calcext:value-type="string">
            <text:p>Mittetulundusühing Tallinna Tantsukool</text:p>
          </table:table-cell>
          <table:table-cell/>
          <table:table-cell table:style-name="ce2" office:value-type="date" office:date-value="2020-07-07T17:43:51" calcext:value-type="date">
            <text:p>17:43 07.07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46169" calcext:value-type="float">
            <text:p>8024616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43</text:p>
          </table:table-cell>
          <table:table-cell office:value-type="string" calcext:value-type="string">
            <text:p>Poksiklubi Kreenholm</text:p>
          </table:table-cell>
          <table:table-cell/>
          <table:table-cell table:style-name="ce2" office:value-type="date" office:date-value="2020-07-07T17:32:21" calcext:value-type="date">
            <text:p>17:32 07.07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9590" calcext:value-type="float">
            <text:p>8035959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42</text:p>
          </table:table-cell>
          <table:table-cell office:value-type="string" calcext:value-type="string">
            <text:p>Tartu Kristlik Risttee Kogudus</text:p>
          </table:table-cell>
          <table:table-cell/>
          <table:table-cell table:style-name="ce2" office:value-type="date" office:date-value="2020-07-07T17:26:56" calcext:value-type="date">
            <text:p>17:26 07.07.20</text:p>
          </table:table-cell>
          <table:table-cell table:number-columns-repeated="2" office:value-type="float" office:value="4700" calcext:value-type="float">
            <text:p>4 7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44986" calcext:value-type="float">
            <text:p>8024498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41</text:p>
          </table:table-cell>
          <table:table-cell office:value-type="string" calcext:value-type="string">
            <text:p>Maadlusklubi Järvamaa Matimehed</text:p>
          </table:table-cell>
          <table:table-cell/>
          <table:table-cell table:style-name="ce2" office:value-type="date" office:date-value="2020-07-07T16:37:19" calcext:value-type="date">
            <text:p>16:37 07.07.20</text:p>
          </table:table-cell>
          <table:table-cell table:number-columns-repeated="2" office:value-type="float" office:value="3500" calcext:value-type="float">
            <text:p>3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66097" calcext:value-type="float">
            <text:p>8016609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40</text:p>
          </table:table-cell>
          <table:table-cell office:value-type="string" calcext:value-type="string">
            <text:p>Judoklubi Samurai</text:p>
          </table:table-cell>
          <table:table-cell/>
          <table:table-cell table:style-name="ce2" office:value-type="date" office:date-value="2020-07-07T16:35:28" calcext:value-type="date">
            <text:p>16:35 07.07.20</text:p>
          </table:table-cell>
          <table:table-cell table:number-columns-repeated="2" office:value-type="float" office:value="6000" calcext:value-type="float">
            <text:p>6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3807" calcext:value-type="float">
            <text:p>8031380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39</text:p>
          </table:table-cell>
          <table:table-cell office:value-type="string" calcext:value-type="string">
            <text:p>Tantsuklubi Tango</text:p>
          </table:table-cell>
          <table:table-cell/>
          <table:table-cell table:style-name="ce2" office:value-type="date" office:date-value="2020-07-07T16:25:48" calcext:value-type="date">
            <text:p>16:25 07.07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12196" calcext:value-type="float">
            <text:p>8011219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38</text:p>
          </table:table-cell>
          <table:table-cell office:value-type="string" calcext:value-type="string">
            <text:p>Kose Kunstikeskus</text:p>
          </table:table-cell>
          <table:table-cell/>
          <table:table-cell table:style-name="ce2" office:value-type="date" office:date-value="2020-07-07T16:14:49" calcext:value-type="date">
            <text:p>16:14 07.07.20</text:p>
          </table:table-cell>
          <table:table-cell table:number-columns-repeated="2" office:value-type="float" office:value="6000" calcext:value-type="float">
            <text:p>6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40790" calcext:value-type="float">
            <text:p>8014079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36</text:p>
          </table:table-cell>
          <table:table-cell office:value-type="string" calcext:value-type="string">
            <text:p>Tartu Spordiselts "Kalev"</text:p>
          </table:table-cell>
          <table:table-cell/>
          <table:table-cell table:style-name="ce2" office:value-type="date" office:date-value="2020-07-07T16:08:56" calcext:value-type="date">
            <text:p>16:08 07.07.20</text:p>
          </table:table-cell>
          <table:table-cell table:number-columns-repeated="2" office:value-type="float" office:value="840" calcext:value-type="float">
            <text:p>8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8087" calcext:value-type="float">
            <text:p>800680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35</text:p>
          </table:table-cell>
          <table:table-cell office:value-type="string" calcext:value-type="string">
            <text:p>ALATSKIVI HOBUD OÜ</text:p>
          </table:table-cell>
          <table:table-cell/>
          <table:table-cell table:style-name="ce2" office:value-type="date" office:date-value="2020-07-07T15:08:28.000001" calcext:value-type="date">
            <text:p>15:08 07.07.20</text:p>
          </table:table-cell>
          <table:table-cell table:number-columns-repeated="2" office:value-type="float" office:value="1000" calcext:value-type="float">
            <text:p>1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431270" calcext:value-type="float">
            <text:p>1443127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34</text:p>
          </table:table-cell>
          <table:table-cell office:value-type="string" calcext:value-type="string">
            <text:p>LAULUSTUUDIO FA-DIEES</text:p>
          </table:table-cell>
          <table:table-cell/>
          <table:table-cell table:style-name="ce2" office:value-type="date" office:date-value="2020-07-07T15:02:05" calcext:value-type="date">
            <text:p>15:02 07.07.20</text:p>
          </table:table-cell>
          <table:table-cell table:number-columns-repeated="2" office:value-type="float" office:value="7110" calcext:value-type="float">
            <text:p>7 11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8973" calcext:value-type="float">
            <text:p>8007897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33</text:p>
          </table:table-cell>
          <table:table-cell office:value-type="string" calcext:value-type="string">
            <text:p>Mittetulundusühing NEW WAVE</text:p>
          </table:table-cell>
          <table:table-cell/>
          <table:table-cell table:style-name="ce2" office:value-type="date" office:date-value="2020-07-07T14:08:38.000001" calcext:value-type="date">
            <text:p>14:08 07.07.20</text:p>
          </table:table-cell>
          <table:table-cell table:number-columns-repeated="2" office:value-type="float" office:value="2162" calcext:value-type="float">
            <text:p>2 16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8382" calcext:value-type="float">
            <text:p>8040838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31</text:p>
          </table:table-cell>
          <table:table-cell office:value-type="string" calcext:value-type="string">
            <text:p>Pärnu Vabakooli Selts</text:p>
          </table:table-cell>
          <table:table-cell/>
          <table:table-cell table:style-name="ce2" office:value-type="date" office:date-value="2020-07-07T12:44:20" calcext:value-type="date">
            <text:p>12:44 07.07.20</text:p>
          </table:table-cell>
          <table:table-cell table:number-columns-repeated="2" office:value-type="float" office:value="5240" calcext:value-type="float">
            <text:p>5 2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02384" calcext:value-type="float">
            <text:p>8000238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30</text:p>
          </table:table-cell>
          <table:table-cell office:value-type="string" calcext:value-type="string">
            <text:p>Pärnu Vabakooli Selts</text:p>
          </table:table-cell>
          <table:table-cell/>
          <table:table-cell table:style-name="ce2" office:value-type="date" office:date-value="2020-07-07T12:42:53" calcext:value-type="date">
            <text:p>12:42 07.07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02384" calcext:value-type="float">
            <text:p>8000238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29</text:p>
          </table:table-cell>
          <table:table-cell office:value-type="string" calcext:value-type="string">
            <text:p>Mittetulundusühing Tantsutrupp Modus</text:p>
          </table:table-cell>
          <table:table-cell/>
          <table:table-cell table:style-name="ce2" office:value-type="date" office:date-value="2020-07-07T12:10:31" calcext:value-type="date">
            <text:p>12:10 07.07.20</text:p>
          </table:table-cell>
          <table:table-cell table:number-columns-repeated="2" office:value-type="float" office:value="600" calcext:value-type="float">
            <text:p>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10774" calcext:value-type="float">
            <text:p>8001077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28</text:p>
          </table:table-cell>
          <table:table-cell office:value-type="string" calcext:value-type="string">
            <text:p>Tantsuklubi Twist</text:p>
          </table:table-cell>
          <table:table-cell/>
          <table:table-cell table:style-name="ce2" office:value-type="date" office:date-value="2020-07-07T11:38:11" calcext:value-type="date">
            <text:p>11:38 07.07.20</text:p>
          </table:table-cell>
          <table:table-cell table:number-columns-repeated="2" office:value-type="float" office:value="11526" calcext:value-type="float">
            <text:p>11 52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96081" calcext:value-type="float">
            <text:p>8019608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27</text:p>
          </table:table-cell>
          <table:table-cell office:value-type="string" calcext:value-type="string">
            <text:p>MTÜ Rõõmukool</text:p>
          </table:table-cell>
          <table:table-cell/>
          <table:table-cell table:style-name="ce2" office:value-type="date" office:date-value="2020-07-07T11:23:20.000001" calcext:value-type="date">
            <text:p>11:23 07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95395" calcext:value-type="float">
            <text:p>8039539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26</text:p>
          </table:table-cell>
          <table:table-cell office:value-type="string" calcext:value-type="string">
            <text:p>Mittetulundusühing Narva Merekeskus</text:p>
          </table:table-cell>
          <table:table-cell/>
          <table:table-cell table:style-name="ce2" office:value-type="date" office:date-value="2020-07-07T11:04:41.000001" calcext:value-type="date">
            <text:p>11:04 07.07.20</text:p>
          </table:table-cell>
          <table:table-cell table:number-columns-repeated="2" office:value-type="float" office:value="2229" calcext:value-type="float">
            <text:p>2 22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3538" calcext:value-type="float">
            <text:p>8036353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25</text:p>
          </table:table-cell>
          <table:table-cell office:value-type="string" calcext:value-type="string">
            <text:p>Mittetulundusühing Narva Merekeskus</text:p>
          </table:table-cell>
          <table:table-cell/>
          <table:table-cell table:style-name="ce2" office:value-type="date" office:date-value="2020-07-07T10:51:06" calcext:value-type="date">
            <text:p>10:51 07.07.20</text:p>
          </table:table-cell>
          <table:table-cell table:number-columns-repeated="2" office:value-type="float" office:value="2412" calcext:value-type="float">
            <text:p>2 41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3538" calcext:value-type="float">
            <text:p>8036353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24</text:p>
          </table:table-cell>
          <table:table-cell office:value-type="string" calcext:value-type="string">
            <text:p>Mittetulundusühing Ökokratt</text:p>
          </table:table-cell>
          <table:table-cell/>
          <table:table-cell table:style-name="ce2" office:value-type="date" office:date-value="2020-07-07T09:07:05" calcext:value-type="date">
            <text:p>09:07 07.07.20</text:p>
          </table:table-cell>
          <table:table-cell table:number-columns-repeated="2" office:value-type="float" office:value="1800" calcext:value-type="float">
            <text:p>1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2274" calcext:value-type="float">
            <text:p>8018227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23</text:p>
          </table:table-cell>
          <table:table-cell office:value-type="string" calcext:value-type="string">
            <text:p>Tartu taekwondoklubi ALFA+</text:p>
          </table:table-cell>
          <table:table-cell/>
          <table:table-cell table:style-name="ce2" office:value-type="date" office:date-value="2020-07-07T01:10:38" calcext:value-type="date">
            <text:p>01:10 07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49184" calcext:value-type="float">
            <text:p>8004918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22</text:p>
          </table:table-cell>
          <table:table-cell office:value-type="string" calcext:value-type="string">
            <text:p>Tallinna Skaudilipkond Siil</text:p>
          </table:table-cell>
          <table:table-cell/>
          <table:table-cell table:style-name="ce2" office:value-type="date" office:date-value="2020-07-07T01:02:09.999999" calcext:value-type="date">
            <text:p>01:02 07.07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26407" calcext:value-type="float">
            <text:p>8012640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20</text:p>
          </table:table-cell>
          <table:table-cell office:value-type="string" calcext:value-type="string">
            <text:p>Tallinna Skaudilipkond Siil</text:p>
          </table:table-cell>
          <table:table-cell/>
          <table:table-cell table:style-name="ce2" office:value-type="date" office:date-value="2020-07-07T00:32:45" calcext:value-type="date">
            <text:p>00:32 07.07.20</text:p>
          </table:table-cell>
          <table:table-cell table:number-columns-repeated="2" office:value-type="float" office:value="1800" calcext:value-type="float">
            <text:p>1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26407" calcext:value-type="float">
            <text:p>8012640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19</text:p>
          </table:table-cell>
          <table:table-cell office:value-type="string" calcext:value-type="string">
            <text:p>Rouge Cafe OÜ</text:p>
          </table:table-cell>
          <table:table-cell/>
          <table:table-cell table:style-name="ce2" office:value-type="date" office:date-value="2020-07-07T00:14:27" calcext:value-type="date">
            <text:p>00:14 07.07.20</text:p>
          </table:table-cell>
          <table:table-cell table:number-columns-repeated="2" office:value-type="float" office:value="3360" calcext:value-type="float">
            <text:p>3 3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779535" calcext:value-type="float">
            <text:p>1177953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18</text:p>
          </table:table-cell>
          <table:table-cell office:value-type="string" calcext:value-type="string">
            <text:p>Koolituse Mittetulundusühing</text:p>
          </table:table-cell>
          <table:table-cell/>
          <table:table-cell table:style-name="ce2" office:value-type="date" office:date-value="2020-07-07T00:08:43" calcext:value-type="date">
            <text:p>00:08 07.07.20</text:p>
          </table:table-cell>
          <table:table-cell table:number-columns-repeated="2" office:value-type="float" office:value="4800" calcext:value-type="float">
            <text:p>4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5493" calcext:value-type="float">
            <text:p>8036549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16</text:p>
          </table:table-cell>
          <table:table-cell office:value-type="string" calcext:value-type="string">
            <text:p>Spordiklubi Lukas Basket</text:p>
          </table:table-cell>
          <table:table-cell/>
          <table:table-cell table:style-name="ce2" office:value-type="date" office:date-value="2020-07-06T23:13:39" calcext:value-type="date">
            <text:p>23:13 06.07.20</text:p>
          </table:table-cell>
          <table:table-cell table:number-columns-repeated="2" office:value-type="float" office:value="600" calcext:value-type="float">
            <text:p>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36363" calcext:value-type="float">
            <text:p>8013636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15</text:p>
          </table:table-cell>
          <table:table-cell office:value-type="string" calcext:value-type="string">
            <text:p>Koolituse Mittetulundusühing</text:p>
          </table:table-cell>
          <table:table-cell/>
          <table:table-cell table:style-name="ce2" office:value-type="date" office:date-value="2020-07-06T23:09:22" calcext:value-type="date">
            <text:p>23:09 06.07.20</text:p>
          </table:table-cell>
          <table:table-cell table:number-columns-repeated="2" office:value-type="float" office:value="3600" calcext:value-type="float">
            <text:p>3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5493" calcext:value-type="float">
            <text:p>8036549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13</text:p>
          </table:table-cell>
          <table:table-cell office:value-type="string" calcext:value-type="string">
            <text:p>Aplaus on paus OÜ</text:p>
          </table:table-cell>
          <table:table-cell/>
          <table:table-cell table:style-name="ce2" office:value-type="date" office:date-value="2020-07-06T22:02:57" calcext:value-type="date">
            <text:p>22:02 06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532350" calcext:value-type="float">
            <text:p>1453235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12</text:p>
          </table:table-cell>
          <table:table-cell office:value-type="string" calcext:value-type="string">
            <text:p>Nutigeen Ruudus MTÜ</text:p>
          </table:table-cell>
          <table:table-cell/>
          <table:table-cell table:style-name="ce2" office:value-type="date" office:date-value="2020-07-06T21:43:03" calcext:value-type="date">
            <text:p>21:43 06.07.20</text:p>
          </table:table-cell>
          <table:table-cell table:number-columns-repeated="2" office:value-type="float" office:value="1920" calcext:value-type="float">
            <text:p>1 9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18110" calcext:value-type="float">
            <text:p>8041811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11</text:p>
          </table:table-cell>
          <table:table-cell office:value-type="string" calcext:value-type="string">
            <text:p>Nutigeen OÜ</text:p>
          </table:table-cell>
          <table:table-cell/>
          <table:table-cell table:style-name="ce2" office:value-type="date" office:date-value="2020-07-06T21:04:45" calcext:value-type="date">
            <text:p>21:04 06.07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124645" calcext:value-type="float">
            <text:p>1412464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10</text:p>
          </table:table-cell>
          <table:table-cell office:value-type="string" calcext:value-type="string">
            <text:p>Optimum semper OÜ</text:p>
          </table:table-cell>
          <table:table-cell/>
          <table:table-cell table:style-name="ce2" office:value-type="date" office:date-value="2020-07-06T19:59:31" calcext:value-type="date">
            <text:p>19:59 06.07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012267" calcext:value-type="float">
            <text:p>1201226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08</text:p>
          </table:table-cell>
          <table:table-cell office:value-type="string" calcext:value-type="string">
            <text:p>Lastekaitse Liidu Lastelaagrite Osaühing</text:p>
          </table:table-cell>
          <table:table-cell/>
          <table:table-cell table:style-name="ce2" office:value-type="date" office:date-value="2020-07-06T19:07:38" calcext:value-type="date">
            <text:p>19:07 06.07.20</text:p>
          </table:table-cell>
          <table:table-cell table:number-columns-repeated="2" office:value-type="float" office:value="8000" calcext:value-type="float">
            <text:p>8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065801" calcext:value-type="float">
            <text:p>1106580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07</text:p>
          </table:table-cell>
          <table:table-cell office:value-type="string" calcext:value-type="string">
            <text:p>Mittetulundusühing Väike Tõru</text:p>
          </table:table-cell>
          <table:table-cell/>
          <table:table-cell table:style-name="ce2" office:value-type="date" office:date-value="2020-07-06T17:58:21" calcext:value-type="date">
            <text:p>17:58 06.07.20</text:p>
          </table:table-cell>
          <table:table-cell table:number-columns-repeated="2" office:value-type="float" office:value="930" calcext:value-type="float">
            <text:p>93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19859" calcext:value-type="float">
            <text:p>8041985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06</text:p>
          </table:table-cell>
          <table:table-cell office:value-type="string" calcext:value-type="string">
            <text:p>MTÜ Eesti Optimist Klassi Liit</text:p>
          </table:table-cell>
          <table:table-cell/>
          <table:table-cell table:style-name="ce2" office:value-type="date" office:date-value="2020-07-06T17:18:50" calcext:value-type="date">
            <text:p>17:18 06.07.20</text:p>
          </table:table-cell>
          <table:table-cell table:number-columns-repeated="2" office:value-type="float" office:value="2800" calcext:value-type="float">
            <text:p>2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52046" calcext:value-type="float">
            <text:p>8025204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05</text:p>
          </table:table-cell>
          <table:table-cell office:value-type="string" calcext:value-type="string">
            <text:p>Mittetulundusühing Orca Swim Club</text:p>
          </table:table-cell>
          <table:table-cell/>
          <table:table-cell table:style-name="ce2" office:value-type="date" office:date-value="2020-07-06T16:08:20" calcext:value-type="date">
            <text:p>16:08 06.07.20</text:p>
          </table:table-cell>
          <table:table-cell table:number-columns-repeated="2" office:value-type="float" office:value="10000" calcext:value-type="float">
            <text:p>10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2383" calcext:value-type="float">
            <text:p>8033238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04</text:p>
          </table:table-cell>
          <table:table-cell office:value-type="string" calcext:value-type="string">
            <text:p>SPORDIKLUBI "DO"</text:p>
          </table:table-cell>
          <table:table-cell/>
          <table:table-cell table:style-name="ce2" office:value-type="date" office:date-value="2020-07-06T16:05:47" calcext:value-type="date">
            <text:p>16:05 06.07.20</text:p>
          </table:table-cell>
          <table:table-cell table:number-columns-repeated="2" office:value-type="float" office:value="12000" calcext:value-type="float">
            <text:p>1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1098" calcext:value-type="float">
            <text:p>8005109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03</text:p>
          </table:table-cell>
          <table:table-cell office:value-type="string" calcext:value-type="string">
            <text:p>Mittetulundusühing Tantsukool Laguun</text:p>
          </table:table-cell>
          <table:table-cell/>
          <table:table-cell table:style-name="ce2" office:value-type="date" office:date-value="2020-07-06T16:01:50" calcext:value-type="date">
            <text:p>16:01 06.07.20</text:p>
          </table:table-cell>
          <table:table-cell table:number-columns-repeated="2" office:value-type="float" office:value="13500" calcext:value-type="float">
            <text:p>13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27938" calcext:value-type="float">
            <text:p>8012793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02</text:p>
          </table:table-cell>
          <table:table-cell office:value-type="string" calcext:value-type="string">
            <text:p>SPORDIKLUBI "DO"</text:p>
          </table:table-cell>
          <table:table-cell/>
          <table:table-cell table:style-name="ce2" office:value-type="date" office:date-value="2020-07-06T15:56:15" calcext:value-type="date">
            <text:p>15:56 06.07.20</text:p>
          </table:table-cell>
          <table:table-cell table:number-columns-repeated="2" office:value-type="float" office:value="2500" calcext:value-type="float">
            <text:p>2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1098" calcext:value-type="float">
            <text:p>8005109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01</text:p>
          </table:table-cell>
          <table:table-cell office:value-type="string" calcext:value-type="string">
            <text:p>MTÜ Avasta Anded</text:p>
          </table:table-cell>
          <table:table-cell/>
          <table:table-cell table:style-name="ce2" office:value-type="date" office:date-value="2020-07-06T15:52:46" calcext:value-type="date">
            <text:p>15:52 06.07.20</text:p>
          </table:table-cell>
          <table:table-cell table:number-columns-repeated="2" office:value-type="float" office:value="3200" calcext:value-type="float">
            <text:p>3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99027" calcext:value-type="float">
            <text:p>8019902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1000</text:p>
          </table:table-cell>
          <table:table-cell office:value-type="string" calcext:value-type="string">
            <text:p>SPORDIKLUBI "DO"</text:p>
          </table:table-cell>
          <table:table-cell/>
          <table:table-cell table:style-name="ce2" office:value-type="date" office:date-value="2020-07-06T15:52:31" calcext:value-type="date">
            <text:p>15:52 06.07.20</text:p>
          </table:table-cell>
          <table:table-cell table:number-columns-repeated="2" office:value-type="float" office:value="2500" calcext:value-type="float">
            <text:p>2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1098" calcext:value-type="float">
            <text:p>8005109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99</text:p>
          </table:table-cell>
          <table:table-cell office:value-type="string" calcext:value-type="string">
            <text:p>SPORDIKLUBI "DO"</text:p>
          </table:table-cell>
          <table:table-cell/>
          <table:table-cell table:style-name="ce2" office:value-type="date" office:date-value="2020-07-06T15:45:37" calcext:value-type="date">
            <text:p>15:45 06.07.20</text:p>
          </table:table-cell>
          <table:table-cell table:number-columns-repeated="2" office:value-type="float" office:value="5000" calcext:value-type="float">
            <text:p>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1098" calcext:value-type="float">
            <text:p>8005109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98</text:p>
          </table:table-cell>
          <table:table-cell office:value-type="string" calcext:value-type="string">
            <text:p>Maardu Huvikool</text:p>
          </table:table-cell>
          <table:table-cell/>
          <table:table-cell table:style-name="ce2" office:value-type="date" office:date-value="2020-07-06T15:00:30" calcext:value-type="date">
            <text:p>15:00 06.07.20</text:p>
          </table:table-cell>
          <table:table-cell table:number-columns-repeated="2" office:value-type="float" office:value="1000" calcext:value-type="float">
            <text:p>1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9000" calcext:value-type="float">
            <text:p>8055900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97</text:p>
          </table:table-cell>
          <table:table-cell office:value-type="string" calcext:value-type="string">
            <text:p>KF Suusaklubi</text:p>
          </table:table-cell>
          <table:table-cell/>
          <table:table-cell table:style-name="ce2" office:value-type="date" office:date-value="2020-07-06T14:58:44" calcext:value-type="date">
            <text:p>14:58 06.07.20</text:p>
          </table:table-cell>
          <table:table-cell table:number-columns-repeated="2" office:value-type="float" office:value="1130" calcext:value-type="float">
            <text:p>1 13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1392" calcext:value-type="float">
            <text:p>8035139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96</text:p>
          </table:table-cell>
          <table:table-cell office:value-type="string" calcext:value-type="string">
            <text:p>Judoklubi Samurai</text:p>
          </table:table-cell>
          <table:table-cell/>
          <table:table-cell table:style-name="ce2" office:value-type="date" office:date-value="2020-07-06T14:20:47.000001" calcext:value-type="date">
            <text:p>14:20 06.07.20</text:p>
          </table:table-cell>
          <table:table-cell table:number-columns-repeated="2" office:value-type="float" office:value="2700" calcext:value-type="float">
            <text:p>2 7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3807" calcext:value-type="float">
            <text:p>8031380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95</text:p>
          </table:table-cell>
          <table:table-cell office:value-type="string" calcext:value-type="string">
            <text:p>Sparta Akrobaatikaklubi</text:p>
          </table:table-cell>
          <table:table-cell/>
          <table:table-cell table:style-name="ce2" office:value-type="date" office:date-value="2020-07-06T14:20:31" calcext:value-type="date">
            <text:p>14:20 06.07.20</text:p>
          </table:table-cell>
          <table:table-cell table:number-columns-repeated="2" office:value-type="float" office:value="6000" calcext:value-type="float">
            <text:p>6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2011" calcext:value-type="float">
            <text:p>8029201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94</text:p>
          </table:table-cell>
          <table:table-cell office:value-type="string" calcext:value-type="string">
            <text:p>Judoklubi Samurai</text:p>
          </table:table-cell>
          <table:table-cell/>
          <table:table-cell table:style-name="ce2" office:value-type="date" office:date-value="2020-07-06T14:12:30" calcext:value-type="date">
            <text:p>14:12 06.07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3807" calcext:value-type="float">
            <text:p>8031380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93</text:p>
          </table:table-cell>
          <table:table-cell office:value-type="string" calcext:value-type="string">
            <text:p>ATO Spordiklubi</text:p>
          </table:table-cell>
          <table:table-cell/>
          <table:table-cell table:style-name="ce2" office:value-type="date" office:date-value="2020-07-06T14:00:53" calcext:value-type="date">
            <text:p>14:00 06.07.20</text:p>
          </table:table-cell>
          <table:table-cell table:number-columns-repeated="2" office:value-type="float" office:value="3300" calcext:value-type="float">
            <text:p>3 3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76262" calcext:value-type="float">
            <text:p>8017626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92</text:p>
          </table:table-cell>
          <table:table-cell office:value-type="string" calcext:value-type="string">
            <text:p>Türi Lastekaitse Ühing</text:p>
          </table:table-cell>
          <table:table-cell/>
          <table:table-cell table:style-name="ce2" office:value-type="date" office:date-value="2020-07-06T13:45:04" calcext:value-type="date">
            <text:p>13:45 06.07.20</text:p>
          </table:table-cell>
          <table:table-cell table:number-columns-repeated="2" office:value-type="float" office:value="3840" calcext:value-type="float">
            <text:p>3 8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03671" calcext:value-type="float">
            <text:p>8010367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91</text:p>
          </table:table-cell>
          <table:table-cell office:value-type="string" calcext:value-type="string">
            <text:p>KIVIÕLI POKSIKLUBI</text:p>
          </table:table-cell>
          <table:table-cell/>
          <table:table-cell table:style-name="ce2" office:value-type="date" office:date-value="2020-07-06T12:46:44" calcext:value-type="date">
            <text:p>12:46 06.07.20</text:p>
          </table:table-cell>
          <table:table-cell table:number-columns-repeated="2" office:value-type="float" office:value="2340" calcext:value-type="float">
            <text:p>2 3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8211" calcext:value-type="float">
            <text:p>8036821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90</text:p>
          </table:table-cell>
          <table:table-cell office:value-type="string" calcext:value-type="string">
            <text:p>Noortekeskus Viking-Tiigrid Mittetulundusühing</text:p>
          </table:table-cell>
          <table:table-cell/>
          <table:table-cell table:style-name="ce2" office:value-type="date" office:date-value="2020-07-06T11:44:21" calcext:value-type="date">
            <text:p>11:44 06.07.20</text:p>
          </table:table-cell>
          <table:table-cell table:number-columns-repeated="2" office:value-type="float" office:value="9360" calcext:value-type="float">
            <text:p>9 3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34350" calcext:value-type="float">
            <text:p>8023435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89</text:p>
          </table:table-cell>
          <table:table-cell office:value-type="string" calcext:value-type="string">
            <text:p>Mittetulundusühing Loovuslabor</text:p>
          </table:table-cell>
          <table:table-cell/>
          <table:table-cell table:style-name="ce2" office:value-type="date" office:date-value="2020-07-06T02:07:19" calcext:value-type="date">
            <text:p>02:07 06.07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9474" calcext:value-type="float">
            <text:p>8033947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88</text:p>
          </table:table-cell>
          <table:table-cell office:value-type="string" calcext:value-type="string">
            <text:p>Koolituse Mittetulundusühing</text:p>
          </table:table-cell>
          <table:table-cell/>
          <table:table-cell table:style-name="ce2" office:value-type="date" office:date-value="2020-07-05T23:44:51" calcext:value-type="date">
            <text:p>23:44 05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5493" calcext:value-type="float">
            <text:p>8036549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87</text:p>
          </table:table-cell>
          <table:table-cell office:value-type="string" calcext:value-type="string">
            <text:p>Tamsalu AO suusaklubi</text:p>
          </table:table-cell>
          <table:table-cell/>
          <table:table-cell table:style-name="ce2" office:value-type="date" office:date-value="2020-07-05T23:30:18" calcext:value-type="date">
            <text:p>23:30 05.07.20</text:p>
          </table:table-cell>
          <table:table-cell table:number-columns-repeated="2" office:value-type="float" office:value="1502" calcext:value-type="float">
            <text:p>1 50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28369" calcext:value-type="float">
            <text:p>8012836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86</text:p>
          </table:table-cell>
          <table:table-cell office:value-type="string" calcext:value-type="string">
            <text:p>Eesti Saksa Keele Õpetajate Selts</text:p>
          </table:table-cell>
          <table:table-cell/>
          <table:table-cell table:style-name="ce2" office:value-type="date" office:date-value="2020-07-05T21:31:42" calcext:value-type="date">
            <text:p>21:31 05.07.20</text:p>
          </table:table-cell>
          <table:table-cell table:number-columns-repeated="2" office:value-type="float" office:value="3200" calcext:value-type="float">
            <text:p>3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91717" calcext:value-type="float">
            <text:p>8009171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85</text:p>
          </table:table-cell>
          <table:table-cell office:value-type="string" calcext:value-type="string">
            <text:p>Koolituse Mittetulundusühing</text:p>
          </table:table-cell>
          <table:table-cell/>
          <table:table-cell table:style-name="ce2" office:value-type="date" office:date-value="2020-07-05T21:18:49.999999" calcext:value-type="date">
            <text:p>21:18 05.07.20</text:p>
          </table:table-cell>
          <table:table-cell table:number-columns-repeated="2" office:value-type="float" office:value="6000" calcext:value-type="float">
            <text:p>6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5493" calcext:value-type="float">
            <text:p>8036549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84</text:p>
          </table:table-cell>
          <table:table-cell office:value-type="string" calcext:value-type="string">
            <text:p>Mittetulundusühing Loovuslabor</text:p>
          </table:table-cell>
          <table:table-cell/>
          <table:table-cell table:style-name="ce2" office:value-type="date" office:date-value="2020-07-05T20:38:24" calcext:value-type="date">
            <text:p>20:38 05.07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9474" calcext:value-type="float">
            <text:p>8033947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83</text:p>
          </table:table-cell>
          <table:table-cell office:value-type="string" calcext:value-type="string">
            <text:p>ROBOGO MTÜ</text:p>
          </table:table-cell>
          <table:table-cell/>
          <table:table-cell table:style-name="ce2" office:value-type="date" office:date-value="2020-07-05T20:08:24" calcext:value-type="date">
            <text:p>20:08 05.07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1187" calcext:value-type="float">
            <text:p>804211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82</text:p>
          </table:table-cell>
          <table:table-cell office:value-type="string" calcext:value-type="string">
            <text:p>ROBOGO MTÜ</text:p>
          </table:table-cell>
          <table:table-cell/>
          <table:table-cell table:style-name="ce2" office:value-type="date" office:date-value="2020-07-05T20:07:59" calcext:value-type="date">
            <text:p>20:07 05.07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1187" calcext:value-type="float">
            <text:p>804211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81</text:p>
          </table:table-cell>
          <table:table-cell office:value-type="string" calcext:value-type="string">
            <text:p>ROBOGO MTÜ</text:p>
          </table:table-cell>
          <table:table-cell/>
          <table:table-cell table:style-name="ce2" office:value-type="date" office:date-value="2020-07-05T20:07:32" calcext:value-type="date">
            <text:p>20:07 05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1187" calcext:value-type="float">
            <text:p>804211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80</text:p>
          </table:table-cell>
          <table:table-cell office:value-type="string" calcext:value-type="string">
            <text:p>ROBOGO MTÜ</text:p>
          </table:table-cell>
          <table:table-cell/>
          <table:table-cell table:style-name="ce2" office:value-type="date" office:date-value="2020-07-05T20:07:07" calcext:value-type="date">
            <text:p>20:07 05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1187" calcext:value-type="float">
            <text:p>804211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79</text:p>
          </table:table-cell>
          <table:table-cell office:value-type="string" calcext:value-type="string">
            <text:p>ROBOGO MTÜ</text:p>
          </table:table-cell>
          <table:table-cell/>
          <table:table-cell table:style-name="ce2" office:value-type="date" office:date-value="2020-07-05T20:06:39" calcext:value-type="date">
            <text:p>20:06 05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1187" calcext:value-type="float">
            <text:p>804211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78</text:p>
          </table:table-cell>
          <table:table-cell office:value-type="string" calcext:value-type="string">
            <text:p>ROBOGO MTÜ</text:p>
          </table:table-cell>
          <table:table-cell/>
          <table:table-cell table:style-name="ce2" office:value-type="date" office:date-value="2020-07-05T20:06:15" calcext:value-type="date">
            <text:p>20:06 05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1187" calcext:value-type="float">
            <text:p>804211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77</text:p>
          </table:table-cell>
          <table:table-cell office:value-type="string" calcext:value-type="string">
            <text:p>ROBOGO MTÜ</text:p>
          </table:table-cell>
          <table:table-cell/>
          <table:table-cell table:style-name="ce2" office:value-type="date" office:date-value="2020-07-05T20:05:44" calcext:value-type="date">
            <text:p>20:05 05.07.20</text:p>
          </table:table-cell>
          <table:table-cell table:number-columns-repeated="2" office:value-type="float" office:value="1000" calcext:value-type="float">
            <text:p>1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1187" calcext:value-type="float">
            <text:p>804211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76</text:p>
          </table:table-cell>
          <table:table-cell office:value-type="string" calcext:value-type="string">
            <text:p>ROBOGO MTÜ</text:p>
          </table:table-cell>
          <table:table-cell/>
          <table:table-cell table:style-name="ce2" office:value-type="date" office:date-value="2020-07-05T20:05:23" calcext:value-type="date">
            <text:p>20:05 05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1187" calcext:value-type="float">
            <text:p>804211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75</text:p>
          </table:table-cell>
          <table:table-cell office:value-type="string" calcext:value-type="string">
            <text:p>ROBOGO MTÜ</text:p>
          </table:table-cell>
          <table:table-cell/>
          <table:table-cell table:style-name="ce2" office:value-type="date" office:date-value="2020-07-05T20:04:59" calcext:value-type="date">
            <text:p>20:04 05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1187" calcext:value-type="float">
            <text:p>804211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74</text:p>
          </table:table-cell>
          <table:table-cell office:value-type="string" calcext:value-type="string">
            <text:p>ROBOGO MTÜ</text:p>
          </table:table-cell>
          <table:table-cell/>
          <table:table-cell table:style-name="ce2" office:value-type="date" office:date-value="2020-07-05T20:04:41.000001" calcext:value-type="date">
            <text:p>20:04 05.07.20</text:p>
          </table:table-cell>
          <table:table-cell table:number-columns-repeated="2" office:value-type="float" office:value="1300" calcext:value-type="float">
            <text:p>1 3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1187" calcext:value-type="float">
            <text:p>804211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73</text:p>
          </table:table-cell>
          <table:table-cell office:value-type="string" calcext:value-type="string">
            <text:p>ROBOGO MTÜ</text:p>
          </table:table-cell>
          <table:table-cell/>
          <table:table-cell table:style-name="ce2" office:value-type="date" office:date-value="2020-07-05T20:04:20.000001" calcext:value-type="date">
            <text:p>20:04 05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1187" calcext:value-type="float">
            <text:p>804211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72</text:p>
          </table:table-cell>
          <table:table-cell office:value-type="string" calcext:value-type="string">
            <text:p>ROBOGO MTÜ</text:p>
          </table:table-cell>
          <table:table-cell/>
          <table:table-cell table:style-name="ce2" office:value-type="date" office:date-value="2020-07-05T20:03:54" calcext:value-type="date">
            <text:p>20:03 05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1187" calcext:value-type="float">
            <text:p>804211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71</text:p>
          </table:table-cell>
          <table:table-cell office:value-type="string" calcext:value-type="string">
            <text:p>ROBOGO MTÜ</text:p>
          </table:table-cell>
          <table:table-cell/>
          <table:table-cell table:style-name="ce2" office:value-type="date" office:date-value="2020-07-05T20:03:28" calcext:value-type="date">
            <text:p>20:03 05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1187" calcext:value-type="float">
            <text:p>804211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70</text:p>
          </table:table-cell>
          <table:table-cell office:value-type="string" calcext:value-type="string">
            <text:p>ROBOGO MTÜ</text:p>
          </table:table-cell>
          <table:table-cell/>
          <table:table-cell table:style-name="ce2" office:value-type="date" office:date-value="2020-07-05T20:02:44" calcext:value-type="date">
            <text:p>20:02 05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1187" calcext:value-type="float">
            <text:p>804211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69</text:p>
          </table:table-cell>
          <table:table-cell office:value-type="string" calcext:value-type="string">
            <text:p>ROBOGO MTÜ</text:p>
          </table:table-cell>
          <table:table-cell/>
          <table:table-cell table:style-name="ce2" office:value-type="date" office:date-value="2020-07-05T20:01:06.000001" calcext:value-type="date">
            <text:p>20:01 05.07.20</text:p>
          </table:table-cell>
          <table:table-cell table:number-columns-repeated="2" office:value-type="float" office:value="800" calcext:value-type="float">
            <text:p>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1187" calcext:value-type="float">
            <text:p>804211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68</text:p>
          </table:table-cell>
          <table:table-cell office:value-type="string" calcext:value-type="string">
            <text:p>ROBOGO MTÜ</text:p>
          </table:table-cell>
          <table:table-cell/>
          <table:table-cell table:style-name="ce2" office:value-type="date" office:date-value="2020-07-05T20:00:32" calcext:value-type="date">
            <text:p>20:00 05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1187" calcext:value-type="float">
            <text:p>804211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67</text:p>
          </table:table-cell>
          <table:table-cell office:value-type="string" calcext:value-type="string">
            <text:p>ROBOGO MTÜ</text:p>
          </table:table-cell>
          <table:table-cell/>
          <table:table-cell table:style-name="ce2" office:value-type="date" office:date-value="2020-07-05T19:59:54" calcext:value-type="date">
            <text:p>19:59 05.07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1187" calcext:value-type="float">
            <text:p>804211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66</text:p>
          </table:table-cell>
          <table:table-cell office:value-type="string" calcext:value-type="string">
            <text:p>ROBOGO MTÜ</text:p>
          </table:table-cell>
          <table:table-cell/>
          <table:table-cell table:style-name="ce2" office:value-type="date" office:date-value="2020-07-05T19:58:01" calcext:value-type="date">
            <text:p>19:58 05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1187" calcext:value-type="float">
            <text:p>804211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65</text:p>
          </table:table-cell>
          <table:table-cell office:value-type="string" calcext:value-type="string">
            <text:p>ROBOGO MTÜ</text:p>
          </table:table-cell>
          <table:table-cell/>
          <table:table-cell table:style-name="ce2" office:value-type="date" office:date-value="2020-07-05T19:57:25.999999" calcext:value-type="date">
            <text:p>19:57 05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1187" calcext:value-type="float">
            <text:p>804211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64</text:p>
          </table:table-cell>
          <table:table-cell office:value-type="string" calcext:value-type="string">
            <text:p>ROBOGO MTÜ</text:p>
          </table:table-cell>
          <table:table-cell/>
          <table:table-cell table:style-name="ce2" office:value-type="date" office:date-value="2020-07-05T19:56:47" calcext:value-type="date">
            <text:p>19:56 05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1187" calcext:value-type="float">
            <text:p>804211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63</text:p>
          </table:table-cell>
          <table:table-cell office:value-type="string" calcext:value-type="string">
            <text:p>ROBOGO MTÜ</text:p>
          </table:table-cell>
          <table:table-cell/>
          <table:table-cell table:style-name="ce2" office:value-type="date" office:date-value="2020-07-05T19:54:56" calcext:value-type="date">
            <text:p>19:54 05.07.20</text:p>
          </table:table-cell>
          <table:table-cell table:number-columns-repeated="2" office:value-type="float" office:value="1000" calcext:value-type="float">
            <text:p>1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1187" calcext:value-type="float">
            <text:p>804211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62</text:p>
          </table:table-cell>
          <table:table-cell office:value-type="string" calcext:value-type="string">
            <text:p>ROBOGO MTÜ</text:p>
          </table:table-cell>
          <table:table-cell/>
          <table:table-cell table:style-name="ce2" office:value-type="date" office:date-value="2020-07-05T19:53:40" calcext:value-type="date">
            <text:p>19:53 05.07.20</text:p>
          </table:table-cell>
          <table:table-cell table:number-columns-repeated="2" office:value-type="float" office:value="800" calcext:value-type="float">
            <text:p>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1187" calcext:value-type="float">
            <text:p>8042118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61</text:p>
          </table:table-cell>
          <table:table-cell office:value-type="string" calcext:value-type="string">
            <text:p>Spordiklubi Team Yong</text:p>
          </table:table-cell>
          <table:table-cell/>
          <table:table-cell table:style-name="ce2" office:value-type="date" office:date-value="2020-07-05T19:51:00" calcext:value-type="date">
            <text:p>19:51 05.07.20</text:p>
          </table:table-cell>
          <table:table-cell table:number-columns-repeated="2" office:value-type="float" office:value="10000" calcext:value-type="float">
            <text:p>10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2832" calcext:value-type="float">
            <text:p>8034283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60</text:p>
          </table:table-cell>
          <table:table-cell office:value-type="string" calcext:value-type="string">
            <text:p>Roosa Tank OÜ</text:p>
          </table:table-cell>
          <table:table-cell/>
          <table:table-cell table:style-name="ce2" office:value-type="date" office:date-value="2020-07-05T18:22:59" calcext:value-type="date">
            <text:p>18:22 05.07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016472" calcext:value-type="float">
            <text:p>1201647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59</text:p>
          </table:table-cell>
          <table:table-cell office:value-type="string" calcext:value-type="string">
            <text:p>Roosa Tank OÜ</text:p>
          </table:table-cell>
          <table:table-cell/>
          <table:table-cell table:style-name="ce2" office:value-type="date" office:date-value="2020-07-05T18:11:08" calcext:value-type="date">
            <text:p>18:11 05.07.20</text:p>
          </table:table-cell>
          <table:table-cell table:number-columns-repeated="2" office:value-type="float" office:value="1440" calcext:value-type="float">
            <text:p>1 4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016472" calcext:value-type="float">
            <text:p>1201647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58</text:p>
          </table:table-cell>
          <table:table-cell office:value-type="string" calcext:value-type="string">
            <text:p>Roosa Tank OÜ</text:p>
          </table:table-cell>
          <table:table-cell/>
          <table:table-cell table:style-name="ce2" office:value-type="date" office:date-value="2020-07-05T17:58:44" calcext:value-type="date">
            <text:p>17:58 05.07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016472" calcext:value-type="float">
            <text:p>1201647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57</text:p>
          </table:table-cell>
          <table:table-cell office:value-type="string" calcext:value-type="string">
            <text:p>Roosa Tank OÜ</text:p>
          </table:table-cell>
          <table:table-cell/>
          <table:table-cell table:style-name="ce2" office:value-type="date" office:date-value="2020-07-05T17:47:49" calcext:value-type="date">
            <text:p>17:47 05.07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016472" calcext:value-type="float">
            <text:p>1201647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56</text:p>
          </table:table-cell>
          <table:table-cell office:value-type="string" calcext:value-type="string">
            <text:p>B-Lingua koolitused OÜ</text:p>
          </table:table-cell>
          <table:table-cell/>
          <table:table-cell table:style-name="ce2" office:value-type="date" office:date-value="2020-07-05T15:39:18" calcext:value-type="date">
            <text:p>15:39 05.07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641760" calcext:value-type="float">
            <text:p>1464176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55</text:p>
          </table:table-cell>
          <table:table-cell office:value-type="string" calcext:value-type="string">
            <text:p>MTÜ Toolse Okkad</text:p>
          </table:table-cell>
          <table:table-cell/>
          <table:table-cell table:style-name="ce2" office:value-type="date" office:date-value="2020-07-05T15:28:00" calcext:value-type="date">
            <text:p>15:28 05.07.20</text:p>
          </table:table-cell>
          <table:table-cell table:number-columns-repeated="2" office:value-type="float" office:value="4320" calcext:value-type="float">
            <text:p>4 3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2005" calcext:value-type="float">
            <text:p>8042200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54</text:p>
          </table:table-cell>
          <table:table-cell office:value-type="string" calcext:value-type="string">
            <text:p>MTÜ Toolse Okkad</text:p>
          </table:table-cell>
          <table:table-cell/>
          <table:table-cell table:style-name="ce2" office:value-type="date" office:date-value="2020-07-05T14:51:23" calcext:value-type="date">
            <text:p>14:51 05.07.20</text:p>
          </table:table-cell>
          <table:table-cell table:number-columns-repeated="2" office:value-type="float" office:value="7200" calcext:value-type="float">
            <text:p>7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2005" calcext:value-type="float">
            <text:p>8042200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53</text:p>
          </table:table-cell>
          <table:table-cell office:value-type="string" calcext:value-type="string">
            <text:p>mittetulundusühing Valik</text:p>
          </table:table-cell>
          <table:table-cell/>
          <table:table-cell table:style-name="ce2" office:value-type="date" office:date-value="2020-07-05T14:43:17.000001" calcext:value-type="date">
            <text:p>14:43 05.07.20</text:p>
          </table:table-cell>
          <table:table-cell table:number-columns-repeated="2" office:value-type="float" office:value="5360" calcext:value-type="float">
            <text:p>5 3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59482" calcext:value-type="float">
            <text:p>8015948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52</text:p>
          </table:table-cell>
          <table:table-cell office:value-type="string" calcext:value-type="string">
            <text:p>MTÜ Toolse Okkad</text:p>
          </table:table-cell>
          <table:table-cell/>
          <table:table-cell table:style-name="ce2" office:value-type="date" office:date-value="2020-07-05T14:43:13" calcext:value-type="date">
            <text:p>14:43 05.07.20</text:p>
          </table:table-cell>
          <table:table-cell table:number-columns-repeated="2" office:value-type="float" office:value="7200" calcext:value-type="float">
            <text:p>7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2005" calcext:value-type="float">
            <text:p>8042200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51</text:p>
          </table:table-cell>
          <table:table-cell office:value-type="string" calcext:value-type="string">
            <text:p>B-Lingua koolitused OÜ</text:p>
          </table:table-cell>
          <table:table-cell/>
          <table:table-cell table:style-name="ce2" office:value-type="date" office:date-value="2020-07-05T14:35:38" calcext:value-type="date">
            <text:p>14:35 05.07.20</text:p>
          </table:table-cell>
          <table:table-cell table:number-columns-repeated="2" office:value-type="float" office:value="1400" calcext:value-type="float">
            <text:p>1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641760" calcext:value-type="float">
            <text:p>1464176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50</text:p>
          </table:table-cell>
          <table:table-cell office:value-type="string" calcext:value-type="string">
            <text:p>Lastekaitse Liidu Lastelaagrite Osaühing</text:p>
          </table:table-cell>
          <table:table-cell/>
          <table:table-cell table:style-name="ce2" office:value-type="date" office:date-value="2020-07-05T14:13:18" calcext:value-type="date">
            <text:p>14:13 05.07.20</text:p>
          </table:table-cell>
          <table:table-cell table:number-columns-repeated="2" office:value-type="float" office:value="44000" calcext:value-type="float">
            <text:p>4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1065801" calcext:value-type="float">
            <text:p>1106580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49</text:p>
          </table:table-cell>
          <table:table-cell office:value-type="string" calcext:value-type="string">
            <text:p>karateklubi Osanago</text:p>
          </table:table-cell>
          <table:table-cell/>
          <table:table-cell table:style-name="ce2" office:value-type="date" office:date-value="2020-07-05T13:03:59" calcext:value-type="date">
            <text:p>13:03 05.07.20</text:p>
          </table:table-cell>
          <table:table-cell table:number-columns-repeated="2" office:value-type="float" office:value="1260" calcext:value-type="float">
            <text:p>1 2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8549" calcext:value-type="float">
            <text:p>8031854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48</text:p>
          </table:table-cell>
          <table:table-cell office:value-type="string" calcext:value-type="string">
            <text:p>Tantsuselts Lee</text:p>
          </table:table-cell>
          <table:table-cell/>
          <table:table-cell table:style-name="ce2" office:value-type="date" office:date-value="2020-07-05T10:12:35" calcext:value-type="date">
            <text:p>10:12 05.07.20</text:p>
          </table:table-cell>
          <table:table-cell table:number-columns-repeated="2" office:value-type="float" office:value="1860" calcext:value-type="float">
            <text:p>1 8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60491" calcext:value-type="float">
            <text:p>8016049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46</text:p>
          </table:table-cell>
          <table:table-cell office:value-type="string" calcext:value-type="string">
            <text:p>MTÜ Tartu Katoliku Spordiklubi</text:p>
          </table:table-cell>
          <table:table-cell/>
          <table:table-cell table:style-name="ce2" office:value-type="date" office:date-value="2020-07-04T23:05:29" calcext:value-type="date">
            <text:p>23:05 04.07.20</text:p>
          </table:table-cell>
          <table:table-cell table:number-columns-repeated="2" office:value-type="float" office:value="3605" calcext:value-type="float">
            <text:p>3 60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9048" calcext:value-type="float">
            <text:p>8037904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45</text:p>
          </table:table-cell>
          <table:table-cell office:value-type="string" calcext:value-type="string">
            <text:p>Maardu Huvikool</text:p>
          </table:table-cell>
          <table:table-cell/>
          <table:table-cell table:style-name="ce2" office:value-type="date" office:date-value="2020-07-04T17:46:01.000001" calcext:value-type="date">
            <text:p>17:46 04.07.20</text:p>
          </table:table-cell>
          <table:table-cell table:number-columns-repeated="2" office:value-type="float" office:value="1000" calcext:value-type="float">
            <text:p>1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9000" calcext:value-type="float">
            <text:p>8055900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44</text:p>
          </table:table-cell>
          <table:table-cell office:value-type="string" calcext:value-type="string">
            <text:p>Dronootika Erahuvikool OÜ</text:p>
          </table:table-cell>
          <table:table-cell/>
          <table:table-cell table:style-name="ce2" office:value-type="date" office:date-value="2020-07-04T16:30:35" calcext:value-type="date">
            <text:p>16:30 04.07.20</text:p>
          </table:table-cell>
          <table:table-cell table:number-columns-repeated="2" office:value-type="float" office:value="900" calcext:value-type="float">
            <text:p>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497493" calcext:value-type="float">
            <text:p>1449749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43</text:p>
          </table:table-cell>
          <table:table-cell office:value-type="string" calcext:value-type="string">
            <text:p>Dronootika Erahuvikool OÜ</text:p>
          </table:table-cell>
          <table:table-cell/>
          <table:table-cell table:style-name="ce2" office:value-type="date" office:date-value="2020-07-04T15:58:49" calcext:value-type="date">
            <text:p>15:58 04.07.20</text:p>
          </table:table-cell>
          <table:table-cell table:number-columns-repeated="2" office:value-type="float" office:value="720" calcext:value-type="float">
            <text:p>7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497493" calcext:value-type="float">
            <text:p>1449749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42</text:p>
          </table:table-cell>
          <table:table-cell office:value-type="string" calcext:value-type="string">
            <text:p>Laulu- ja Liikumisstuudio Mariel</text:p>
          </table:table-cell>
          <table:table-cell/>
          <table:table-cell table:style-name="ce2" office:value-type="date" office:date-value="2020-07-04T15:48:27" calcext:value-type="date">
            <text:p>15:48 04.07.20</text:p>
          </table:table-cell>
          <table:table-cell table:number-columns-repeated="2" office:value-type="float" office:value="1920" calcext:value-type="float">
            <text:p>1 9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82021" calcext:value-type="float">
            <text:p>8018202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41</text:p>
          </table:table-cell>
          <table:table-cell office:value-type="string" calcext:value-type="string">
            <text:p>Jalgpalliklubi "Merkuur-Juunior"</text:p>
          </table:table-cell>
          <table:table-cell/>
          <table:table-cell table:style-name="ce2" office:value-type="date" office:date-value="2020-07-04T14:27:47.000001" calcext:value-type="date">
            <text:p>14:27 04.07.20</text:p>
          </table:table-cell>
          <table:table-cell table:number-columns-repeated="2" office:value-type="float" office:value="3426" calcext:value-type="float">
            <text:p>3 42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93151" calcext:value-type="float">
            <text:p>8009315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40</text:p>
          </table:table-cell>
          <table:table-cell office:value-type="string" calcext:value-type="string">
            <text:p>Vas Consulting MTÜ</text:p>
          </table:table-cell>
          <table:table-cell/>
          <table:table-cell table:style-name="ce2" office:value-type="date" office:date-value="2020-07-04T13:31:36.999999" calcext:value-type="date">
            <text:p>13:31 04.07.20</text:p>
          </table:table-cell>
          <table:table-cell table:number-columns-repeated="2" office:value-type="float" office:value="1000" calcext:value-type="float">
            <text:p>1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74761" calcext:value-type="float">
            <text:p>8057476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39</text:p>
          </table:table-cell>
          <table:table-cell office:value-type="string" calcext:value-type="string">
            <text:p>Mittetulundusühing Evestuudio</text:p>
          </table:table-cell>
          <table:table-cell/>
          <table:table-cell table:style-name="ce2" office:value-type="date" office:date-value="2020-07-04T13:04:36" calcext:value-type="date">
            <text:p>13:04 04.07.20</text:p>
          </table:table-cell>
          <table:table-cell table:number-columns-repeated="2" office:value-type="float" office:value="960" calcext:value-type="float">
            <text:p>9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34094" calcext:value-type="float">
            <text:p>8003409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38</text:p>
          </table:table-cell>
          <table:table-cell office:value-type="string" calcext:value-type="string">
            <text:p>Aplaus on paus OÜ</text:p>
          </table:table-cell>
          <table:table-cell/>
          <table:table-cell table:style-name="ce2" office:value-type="date" office:date-value="2020-07-04T12:20:55" calcext:value-type="date">
            <text:p>12:20 04.07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532350" calcext:value-type="float">
            <text:p>1453235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37</text:p>
          </table:table-cell>
          <table:table-cell office:value-type="string" calcext:value-type="string">
            <text:p>Aplaus on paus OÜ</text:p>
          </table:table-cell>
          <table:table-cell/>
          <table:table-cell table:style-name="ce2" office:value-type="date" office:date-value="2020-07-04T12:10:22" calcext:value-type="date">
            <text:p>12:10 04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532350" calcext:value-type="float">
            <text:p>1453235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36</text:p>
          </table:table-cell>
          <table:table-cell office:value-type="string" calcext:value-type="string">
            <text:p>Maare Sport Mittetulundusühing</text:p>
          </table:table-cell>
          <table:table-cell/>
          <table:table-cell table:style-name="ce2" office:value-type="date" office:date-value="2020-07-04T08:47:06" calcext:value-type="date">
            <text:p>08:47 04.07.20</text:p>
          </table:table-cell>
          <table:table-cell table:number-columns-repeated="2" office:value-type="float" office:value="3252" calcext:value-type="float">
            <text:p>3 25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3543" calcext:value-type="float">
            <text:p>8033354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35</text:p>
          </table:table-cell>
          <table:table-cell office:value-type="string" calcext:value-type="string">
            <text:p>Maare Sport Mittetulundusühing</text:p>
          </table:table-cell>
          <table:table-cell/>
          <table:table-cell table:style-name="ce2" office:value-type="date" office:date-value="2020-07-04T08:36:38" calcext:value-type="date">
            <text:p>08:36 04.07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3543" calcext:value-type="float">
            <text:p>8033354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34</text:p>
          </table:table-cell>
          <table:table-cell office:value-type="string" calcext:value-type="string">
            <text:p>MTÜ Tantsuklubi V.A.T Stuudio</text:p>
          </table:table-cell>
          <table:table-cell/>
          <table:table-cell table:style-name="ce2" office:value-type="date" office:date-value="2020-07-03T22:39:17" calcext:value-type="date">
            <text:p>22:39 03.07.20</text:p>
          </table:table-cell>
          <table:table-cell table:number-columns-repeated="2" office:value-type="float" office:value="2200" calcext:value-type="float">
            <text:p>2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0633" calcext:value-type="float">
            <text:p>8037063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33</text:p>
          </table:table-cell>
          <table:table-cell office:value-type="string" calcext:value-type="string">
            <text:p>Mittetulundusühing Caaro SK</text:p>
          </table:table-cell>
          <table:table-cell/>
          <table:table-cell table:style-name="ce2" office:value-type="date" office:date-value="2020-07-03T22:12:17" calcext:value-type="date">
            <text:p>22:12 03.07.20</text:p>
          </table:table-cell>
          <table:table-cell table:number-columns-repeated="2" office:value-type="float" office:value="6000" calcext:value-type="float">
            <text:p>6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7244" calcext:value-type="float">
            <text:p>8042724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32</text:p>
          </table:table-cell>
          <table:table-cell office:value-type="string" calcext:value-type="string">
            <text:p>Käsipalliklubi HC Tallinn</text:p>
          </table:table-cell>
          <table:table-cell/>
          <table:table-cell table:style-name="ce2" office:value-type="date" office:date-value="2020-07-03T19:07:43" calcext:value-type="date">
            <text:p>19:07 03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5128" calcext:value-type="float">
            <text:p>8033512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31</text:p>
          </table:table-cell>
          <table:table-cell office:value-type="string" calcext:value-type="string">
            <text:p>Käsipalliklubi HC Tallinn</text:p>
          </table:table-cell>
          <table:table-cell/>
          <table:table-cell table:style-name="ce2" office:value-type="date" office:date-value="2020-07-03T19:02:28" calcext:value-type="date">
            <text:p>19:02 03.07.20</text:p>
          </table:table-cell>
          <table:table-cell table:number-columns-repeated="2" office:value-type="float" office:value="12000" calcext:value-type="float">
            <text:p>1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5128" calcext:value-type="float">
            <text:p>8033512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30</text:p>
          </table:table-cell>
          <table:table-cell office:value-type="string" calcext:value-type="string">
            <text:p>Mittetulundusühing Orissaare Sport</text:p>
          </table:table-cell>
          <table:table-cell/>
          <table:table-cell table:style-name="ce2" office:value-type="date" office:date-value="2020-07-03T18:58:08" calcext:value-type="date">
            <text:p>18:58 03.07.20</text:p>
          </table:table-cell>
          <table:table-cell table:number-columns-repeated="2" office:value-type="float" office:value="600" calcext:value-type="float">
            <text:p>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2638" calcext:value-type="float">
            <text:p>8033263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29</text:p>
          </table:table-cell>
          <table:table-cell office:value-type="string" calcext:value-type="string">
            <text:p>Käsipalliklubi HC Tallinn</text:p>
          </table:table-cell>
          <table:table-cell/>
          <table:table-cell table:style-name="ce2" office:value-type="date" office:date-value="2020-07-03T18:50:59" calcext:value-type="date">
            <text:p>18:50 03.07.20</text:p>
          </table:table-cell>
          <table:table-cell table:number-columns-repeated="2" office:value-type="float" office:value="4800" calcext:value-type="float">
            <text:p>4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5128" calcext:value-type="float">
            <text:p>8033512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28</text:p>
          </table:table-cell>
          <table:table-cell office:value-type="string" calcext:value-type="string">
            <text:p>Käsipalliklubi HC Tallinn</text:p>
          </table:table-cell>
          <table:table-cell/>
          <table:table-cell table:style-name="ce2" office:value-type="date" office:date-value="2020-07-03T18:14:28" calcext:value-type="date">
            <text:p>18:14 03.07.20</text:p>
          </table:table-cell>
          <table:table-cell table:number-columns-repeated="2" office:value-type="float" office:value="5000" calcext:value-type="float">
            <text:p>5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5128" calcext:value-type="float">
            <text:p>8033512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27</text:p>
          </table:table-cell>
          <table:table-cell office:value-type="string" calcext:value-type="string">
            <text:p>SILLAMÄE JALGPALLIKLUBI DINA</text:p>
          </table:table-cell>
          <table:table-cell/>
          <table:table-cell table:style-name="ce2" office:value-type="date" office:date-value="2020-07-03T15:30:40" calcext:value-type="date">
            <text:p>15:30 03.07.20</text:p>
          </table:table-cell>
          <table:table-cell table:number-columns-repeated="2" office:value-type="float" office:value="1040" calcext:value-type="float">
            <text:p>1 0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3725" calcext:value-type="float">
            <text:p>8034372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26</text:p>
          </table:table-cell>
          <table:table-cell office:value-type="string" calcext:value-type="string">
            <text:p>Mittetulundusühing Narva Merekeskus</text:p>
          </table:table-cell>
          <table:table-cell/>
          <table:table-cell table:style-name="ce2" office:value-type="date" office:date-value="2020-07-03T14:57:04" calcext:value-type="date">
            <text:p>14:57 03.07.20</text:p>
          </table:table-cell>
          <table:table-cell table:number-columns-repeated="2" office:value-type="float" office:value="1706" calcext:value-type="float">
            <text:p>1 706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3538" calcext:value-type="float">
            <text:p>8036353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25</text:p>
          </table:table-cell>
          <table:table-cell office:value-type="string" calcext:value-type="string">
            <text:p>Mittetulundusühing Narva Merekeskus</text:p>
          </table:table-cell>
          <table:table-cell/>
          <table:table-cell table:style-name="ce2" office:value-type="date" office:date-value="2020-07-03T14:43:58" calcext:value-type="date">
            <text:p>14:43 03.07.20</text:p>
          </table:table-cell>
          <table:table-cell table:number-columns-repeated="2" office:value-type="float" office:value="1898" calcext:value-type="float">
            <text:p>1 89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3538" calcext:value-type="float">
            <text:p>8036353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24</text:p>
          </table:table-cell>
          <table:table-cell office:value-type="string" calcext:value-type="string">
            <text:p>Mittetulundusühing Tiigisaare</text:p>
          </table:table-cell>
          <table:table-cell/>
          <table:table-cell table:style-name="ce2" office:value-type="date" office:date-value="2020-07-03T13:53:47" calcext:value-type="date">
            <text:p>13:53 03.07.20</text:p>
          </table:table-cell>
          <table:table-cell table:number-columns-repeated="2" office:value-type="float" office:value="3200" calcext:value-type="float">
            <text:p>3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37029" calcext:value-type="float">
            <text:p>8023702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23</text:p>
          </table:table-cell>
          <table:table-cell office:value-type="string" calcext:value-type="string">
            <text:p>NARVA ILUVÕIMLEMISE KLUBI FOUETTE</text:p>
          </table:table-cell>
          <table:table-cell/>
          <table:table-cell table:style-name="ce2" office:value-type="date" office:date-value="2020-07-03T13:50:49" calcext:value-type="date">
            <text:p>13:50 03.07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82756" calcext:value-type="float">
            <text:p>8008275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22</text:p>
          </table:table-cell>
          <table:table-cell office:value-type="string" calcext:value-type="string">
            <text:p>Spordiklubi Sintai-S</text:p>
          </table:table-cell>
          <table:table-cell/>
          <table:table-cell table:style-name="ce2" office:value-type="date" office:date-value="2020-07-03T13:40:36" calcext:value-type="date">
            <text:p>13:40 03.07.20</text:p>
          </table:table-cell>
          <table:table-cell table:number-columns-repeated="2" office:value-type="float" office:value="20000" calcext:value-type="float">
            <text:p>20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85766" calcext:value-type="float">
            <text:p>8008576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21</text:p>
          </table:table-cell>
          <table:table-cell office:value-type="string" calcext:value-type="string">
            <text:p>Mittetulundusühing Tiigisaare</text:p>
          </table:table-cell>
          <table:table-cell/>
          <table:table-cell table:style-name="ce2" office:value-type="date" office:date-value="2020-07-03T13:15:54" calcext:value-type="date">
            <text:p>13:15 03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37029" calcext:value-type="float">
            <text:p>8023702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20</text:p>
          </table:table-cell>
          <table:table-cell office:value-type="string" calcext:value-type="string">
            <text:p>Saue Linna Lastekaitse Ühing</text:p>
          </table:table-cell>
          <table:table-cell/>
          <table:table-cell table:style-name="ce2" office:value-type="date" office:date-value="2020-07-03T11:22:03" calcext:value-type="date">
            <text:p>11:22 03.07.20</text:p>
          </table:table-cell>
          <table:table-cell table:number-columns-repeated="2" office:value-type="float" office:value="2880" calcext:value-type="float">
            <text:p>2 8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06221" calcext:value-type="float">
            <text:p>8010622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19</text:p>
          </table:table-cell>
          <table:table-cell office:value-type="string" calcext:value-type="string">
            <text:p>Nõmme Spordiklubi</text:p>
          </table:table-cell>
          <table:table-cell/>
          <table:table-cell table:style-name="ce2" office:value-type="date" office:date-value="2020-07-03T11:00:19" calcext:value-type="date">
            <text:p>11:00 03.07.20</text:p>
          </table:table-cell>
          <table:table-cell table:number-columns-repeated="2" office:value-type="float" office:value="28000" calcext:value-type="float">
            <text:p>28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40599" calcext:value-type="float">
            <text:p>8014059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18</text:p>
          </table:table-cell>
          <table:table-cell office:value-type="string" calcext:value-type="string">
            <text:p>OÜ Rohemaja</text:p>
          </table:table-cell>
          <table:table-cell/>
          <table:table-cell table:style-name="ce2" office:value-type="date" office:date-value="2020-07-03T07:04:19" calcext:value-type="date">
            <text:p>07:04 03.07.20</text:p>
          </table:table-cell>
          <table:table-cell table:number-columns-repeated="2" office:value-type="float" office:value="1800" calcext:value-type="float">
            <text:p>1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402802" calcext:value-type="float">
            <text:p>1440280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17</text:p>
          </table:table-cell>
          <table:table-cell office:value-type="string" calcext:value-type="string">
            <text:p>Mittetulundusühing Roosiõis</text:p>
          </table:table-cell>
          <table:table-cell/>
          <table:table-cell table:style-name="ce2" office:value-type="date" office:date-value="2020-07-03T01:14:05" calcext:value-type="date">
            <text:p>01:14 03.07.20</text:p>
          </table:table-cell>
          <table:table-cell table:number-columns-repeated="2" office:value-type="float" office:value="1800" calcext:value-type="float">
            <text:p>1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6504" calcext:value-type="float">
            <text:p>8031650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16</text:p>
          </table:table-cell>
          <table:table-cell office:value-type="string" calcext:value-type="string">
            <text:p>Mittetulundusühing Roosiõis</text:p>
          </table:table-cell>
          <table:table-cell/>
          <table:table-cell table:style-name="ce2" office:value-type="date" office:date-value="2020-07-03T00:14:43" calcext:value-type="date">
            <text:p>00:14 03.07.20</text:p>
          </table:table-cell>
          <table:table-cell table:number-columns-repeated="2" office:value-type="float" office:value="1700" calcext:value-type="float">
            <text:p>1 7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16504" calcext:value-type="float">
            <text:p>8031650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15</text:p>
          </table:table-cell>
          <table:table-cell office:value-type="string" calcext:value-type="string">
            <text:p>Mittetulundusühing VitaTiim</text:p>
          </table:table-cell>
          <table:table-cell/>
          <table:table-cell table:style-name="ce2" office:value-type="date" office:date-value="2020-07-03T00:01:48" calcext:value-type="date">
            <text:p>00:01 03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58801" calcext:value-type="float">
            <text:p>8025880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14</text:p>
          </table:table-cell>
          <table:table-cell office:value-type="string" calcext:value-type="string">
            <text:p>Mittetulundusühing VitaTiim</text:p>
          </table:table-cell>
          <table:table-cell/>
          <table:table-cell table:style-name="ce2" office:value-type="date" office:date-value="2020-07-02T23:11:27.000001" calcext:value-type="date">
            <text:p>23:11 02.07.20</text:p>
          </table:table-cell>
          <table:table-cell table:number-columns-repeated="2" office:value-type="float" office:value="1920" calcext:value-type="float">
            <text:p>1 9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58801" calcext:value-type="float">
            <text:p>8025880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12</text:p>
          </table:table-cell>
          <table:table-cell office:value-type="string" calcext:value-type="string">
            <text:p>Maardu Huvikool</text:p>
          </table:table-cell>
          <table:table-cell/>
          <table:table-cell table:style-name="ce2" office:value-type="date" office:date-value="2020-07-02T19:46:25" calcext:value-type="date">
            <text:p>19:46 02.07.20</text:p>
          </table:table-cell>
          <table:table-cell table:number-columns-repeated="2" office:value-type="float" office:value="1000" calcext:value-type="float">
            <text:p>1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9000" calcext:value-type="float">
            <text:p>8055900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11</text:p>
          </table:table-cell>
          <table:table-cell office:value-type="string" calcext:value-type="string">
            <text:p>Noortekeskus Viking-Tiigrid Mittetulundusühing</text:p>
          </table:table-cell>
          <table:table-cell/>
          <table:table-cell table:style-name="ce2" office:value-type="date" office:date-value="2020-07-02T18:54:08" calcext:value-type="date">
            <text:p>18:54 02.07.20</text:p>
          </table:table-cell>
          <table:table-cell table:number-columns-repeated="2" office:value-type="float" office:value="11700" calcext:value-type="float">
            <text:p>11 7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34350" calcext:value-type="float">
            <text:p>8023435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10</text:p>
          </table:table-cell>
          <table:table-cell office:value-type="string" calcext:value-type="string">
            <text:p>Noortekeskus Viking-Tiigrid Mittetulundusühing</text:p>
          </table:table-cell>
          <table:table-cell/>
          <table:table-cell table:style-name="ce2" office:value-type="date" office:date-value="2020-07-02T18:47:56" calcext:value-type="date">
            <text:p>18:47 02.07.20</text:p>
          </table:table-cell>
          <table:table-cell table:number-columns-repeated="2" office:value-type="float" office:value="9360" calcext:value-type="float">
            <text:p>9 3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34350" calcext:value-type="float">
            <text:p>8023435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09</text:p>
          </table:table-cell>
          <table:table-cell office:value-type="string" calcext:value-type="string">
            <text:p>Spordiklubi Haapsalu</text:p>
          </table:table-cell>
          <table:table-cell/>
          <table:table-cell table:style-name="ce2" office:value-type="date" office:date-value="2020-07-02T16:29:46" calcext:value-type="date">
            <text:p>16:29 02.07.20</text:p>
          </table:table-cell>
          <table:table-cell table:number-columns-repeated="2" office:value-type="float" office:value="6400" calcext:value-type="float">
            <text:p>6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97901" calcext:value-type="float">
            <text:p>8009790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08</text:p>
          </table:table-cell>
          <table:table-cell office:value-type="string" calcext:value-type="string">
            <text:p>Noortekeskus Viking-Tiigrid Mittetulundusühing</text:p>
          </table:table-cell>
          <table:table-cell/>
          <table:table-cell table:style-name="ce2" office:value-type="date" office:date-value="2020-07-02T15:05:05" calcext:value-type="date">
            <text:p>15:05 02.07.20</text:p>
          </table:table-cell>
          <table:table-cell table:number-columns-repeated="2" office:value-type="float" office:value="11700" calcext:value-type="float">
            <text:p>11 7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34350" calcext:value-type="float">
            <text:p>8023435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07</text:p>
          </table:table-cell>
          <table:table-cell office:value-type="string" calcext:value-type="string">
            <text:p>Maardu Huvikool</text:p>
          </table:table-cell>
          <table:table-cell/>
          <table:table-cell table:style-name="ce2" office:value-type="date" office:date-value="2020-07-02T14:33:21" calcext:value-type="date">
            <text:p>14:33 02.07.20</text:p>
          </table:table-cell>
          <table:table-cell table:number-columns-repeated="2" office:value-type="float" office:value="1000" calcext:value-type="float">
            <text:p>1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9000" calcext:value-type="float">
            <text:p>8055900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06</text:p>
          </table:table-cell>
          <table:table-cell office:value-type="string" calcext:value-type="string">
            <text:p>MTÜ Mercy Center Narva</text:p>
          </table:table-cell>
          <table:table-cell/>
          <table:table-cell table:style-name="ce2" office:value-type="date" office:date-value="2020-07-02T13:53:28" calcext:value-type="date">
            <text:p>13:53 02.07.20</text:p>
          </table:table-cell>
          <table:table-cell table:number-columns-repeated="2" office:value-type="float" office:value="3483" calcext:value-type="float">
            <text:p>3 483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1180" calcext:value-type="float">
            <text:p>8055118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05</text:p>
          </table:table-cell>
          <table:table-cell office:value-type="string" calcext:value-type="string">
            <text:p>MTÜ Liikumiskunst</text:p>
          </table:table-cell>
          <table:table-cell/>
          <table:table-cell table:style-name="ce2" office:value-type="date" office:date-value="2020-07-02T12:56:51" calcext:value-type="date">
            <text:p>12:56 02.07.20</text:p>
          </table:table-cell>
          <table:table-cell table:number-columns-repeated="2" office:value-type="float" office:value="8000" calcext:value-type="float">
            <text:p>8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48338" calcext:value-type="float">
            <text:p>8054833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04</text:p>
          </table:table-cell>
          <table:table-cell office:value-type="string" calcext:value-type="string">
            <text:p>SPORDIKLUBI HC TALLAS</text:p>
          </table:table-cell>
          <table:table-cell/>
          <table:table-cell table:style-name="ce2" office:value-type="date" office:date-value="2020-07-02T12:39:48" calcext:value-type="date">
            <text:p>12:39 02.07.20</text:p>
          </table:table-cell>
          <table:table-cell table:number-columns-repeated="2" office:value-type="float" office:value="4400" calcext:value-type="float">
            <text:p>4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22688" calcext:value-type="float">
            <text:p>8002268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03</text:p>
          </table:table-cell>
          <table:table-cell office:value-type="string" calcext:value-type="string">
            <text:p>mittetulundusühing Ligrid</text:p>
          </table:table-cell>
          <table:table-cell/>
          <table:table-cell table:style-name="ce2" office:value-type="date" office:date-value="2020-07-02T12:29:42" calcext:value-type="date">
            <text:p>12:29 02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03349" calcext:value-type="float">
            <text:p>8020334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02</text:p>
          </table:table-cell>
          <table:table-cell office:value-type="string" calcext:value-type="string">
            <text:p>MTÜ Liikumiskunst</text:p>
          </table:table-cell>
          <table:table-cell/>
          <table:table-cell table:style-name="ce2" office:value-type="date" office:date-value="2020-07-02T12:29:00" calcext:value-type="date">
            <text:p>12:29 02.07.20</text:p>
          </table:table-cell>
          <table:table-cell table:number-columns-repeated="2" office:value-type="float" office:value="8000" calcext:value-type="float">
            <text:p>8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48338" calcext:value-type="float">
            <text:p>8054833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01</text:p>
          </table:table-cell>
          <table:table-cell office:value-type="string" calcext:value-type="string">
            <text:p>SPORDIKLUBI HC TALLAS</text:p>
          </table:table-cell>
          <table:table-cell/>
          <table:table-cell table:style-name="ce2" office:value-type="date" office:date-value="2020-07-02T12:27:07" calcext:value-type="date">
            <text:p>12:27 02.07.20</text:p>
          </table:table-cell>
          <table:table-cell table:number-columns-repeated="2" office:value-type="float" office:value="4800" calcext:value-type="float">
            <text:p>4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22688" calcext:value-type="float">
            <text:p>8002268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900</text:p>
          </table:table-cell>
          <table:table-cell office:value-type="string" calcext:value-type="string">
            <text:p>mittetulundusühing Ligrid</text:p>
          </table:table-cell>
          <table:table-cell/>
          <table:table-cell table:style-name="ce2" office:value-type="date" office:date-value="2020-07-02T12:16:39" calcext:value-type="date">
            <text:p>12:16 02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03349" calcext:value-type="float">
            <text:p>8020334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99</text:p>
          </table:table-cell>
          <table:table-cell office:value-type="string" calcext:value-type="string">
            <text:p>Spordiklubi Altia</text:p>
          </table:table-cell>
          <table:table-cell/>
          <table:table-cell table:style-name="ce2" office:value-type="date" office:date-value="2020-07-02T10:17:06" calcext:value-type="date">
            <text:p>10:17 02.07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22441" calcext:value-type="float">
            <text:p>8032244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98</text:p>
          </table:table-cell>
          <table:table-cell office:value-type="string" calcext:value-type="string">
            <text:p>Mittetulundusühing Desiree Tantsustuudio</text:p>
          </table:table-cell>
          <table:table-cell/>
          <table:table-cell table:style-name="ce2" office:value-type="date" office:date-value="2020-07-02T00:41:03" calcext:value-type="date">
            <text:p>00:41 02.07.20</text:p>
          </table:table-cell>
          <table:table-cell table:number-columns-repeated="2" office:value-type="float" office:value="1600" calcext:value-type="float">
            <text:p>1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0715" calcext:value-type="float">
            <text:p>8034071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97</text:p>
          </table:table-cell>
          <table:table-cell office:value-type="string" calcext:value-type="string">
            <text:p>MTÜ SK KATI</text:p>
          </table:table-cell>
          <table:table-cell/>
          <table:table-cell table:style-name="ce2" office:value-type="date" office:date-value="2020-07-01T21:35:57" calcext:value-type="date">
            <text:p>21:35 01.07.20</text:p>
          </table:table-cell>
          <table:table-cell table:number-columns-repeated="2" office:value-type="float" office:value="445" calcext:value-type="float">
            <text:p>44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8057" calcext:value-type="float">
            <text:p>8040805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96</text:p>
          </table:table-cell>
          <table:table-cell office:value-type="string" calcext:value-type="string">
            <text:p>Mittetulundusühing Tiigisaare</text:p>
          </table:table-cell>
          <table:table-cell/>
          <table:table-cell table:style-name="ce2" office:value-type="date" office:date-value="2020-07-01T21:28:07" calcext:value-type="date">
            <text:p>21:28 01.07.20</text:p>
          </table:table-cell>
          <table:table-cell table:number-columns-repeated="2" office:value-type="float" office:value="1920" calcext:value-type="float">
            <text:p>1 9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37029" calcext:value-type="float">
            <text:p>8023702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95</text:p>
          </table:table-cell>
          <table:table-cell office:value-type="string" calcext:value-type="string">
            <text:p>Linnaaluste küla perenaiste selts</text:p>
          </table:table-cell>
          <table:table-cell/>
          <table:table-cell table:style-name="ce2" office:value-type="date" office:date-value="2020-07-01T20:54:24" calcext:value-type="date">
            <text:p>20:54 01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13276" calcext:value-type="float">
            <text:p>8021327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94</text:p>
          </table:table-cell>
          <table:table-cell office:value-type="string" calcext:value-type="string">
            <text:p>Linnaaluste küla perenaiste selts</text:p>
          </table:table-cell>
          <table:table-cell/>
          <table:table-cell table:style-name="ce2" office:value-type="date" office:date-value="2020-07-01T20:40:38.000001" calcext:value-type="date">
            <text:p>20:40 01.07.20</text:p>
          </table:table-cell>
          <table:table-cell table:number-columns-repeated="2" office:value-type="float" office:value="2400" calcext:value-type="float">
            <text:p>2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13276" calcext:value-type="float">
            <text:p>8021327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93</text:p>
          </table:table-cell>
          <table:table-cell office:value-type="string" calcext:value-type="string">
            <text:p>TÜRI SPORDIKLUBIDE LIIT</text:p>
          </table:table-cell>
          <table:table-cell/>
          <table:table-cell table:style-name="ce2" office:value-type="date" office:date-value="2020-07-01T20:29:31" calcext:value-type="date">
            <text:p>20:29 01.07.20</text:p>
          </table:table-cell>
          <table:table-cell table:number-columns-repeated="2" office:value-type="float" office:value="1350" calcext:value-type="float">
            <text:p>1 3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49061" calcext:value-type="float">
            <text:p>8004906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92</text:p>
          </table:table-cell>
          <table:table-cell office:value-type="string" calcext:value-type="string">
            <text:p>OÜ Keelte Kodu</text:p>
          </table:table-cell>
          <table:table-cell/>
          <table:table-cell table:style-name="ce2" office:value-type="date" office:date-value="2020-07-01T17:59:01.000001" calcext:value-type="date">
            <text:p>17:59 01.07.20</text:p>
          </table:table-cell>
          <table:table-cell table:number-columns-repeated="2" office:value-type="float" office:value="1275" calcext:value-type="float">
            <text:p>1 27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836703" calcext:value-type="float">
            <text:p>1283670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91</text:p>
          </table:table-cell>
          <table:table-cell office:value-type="string" calcext:value-type="string">
            <text:p>OÜ Keelte Kodu</text:p>
          </table:table-cell>
          <table:table-cell/>
          <table:table-cell table:style-name="ce2" office:value-type="date" office:date-value="2020-07-01T17:23:30" calcext:value-type="date">
            <text:p>17:23 01.07.20</text:p>
          </table:table-cell>
          <table:table-cell table:number-columns-repeated="2" office:value-type="float" office:value="1040" calcext:value-type="float">
            <text:p>1 0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836703" calcext:value-type="float">
            <text:p>1283670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90</text:p>
          </table:table-cell>
          <table:table-cell office:value-type="string" calcext:value-type="string">
            <text:p>Mittetulundusühing Orissaare Sport</text:p>
          </table:table-cell>
          <table:table-cell/>
          <table:table-cell table:style-name="ce2" office:value-type="date" office:date-value="2020-07-01T17:06:21" calcext:value-type="date">
            <text:p>17:06 01.07.20</text:p>
          </table:table-cell>
          <table:table-cell table:number-columns-repeated="2" office:value-type="float" office:value="1440" calcext:value-type="float">
            <text:p>1 4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2638" calcext:value-type="float">
            <text:p>8033263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89</text:p>
          </table:table-cell>
          <table:table-cell office:value-type="string" calcext:value-type="string">
            <text:p>Laagri Tennisekool MTÜ</text:p>
          </table:table-cell>
          <table:table-cell/>
          <table:table-cell table:style-name="ce2" office:value-type="date" office:date-value="2020-07-01T16:49:34" calcext:value-type="date">
            <text:p>16:49 01.07.20</text:p>
          </table:table-cell>
          <table:table-cell table:number-columns-repeated="2" office:value-type="float" office:value="3262" calcext:value-type="float">
            <text:p>3 262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4355" calcext:value-type="float">
            <text:p>8040435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88</text:p>
          </table:table-cell>
          <table:table-cell office:value-type="string" calcext:value-type="string">
            <text:p>Mittetulundusühing Free Flow Studio</text:p>
          </table:table-cell>
          <table:table-cell/>
          <table:table-cell table:style-name="ce2" office:value-type="date" office:date-value="2020-07-01T16:42:28" calcext:value-type="date">
            <text:p>16:42 01.07.20</text:p>
          </table:table-cell>
          <table:table-cell table:number-columns-repeated="2" office:value-type="float" office:value="1790" calcext:value-type="float">
            <text:p>1 79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1951" calcext:value-type="float">
            <text:p>8029195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87</text:p>
          </table:table-cell>
          <table:table-cell office:value-type="string" calcext:value-type="string">
            <text:p>Mittetulundusühing Free Flow Studio</text:p>
          </table:table-cell>
          <table:table-cell/>
          <table:table-cell table:style-name="ce2" office:value-type="date" office:date-value="2020-07-01T16:27:52" calcext:value-type="date">
            <text:p>16:27 01.07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1951" calcext:value-type="float">
            <text:p>8029195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86</text:p>
          </table:table-cell>
          <table:table-cell office:value-type="string" calcext:value-type="string">
            <text:p>Kohtla-Järve JALGPALLIKOOL FC Storm</text:p>
          </table:table-cell>
          <table:table-cell/>
          <table:table-cell table:style-name="ce2" office:value-type="date" office:date-value="2020-07-01T15:30:12.000001" calcext:value-type="date">
            <text:p>15:30 01.07.20</text:p>
          </table:table-cell>
          <table:table-cell table:number-columns-repeated="2" office:value-type="float" office:value="3199" calcext:value-type="float">
            <text:p>3 19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71099" calcext:value-type="float">
            <text:p>8057109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85</text:p>
          </table:table-cell>
          <table:table-cell office:value-type="string" calcext:value-type="string">
            <text:p>EESTI NOORTE NAISTE JA NOORTE MEESTE KRISTLIKE ÜHINGUTE LIIT</text:p>
          </table:table-cell>
          <table:table-cell/>
          <table:table-cell table:style-name="ce2" office:value-type="date" office:date-value="2020-07-01T15:07:58" calcext:value-type="date">
            <text:p>15:07 01.07.20</text:p>
          </table:table-cell>
          <table:table-cell table:number-columns-repeated="2" office:value-type="float" office:value="8800" calcext:value-type="float">
            <text:p>8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1623" calcext:value-type="float">
            <text:p>8007162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84</text:p>
          </table:table-cell>
          <table:table-cell office:value-type="string" calcext:value-type="string">
            <text:p>Mittetulundusühing Virumaa Sport</text:p>
          </table:table-cell>
          <table:table-cell/>
          <table:table-cell table:style-name="ce2" office:value-type="date" office:date-value="2020-07-01T15:01:22" calcext:value-type="date">
            <text:p>15:01 01.07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59471" calcext:value-type="float">
            <text:p>8035947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83</text:p>
          </table:table-cell>
          <table:table-cell office:value-type="string" calcext:value-type="string">
            <text:p>Võimlemisklubi Rüht</text:p>
          </table:table-cell>
          <table:table-cell/>
          <table:table-cell table:style-name="ce2" office:value-type="date" office:date-value="2020-07-01T12:04:32" calcext:value-type="date">
            <text:p>12:04 01.07.20</text:p>
          </table:table-cell>
          <table:table-cell table:number-columns-repeated="2" office:value-type="float" office:value="1360" calcext:value-type="float">
            <text:p>1 3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73935" calcext:value-type="float">
            <text:p>8007393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82</text:p>
          </table:table-cell>
          <table:table-cell office:value-type="string" calcext:value-type="string">
            <text:p>Sally Stuudio</text:p>
          </table:table-cell>
          <table:table-cell/>
          <table:table-cell table:style-name="ce2" office:value-type="date" office:date-value="2020-07-01T09:44:28" calcext:value-type="date">
            <text:p>09:44 01.07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36012" calcext:value-type="float">
            <text:p>8003601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81</text:p>
          </table:table-cell>
          <table:table-cell office:value-type="string" calcext:value-type="string">
            <text:p>Sally Stuudio</text:p>
          </table:table-cell>
          <table:table-cell/>
          <table:table-cell table:style-name="ce2" office:value-type="date" office:date-value="2020-07-01T09:35:57" calcext:value-type="date">
            <text:p>09:35 01.07.20</text:p>
          </table:table-cell>
          <table:table-cell table:number-columns-repeated="2" office:value-type="float" office:value="1800" calcext:value-type="float">
            <text:p>1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36012" calcext:value-type="float">
            <text:p>8003601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80</text:p>
          </table:table-cell>
          <table:table-cell office:value-type="string" calcext:value-type="string">
            <text:p>Sally Stuudio</text:p>
          </table:table-cell>
          <table:table-cell/>
          <table:table-cell table:style-name="ce2" office:value-type="date" office:date-value="2020-07-01T09:34:59" calcext:value-type="date">
            <text:p>09:34 01.07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36012" calcext:value-type="float">
            <text:p>8003601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79</text:p>
          </table:table-cell>
          <table:table-cell office:value-type="string" calcext:value-type="string">
            <text:p>Nutigeen Ruudus MTÜ</text:p>
          </table:table-cell>
          <table:table-cell/>
          <table:table-cell table:style-name="ce2" office:value-type="date" office:date-value="2020-06-30T22:42:56" calcext:value-type="date">
            <text:p>22:42 30.06.20</text:p>
          </table:table-cell>
          <table:table-cell table:number-columns-repeated="2" office:value-type="float" office:value="2560" calcext:value-type="float">
            <text:p>2 56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18110" calcext:value-type="float">
            <text:p>8041811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78</text:p>
          </table:table-cell>
          <table:table-cell office:value-type="string" calcext:value-type="string">
            <text:p>Mittetulundusühing Tantsukool Danceland</text:p>
          </table:table-cell>
          <table:table-cell/>
          <table:table-cell table:style-name="ce2" office:value-type="date" office:date-value="2020-06-30T21:26:50" calcext:value-type="date">
            <text:p>21:26 30.06.20</text:p>
          </table:table-cell>
          <table:table-cell table:number-columns-repeated="2" office:value-type="float" office:value="1000" calcext:value-type="float">
            <text:p>1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30911" calcext:value-type="float">
            <text:p>8023091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77</text:p>
          </table:table-cell>
          <table:table-cell office:value-type="string" calcext:value-type="string">
            <text:p>Rulluisuklubi Quad MTÜ</text:p>
          </table:table-cell>
          <table:table-cell/>
          <table:table-cell table:style-name="ce2" office:value-type="date" office:date-value="2020-06-30T20:03:48" calcext:value-type="date">
            <text:p>20:03 30.06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6294" calcext:value-type="float">
            <text:p>8040629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76</text:p>
          </table:table-cell>
          <table:table-cell office:value-type="string" calcext:value-type="string">
            <text:p>Mittetulundusühing Orissaare Sport</text:p>
          </table:table-cell>
          <table:table-cell/>
          <table:table-cell table:style-name="ce2" office:value-type="date" office:date-value="2020-06-30T18:09:37" calcext:value-type="date">
            <text:p>18:09 30.06.20</text:p>
          </table:table-cell>
          <table:table-cell table:number-columns-repeated="2" office:value-type="float" office:value="2500" calcext:value-type="float">
            <text:p>2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32638" calcext:value-type="float">
            <text:p>8033263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75</text:p>
          </table:table-cell>
          <table:table-cell office:value-type="string" calcext:value-type="string">
            <text:p>Rankulele OÜ</text:p>
          </table:table-cell>
          <table:table-cell/>
          <table:table-cell table:style-name="ce2" office:value-type="date" office:date-value="2020-06-30T16:07:18" calcext:value-type="date">
            <text:p>16:07 30.06.20</text:p>
          </table:table-cell>
          <table:table-cell table:number-columns-repeated="2" office:value-type="float" office:value="20000" calcext:value-type="float">
            <text:p>20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624098" calcext:value-type="float">
            <text:p>1462409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74</text:p>
          </table:table-cell>
          <table:table-cell office:value-type="string" calcext:value-type="string">
            <text:p>Mittetulundusühing Muusikalaagrid</text:p>
          </table:table-cell>
          <table:table-cell/>
          <table:table-cell table:style-name="ce2" office:value-type="date" office:date-value="2020-06-30T16:05:49.999999" calcext:value-type="date">
            <text:p>16:05 30.06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0726" calcext:value-type="float">
            <text:p>8038072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73</text:p>
          </table:table-cell>
          <table:table-cell office:value-type="string" calcext:value-type="string">
            <text:p>Mittetulundusühing S.K.Torna-Do</text:p>
          </table:table-cell>
          <table:table-cell/>
          <table:table-cell table:style-name="ce2" office:value-type="date" office:date-value="2020-06-30T16:04:23" calcext:value-type="date">
            <text:p>16:04 30.06.20</text:p>
          </table:table-cell>
          <table:table-cell table:number-columns-repeated="2" office:value-type="float" office:value="6000" calcext:value-type="float">
            <text:p>6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28473" calcext:value-type="float">
            <text:p>8022847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72</text:p>
          </table:table-cell>
          <table:table-cell office:value-type="string" calcext:value-type="string">
            <text:p>Eesti Evangeeliumi Kristlaste ja Baptistide Koguduste Liidu Rakvere Karmeli Kogudus</text:p>
          </table:table-cell>
          <table:table-cell/>
          <table:table-cell table:style-name="ce2" office:value-type="date" office:date-value="2020-06-30T14:52:15" calcext:value-type="date">
            <text:p>14:52 30.06.20</text:p>
          </table:table-cell>
          <table:table-cell table:number-columns-repeated="2" office:value-type="float" office:value="6950" calcext:value-type="float">
            <text:p>6 9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12957" calcext:value-type="float">
            <text:p>8021295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71</text:p>
          </table:table-cell>
          <table:table-cell office:value-type="string" calcext:value-type="string">
            <text:p>Mittetulundusühing Võrkpalliklubi Täht</text:p>
          </table:table-cell>
          <table:table-cell/>
          <table:table-cell table:style-name="ce2" office:value-type="date" office:date-value="2020-06-30T12:42:39" calcext:value-type="date">
            <text:p>12:42 30.06.20</text:p>
          </table:table-cell>
          <table:table-cell table:number-columns-repeated="2" office:value-type="float" office:value="9000" calcext:value-type="float">
            <text:p>9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39795" calcext:value-type="float">
            <text:p>8003979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70</text:p>
          </table:table-cell>
          <table:table-cell office:value-type="string" calcext:value-type="string">
            <text:p>Mittetulundusühing Võrkpalliklubi Täht</text:p>
          </table:table-cell>
          <table:table-cell/>
          <table:table-cell table:style-name="ce2" office:value-type="date" office:date-value="2020-06-30T12:30:07" calcext:value-type="date">
            <text:p>12:30 30.06.20</text:p>
          </table:table-cell>
          <table:table-cell table:number-columns-repeated="2" office:value-type="float" office:value="9000" calcext:value-type="float">
            <text:p>9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39795" calcext:value-type="float">
            <text:p>8003979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69</text:p>
          </table:table-cell>
          <table:table-cell office:value-type="string" calcext:value-type="string">
            <text:p>Mittetulundusühing Võrkpalliklubi Täht</text:p>
          </table:table-cell>
          <table:table-cell/>
          <table:table-cell table:style-name="ce2" office:value-type="date" office:date-value="2020-06-30T12:07:09" calcext:value-type="date">
            <text:p>12:07 30.06.20</text:p>
          </table:table-cell>
          <table:table-cell table:number-columns-repeated="2" office:value-type="float" office:value="9000" calcext:value-type="float">
            <text:p>9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39795" calcext:value-type="float">
            <text:p>8003979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68</text:p>
          </table:table-cell>
          <table:table-cell office:value-type="string" calcext:value-type="string">
            <text:p>Võimlemis- ja Tantsuklubi Keeris</text:p>
          </table:table-cell>
          <table:table-cell/>
          <table:table-cell table:style-name="ce2" office:value-type="date" office:date-value="2020-06-30T11:47:45" calcext:value-type="date">
            <text:p>11:47 30.06.20</text:p>
          </table:table-cell>
          <table:table-cell table:number-columns-repeated="2" office:value-type="float" office:value="900" calcext:value-type="float">
            <text:p>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05851" calcext:value-type="float">
            <text:p>8020585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66</text:p>
          </table:table-cell>
          <table:table-cell office:value-type="string" calcext:value-type="string">
            <text:p>Mittetulundusühing Avatud Ühiskond</text:p>
          </table:table-cell>
          <table:table-cell/>
          <table:table-cell table:style-name="ce2" office:value-type="date" office:date-value="2020-06-29T22:32:34" calcext:value-type="date">
            <text:p>22:32 29.06.20</text:p>
          </table:table-cell>
          <table:table-cell table:number-columns-repeated="2" office:value-type="float" office:value="5500" calcext:value-type="float">
            <text:p>5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0360" calcext:value-type="float">
            <text:p>8042036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65</text:p>
          </table:table-cell>
          <table:table-cell office:value-type="string" calcext:value-type="string">
            <text:p>MITTETULUNDUSÜHING TANTSUTEATER POLLY</text:p>
          </table:table-cell>
          <table:table-cell/>
          <table:table-cell table:style-name="ce2" office:value-type="date" office:date-value="2020-06-29T22:29:51" calcext:value-type="date">
            <text:p>22:29 29.06.20</text:p>
          </table:table-cell>
          <table:table-cell table:number-columns-repeated="2" office:value-type="float" office:value="16080" calcext:value-type="float">
            <text:p>16 0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72379" calcext:value-type="float">
            <text:p>8027237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64</text:p>
          </table:table-cell>
          <table:table-cell office:value-type="string" calcext:value-type="string">
            <text:p>Mittetulundusühing Fitness Office</text:p>
          </table:table-cell>
          <table:table-cell/>
          <table:table-cell table:style-name="ce2" office:value-type="date" office:date-value="2020-06-29T22:21:33.999999" calcext:value-type="date">
            <text:p>22:21 29.06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49160" calcext:value-type="float">
            <text:p>8054916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63</text:p>
          </table:table-cell>
          <table:table-cell office:value-type="string" calcext:value-type="string">
            <text:p>Saue Taekwondoklubi</text:p>
          </table:table-cell>
          <table:table-cell/>
          <table:table-cell table:style-name="ce2" office:value-type="date" office:date-value="2020-06-29T20:53:53" calcext:value-type="date">
            <text:p>20:53 29.06.20</text:p>
          </table:table-cell>
          <table:table-cell table:number-columns-repeated="2" office:value-type="float" office:value="9000" calcext:value-type="float">
            <text:p>9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9171" calcext:value-type="float">
            <text:p>8034917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62</text:p>
          </table:table-cell>
          <table:table-cell office:value-type="string" calcext:value-type="string">
            <text:p>ARUKÜLA Spordiklubi</text:p>
          </table:table-cell>
          <table:table-cell/>
          <table:table-cell table:style-name="ce2" office:value-type="date" office:date-value="2020-06-29T20:32:31" calcext:value-type="date">
            <text:p>20:32 29.06.20</text:p>
          </table:table-cell>
          <table:table-cell table:number-columns-repeated="2" office:value-type="float" office:value="6047" calcext:value-type="float">
            <text:p>6 04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3888" calcext:value-type="float">
            <text:p>8006388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61</text:p>
          </table:table-cell>
          <table:table-cell office:value-type="string" calcext:value-type="string">
            <text:p>Eesti Evangeeliumi Kristlaste ja Baptistide Koguduste Liidu Rakvere Karmeli Kogudus</text:p>
          </table:table-cell>
          <table:table-cell/>
          <table:table-cell table:style-name="ce2" office:value-type="date" office:date-value="2020-06-29T18:58:58" calcext:value-type="date">
            <text:p>18:58 29.06.20</text:p>
          </table:table-cell>
          <table:table-cell table:number-columns-repeated="2" office:value-type="float" office:value="2900" calcext:value-type="float">
            <text:p>2 9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12957" calcext:value-type="float">
            <text:p>8021295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60</text:p>
          </table:table-cell>
          <table:table-cell office:value-type="string" calcext:value-type="string">
            <text:p>XTeadus OÜ</text:p>
          </table:table-cell>
          <table:table-cell/>
          <table:table-cell table:style-name="ce2" office:value-type="date" office:date-value="2020-06-29T18:16:20" calcext:value-type="date">
            <text:p>18:16 29.06.20</text:p>
          </table:table-cell>
          <table:table-cell table:number-columns-repeated="2" office:value-type="float" office:value="9600" calcext:value-type="float">
            <text:p>9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051290" calcext:value-type="float">
            <text:p>1405129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59</text:p>
          </table:table-cell>
          <table:table-cell office:value-type="string" calcext:value-type="string">
            <text:p>Black and Brownie MTÜ</text:p>
          </table:table-cell>
          <table:table-cell/>
          <table:table-cell table:style-name="ce2" office:value-type="date" office:date-value="2020-06-29T17:23:10" calcext:value-type="date">
            <text:p>17:23 29.06.20</text:p>
          </table:table-cell>
          <table:table-cell table:number-columns-repeated="2" office:value-type="float" office:value="10530" calcext:value-type="float">
            <text:p>10 53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8401" calcext:value-type="float">
            <text:p>8056840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58</text:p>
          </table:table-cell>
          <table:table-cell office:value-type="string" calcext:value-type="string">
            <text:p>VÕSU SURFIKOOL OÜ</text:p>
          </table:table-cell>
          <table:table-cell/>
          <table:table-cell table:style-name="ce2" office:value-type="date" office:date-value="2020-06-29T16:54:38.999999" calcext:value-type="date">
            <text:p>16:54 29.06.20</text:p>
          </table:table-cell>
          <table:table-cell table:number-columns-repeated="2" office:value-type="float" office:value="2880" calcext:value-type="float">
            <text:p>2 88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2652015" calcext:value-type="float">
            <text:p>1265201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57</text:p>
          </table:table-cell>
          <table:table-cell office:value-type="string" calcext:value-type="string">
            <text:p>Läänemaa Ratsaspordi Klubi</text:p>
          </table:table-cell>
          <table:table-cell/>
          <table:table-cell table:style-name="ce2" office:value-type="date" office:date-value="2020-06-29T15:43:15" calcext:value-type="date">
            <text:p>15:43 29.06.20</text:p>
          </table:table-cell>
          <table:table-cell table:number-columns-repeated="2" office:value-type="float" office:value="1000" calcext:value-type="float">
            <text:p>1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41781" calcext:value-type="float">
            <text:p>8024178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56</text:p>
          </table:table-cell>
          <table:table-cell office:value-type="string" calcext:value-type="string">
            <text:p>Mittetulundusühing OleLukoe</text:p>
          </table:table-cell>
          <table:table-cell/>
          <table:table-cell table:style-name="ce2" office:value-type="date" office:date-value="2020-06-29T14:41:48" calcext:value-type="date">
            <text:p>14:41 29.06.20</text:p>
          </table:table-cell>
          <table:table-cell table:number-columns-repeated="2" office:value-type="float" office:value="7920" calcext:value-type="float">
            <text:p>7 9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22752" calcext:value-type="float">
            <text:p>8032275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55</text:p>
          </table:table-cell>
          <table:table-cell office:value-type="string" calcext:value-type="string">
            <text:p>Mittetulundusühing Minu Tantsukool</text:p>
          </table:table-cell>
          <table:table-cell/>
          <table:table-cell table:style-name="ce2" office:value-type="date" office:date-value="2020-06-29T13:26:47" calcext:value-type="date">
            <text:p>13:26 29.06.20</text:p>
          </table:table-cell>
          <table:table-cell table:number-columns-repeated="2" office:value-type="float" office:value="1800" calcext:value-type="float">
            <text:p>1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5296" calcext:value-type="float">
            <text:p>8038529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54</text:p>
          </table:table-cell>
          <table:table-cell office:value-type="string" calcext:value-type="string">
            <text:p>Mittetulundusühing OleLukoe</text:p>
          </table:table-cell>
          <table:table-cell/>
          <table:table-cell table:style-name="ce2" office:value-type="date" office:date-value="2020-06-29T13:25:41" calcext:value-type="date">
            <text:p>13:25 29.06.20</text:p>
          </table:table-cell>
          <table:table-cell table:number-columns-repeated="2" office:value-type="float" office:value="7920" calcext:value-type="float">
            <text:p>7 9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22752" calcext:value-type="float">
            <text:p>8032275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53</text:p>
          </table:table-cell>
          <table:table-cell office:value-type="string" calcext:value-type="string">
            <text:p>MTÜ Kaunite Kool</text:p>
          </table:table-cell>
          <table:table-cell/>
          <table:table-cell table:style-name="ce2" office:value-type="date" office:date-value="2020-06-29T12:53:41" calcext:value-type="date">
            <text:p>12:53 29.06.20</text:p>
          </table:table-cell>
          <table:table-cell table:number-columns-repeated="2" office:value-type="float" office:value="2500" calcext:value-type="float">
            <text:p>2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58420" calcext:value-type="float">
            <text:p>8055842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52</text:p>
          </table:table-cell>
          <table:table-cell office:value-type="string" calcext:value-type="string">
            <text:p>Mittetulundusühing Värvimäng</text:p>
          </table:table-cell>
          <table:table-cell/>
          <table:table-cell table:style-name="ce2" office:value-type="date" office:date-value="2020-06-27T16:50:04.999999" calcext:value-type="date">
            <text:p>16:50 27.06.20</text:p>
          </table:table-cell>
          <table:table-cell table:number-columns-repeated="2" office:value-type="float" office:value="2000" calcext:value-type="float">
            <text:p>2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2057" calcext:value-type="float">
            <text:p>8029205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51</text:p>
          </table:table-cell>
          <table:table-cell office:value-type="string" calcext:value-type="string">
            <text:p>Mittetulundusühing Värvimäng</text:p>
          </table:table-cell>
          <table:table-cell/>
          <table:table-cell table:style-name="ce2" office:value-type="date" office:date-value="2020-06-27T16:21:15.999999" calcext:value-type="date">
            <text:p>16:21 27.06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2057" calcext:value-type="float">
            <text:p>8029205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49</text:p>
          </table:table-cell>
          <table:table-cell office:value-type="string" calcext:value-type="string">
            <text:p>MTÜ Kildu ratsaklubi</text:p>
          </table:table-cell>
          <table:table-cell/>
          <table:table-cell table:style-name="ce2" office:value-type="date" office:date-value="2020-06-27T16:04:22" calcext:value-type="date">
            <text:p>16:04 27.06.20</text:p>
          </table:table-cell>
          <table:table-cell table:number-columns-repeated="2" office:value-type="float" office:value="1440" calcext:value-type="float">
            <text:p>1 44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7376" calcext:value-type="float">
            <text:p>8056737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48</text:p>
          </table:table-cell>
          <table:table-cell office:value-type="string" calcext:value-type="string">
            <text:p>MTÜ Kildu ratsaklubi</text:p>
          </table:table-cell>
          <table:table-cell/>
          <table:table-cell table:style-name="ce2" office:value-type="date" office:date-value="2020-06-27T15:43:21" calcext:value-type="date">
            <text:p>15:43 27.06.20</text:p>
          </table:table-cell>
          <table:table-cell table:number-columns-repeated="2" office:value-type="float" office:value="1920" calcext:value-type="float">
            <text:p>1 92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567376" calcext:value-type="float">
            <text:p>80567376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47</text:p>
          </table:table-cell>
          <table:table-cell office:value-type="string" calcext:value-type="string">
            <text:p>MTÜ SK KATI</text:p>
          </table:table-cell>
          <table:table-cell/>
          <table:table-cell table:style-name="ce2" office:value-type="date" office:date-value="2020-06-26T17:49:02" calcext:value-type="date">
            <text:p>17:49 26.06.20</text:p>
          </table:table-cell>
          <table:table-cell table:number-columns-repeated="2" office:value-type="float" office:value="1077" calcext:value-type="float">
            <text:p>1 077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8057" calcext:value-type="float">
            <text:p>8040805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45</text:p>
          </table:table-cell>
          <table:table-cell office:value-type="string" calcext:value-type="string">
            <text:p>Elva Suusaklubi</text:p>
          </table:table-cell>
          <table:table-cell/>
          <table:table-cell table:style-name="ce2" office:value-type="date" office:date-value="2020-06-26T16:10:36" calcext:value-type="date">
            <text:p>16:10 26.06.20</text:p>
          </table:table-cell>
          <table:table-cell table:number-columns-repeated="2" office:value-type="float" office:value="1105" calcext:value-type="float">
            <text:p>1 10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39965" calcext:value-type="float">
            <text:p>8013996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44</text:p>
          </table:table-cell>
          <table:table-cell office:value-type="string" calcext:value-type="string">
            <text:p>Spordiklubi Haapsalu</text:p>
          </table:table-cell>
          <table:table-cell/>
          <table:table-cell table:style-name="ce2" office:value-type="date" office:date-value="2020-06-26T15:52:37" calcext:value-type="date">
            <text:p>15:52 26.06.20</text:p>
          </table:table-cell>
          <table:table-cell table:number-columns-repeated="2" office:value-type="float" office:value="4800" calcext:value-type="float">
            <text:p>4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97901" calcext:value-type="float">
            <text:p>8009790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43</text:p>
          </table:table-cell>
          <table:table-cell office:value-type="string" calcext:value-type="string">
            <text:p>MTÜ Vabatantsuklubi</text:p>
          </table:table-cell>
          <table:table-cell/>
          <table:table-cell table:style-name="ce2" office:value-type="date" office:date-value="2020-06-26T15:51:20" calcext:value-type="date">
            <text:p>15:51 26.06.20</text:p>
          </table:table-cell>
          <table:table-cell table:number-columns-repeated="2" office:value-type="float" office:value="4000" calcext:value-type="float">
            <text:p>4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6692" calcext:value-type="float">
            <text:p>80386692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42</text:p>
          </table:table-cell>
          <table:table-cell office:value-type="string" calcext:value-type="string">
            <text:p>EESTI ORIENTEERUMISLIIT</text:p>
          </table:table-cell>
          <table:table-cell/>
          <table:table-cell table:style-name="ce2" office:value-type="date" office:date-value="2020-06-26T15:34:30.999999" calcext:value-type="date">
            <text:p>15:34 26.06.20</text:p>
          </table:table-cell>
          <table:table-cell table:number-columns-repeated="2" office:value-type="float" office:value="6695" calcext:value-type="float">
            <text:p>6 69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40568" calcext:value-type="float">
            <text:p>8004056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40</text:p>
          </table:table-cell>
          <table:table-cell office:value-type="string" calcext:value-type="string">
            <text:p>Mittetulundusühing Arma hipoteraapia- ja ratsakeskus</text:p>
          </table:table-cell>
          <table:table-cell/>
          <table:table-cell table:style-name="ce2" office:value-type="date" office:date-value="2020-06-26T13:50:28.999999" calcext:value-type="date">
            <text:p>13:50 26.06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21540" calcext:value-type="float">
            <text:p>8032154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39</text:p>
          </table:table-cell>
          <table:table-cell office:value-type="string" calcext:value-type="string">
            <text:p>Mittetulundusühing Arma hipoteraapia- ja ratsakeskus</text:p>
          </table:table-cell>
          <table:table-cell/>
          <table:table-cell table:style-name="ce2" office:value-type="date" office:date-value="2020-06-26T13:39:36" calcext:value-type="date">
            <text:p>13:39 26.06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21540" calcext:value-type="float">
            <text:p>8032154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38</text:p>
          </table:table-cell>
          <table:table-cell office:value-type="string" calcext:value-type="string">
            <text:p>Mittetulundusühing Arma hipoteraapia- ja ratsakeskus</text:p>
          </table:table-cell>
          <table:table-cell/>
          <table:table-cell table:style-name="ce2" office:value-type="date" office:date-value="2020-06-26T13:36:37" calcext:value-type="date">
            <text:p>13:36 26.06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21540" calcext:value-type="float">
            <text:p>8032154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37</text:p>
          </table:table-cell>
          <table:table-cell office:value-type="string" calcext:value-type="string">
            <text:p>Mittetulundusühing Arma hipoteraapia- ja ratsakeskus</text:p>
          </table:table-cell>
          <table:table-cell/>
          <table:table-cell table:style-name="ce2" office:value-type="date" office:date-value="2020-06-26T13:33:19" calcext:value-type="date">
            <text:p>13:33 26.06.20</text:p>
          </table:table-cell>
          <table:table-cell table:number-columns-repeated="2" office:value-type="float" office:value="3000" calcext:value-type="float">
            <text:p>3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21540" calcext:value-type="float">
            <text:p>8032154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36</text:p>
          </table:table-cell>
          <table:table-cell office:value-type="string" calcext:value-type="string">
            <text:p>Mittetulundusühing Arma hipoteraapia- ja ratsakeskus</text:p>
          </table:table-cell>
          <table:table-cell/>
          <table:table-cell table:style-name="ce2" office:value-type="date" office:date-value="2020-06-26T13:21:47.999999" calcext:value-type="date">
            <text:p>13:21 26.06.20</text:p>
          </table:table-cell>
          <table:table-cell table:number-columns-repeated="2" office:value-type="float" office:value="1800" calcext:value-type="float">
            <text:p>1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21540" calcext:value-type="float">
            <text:p>8032154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35</text:p>
          </table:table-cell>
          <table:table-cell office:value-type="string" calcext:value-type="string">
            <text:p>Saku Sofi Lastekeskus</text:p>
          </table:table-cell>
          <table:table-cell/>
          <table:table-cell table:style-name="ce2" office:value-type="date" office:date-value="2020-06-26T13:12:06.999999" calcext:value-type="date">
            <text:p>13:12 26.06.20</text:p>
          </table:table-cell>
          <table:table-cell table:number-columns-repeated="2" office:value-type="float" office:value="1000" calcext:value-type="float">
            <text:p>1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5694" calcext:value-type="float">
            <text:p>8037569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34</text:p>
          </table:table-cell>
          <table:table-cell office:value-type="string" calcext:value-type="string">
            <text:p>MTÜ Tartu Katoliku Spordiklubi</text:p>
          </table:table-cell>
          <table:table-cell/>
          <table:table-cell table:style-name="ce2" office:value-type="date" office:date-value="2020-06-26T11:59:16" calcext:value-type="date">
            <text:p>11:59 26.06.20</text:p>
          </table:table-cell>
          <table:table-cell table:number-columns-repeated="2" office:value-type="float" office:value="2625" calcext:value-type="float">
            <text:p>2 62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9048" calcext:value-type="float">
            <text:p>8037904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32</text:p>
          </table:table-cell>
          <table:table-cell office:value-type="string" calcext:value-type="string">
            <text:p>MTÜ Just tants</text:p>
          </table:table-cell>
          <table:table-cell/>
          <table:table-cell table:style-name="ce2" office:value-type="date" office:date-value="2020-06-26T11:47:25" calcext:value-type="date">
            <text:p>11:47 26.06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37253" calcext:value-type="float">
            <text:p>8003725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30</text:p>
          </table:table-cell>
          <table:table-cell office:value-type="string" calcext:value-type="string">
            <text:p>Tantsustuudio Carol</text:p>
          </table:table-cell>
          <table:table-cell/>
          <table:table-cell table:style-name="ce2" office:value-type="date" office:date-value="2020-06-26T11:08:12.000001" calcext:value-type="date">
            <text:p>11:08 26.06.20</text:p>
          </table:table-cell>
          <table:table-cell table:number-columns-repeated="2" office:value-type="float" office:value="1500" calcext:value-type="float">
            <text:p>1 5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57345" calcext:value-type="float">
            <text:p>8025734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29</text:p>
          </table:table-cell>
          <table:table-cell office:value-type="string" calcext:value-type="string">
            <text:p>Tantsustuudio Carol</text:p>
          </table:table-cell>
          <table:table-cell/>
          <table:table-cell table:style-name="ce2" office:value-type="date" office:date-value="2020-06-26T10:45:09" calcext:value-type="date">
            <text:p>10:45 26.06.20</text:p>
          </table:table-cell>
          <table:table-cell table:number-columns-repeated="2" office:value-type="float" office:value="2700" calcext:value-type="float">
            <text:p>2 7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57345" calcext:value-type="float">
            <text:p>8025734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28</text:p>
          </table:table-cell>
          <table:table-cell office:value-type="string" calcext:value-type="string">
            <text:p>SPARTA Spordiselts</text:p>
          </table:table-cell>
          <table:table-cell/>
          <table:table-cell table:style-name="ce2" office:value-type="date" office:date-value="2020-06-26T09:27:21" calcext:value-type="date">
            <text:p>09:27 26.06.20</text:p>
          </table:table-cell>
          <table:table-cell table:number-columns-repeated="2" office:value-type="float" office:value="6000" calcext:value-type="float">
            <text:p>6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72741" calcext:value-type="float">
            <text:p>80272741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27</text:p>
          </table:table-cell>
          <table:table-cell office:value-type="string" calcext:value-type="string">
            <text:p>Sillamäe Hariduse, Kultuuri ja Spordi Selts</text:p>
          </table:table-cell>
          <table:table-cell/>
          <table:table-cell table:style-name="ce2" office:value-type="date" office:date-value="2020-06-26T07:59:39" calcext:value-type="date">
            <text:p>07:59 26.06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88159" calcext:value-type="float">
            <text:p>8038815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26</text:p>
          </table:table-cell>
          <table:table-cell office:value-type="string" calcext:value-type="string">
            <text:p>MTÜ Lustakad Seiklused</text:p>
          </table:table-cell>
          <table:table-cell/>
          <table:table-cell table:style-name="ce2" office:value-type="date" office:date-value="2020-06-25T22:17:39" calcext:value-type="date">
            <text:p>22:17 25.06.20</text:p>
          </table:table-cell>
          <table:table-cell table:number-columns-repeated="2" office:value-type="float" office:value="5148" calcext:value-type="float">
            <text:p>5 148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03019" calcext:value-type="float">
            <text:p>80403019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25</text:p>
          </table:table-cell>
          <table:table-cell office:value-type="string" calcext:value-type="string">
            <text:p>SILLAMÄE JALGPALLIKLUBI DINA</text:p>
          </table:table-cell>
          <table:table-cell/>
          <table:table-cell table:style-name="ce2" office:value-type="date" office:date-value="2020-06-25T21:59:33" calcext:value-type="date">
            <text:p>21:59 25.06.20</text:p>
          </table:table-cell>
          <table:table-cell table:number-columns-repeated="2" office:value-type="float" office:value="1300" calcext:value-type="float">
            <text:p>1 3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43725" calcext:value-type="float">
            <text:p>8034372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24</text:p>
          </table:table-cell>
          <table:table-cell office:value-type="string" calcext:value-type="string">
            <text:p>MITTETULUNDUSÜHING LOOMEKODA</text:p>
          </table:table-cell>
          <table:table-cell/>
          <table:table-cell table:style-name="ce2" office:value-type="date" office:date-value="2020-06-25T21:47:48" calcext:value-type="date">
            <text:p>21:47 25.06.20</text:p>
          </table:table-cell>
          <table:table-cell table:number-columns-repeated="2" office:value-type="float" office:value="2600" calcext:value-type="float">
            <text:p>2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46778" calcext:value-type="float">
            <text:p>8024677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23</text:p>
          </table:table-cell>
          <table:table-cell office:value-type="string" calcext:value-type="string">
            <text:p>MITTETULUNDUSÜHING LOOMEKODA</text:p>
          </table:table-cell>
          <table:table-cell/>
          <table:table-cell table:style-name="ce2" office:value-type="date" office:date-value="2020-06-25T21:41:14" calcext:value-type="date">
            <text:p>21:41 25.06.20</text:p>
          </table:table-cell>
          <table:table-cell table:number-columns-repeated="2" office:value-type="float" office:value="2600" calcext:value-type="float">
            <text:p>2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46778" calcext:value-type="float">
            <text:p>8024677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22</text:p>
          </table:table-cell>
          <table:table-cell office:value-type="string" calcext:value-type="string">
            <text:p>Mittetulundusühing Noorte Spordiselts OYAMA</text:p>
          </table:table-cell>
          <table:table-cell/>
          <table:table-cell table:style-name="ce2" office:value-type="date" office:date-value="2020-06-25T20:22:45" calcext:value-type="date">
            <text:p>20:22 25.06.20</text:p>
          </table:table-cell>
          <table:table-cell table:number-columns-repeated="2" office:value-type="float" office:value="1400" calcext:value-type="float">
            <text:p>1 4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89345" calcext:value-type="float">
            <text:p>8028934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21</text:p>
          </table:table-cell>
          <table:table-cell office:value-type="string" calcext:value-type="string">
            <text:p>Võru Sulgpalliklubi</text:p>
          </table:table-cell>
          <table:table-cell/>
          <table:table-cell table:style-name="ce2" office:value-type="date" office:date-value="2020-06-25T19:28:03" calcext:value-type="date">
            <text:p>19:28 25.06.20</text:p>
          </table:table-cell>
          <table:table-cell table:number-columns-repeated="2" office:value-type="float" office:value="6691" calcext:value-type="float">
            <text:p>6 691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26807" calcext:value-type="float">
            <text:p>8042680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20</text:p>
          </table:table-cell>
          <table:table-cell office:value-type="string" calcext:value-type="string">
            <text:p>MTÜ Loovkirjutamise keskus</text:p>
          </table:table-cell>
          <table:table-cell/>
          <table:table-cell table:style-name="ce2" office:value-type="date" office:date-value="2020-06-25T18:07:32" calcext:value-type="date">
            <text:p>18:07 25.06.20</text:p>
          </table:table-cell>
          <table:table-cell table:number-columns-repeated="2" office:value-type="float" office:value="300" calcext:value-type="float">
            <text:p>3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72810" calcext:value-type="float">
            <text:p>8037281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19</text:p>
          </table:table-cell>
          <table:table-cell office:value-type="string" calcext:value-type="string">
            <text:p>Luureretked OÜ</text:p>
          </table:table-cell>
          <table:table-cell/>
          <table:table-cell table:style-name="ce2" office:value-type="date" office:date-value="2020-06-25T18:03:22" calcext:value-type="date">
            <text:p>18:03 25.06.20</text:p>
          </table:table-cell>
          <table:table-cell table:number-columns-repeated="2" office:value-type="float" office:value="2350" calcext:value-type="float">
            <text:p>2 35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14332088" calcext:value-type="float">
            <text:p>14332088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18</text:p>
          </table:table-cell>
          <table:table-cell office:value-type="string" calcext:value-type="string">
            <text:p>Mittetulundusühing Visusti Ratsu</text:p>
          </table:table-cell>
          <table:table-cell/>
          <table:table-cell table:style-name="ce2" office:value-type="date" office:date-value="2020-06-25T17:41:30" calcext:value-type="date">
            <text:p>17:41 25.06.20</text:p>
          </table:table-cell>
          <table:table-cell table:number-columns-repeated="2" office:value-type="float" office:value="1000" calcext:value-type="float">
            <text:p>1 0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67755" calcext:value-type="float">
            <text:p>8036775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17</text:p>
          </table:table-cell>
          <table:table-cell office:value-type="string" calcext:value-type="string">
            <text:p>Mittetulundusühing Tantsustuudio Cestants</text:p>
          </table:table-cell>
          <table:table-cell/>
          <table:table-cell table:style-name="ce2" office:value-type="date" office:date-value="2020-06-25T17:13:15" calcext:value-type="date">
            <text:p>17:13 25.06.20</text:p>
          </table:table-cell>
          <table:table-cell table:number-columns-repeated="2" office:value-type="float" office:value="8200" calcext:value-type="float">
            <text:p>8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98347" calcext:value-type="float">
            <text:p>8039834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16</text:p>
          </table:table-cell>
          <table:table-cell office:value-type="string" calcext:value-type="string">
            <text:p>Mittetulundusühing Rakvere Loovuskool</text:p>
          </table:table-cell>
          <table:table-cell/>
          <table:table-cell table:style-name="ce2" office:value-type="date" office:date-value="2020-06-25T16:56:42" calcext:value-type="date">
            <text:p>16:56 25.06.20</text:p>
          </table:table-cell>
          <table:table-cell table:number-columns-repeated="2" office:value-type="float" office:value="3600" calcext:value-type="float">
            <text:p>3 6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329843" calcext:value-type="float">
            <text:p>80329843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15</text:p>
          </table:table-cell>
          <table:table-cell office:value-type="string" calcext:value-type="string">
            <text:p>Nutigeen Ruudus MTÜ</text:p>
          </table:table-cell>
          <table:table-cell/>
          <table:table-cell table:style-name="ce2" office:value-type="date" office:date-value="2020-06-25T16:13:51" calcext:value-type="date">
            <text:p>16:13 25.06.20</text:p>
          </table:table-cell>
          <table:table-cell table:number-columns-repeated="2" office:value-type="float" office:value="2629" calcext:value-type="float">
            <text:p>2 629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418110" calcext:value-type="float">
            <text:p>80418110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14</text:p>
          </table:table-cell>
          <table:table-cell office:value-type="string" calcext:value-type="string">
            <text:p>Noorte Mereklubi</text:p>
          </table:table-cell>
          <table:table-cell/>
          <table:table-cell table:style-name="ce2" office:value-type="date" office:date-value="2020-06-25T14:04:47.000001" calcext:value-type="date">
            <text:p>14:04 25.06.20</text:p>
          </table:table-cell>
          <table:table-cell table:number-columns-repeated="2" office:value-type="float" office:value="2775" calcext:value-type="float">
            <text:p>2 775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67875" calcext:value-type="float">
            <text:p>80067875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13</text:p>
          </table:table-cell>
          <table:table-cell office:value-type="string" calcext:value-type="string">
            <text:p>Spordiklubi Newox</text:p>
          </table:table-cell>
          <table:table-cell/>
          <table:table-cell table:style-name="ce2" office:value-type="date" office:date-value="2020-06-25T13:25:08" calcext:value-type="date">
            <text:p>13:25 25.06.20</text:p>
          </table:table-cell>
          <table:table-cell table:number-columns-repeated="2" office:value-type="float" office:value="4200" calcext:value-type="float">
            <text:p>4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142004" calcext:value-type="float">
            <text:p>80142004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12</text:p>
          </table:table-cell>
          <table:table-cell office:value-type="string" calcext:value-type="string">
            <text:p>Spordiklubi Tapa</text:p>
          </table:table-cell>
          <table:table-cell/>
          <table:table-cell table:style-name="ce2" office:value-type="date" office:date-value="2020-06-25T10:24:58" calcext:value-type="date">
            <text:p>10:24 25.06.20</text:p>
          </table:table-cell>
          <table:table-cell table:number-columns-repeated="2" office:value-type="float" office:value="1200" calcext:value-type="float">
            <text:p>1 2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054837" calcext:value-type="float">
            <text:p>80054837</text:p>
          </table:table-cell>
        </table:table-row>
        <table:table-row table:style-name="ro1">
          <table:table-cell office:value-type="string" calcext:value-type="string">
            <text:p>Lühilaagrid ja lühimalevad</text:p>
          </table:table-cell>
          <table:table-cell office:value-type="string" calcext:value-type="string">
            <text:p>Haridus- ja Teadusministeerium</text:p>
          </table:table-cell>
          <table:table-cell office:value-type="string" calcext:value-type="string">
            <text:p>HTM/811</text:p>
          </table:table-cell>
          <table:table-cell office:value-type="string" calcext:value-type="string">
            <text:p>Sparta Akrobaatikaklubi</text:p>
          </table:table-cell>
          <table:table-cell/>
          <table:table-cell table:style-name="ce2" office:value-type="date" office:date-value="2020-06-25T10:12:35" calcext:value-type="date">
            <text:p>10:12 25.06.20</text:p>
          </table:table-cell>
          <table:table-cell table:number-columns-repeated="2" office:value-type="float" office:value="4800" calcext:value-type="float">
            <text:p>4 800,00</text:p>
          </table:table-cell>
          <table:table-cell office:value-type="string" calcext:value-type="string">
            <text:p>Otsus jõustunud</text:p>
          </table:table-cell>
          <table:table-cell table:number-columns-repeated="2"/>
          <table:table-cell office:value-type="float" office:value="80292011" calcext:value-type="float">
            <text:p>80292011</text:p>
          </table:table-cell>
        </table:table-row>
        <table:table-row table:style-name="ro1" table:number-rows-repeated="104654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'Leht 1'.A1:'Leht 1'.L203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t" fo:country="E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ehekül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.00.0000</text:date>, <text:time style:data-style-name="N2" text:time-value="23:00:40.885907659">00:00:00</text:time></text:p>
        </style:region-right>
      </style:header>
      <style:header-left style:display="false"/>
      <style:footer>
        <text:p>Lehekülg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1T21:54:51.710416569</meta:creation-date>
    <dc:date>2020-08-21T23:16:16.453635083</dc:date>
    <meta:editing-duration>PT15M40S</meta:editing-duration>
    <meta:editing-cycles>4</meta:editing-cycles>
    <meta:generator>LibreOffice/6.0.7.3$Linux_X86_64 LibreOffice_project/00m0$Build-3</meta:generator>
    <meta:document-statistic meta:table-count="1" meta:cell-count="18301" meta:object-count="0"/>
  </office:meta>
</office:document-meta>
</file>